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VBAProject/script-lb.xml" manifest:media-type="text/xml"/>
  <manifest:file-entry manifest:full-path="Basic/VBAProject/ThisWorkbook.xml" manifest:media-type="text/xml"/>
  <manifest:file-entry manifest:full-path="Basic/VBAProject/Sheet2.xml" manifest:media-type="text/xml"/>
  <manifest:file-entry manifest:full-path="Basic/VBAProject/Module1.xml" manifest:media-type="text/xml"/>
  <manifest:file-entry manifest:full-path="Basic/VBAProject/Sheet1.xml" manifest:media-type="text/xml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91pt"/>
    </style:style>
    <style:style style:name="co2" style:family="table-column">
      <style:table-column-properties fo:break-before="auto" style:column-width="37.56pt"/>
    </style:style>
    <style:style style:name="co3" style:family="table-column">
      <style:table-column-properties fo:break-before="auto" style:column-width="42.01pt"/>
    </style:style>
    <style:style style:name="co4" style:family="table-column">
      <style:table-column-properties fo:break-before="auto" style:column-width="59.75pt"/>
    </style:style>
    <style:style style:name="co5" style:family="table-column">
      <style:table-column-properties fo:break-before="auto" style:column-width="36.26pt"/>
    </style:style>
    <style:style style:name="co6" style:family="table-column">
      <style:table-column-properties fo:break-before="auto" style:column-width="36.91pt"/>
    </style:style>
    <style:style style:name="co7" style:family="table-column">
      <style:table-column-properties fo:break-before="auto" style:column-width="31.8pt"/>
    </style:style>
    <style:style style:name="co8" style:family="table-column">
      <style:table-column-properties fo:break-before="auto" style:column-width="15.25pt"/>
    </style:style>
    <style:style style:name="co9" style:family="table-column">
      <style:table-column-properties fo:break-before="auto" style:column-width="73.19pt"/>
    </style:style>
    <style:style style:name="co10" style:family="table-column">
      <style:table-column-properties fo:break-before="auto" style:column-width="66.81pt"/>
    </style:style>
    <style:style style:name="co11" style:family="table-column">
      <style:table-column-properties fo:break-before="auto" style:column-width="17.21pt"/>
    </style:style>
    <style:style style:name="co12" style:family="table-column">
      <style:table-column-properties fo:break-before="auto" style:column-width="54.74pt"/>
    </style:style>
    <style:style style:name="co13" style:family="table-column">
      <style:table-column-properties fo:break-before="auto" style:column-width="26.76pt"/>
    </style:style>
    <style:style style:name="co14" style:family="table-column">
      <style:table-column-properties fo:break-before="auto" style:column-width="29.25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59.19pt"/>
    </style:style>
    <style:style style:name="ro1" style:family="table-row">
      <style:table-row-properties style:row-height="14.5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EC">
      <style:table-properties table:display="true" style:writing-mode="lr-tb"/>
    </style:style>
    <style:style style:name="ta2" style:family="table" style:master-page-name="PageStyle_5f_Finite_20_Fied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" style:family="table-cell" style:parent-style-name="Default" style:data-style-name="N2">
      <style:table-cell-properties style:rotation-align="none"/>
    </style:style>
    <style:style style:name="ce3" style:family="table-cell" style:parent-style-name="Default">
      <style:table-cell-properties fo:border-bottom="none" fo:background-color="#ffff00" style:diagonal-bl-tr="none" style:diagonal-tl-br="none" fo:border-left="0.74pt solid #000000" fo:border-right="none" style:rotation-align="none" fo:border-top="0.74pt solid #000000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5" style:family="table-cell" style:parent-style-name="Default">
      <style:table-cell-properties fo:border-bottom="none" fo:background-color="#ff0000" style:diagonal-bl-tr="none" style:diagonal-tl-br="none" fo:border-left="0.74pt solid #000000" fo:border-right="none" style:rotation-align="none" fo:border-top="none"/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7" style:family="table-cell" style:parent-style-name="Default">
      <style:table-cell-properties fo:border-bottom="none" fo:background-color="#ffff00" style:diagonal-bl-tr="none" style:diagonal-tl-br="none" fo:border-left="none" fo:border-right="0.74pt solid #000000" style:rotation-align="none" fo:border-top="0.74pt solid #000000"/>
    </style:style>
    <style:style style:name="ce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9" style:family="table-cell" style:parent-style-name="Default">
      <style:table-cell-properties fo:border-bottom="none" fo:background-color="#ff0000" style:diagonal-bl-tr="none" style:diagonal-tl-br="none" fo:border-left="none" fo:border-right="0.74pt solid #000000" style:rotation-align="none" fo:border-top="none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1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1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13" style:family="table-cell" style:parent-style-name="Default">
      <style:table-cell-properties fo:border-bottom="none" fo:background-color="#ffff00" style:diagonal-bl-tr="none" style:diagonal-tl-br="none" fo:border-left="none" fo:border-right="none" style:rotation-align="none" fo:border-top="0.74pt solid #000000"/>
    </style:style>
    <style:style style:name="ce14" style:family="table-cell" style:parent-style-name="Default">
      <style:table-cell-properties style:diagonal-bl-tr="none" style:diagonal-tl-br="none" fo:border="none" style:rotation-align="none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4" table:number-columns-repeated="1004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/>
          <table:table-cell>
            <draw:frame table:end-cell-address="EC.M15" table:end-x="53.97pt" table:end-y="5.98pt" draw:z-index="0" draw:name="Chart 11" draw:style-name="gr1" draw:text-style-name="P1" svg:width="450.11pt" svg:height="199.87pt" svg:x="0pt" svg:y="0pt">
              <draw:object draw:notify-on-update-of-ranges="EC.A7:EC.A53 EC.B7:EC.B53 EC.A7:EC.A53 EC.C7:EC.C5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 office:value-type="string" calcext:value-type="string">
            <text:p>y^2 mod p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# Point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number-columns-repeated="11"/>
          <table:table-cell table:formula="of:=MOD([.P2]^3+a*[.P2]+b;prime)"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formula="of:=MOD_SQRT([.N2];prime)" office:value-type="float" office:value="3" calcext:value-type="float">
            <text:p>3</text:p>
          </table:table-cell>
          <table:table-cell/>
          <table:table-cell table:formula="of:=[.P2]" office:value-type="float" office:value="0" calcext:value-type="float">
            <text:p>0</text:p>
          </table:table-cell>
          <table:table-cell table:formula="of:=MOD(prime-[.Q2];prime)/[.Q2]*[.Q2]" office:value-type="float" office:value="260" calcext:value-type="float">
            <text:p>260</text:p>
          </table:table-cell>
          <table:table-cell/>
          <table:table-cell table:formula="of:=COUNT([.Q2:.Q264])+COUNT([.T2:.T264])+1" office:value-type="float" office:value="269" calcext:value-type="float">
            <text:p>269</text:p>
          </table:table-cell>
          <table:table-cell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rime</text:p>
          </table:table-cell>
          <table:table-cell office:value-type="float" office:value="263" calcext:value-type="float">
            <text:p>263</text:p>
          </table:table-cell>
          <table:table-cell table:number-columns-repeated="11"/>
          <table:table-cell table:formula="of:=MOD([.P3]^3+a*[.P3]+b;prime)" office:value-type="float" office:value="16" calcext:value-type="float">
            <text:p>16</text:p>
          </table:table-cell>
          <table:table-cell/>
          <table:table-cell table:formula="of:=IF([.P2]+1&lt;prime;[.P2]+1;NA())" office:value-type="float" office:value="1" calcext:value-type="float">
            <text:p>1</text:p>
          </table:table-cell>
          <table:table-cell table:formula="of:=MOD_SQRT([.N3];prime)" office:value-type="float" office:value="259" calcext:value-type="float">
            <text:p>259</text:p>
          </table:table-cell>
          <table:table-cell/>
          <table:table-cell table:formula="of:=[.P3]" office:value-type="float" office:value="1" calcext:value-type="float">
            <text:p>1</text:p>
          </table:table-cell>
          <table:table-cell table:formula="of:=MOD(prime-[.Q3];prime)/[.Q3]*[.Q3]" office:value-type="float" office:value="4" calcext:value-type="float">
            <text:p>4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4]^3+a*[.P4]+b;prime)" office:value-type="float" office:value="29" calcext:value-type="float">
            <text:p>29</text:p>
          </table:table-cell>
          <table:table-cell/>
          <table:table-cell table:formula="of:=IF([.P3]+1&lt;prime;[.P3]+1;NA())" office:value-type="float" office:value="2" calcext:value-type="float">
            <text:p>2</text:p>
          </table:table-cell>
          <table:table-cell table:formula="of:=MOD_SQRT([.N4];prime)" office:value-type="string" office:string-value="#VALUE!" calcext:value-type="string">
            <text:p>#VALUE!</text:p>
          </table:table-cell>
          <table:table-cell/>
          <table:table-cell table:formula="of:=[.P4]" office:value-type="float" office:value="2" calcext:value-type="float">
            <text:p>2</text:p>
          </table:table-cell>
          <table:table-cell table:formula="of:=MOD(prime-[.Q4];prime)/[.Q4]*[.Q4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office:value-type="float" office:value="0.1" calcext:value-type="float">
            <text:p>0.1</text:p>
          </table:table-cell>
          <table:table-cell table:number-columns-repeated="12"/>
          <table:table-cell table:formula="of:=MOD([.P5]^3+a*[.P5]+b;prime)" office:value-type="float" office:value="54" calcext:value-type="float">
            <text:p>54</text:p>
          </table:table-cell>
          <table:table-cell/>
          <table:table-cell table:formula="of:=IF([.P4]+1&lt;prime;[.P4]+1;NA())" office:value-type="float" office:value="3" calcext:value-type="float">
            <text:p>3</text:p>
          </table:table-cell>
          <table:table-cell table:formula="of:=MOD_SQRT([.N5];prime)" office:value-type="float" office:value="37" calcext:value-type="float">
            <text:p>37</text:p>
          </table:table-cell>
          <table:table-cell/>
          <table:table-cell table:formula="of:=[.P5]" office:value-type="float" office:value="3" calcext:value-type="float">
            <text:p>3</text:p>
          </table:table-cell>
          <table:table-cell table:formula="of:=MOD(prime-[.Q5];prime)/[.Q5]*[.Q5]" office:value-type="float" office:value="226" calcext:value-type="float">
            <text:p>226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-y</text:p>
          </table:table-cell>
          <table:table-cell table:number-columns-repeated="10"/>
          <table:table-cell table:formula="of:=MOD([.P6]^3+a*[.P6]+b;prime)" office:value-type="float" office:value="97" calcext:value-type="float">
            <text:p>97</text:p>
          </table:table-cell>
          <table:table-cell/>
          <table:table-cell table:formula="of:=IF([.P5]+1&lt;prime;[.P5]+1;NA())" office:value-type="float" office:value="4" calcext:value-type="float">
            <text:p>4</text:p>
          </table:table-cell>
          <table:table-cell table:formula="of:=MOD_SQRT([.N6];prime)" office:value-type="string" office:string-value="#VALUE!" calcext:value-type="string">
            <text:p>#VALUE!</text:p>
          </table:table-cell>
          <table:table-cell/>
          <table:table-cell table:formula="of:=[.P6]" office:value-type="float" office:value="4" calcext:value-type="float">
            <text:p>4</text:p>
          </table:table-cell>
          <table:table-cell table:formula="of:=MOD(prime-[.Q6];prime)/[.Q6]*[.Q6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style-name="ce2" office:value-type="float" office:value="-1.206958" calcext:value-type="float">
            <text:p>-1.21</text:p>
          </table:table-cell>
          <table:table-cell table:style-name="ce2" table:formula="of:=SQRT([.A7]*[.A7]*[.A7]+a*[.A7]+b)" office:value-type="float" office:value="0.00433746315623477" calcext:value-type="float">
            <text:p>0.00</text:p>
          </table:table-cell>
          <table:table-cell table:style-name="ce2" table:formula="of:=-[.B7]" office:value-type="float" office:value="-0.00433746315623477" calcext:value-type="float">
            <text:p>0.00</text:p>
          </table:table-cell>
          <table:table-cell table:number-columns-repeated="10"/>
          <table:table-cell table:formula="of:=MOD([.P7]^3+a*[.P7]+b;prime)" office:value-type="float" office:value="164" calcext:value-type="float">
            <text:p>164</text:p>
          </table:table-cell>
          <table:table-cell/>
          <table:table-cell table:formula="of:=IF([.P6]+1&lt;prime;[.P6]+1;NA())" office:value-type="float" office:value="5" calcext:value-type="float">
            <text:p>5</text:p>
          </table:table-cell>
          <table:table-cell table:formula="of:=MOD_SQRT([.N7];prime)" office:value-type="string" office:string-value="#VALUE!" calcext:value-type="string">
            <text:p>#VALUE!</text:p>
          </table:table-cell>
          <table:table-cell/>
          <table:table-cell table:formula="of:=[.P7]" office:value-type="float" office:value="5" calcext:value-type="float">
            <text:p>5</text:p>
          </table:table-cell>
          <table:table-cell table:formula="of:=MOD(prime-[.Q7];prime)/[.Q7]*[.Q7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style-name="ce2" table:formula="of:=[.A7]+[.$A$5]" office:value-type="float" office:value="-1.106958" calcext:value-type="float">
            <text:p>-1.11</text:p>
          </table:table-cell>
          <table:table-cell table:style-name="ce2" table:formula="of:=SQRT([.A8]*[.A8]*[.A8]+a*[.A8]+b)" office:value-type="float" office:value="1.00091675863472" calcext:value-type="float">
            <text:p>1.00</text:p>
          </table:table-cell>
          <table:table-cell table:style-name="ce2" table:formula="of:=-[.B8]" office:value-type="float" office:value="-1.00091675863472" calcext:value-type="float">
            <text:p>-1.00</text:p>
          </table:table-cell>
          <table:table-cell table:number-columns-repeated="10"/>
          <table:table-cell table:formula="of:=MOD([.P8]^3+a*[.P8]+b;prime)" office:value-type="float" office:value="261" calcext:value-type="float">
            <text:p>261</text:p>
          </table:table-cell>
          <table:table-cell/>
          <table:table-cell table:formula="of:=IF([.P7]+1&lt;prime;[.P7]+1;NA())" office:value-type="float" office:value="6" calcext:value-type="float">
            <text:p>6</text:p>
          </table:table-cell>
          <table:table-cell table:formula="of:=MOD_SQRT([.N8];prime)" office:value-type="string" office:string-value="#VALUE!" calcext:value-type="string">
            <text:p>#VALUE!</text:p>
          </table:table-cell>
          <table:table-cell/>
          <table:table-cell table:formula="of:=[.P8]" office:value-type="float" office:value="6" calcext:value-type="float">
            <text:p>6</text:p>
          </table:table-cell>
          <table:table-cell table:formula="of:=MOD(prime-[.Q8];prime)/[.Q8]*[.Q8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style-name="ce2" table:formula="of:=[.A8]+[.$A$5]" office:value-type="float" office:value="-1.006958" calcext:value-type="float">
            <text:p>-1.01</text:p>
          </table:table-cell>
          <table:table-cell table:style-name="ce2" table:formula="of:=SQRT([.A9]*[.A9]*[.A9]+a*[.A9]+b)" office:value-type="float" office:value="1.39184497047805" calcext:value-type="float">
            <text:p>1.39</text:p>
          </table:table-cell>
          <table:table-cell table:style-name="ce2" table:formula="of:=-[.B9]" office:value-type="float" office:value="-1.39184497047805" calcext:value-type="float">
            <text:p>-1.39</text:p>
          </table:table-cell>
          <table:table-cell table:number-columns-repeated="10"/>
          <table:table-cell table:formula="of:=MOD([.P9]^3+a*[.P9]+b;prime)" office:value-type="float" office:value="131" calcext:value-type="float">
            <text:p>131</text:p>
          </table:table-cell>
          <table:table-cell/>
          <table:table-cell table:formula="of:=IF([.P8]+1&lt;prime;[.P8]+1;NA())" office:value-type="float" office:value="7" calcext:value-type="float">
            <text:p>7</text:p>
          </table:table-cell>
          <table:table-cell table:formula="of:=MOD_SQRT([.N9];prime)" office:value-type="string" office:string-value="#VALUE!" calcext:value-type="string">
            <text:p>#VALUE!</text:p>
          </table:table-cell>
          <table:table-cell/>
          <table:table-cell table:formula="of:=[.P9]" office:value-type="float" office:value="7" calcext:value-type="float">
            <text:p>7</text:p>
          </table:table-cell>
          <table:table-cell table:formula="of:=MOD(prime-[.Q9];prime)/[.Q9]*[.Q9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style-name="ce2" table:formula="of:=[.A9]+[.$A$5]" office:value-type="float" office:value="-0.906958" calcext:value-type="float">
            <text:p>-0.91</text:p>
          </table:table-cell>
          <table:table-cell table:style-name="ce2" table:formula="of:=SQRT([.A10]*[.A10]*[.A10]+a*[.A10]+b)" office:value-type="float" office:value="1.67696541585515" calcext:value-type="float">
            <text:p>1.68</text:p>
          </table:table-cell>
          <table:table-cell table:style-name="ce2" table:formula="of:=-[.B10]" office:value-type="float" office:value="-1.67696541585515" calcext:value-type="float">
            <text:p>-1.68</text:p>
          </table:table-cell>
          <table:table-cell table:number-columns-repeated="10"/>
          <table:table-cell table:formula="of:=MOD([.P10]^3+a*[.P10]+b;prime)" office:value-type="float" office:value="43" calcext:value-type="float">
            <text:p>43</text:p>
          </table:table-cell>
          <table:table-cell/>
          <table:table-cell table:formula="of:=IF([.P9]+1&lt;prime;[.P9]+1;NA())" office:value-type="float" office:value="8" calcext:value-type="float">
            <text:p>8</text:p>
          </table:table-cell>
          <table:table-cell table:formula="of:=MOD_SQRT([.N10];prime)" office:value-type="float" office:value="147" calcext:value-type="float">
            <text:p>147</text:p>
          </table:table-cell>
          <table:table-cell/>
          <table:table-cell table:formula="of:=[.P10]" office:value-type="float" office:value="8" calcext:value-type="float">
            <text:p>8</text:p>
          </table:table-cell>
          <table:table-cell table:formula="of:=MOD(prime-[.Q10];prime)/[.Q10]*[.Q10]" office:value-type="float" office:value="116" calcext:value-type="float">
            <text:p>116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style-name="ce2" table:formula="of:=[.A10]+[.$A$5]" office:value-type="float" office:value="-0.806958" calcext:value-type="float">
            <text:p>-0.81</text:p>
          </table:table-cell>
          <table:table-cell table:style-name="ce2" table:formula="of:=SQRT([.A11]*[.A11]*[.A11]+a*[.A11]+b)" office:value-type="float" office:value="1.90598428904947" calcext:value-type="float">
            <text:p>1.91</text:p>
          </table:table-cell>
          <table:table-cell table:style-name="ce2" table:formula="of:=-[.B11]" office:value-type="float" office:value="-1.90598428904947" calcext:value-type="float">
            <text:p>-1.91</text:p>
          </table:table-cell>
          <table:table-cell table:number-columns-repeated="10"/>
          <table:table-cell table:formula="of:=MOD([.P11]^3+a*[.P11]+b;prime)" office:value-type="float" office:value="3" calcext:value-type="float">
            <text:p>3</text:p>
          </table:table-cell>
          <table:table-cell/>
          <table:table-cell table:formula="of:=IF([.P10]+1&lt;prime;[.P10]+1;NA())" office:value-type="float" office:value="9" calcext:value-type="float">
            <text:p>9</text:p>
          </table:table-cell>
          <table:table-cell table:formula="of:=MOD_SQRT([.N11];prime)" office:value-type="float" office:value="23" calcext:value-type="float">
            <text:p>23</text:p>
          </table:table-cell>
          <table:table-cell/>
          <table:table-cell table:formula="of:=[.P11]" office:value-type="float" office:value="9" calcext:value-type="float">
            <text:p>9</text:p>
          </table:table-cell>
          <table:table-cell table:formula="of:=MOD(prime-[.Q11];prime)/[.Q11]*[.Q11]" office:value-type="float" office:value="240" calcext:value-type="float">
            <text:p>240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style-name="ce2" table:formula="of:=[.A11]+[.$A$5]" office:value-type="float" office:value="-0.706958" calcext:value-type="float">
            <text:p>-0.71</text:p>
          </table:table-cell>
          <table:table-cell table:style-name="ce2" table:formula="of:=SQRT([.A12]*[.A12]*[.A12]+a*[.A12]+b)" office:value-type="float" office:value="2.09879054081931" calcext:value-type="float">
            <text:p>2.10</text:p>
          </table:table-cell>
          <table:table-cell table:style-name="ce2" table:formula="of:=-[.B12]" office:value-type="float" office:value="-2.09879054081931" calcext:value-type="float">
            <text:p>-2.10</text:p>
          </table:table-cell>
          <table:table-cell table:number-columns-repeated="10"/>
          <table:table-cell table:formula="of:=MOD([.P12]^3+a*[.P12]+b;prime)" office:value-type="float" office:value="17" calcext:value-type="float">
            <text:p>17</text:p>
          </table:table-cell>
          <table:table-cell/>
          <table:table-cell table:formula="of:=IF([.P11]+1&lt;prime;[.P11]+1;NA())" office:value-type="float" office:value="10" calcext:value-type="float">
            <text:p>10</text:p>
          </table:table-cell>
          <table:table-cell table:formula="of:=MOD_SQRT([.N12];prime)" office:value-type="float" office:value="65" calcext:value-type="float">
            <text:p>65</text:p>
          </table:table-cell>
          <table:table-cell/>
          <table:table-cell table:formula="of:=[.P12]" office:value-type="float" office:value="10" calcext:value-type="float">
            <text:p>10</text:p>
          </table:table-cell>
          <table:table-cell table:formula="of:=MOD(prime-[.Q12];prime)/[.Q12]*[.Q12]" office:value-type="float" office:value="198" calcext:value-type="float">
            <text:p>198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style-name="ce2" table:formula="of:=[.A12]+[.$A$5]" office:value-type="float" office:value="-0.606958" calcext:value-type="float">
            <text:p>-0.61</text:p>
          </table:table-cell>
          <table:table-cell table:style-name="ce2" table:formula="of:=SQRT([.A13]*[.A13]*[.A13]+a*[.A13]+b)" office:value-type="float" office:value="2.26597658380704" calcext:value-type="float">
            <text:p>2.27</text:p>
          </table:table-cell>
          <table:table-cell table:style-name="ce2" table:formula="of:=-[.B13]" office:value-type="float" office:value="-2.26597658380704" calcext:value-type="float">
            <text:p>-2.27</text:p>
          </table:table-cell>
          <table:table-cell table:number-columns-repeated="10"/>
          <table:table-cell table:formula="of:=MOD([.P13]^3+a*[.P13]+b;prime)" office:value-type="float" office:value="91" calcext:value-type="float">
            <text:p>91</text:p>
          </table:table-cell>
          <table:table-cell/>
          <table:table-cell table:formula="of:=IF([.P12]+1&lt;prime;[.P12]+1;NA())" office:value-type="float" office:value="11" calcext:value-type="float">
            <text:p>11</text:p>
          </table:table-cell>
          <table:table-cell table:formula="of:=MOD_SQRT([.N13];prime)" office:value-type="string" office:string-value="#VALUE!" calcext:value-type="string">
            <text:p>#VALUE!</text:p>
          </table:table-cell>
          <table:table-cell/>
          <table:table-cell table:formula="of:=[.P13]" office:value-type="float" office:value="11" calcext:value-type="float">
            <text:p>11</text:p>
          </table:table-cell>
          <table:table-cell table:formula="of:=MOD(prime-[.Q13];prime)/[.Q13]*[.Q13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style-name="ce2" table:formula="of:=[.A13]+[.$A$5]" office:value-type="float" office:value="-0.506958" calcext:value-type="float">
            <text:p>-0.51</text:p>
          </table:table-cell>
          <table:table-cell table:style-name="ce2" table:formula="of:=SQRT([.A14]*[.A14]*[.A14]+a*[.A14]+b)" office:value-type="float" office:value="2.41411692809007" calcext:value-type="float">
            <text:p>2.41</text:p>
          </table:table-cell>
          <table:table-cell table:style-name="ce2" table:formula="of:=-[.B14]" office:value-type="float" office:value="-2.41411692809007" calcext:value-type="float">
            <text:p>-2.41</text:p>
          </table:table-cell>
          <table:table-cell table:number-columns-repeated="10"/>
          <table:table-cell table:formula="of:=MOD([.P14]^3+a*[.P14]+b;prime)" office:value-type="float" office:value="231" calcext:value-type="float">
            <text:p>231</text:p>
          </table:table-cell>
          <table:table-cell/>
          <table:table-cell table:formula="of:=IF([.P13]+1&lt;prime;[.P13]+1;NA())" office:value-type="float" office:value="12" calcext:value-type="float">
            <text:p>12</text:p>
          </table:table-cell>
          <table:table-cell table:formula="of:=MOD_SQRT([.N14];prime)" office:value-type="string" office:string-value="#VALUE!" calcext:value-type="string">
            <text:p>#VALUE!</text:p>
          </table:table-cell>
          <table:table-cell/>
          <table:table-cell table:formula="of:=[.P14]" office:value-type="float" office:value="12" calcext:value-type="float">
            <text:p>12</text:p>
          </table:table-cell>
          <table:table-cell table:formula="of:=MOD(prime-[.Q14];prime)/[.Q14]*[.Q14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style-name="ce2" table:formula="of:=[.A14]+[.$A$5]" office:value-type="float" office:value="-0.406958" calcext:value-type="float">
            <text:p>-0.41</text:p>
          </table:table-cell>
          <table:table-cell table:style-name="ce2" table:formula="of:=SQRT([.A15]*[.A15]*[.A15]+a*[.A15]+b)" office:value-type="float" office:value="2.54771539356739" calcext:value-type="float">
            <text:p>2.55</text:p>
          </table:table-cell>
          <table:table-cell table:style-name="ce2" table:formula="of:=-[.B15]" office:value-type="float" office:value="-2.54771539356739" calcext:value-type="float">
            <text:p>-2.55</text:p>
          </table:table-cell>
          <table:table-cell table:number-columns-repeated="10"/>
          <table:table-cell table:formula="of:=MOD([.P15]^3+a*[.P15]+b;prime)" office:value-type="float" office:value="180" calcext:value-type="float">
            <text:p>180</text:p>
          </table:table-cell>
          <table:table-cell/>
          <table:table-cell table:formula="of:=IF([.P14]+1&lt;prime;[.P14]+1;NA())" office:value-type="float" office:value="13" calcext:value-type="float">
            <text:p>13</text:p>
          </table:table-cell>
          <table:table-cell table:formula="of:=MOD_SQRT([.N15];prime)" office:value-type="string" office:string-value="#VALUE!" calcext:value-type="string">
            <text:p>#VALUE!</text:p>
          </table:table-cell>
          <table:table-cell/>
          <table:table-cell table:formula="of:=[.P15]" office:value-type="float" office:value="13" calcext:value-type="float">
            <text:p>13</text:p>
          </table:table-cell>
          <table:table-cell table:formula="of:=MOD(prime-[.Q15];prime)/[.Q15]*[.Q15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style-name="ce2" table:formula="of:=[.A15]+[.$A$5]" office:value-type="float" office:value="-0.306958" calcext:value-type="float">
            <text:p>-0.31</text:p>
          </table:table-cell>
          <table:table-cell table:style-name="ce2" table:formula="of:=SQRT([.A16]*[.A16]*[.A16]+a*[.A16]+b)" office:value-type="float" office:value="2.67008041653232" calcext:value-type="float">
            <text:p>2.67</text:p>
          </table:table-cell>
          <table:table-cell table:style-name="ce2" table:formula="of:=-[.B16]" office:value-type="float" office:value="-2.67008041653232" calcext:value-type="float">
            <text:p>-2.67</text:p>
          </table:table-cell>
          <table:table-cell>
            <draw:frame table:end-cell-address="EC.M30" table:end-x="50.23pt" table:end-y="5.98pt" draw:z-index="1" draw:name="Chart 13" draw:style-name="gr1" draw:text-style-name="P1" svg:width="446.37pt" svg:height="199.16pt" svg:x="0pt" svg:y="0.03pt">
              <draw:object draw:notify-on-update-of-ranges="EC.P2:EC.P264 EC.Q2:EC.Q264 EC.S2:EC.S264 EC.T2:EC.T264 EC.S2:EC.S264 EC.X2:EC.X26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  <table:table-cell table:formula="of:=MOD([.P16]^3+a*[.P16]+b;prime)" office:value-type="float" office:value="207" calcext:value-type="float">
            <text:p>207</text:p>
          </table:table-cell>
          <table:table-cell/>
          <table:table-cell table:formula="of:=IF([.P15]+1&lt;prime;[.P15]+1;NA())" office:value-type="float" office:value="14" calcext:value-type="float">
            <text:p>14</text:p>
          </table:table-cell>
          <table:table-cell table:formula="of:=MOD_SQRT([.N16];prime)" office:value-type="float" office:value="101" calcext:value-type="float">
            <text:p>101</text:p>
          </table:table-cell>
          <table:table-cell/>
          <table:table-cell table:formula="of:=[.P16]" office:value-type="float" office:value="14" calcext:value-type="float">
            <text:p>14</text:p>
          </table:table-cell>
          <table:table-cell table:formula="of:=MOD(prime-[.Q16];prime)/[.Q16]*[.Q16]" office:value-type="float" office:value="162" calcext:value-type="float">
            <text:p>162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style-name="ce2" table:formula="of:=[.A16]+[.$A$5]" office:value-type="float" office:value="-0.206958" calcext:value-type="float">
            <text:p>-0.21</text:p>
          </table:table-cell>
          <table:table-cell table:style-name="ce2" table:formula="of:=SQRT([.A17]*[.A17]*[.A17]+a*[.A17]+b)" office:value-type="float" office:value="2.78377219881201" calcext:value-type="float">
            <text:p>2.78</text:p>
          </table:table-cell>
          <table:table-cell table:style-name="ce2" table:formula="of:=-[.B17]" office:value-type="float" office:value="-2.78377219881201" calcext:value-type="float">
            <text:p>-2.78</text:p>
          </table:table-cell>
          <table:table-cell table:number-columns-repeated="10"/>
          <table:table-cell table:formula="of:=MOD([.P17]^3+a*[.P17]+b;prime)" office:value-type="float" office:value="55" calcext:value-type="float">
            <text:p>55</text:p>
          </table:table-cell>
          <table:table-cell/>
          <table:table-cell table:formula="of:=IF([.P16]+1&lt;prime;[.P16]+1;NA())" office:value-type="float" office:value="15" calcext:value-type="float">
            <text:p>15</text:p>
          </table:table-cell>
          <table:table-cell table:formula="of:=MOD_SQRT([.N17];prime)" office:value-type="string" office:string-value="#VALUE!" calcext:value-type="string">
            <text:p>#VALUE!</text:p>
          </table:table-cell>
          <table:table-cell/>
          <table:table-cell table:formula="of:=[.P17]" office:value-type="float" office:value="15" calcext:value-type="float">
            <text:p>15</text:p>
          </table:table-cell>
          <table:table-cell table:formula="of:=MOD(prime-[.Q17];prime)/[.Q17]*[.Q17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style-name="ce2" table:formula="of:=[.A17]+[.$A$5]" office:value-type="float" office:value="-0.106958" calcext:value-type="float">
            <text:p>-0.11</text:p>
          </table:table-cell>
          <table:table-cell table:style-name="ce2" table:formula="of:=SQRT([.A18]*[.A18]*[.A18]+a*[.A18]+b)" office:value-type="float" office:value="2.89085253844049" calcext:value-type="float">
            <text:p>2.89</text:p>
          </table:table-cell>
          <table:table-cell table:style-name="ce2" table:formula="of:=-[.B18]" office:value-type="float" office:value="-2.89085253844049" calcext:value-type="float">
            <text:p>-2.89</text:p>
          </table:table-cell>
          <table:table-cell table:number-columns-repeated="10"/>
          <table:table-cell table:formula="of:=MOD([.P18]^3+a*[.P18]+b;prime)" office:value-type="float" office:value="256" calcext:value-type="float">
            <text:p>256</text:p>
          </table:table-cell>
          <table:table-cell/>
          <table:table-cell table:formula="of:=IF([.P17]+1&lt;prime;[.P17]+1;NA())" office:value-type="float" office:value="16" calcext:value-type="float">
            <text:p>16</text:p>
          </table:table-cell>
          <table:table-cell table:formula="of:=MOD_SQRT([.N18];prime)" office:value-type="float" office:value="247" calcext:value-type="float">
            <text:p>247</text:p>
          </table:table-cell>
          <table:table-cell/>
          <table:table-cell table:formula="of:=[.P18]" office:value-type="float" office:value="16" calcext:value-type="float">
            <text:p>16</text:p>
          </table:table-cell>
          <table:table-cell table:formula="of:=MOD(prime-[.Q18];prime)/[.Q18]*[.Q18]" office:value-type="float" office:value="16" calcext:value-type="float">
            <text:p>16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style-name="ce2" table:formula="of:=[.A18]+[.$A$5]" office:value-type="float" office:value="-0.00695799999999994" calcext:value-type="float">
            <text:p>-0.01</text:p>
          </table:table-cell>
          <table:table-cell table:style-name="ce2" table:formula="of:=SQRT([.A19]*[.A19]*[.A19]+a*[.A19]+b)" office:value-type="float" office:value="2.99303385599579" calcext:value-type="float">
            <text:p>2.99</text:p>
          </table:table-cell>
          <table:table-cell table:style-name="ce2" table:formula="of:=-[.B19]" office:value-type="float" office:value="-2.99303385599579" calcext:value-type="float">
            <text:p>-2.99</text:p>
          </table:table-cell>
          <table:table-cell table:number-columns-repeated="10"/>
          <table:table-cell table:formula="of:=MOD([.P19]^3+a*[.P19]+b;prime)" office:value-type="float" office:value="27" calcext:value-type="float">
            <text:p>27</text:p>
          </table:table-cell>
          <table:table-cell/>
          <table:table-cell table:formula="of:=IF([.P18]+1&lt;prime;[.P18]+1;NA())" office:value-type="float" office:value="17" calcext:value-type="float">
            <text:p>17</text:p>
          </table:table-cell>
          <table:table-cell table:formula="of:=MOD_SQRT([.N19];prime)" office:value-type="float" office:value="69" calcext:value-type="float">
            <text:p>69</text:p>
          </table:table-cell>
          <table:table-cell/>
          <table:table-cell table:formula="of:=[.P19]" office:value-type="float" office:value="17" calcext:value-type="float">
            <text:p>17</text:p>
          </table:table-cell>
          <table:table-cell table:formula="of:=MOD(prime-[.Q19];prime)/[.Q19]*[.Q19]" office:value-type="float" office:value="194" calcext:value-type="float">
            <text:p>194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style-name="ce2" table:formula="of:=[.A19]+[.$A$5]" office:value-type="float" office:value="0.0930420000000001" calcext:value-type="float">
            <text:p>0.09</text:p>
          </table:table-cell>
          <table:table-cell table:style-name="ce2" table:formula="of:=SQRT([.A20]*[.A20]*[.A20]+a*[.A20]+b)" office:value-type="float" office:value="3.09177254132095" calcext:value-type="float">
            <text:p>3.09</text:p>
          </table:table-cell>
          <table:table-cell table:style-name="ce2" table:formula="of:=-[.B20]" office:value-type="float" office:value="-3.09177254132095" calcext:value-type="float">
            <text:p>-3.09</text:p>
          </table:table-cell>
          <table:table-cell table:number-columns-repeated="10"/>
          <table:table-cell table:formula="of:=MOD([.P20]^3+a*[.P20]+b;prime)" office:value-type="float" office:value="163" calcext:value-type="float">
            <text:p>163</text:p>
          </table:table-cell>
          <table:table-cell/>
          <table:table-cell table:formula="of:=IF([.P19]+1&lt;prime;[.P19]+1;NA())" office:value-type="float" office:value="18" calcext:value-type="float">
            <text:p>18</text:p>
          </table:table-cell>
          <table:table-cell table:formula="of:=MOD_SQRT([.N20];prime)" office:value-type="string" office:string-value="#VALUE!" calcext:value-type="string">
            <text:p>#VALUE!</text:p>
          </table:table-cell>
          <table:table-cell/>
          <table:table-cell table:formula="of:=[.P20]" office:value-type="float" office:value="18" calcext:value-type="float">
            <text:p>18</text:p>
          </table:table-cell>
          <table:table-cell table:formula="of:=MOD(prime-[.Q20];prime)/[.Q20]*[.Q20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style-name="ce2" table:formula="of:=[.A20]+[.$A$5]" office:value-type="float" office:value="0.193042" calcext:value-type="float">
            <text:p>0.19</text:p>
          </table:table-cell>
          <table:table-cell table:style-name="ce2" table:formula="of:=SQRT([.A21]*[.A21]*[.A21]+a*[.A21]+b)" office:value-type="float" office:value="3.18832961774586" calcext:value-type="float">
            <text:p>3.19</text:p>
          </table:table-cell>
          <table:table-cell table:style-name="ce2" table:formula="of:=-[.B21]" office:value-type="float" office:value="-3.18832961774586" calcext:value-type="float">
            <text:p>-3.19</text:p>
          </table:table-cell>
          <table:table-cell table:number-columns-repeated="10"/>
          <table:table-cell table:formula="of:=MOD([.P21]^3+a*[.P21]+b;prime)" office:value-type="float" office:value="144" calcext:value-type="float">
            <text:p>144</text:p>
          </table:table-cell>
          <table:table-cell/>
          <table:table-cell table:formula="of:=IF([.P20]+1&lt;prime;[.P20]+1;NA())" office:value-type="float" office:value="19" calcext:value-type="float">
            <text:p>19</text:p>
          </table:table-cell>
          <table:table-cell table:formula="of:=MOD_SQRT([.N21];prime)" office:value-type="float" office:value="251" calcext:value-type="float">
            <text:p>251</text:p>
          </table:table-cell>
          <table:table-cell/>
          <table:table-cell table:formula="of:=[.P21]" office:value-type="float" office:value="19" calcext:value-type="float">
            <text:p>19</text:p>
          </table:table-cell>
          <table:table-cell table:formula="of:=MOD(prime-[.Q21];prime)/[.Q21]*[.Q21]" office:value-type="float" office:value="12" calcext:value-type="float">
            <text:p>12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style-name="ce2" table:formula="of:=[.A21]+[.$A$5]" office:value-type="float" office:value="0.293042" calcext:value-type="float">
            <text:p>0.29</text:p>
          </table:table-cell>
          <table:table-cell table:style-name="ce2" table:formula="of:=SQRT([.A22]*[.A22]*[.A22]+a*[.A22]+b)" office:value-type="float" office:value="3.28381128805" calcext:value-type="float">
            <text:p>3.28</text:p>
          </table:table-cell>
          <table:table-cell table:style-name="ce2" table:formula="of:=-[.B22]" office:value-type="float" office:value="-3.28381128805" calcext:value-type="float">
            <text:p>-3.28</text:p>
          </table:table-cell>
          <table:table-cell table:number-columns-repeated="10"/>
          <table:table-cell table:formula="of:=MOD([.P22]^3+a*[.P22]+b;prime)" office:value-type="float" office:value="239" calcext:value-type="float">
            <text:p>239</text:p>
          </table:table-cell>
          <table:table-cell/>
          <table:table-cell table:formula="of:=IF([.P21]+1&lt;prime;[.P21]+1;NA())" office:value-type="float" office:value="20" calcext:value-type="float">
            <text:p>20</text:p>
          </table:table-cell>
          <table:table-cell table:formula="of:=MOD_SQRT([.N22];prime)" office:value-type="string" office:string-value="#VALUE!" calcext:value-type="string">
            <text:p>#VALUE!</text:p>
          </table:table-cell>
          <table:table-cell/>
          <table:table-cell table:formula="of:=[.P22]" office:value-type="float" office:value="20" calcext:value-type="float">
            <text:p>20</text:p>
          </table:table-cell>
          <table:table-cell table:formula="of:=MOD(prime-[.Q22];prime)/[.Q22]*[.Q22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style-name="ce2" table:formula="of:=[.A22]+[.$A$5]" office:value-type="float" office:value="0.393042" calcext:value-type="float">
            <text:p>0.39</text:p>
          </table:table-cell>
          <table:table-cell table:style-name="ce2" table:formula="of:=SQRT([.A23]*[.A23]*[.A23]+a*[.A23]+b)" office:value-type="float" office:value="3.37919663820468" calcext:value-type="float">
            <text:p>3.38</text:p>
          </table:table-cell>
          <table:table-cell table:style-name="ce2" table:formula="of:=-[.B23]" office:value-type="float" office:value="-3.37919663820468" calcext:value-type="float">
            <text:p>-3.38</text:p>
          </table:table-cell>
          <table:table-cell table:number-columns-repeated="10"/>
          <table:table-cell table:formula="of:=MOD([.P23]^3+a*[.P23]+b;prime)" office:value-type="float" office:value="191" calcext:value-type="float">
            <text:p>191</text:p>
          </table:table-cell>
          <table:table-cell/>
          <table:table-cell table:formula="of:=IF([.P22]+1&lt;prime;[.P22]+1;NA())" office:value-type="float" office:value="21" calcext:value-type="float">
            <text:p>21</text:p>
          </table:table-cell>
          <table:table-cell table:formula="of:=MOD_SQRT([.N23];prime)" office:value-type="string" office:string-value="#VALUE!" calcext:value-type="string">
            <text:p>#VALUE!</text:p>
          </table:table-cell>
          <table:table-cell/>
          <table:table-cell table:formula="of:=[.P23]" office:value-type="float" office:value="21" calcext:value-type="float">
            <text:p>21</text:p>
          </table:table-cell>
          <table:table-cell table:formula="of:=MOD(prime-[.Q23];prime)/[.Q23]*[.Q23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style-name="ce2" table:formula="of:=[.A23]+[.$A$5]" office:value-type="float" office:value="0.493042" calcext:value-type="float">
            <text:p>0.49</text:p>
          </table:table-cell>
          <table:table-cell table:style-name="ce2" table:formula="of:=SQRT([.A24]*[.A24]*[.A24]+a*[.A24]+b)" office:value-type="float" office:value="3.47535692897622" calcext:value-type="float">
            <text:p>3.48</text:p>
          </table:table-cell>
          <table:table-cell table:style-name="ce2" table:formula="of:=-[.B24]" office:value-type="float" office:value="-3.47535692897622" calcext:value-type="float">
            <text:p>-3.48</text:p>
          </table:table-cell>
          <table:table-cell table:number-columns-repeated="10"/>
          <table:table-cell table:formula="of:=MOD([.P24]^3+a*[.P24]+b;prime)" office:value-type="float" office:value="6" calcext:value-type="float">
            <text:p>6</text:p>
          </table:table-cell>
          <table:table-cell/>
          <table:table-cell table:formula="of:=IF([.P23]+1&lt;prime;[.P23]+1;NA())" office:value-type="float" office:value="22" calcext:value-type="float">
            <text:p>22</text:p>
          </table:table-cell>
          <table:table-cell table:formula="of:=MOD_SQRT([.N24];prime)" office:value-type="float" office:value="163" calcext:value-type="float">
            <text:p>163</text:p>
          </table:table-cell>
          <table:table-cell/>
          <table:table-cell table:formula="of:=[.P24]" office:value-type="float" office:value="22" calcext:value-type="float">
            <text:p>22</text:p>
          </table:table-cell>
          <table:table-cell table:formula="of:=MOD(prime-[.Q24];prime)/[.Q24]*[.Q24]" office:value-type="float" office:value="100" calcext:value-type="float">
            <text:p>100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style-name="ce2" table:formula="of:=[.A24]+[.$A$5]" office:value-type="float" office:value="0.593042" calcext:value-type="float">
            <text:p>0.59</text:p>
          </table:table-cell>
          <table:table-cell table:style-name="ce2" table:formula="of:=SQRT([.A25]*[.A25]*[.A25]+a*[.A25]+b)" office:value-type="float" office:value="3.57306929234688" calcext:value-type="float">
            <text:p>3.57</text:p>
          </table:table-cell>
          <table:table-cell table:style-name="ce2" table:formula="of:=-[.B25]" office:value-type="float" office:value="-3.57306929234688" calcext:value-type="float">
            <text:p>-3.57</text:p>
          </table:table-cell>
          <table:table-cell table:number-columns-repeated="10"/>
          <table:table-cell table:formula="of:=MOD([.P25]^3+a*[.P25]+b;prime)" office:value-type="float" office:value="216" calcext:value-type="float">
            <text:p>216</text:p>
          </table:table-cell>
          <table:table-cell/>
          <table:table-cell table:formula="of:=IF([.P24]+1&lt;prime;[.P24]+1;NA())" office:value-type="float" office:value="23" calcext:value-type="float">
            <text:p>23</text:p>
          </table:table-cell>
          <table:table-cell table:formula="of:=MOD_SQRT([.N25];prime)" office:value-type="float" office:value="189" calcext:value-type="float">
            <text:p>189</text:p>
          </table:table-cell>
          <table:table-cell/>
          <table:table-cell table:formula="of:=[.P25]" office:value-type="float" office:value="23" calcext:value-type="float">
            <text:p>23</text:p>
          </table:table-cell>
          <table:table-cell table:formula="of:=MOD(prime-[.Q25];prime)/[.Q25]*[.Q25]" office:value-type="float" office:value="74" calcext:value-type="float">
            <text:p>74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style-name="ce2" table:formula="of:=[.A25]+[.$A$5]" office:value-type="float" office:value="0.693042" calcext:value-type="float">
            <text:p>0.69</text:p>
          </table:table-cell>
          <table:table-cell table:style-name="ce2" table:formula="of:=SQRT([.A26]*[.A26]*[.A26]+a*[.A26]+b)" office:value-type="float" office:value="3.67302669089695" calcext:value-type="float">
            <text:p>3.67</text:p>
          </table:table-cell>
          <table:table-cell table:style-name="ce2" table:formula="of:=-[.B26]" office:value-type="float" office:value="-3.67302669089695" calcext:value-type="float">
            <text:p>-3.67</text:p>
          </table:table-cell>
          <table:table-cell table:number-columns-repeated="10"/>
          <table:table-cell table:formula="of:=MOD([.P26]^3+a*[.P26]+b;prime)" office:value-type="float" office:value="38" calcext:value-type="float">
            <text:p>38</text:p>
          </table:table-cell>
          <table:table-cell/>
          <table:table-cell table:formula="of:=IF([.P25]+1&lt;prime;[.P25]+1;NA())" office:value-type="float" office:value="24" calcext:value-type="float">
            <text:p>24</text:p>
          </table:table-cell>
          <table:table-cell table:formula="of:=MOD_SQRT([.N26];prime)" office:value-type="string" office:string-value="#VALUE!" calcext:value-type="string">
            <text:p>#VALUE!</text:p>
          </table:table-cell>
          <table:table-cell/>
          <table:table-cell table:formula="of:=[.P26]" office:value-type="float" office:value="24" calcext:value-type="float">
            <text:p>24</text:p>
          </table:table-cell>
          <table:table-cell table:formula="of:=MOD(prime-[.Q26];prime)/[.Q26]*[.Q26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style-name="ce2" table:formula="of:=[.A26]+[.$A$5]" office:value-type="float" office:value="0.793042" calcext:value-type="float">
            <text:p>0.79</text:p>
          </table:table-cell>
          <table:table-cell table:style-name="ce2" table:formula="of:=SQRT([.A27]*[.A27]*[.A27]+a*[.A27]+b)" office:value-type="float" office:value="3.77584540151879" calcext:value-type="float">
            <text:p>3.78</text:p>
          </table:table-cell>
          <table:table-cell table:style-name="ce2" table:formula="of:=-[.B27]" office:value-type="float" office:value="-3.77584540151879" calcext:value-type="float">
            <text:p>-3.78</text:p>
          </table:table-cell>
          <table:table-cell table:number-columns-repeated="10"/>
          <table:table-cell table:formula="of:=MOD([.P27]^3+a*[.P27]+b;prime)" office:value-type="float" office:value="4" calcext:value-type="float">
            <text:p>4</text:p>
          </table:table-cell>
          <table:table-cell/>
          <table:table-cell table:formula="of:=IF([.P26]+1&lt;prime;[.P26]+1;NA())" office:value-type="float" office:value="25" calcext:value-type="float">
            <text:p>25</text:p>
          </table:table-cell>
          <table:table-cell table:formula="of:=MOD_SQRT([.N27];prime)" office:value-type="float" office:value="261" calcext:value-type="float">
            <text:p>261</text:p>
          </table:table-cell>
          <table:table-cell/>
          <table:table-cell table:formula="of:=[.P27]" office:value-type="float" office:value="25" calcext:value-type="float">
            <text:p>25</text:p>
          </table:table-cell>
          <table:table-cell table:formula="of:=MOD(prime-[.Q27];prime)/[.Q27]*[.Q27]" office:value-type="float" office:value="2" calcext:value-type="float">
            <text:p>2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style-name="ce2" table:formula="of:=[.A27]+[.$A$5]" office:value-type="float" office:value="0.893042" calcext:value-type="float">
            <text:p>0.89</text:p>
          </table:table-cell>
          <table:table-cell table:style-name="ce2" table:formula="of:=SQRT([.A28]*[.A28]*[.A28]+a*[.A28]+b)" office:value-type="float" office:value="3.88207089583637" calcext:value-type="float">
            <text:p>3.88</text:p>
          </table:table-cell>
          <table:table-cell table:style-name="ce2" table:formula="of:=-[.B28]" office:value-type="float" office:value="-3.88207089583637" calcext:value-type="float">
            <text:p>-3.88</text:p>
          </table:table-cell>
          <table:table-cell table:number-columns-repeated="10"/>
          <table:table-cell table:formula="of:=MOD([.P28]^3+a*[.P28]+b;prime)" office:value-type="float" office:value="120" calcext:value-type="float">
            <text:p>120</text:p>
          </table:table-cell>
          <table:table-cell/>
          <table:table-cell table:formula="of:=IF([.P27]+1&lt;prime;[.P27]+1;NA())" office:value-type="float" office:value="26" calcext:value-type="float">
            <text:p>26</text:p>
          </table:table-cell>
          <table:table-cell table:formula="of:=MOD_SQRT([.N28];prime)" office:value-type="string" office:string-value="#VALUE!" calcext:value-type="string">
            <text:p>#VALUE!</text:p>
          </table:table-cell>
          <table:table-cell/>
          <table:table-cell table:formula="of:=[.P28]" office:value-type="float" office:value="26" calcext:value-type="float">
            <text:p>26</text:p>
          </table:table-cell>
          <table:table-cell table:formula="of:=MOD(prime-[.Q28];prime)/[.Q28]*[.Q28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style-name="ce2" table:formula="of:=[.A28]+[.$A$5]" office:value-type="float" office:value="0.993042" calcext:value-type="float">
            <text:p>0.99</text:p>
          </table:table-cell>
          <table:table-cell table:style-name="ce2" table:formula="of:=SQRT([.A29]*[.A29]*[.A29]+a*[.A29]+b)" office:value-type="float" office:value="3.99218272432876" calcext:value-type="float">
            <text:p>3.99</text:p>
          </table:table-cell>
          <table:table-cell table:style-name="ce2" table:formula="of:=-[.B29]" office:value-type="float" office:value="-3.99218272432876" calcext:value-type="float">
            <text:p>-3.99</text:p>
          </table:table-cell>
          <table:table-cell table:number-columns-repeated="10"/>
          <table:table-cell table:formula="of:=MOD([.P29]^3+a*[.P29]+b;prime)" office:value-type="float" office:value="129" calcext:value-type="float">
            <text:p>129</text:p>
          </table:table-cell>
          <table:table-cell/>
          <table:table-cell table:formula="of:=IF([.P28]+1&lt;prime;[.P28]+1;NA())" office:value-type="float" office:value="27" calcext:value-type="float">
            <text:p>27</text:p>
          </table:table-cell>
          <table:table-cell table:formula="of:=MOD_SQRT([.N29];prime)" office:value-type="float" office:value="225" calcext:value-type="float">
            <text:p>225</text:p>
          </table:table-cell>
          <table:table-cell/>
          <table:table-cell table:formula="of:=[.P29]" office:value-type="float" office:value="27" calcext:value-type="float">
            <text:p>27</text:p>
          </table:table-cell>
          <table:table-cell table:formula="of:=MOD(prime-[.Q29];prime)/[.Q29]*[.Q29]" office:value-type="float" office:value="38" calcext:value-type="float">
            <text:p>38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style-name="ce2" table:formula="of:=[.A29]+[.$A$5]" office:value-type="float" office:value="1.093042" calcext:value-type="float">
            <text:p>1.09</text:p>
          </table:table-cell>
          <table:table-cell table:style-name="ce2" table:formula="of:=SQRT([.A30]*[.A30]*[.A30]+a*[.A30]+b)" office:value-type="float" office:value="4.10659882245128" calcext:value-type="float">
            <text:p>4.11</text:p>
          </table:table-cell>
          <table:table-cell table:style-name="ce2" table:formula="of:=-[.B30]" office:value-type="float" office:value="-4.10659882245128" calcext:value-type="float">
            <text:p>-4.11</text:p>
          </table:table-cell>
          <table:table-cell table:number-columns-repeated="10"/>
          <table:table-cell table:formula="of:=MOD([.P30]^3+a*[.P30]+b;prime)" office:value-type="float" office:value="37" calcext:value-type="float">
            <text:p>37</text:p>
          </table:table-cell>
          <table:table-cell/>
          <table:table-cell table:formula="of:=IF([.P29]+1&lt;prime;[.P29]+1;NA())" office:value-type="float" office:value="28" calcext:value-type="float">
            <text:p>28</text:p>
          </table:table-cell>
          <table:table-cell table:formula="of:=MOD_SQRT([.N30];prime)" office:value-type="float" office:value="33" calcext:value-type="float">
            <text:p>33</text:p>
          </table:table-cell>
          <table:table-cell/>
          <table:table-cell table:formula="of:=[.P30]" office:value-type="float" office:value="28" calcext:value-type="float">
            <text:p>28</text:p>
          </table:table-cell>
          <table:table-cell table:formula="of:=MOD(prime-[.Q30];prime)/[.Q30]*[.Q30]" office:value-type="float" office:value="230" calcext:value-type="float">
            <text:p>230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style-name="ce2" table:formula="of:=[.A30]+[.$A$5]" office:value-type="float" office:value="1.193042" calcext:value-type="float">
            <text:p>1.19</text:p>
          </table:table-cell>
          <table:table-cell table:style-name="ce2" table:formula="of:=SQRT([.A31]*[.A31]*[.A31]+a*[.A31]+b)" office:value-type="float" office:value="4.22567951845469" calcext:value-type="float">
            <text:p>4.23</text:p>
          </table:table-cell>
          <table:table-cell table:style-name="ce2" table:formula="of:=-[.B31]" office:value-type="float" office:value="-4.22567951845469" calcext:value-type="float">
            <text:p>-4.23</text:p>
          </table:table-cell>
          <table:table-cell table:number-columns-repeated="10"/>
          <table:table-cell table:formula="of:=MOD([.P31]^3+a*[.P31]+b;prime)" office:value-type="float" office:value="113" calcext:value-type="float">
            <text:p>113</text:p>
          </table:table-cell>
          <table:table-cell/>
          <table:table-cell table:formula="of:=IF([.P30]+1&lt;prime;[.P30]+1;NA())" office:value-type="float" office:value="29" calcext:value-type="float">
            <text:p>29</text:p>
          </table:table-cell>
          <table:table-cell table:formula="of:=MOD_SQRT([.N31];prime)" office:value-type="string" office:string-value="#VALUE!" calcext:value-type="string">
            <text:p>#VALUE!</text:p>
          </table:table-cell>
          <table:table-cell/>
          <table:table-cell table:formula="of:=[.P31]" office:value-type="float" office:value="29" calcext:value-type="float">
            <text:p>29</text:p>
          </table:table-cell>
          <table:table-cell table:formula="of:=MOD(prime-[.Q31];prime)/[.Q31]*[.Q31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style-name="ce2" table:formula="of:=[.A31]+[.$A$5]" office:value-type="float" office:value="1.293042" calcext:value-type="float">
            <text:p>1.29</text:p>
          </table:table-cell>
          <table:table-cell table:style-name="ce2" table:formula="of:=SQRT([.A32]*[.A32]*[.A32]+a*[.A32]+b)" office:value-type="float" office:value="4.34973141892883" calcext:value-type="float">
            <text:p>4.35</text:p>
          </table:table-cell>
          <table:table-cell table:style-name="ce2" table:formula="of:=-[.B32]" office:value-type="float" office:value="-4.34973141892883" calcext:value-type="float">
            <text:p>-4.35</text:p>
          </table:table-cell>
          <table:table-cell table:number-columns-repeated="10"/>
          <table:table-cell table:formula="of:=MOD([.P32]^3+a*[.P32]+b;prime)" office:value-type="float" office:value="100" calcext:value-type="float">
            <text:p>100</text:p>
          </table:table-cell>
          <table:table-cell/>
          <table:table-cell table:formula="of:=IF([.P31]+1&lt;prime;[.P31]+1;NA())" office:value-type="float" office:value="30" calcext:value-type="float">
            <text:p>30</text:p>
          </table:table-cell>
          <table:table-cell table:formula="of:=MOD_SQRT([.N32];prime)" office:value-type="float" office:value="253" calcext:value-type="float">
            <text:p>253</text:p>
          </table:table-cell>
          <table:table-cell/>
          <table:table-cell table:formula="of:=[.P32]" office:value-type="float" office:value="30" calcext:value-type="float">
            <text:p>30</text:p>
          </table:table-cell>
          <table:table-cell table:formula="of:=MOD(prime-[.Q32];prime)/[.Q32]*[.Q32]" office:value-type="float" office:value="10" calcext:value-type="float">
            <text:p>10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style-name="ce2" table:formula="of:=[.A32]+[.$A$5]" office:value-type="float" office:value="1.393042" calcext:value-type="float">
            <text:p>1.39</text:p>
          </table:table-cell>
          <table:table-cell table:style-name="ce2" table:formula="of:=SQRT([.A33]*[.A33]*[.A33]+a*[.A33]+b)" office:value-type="float" office:value="4.47901127046426" calcext:value-type="float">
            <text:p>4.48</text:p>
          </table:table-cell>
          <table:table-cell table:style-name="ce2" table:formula="of:=-[.B33]" office:value-type="float" office:value="-4.47901127046426" calcext:value-type="float">
            <text:p>-4.48</text:p>
          </table:table-cell>
          <table:table-cell table:number-columns-repeated="10"/>
          <table:table-cell table:formula="of:=MOD([.P33]^3+a*[.P33]+b;prime)" office:value-type="float" office:value="4" calcext:value-type="float">
            <text:p>4</text:p>
          </table:table-cell>
          <table:table-cell/>
          <table:table-cell table:formula="of:=IF([.P32]+1&lt;prime;[.P32]+1;NA())" office:value-type="float" office:value="31" calcext:value-type="float">
            <text:p>31</text:p>
          </table:table-cell>
          <table:table-cell table:formula="of:=MOD_SQRT([.N33];prime)" office:value-type="float" office:value="261" calcext:value-type="float">
            <text:p>261</text:p>
          </table:table-cell>
          <table:table-cell/>
          <table:table-cell table:formula="of:=[.P33]" office:value-type="float" office:value="31" calcext:value-type="float">
            <text:p>31</text:p>
          </table:table-cell>
          <table:table-cell table:formula="of:=MOD(prime-[.Q33];prime)/[.Q33]*[.Q33]" office:value-type="float" office:value="2" calcext:value-type="float">
            <text:p>2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style-name="ce2" table:formula="of:=[.A33]+[.$A$5]" office:value-type="float" office:value="1.493042" calcext:value-type="float">
            <text:p>1.49</text:p>
          </table:table-cell>
          <table:table-cell table:style-name="ce2" table:formula="of:=SQRT([.A34]*[.A34]*[.A34]+a*[.A34]+b)" office:value-type="float" office:value="4.61372983876116" calcext:value-type="float">
            <text:p>4.61</text:p>
          </table:table-cell>
          <table:table-cell table:style-name="ce2" table:formula="of:=-[.B34]" office:value-type="float" office:value="-4.61372983876116" calcext:value-type="float">
            <text:p>-4.61</text:p>
          </table:table-cell>
          <table:table-cell table:number-columns-repeated="10"/>
          <table:table-cell table:formula="of:=MOD([.P34]^3+a*[.P34]+b;prime)" office:value-type="float" office:value="94" calcext:value-type="float">
            <text:p>94</text:p>
          </table:table-cell>
          <table:table-cell/>
          <table:table-cell table:formula="of:=IF([.P33]+1&lt;prime;[.P33]+1;NA())" office:value-type="float" office:value="32" calcext:value-type="float">
            <text:p>32</text:p>
          </table:table-cell>
          <table:table-cell table:formula="of:=MOD_SQRT([.N34];prime)" office:value-type="string" office:string-value="#VALUE!" calcext:value-type="string">
            <text:p>#VALUE!</text:p>
          </table:table-cell>
          <table:table-cell/>
          <table:table-cell table:formula="of:=[.P34]" office:value-type="float" office:value="32" calcext:value-type="float">
            <text:p>32</text:p>
          </table:table-cell>
          <table:table-cell table:formula="of:=MOD(prime-[.Q34];prime)/[.Q34]*[.Q34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style-name="ce2" table:formula="of:=[.A34]+[.$A$5]" office:value-type="float" office:value="1.593042" calcext:value-type="float">
            <text:p>1.59</text:p>
          </table:table-cell>
          <table:table-cell table:style-name="ce2" table:formula="of:=SQRT([.A35]*[.A35]*[.A35]+a*[.A35]+b)" office:value-type="float" office:value="4.75405580627786" calcext:value-type="float">
            <text:p>4.75</text:p>
          </table:table-cell>
          <table:table-cell table:style-name="ce2" table:formula="of:=-[.B35]" office:value-type="float" office:value="-4.75405580627786" calcext:value-type="float">
            <text:p>-4.75</text:p>
          </table:table-cell>
          <table:table-cell table:number-columns-repeated="10"/>
          <table:table-cell table:formula="of:=MOD([.P35]^3+a*[.P35]+b;prime)" office:value-type="float" office:value="113" calcext:value-type="float">
            <text:p>113</text:p>
          </table:table-cell>
          <table:table-cell/>
          <table:table-cell table:formula="of:=IF([.P34]+1&lt;prime;[.P34]+1;NA())" office:value-type="float" office:value="33" calcext:value-type="float">
            <text:p>33</text:p>
          </table:table-cell>
          <table:table-cell table:formula="of:=MOD_SQRT([.N35];prime)" office:value-type="string" office:string-value="#VALUE!" calcext:value-type="string">
            <text:p>#VALUE!</text:p>
          </table:table-cell>
          <table:table-cell/>
          <table:table-cell table:formula="of:=[.P35]" office:value-type="float" office:value="33" calcext:value-type="float">
            <text:p>33</text:p>
          </table:table-cell>
          <table:table-cell table:formula="of:=MOD(prime-[.Q35];prime)/[.Q35]*[.Q35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style-name="ce2" table:formula="of:=[.A35]+[.$A$5]" office:value-type="float" office:value="1.693042" calcext:value-type="float">
            <text:p>1.69</text:p>
          </table:table-cell>
          <table:table-cell table:style-name="ce2" table:formula="of:=SQRT([.A36]*[.A36]*[.A36]+a*[.A36]+b)" office:value-type="float" office:value="4.90011966316471" calcext:value-type="float">
            <text:p>4.90</text:p>
          </table:table-cell>
          <table:table-cell table:style-name="ce2" table:formula="of:=-[.B36]" office:value-type="float" office:value="-4.90011966316471" calcext:value-type="float">
            <text:p>-4.90</text:p>
          </table:table-cell>
          <table:table-cell table:number-columns-repeated="10"/>
          <table:table-cell table:formula="of:=MOD([.P36]^3+a*[.P36]+b;prime)" office:value-type="float" office:value="67" calcext:value-type="float">
            <text:p>67</text:p>
          </table:table-cell>
          <table:table-cell/>
          <table:table-cell table:formula="of:=IF([.P35]+1&lt;prime;[.P35]+1;NA())" office:value-type="float" office:value="34" calcext:value-type="float">
            <text:p>34</text:p>
          </table:table-cell>
          <table:table-cell table:formula="of:=MOD_SQRT([.N36];prime)" office:value-type="string" office:string-value="#VALUE!" calcext:value-type="string">
            <text:p>#VALUE!</text:p>
          </table:table-cell>
          <table:table-cell/>
          <table:table-cell table:formula="of:=[.P36]" office:value-type="float" office:value="34" calcext:value-type="float">
            <text:p>34</text:p>
          </table:table-cell>
          <table:table-cell table:formula="of:=MOD(prime-[.Q36];prime)/[.Q36]*[.Q36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style-name="ce2" table:formula="of:=[.A36]+[.$A$5]" office:value-type="float" office:value="1.793042" calcext:value-type="float">
            <text:p>1.79</text:p>
          </table:table-cell>
          <table:table-cell table:style-name="ce2" table:formula="of:=SQRT([.A37]*[.A37]*[.A37]+a*[.A37]+b)" office:value-type="float" office:value="5.05201755118316" calcext:value-type="float">
            <text:p>5.05</text:p>
          </table:table-cell>
          <table:table-cell table:style-name="ce2" table:formula="of:=-[.B37]" office:value-type="float" office:value="-5.05201755118316" calcext:value-type="float">
            <text:p>-5.05</text:p>
          </table:table-cell>
          <table:table-cell table:number-columns-repeated="10"/>
          <table:table-cell table:formula="of:=MOD([.P37]^3+a*[.P37]+b;prime)" office:value-type="float" office:value="225" calcext:value-type="float">
            <text:p>225</text:p>
          </table:table-cell>
          <table:table-cell/>
          <table:table-cell table:formula="of:=IF([.P36]+1&lt;prime;[.P36]+1;NA())" office:value-type="float" office:value="35" calcext:value-type="float">
            <text:p>35</text:p>
          </table:table-cell>
          <table:table-cell table:formula="of:=MOD_SQRT([.N37];prime)" office:value-type="float" office:value="15" calcext:value-type="float">
            <text:p>15</text:p>
          </table:table-cell>
          <table:table-cell/>
          <table:table-cell table:formula="of:=[.P37]" office:value-type="float" office:value="35" calcext:value-type="float">
            <text:p>35</text:p>
          </table:table-cell>
          <table:table-cell table:formula="of:=MOD(prime-[.Q37];prime)/[.Q37]*[.Q37]" office:value-type="float" office:value="248" calcext:value-type="float">
            <text:p>248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style-name="ce2" table:formula="of:=[.A37]+[.$A$5]" office:value-type="float" office:value="1.893042" calcext:value-type="float">
            <text:p>1.89</text:p>
          </table:table-cell>
          <table:table-cell table:style-name="ce2" table:formula="of:=SQRT([.A38]*[.A38]*[.A38]+a*[.A38]+b)" office:value-type="float" office:value="5.20981501414319" calcext:value-type="float">
            <text:p>5.21</text:p>
          </table:table-cell>
          <table:table-cell table:style-name="ce2" table:formula="of:=-[.B38]" office:value-type="float" office:value="-5.20981501414319" calcext:value-type="float">
            <text:p>-5.21</text:p>
          </table:table-cell>
          <table:table-cell table:number-columns-repeated="10"/>
          <table:table-cell table:formula="of:=MOD([.P38]^3+a*[.P38]+b;prime)" office:value-type="float" office:value="67" calcext:value-type="float">
            <text:p>67</text:p>
          </table:table-cell>
          <table:table-cell/>
          <table:table-cell table:formula="of:=IF([.P37]+1&lt;prime;[.P37]+1;NA())" office:value-type="float" office:value="36" calcext:value-type="float">
            <text:p>36</text:p>
          </table:table-cell>
          <table:table-cell table:formula="of:=MOD_SQRT([.N38];prime)" office:value-type="string" office:string-value="#VALUE!" calcext:value-type="string">
            <text:p>#VALUE!</text:p>
          </table:table-cell>
          <table:table-cell/>
          <table:table-cell table:formula="of:=[.P38]" office:value-type="float" office:value="36" calcext:value-type="float">
            <text:p>36</text:p>
          </table:table-cell>
          <table:table-cell table:formula="of:=MOD(prime-[.Q38];prime)/[.Q38]*[.Q38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style-name="ce2" table:formula="of:=[.A38]+[.$A$5]" office:value-type="float" office:value="1.993042" calcext:value-type="float">
            <text:p>1.99</text:p>
          </table:table-cell>
          <table:table-cell table:style-name="ce2" table:formula="of:=SQRT([.A39]*[.A39]*[.A39]+a*[.A39]+b)" office:value-type="float" office:value="5.37355060883594" calcext:value-type="float">
            <text:p>5.37</text:p>
          </table:table-cell>
          <table:table-cell table:style-name="ce2" table:formula="of:=-[.B39]" office:value-type="float" office:value="-5.37355060883594" calcext:value-type="float">
            <text:p>-5.37</text:p>
          </table:table-cell>
          <table:table-cell table:number-columns-repeated="10"/>
          <table:table-cell table:formula="of:=MOD([.P39]^3+a*[.P39]+b;prime)" office:value-type="float" office:value="125" calcext:value-type="float">
            <text:p>125</text:p>
          </table:table-cell>
          <table:table-cell/>
          <table:table-cell table:formula="of:=IF([.P38]+1&lt;prime;[.P38]+1;NA())" office:value-type="float" office:value="37" calcext:value-type="float">
            <text:p>37</text:p>
          </table:table-cell>
          <table:table-cell table:formula="of:=MOD_SQRT([.N39];prime)" office:value-type="string" office:string-value="#VALUE!" calcext:value-type="string">
            <text:p>#VALUE!</text:p>
          </table:table-cell>
          <table:table-cell/>
          <table:table-cell table:formula="of:=[.P39]" office:value-type="float" office:value="37" calcext:value-type="float">
            <text:p>37</text:p>
          </table:table-cell>
          <table:table-cell table:formula="of:=MOD(prime-[.Q39];prime)/[.Q39]*[.Q39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style-name="ce2" table:formula="of:=[.A39]+[.$A$5]" office:value-type="float" office:value="2.093042" calcext:value-type="float">
            <text:p>2.09</text:p>
          </table:table-cell>
          <table:table-cell table:style-name="ce2" table:formula="of:=SQRT([.A40]*[.A40]*[.A40]+a*[.A40]+b)" office:value-type="float" office:value="5.54323933542926" calcext:value-type="float">
            <text:p>5.54</text:p>
          </table:table-cell>
          <table:table-cell table:style-name="ce2" table:formula="of:=-[.B40]" office:value-type="float" office:value="-5.54323933542926" calcext:value-type="float">
            <text:p>-5.54</text:p>
          </table:table-cell>
          <table:table-cell table:number-columns-repeated="10"/>
          <table:table-cell table:formula="of:=MOD([.P40]^3+a*[.P40]+b;prime)" office:value-type="float" office:value="142" calcext:value-type="float">
            <text:p>142</text:p>
          </table:table-cell>
          <table:table-cell/>
          <table:table-cell table:formula="of:=IF([.P39]+1&lt;prime;[.P39]+1;NA())" office:value-type="float" office:value="38" calcext:value-type="float">
            <text:p>38</text:p>
          </table:table-cell>
          <table:table-cell table:formula="of:=MOD_SQRT([.N40];prime)" office:value-type="string" office:string-value="#VALUE!" calcext:value-type="string">
            <text:p>#VALUE!</text:p>
          </table:table-cell>
          <table:table-cell/>
          <table:table-cell table:formula="of:=[.P40]" office:value-type="float" office:value="38" calcext:value-type="float">
            <text:p>38</text:p>
          </table:table-cell>
          <table:table-cell table:formula="of:=MOD(prime-[.Q40];prime)/[.Q40]*[.Q40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style-name="ce2" table:formula="of:=[.A40]+[.$A$5]" office:value-type="float" office:value="2.193042" calcext:value-type="float">
            <text:p>2.19</text:p>
          </table:table-cell>
          <table:table-cell table:style-name="ce2" table:formula="of:=SQRT([.A41]*[.A41]*[.A41]+a*[.A41]+b)" office:value-type="float" office:value="5.71887585404505" calcext:value-type="float">
            <text:p>5.72</text:p>
          </table:table-cell>
          <table:table-cell table:style-name="ce2" table:formula="of:=-[.B41]" office:value-type="float" office:value="-5.71887585404505" calcext:value-type="float">
            <text:p>-5.72</text:p>
          </table:table-cell>
          <table:table-cell table:number-columns-repeated="10"/>
          <table:table-cell table:formula="of:=MOD([.P41]^3+a*[.P41]+b;prime)" office:value-type="float" office:value="124" calcext:value-type="float">
            <text:p>124</text:p>
          </table:table-cell>
          <table:table-cell/>
          <table:table-cell table:formula="of:=IF([.P40]+1&lt;prime;[.P40]+1;NA())" office:value-type="float" office:value="39" calcext:value-type="float">
            <text:p>39</text:p>
          </table:table-cell>
          <table:table-cell table:formula="of:=MOD_SQRT([.N41];prime)" office:value-type="float" office:value="85" calcext:value-type="float">
            <text:p>85</text:p>
          </table:table-cell>
          <table:table-cell/>
          <table:table-cell table:formula="of:=[.P41]" office:value-type="float" office:value="39" calcext:value-type="float">
            <text:p>39</text:p>
          </table:table-cell>
          <table:table-cell table:formula="of:=MOD(prime-[.Q41];prime)/[.Q41]*[.Q41]" office:value-type="float" office:value="178" calcext:value-type="float">
            <text:p>178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style-name="ce2" table:formula="of:=[.A41]+[.$A$5]" office:value-type="float" office:value="2.293042" calcext:value-type="float">
            <text:p>2.29</text:p>
          </table:table-cell>
          <table:table-cell table:style-name="ce2" table:formula="of:=SQRT([.A42]*[.A42]*[.A42]+a*[.A42]+b)" office:value-type="float" office:value="5.90043746328259" calcext:value-type="float">
            <text:p>5.90</text:p>
          </table:table-cell>
          <table:table-cell table:style-name="ce2" table:formula="of:=-[.B42]" office:value-type="float" office:value="-5.90043746328259" calcext:value-type="float">
            <text:p>-5.90</text:p>
          </table:table-cell>
          <table:table-cell table:number-columns-repeated="10"/>
          <table:table-cell table:formula="of:=MOD([.P42]^3+a*[.P42]+b;prime)" office:value-type="float" office:value="77" calcext:value-type="float">
            <text:p>77</text:p>
          </table:table-cell>
          <table:table-cell/>
          <table:table-cell table:formula="of:=IF([.P41]+1&lt;prime;[.P41]+1;NA())" office:value-type="float" office:value="40" calcext:value-type="float">
            <text:p>40</text:p>
          </table:table-cell>
          <table:table-cell table:formula="of:=MOD_SQRT([.N42];prime)" office:value-type="string" office:string-value="#VALUE!" calcext:value-type="string">
            <text:p>#VALUE!</text:p>
          </table:table-cell>
          <table:table-cell/>
          <table:table-cell table:formula="of:=[.P42]" office:value-type="float" office:value="40" calcext:value-type="float">
            <text:p>40</text:p>
          </table:table-cell>
          <table:table-cell table:formula="of:=MOD(prime-[.Q42];prime)/[.Q42]*[.Q42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style-name="ce2" table:formula="of:=[.A42]+[.$A$5]" office:value-type="float" office:value="2.393042" calcext:value-type="float">
            <text:p>2.39</text:p>
          </table:table-cell>
          <table:table-cell table:style-name="ce2" table:formula="of:=SQRT([.A43]*[.A43]*[.A43]+a*[.A43]+b)" office:value-type="float" office:value="6.08788682567587" calcext:value-type="float">
            <text:p>6.09</text:p>
          </table:table-cell>
          <table:table-cell table:style-name="ce2" table:formula="of:=-[.B43]" office:value-type="float" office:value="-6.08788682567587" calcext:value-type="float">
            <text:p>-6.09</text:p>
          </table:table-cell>
          <table:table-cell table:number-columns-repeated="10"/>
          <table:table-cell table:formula="of:=MOD([.P43]^3+a*[.P43]+b;prime)" office:value-type="float" office:value="7" calcext:value-type="float">
            <text:p>7</text:p>
          </table:table-cell>
          <table:table-cell/>
          <table:table-cell table:formula="of:=IF([.P42]+1&lt;prime;[.P42]+1;NA())" office:value-type="float" office:value="41" calcext:value-type="float">
            <text:p>41</text:p>
          </table:table-cell>
          <table:table-cell table:formula="of:=MOD_SQRT([.N43];prime)" office:value-type="string" office:string-value="#VALUE!" calcext:value-type="string">
            <text:p>#VALUE!</text:p>
          </table:table-cell>
          <table:table-cell/>
          <table:table-cell table:formula="of:=[.P43]" office:value-type="float" office:value="41" calcext:value-type="float">
            <text:p>41</text:p>
          </table:table-cell>
          <table:table-cell table:formula="of:=MOD(prime-[.Q43];prime)/[.Q43]*[.Q43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style-name="ce2" table:formula="of:=[.A43]+[.$A$5]" office:value-type="float" office:value="2.493042" calcext:value-type="float">
            <text:p>2.49</text:p>
          </table:table-cell>
          <table:table-cell table:style-name="ce2" table:formula="of:=SQRT([.A44]*[.A44]*[.A44]+a*[.A44]+b)" office:value-type="float" office:value="6.28117443368412" calcext:value-type="float">
            <text:p>6.28</text:p>
          </table:table-cell>
          <table:table-cell table:style-name="ce2" table:formula="of:=-[.B44]" office:value-type="float" office:value="-6.28117443368412" calcext:value-type="float">
            <text:p>-6.28</text:p>
          </table:table-cell>
          <table:table-cell table:number-columns-repeated="10"/>
          <table:table-cell table:formula="of:=MOD([.P44]^3+a*[.P44]+b;prime)" office:value-type="float" office:value="183" calcext:value-type="float">
            <text:p>183</text:p>
          </table:table-cell>
          <table:table-cell/>
          <table:table-cell table:formula="of:=IF([.P43]+1&lt;prime;[.P43]+1;NA())" office:value-type="float" office:value="42" calcext:value-type="float">
            <text:p>42</text:p>
          </table:table-cell>
          <table:table-cell table:formula="of:=MOD_SQRT([.N44];prime)" office:value-type="float" office:value="151" calcext:value-type="float">
            <text:p>151</text:p>
          </table:table-cell>
          <table:table-cell/>
          <table:table-cell table:formula="of:=[.P44]" office:value-type="float" office:value="42" calcext:value-type="float">
            <text:p>42</text:p>
          </table:table-cell>
          <table:table-cell table:formula="of:=MOD(prime-[.Q44];prime)/[.Q44]*[.Q44]" office:value-type="float" office:value="112" calcext:value-type="float">
            <text:p>112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style-name="ce2" table:formula="of:=[.A44]+[.$A$5]" office:value-type="float" office:value="2.593042" calcext:value-type="float">
            <text:p>2.59</text:p>
          </table:table-cell>
          <table:table-cell table:style-name="ce2" table:formula="of:=SQRT([.A45]*[.A45]*[.A45]+a*[.A45]+b)" office:value-type="float" office:value="6.48024081732279" calcext:value-type="float">
            <text:p>6.48</text:p>
          </table:table-cell>
          <table:table-cell table:style-name="ce2" table:formula="of:=-[.B45]" office:value-type="float" office:value="-6.48024081732279" calcext:value-type="float">
            <text:p>-6.48</text:p>
          </table:table-cell>
          <table:table-cell table:number-columns-repeated="10"/>
          <table:table-cell table:formula="of:=MOD([.P45]^3+a*[.P45]+b;prime)" office:value-type="float" office:value="85" calcext:value-type="float">
            <text:p>85</text:p>
          </table:table-cell>
          <table:table-cell/>
          <table:table-cell table:formula="of:=IF([.P44]+1&lt;prime;[.P44]+1;NA())" office:value-type="float" office:value="43" calcext:value-type="float">
            <text:p>43</text:p>
          </table:table-cell>
          <table:table-cell table:formula="of:=MOD_SQRT([.N45];prime)" office:value-type="string" office:string-value="#VALUE!" calcext:value-type="string">
            <text:p>#VALUE!</text:p>
          </table:table-cell>
          <table:table-cell/>
          <table:table-cell table:formula="of:=[.P45]" office:value-type="float" office:value="43" calcext:value-type="float">
            <text:p>43</text:p>
          </table:table-cell>
          <table:table-cell table:formula="of:=MOD(prime-[.Q45];prime)/[.Q45]*[.Q45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style-name="ce2" table:formula="of:=[.A45]+[.$A$5]" office:value-type="float" office:value="2.693042" calcext:value-type="float">
            <text:p>2.69</text:p>
          </table:table-cell>
          <table:table-cell table:style-name="ce2" table:formula="of:=SQRT([.A46]*[.A46]*[.A46]+a*[.A46]+b)" office:value-type="float" office:value="6.68501850069433" calcext:value-type="float">
            <text:p>6.69</text:p>
          </table:table-cell>
          <table:table-cell table:style-name="ce2" table:formula="of:=-[.B46]" office:value-type="float" office:value="-6.68501850069433" calcext:value-type="float">
            <text:p>-6.69</text:p>
          </table:table-cell>
          <table:table-cell table:number-columns-repeated="10"/>
          <table:table-cell table:formula="of:=MOD([.P46]^3+a*[.P46]+b;prime)" office:value-type="float" office:value="245" calcext:value-type="float">
            <text:p>245</text:p>
          </table:table-cell>
          <table:table-cell/>
          <table:table-cell table:formula="of:=IF([.P45]+1&lt;prime;[.P45]+1;NA())" office:value-type="float" office:value="44" calcext:value-type="float">
            <text:p>44</text:p>
          </table:table-cell>
          <table:table-cell table:formula="of:=MOD_SQRT([.N46];prime)" office:value-type="string" office:string-value="#VALUE!" calcext:value-type="string">
            <text:p>#VALUE!</text:p>
          </table:table-cell>
          <table:table-cell/>
          <table:table-cell table:formula="of:=[.P46]" office:value-type="float" office:value="44" calcext:value-type="float">
            <text:p>44</text:p>
          </table:table-cell>
          <table:table-cell table:formula="of:=MOD(prime-[.Q46];prime)/[.Q46]*[.Q46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style-name="ce2" table:formula="of:=[.A46]+[.$A$5]" office:value-type="float" office:value="2.793042" calcext:value-type="float">
            <text:p>2.79</text:p>
          </table:table-cell>
          <table:table-cell table:style-name="ce2" table:formula="of:=SQRT([.A47]*[.A47]*[.A47]+a*[.A47]+b)" office:value-type="float" office:value="6.89543371940842" calcext:value-type="float">
            <text:p>6.90</text:p>
          </table:table-cell>
          <table:table-cell table:style-name="ce2" table:formula="of:=-[.B47]" office:value-type="float" office:value="-6.89543371940842" calcext:value-type="float">
            <text:p>-6.90</text:p>
          </table:table-cell>
          <table:table-cell table:number-columns-repeated="10"/>
          <table:table-cell table:formula="of:=MOD([.P47]^3+a*[.P47]+b;prime)" office:value-type="float" office:value="143" calcext:value-type="float">
            <text:p>143</text:p>
          </table:table-cell>
          <table:table-cell/>
          <table:table-cell table:formula="of:=IF([.P46]+1&lt;prime;[.P46]+1;NA())" office:value-type="float" office:value="45" calcext:value-type="float">
            <text:p>45</text:p>
          </table:table-cell>
          <table:table-cell table:formula="of:=MOD_SQRT([.N47];prime)" office:value-type="float" office:value="77" calcext:value-type="float">
            <text:p>77</text:p>
          </table:table-cell>
          <table:table-cell/>
          <table:table-cell table:formula="of:=[.P47]" office:value-type="float" office:value="45" calcext:value-type="float">
            <text:p>45</text:p>
          </table:table-cell>
          <table:table-cell table:formula="of:=MOD(prime-[.Q47];prime)/[.Q47]*[.Q47]" office:value-type="float" office:value="186" calcext:value-type="float">
            <text:p>186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style-name="ce2" table:formula="of:=[.A47]+[.$A$5]" office:value-type="float" office:value="2.893042" calcext:value-type="float">
            <text:p>2.89</text:p>
          </table:table-cell>
          <table:table-cell table:style-name="ce2" table:formula="of:=SQRT([.A48]*[.A48]*[.A48]+a*[.A48]+b)" office:value-type="float" office:value="7.11140791425185" calcext:value-type="float">
            <text:p>7.11</text:p>
          </table:table-cell>
          <table:table-cell table:style-name="ce2" table:formula="of:=-[.B48]" office:value-type="float" office:value="-7.11140791425185" calcext:value-type="float">
            <text:p>-7.11</text:p>
          </table:table-cell>
          <table:table-cell table:number-columns-repeated="10"/>
          <table:table-cell table:formula="of:=MOD([.P48]^3+a*[.P48]+b;prime)" office:value-type="float" office:value="48" calcext:value-type="float">
            <text:p>48</text:p>
          </table:table-cell>
          <table:table-cell/>
          <table:table-cell table:formula="of:=IF([.P47]+1&lt;prime;[.P47]+1;NA())" office:value-type="float" office:value="46" calcext:value-type="float">
            <text:p>46</text:p>
          </table:table-cell>
          <table:table-cell table:formula="of:=MOD_SQRT([.N48];prime)" office:value-type="float" office:value="171" calcext:value-type="float">
            <text:p>171</text:p>
          </table:table-cell>
          <table:table-cell/>
          <table:table-cell table:formula="of:=[.P48]" office:value-type="float" office:value="46" calcext:value-type="float">
            <text:p>46</text:p>
          </table:table-cell>
          <table:table-cell table:formula="of:=MOD(prime-[.Q48];prime)/[.Q48]*[.Q48]" office:value-type="float" office:value="92" calcext:value-type="float">
            <text:p>92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style-name="ce2" table:formula="of:=[.A48]+[.$A$5]" office:value-type="float" office:value="2.993042" calcext:value-type="float">
            <text:p>2.99</text:p>
          </table:table-cell>
          <table:table-cell table:style-name="ce2" table:formula="of:=SQRT([.A49]*[.A49]*[.A49]+a*[.A49]+b)" office:value-type="float" office:value="7.33285901862385" calcext:value-type="float">
            <text:p>7.33</text:p>
          </table:table-cell>
          <table:table-cell table:style-name="ce2" table:formula="of:=-[.B49]" office:value-type="float" office:value="-7.33285901862385" calcext:value-type="float">
            <text:p>-7.33</text:p>
          </table:table-cell>
          <table:table-cell table:number-columns-repeated="10"/>
          <table:table-cell table:formula="of:=MOD([.P49]^3+a*[.P49]+b;prime)" office:value-type="float" office:value="229" calcext:value-type="float">
            <text:p>229</text:p>
          </table:table-cell>
          <table:table-cell/>
          <table:table-cell table:formula="of:=IF([.P48]+1&lt;prime;[.P48]+1;NA())" office:value-type="float" office:value="47" calcext:value-type="float">
            <text:p>47</text:p>
          </table:table-cell>
          <table:table-cell table:formula="of:=MOD_SQRT([.N49];prime)" office:value-type="string" office:string-value="#VALUE!" calcext:value-type="string">
            <text:p>#VALUE!</text:p>
          </table:table-cell>
          <table:table-cell/>
          <table:table-cell table:formula="of:=[.P49]" office:value-type="float" office:value="47" calcext:value-type="float">
            <text:p>47</text:p>
          </table:table-cell>
          <table:table-cell table:formula="of:=MOD(prime-[.Q49];prime)/[.Q49]*[.Q49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style-name="ce2" table:formula="of:=[.A49]+[.$A$5]" office:value-type="float" office:value="3.093042" calcext:value-type="float">
            <text:p>3.09</text:p>
          </table:table-cell>
          <table:table-cell table:style-name="ce2" table:formula="of:=SQRT([.A50]*[.A50]*[.A50]+a*[.A50]+b)" office:value-type="float" office:value="7.5597025583777" calcext:value-type="float">
            <text:p>7.56</text:p>
          </table:table-cell>
          <table:table-cell table:style-name="ce2" table:formula="of:=-[.B50]" office:value-type="float" office:value="-7.5597025583777" calcext:value-type="float">
            <text:p>-7.56</text:p>
          </table:table-cell>
          <table:table-cell table:number-columns-repeated="10"/>
          <table:table-cell table:formula="of:=MOD([.P50]^3+a*[.P50]+b;prime)" office:value-type="float" office:value="166" calcext:value-type="float">
            <text:p>166</text:p>
          </table:table-cell>
          <table:table-cell/>
          <table:table-cell table:formula="of:=IF([.P49]+1&lt;prime;[.P49]+1;NA())" office:value-type="float" office:value="48" calcext:value-type="float">
            <text:p>48</text:p>
          </table:table-cell>
          <table:table-cell table:formula="of:=MOD_SQRT([.N50];prime)" office:value-type="float" office:value="193" calcext:value-type="float">
            <text:p>193</text:p>
          </table:table-cell>
          <table:table-cell/>
          <table:table-cell table:formula="of:=[.P50]" office:value-type="float" office:value="48" calcext:value-type="float">
            <text:p>48</text:p>
          </table:table-cell>
          <table:table-cell table:formula="of:=MOD(prime-[.Q50];prime)/[.Q50]*[.Q50]" office:value-type="float" office:value="70" calcext:value-type="float">
            <text:p>70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style-name="ce2" table:formula="of:=[.A50]+[.$A$5]" office:value-type="float" office:value="3.193042" calcext:value-type="float">
            <text:p>3.19</text:p>
          </table:table-cell>
          <table:table-cell table:style-name="ce2" table:formula="of:=SQRT([.A51]*[.A51]*[.A51]+a*[.A51]+b)" office:value-type="float" office:value="7.79185258300435" calcext:value-type="float">
            <text:p>7.79</text:p>
          </table:table-cell>
          <table:table-cell table:style-name="ce2" table:formula="of:=-[.B51]" office:value-type="float" office:value="-7.79185258300435" calcext:value-type="float">
            <text:p>-7.79</text:p>
          </table:table-cell>
          <table:table-cell table:number-columns-repeated="10"/>
          <table:table-cell table:formula="of:=MOD([.P51]^3+a*[.P51]+b;prime)" office:value-type="float" office:value="128" calcext:value-type="float">
            <text:p>128</text:p>
          </table:table-cell>
          <table:table-cell/>
          <table:table-cell table:formula="of:=IF([.P50]+1&lt;prime;[.P50]+1;NA())" office:value-type="float" office:value="49" calcext:value-type="float">
            <text:p>49</text:p>
          </table:table-cell>
          <table:table-cell table:formula="of:=MOD_SQRT([.N51];prime)" office:value-type="float" office:value="91" calcext:value-type="float">
            <text:p>91</text:p>
          </table:table-cell>
          <table:table-cell/>
          <table:table-cell table:formula="of:=[.P51]" office:value-type="float" office:value="49" calcext:value-type="float">
            <text:p>49</text:p>
          </table:table-cell>
          <table:table-cell table:formula="of:=MOD(prime-[.Q51];prime)/[.Q51]*[.Q51]" office:value-type="float" office:value="172" calcext:value-type="float">
            <text:p>172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style-name="ce2" table:formula="of:=[.A51]+[.$A$5]" office:value-type="float" office:value="3.293042" calcext:value-type="float">
            <text:p>3.29</text:p>
          </table:table-cell>
          <table:table-cell table:style-name="ce2" table:formula="of:=SQRT([.A52]*[.A52]*[.A52]+a*[.A52]+b)" office:value-type="float" office:value="8.02922244675042" calcext:value-type="float">
            <text:p>8.03</text:p>
          </table:table-cell>
          <table:table-cell table:style-name="ce2" table:formula="of:=-[.B52]" office:value-type="float" office:value="-8.02922244675042" calcext:value-type="float">
            <text:p>-8.03</text:p>
          </table:table-cell>
          <table:table-cell table:number-columns-repeated="10"/>
          <table:table-cell table:formula="of:=MOD([.P52]^3+a*[.P52]+b;prime)" office:value-type="float" office:value="121" calcext:value-type="float">
            <text:p>121</text:p>
          </table:table-cell>
          <table:table-cell/>
          <table:table-cell table:formula="of:=IF([.P51]+1&lt;prime;[.P51]+1;NA())" office:value-type="float" office:value="50" calcext:value-type="float">
            <text:p>50</text:p>
          </table:table-cell>
          <table:table-cell table:formula="of:=MOD_SQRT([.N52];prime)" office:value-type="float" office:value="11" calcext:value-type="float">
            <text:p>11</text:p>
          </table:table-cell>
          <table:table-cell/>
          <table:table-cell table:formula="of:=[.P52]" office:value-type="float" office:value="50" calcext:value-type="float">
            <text:p>50</text:p>
          </table:table-cell>
          <table:table-cell table:formula="of:=MOD(prime-[.Q52];prime)/[.Q52]*[.Q52]" office:value-type="float" office:value="252" calcext:value-type="float">
            <text:p>252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style-name="ce2" table:formula="of:=[.A52]+[.$A$5]" office:value-type="float" office:value="3.393042" calcext:value-type="float">
            <text:p>3.39</text:p>
          </table:table-cell>
          <table:table-cell table:style-name="ce2" table:formula="of:=SQRT([.A53]*[.A53]*[.A53]+a*[.A53]+b)" office:value-type="float" office:value="8.27172545745626" calcext:value-type="float">
            <text:p>8.27</text:p>
          </table:table-cell>
          <table:table-cell table:style-name="ce2" table:formula="of:=-[.B53]" office:value-type="float" office:value="-8.27172545745626" calcext:value-type="float">
            <text:p>-8.27</text:p>
          </table:table-cell>
          <table:table-cell table:number-columns-repeated="10"/>
          <table:table-cell table:formula="of:=MOD([.P53]^3+a*[.P53]+b;prime)" office:value-type="float" office:value="151" calcext:value-type="float">
            <text:p>151</text:p>
          </table:table-cell>
          <table:table-cell/>
          <table:table-cell table:formula="of:=IF([.P52]+1&lt;prime;[.P52]+1;NA())" office:value-type="float" office:value="51" calcext:value-type="float">
            <text:p>51</text:p>
          </table:table-cell>
          <table:table-cell table:formula="of:=MOD_SQRT([.N53];prime)" office:value-type="float" office:value="199" calcext:value-type="float">
            <text:p>199</text:p>
          </table:table-cell>
          <table:table-cell/>
          <table:table-cell table:formula="of:=[.P53]" office:value-type="float" office:value="51" calcext:value-type="float">
            <text:p>51</text:p>
          </table:table-cell>
          <table:table-cell table:formula="of:=MOD(prime-[.Q53];prime)/[.Q53]*[.Q53]" office:value-type="float" office:value="64" calcext:value-type="float">
            <text:p>64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54]^3+a*[.P54]+b;prime)" office:value-type="float" office:value="224" calcext:value-type="float">
            <text:p>224</text:p>
          </table:table-cell>
          <table:table-cell/>
          <table:table-cell table:formula="of:=IF([.P53]+1&lt;prime;[.P53]+1;NA())" office:value-type="float" office:value="52" calcext:value-type="float">
            <text:p>52</text:p>
          </table:table-cell>
          <table:table-cell table:formula="of:=MOD_SQRT([.N54];prime)" office:value-type="string" office:string-value="#VALUE!" calcext:value-type="string">
            <text:p>#VALUE!</text:p>
          </table:table-cell>
          <table:table-cell/>
          <table:table-cell table:formula="of:=[.P54]" office:value-type="float" office:value="52" calcext:value-type="float">
            <text:p>52</text:p>
          </table:table-cell>
          <table:table-cell table:formula="of:=MOD(prime-[.Q54];prime)/[.Q54]*[.Q54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55]^3+a*[.P55]+b;prime)" office:value-type="float" office:value="83" calcext:value-type="float">
            <text:p>83</text:p>
          </table:table-cell>
          <table:table-cell/>
          <table:table-cell table:formula="of:=IF([.P54]+1&lt;prime;[.P54]+1;NA())" office:value-type="float" office:value="53" calcext:value-type="float">
            <text:p>53</text:p>
          </table:table-cell>
          <table:table-cell table:formula="of:=MOD_SQRT([.N55];prime)" office:value-type="float" office:value="95" calcext:value-type="float">
            <text:p>95</text:p>
          </table:table-cell>
          <table:table-cell/>
          <table:table-cell table:formula="of:=[.P55]" office:value-type="float" office:value="53" calcext:value-type="float">
            <text:p>53</text:p>
          </table:table-cell>
          <table:table-cell table:formula="of:=MOD(prime-[.Q55];prime)/[.Q55]*[.Q55]" office:value-type="float" office:value="168" calcext:value-type="float">
            <text:p>168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56]^3+a*[.P56]+b;prime)" office:value-type="float" office:value="260" calcext:value-type="float">
            <text:p>260</text:p>
          </table:table-cell>
          <table:table-cell/>
          <table:table-cell table:formula="of:=IF([.P55]+1&lt;prime;[.P55]+1;NA())" office:value-type="float" office:value="54" calcext:value-type="float">
            <text:p>54</text:p>
          </table:table-cell>
          <table:table-cell table:formula="of:=MOD_SQRT([.N56];prime)" office:value-type="string" office:string-value="#VALUE!" calcext:value-type="string">
            <text:p>#VALUE!</text:p>
          </table:table-cell>
          <table:table-cell/>
          <table:table-cell table:formula="of:=[.P56]" office:value-type="float" office:value="54" calcext:value-type="float">
            <text:p>54</text:p>
          </table:table-cell>
          <table:table-cell table:formula="of:=MOD(prime-[.Q56];prime)/[.Q56]*[.Q56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57]^3+a*[.P57]+b;prime)" office:value-type="float" office:value="235" calcext:value-type="float">
            <text:p>235</text:p>
          </table:table-cell>
          <table:table-cell/>
          <table:table-cell table:formula="of:=IF([.P56]+1&lt;prime;[.P56]+1;NA())" office:value-type="float" office:value="55" calcext:value-type="float">
            <text:p>55</text:p>
          </table:table-cell>
          <table:table-cell table:formula="of:=MOD_SQRT([.N57];prime)" office:value-type="float" office:value="231" calcext:value-type="float">
            <text:p>231</text:p>
          </table:table-cell>
          <table:table-cell/>
          <table:table-cell table:formula="of:=[.P57]" office:value-type="float" office:value="55" calcext:value-type="float">
            <text:p>55</text:p>
          </table:table-cell>
          <table:table-cell table:formula="of:=MOD(prime-[.Q57];prime)/[.Q57]*[.Q57]" office:value-type="float" office:value="32" calcext:value-type="float">
            <text:p>32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58]^3+a*[.P58]+b;prime)" office:value-type="float" office:value="14" calcext:value-type="float">
            <text:p>14</text:p>
          </table:table-cell>
          <table:table-cell/>
          <table:table-cell table:formula="of:=IF([.P57]+1&lt;prime;[.P57]+1;NA())" office:value-type="float" office:value="56" calcext:value-type="float">
            <text:p>56</text:p>
          </table:table-cell>
          <table:table-cell table:formula="of:=MOD_SQRT([.N58];prime)" office:value-type="string" office:string-value="#VALUE!" calcext:value-type="string">
            <text:p>#VALUE!</text:p>
          </table:table-cell>
          <table:table-cell/>
          <table:table-cell table:formula="of:=[.P58]" office:value-type="float" office:value="56" calcext:value-type="float">
            <text:p>56</text:p>
          </table:table-cell>
          <table:table-cell table:formula="of:=MOD(prime-[.Q58];prime)/[.Q58]*[.Q58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59]^3+a*[.P59]+b;prime)" office:value-type="float" office:value="129" calcext:value-type="float">
            <text:p>129</text:p>
          </table:table-cell>
          <table:table-cell/>
          <table:table-cell table:formula="of:=IF([.P58]+1&lt;prime;[.P58]+1;NA())" office:value-type="float" office:value="57" calcext:value-type="float">
            <text:p>57</text:p>
          </table:table-cell>
          <table:table-cell table:formula="of:=MOD_SQRT([.N59];prime)" office:value-type="float" office:value="225" calcext:value-type="float">
            <text:p>225</text:p>
          </table:table-cell>
          <table:table-cell/>
          <table:table-cell table:formula="of:=[.P59]" office:value-type="float" office:value="57" calcext:value-type="float">
            <text:p>57</text:p>
          </table:table-cell>
          <table:table-cell table:formula="of:=MOD(prime-[.Q59];prime)/[.Q59]*[.Q59]" office:value-type="float" office:value="38" calcext:value-type="float">
            <text:p>38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60]^3+a*[.P60]+b;prime)" office:value-type="float" office:value="60" calcext:value-type="float">
            <text:p>60</text:p>
          </table:table-cell>
          <table:table-cell/>
          <table:table-cell table:formula="of:=IF([.P59]+1&lt;prime;[.P59]+1;NA())" office:value-type="float" office:value="58" calcext:value-type="float">
            <text:p>58</text:p>
          </table:table-cell>
          <table:table-cell table:formula="of:=MOD_SQRT([.N60];prime)" office:value-type="string" office:string-value="#VALUE!" calcext:value-type="string">
            <text:p>#VALUE!</text:p>
          </table:table-cell>
          <table:table-cell/>
          <table:table-cell table:formula="of:=[.P60]" office:value-type="float" office:value="58" calcext:value-type="float">
            <text:p>58</text:p>
          </table:table-cell>
          <table:table-cell table:formula="of:=MOD(prime-[.Q60];prime)/[.Q60]*[.Q60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61]^3+a*[.P61]+b;prime)" office:value-type="float" office:value="76" calcext:value-type="float">
            <text:p>76</text:p>
          </table:table-cell>
          <table:table-cell/>
          <table:table-cell table:formula="of:=IF([.P60]+1&lt;prime;[.P60]+1;NA())" office:value-type="float" office:value="59" calcext:value-type="float">
            <text:p>59</text:p>
          </table:table-cell>
          <table:table-cell table:formula="of:=MOD_SQRT([.N61];prime)" office:value-type="string" office:string-value="#VALUE!" calcext:value-type="string">
            <text:p>#VALUE!</text:p>
          </table:table-cell>
          <table:table-cell/>
          <table:table-cell table:formula="of:=[.P61]" office:value-type="float" office:value="59" calcext:value-type="float">
            <text:p>59</text:p>
          </table:table-cell>
          <table:table-cell table:formula="of:=MOD(prime-[.Q61];prime)/[.Q61]*[.Q61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62]^3+a*[.P62]+b;prime)" office:value-type="float" office:value="183" calcext:value-type="float">
            <text:p>183</text:p>
          </table:table-cell>
          <table:table-cell/>
          <table:table-cell table:formula="of:=IF([.P61]+1&lt;prime;[.P61]+1;NA())" office:value-type="float" office:value="60" calcext:value-type="float">
            <text:p>60</text:p>
          </table:table-cell>
          <table:table-cell table:formula="of:=MOD_SQRT([.N62];prime)" office:value-type="float" office:value="151" calcext:value-type="float">
            <text:p>151</text:p>
          </table:table-cell>
          <table:table-cell/>
          <table:table-cell table:formula="of:=[.P62]" office:value-type="float" office:value="60" calcext:value-type="float">
            <text:p>60</text:p>
          </table:table-cell>
          <table:table-cell table:formula="of:=MOD(prime-[.Q62];prime)/[.Q62]*[.Q62]" office:value-type="float" office:value="112" calcext:value-type="float">
            <text:p>112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63]^3+a*[.P63]+b;prime)" office:value-type="float" office:value="124" calcext:value-type="float">
            <text:p>124</text:p>
          </table:table-cell>
          <table:table-cell/>
          <table:table-cell table:formula="of:=IF([.P62]+1&lt;prime;[.P62]+1;NA())" office:value-type="float" office:value="61" calcext:value-type="float">
            <text:p>61</text:p>
          </table:table-cell>
          <table:table-cell table:formula="of:=MOD_SQRT([.N63];prime)" office:value-type="float" office:value="85" calcext:value-type="float">
            <text:p>85</text:p>
          </table:table-cell>
          <table:table-cell/>
          <table:table-cell table:formula="of:=[.P63]" office:value-type="float" office:value="61" calcext:value-type="float">
            <text:p>61</text:p>
          </table:table-cell>
          <table:table-cell table:formula="of:=MOD(prime-[.Q63];prime)/[.Q63]*[.Q63]" office:value-type="float" office:value="178" calcext:value-type="float">
            <text:p>178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64]^3+a*[.P64]+b;prime)" office:value-type="float" office:value="168" calcext:value-type="float">
            <text:p>168</text:p>
          </table:table-cell>
          <table:table-cell/>
          <table:table-cell table:formula="of:=IF([.P63]+1&lt;prime;[.P63]+1;NA())" office:value-type="float" office:value="62" calcext:value-type="float">
            <text:p>62</text:p>
          </table:table-cell>
          <table:table-cell table:formula="of:=MOD_SQRT([.N64];prime)" office:value-type="string" office:string-value="#VALUE!" calcext:value-type="string">
            <text:p>#VALUE!</text:p>
          </table:table-cell>
          <table:table-cell/>
          <table:table-cell table:formula="of:=[.P64]" office:value-type="float" office:value="62" calcext:value-type="float">
            <text:p>62</text:p>
          </table:table-cell>
          <table:table-cell table:formula="of:=MOD(prime-[.Q64];prime)/[.Q64]*[.Q64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65]^3+a*[.P65]+b;prime)" office:value-type="float" office:value="58" calcext:value-type="float">
            <text:p>58</text:p>
          </table:table-cell>
          <table:table-cell/>
          <table:table-cell table:formula="of:=IF([.P64]+1&lt;prime;[.P64]+1;NA())" office:value-type="float" office:value="63" calcext:value-type="float">
            <text:p>63</text:p>
          </table:table-cell>
          <table:table-cell table:formula="of:=MOD_SQRT([.N65];prime)" office:value-type="string" office:string-value="#VALUE!" calcext:value-type="string">
            <text:p>#VALUE!</text:p>
          </table:table-cell>
          <table:table-cell/>
          <table:table-cell table:formula="of:=[.P65]" office:value-type="float" office:value="63" calcext:value-type="float">
            <text:p>63</text:p>
          </table:table-cell>
          <table:table-cell table:formula="of:=MOD(prime-[.Q65];prime)/[.Q65]*[.Q65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66]^3+a*[.P66]+b;prime)" office:value-type="float" office:value="63" calcext:value-type="float">
            <text:p>63</text:p>
          </table:table-cell>
          <table:table-cell/>
          <table:table-cell table:formula="of:=IF([.P65]+1&lt;prime;[.P65]+1;NA())" office:value-type="float" office:value="64" calcext:value-type="float">
            <text:p>64</text:p>
          </table:table-cell>
          <table:table-cell table:formula="of:=MOD_SQRT([.N66];prime)" office:value-type="string" office:string-value="#VALUE!" calcext:value-type="string">
            <text:p>#VALUE!</text:p>
          </table:table-cell>
          <table:table-cell/>
          <table:table-cell table:formula="of:=[.P66]" office:value-type="float" office:value="64" calcext:value-type="float">
            <text:p>64</text:p>
          </table:table-cell>
          <table:table-cell table:formula="of:=MOD(prime-[.Q66];prime)/[.Q66]*[.Q66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67]^3+a*[.P67]+b;prime)" office:value-type="float" office:value="189" calcext:value-type="float">
            <text:p>189</text:p>
          </table:table-cell>
          <table:table-cell/>
          <table:table-cell table:formula="of:=IF([.P66]+1&lt;prime;[.P66]+1;NA())" office:value-type="float" office:value="65" calcext:value-type="float">
            <text:p>65</text:p>
          </table:table-cell>
          <table:table-cell table:formula="of:=MOD_SQRT([.N67];prime)" office:value-type="string" office:string-value="#VALUE!" calcext:value-type="string">
            <text:p>#VALUE!</text:p>
          </table:table-cell>
          <table:table-cell/>
          <table:table-cell table:formula="of:=[.P67]" office:value-type="float" office:value="65" calcext:value-type="float">
            <text:p>65</text:p>
          </table:table-cell>
          <table:table-cell table:formula="of:=MOD(prime-[.Q67];prime)/[.Q67]*[.Q67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68]^3+a*[.P68]+b;prime)" office:value-type="float" office:value="179" calcext:value-type="float">
            <text:p>179</text:p>
          </table:table-cell>
          <table:table-cell/>
          <table:table-cell table:formula="of:=IF([.P67]+1&lt;prime;[.P67]+1;NA())" office:value-type="float" office:value="66" calcext:value-type="float">
            <text:p>66</text:p>
          </table:table-cell>
          <table:table-cell table:formula="of:=MOD_SQRT([.N68];prime)" office:value-type="float" office:value="53" calcext:value-type="float">
            <text:p>53</text:p>
          </table:table-cell>
          <table:table-cell/>
          <table:table-cell table:formula="of:=[.P68]" office:value-type="float" office:value="66" calcext:value-type="float">
            <text:p>66</text:p>
          </table:table-cell>
          <table:table-cell table:formula="of:=MOD(prime-[.Q68];prime)/[.Q68]*[.Q68]" office:value-type="float" office:value="210" calcext:value-type="float">
            <text:p>210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69]^3+a*[.P69]+b;prime)" office:value-type="float" office:value="39" calcext:value-type="float">
            <text:p>39</text:p>
          </table:table-cell>
          <table:table-cell/>
          <table:table-cell table:formula="of:=IF([.P68]+1&lt;prime;[.P68]+1;NA())" office:value-type="float" office:value="67" calcext:value-type="float">
            <text:p>67</text:p>
          </table:table-cell>
          <table:table-cell table:formula="of:=MOD_SQRT([.N69];prime)" office:value-type="float" office:value="61" calcext:value-type="float">
            <text:p>61</text:p>
          </table:table-cell>
          <table:table-cell/>
          <table:table-cell table:formula="of:=[.P69]" office:value-type="float" office:value="67" calcext:value-type="float">
            <text:p>67</text:p>
          </table:table-cell>
          <table:table-cell table:formula="of:=MOD(prime-[.Q69];prime)/[.Q69]*[.Q69]" office:value-type="float" office:value="202" calcext:value-type="float">
            <text:p>202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70]^3+a*[.P70]+b;prime)" office:value-type="float" office:value="38" calcext:value-type="float">
            <text:p>38</text:p>
          </table:table-cell>
          <table:table-cell/>
          <table:table-cell table:formula="of:=IF([.P69]+1&lt;prime;[.P69]+1;NA())" office:value-type="float" office:value="68" calcext:value-type="float">
            <text:p>68</text:p>
          </table:table-cell>
          <table:table-cell table:formula="of:=MOD_SQRT([.N70];prime)" office:value-type="string" office:string-value="#VALUE!" calcext:value-type="string">
            <text:p>#VALUE!</text:p>
          </table:table-cell>
          <table:table-cell/>
          <table:table-cell table:formula="of:=[.P70]" office:value-type="float" office:value="68" calcext:value-type="float">
            <text:p>68</text:p>
          </table:table-cell>
          <table:table-cell table:formula="of:=MOD(prime-[.Q70];prime)/[.Q70]*[.Q70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71]^3+a*[.P71]+b;prime)" office:value-type="float" office:value="182" calcext:value-type="float">
            <text:p>182</text:p>
          </table:table-cell>
          <table:table-cell/>
          <table:table-cell table:formula="of:=IF([.P70]+1&lt;prime;[.P70]+1;NA())" office:value-type="float" office:value="69" calcext:value-type="float">
            <text:p>69</text:p>
          </table:table-cell>
          <table:table-cell table:formula="of:=MOD_SQRT([.N71];prime)" office:value-type="string" office:string-value="#VALUE!" calcext:value-type="string">
            <text:p>#VALUE!</text:p>
          </table:table-cell>
          <table:table-cell/>
          <table:table-cell table:formula="of:=[.P71]" office:value-type="float" office:value="69" calcext:value-type="float">
            <text:p>69</text:p>
          </table:table-cell>
          <table:table-cell table:formula="of:=MOD(prime-[.Q71];prime)/[.Q71]*[.Q71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72]^3+a*[.P72]+b;prime)" office:value-type="float" office:value="214" calcext:value-type="float">
            <text:p>214</text:p>
          </table:table-cell>
          <table:table-cell/>
          <table:table-cell table:formula="of:=IF([.P71]+1&lt;prime;[.P71]+1;NA())" office:value-type="float" office:value="70" calcext:value-type="float">
            <text:p>70</text:p>
          </table:table-cell>
          <table:table-cell table:formula="of:=MOD_SQRT([.N72];prime)" office:value-type="string" office:string-value="#VALUE!" calcext:value-type="string">
            <text:p>#VALUE!</text:p>
          </table:table-cell>
          <table:table-cell/>
          <table:table-cell table:formula="of:=[.P72]" office:value-type="float" office:value="70" calcext:value-type="float">
            <text:p>70</text:p>
          </table:table-cell>
          <table:table-cell table:formula="of:=MOD(prime-[.Q72];prime)/[.Q72]*[.Q72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73]^3+a*[.P73]+b;prime)" office:value-type="float" office:value="140" calcext:value-type="float">
            <text:p>140</text:p>
          </table:table-cell>
          <table:table-cell/>
          <table:table-cell table:formula="of:=IF([.P72]+1&lt;prime;[.P72]+1;NA())" office:value-type="float" office:value="71" calcext:value-type="float">
            <text:p>71</text:p>
          </table:table-cell>
          <table:table-cell table:formula="of:=MOD_SQRT([.N73];prime)" office:value-type="float" office:value="107" calcext:value-type="float">
            <text:p>107</text:p>
          </table:table-cell>
          <table:table-cell/>
          <table:table-cell table:formula="of:=[.P73]" office:value-type="float" office:value="71" calcext:value-type="float">
            <text:p>71</text:p>
          </table:table-cell>
          <table:table-cell table:formula="of:=MOD(prime-[.Q73];prime)/[.Q73]*[.Q73]" office:value-type="float" office:value="156" calcext:value-type="float">
            <text:p>156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74]^3+a*[.P74]+b;prime)" office:value-type="float" office:value="229" calcext:value-type="float">
            <text:p>229</text:p>
          </table:table-cell>
          <table:table-cell/>
          <table:table-cell table:formula="of:=IF([.P73]+1&lt;prime;[.P73]+1;NA())" office:value-type="float" office:value="72" calcext:value-type="float">
            <text:p>72</text:p>
          </table:table-cell>
          <table:table-cell table:formula="of:=MOD_SQRT([.N74];prime)" office:value-type="string" office:string-value="#VALUE!" calcext:value-type="string">
            <text:p>#VALUE!</text:p>
          </table:table-cell>
          <table:table-cell/>
          <table:table-cell table:formula="of:=[.P74]" office:value-type="float" office:value="72" calcext:value-type="float">
            <text:p>72</text:p>
          </table:table-cell>
          <table:table-cell table:formula="of:=MOD(prime-[.Q74];prime)/[.Q74]*[.Q74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75]^3+a*[.P75]+b;prime)" office:value-type="float" office:value="224" calcext:value-type="float">
            <text:p>224</text:p>
          </table:table-cell>
          <table:table-cell/>
          <table:table-cell table:formula="of:=IF([.P74]+1&lt;prime;[.P74]+1;NA())" office:value-type="float" office:value="73" calcext:value-type="float">
            <text:p>73</text:p>
          </table:table-cell>
          <table:table-cell table:formula="of:=MOD_SQRT([.N75];prime)" office:value-type="string" office:string-value="#VALUE!" calcext:value-type="string">
            <text:p>#VALUE!</text:p>
          </table:table-cell>
          <table:table-cell/>
          <table:table-cell table:formula="of:=[.P75]" office:value-type="float" office:value="73" calcext:value-type="float">
            <text:p>73</text:p>
          </table:table-cell>
          <table:table-cell table:formula="of:=MOD(prime-[.Q75];prime)/[.Q75]*[.Q75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76]^3+a*[.P76]+b;prime)" office:value-type="float" office:value="131" calcext:value-type="float">
            <text:p>131</text:p>
          </table:table-cell>
          <table:table-cell/>
          <table:table-cell table:formula="of:=IF([.P75]+1&lt;prime;[.P75]+1;NA())" office:value-type="float" office:value="74" calcext:value-type="float">
            <text:p>74</text:p>
          </table:table-cell>
          <table:table-cell table:formula="of:=MOD_SQRT([.N76];prime)" office:value-type="string" office:string-value="#VALUE!" calcext:value-type="string">
            <text:p>#VALUE!</text:p>
          </table:table-cell>
          <table:table-cell/>
          <table:table-cell table:formula="of:=[.P76]" office:value-type="float" office:value="74" calcext:value-type="float">
            <text:p>74</text:p>
          </table:table-cell>
          <table:table-cell table:formula="of:=MOD(prime-[.Q76];prime)/[.Q76]*[.Q76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77]^3+a*[.P77]+b;prime)" office:value-type="float" office:value="219" calcext:value-type="float">
            <text:p>219</text:p>
          </table:table-cell>
          <table:table-cell/>
          <table:table-cell table:formula="of:=IF([.P76]+1&lt;prime;[.P76]+1;NA())" office:value-type="float" office:value="75" calcext:value-type="float">
            <text:p>75</text:p>
          </table:table-cell>
          <table:table-cell table:formula="of:=MOD_SQRT([.N77];prime)" office:value-type="string" office:string-value="#VALUE!" calcext:value-type="string">
            <text:p>#VALUE!</text:p>
          </table:table-cell>
          <table:table-cell/>
          <table:table-cell table:formula="of:=[.P77]" office:value-type="float" office:value="75" calcext:value-type="float">
            <text:p>75</text:p>
          </table:table-cell>
          <table:table-cell table:formula="of:=MOD(prime-[.Q77];prime)/[.Q77]*[.Q77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78]^3+a*[.P78]+b;prime)" office:value-type="float" office:value="231" calcext:value-type="float">
            <text:p>231</text:p>
          </table:table-cell>
          <table:table-cell/>
          <table:table-cell table:formula="of:=IF([.P77]+1&lt;prime;[.P77]+1;NA())" office:value-type="float" office:value="76" calcext:value-type="float">
            <text:p>76</text:p>
          </table:table-cell>
          <table:table-cell table:formula="of:=MOD_SQRT([.N78];prime)" office:value-type="string" office:string-value="#VALUE!" calcext:value-type="string">
            <text:p>#VALUE!</text:p>
          </table:table-cell>
          <table:table-cell/>
          <table:table-cell table:formula="of:=[.P78]" office:value-type="float" office:value="76" calcext:value-type="float">
            <text:p>76</text:p>
          </table:table-cell>
          <table:table-cell table:formula="of:=MOD(prime-[.Q78];prime)/[.Q78]*[.Q78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79]^3+a*[.P79]+b;prime)" office:value-type="float" office:value="173" calcext:value-type="float">
            <text:p>173</text:p>
          </table:table-cell>
          <table:table-cell/>
          <table:table-cell table:formula="of:=IF([.P78]+1&lt;prime;[.P78]+1;NA())" office:value-type="float" office:value="77" calcext:value-type="float">
            <text:p>77</text:p>
          </table:table-cell>
          <table:table-cell table:formula="of:=MOD_SQRT([.N79];prime)" office:value-type="float" office:value="35" calcext:value-type="float">
            <text:p>35</text:p>
          </table:table-cell>
          <table:table-cell/>
          <table:table-cell table:formula="of:=[.P79]" office:value-type="float" office:value="77" calcext:value-type="float">
            <text:p>77</text:p>
          </table:table-cell>
          <table:table-cell table:formula="of:=MOD(prime-[.Q79];prime)/[.Q79]*[.Q79]" office:value-type="float" office:value="228" calcext:value-type="float">
            <text:p>228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80]^3+a*[.P80]+b;prime)" office:value-type="float" office:value="51" calcext:value-type="float">
            <text:p>51</text:p>
          </table:table-cell>
          <table:table-cell/>
          <table:table-cell table:formula="of:=IF([.P79]+1&lt;prime;[.P79]+1;NA())" office:value-type="float" office:value="78" calcext:value-type="float">
            <text:p>78</text:p>
          </table:table-cell>
          <table:table-cell table:formula="of:=MOD_SQRT([.N80];prime)" office:value-type="float" office:value="83" calcext:value-type="float">
            <text:p>83</text:p>
          </table:table-cell>
          <table:table-cell/>
          <table:table-cell table:formula="of:=[.P80]" office:value-type="float" office:value="78" calcext:value-type="float">
            <text:p>78</text:p>
          </table:table-cell>
          <table:table-cell table:formula="of:=MOD(prime-[.Q80];prime)/[.Q80]*[.Q80]" office:value-type="float" office:value="180" calcext:value-type="float">
            <text:p>180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81]^3+a*[.P81]+b;prime)" office:value-type="float" office:value="134" calcext:value-type="float">
            <text:p>134</text:p>
          </table:table-cell>
          <table:table-cell/>
          <table:table-cell table:formula="of:=IF([.P80]+1&lt;prime;[.P80]+1;NA())" office:value-type="float" office:value="79" calcext:value-type="float">
            <text:p>79</text:p>
          </table:table-cell>
          <table:table-cell table:formula="of:=MOD_SQRT([.N81];prime)" office:value-type="string" office:string-value="#VALUE!" calcext:value-type="string">
            <text:p>#VALUE!</text:p>
          </table:table-cell>
          <table:table-cell/>
          <table:table-cell table:formula="of:=[.P81]" office:value-type="float" office:value="79" calcext:value-type="float">
            <text:p>79</text:p>
          </table:table-cell>
          <table:table-cell table:formula="of:=MOD(prime-[.Q81];prime)/[.Q81]*[.Q81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82]^3+a*[.P82]+b;prime)" office:value-type="float" office:value="165" calcext:value-type="float">
            <text:p>165</text:p>
          </table:table-cell>
          <table:table-cell/>
          <table:table-cell table:formula="of:=IF([.P81]+1&lt;prime;[.P81]+1;NA())" office:value-type="float" office:value="80" calcext:value-type="float">
            <text:p>80</text:p>
          </table:table-cell>
          <table:table-cell table:formula="of:=MOD_SQRT([.N82];prime)" office:value-type="string" office:string-value="#VALUE!" calcext:value-type="string">
            <text:p>#VALUE!</text:p>
          </table:table-cell>
          <table:table-cell/>
          <table:table-cell table:formula="of:=[.P82]" office:value-type="float" office:value="80" calcext:value-type="float">
            <text:p>80</text:p>
          </table:table-cell>
          <table:table-cell table:formula="of:=MOD(prime-[.Q82];prime)/[.Q82]*[.Q82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83]^3+a*[.P83]+b;prime)" office:value-type="float" office:value="150" calcext:value-type="float">
            <text:p>150</text:p>
          </table:table-cell>
          <table:table-cell/>
          <table:table-cell table:formula="of:=IF([.P82]+1&lt;prime;[.P82]+1;NA())" office:value-type="float" office:value="81" calcext:value-type="float">
            <text:p>81</text:p>
          </table:table-cell>
          <table:table-cell table:formula="of:=MOD_SQRT([.N83];prime)" office:value-type="float" office:value="237" calcext:value-type="float">
            <text:p>237</text:p>
          </table:table-cell>
          <table:table-cell/>
          <table:table-cell table:formula="of:=[.P83]" office:value-type="float" office:value="81" calcext:value-type="float">
            <text:p>81</text:p>
          </table:table-cell>
          <table:table-cell table:formula="of:=MOD(prime-[.Q83];prime)/[.Q83]*[.Q83]" office:value-type="float" office:value="26" calcext:value-type="float">
            <text:p>26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84]^3+a*[.P84]+b;prime)" office:value-type="float" office:value="95" calcext:value-type="float">
            <text:p>95</text:p>
          </table:table-cell>
          <table:table-cell/>
          <table:table-cell table:formula="of:=IF([.P83]+1&lt;prime;[.P83]+1;NA())" office:value-type="float" office:value="82" calcext:value-type="float">
            <text:p>82</text:p>
          </table:table-cell>
          <table:table-cell table:formula="of:=MOD_SQRT([.N84];prime)" office:value-type="float" office:value="219" calcext:value-type="float">
            <text:p>219</text:p>
          </table:table-cell>
          <table:table-cell/>
          <table:table-cell table:formula="of:=[.P84]" office:value-type="float" office:value="82" calcext:value-type="float">
            <text:p>82</text:p>
          </table:table-cell>
          <table:table-cell table:formula="of:=MOD(prime-[.Q84];prime)/[.Q84]*[.Q84]" office:value-type="float" office:value="44" calcext:value-type="float">
            <text:p>44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85]^3+a*[.P85]+b;prime)" office:value-type="float" office:value="6" calcext:value-type="float">
            <text:p>6</text:p>
          </table:table-cell>
          <table:table-cell/>
          <table:table-cell table:formula="of:=IF([.P84]+1&lt;prime;[.P84]+1;NA())" office:value-type="float" office:value="83" calcext:value-type="float">
            <text:p>83</text:p>
          </table:table-cell>
          <table:table-cell table:formula="of:=MOD_SQRT([.N85];prime)" office:value-type="float" office:value="163" calcext:value-type="float">
            <text:p>163</text:p>
          </table:table-cell>
          <table:table-cell/>
          <table:table-cell table:formula="of:=[.P85]" office:value-type="float" office:value="83" calcext:value-type="float">
            <text:p>83</text:p>
          </table:table-cell>
          <table:table-cell table:formula="of:=MOD(prime-[.Q85];prime)/[.Q85]*[.Q85]" office:value-type="float" office:value="100" calcext:value-type="float">
            <text:p>100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86]^3+a*[.P86]+b;prime)" office:value-type="float" office:value="152" calcext:value-type="float">
            <text:p>152</text:p>
          </table:table-cell>
          <table:table-cell/>
          <table:table-cell table:formula="of:=IF([.P85]+1&lt;prime;[.P85]+1;NA())" office:value-type="float" office:value="84" calcext:value-type="float">
            <text:p>84</text:p>
          </table:table-cell>
          <table:table-cell table:formula="of:=MOD_SQRT([.N86];prime)" office:value-type="string" office:string-value="#VALUE!" calcext:value-type="string">
            <text:p>#VALUE!</text:p>
          </table:table-cell>
          <table:table-cell/>
          <table:table-cell table:formula="of:=[.P86]" office:value-type="float" office:value="84" calcext:value-type="float">
            <text:p>84</text:p>
          </table:table-cell>
          <table:table-cell table:formula="of:=MOD(prime-[.Q86];prime)/[.Q86]*[.Q86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87]^3+a*[.P87]+b;prime)" office:value-type="float" office:value="13" calcext:value-type="float">
            <text:p>13</text:p>
          </table:table-cell>
          <table:table-cell/>
          <table:table-cell table:formula="of:=IF([.P86]+1&lt;prime;[.P86]+1;NA())" office:value-type="float" office:value="85" calcext:value-type="float">
            <text:p>85</text:p>
          </table:table-cell>
          <table:table-cell table:formula="of:=MOD_SQRT([.N87];prime)" office:value-type="float" office:value="117" calcext:value-type="float">
            <text:p>117</text:p>
          </table:table-cell>
          <table:table-cell/>
          <table:table-cell table:formula="of:=[.P87]" office:value-type="float" office:value="85" calcext:value-type="float">
            <text:p>85</text:p>
          </table:table-cell>
          <table:table-cell table:formula="of:=MOD(prime-[.Q87];prime)/[.Q87]*[.Q87]" office:value-type="float" office:value="146" calcext:value-type="float">
            <text:p>146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88]^3+a*[.P88]+b;prime)" office:value-type="float" office:value="121" calcext:value-type="float">
            <text:p>121</text:p>
          </table:table-cell>
          <table:table-cell/>
          <table:table-cell table:formula="of:=IF([.P87]+1&lt;prime;[.P87]+1;NA())" office:value-type="float" office:value="86" calcext:value-type="float">
            <text:p>86</text:p>
          </table:table-cell>
          <table:table-cell table:formula="of:=MOD_SQRT([.N88];prime)" office:value-type="float" office:value="11" calcext:value-type="float">
            <text:p>11</text:p>
          </table:table-cell>
          <table:table-cell/>
          <table:table-cell table:formula="of:=[.P88]" office:value-type="float" office:value="86" calcext:value-type="float">
            <text:p>86</text:p>
          </table:table-cell>
          <table:table-cell table:formula="of:=MOD(prime-[.Q88];prime)/[.Q88]*[.Q88]" office:value-type="float" office:value="252" calcext:value-type="float">
            <text:p>252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89]^3+a*[.P89]+b;prime)" office:value-type="float" office:value="219" calcext:value-type="float">
            <text:p>219</text:p>
          </table:table-cell>
          <table:table-cell/>
          <table:table-cell table:formula="of:=IF([.P88]+1&lt;prime;[.P88]+1;NA())" office:value-type="float" office:value="87" calcext:value-type="float">
            <text:p>87</text:p>
          </table:table-cell>
          <table:table-cell table:formula="of:=MOD_SQRT([.N89];prime)" office:value-type="string" office:string-value="#VALUE!" calcext:value-type="string">
            <text:p>#VALUE!</text:p>
          </table:table-cell>
          <table:table-cell/>
          <table:table-cell table:formula="of:=[.P89]" office:value-type="float" office:value="87" calcext:value-type="float">
            <text:p>87</text:p>
          </table:table-cell>
          <table:table-cell table:formula="of:=MOD(prime-[.Q89];prime)/[.Q89]*[.Q89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90]^3+a*[.P90]+b;prime)" office:value-type="float" office:value="50" calcext:value-type="float">
            <text:p>50</text:p>
          </table:table-cell>
          <table:table-cell/>
          <table:table-cell table:formula="of:=IF([.P89]+1&lt;prime;[.P89]+1;NA())" office:value-type="float" office:value="88" calcext:value-type="float">
            <text:p>88</text:p>
          </table:table-cell>
          <table:table-cell table:formula="of:=MOD_SQRT([.N90];prime)" office:value-type="float" office:value="239" calcext:value-type="float">
            <text:p>239</text:p>
          </table:table-cell>
          <table:table-cell/>
          <table:table-cell table:formula="of:=[.P90]" office:value-type="float" office:value="88" calcext:value-type="float">
            <text:p>88</text:p>
          </table:table-cell>
          <table:table-cell table:formula="of:=MOD(prime-[.Q90];prime)/[.Q90]*[.Q90]" office:value-type="float" office:value="24" calcext:value-type="float">
            <text:p>24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91]^3+a*[.P91]+b;prime)" office:value-type="float" office:value="146" calcext:value-type="float">
            <text:p>146</text:p>
          </table:table-cell>
          <table:table-cell/>
          <table:table-cell table:formula="of:=IF([.P90]+1&lt;prime;[.P90]+1;NA())" office:value-type="float" office:value="89" calcext:value-type="float">
            <text:p>89</text:p>
          </table:table-cell>
          <table:table-cell table:formula="of:=MOD_SQRT([.N91];prime)" office:value-type="string" office:string-value="#VALUE!" calcext:value-type="string">
            <text:p>#VALUE!</text:p>
          </table:table-cell>
          <table:table-cell/>
          <table:table-cell table:formula="of:=[.P91]" office:value-type="float" office:value="89" calcext:value-type="float">
            <text:p>89</text:p>
          </table:table-cell>
          <table:table-cell table:formula="of:=MOD(prime-[.Q91];prime)/[.Q91]*[.Q91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92]^3+a*[.P92]+b;prime)" office:value-type="float" office:value="250" calcext:value-type="float">
            <text:p>250</text:p>
          </table:table-cell>
          <table:table-cell/>
          <table:table-cell table:formula="of:=IF([.P91]+1&lt;prime;[.P91]+1;NA())" office:value-type="float" office:value="90" calcext:value-type="float">
            <text:p>90</text:p>
          </table:table-cell>
          <table:table-cell table:formula="of:=MOD_SQRT([.N92];prime)" office:value-type="string" office:string-value="#VALUE!" calcext:value-type="string">
            <text:p>#VALUE!</text:p>
          </table:table-cell>
          <table:table-cell/>
          <table:table-cell table:formula="of:=[.P92]" office:value-type="float" office:value="90" calcext:value-type="float">
            <text:p>90</text:p>
          </table:table-cell>
          <table:table-cell table:formula="of:=MOD(prime-[.Q92];prime)/[.Q92]*[.Q92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93]^3+a*[.P93]+b;prime)" office:value-type="float" office:value="105" calcext:value-type="float">
            <text:p>105</text:p>
          </table:table-cell>
          <table:table-cell/>
          <table:table-cell table:formula="of:=IF([.P92]+1&lt;prime;[.P92]+1;NA())" office:value-type="float" office:value="91" calcext:value-type="float">
            <text:p>91</text:p>
          </table:table-cell>
          <table:table-cell table:formula="of:=MOD_SQRT([.N93];prime)" office:value-type="float" office:value="47" calcext:value-type="float">
            <text:p>47</text:p>
          </table:table-cell>
          <table:table-cell/>
          <table:table-cell table:formula="of:=[.P93]" office:value-type="float" office:value="91" calcext:value-type="float">
            <text:p>91</text:p>
          </table:table-cell>
          <table:table-cell table:formula="of:=MOD(prime-[.Q93];prime)/[.Q93]*[.Q93]" office:value-type="float" office:value="216" calcext:value-type="float">
            <text:p>216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94]^3+a*[.P94]+b;prime)" office:value-type="float" office:value="243" calcext:value-type="float">
            <text:p>243</text:p>
          </table:table-cell>
          <table:table-cell/>
          <table:table-cell table:formula="of:=IF([.P93]+1&lt;prime;[.P93]+1;NA())" office:value-type="float" office:value="92" calcext:value-type="float">
            <text:p>92</text:p>
          </table:table-cell>
          <table:table-cell table:formula="of:=MOD_SQRT([.N94];prime)" office:value-type="float" office:value="207" calcext:value-type="float">
            <text:p>207</text:p>
          </table:table-cell>
          <table:table-cell/>
          <table:table-cell table:formula="of:=[.P94]" office:value-type="float" office:value="92" calcext:value-type="float">
            <text:p>92</text:p>
          </table:table-cell>
          <table:table-cell table:formula="of:=MOD(prime-[.Q94];prime)/[.Q94]*[.Q94]" office:value-type="float" office:value="56" calcext:value-type="float">
            <text:p>56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95]^3+a*[.P95]+b;prime)" office:value-type="float" office:value="144" calcext:value-type="float">
            <text:p>144</text:p>
          </table:table-cell>
          <table:table-cell/>
          <table:table-cell table:formula="of:=IF([.P94]+1&lt;prime;[.P94]+1;NA())" office:value-type="float" office:value="93" calcext:value-type="float">
            <text:p>93</text:p>
          </table:table-cell>
          <table:table-cell table:formula="of:=MOD_SQRT([.N95];prime)" office:value-type="float" office:value="251" calcext:value-type="float">
            <text:p>251</text:p>
          </table:table-cell>
          <table:table-cell/>
          <table:table-cell table:formula="of:=[.P95]" office:value-type="float" office:value="93" calcext:value-type="float">
            <text:p>93</text:p>
          </table:table-cell>
          <table:table-cell table:formula="of:=MOD(prime-[.Q95];prime)/[.Q95]*[.Q95]" office:value-type="float" office:value="12" calcext:value-type="float">
            <text:p>12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96]^3+a*[.P96]+b;prime)" office:value-type="float" office:value="77" calcext:value-type="float">
            <text:p>77</text:p>
          </table:table-cell>
          <table:table-cell/>
          <table:table-cell table:formula="of:=IF([.P95]+1&lt;prime;[.P95]+1;NA())" office:value-type="float" office:value="94" calcext:value-type="float">
            <text:p>94</text:p>
          </table:table-cell>
          <table:table-cell table:formula="of:=MOD_SQRT([.N96];prime)" office:value-type="string" office:string-value="#VALUE!" calcext:value-type="string">
            <text:p>#VALUE!</text:p>
          </table:table-cell>
          <table:table-cell/>
          <table:table-cell table:formula="of:=[.P96]" office:value-type="float" office:value="94" calcext:value-type="float">
            <text:p>94</text:p>
          </table:table-cell>
          <table:table-cell table:formula="of:=MOD(prime-[.Q96];prime)/[.Q96]*[.Q96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97]^3+a*[.P97]+b;prime)" office:value-type="float" office:value="48" calcext:value-type="float">
            <text:p>48</text:p>
          </table:table-cell>
          <table:table-cell/>
          <table:table-cell table:formula="of:=IF([.P96]+1&lt;prime;[.P96]+1;NA())" office:value-type="float" office:value="95" calcext:value-type="float">
            <text:p>95</text:p>
          </table:table-cell>
          <table:table-cell table:formula="of:=MOD_SQRT([.N97];prime)" office:value-type="float" office:value="171" calcext:value-type="float">
            <text:p>171</text:p>
          </table:table-cell>
          <table:table-cell/>
          <table:table-cell table:formula="of:=[.P97]" office:value-type="float" office:value="95" calcext:value-type="float">
            <text:p>95</text:p>
          </table:table-cell>
          <table:table-cell table:formula="of:=MOD(prime-[.Q97];prime)/[.Q97]*[.Q97]" office:value-type="float" office:value="92" calcext:value-type="float">
            <text:p>92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98]^3+a*[.P98]+b;prime)" office:value-type="float" office:value="63" calcext:value-type="float">
            <text:p>63</text:p>
          </table:table-cell>
          <table:table-cell/>
          <table:table-cell table:formula="of:=IF([.P97]+1&lt;prime;[.P97]+1;NA())" office:value-type="float" office:value="96" calcext:value-type="float">
            <text:p>96</text:p>
          </table:table-cell>
          <table:table-cell table:formula="of:=MOD_SQRT([.N98];prime)" office:value-type="string" office:string-value="#VALUE!" calcext:value-type="string">
            <text:p>#VALUE!</text:p>
          </table:table-cell>
          <table:table-cell/>
          <table:table-cell table:formula="of:=[.P98]" office:value-type="float" office:value="96" calcext:value-type="float">
            <text:p>96</text:p>
          </table:table-cell>
          <table:table-cell table:formula="of:=MOD(prime-[.Q98];prime)/[.Q98]*[.Q98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99]^3+a*[.P99]+b;prime)" office:value-type="float" office:value="128" calcext:value-type="float">
            <text:p>128</text:p>
          </table:table-cell>
          <table:table-cell/>
          <table:table-cell table:formula="of:=IF([.P98]+1&lt;prime;[.P98]+1;NA())" office:value-type="float" office:value="97" calcext:value-type="float">
            <text:p>97</text:p>
          </table:table-cell>
          <table:table-cell table:formula="of:=MOD_SQRT([.N99];prime)" office:value-type="float" office:value="91" calcext:value-type="float">
            <text:p>91</text:p>
          </table:table-cell>
          <table:table-cell/>
          <table:table-cell table:formula="of:=[.P99]" office:value-type="float" office:value="97" calcext:value-type="float">
            <text:p>97</text:p>
          </table:table-cell>
          <table:table-cell table:formula="of:=MOD(prime-[.Q99];prime)/[.Q99]*[.Q99]" office:value-type="float" office:value="172" calcext:value-type="float">
            <text:p>172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00]^3+a*[.P100]+b;prime)" office:value-type="float" office:value="249" calcext:value-type="float">
            <text:p>249</text:p>
          </table:table-cell>
          <table:table-cell/>
          <table:table-cell table:formula="of:=IF([.P99]+1&lt;prime;[.P99]+1;NA())" office:value-type="float" office:value="98" calcext:value-type="float">
            <text:p>98</text:p>
          </table:table-cell>
          <table:table-cell table:formula="of:=MOD_SQRT([.N100];prime)" office:value-type="float" office:value="81" calcext:value-type="float">
            <text:p>81</text:p>
          </table:table-cell>
          <table:table-cell/>
          <table:table-cell table:formula="of:=[.P100]" office:value-type="float" office:value="98" calcext:value-type="float">
            <text:p>98</text:p>
          </table:table-cell>
          <table:table-cell table:formula="of:=MOD(prime-[.Q100];prime)/[.Q100]*[.Q100]" office:value-type="float" office:value="182" calcext:value-type="float">
            <text:p>182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01]^3+a*[.P101]+b;prime)" office:value-type="float" office:value="169" calcext:value-type="float">
            <text:p>169</text:p>
          </table:table-cell>
          <table:table-cell/>
          <table:table-cell table:formula="of:=IF([.P100]+1&lt;prime;[.P100]+1;NA())" office:value-type="float" office:value="99" calcext:value-type="float">
            <text:p>99</text:p>
          </table:table-cell>
          <table:table-cell table:formula="of:=MOD_SQRT([.N101];prime)" office:value-type="float" office:value="13" calcext:value-type="float">
            <text:p>13</text:p>
          </table:table-cell>
          <table:table-cell/>
          <table:table-cell table:formula="of:=[.P101]" office:value-type="float" office:value="99" calcext:value-type="float">
            <text:p>99</text:p>
          </table:table-cell>
          <table:table-cell table:formula="of:=MOD(prime-[.Q101];prime)/[.Q101]*[.Q101]" office:value-type="float" office:value="250" calcext:value-type="float">
            <text:p>250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02]^3+a*[.P102]+b;prime)" office:value-type="float" office:value="157" calcext:value-type="float">
            <text:p>157</text:p>
          </table:table-cell>
          <table:table-cell/>
          <table:table-cell table:formula="of:=IF([.P101]+1&lt;prime;[.P101]+1;NA())" office:value-type="float" office:value="100" calcext:value-type="float">
            <text:p>100</text:p>
          </table:table-cell>
          <table:table-cell table:formula="of:=MOD_SQRT([.N102];prime)" office:value-type="float" office:value="169" calcext:value-type="float">
            <text:p>169</text:p>
          </table:table-cell>
          <table:table-cell/>
          <table:table-cell table:formula="of:=[.P102]" office:value-type="float" office:value="100" calcext:value-type="float">
            <text:p>100</text:p>
          </table:table-cell>
          <table:table-cell table:formula="of:=MOD(prime-[.Q102];prime)/[.Q102]*[.Q102]" office:value-type="float" office:value="94" calcext:value-type="float">
            <text:p>94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03]^3+a*[.P103]+b;prime)" office:value-type="float" office:value="219" calcext:value-type="float">
            <text:p>219</text:p>
          </table:table-cell>
          <table:table-cell/>
          <table:table-cell table:formula="of:=IF([.P102]+1&lt;prime;[.P102]+1;NA())" office:value-type="float" office:value="101" calcext:value-type="float">
            <text:p>101</text:p>
          </table:table-cell>
          <table:table-cell table:formula="of:=MOD_SQRT([.N103];prime)" office:value-type="string" office:string-value="#VALUE!" calcext:value-type="string">
            <text:p>#VALUE!</text:p>
          </table:table-cell>
          <table:table-cell/>
          <table:table-cell table:formula="of:=[.P103]" office:value-type="float" office:value="101" calcext:value-type="float">
            <text:p>101</text:p>
          </table:table-cell>
          <table:table-cell table:formula="of:=MOD(prime-[.Q103];prime)/[.Q103]*[.Q103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04]^3+a*[.P104]+b;prime)" office:value-type="float" office:value="98" calcext:value-type="float">
            <text:p>98</text:p>
          </table:table-cell>
          <table:table-cell/>
          <table:table-cell table:formula="of:=IF([.P103]+1&lt;prime;[.P103]+1;NA())" office:value-type="float" office:value="102" calcext:value-type="float">
            <text:p>102</text:p>
          </table:table-cell>
          <table:table-cell table:formula="of:=MOD_SQRT([.N104];prime)" office:value-type="float" office:value="19" calcext:value-type="float">
            <text:p>19</text:p>
          </table:table-cell>
          <table:table-cell/>
          <table:table-cell table:formula="of:=[.P104]" office:value-type="float" office:value="102" calcext:value-type="float">
            <text:p>102</text:p>
          </table:table-cell>
          <table:table-cell table:formula="of:=MOD(prime-[.Q104];prime)/[.Q104]*[.Q104]" office:value-type="float" office:value="244" calcext:value-type="float">
            <text:p>244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05]^3+a*[.P105]+b;prime)" office:value-type="float" office:value="63" calcext:value-type="float">
            <text:p>63</text:p>
          </table:table-cell>
          <table:table-cell/>
          <table:table-cell table:formula="of:=IF([.P104]+1&lt;prime;[.P104]+1;NA())" office:value-type="float" office:value="103" calcext:value-type="float">
            <text:p>103</text:p>
          </table:table-cell>
          <table:table-cell table:formula="of:=MOD_SQRT([.N105];prime)" office:value-type="string" office:string-value="#VALUE!" calcext:value-type="string">
            <text:p>#VALUE!</text:p>
          </table:table-cell>
          <table:table-cell/>
          <table:table-cell table:formula="of:=[.P105]" office:value-type="float" office:value="103" calcext:value-type="float">
            <text:p>103</text:p>
          </table:table-cell>
          <table:table-cell table:formula="of:=MOD(prime-[.Q105];prime)/[.Q105]*[.Q105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06]^3+a*[.P106]+b;prime)" office:value-type="float" office:value="120" calcext:value-type="float">
            <text:p>120</text:p>
          </table:table-cell>
          <table:table-cell/>
          <table:table-cell table:formula="of:=IF([.P105]+1&lt;prime;[.P105]+1;NA())" office:value-type="float" office:value="104" calcext:value-type="float">
            <text:p>104</text:p>
          </table:table-cell>
          <table:table-cell table:formula="of:=MOD_SQRT([.N106];prime)" office:value-type="string" office:string-value="#VALUE!" calcext:value-type="string">
            <text:p>#VALUE!</text:p>
          </table:table-cell>
          <table:table-cell/>
          <table:table-cell table:formula="of:=[.P106]" office:value-type="float" office:value="104" calcext:value-type="float">
            <text:p>104</text:p>
          </table:table-cell>
          <table:table-cell table:formula="of:=MOD(prime-[.Q106];prime)/[.Q106]*[.Q106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07]^3+a*[.P107]+b;prime)" office:value-type="float" office:value="12" calcext:value-type="float">
            <text:p>12</text:p>
          </table:table-cell>
          <table:table-cell/>
          <table:table-cell table:formula="of:=IF([.P106]+1&lt;prime;[.P106]+1;NA())" office:value-type="float" office:value="105" calcext:value-type="float">
            <text:p>105</text:p>
          </table:table-cell>
          <table:table-cell table:formula="of:=MOD_SQRT([.N107];prime)" office:value-type="float" office:value="217" calcext:value-type="float">
            <text:p>217</text:p>
          </table:table-cell>
          <table:table-cell/>
          <table:table-cell table:formula="of:=[.P107]" office:value-type="float" office:value="105" calcext:value-type="float">
            <text:p>105</text:p>
          </table:table-cell>
          <table:table-cell table:formula="of:=MOD(prime-[.Q107];prime)/[.Q107]*[.Q107]" office:value-type="float" office:value="46" calcext:value-type="float">
            <text:p>46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08]^3+a*[.P108]+b;prime)" office:value-type="float" office:value="8" calcext:value-type="float">
            <text:p>8</text:p>
          </table:table-cell>
          <table:table-cell/>
          <table:table-cell table:formula="of:=IF([.P107]+1&lt;prime;[.P107]+1;NA())" office:value-type="float" office:value="106" calcext:value-type="float">
            <text:p>106</text:p>
          </table:table-cell>
          <table:table-cell table:formula="of:=MOD_SQRT([.N108];prime)" office:value-type="float" office:value="43" calcext:value-type="float">
            <text:p>43</text:p>
          </table:table-cell>
          <table:table-cell/>
          <table:table-cell table:formula="of:=[.P108]" office:value-type="float" office:value="106" calcext:value-type="float">
            <text:p>106</text:p>
          </table:table-cell>
          <table:table-cell table:formula="of:=MOD(prime-[.Q108];prime)/[.Q108]*[.Q108]" office:value-type="float" office:value="220" calcext:value-type="float">
            <text:p>220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09]^3+a*[.P109]+b;prime)" office:value-type="float" office:value="114" calcext:value-type="float">
            <text:p>114</text:p>
          </table:table-cell>
          <table:table-cell/>
          <table:table-cell table:formula="of:=IF([.P108]+1&lt;prime;[.P108]+1;NA())" office:value-type="float" office:value="107" calcext:value-type="float">
            <text:p>107</text:p>
          </table:table-cell>
          <table:table-cell table:formula="of:=MOD_SQRT([.N109];prime)" office:value-type="string" office:string-value="#VALUE!" calcext:value-type="string">
            <text:p>#VALUE!</text:p>
          </table:table-cell>
          <table:table-cell/>
          <table:table-cell table:formula="of:=[.P109]" office:value-type="float" office:value="107" calcext:value-type="float">
            <text:p>107</text:p>
          </table:table-cell>
          <table:table-cell table:formula="of:=MOD(prime-[.Q109];prime)/[.Q109]*[.Q109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10]^3+a*[.P110]+b;prime)" office:value-type="float" office:value="73" calcext:value-type="float">
            <text:p>73</text:p>
          </table:table-cell>
          <table:table-cell/>
          <table:table-cell table:formula="of:=IF([.P109]+1&lt;prime;[.P109]+1;NA())" office:value-type="float" office:value="108" calcext:value-type="float">
            <text:p>108</text:p>
          </table:table-cell>
          <table:table-cell table:formula="of:=MOD_SQRT([.N110];prime)" office:value-type="string" office:string-value="#VALUE!" calcext:value-type="string">
            <text:p>#VALUE!</text:p>
          </table:table-cell>
          <table:table-cell/>
          <table:table-cell table:formula="of:=[.P110]" office:value-type="float" office:value="108" calcext:value-type="float">
            <text:p>108</text:p>
          </table:table-cell>
          <table:table-cell table:formula="of:=MOD(prime-[.Q110];prime)/[.Q110]*[.Q110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11]^3+a*[.P111]+b;prime)" office:value-type="float" office:value="154" calcext:value-type="float">
            <text:p>154</text:p>
          </table:table-cell>
          <table:table-cell/>
          <table:table-cell table:formula="of:=IF([.P110]+1&lt;prime;[.P110]+1;NA())" office:value-type="float" office:value="109" calcext:value-type="float">
            <text:p>109</text:p>
          </table:table-cell>
          <table:table-cell table:formula="of:=MOD_SQRT([.N111];prime)" office:value-type="string" office:string-value="#VALUE!" calcext:value-type="string">
            <text:p>#VALUE!</text:p>
          </table:table-cell>
          <table:table-cell/>
          <table:table-cell table:formula="of:=[.P111]" office:value-type="float" office:value="109" calcext:value-type="float">
            <text:p>109</text:p>
          </table:table-cell>
          <table:table-cell table:formula="of:=MOD(prime-[.Q111];prime)/[.Q111]*[.Q111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12]^3+a*[.P112]+b;prime)" office:value-type="float" office:value="100" calcext:value-type="float">
            <text:p>100</text:p>
          </table:table-cell>
          <table:table-cell/>
          <table:table-cell table:formula="of:=IF([.P111]+1&lt;prime;[.P111]+1;NA())" office:value-type="float" office:value="110" calcext:value-type="float">
            <text:p>110</text:p>
          </table:table-cell>
          <table:table-cell table:formula="of:=MOD_SQRT([.N112];prime)" office:value-type="float" office:value="253" calcext:value-type="float">
            <text:p>253</text:p>
          </table:table-cell>
          <table:table-cell/>
          <table:table-cell table:formula="of:=[.P112]" office:value-type="float" office:value="110" calcext:value-type="float">
            <text:p>110</text:p>
          </table:table-cell>
          <table:table-cell table:formula="of:=MOD(prime-[.Q112];prime)/[.Q112]*[.Q112]" office:value-type="float" office:value="10" calcext:value-type="float">
            <text:p>10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13]^3+a*[.P113]+b;prime)" office:value-type="float" office:value="180" calcext:value-type="float">
            <text:p>180</text:p>
          </table:table-cell>
          <table:table-cell/>
          <table:table-cell table:formula="of:=IF([.P112]+1&lt;prime;[.P112]+1;NA())" office:value-type="float" office:value="111" calcext:value-type="float">
            <text:p>111</text:p>
          </table:table-cell>
          <table:table-cell table:formula="of:=MOD_SQRT([.N113];prime)" office:value-type="string" office:string-value="#VALUE!" calcext:value-type="string">
            <text:p>#VALUE!</text:p>
          </table:table-cell>
          <table:table-cell/>
          <table:table-cell table:formula="of:=[.P113]" office:value-type="float" office:value="111" calcext:value-type="float">
            <text:p>111</text:p>
          </table:table-cell>
          <table:table-cell table:formula="of:=MOD(prime-[.Q113];prime)/[.Q113]*[.Q113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14]^3+a*[.P114]+b;prime)" office:value-type="float" office:value="137" calcext:value-type="float">
            <text:p>137</text:p>
          </table:table-cell>
          <table:table-cell/>
          <table:table-cell table:formula="of:=IF([.P113]+1&lt;prime;[.P113]+1;NA())" office:value-type="float" office:value="112" calcext:value-type="float">
            <text:p>112</text:p>
          </table:table-cell>
          <table:table-cell table:formula="of:=MOD_SQRT([.N114];prime)" office:value-type="float" office:value="243" calcext:value-type="float">
            <text:p>243</text:p>
          </table:table-cell>
          <table:table-cell/>
          <table:table-cell table:formula="of:=[.P114]" office:value-type="float" office:value="112" calcext:value-type="float">
            <text:p>112</text:p>
          </table:table-cell>
          <table:table-cell table:formula="of:=MOD(prime-[.Q114];prime)/[.Q114]*[.Q114]" office:value-type="float" office:value="20" calcext:value-type="float">
            <text:p>20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15]^3+a*[.P115]+b;prime)" office:value-type="float" office:value="240" calcext:value-type="float">
            <text:p>240</text:p>
          </table:table-cell>
          <table:table-cell/>
          <table:table-cell table:formula="of:=IF([.P114]+1&lt;prime;[.P114]+1;NA())" office:value-type="float" office:value="113" calcext:value-type="float">
            <text:p>113</text:p>
          </table:table-cell>
          <table:table-cell table:formula="of:=MOD_SQRT([.N115];prime)" office:value-type="string" office:string-value="#VALUE!" calcext:value-type="string">
            <text:p>#VALUE!</text:p>
          </table:table-cell>
          <table:table-cell/>
          <table:table-cell table:formula="of:=[.P115]" office:value-type="float" office:value="113" calcext:value-type="float">
            <text:p>113</text:p>
          </table:table-cell>
          <table:table-cell table:formula="of:=MOD(prime-[.Q115];prime)/[.Q115]*[.Q115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16]^3+a*[.P116]+b;prime)" office:value-type="float" office:value="232" calcext:value-type="float">
            <text:p>232</text:p>
          </table:table-cell>
          <table:table-cell/>
          <table:table-cell table:formula="of:=IF([.P115]+1&lt;prime;[.P115]+1;NA())" office:value-type="float" office:value="114" calcext:value-type="float">
            <text:p>114</text:p>
          </table:table-cell>
          <table:table-cell table:formula="of:=MOD_SQRT([.N116];prime)" office:value-type="string" office:string-value="#VALUE!" calcext:value-type="string">
            <text:p>#VALUE!</text:p>
          </table:table-cell>
          <table:table-cell/>
          <table:table-cell table:formula="of:=[.P116]" office:value-type="float" office:value="114" calcext:value-type="float">
            <text:p>114</text:p>
          </table:table-cell>
          <table:table-cell table:formula="of:=MOD(prime-[.Q116];prime)/[.Q116]*[.Q116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17]^3+a*[.P117]+b;prime)" office:value-type="float" office:value="119" calcext:value-type="float">
            <text:p>119</text:p>
          </table:table-cell>
          <table:table-cell/>
          <table:table-cell table:formula="of:=IF([.P116]+1&lt;prime;[.P116]+1;NA())" office:value-type="float" office:value="115" calcext:value-type="float">
            <text:p>115</text:p>
          </table:table-cell>
          <table:table-cell table:formula="of:=MOD_SQRT([.N117];prime)" office:value-type="string" office:string-value="#VALUE!" calcext:value-type="string">
            <text:p>#VALUE!</text:p>
          </table:table-cell>
          <table:table-cell/>
          <table:table-cell table:formula="of:=[.P117]" office:value-type="float" office:value="115" calcext:value-type="float">
            <text:p>115</text:p>
          </table:table-cell>
          <table:table-cell table:formula="of:=MOD(prime-[.Q117];prime)/[.Q117]*[.Q117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18]^3+a*[.P118]+b;prime)" office:value-type="float" office:value="170" calcext:value-type="float">
            <text:p>170</text:p>
          </table:table-cell>
          <table:table-cell/>
          <table:table-cell table:formula="of:=IF([.P117]+1&lt;prime;[.P117]+1;NA())" office:value-type="float" office:value="116" calcext:value-type="float">
            <text:p>116</text:p>
          </table:table-cell>
          <table:table-cell table:formula="of:=MOD_SQRT([.N118];prime)" office:value-type="string" office:string-value="#VALUE!" calcext:value-type="string">
            <text:p>#VALUE!</text:p>
          </table:table-cell>
          <table:table-cell/>
          <table:table-cell table:formula="of:=[.P118]" office:value-type="float" office:value="116" calcext:value-type="float">
            <text:p>116</text:p>
          </table:table-cell>
          <table:table-cell table:formula="of:=MOD(prime-[.Q118];prime)/[.Q118]*[.Q118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19]^3+a*[.P119]+b;prime)" office:value-type="float" office:value="128" calcext:value-type="float">
            <text:p>128</text:p>
          </table:table-cell>
          <table:table-cell/>
          <table:table-cell table:formula="of:=IF([.P118]+1&lt;prime;[.P118]+1;NA())" office:value-type="float" office:value="117" calcext:value-type="float">
            <text:p>117</text:p>
          </table:table-cell>
          <table:table-cell table:formula="of:=MOD_SQRT([.N119];prime)" office:value-type="float" office:value="91" calcext:value-type="float">
            <text:p>91</text:p>
          </table:table-cell>
          <table:table-cell/>
          <table:table-cell table:formula="of:=[.P119]" office:value-type="float" office:value="117" calcext:value-type="float">
            <text:p>117</text:p>
          </table:table-cell>
          <table:table-cell table:formula="of:=MOD(prime-[.Q119];prime)/[.Q119]*[.Q119]" office:value-type="float" office:value="172" calcext:value-type="float">
            <text:p>172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20]^3+a*[.P120]+b;prime)" office:value-type="float" office:value="262" calcext:value-type="float">
            <text:p>262</text:p>
          </table:table-cell>
          <table:table-cell/>
          <table:table-cell table:formula="of:=IF([.P119]+1&lt;prime;[.P119]+1;NA())" office:value-type="float" office:value="118" calcext:value-type="float">
            <text:p>118</text:p>
          </table:table-cell>
          <table:table-cell table:formula="of:=MOD_SQRT([.N120];prime)" office:value-type="string" office:string-value="#VALUE!" calcext:value-type="string">
            <text:p>#VALUE!</text:p>
          </table:table-cell>
          <table:table-cell/>
          <table:table-cell table:formula="of:=[.P120]" office:value-type="float" office:value="118" calcext:value-type="float">
            <text:p>118</text:p>
          </table:table-cell>
          <table:table-cell table:formula="of:=MOD(prime-[.Q120];prime)/[.Q120]*[.Q120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21]^3+a*[.P121]+b;prime)" office:value-type="float" office:value="52" calcext:value-type="float">
            <text:p>52</text:p>
          </table:table-cell>
          <table:table-cell/>
          <table:table-cell table:formula="of:=IF([.P120]+1&lt;prime;[.P120]+1;NA())" office:value-type="float" office:value="119" calcext:value-type="float">
            <text:p>119</text:p>
          </table:table-cell>
          <table:table-cell table:formula="of:=MOD_SQRT([.N121];prime)" office:value-type="float" office:value="29" calcext:value-type="float">
            <text:p>29</text:p>
          </table:table-cell>
          <table:table-cell/>
          <table:table-cell table:formula="of:=[.P121]" office:value-type="float" office:value="119" calcext:value-type="float">
            <text:p>119</text:p>
          </table:table-cell>
          <table:table-cell table:formula="of:=MOD(prime-[.Q121];prime)/[.Q121]*[.Q121]" office:value-type="float" office:value="234" calcext:value-type="float">
            <text:p>234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22]^3+a*[.P122]+b;prime)" office:value-type="float" office:value="30" calcext:value-type="float">
            <text:p>30</text:p>
          </table:table-cell>
          <table:table-cell/>
          <table:table-cell table:formula="of:=IF([.P121]+1&lt;prime;[.P121]+1;NA())" office:value-type="float" office:value="120" calcext:value-type="float">
            <text:p>120</text:p>
          </table:table-cell>
          <table:table-cell table:formula="of:=MOD_SQRT([.N122];prime)" office:value-type="string" office:string-value="#VALUE!" calcext:value-type="string">
            <text:p>#VALUE!</text:p>
          </table:table-cell>
          <table:table-cell/>
          <table:table-cell table:formula="of:=[.P122]" office:value-type="float" office:value="120" calcext:value-type="float">
            <text:p>120</text:p>
          </table:table-cell>
          <table:table-cell table:formula="of:=MOD(prime-[.Q122];prime)/[.Q122]*[.Q122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23]^3+a*[.P123]+b;prime)" office:value-type="float" office:value="202" calcext:value-type="float">
            <text:p>202</text:p>
          </table:table-cell>
          <table:table-cell/>
          <table:table-cell table:formula="of:=IF([.P122]+1&lt;prime;[.P122]+1;NA())" office:value-type="float" office:value="121" calcext:value-type="float">
            <text:p>121</text:p>
          </table:table-cell>
          <table:table-cell table:formula="of:=MOD_SQRT([.N123];prime)" office:value-type="string" office:string-value="#VALUE!" calcext:value-type="string">
            <text:p>#VALUE!</text:p>
          </table:table-cell>
          <table:table-cell/>
          <table:table-cell table:formula="of:=[.P123]" office:value-type="float" office:value="121" calcext:value-type="float">
            <text:p>121</text:p>
          </table:table-cell>
          <table:table-cell table:formula="of:=MOD(prime-[.Q123];prime)/[.Q123]*[.Q123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24]^3+a*[.P124]+b;prime)" office:value-type="float" office:value="48" calcext:value-type="float">
            <text:p>48</text:p>
          </table:table-cell>
          <table:table-cell/>
          <table:table-cell table:formula="of:=IF([.P123]+1&lt;prime;[.P123]+1;NA())" office:value-type="float" office:value="122" calcext:value-type="float">
            <text:p>122</text:p>
          </table:table-cell>
          <table:table-cell table:formula="of:=MOD_SQRT([.N124];prime)" office:value-type="float" office:value="171" calcext:value-type="float">
            <text:p>171</text:p>
          </table:table-cell>
          <table:table-cell/>
          <table:table-cell table:formula="of:=[.P124]" office:value-type="float" office:value="122" calcext:value-type="float">
            <text:p>122</text:p>
          </table:table-cell>
          <table:table-cell table:formula="of:=MOD(prime-[.Q124];prime)/[.Q124]*[.Q124]" office:value-type="float" office:value="92" calcext:value-type="float">
            <text:p>92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25]^3+a*[.P125]+b;prime)" office:value-type="float" office:value="100" calcext:value-type="float">
            <text:p>100</text:p>
          </table:table-cell>
          <table:table-cell/>
          <table:table-cell table:formula="of:=IF([.P124]+1&lt;prime;[.P124]+1;NA())" office:value-type="float" office:value="123" calcext:value-type="float">
            <text:p>123</text:p>
          </table:table-cell>
          <table:table-cell table:formula="of:=MOD_SQRT([.N125];prime)" office:value-type="float" office:value="253" calcext:value-type="float">
            <text:p>253</text:p>
          </table:table-cell>
          <table:table-cell/>
          <table:table-cell table:formula="of:=[.P125]" office:value-type="float" office:value="123" calcext:value-type="float">
            <text:p>123</text:p>
          </table:table-cell>
          <table:table-cell table:formula="of:=MOD(prime-[.Q125];prime)/[.Q125]*[.Q125]" office:value-type="float" office:value="10" calcext:value-type="float">
            <text:p>10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26]^3+a*[.P126]+b;prime)" office:value-type="float" office:value="101" calcext:value-type="float">
            <text:p>101</text:p>
          </table:table-cell>
          <table:table-cell/>
          <table:table-cell table:formula="of:=IF([.P125]+1&lt;prime;[.P125]+1;NA())" office:value-type="float" office:value="124" calcext:value-type="float">
            <text:p>124</text:p>
          </table:table-cell>
          <table:table-cell table:formula="of:=MOD_SQRT([.N126];prime)" office:value-type="string" office:string-value="#VALUE!" calcext:value-type="string">
            <text:p>#VALUE!</text:p>
          </table:table-cell>
          <table:table-cell/>
          <table:table-cell table:formula="of:=[.P126]" office:value-type="float" office:value="124" calcext:value-type="float">
            <text:p>124</text:p>
          </table:table-cell>
          <table:table-cell table:formula="of:=MOD(prime-[.Q126];prime)/[.Q126]*[.Q126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27]^3+a*[.P127]+b;prime)" office:value-type="float" office:value="57" calcext:value-type="float">
            <text:p>57</text:p>
          </table:table-cell>
          <table:table-cell/>
          <table:table-cell table:formula="of:=IF([.P126]+1&lt;prime;[.P126]+1;NA())" office:value-type="float" office:value="125" calcext:value-type="float">
            <text:p>125</text:p>
          </table:table-cell>
          <table:table-cell table:formula="of:=MOD_SQRT([.N127];prime)" office:value-type="string" office:string-value="#VALUE!" calcext:value-type="string">
            <text:p>#VALUE!</text:p>
          </table:table-cell>
          <table:table-cell/>
          <table:table-cell table:formula="of:=[.P127]" office:value-type="float" office:value="125" calcext:value-type="float">
            <text:p>125</text:p>
          </table:table-cell>
          <table:table-cell table:formula="of:=MOD(prime-[.Q127];prime)/[.Q127]*[.Q127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28]^3+a*[.P128]+b;prime)" office:value-type="float" office:value="237" calcext:value-type="float">
            <text:p>237</text:p>
          </table:table-cell>
          <table:table-cell/>
          <table:table-cell table:formula="of:=IF([.P127]+1&lt;prime;[.P127]+1;NA())" office:value-type="float" office:value="126" calcext:value-type="float">
            <text:p>126</text:p>
          </table:table-cell>
          <table:table-cell table:formula="of:=MOD_SQRT([.N128];prime)" office:value-type="string" office:string-value="#VALUE!" calcext:value-type="string">
            <text:p>#VALUE!</text:p>
          </table:table-cell>
          <table:table-cell/>
          <table:table-cell table:formula="of:=[.P128]" office:value-type="float" office:value="126" calcext:value-type="float">
            <text:p>126</text:p>
          </table:table-cell>
          <table:table-cell table:formula="of:=MOD(prime-[.Q128];prime)/[.Q128]*[.Q128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29]^3+a*[.P129]+b;prime)" office:value-type="float" office:value="121" calcext:value-type="float">
            <text:p>121</text:p>
          </table:table-cell>
          <table:table-cell/>
          <table:table-cell table:formula="of:=IF([.P128]+1&lt;prime;[.P128]+1;NA())" office:value-type="float" office:value="127" calcext:value-type="float">
            <text:p>127</text:p>
          </table:table-cell>
          <table:table-cell table:formula="of:=MOD_SQRT([.N129];prime)" office:value-type="float" office:value="11" calcext:value-type="float">
            <text:p>11</text:p>
          </table:table-cell>
          <table:table-cell/>
          <table:table-cell table:formula="of:=[.P129]" office:value-type="float" office:value="127" calcext:value-type="float">
            <text:p>127</text:p>
          </table:table-cell>
          <table:table-cell table:formula="of:=MOD(prime-[.Q129];prime)/[.Q129]*[.Q129]" office:value-type="float" office:value="252" calcext:value-type="float">
            <text:p>252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30]^3+a*[.P130]+b;prime)" office:value-type="float" office:value="241" calcext:value-type="float">
            <text:p>241</text:p>
          </table:table-cell>
          <table:table-cell/>
          <table:table-cell table:formula="of:=IF([.P129]+1&lt;prime;[.P129]+1;NA())" office:value-type="float" office:value="128" calcext:value-type="float">
            <text:p>128</text:p>
          </table:table-cell>
          <table:table-cell table:formula="of:=MOD_SQRT([.N130];prime)" office:value-type="string" office:string-value="#VALUE!" calcext:value-type="string">
            <text:p>#VALUE!</text:p>
          </table:table-cell>
          <table:table-cell/>
          <table:table-cell table:formula="of:=[.P130]" office:value-type="float" office:value="128" calcext:value-type="float">
            <text:p>128</text:p>
          </table:table-cell>
          <table:table-cell table:formula="of:=MOD(prime-[.Q130];prime)/[.Q130]*[.Q130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31]^3+a*[.P131]+b;prime)" office:value-type="float" office:value="77" calcext:value-type="float">
            <text:p>77</text:p>
          </table:table-cell>
          <table:table-cell/>
          <table:table-cell table:formula="of:=IF([.P130]+1&lt;prime;[.P130]+1;NA())" office:value-type="float" office:value="129" calcext:value-type="float">
            <text:p>129</text:p>
          </table:table-cell>
          <table:table-cell table:formula="of:=MOD_SQRT([.N131];prime)" office:value-type="string" office:string-value="#VALUE!" calcext:value-type="string">
            <text:p>#VALUE!</text:p>
          </table:table-cell>
          <table:table-cell/>
          <table:table-cell table:formula="of:=[.P131]" office:value-type="float" office:value="129" calcext:value-type="float">
            <text:p>129</text:p>
          </table:table-cell>
          <table:table-cell table:formula="of:=MOD(prime-[.Q131];prime)/[.Q131]*[.Q131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32]^3+a*[.P132]+b;prime)" office:value-type="float" office:value="161" calcext:value-type="float">
            <text:p>161</text:p>
          </table:table-cell>
          <table:table-cell/>
          <table:table-cell table:formula="of:=IF([.P131]+1&lt;prime;[.P131]+1;NA())" office:value-type="float" office:value="130" calcext:value-type="float">
            <text:p>130</text:p>
          </table:table-cell>
          <table:table-cell table:formula="of:=MOD_SQRT([.N132];prime)" office:value-type="string" office:string-value="#VALUE!" calcext:value-type="string">
            <text:p>#VALUE!</text:p>
          </table:table-cell>
          <table:table-cell/>
          <table:table-cell table:formula="of:=[.P132]" office:value-type="float" office:value="130" calcext:value-type="float">
            <text:p>130</text:p>
          </table:table-cell>
          <table:table-cell table:formula="of:=MOD(prime-[.Q132];prime)/[.Q132]*[.Q132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33]^3+a*[.P133]+b;prime)" office:value-type="float" office:value="236" calcext:value-type="float">
            <text:p>236</text:p>
          </table:table-cell>
          <table:table-cell/>
          <table:table-cell table:formula="of:=IF([.P132]+1&lt;prime;[.P132]+1;NA())" office:value-type="float" office:value="131" calcext:value-type="float">
            <text:p>131</text:p>
          </table:table-cell>
          <table:table-cell table:formula="of:=MOD_SQRT([.N133];prime)" office:value-type="string" office:string-value="#VALUE!" calcext:value-type="string">
            <text:p>#VALUE!</text:p>
          </table:table-cell>
          <table:table-cell/>
          <table:table-cell table:formula="of:=[.P133]" office:value-type="float" office:value="131" calcext:value-type="float">
            <text:p>131</text:p>
          </table:table-cell>
          <table:table-cell table:formula="of:=MOD(prime-[.Q133];prime)/[.Q133]*[.Q133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34]^3+a*[.P134]+b;prime)" office:value-type="float" office:value="45" calcext:value-type="float">
            <text:p>45</text:p>
          </table:table-cell>
          <table:table-cell/>
          <table:table-cell table:formula="of:=IF([.P133]+1&lt;prime;[.P133]+1;NA())" office:value-type="float" office:value="132" calcext:value-type="float">
            <text:p>132</text:p>
          </table:table-cell>
          <table:table-cell table:formula="of:=MOD_SQRT([.N134];prime)" office:value-type="string" office:string-value="#VALUE!" calcext:value-type="string">
            <text:p>#VALUE!</text:p>
          </table:table-cell>
          <table:table-cell/>
          <table:table-cell table:formula="of:=[.P134]" office:value-type="float" office:value="132" calcext:value-type="float">
            <text:p>132</text:p>
          </table:table-cell>
          <table:table-cell table:formula="of:=MOD(prime-[.Q134];prime)/[.Q134]*[.Q134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35]^3+a*[.P135]+b;prime)" office:value-type="float" office:value="120" calcext:value-type="float">
            <text:p>120</text:p>
          </table:table-cell>
          <table:table-cell/>
          <table:table-cell table:formula="of:=IF([.P134]+1&lt;prime;[.P134]+1;NA())" office:value-type="float" office:value="133" calcext:value-type="float">
            <text:p>133</text:p>
          </table:table-cell>
          <table:table-cell table:formula="of:=MOD_SQRT([.N135];prime)" office:value-type="string" office:string-value="#VALUE!" calcext:value-type="string">
            <text:p>#VALUE!</text:p>
          </table:table-cell>
          <table:table-cell/>
          <table:table-cell table:formula="of:=[.P135]" office:value-type="float" office:value="133" calcext:value-type="float">
            <text:p>133</text:p>
          </table:table-cell>
          <table:table-cell table:formula="of:=MOD(prime-[.Q135];prime)/[.Q135]*[.Q135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36]^3+a*[.P136]+b;prime)" office:value-type="float" office:value="204" calcext:value-type="float">
            <text:p>204</text:p>
          </table:table-cell>
          <table:table-cell/>
          <table:table-cell table:formula="of:=IF([.P135]+1&lt;prime;[.P135]+1;NA())" office:value-type="float" office:value="134" calcext:value-type="float">
            <text:p>134</text:p>
          </table:table-cell>
          <table:table-cell table:formula="of:=MOD_SQRT([.N136];prime)" office:value-type="float" office:value="97" calcext:value-type="float">
            <text:p>97</text:p>
          </table:table-cell>
          <table:table-cell/>
          <table:table-cell table:formula="of:=[.P136]" office:value-type="float" office:value="134" calcext:value-type="float">
            <text:p>134</text:p>
          </table:table-cell>
          <table:table-cell table:formula="of:=MOD(prime-[.Q136];prime)/[.Q136]*[.Q136]" office:value-type="float" office:value="166" calcext:value-type="float">
            <text:p>166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37]^3+a*[.P137]+b;prime)" office:value-type="float" office:value="40" calcext:value-type="float">
            <text:p>40</text:p>
          </table:table-cell>
          <table:table-cell/>
          <table:table-cell table:formula="of:=IF([.P136]+1&lt;prime;[.P136]+1;NA())" office:value-type="float" office:value="135" calcext:value-type="float">
            <text:p>135</text:p>
          </table:table-cell>
          <table:table-cell table:formula="of:=MOD_SQRT([.N137];prime)" office:value-type="string" office:string-value="#VALUE!" calcext:value-type="string">
            <text:p>#VALUE!</text:p>
          </table:table-cell>
          <table:table-cell/>
          <table:table-cell table:formula="of:=[.P137]" office:value-type="float" office:value="135" calcext:value-type="float">
            <text:p>135</text:p>
          </table:table-cell>
          <table:table-cell table:formula="of:=MOD(prime-[.Q137];prime)/[.Q137]*[.Q137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38]^3+a*[.P138]+b;prime)" office:value-type="float" office:value="160" calcext:value-type="float">
            <text:p>160</text:p>
          </table:table-cell>
          <table:table-cell/>
          <table:table-cell table:formula="of:=IF([.P137]+1&lt;prime;[.P137]+1;NA())" office:value-type="float" office:value="136" calcext:value-type="float">
            <text:p>136</text:p>
          </table:table-cell>
          <table:table-cell table:formula="of:=MOD_SQRT([.N138];prime)" office:value-type="string" office:string-value="#VALUE!" calcext:value-type="string">
            <text:p>#VALUE!</text:p>
          </table:table-cell>
          <table:table-cell/>
          <table:table-cell table:formula="of:=[.P138]" office:value-type="float" office:value="136" calcext:value-type="float">
            <text:p>136</text:p>
          </table:table-cell>
          <table:table-cell table:formula="of:=MOD(prime-[.Q138];prime)/[.Q138]*[.Q138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39]^3+a*[.P139]+b;prime)" office:value-type="float" office:value="44" calcext:value-type="float">
            <text:p>44</text:p>
          </table:table-cell>
          <table:table-cell/>
          <table:table-cell table:formula="of:=IF([.P138]+1&lt;prime;[.P138]+1;NA())" office:value-type="float" office:value="137" calcext:value-type="float">
            <text:p>137</text:p>
          </table:table-cell>
          <table:table-cell table:formula="of:=MOD_SQRT([.N139];prime)" office:value-type="float" office:value="71" calcext:value-type="float">
            <text:p>71</text:p>
          </table:table-cell>
          <table:table-cell/>
          <table:table-cell table:formula="of:=[.P139]" office:value-type="float" office:value="137" calcext:value-type="float">
            <text:p>137</text:p>
          </table:table-cell>
          <table:table-cell table:formula="of:=MOD(prime-[.Q139];prime)/[.Q139]*[.Q139]" office:value-type="float" office:value="192" calcext:value-type="float">
            <text:p>192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40]^3+a*[.P140]+b;prime)" office:value-type="float" office:value="224" calcext:value-type="float">
            <text:p>224</text:p>
          </table:table-cell>
          <table:table-cell/>
          <table:table-cell table:formula="of:=IF([.P139]+1&lt;prime;[.P139]+1;NA())" office:value-type="float" office:value="138" calcext:value-type="float">
            <text:p>138</text:p>
          </table:table-cell>
          <table:table-cell table:formula="of:=MOD_SQRT([.N140];prime)" office:value-type="string" office:string-value="#VALUE!" calcext:value-type="string">
            <text:p>#VALUE!</text:p>
          </table:table-cell>
          <table:table-cell/>
          <table:table-cell table:formula="of:=[.P140]" office:value-type="float" office:value="138" calcext:value-type="float">
            <text:p>138</text:p>
          </table:table-cell>
          <table:table-cell table:formula="of:=MOD(prime-[.Q140];prime)/[.Q140]*[.Q140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41]^3+a*[.P141]+b;prime)" office:value-type="float" office:value="180" calcext:value-type="float">
            <text:p>180</text:p>
          </table:table-cell>
          <table:table-cell/>
          <table:table-cell table:formula="of:=IF([.P140]+1&lt;prime;[.P140]+1;NA())" office:value-type="float" office:value="139" calcext:value-type="float">
            <text:p>139</text:p>
          </table:table-cell>
          <table:table-cell table:formula="of:=MOD_SQRT([.N141];prime)" office:value-type="string" office:string-value="#VALUE!" calcext:value-type="string">
            <text:p>#VALUE!</text:p>
          </table:table-cell>
          <table:table-cell/>
          <table:table-cell table:formula="of:=[.P141]" office:value-type="float" office:value="139" calcext:value-type="float">
            <text:p>139</text:p>
          </table:table-cell>
          <table:table-cell table:formula="of:=MOD(prime-[.Q141];prime)/[.Q141]*[.Q141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42]^3+a*[.P142]+b;prime)" office:value-type="float" office:value="181" calcext:value-type="float">
            <text:p>181</text:p>
          </table:table-cell>
          <table:table-cell/>
          <table:table-cell table:formula="of:=IF([.P141]+1&lt;prime;[.P141]+1;NA())" office:value-type="float" office:value="140" calcext:value-type="float">
            <text:p>140</text:p>
          </table:table-cell>
          <table:table-cell table:formula="of:=MOD_SQRT([.N142];prime)" office:value-type="float" office:value="203" calcext:value-type="float">
            <text:p>203</text:p>
          </table:table-cell>
          <table:table-cell/>
          <table:table-cell table:formula="of:=[.P142]" office:value-type="float" office:value="140" calcext:value-type="float">
            <text:p>140</text:p>
          </table:table-cell>
          <table:table-cell table:formula="of:=MOD(prime-[.Q142];prime)/[.Q142]*[.Q142]" office:value-type="float" office:value="60" calcext:value-type="float">
            <text:p>60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43]^3+a*[.P143]+b;prime)" office:value-type="float" office:value="233" calcext:value-type="float">
            <text:p>233</text:p>
          </table:table-cell>
          <table:table-cell/>
          <table:table-cell table:formula="of:=IF([.P142]+1&lt;prime;[.P142]+1;NA())" office:value-type="float" office:value="141" calcext:value-type="float">
            <text:p>141</text:p>
          </table:table-cell>
          <table:table-cell table:formula="of:=MOD_SQRT([.N143];prime)" office:value-type="float" office:value="93" calcext:value-type="float">
            <text:p>93</text:p>
          </table:table-cell>
          <table:table-cell/>
          <table:table-cell table:formula="of:=[.P143]" office:value-type="float" office:value="141" calcext:value-type="float">
            <text:p>141</text:p>
          </table:table-cell>
          <table:table-cell table:formula="of:=MOD(prime-[.Q143];prime)/[.Q143]*[.Q143]" office:value-type="float" office:value="170" calcext:value-type="float">
            <text:p>170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44]^3+a*[.P144]+b;prime)" office:value-type="float" office:value="79" calcext:value-type="float">
            <text:p>79</text:p>
          </table:table-cell>
          <table:table-cell/>
          <table:table-cell table:formula="of:=IF([.P143]+1&lt;prime;[.P143]+1;NA())" office:value-type="float" office:value="142" calcext:value-type="float">
            <text:p>142</text:p>
          </table:table-cell>
          <table:table-cell table:formula="of:=MOD_SQRT([.N144];prime)" office:value-type="string" office:string-value="#VALUE!" calcext:value-type="string">
            <text:p>#VALUE!</text:p>
          </table:table-cell>
          <table:table-cell/>
          <table:table-cell table:formula="of:=[.P144]" office:value-type="float" office:value="142" calcext:value-type="float">
            <text:p>142</text:p>
          </table:table-cell>
          <table:table-cell table:formula="of:=MOD(prime-[.Q144];prime)/[.Q144]*[.Q144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45]^3+a*[.P145]+b;prime)" office:value-type="float" office:value="251" calcext:value-type="float">
            <text:p>251</text:p>
          </table:table-cell>
          <table:table-cell/>
          <table:table-cell table:formula="of:=IF([.P144]+1&lt;prime;[.P144]+1;NA())" office:value-type="float" office:value="143" calcext:value-type="float">
            <text:p>143</text:p>
          </table:table-cell>
          <table:table-cell table:formula="of:=MOD_SQRT([.N145];prime)" office:value-type="string" office:string-value="#VALUE!" calcext:value-type="string">
            <text:p>#VALUE!</text:p>
          </table:table-cell>
          <table:table-cell/>
          <table:table-cell table:formula="of:=[.P145]" office:value-type="float" office:value="143" calcext:value-type="float">
            <text:p>143</text:p>
          </table:table-cell>
          <table:table-cell table:formula="of:=MOD(prime-[.Q145];prime)/[.Q145]*[.Q145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46]^3+a*[.P146]+b;prime)" office:value-type="float" office:value="229" calcext:value-type="float">
            <text:p>229</text:p>
          </table:table-cell>
          <table:table-cell/>
          <table:table-cell table:formula="of:=IF([.P145]+1&lt;prime;[.P145]+1;NA())" office:value-type="float" office:value="144" calcext:value-type="float">
            <text:p>144</text:p>
          </table:table-cell>
          <table:table-cell table:formula="of:=MOD_SQRT([.N146];prime)" office:value-type="string" office:string-value="#VALUE!" calcext:value-type="string">
            <text:p>#VALUE!</text:p>
          </table:table-cell>
          <table:table-cell/>
          <table:table-cell table:formula="of:=[.P146]" office:value-type="float" office:value="144" calcext:value-type="float">
            <text:p>144</text:p>
          </table:table-cell>
          <table:table-cell table:formula="of:=MOD(prime-[.Q146];prime)/[.Q146]*[.Q146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47]^3+a*[.P147]+b;prime)" office:value-type="float" office:value="19" calcext:value-type="float">
            <text:p>19</text:p>
          </table:table-cell>
          <table:table-cell/>
          <table:table-cell table:formula="of:=IF([.P146]+1&lt;prime;[.P146]+1;NA())" office:value-type="float" office:value="145" calcext:value-type="float">
            <text:p>145</text:p>
          </table:table-cell>
          <table:table-cell table:formula="of:=MOD_SQRT([.N147];prime)" office:value-type="string" office:string-value="#VALUE!" calcext:value-type="string">
            <text:p>#VALUE!</text:p>
          </table:table-cell>
          <table:table-cell/>
          <table:table-cell table:formula="of:=[.P147]" office:value-type="float" office:value="145" calcext:value-type="float">
            <text:p>145</text:p>
          </table:table-cell>
          <table:table-cell table:formula="of:=MOD(prime-[.Q147];prime)/[.Q147]*[.Q147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48]^3+a*[.P148]+b;prime)" office:value-type="float" office:value="153" calcext:value-type="float">
            <text:p>153</text:p>
          </table:table-cell>
          <table:table-cell/>
          <table:table-cell table:formula="of:=IF([.P147]+1&lt;prime;[.P147]+1;NA())" office:value-type="float" office:value="146" calcext:value-type="float">
            <text:p>146</text:p>
          </table:table-cell>
          <table:table-cell table:formula="of:=MOD_SQRT([.N148];prime)" office:value-type="float" office:value="195" calcext:value-type="float">
            <text:p>195</text:p>
          </table:table-cell>
          <table:table-cell/>
          <table:table-cell table:formula="of:=[.P148]" office:value-type="float" office:value="146" calcext:value-type="float">
            <text:p>146</text:p>
          </table:table-cell>
          <table:table-cell table:formula="of:=MOD(prime-[.Q148];prime)/[.Q148]*[.Q148]" office:value-type="float" office:value="68" calcext:value-type="float">
            <text:p>68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49]^3+a*[.P149]+b;prime)" office:value-type="float" office:value="111" calcext:value-type="float">
            <text:p>111</text:p>
          </table:table-cell>
          <table:table-cell/>
          <table:table-cell table:formula="of:=IF([.P148]+1&lt;prime;[.P148]+1;NA())" office:value-type="float" office:value="147" calcext:value-type="float">
            <text:p>147</text:p>
          </table:table-cell>
          <table:table-cell table:formula="of:=MOD_SQRT([.N149];prime)" office:value-type="float" office:value="233" calcext:value-type="float">
            <text:p>233</text:p>
          </table:table-cell>
          <table:table-cell/>
          <table:table-cell table:formula="of:=[.P149]" office:value-type="float" office:value="147" calcext:value-type="float">
            <text:p>147</text:p>
          </table:table-cell>
          <table:table-cell table:formula="of:=MOD(prime-[.Q149];prime)/[.Q149]*[.Q149]" office:value-type="float" office:value="30" calcext:value-type="float">
            <text:p>30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50]^3+a*[.P150]+b;prime)" office:value-type="float" office:value="162" calcext:value-type="float">
            <text:p>162</text:p>
          </table:table-cell>
          <table:table-cell/>
          <table:table-cell table:formula="of:=IF([.P149]+1&lt;prime;[.P149]+1;NA())" office:value-type="float" office:value="148" calcext:value-type="float">
            <text:p>148</text:p>
          </table:table-cell>
          <table:table-cell table:formula="of:=MOD_SQRT([.N150];prime)" office:value-type="float" office:value="201" calcext:value-type="float">
            <text:p>201</text:p>
          </table:table-cell>
          <table:table-cell/>
          <table:table-cell table:formula="of:=[.P150]" office:value-type="float" office:value="148" calcext:value-type="float">
            <text:p>148</text:p>
          </table:table-cell>
          <table:table-cell table:formula="of:=MOD(prime-[.Q150];prime)/[.Q150]*[.Q150]" office:value-type="float" office:value="62" calcext:value-type="float">
            <text:p>62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51]^3+a*[.P151]+b;prime)" office:value-type="float" office:value="49" calcext:value-type="float">
            <text:p>49</text:p>
          </table:table-cell>
          <table:table-cell/>
          <table:table-cell table:formula="of:=IF([.P150]+1&lt;prime;[.P150]+1;NA())" office:value-type="float" office:value="149" calcext:value-type="float">
            <text:p>149</text:p>
          </table:table-cell>
          <table:table-cell table:formula="of:=MOD_SQRT([.N151];prime)" office:value-type="float" office:value="7" calcext:value-type="float">
            <text:p>7</text:p>
          </table:table-cell>
          <table:table-cell/>
          <table:table-cell table:formula="of:=[.P151]" office:value-type="float" office:value="149" calcext:value-type="float">
            <text:p>149</text:p>
          </table:table-cell>
          <table:table-cell table:formula="of:=MOD(prime-[.Q151];prime)/[.Q151]*[.Q151]" office:value-type="float" office:value="256" calcext:value-type="float">
            <text:p>256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52]^3+a*[.P152]+b;prime)" office:value-type="float" office:value="41" calcext:value-type="float">
            <text:p>41</text:p>
          </table:table-cell>
          <table:table-cell/>
          <table:table-cell table:formula="of:=IF([.P151]+1&lt;prime;[.P151]+1;NA())" office:value-type="float" office:value="150" calcext:value-type="float">
            <text:p>150</text:p>
          </table:table-cell>
          <table:table-cell table:formula="of:=MOD_SQRT([.N152];prime)" office:value-type="string" office:string-value="#VALUE!" calcext:value-type="string">
            <text:p>#VALUE!</text:p>
          </table:table-cell>
          <table:table-cell/>
          <table:table-cell table:formula="of:=[.P152]" office:value-type="float" office:value="150" calcext:value-type="float">
            <text:p>150</text:p>
          </table:table-cell>
          <table:table-cell table:formula="of:=MOD(prime-[.Q152];prime)/[.Q152]*[.Q152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53]^3+a*[.P153]+b;prime)" office:value-type="float" office:value="144" calcext:value-type="float">
            <text:p>144</text:p>
          </table:table-cell>
          <table:table-cell/>
          <table:table-cell table:formula="of:=IF([.P152]+1&lt;prime;[.P152]+1;NA())" office:value-type="float" office:value="151" calcext:value-type="float">
            <text:p>151</text:p>
          </table:table-cell>
          <table:table-cell table:formula="of:=MOD_SQRT([.N153];prime)" office:value-type="float" office:value="251" calcext:value-type="float">
            <text:p>251</text:p>
          </table:table-cell>
          <table:table-cell/>
          <table:table-cell table:formula="of:=[.P153]" office:value-type="float" office:value="151" calcext:value-type="float">
            <text:p>151</text:p>
          </table:table-cell>
          <table:table-cell table:formula="of:=MOD(prime-[.Q153];prime)/[.Q153]*[.Q153]" office:value-type="float" office:value="12" calcext:value-type="float">
            <text:p>12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54]^3+a*[.P154]+b;prime)" office:value-type="float" office:value="101" calcext:value-type="float">
            <text:p>101</text:p>
          </table:table-cell>
          <table:table-cell/>
          <table:table-cell table:formula="of:=IF([.P153]+1&lt;prime;[.P153]+1;NA())" office:value-type="float" office:value="152" calcext:value-type="float">
            <text:p>152</text:p>
          </table:table-cell>
          <table:table-cell table:formula="of:=MOD_SQRT([.N154];prime)" office:value-type="string" office:string-value="#VALUE!" calcext:value-type="string">
            <text:p>#VALUE!</text:p>
          </table:table-cell>
          <table:table-cell/>
          <table:table-cell table:formula="of:=[.P154]" office:value-type="float" office:value="152" calcext:value-type="float">
            <text:p>152</text:p>
          </table:table-cell>
          <table:table-cell table:formula="of:=MOD(prime-[.Q154];prime)/[.Q154]*[.Q154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55]^3+a*[.P155]+b;prime)" office:value-type="float" office:value="181" calcext:value-type="float">
            <text:p>181</text:p>
          </table:table-cell>
          <table:table-cell/>
          <table:table-cell table:formula="of:=IF([.P154]+1&lt;prime;[.P154]+1;NA())" office:value-type="float" office:value="153" calcext:value-type="float">
            <text:p>153</text:p>
          </table:table-cell>
          <table:table-cell table:formula="of:=MOD_SQRT([.N155];prime)" office:value-type="float" office:value="203" calcext:value-type="float">
            <text:p>203</text:p>
          </table:table-cell>
          <table:table-cell/>
          <table:table-cell table:formula="of:=[.P155]" office:value-type="float" office:value="153" calcext:value-type="float">
            <text:p>153</text:p>
          </table:table-cell>
          <table:table-cell table:formula="of:=MOD(prime-[.Q155];prime)/[.Q155]*[.Q155]" office:value-type="float" office:value="60" calcext:value-type="float">
            <text:p>60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56]^3+a*[.P156]+b;prime)" office:value-type="float" office:value="127" calcext:value-type="float">
            <text:p>127</text:p>
          </table:table-cell>
          <table:table-cell/>
          <table:table-cell table:formula="of:=IF([.P155]+1&lt;prime;[.P155]+1;NA())" office:value-type="float" office:value="154" calcext:value-type="float">
            <text:p>154</text:p>
          </table:table-cell>
          <table:table-cell table:formula="of:=MOD_SQRT([.N156];prime)" office:value-type="string" office:string-value="#VALUE!" calcext:value-type="string">
            <text:p>#VALUE!</text:p>
          </table:table-cell>
          <table:table-cell/>
          <table:table-cell table:formula="of:=[.P156]" office:value-type="float" office:value="154" calcext:value-type="float">
            <text:p>154</text:p>
          </table:table-cell>
          <table:table-cell table:formula="of:=MOD(prime-[.Q156];prime)/[.Q156]*[.Q156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57]^3+a*[.P157]+b;prime)" office:value-type="float" office:value="208" calcext:value-type="float">
            <text:p>208</text:p>
          </table:table-cell>
          <table:table-cell/>
          <table:table-cell table:formula="of:=IF([.P156]+1&lt;prime;[.P156]+1;NA())" office:value-type="float" office:value="155" calcext:value-type="float">
            <text:p>155</text:p>
          </table:table-cell>
          <table:table-cell table:formula="of:=MOD_SQRT([.N157];prime)" office:value-type="float" office:value="205" calcext:value-type="float">
            <text:p>205</text:p>
          </table:table-cell>
          <table:table-cell/>
          <table:table-cell table:formula="of:=[.P157]" office:value-type="float" office:value="155" calcext:value-type="float">
            <text:p>155</text:p>
          </table:table-cell>
          <table:table-cell table:formula="of:=MOD(prime-[.Q157];prime)/[.Q157]*[.Q157]" office:value-type="float" office:value="58" calcext:value-type="float">
            <text:p>58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58]^3+a*[.P158]+b;prime)" office:value-type="float" office:value="167" calcext:value-type="float">
            <text:p>167</text:p>
          </table:table-cell>
          <table:table-cell/>
          <table:table-cell table:formula="of:=IF([.P157]+1&lt;prime;[.P157]+1;NA())" office:value-type="float" office:value="156" calcext:value-type="float">
            <text:p>156</text:p>
          </table:table-cell>
          <table:table-cell table:formula="of:=MOD_SQRT([.N158];prime)" office:value-type="string" office:string-value="#VALUE!" calcext:value-type="string">
            <text:p>#VALUE!</text:p>
          </table:table-cell>
          <table:table-cell/>
          <table:table-cell table:formula="of:=[.P158]" office:value-type="float" office:value="156" calcext:value-type="float">
            <text:p>156</text:p>
          </table:table-cell>
          <table:table-cell table:formula="of:=MOD(prime-[.Q158];prime)/[.Q158]*[.Q158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59]^3+a*[.P159]+b;prime)" office:value-type="float" office:value="10" calcext:value-type="float">
            <text:p>10</text:p>
          </table:table-cell>
          <table:table-cell/>
          <table:table-cell table:formula="of:=IF([.P158]+1&lt;prime;[.P158]+1;NA())" office:value-type="float" office:value="157" calcext:value-type="float">
            <text:p>157</text:p>
          </table:table-cell>
          <table:table-cell table:formula="of:=MOD_SQRT([.N159];prime)" office:value-type="string" office:string-value="#VALUE!" calcext:value-type="string">
            <text:p>#VALUE!</text:p>
          </table:table-cell>
          <table:table-cell/>
          <table:table-cell table:formula="of:=[.P159]" office:value-type="float" office:value="157" calcext:value-type="float">
            <text:p>157</text:p>
          </table:table-cell>
          <table:table-cell table:formula="of:=MOD(prime-[.Q159];prime)/[.Q159]*[.Q159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60]^3+a*[.P160]+b;prime)" office:value-type="float" office:value="6" calcext:value-type="float">
            <text:p>6</text:p>
          </table:table-cell>
          <table:table-cell/>
          <table:table-cell table:formula="of:=IF([.P159]+1&lt;prime;[.P159]+1;NA())" office:value-type="float" office:value="158" calcext:value-type="float">
            <text:p>158</text:p>
          </table:table-cell>
          <table:table-cell table:formula="of:=MOD_SQRT([.N160];prime)" office:value-type="float" office:value="163" calcext:value-type="float">
            <text:p>163</text:p>
          </table:table-cell>
          <table:table-cell/>
          <table:table-cell table:formula="of:=[.P160]" office:value-type="float" office:value="158" calcext:value-type="float">
            <text:p>158</text:p>
          </table:table-cell>
          <table:table-cell table:formula="of:=MOD(prime-[.Q160];prime)/[.Q160]*[.Q160]" office:value-type="float" office:value="100" calcext:value-type="float">
            <text:p>100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61]^3+a*[.P161]+b;prime)" office:value-type="float" office:value="161" calcext:value-type="float">
            <text:p>161</text:p>
          </table:table-cell>
          <table:table-cell/>
          <table:table-cell table:formula="of:=IF([.P160]+1&lt;prime;[.P160]+1;NA())" office:value-type="float" office:value="159" calcext:value-type="float">
            <text:p>159</text:p>
          </table:table-cell>
          <table:table-cell table:formula="of:=MOD_SQRT([.N161];prime)" office:value-type="string" office:string-value="#VALUE!" calcext:value-type="string">
            <text:p>#VALUE!</text:p>
          </table:table-cell>
          <table:table-cell/>
          <table:table-cell table:formula="of:=[.P161]" office:value-type="float" office:value="159" calcext:value-type="float">
            <text:p>159</text:p>
          </table:table-cell>
          <table:table-cell table:formula="of:=MOD(prime-[.Q161];prime)/[.Q161]*[.Q161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62]^3+a*[.P162]+b;prime)" office:value-type="float" office:value="218" calcext:value-type="float">
            <text:p>218</text:p>
          </table:table-cell>
          <table:table-cell/>
          <table:table-cell table:formula="of:=IF([.P161]+1&lt;prime;[.P161]+1;NA())" office:value-type="float" office:value="160" calcext:value-type="float">
            <text:p>160</text:p>
          </table:table-cell>
          <table:table-cell table:formula="of:=MOD_SQRT([.N162];prime)" office:value-type="float" office:value="179" calcext:value-type="float">
            <text:p>179</text:p>
          </table:table-cell>
          <table:table-cell/>
          <table:table-cell table:formula="of:=[.P162]" office:value-type="float" office:value="160" calcext:value-type="float">
            <text:p>160</text:p>
          </table:table-cell>
          <table:table-cell table:formula="of:=MOD(prime-[.Q162];prime)/[.Q162]*[.Q162]" office:value-type="float" office:value="84" calcext:value-type="float">
            <text:p>84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63]^3+a*[.P163]+b;prime)" office:value-type="float" office:value="183" calcext:value-type="float">
            <text:p>183</text:p>
          </table:table-cell>
          <table:table-cell/>
          <table:table-cell table:formula="of:=IF([.P162]+1&lt;prime;[.P162]+1;NA())" office:value-type="float" office:value="161" calcext:value-type="float">
            <text:p>161</text:p>
          </table:table-cell>
          <table:table-cell table:formula="of:=MOD_SQRT([.N163];prime)" office:value-type="float" office:value="151" calcext:value-type="float">
            <text:p>151</text:p>
          </table:table-cell>
          <table:table-cell/>
          <table:table-cell table:formula="of:=[.P163]" office:value-type="float" office:value="161" calcext:value-type="float">
            <text:p>161</text:p>
          </table:table-cell>
          <table:table-cell table:formula="of:=MOD(prime-[.Q163];prime)/[.Q163]*[.Q163]" office:value-type="float" office:value="112" calcext:value-type="float">
            <text:p>112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64]^3+a*[.P164]+b;prime)" office:value-type="float" office:value="62" calcext:value-type="float">
            <text:p>62</text:p>
          </table:table-cell>
          <table:table-cell/>
          <table:table-cell table:formula="of:=IF([.P163]+1&lt;prime;[.P163]+1;NA())" office:value-type="float" office:value="162" calcext:value-type="float">
            <text:p>162</text:p>
          </table:table-cell>
          <table:table-cell table:formula="of:=MOD_SQRT([.N164];prime)" office:value-type="float" office:value="59" calcext:value-type="float">
            <text:p>59</text:p>
          </table:table-cell>
          <table:table-cell/>
          <table:table-cell table:formula="of:=[.P164]" office:value-type="float" office:value="162" calcext:value-type="float">
            <text:p>162</text:p>
          </table:table-cell>
          <table:table-cell table:formula="of:=MOD(prime-[.Q164];prime)/[.Q164]*[.Q164]" office:value-type="float" office:value="204" calcext:value-type="float">
            <text:p>204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65]^3+a*[.P165]+b;prime)" office:value-type="float" office:value="124" calcext:value-type="float">
            <text:p>124</text:p>
          </table:table-cell>
          <table:table-cell/>
          <table:table-cell table:formula="of:=IF([.P164]+1&lt;prime;[.P164]+1;NA())" office:value-type="float" office:value="163" calcext:value-type="float">
            <text:p>163</text:p>
          </table:table-cell>
          <table:table-cell table:formula="of:=MOD_SQRT([.N165];prime)" office:value-type="float" office:value="85" calcext:value-type="float">
            <text:p>85</text:p>
          </table:table-cell>
          <table:table-cell/>
          <table:table-cell table:formula="of:=[.P165]" office:value-type="float" office:value="163" calcext:value-type="float">
            <text:p>163</text:p>
          </table:table-cell>
          <table:table-cell table:formula="of:=MOD(prime-[.Q165];prime)/[.Q165]*[.Q165]" office:value-type="float" office:value="178" calcext:value-type="float">
            <text:p>178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66]^3+a*[.P166]+b;prime)" office:value-type="float" office:value="112" calcext:value-type="float">
            <text:p>112</text:p>
          </table:table-cell>
          <table:table-cell/>
          <table:table-cell table:formula="of:=IF([.P165]+1&lt;prime;[.P165]+1;NA())" office:value-type="float" office:value="164" calcext:value-type="float">
            <text:p>164</text:p>
          </table:table-cell>
          <table:table-cell table:formula="of:=MOD_SQRT([.N166];prime)" office:value-type="string" office:string-value="#VALUE!" calcext:value-type="string">
            <text:p>#VALUE!</text:p>
          </table:table-cell>
          <table:table-cell/>
          <table:table-cell table:formula="of:=[.P166]" office:value-type="float" office:value="164" calcext:value-type="float">
            <text:p>164</text:p>
          </table:table-cell>
          <table:table-cell table:formula="of:=MOD(prime-[.Q166];prime)/[.Q166]*[.Q166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67]^3+a*[.P167]+b;prime)" office:value-type="float" office:value="32" calcext:value-type="float">
            <text:p>32</text:p>
          </table:table-cell>
          <table:table-cell/>
          <table:table-cell table:formula="of:=IF([.P166]+1&lt;prime;[.P166]+1;NA())" office:value-type="float" office:value="165" calcext:value-type="float">
            <text:p>165</text:p>
          </table:table-cell>
          <table:table-cell table:formula="of:=MOD_SQRT([.N167];prime)" office:value-type="float" office:value="177" calcext:value-type="float">
            <text:p>177</text:p>
          </table:table-cell>
          <table:table-cell/>
          <table:table-cell table:formula="of:=[.P167]" office:value-type="float" office:value="165" calcext:value-type="float">
            <text:p>165</text:p>
          </table:table-cell>
          <table:table-cell table:formula="of:=MOD(prime-[.Q167];prime)/[.Q167]*[.Q167]" office:value-type="float" office:value="86" calcext:value-type="float">
            <text:p>86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68]^3+a*[.P168]+b;prime)" office:value-type="float" office:value="153" calcext:value-type="float">
            <text:p>153</text:p>
          </table:table-cell>
          <table:table-cell/>
          <table:table-cell table:formula="of:=IF([.P167]+1&lt;prime;[.P167]+1;NA())" office:value-type="float" office:value="166" calcext:value-type="float">
            <text:p>166</text:p>
          </table:table-cell>
          <table:table-cell table:formula="of:=MOD_SQRT([.N168];prime)" office:value-type="float" office:value="195" calcext:value-type="float">
            <text:p>195</text:p>
          </table:table-cell>
          <table:table-cell/>
          <table:table-cell table:formula="of:=[.P168]" office:value-type="float" office:value="166" calcext:value-type="float">
            <text:p>166</text:p>
          </table:table-cell>
          <table:table-cell table:formula="of:=MOD(prime-[.Q168];prime)/[.Q168]*[.Q168]" office:value-type="float" office:value="68" calcext:value-type="float">
            <text:p>68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69]^3+a*[.P169]+b;prime)" office:value-type="float" office:value="218" calcext:value-type="float">
            <text:p>218</text:p>
          </table:table-cell>
          <table:table-cell/>
          <table:table-cell table:formula="of:=IF([.P168]+1&lt;prime;[.P168]+1;NA())" office:value-type="float" office:value="167" calcext:value-type="float">
            <text:p>167</text:p>
          </table:table-cell>
          <table:table-cell table:formula="of:=MOD_SQRT([.N169];prime)" office:value-type="float" office:value="179" calcext:value-type="float">
            <text:p>179</text:p>
          </table:table-cell>
          <table:table-cell/>
          <table:table-cell table:formula="of:=[.P169]" office:value-type="float" office:value="167" calcext:value-type="float">
            <text:p>167</text:p>
          </table:table-cell>
          <table:table-cell table:formula="of:=MOD(prime-[.Q169];prime)/[.Q169]*[.Q169]" office:value-type="float" office:value="84" calcext:value-type="float">
            <text:p>84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70]^3+a*[.P170]+b;prime)" office:value-type="float" office:value="233" calcext:value-type="float">
            <text:p>233</text:p>
          </table:table-cell>
          <table:table-cell/>
          <table:table-cell table:formula="of:=IF([.P169]+1&lt;prime;[.P169]+1;NA())" office:value-type="float" office:value="168" calcext:value-type="float">
            <text:p>168</text:p>
          </table:table-cell>
          <table:table-cell table:formula="of:=MOD_SQRT([.N170];prime)" office:value-type="float" office:value="93" calcext:value-type="float">
            <text:p>93</text:p>
          </table:table-cell>
          <table:table-cell/>
          <table:table-cell table:formula="of:=[.P170]" office:value-type="float" office:value="168" calcext:value-type="float">
            <text:p>168</text:p>
          </table:table-cell>
          <table:table-cell table:formula="of:=MOD(prime-[.Q170];prime)/[.Q170]*[.Q170]" office:value-type="float" office:value="170" calcext:value-type="float">
            <text:p>170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71]^3+a*[.P171]+b;prime)" office:value-type="float" office:value="204" calcext:value-type="float">
            <text:p>204</text:p>
          </table:table-cell>
          <table:table-cell/>
          <table:table-cell table:formula="of:=IF([.P170]+1&lt;prime;[.P170]+1;NA())" office:value-type="float" office:value="169" calcext:value-type="float">
            <text:p>169</text:p>
          </table:table-cell>
          <table:table-cell table:formula="of:=MOD_SQRT([.N171];prime)" office:value-type="float" office:value="97" calcext:value-type="float">
            <text:p>97</text:p>
          </table:table-cell>
          <table:table-cell/>
          <table:table-cell table:formula="of:=[.P171]" office:value-type="float" office:value="169" calcext:value-type="float">
            <text:p>169</text:p>
          </table:table-cell>
          <table:table-cell table:formula="of:=MOD(prime-[.Q171];prime)/[.Q171]*[.Q171]" office:value-type="float" office:value="166" calcext:value-type="float">
            <text:p>166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72]^3+a*[.P172]+b;prime)" office:value-type="float" office:value="137" calcext:value-type="float">
            <text:p>137</text:p>
          </table:table-cell>
          <table:table-cell/>
          <table:table-cell table:formula="of:=IF([.P171]+1&lt;prime;[.P171]+1;NA())" office:value-type="float" office:value="170" calcext:value-type="float">
            <text:p>170</text:p>
          </table:table-cell>
          <table:table-cell table:formula="of:=MOD_SQRT([.N172];prime)" office:value-type="float" office:value="243" calcext:value-type="float">
            <text:p>243</text:p>
          </table:table-cell>
          <table:table-cell/>
          <table:table-cell table:formula="of:=[.P172]" office:value-type="float" office:value="170" calcext:value-type="float">
            <text:p>170</text:p>
          </table:table-cell>
          <table:table-cell table:formula="of:=MOD(prime-[.Q172];prime)/[.Q172]*[.Q172]" office:value-type="float" office:value="20" calcext:value-type="float">
            <text:p>20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73]^3+a*[.P173]+b;prime)" office:value-type="float" office:value="38" calcext:value-type="float">
            <text:p>38</text:p>
          </table:table-cell>
          <table:table-cell/>
          <table:table-cell table:formula="of:=IF([.P172]+1&lt;prime;[.P172]+1;NA())" office:value-type="float" office:value="171" calcext:value-type="float">
            <text:p>171</text:p>
          </table:table-cell>
          <table:table-cell table:formula="of:=MOD_SQRT([.N173];prime)" office:value-type="string" office:string-value="#VALUE!" calcext:value-type="string">
            <text:p>#VALUE!</text:p>
          </table:table-cell>
          <table:table-cell/>
          <table:table-cell table:formula="of:=[.P173]" office:value-type="float" office:value="171" calcext:value-type="float">
            <text:p>171</text:p>
          </table:table-cell>
          <table:table-cell table:formula="of:=MOD(prime-[.Q173];prime)/[.Q173]*[.Q173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74]^3+a*[.P174]+b;prime)" office:value-type="float" office:value="176" calcext:value-type="float">
            <text:p>176</text:p>
          </table:table-cell>
          <table:table-cell/>
          <table:table-cell table:formula="of:=IF([.P173]+1&lt;prime;[.P173]+1;NA())" office:value-type="float" office:value="172" calcext:value-type="float">
            <text:p>172</text:p>
          </table:table-cell>
          <table:table-cell table:formula="of:=MOD_SQRT([.N174];prime)" office:value-type="float" office:value="121" calcext:value-type="float">
            <text:p>121</text:p>
          </table:table-cell>
          <table:table-cell/>
          <table:table-cell table:formula="of:=[.P174]" office:value-type="float" office:value="172" calcext:value-type="float">
            <text:p>172</text:p>
          </table:table-cell>
          <table:table-cell table:formula="of:=MOD(prime-[.Q174];prime)/[.Q174]*[.Q174]" office:value-type="float" office:value="142" calcext:value-type="float">
            <text:p>142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75]^3+a*[.P175]+b;prime)" office:value-type="float" office:value="31" calcext:value-type="float">
            <text:p>31</text:p>
          </table:table-cell>
          <table:table-cell/>
          <table:table-cell table:formula="of:=IF([.P174]+1&lt;prime;[.P174]+1;NA())" office:value-type="float" office:value="173" calcext:value-type="float">
            <text:p>173</text:p>
          </table:table-cell>
          <table:table-cell table:formula="of:=MOD_SQRT([.N175];prime)" office:value-type="float" office:value="89" calcext:value-type="float">
            <text:p>89</text:p>
          </table:table-cell>
          <table:table-cell/>
          <table:table-cell table:formula="of:=[.P175]" office:value-type="float" office:value="173" calcext:value-type="float">
            <text:p>173</text:p>
          </table:table-cell>
          <table:table-cell table:formula="of:=MOD(prime-[.Q175];prime)/[.Q175]*[.Q175]" office:value-type="float" office:value="174" calcext:value-type="float">
            <text:p>174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76]^3+a*[.P176]+b;prime)" office:value-type="float" office:value="135" calcext:value-type="float">
            <text:p>135</text:p>
          </table:table-cell>
          <table:table-cell/>
          <table:table-cell table:formula="of:=IF([.P175]+1&lt;prime;[.P175]+1;NA())" office:value-type="float" office:value="174" calcext:value-type="float">
            <text:p>174</text:p>
          </table:table-cell>
          <table:table-cell table:formula="of:=MOD_SQRT([.N176];prime)" office:value-type="string" office:string-value="#VALUE!" calcext:value-type="string">
            <text:p>#VALUE!</text:p>
          </table:table-cell>
          <table:table-cell/>
          <table:table-cell table:formula="of:=[.P176]" office:value-type="float" office:value="174" calcext:value-type="float">
            <text:p>174</text:p>
          </table:table-cell>
          <table:table-cell table:formula="of:=MOD(prime-[.Q176];prime)/[.Q176]*[.Q176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77]^3+a*[.P177]+b;prime)" office:value-type="float" office:value="231" calcext:value-type="float">
            <text:p>231</text:p>
          </table:table-cell>
          <table:table-cell/>
          <table:table-cell table:formula="of:=IF([.P176]+1&lt;prime;[.P176]+1;NA())" office:value-type="float" office:value="175" calcext:value-type="float">
            <text:p>175</text:p>
          </table:table-cell>
          <table:table-cell table:formula="of:=MOD_SQRT([.N177];prime)" office:value-type="string" office:string-value="#VALUE!" calcext:value-type="string">
            <text:p>#VALUE!</text:p>
          </table:table-cell>
          <table:table-cell/>
          <table:table-cell table:formula="of:=[.P177]" office:value-type="float" office:value="175" calcext:value-type="float">
            <text:p>175</text:p>
          </table:table-cell>
          <table:table-cell table:formula="of:=MOD(prime-[.Q177];prime)/[.Q177]*[.Q177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78]^3+a*[.P178]+b;prime)" office:value-type="float" office:value="62" calcext:value-type="float">
            <text:p>62</text:p>
          </table:table-cell>
          <table:table-cell/>
          <table:table-cell table:formula="of:=IF([.P177]+1&lt;prime;[.P177]+1;NA())" office:value-type="float" office:value="176" calcext:value-type="float">
            <text:p>176</text:p>
          </table:table-cell>
          <table:table-cell table:formula="of:=MOD_SQRT([.N178];prime)" office:value-type="float" office:value="59" calcext:value-type="float">
            <text:p>59</text:p>
          </table:table-cell>
          <table:table-cell/>
          <table:table-cell table:formula="of:=[.P178]" office:value-type="float" office:value="176" calcext:value-type="float">
            <text:p>176</text:p>
          </table:table-cell>
          <table:table-cell table:formula="of:=MOD(prime-[.Q178];prime)/[.Q178]*[.Q178]" office:value-type="float" office:value="204" calcext:value-type="float">
            <text:p>204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79]^3+a*[.P179]+b;prime)" office:value-type="float" office:value="160" calcext:value-type="float">
            <text:p>160</text:p>
          </table:table-cell>
          <table:table-cell/>
          <table:table-cell table:formula="of:=IF([.P178]+1&lt;prime;[.P178]+1;NA())" office:value-type="float" office:value="177" calcext:value-type="float">
            <text:p>177</text:p>
          </table:table-cell>
          <table:table-cell table:formula="of:=MOD_SQRT([.N179];prime)" office:value-type="string" office:string-value="#VALUE!" calcext:value-type="string">
            <text:p>#VALUE!</text:p>
          </table:table-cell>
          <table:table-cell/>
          <table:table-cell table:formula="of:=[.P179]" office:value-type="float" office:value="177" calcext:value-type="float">
            <text:p>177</text:p>
          </table:table-cell>
          <table:table-cell table:formula="of:=MOD(prime-[.Q179];prime)/[.Q179]*[.Q179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80]^3+a*[.P180]+b;prime)" office:value-type="float" office:value="5" calcext:value-type="float">
            <text:p>5</text:p>
          </table:table-cell>
          <table:table-cell/>
          <table:table-cell table:formula="of:=IF([.P179]+1&lt;prime;[.P179]+1;NA())" office:value-type="float" office:value="178" calcext:value-type="float">
            <text:p>178</text:p>
          </table:table-cell>
          <table:table-cell table:formula="of:=MOD_SQRT([.N180];prime)" office:value-type="string" office:string-value="#VALUE!" calcext:value-type="string">
            <text:p>#VALUE!</text:p>
          </table:table-cell>
          <table:table-cell/>
          <table:table-cell table:formula="of:=[.P180]" office:value-type="float" office:value="178" calcext:value-type="float">
            <text:p>178</text:p>
          </table:table-cell>
          <table:table-cell table:formula="of:=MOD(prime-[.Q180];prime)/[.Q180]*[.Q180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81]^3+a*[.P181]+b;prime)" office:value-type="float" office:value="129" calcext:value-type="float">
            <text:p>129</text:p>
          </table:table-cell>
          <table:table-cell/>
          <table:table-cell table:formula="of:=IF([.P180]+1&lt;prime;[.P180]+1;NA())" office:value-type="float" office:value="179" calcext:value-type="float">
            <text:p>179</text:p>
          </table:table-cell>
          <table:table-cell table:formula="of:=MOD_SQRT([.N181];prime)" office:value-type="float" office:value="225" calcext:value-type="float">
            <text:p>225</text:p>
          </table:table-cell>
          <table:table-cell/>
          <table:table-cell table:formula="of:=[.P181]" office:value-type="float" office:value="179" calcext:value-type="float">
            <text:p>179</text:p>
          </table:table-cell>
          <table:table-cell table:formula="of:=MOD(prime-[.Q181];prime)/[.Q181]*[.Q181]" office:value-type="float" office:value="38" calcext:value-type="float">
            <text:p>38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82]^3+a*[.P182]+b;prime)" office:value-type="float" office:value="12" calcext:value-type="float">
            <text:p>12</text:p>
          </table:table-cell>
          <table:table-cell/>
          <table:table-cell table:formula="of:=IF([.P181]+1&lt;prime;[.P181]+1;NA())" office:value-type="float" office:value="180" calcext:value-type="float">
            <text:p>180</text:p>
          </table:table-cell>
          <table:table-cell table:formula="of:=MOD_SQRT([.N182];prime)" office:value-type="float" office:value="217" calcext:value-type="float">
            <text:p>217</text:p>
          </table:table-cell>
          <table:table-cell/>
          <table:table-cell table:formula="of:=[.P182]" office:value-type="float" office:value="180" calcext:value-type="float">
            <text:p>180</text:p>
          </table:table-cell>
          <table:table-cell table:formula="of:=MOD(prime-[.Q182];prime)/[.Q182]*[.Q182]" office:value-type="float" office:value="46" calcext:value-type="float">
            <text:p>46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83]^3+a*[.P183]+b;prime)" office:value-type="float" office:value="186" calcext:value-type="float">
            <text:p>186</text:p>
          </table:table-cell>
          <table:table-cell/>
          <table:table-cell table:formula="of:=IF([.P182]+1&lt;prime;[.P182]+1;NA())" office:value-type="float" office:value="181" calcext:value-type="float">
            <text:p>181</text:p>
          </table:table-cell>
          <table:table-cell table:formula="of:=MOD_SQRT([.N183];prime)" office:value-type="float" office:value="221" calcext:value-type="float">
            <text:p>221</text:p>
          </table:table-cell>
          <table:table-cell/>
          <table:table-cell table:formula="of:=[.P183]" office:value-type="float" office:value="181" calcext:value-type="float">
            <text:p>181</text:p>
          </table:table-cell>
          <table:table-cell table:formula="of:=MOD(prime-[.Q183];prime)/[.Q183]*[.Q183]" office:value-type="float" office:value="42" calcext:value-type="float">
            <text:p>42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84]^3+a*[.P184]+b;prime)" office:value-type="float" office:value="131" calcext:value-type="float">
            <text:p>131</text:p>
          </table:table-cell>
          <table:table-cell/>
          <table:table-cell table:formula="of:=IF([.P183]+1&lt;prime;[.P183]+1;NA())" office:value-type="float" office:value="182" calcext:value-type="float">
            <text:p>182</text:p>
          </table:table-cell>
          <table:table-cell table:formula="of:=MOD_SQRT([.N184];prime)" office:value-type="string" office:string-value="#VALUE!" calcext:value-type="string">
            <text:p>#VALUE!</text:p>
          </table:table-cell>
          <table:table-cell/>
          <table:table-cell table:formula="of:=[.P184]" office:value-type="float" office:value="182" calcext:value-type="float">
            <text:p>182</text:p>
          </table:table-cell>
          <table:table-cell table:formula="of:=MOD(prime-[.Q184];prime)/[.Q184]*[.Q184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85]^3+a*[.P185]+b;prime)" office:value-type="float" office:value="116" calcext:value-type="float">
            <text:p>116</text:p>
          </table:table-cell>
          <table:table-cell/>
          <table:table-cell table:formula="of:=IF([.P184]+1&lt;prime;[.P184]+1;NA())" office:value-type="float" office:value="183" calcext:value-type="float">
            <text:p>183</text:p>
          </table:table-cell>
          <table:table-cell table:formula="of:=MOD_SQRT([.N185];prime)" office:value-type="string" office:string-value="#VALUE!" calcext:value-type="string">
            <text:p>#VALUE!</text:p>
          </table:table-cell>
          <table:table-cell/>
          <table:table-cell table:formula="of:=[.P185]" office:value-type="float" office:value="183" calcext:value-type="float">
            <text:p>183</text:p>
          </table:table-cell>
          <table:table-cell table:formula="of:=MOD(prime-[.Q185];prime)/[.Q185]*[.Q185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86]^3+a*[.P186]+b;prime)" office:value-type="float" office:value="147" calcext:value-type="float">
            <text:p>147</text:p>
          </table:table-cell>
          <table:table-cell/>
          <table:table-cell table:formula="of:=IF([.P185]+1&lt;prime;[.P185]+1;NA())" office:value-type="float" office:value="184" calcext:value-type="float">
            <text:p>184</text:p>
          </table:table-cell>
          <table:table-cell table:formula="of:=MOD_SQRT([.N186];prime)" office:value-type="float" office:value="161" calcext:value-type="float">
            <text:p>161</text:p>
          </table:table-cell>
          <table:table-cell/>
          <table:table-cell table:formula="of:=[.P186]" office:value-type="float" office:value="184" calcext:value-type="float">
            <text:p>184</text:p>
          </table:table-cell>
          <table:table-cell table:formula="of:=MOD(prime-[.Q186];prime)/[.Q186]*[.Q186]" office:value-type="float" office:value="102" calcext:value-type="float">
            <text:p>102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87]^3+a*[.P187]+b;prime)" office:value-type="float" office:value="230" calcext:value-type="float">
            <text:p>230</text:p>
          </table:table-cell>
          <table:table-cell/>
          <table:table-cell table:formula="of:=IF([.P186]+1&lt;prime;[.P186]+1;NA())" office:value-type="float" office:value="185" calcext:value-type="float">
            <text:p>185</text:p>
          </table:table-cell>
          <table:table-cell table:formula="of:=MOD_SQRT([.N187];prime)" office:value-type="string" office:string-value="#VALUE!" calcext:value-type="string">
            <text:p>#VALUE!</text:p>
          </table:table-cell>
          <table:table-cell/>
          <table:table-cell table:formula="of:=[.P187]" office:value-type="float" office:value="185" calcext:value-type="float">
            <text:p>185</text:p>
          </table:table-cell>
          <table:table-cell table:formula="of:=MOD(prime-[.Q187];prime)/[.Q187]*[.Q187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88]^3+a*[.P188]+b;prime)" office:value-type="float" office:value="108" calcext:value-type="float">
            <text:p>108</text:p>
          </table:table-cell>
          <table:table-cell/>
          <table:table-cell table:formula="of:=IF([.P187]+1&lt;prime;[.P187]+1;NA())" office:value-type="float" office:value="186" calcext:value-type="float">
            <text:p>186</text:p>
          </table:table-cell>
          <table:table-cell table:formula="of:=MOD_SQRT([.N188];prime)" office:value-type="float" office:value="125" calcext:value-type="float">
            <text:p>125</text:p>
          </table:table-cell>
          <table:table-cell/>
          <table:table-cell table:formula="of:=[.P188]" office:value-type="float" office:value="186" calcext:value-type="float">
            <text:p>186</text:p>
          </table:table-cell>
          <table:table-cell table:formula="of:=MOD(prime-[.Q188];prime)/[.Q188]*[.Q188]" office:value-type="float" office:value="138" calcext:value-type="float">
            <text:p>138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89]^3+a*[.P189]+b;prime)" office:value-type="float" office:value="50" calcext:value-type="float">
            <text:p>50</text:p>
          </table:table-cell>
          <table:table-cell/>
          <table:table-cell table:formula="of:=IF([.P188]+1&lt;prime;[.P188]+1;NA())" office:value-type="float" office:value="187" calcext:value-type="float">
            <text:p>187</text:p>
          </table:table-cell>
          <table:table-cell table:formula="of:=MOD_SQRT([.N189];prime)" office:value-type="float" office:value="239" calcext:value-type="float">
            <text:p>239</text:p>
          </table:table-cell>
          <table:table-cell/>
          <table:table-cell table:formula="of:=[.P189]" office:value-type="float" office:value="187" calcext:value-type="float">
            <text:p>187</text:p>
          </table:table-cell>
          <table:table-cell table:formula="of:=MOD(prime-[.Q189];prime)/[.Q189]*[.Q189]" office:value-type="float" office:value="24" calcext:value-type="float">
            <text:p>24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90]^3+a*[.P190]+b;prime)" office:value-type="float" office:value="62" calcext:value-type="float">
            <text:p>62</text:p>
          </table:table-cell>
          <table:table-cell/>
          <table:table-cell table:formula="of:=IF([.P189]+1&lt;prime;[.P189]+1;NA())" office:value-type="float" office:value="188" calcext:value-type="float">
            <text:p>188</text:p>
          </table:table-cell>
          <table:table-cell table:formula="of:=MOD_SQRT([.N190];prime)" office:value-type="float" office:value="59" calcext:value-type="float">
            <text:p>59</text:p>
          </table:table-cell>
          <table:table-cell/>
          <table:table-cell table:formula="of:=[.P190]" office:value-type="float" office:value="188" calcext:value-type="float">
            <text:p>188</text:p>
          </table:table-cell>
          <table:table-cell table:formula="of:=MOD(prime-[.Q190];prime)/[.Q190]*[.Q190]" office:value-type="float" office:value="204" calcext:value-type="float">
            <text:p>204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91]^3+a*[.P191]+b;prime)" office:value-type="float" office:value="150" calcext:value-type="float">
            <text:p>150</text:p>
          </table:table-cell>
          <table:table-cell/>
          <table:table-cell table:formula="of:=IF([.P190]+1&lt;prime;[.P190]+1;NA())" office:value-type="float" office:value="189" calcext:value-type="float">
            <text:p>189</text:p>
          </table:table-cell>
          <table:table-cell table:formula="of:=MOD_SQRT([.N191];prime)" office:value-type="float" office:value="237" calcext:value-type="float">
            <text:p>237</text:p>
          </table:table-cell>
          <table:table-cell/>
          <table:table-cell table:formula="of:=[.P191]" office:value-type="float" office:value="189" calcext:value-type="float">
            <text:p>189</text:p>
          </table:table-cell>
          <table:table-cell table:formula="of:=MOD(prime-[.Q191];prime)/[.Q191]*[.Q191]" office:value-type="float" office:value="26" calcext:value-type="float">
            <text:p>26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92]^3+a*[.P192]+b;prime)" office:value-type="float" office:value="57" calcext:value-type="float">
            <text:p>57</text:p>
          </table:table-cell>
          <table:table-cell/>
          <table:table-cell table:formula="of:=IF([.P191]+1&lt;prime;[.P191]+1;NA())" office:value-type="float" office:value="190" calcext:value-type="float">
            <text:p>190</text:p>
          </table:table-cell>
          <table:table-cell table:formula="of:=MOD_SQRT([.N192];prime)" office:value-type="string" office:string-value="#VALUE!" calcext:value-type="string">
            <text:p>#VALUE!</text:p>
          </table:table-cell>
          <table:table-cell/>
          <table:table-cell table:formula="of:=[.P192]" office:value-type="float" office:value="190" calcext:value-type="float">
            <text:p>190</text:p>
          </table:table-cell>
          <table:table-cell table:formula="of:=MOD(prime-[.Q192];prime)/[.Q192]*[.Q192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93]^3+a*[.P193]+b;prime)" office:value-type="float" office:value="52" calcext:value-type="float">
            <text:p>52</text:p>
          </table:table-cell>
          <table:table-cell/>
          <table:table-cell table:formula="of:=IF([.P192]+1&lt;prime;[.P192]+1;NA())" office:value-type="float" office:value="191" calcext:value-type="float">
            <text:p>191</text:p>
          </table:table-cell>
          <table:table-cell table:formula="of:=MOD_SQRT([.N193];prime)" office:value-type="float" office:value="29" calcext:value-type="float">
            <text:p>29</text:p>
          </table:table-cell>
          <table:table-cell/>
          <table:table-cell table:formula="of:=[.P193]" office:value-type="float" office:value="191" calcext:value-type="float">
            <text:p>191</text:p>
          </table:table-cell>
          <table:table-cell table:formula="of:=MOD(prime-[.Q193];prime)/[.Q193]*[.Q193]" office:value-type="float" office:value="234" calcext:value-type="float">
            <text:p>234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94]^3+a*[.P194]+b;prime)" office:value-type="float" office:value="141" calcext:value-type="float">
            <text:p>141</text:p>
          </table:table-cell>
          <table:table-cell/>
          <table:table-cell table:formula="of:=IF([.P193]+1&lt;prime;[.P193]+1;NA())" office:value-type="float" office:value="192" calcext:value-type="float">
            <text:p>192</text:p>
          </table:table-cell>
          <table:table-cell table:formula="of:=MOD_SQRT([.N194];prime)" office:value-type="string" office:string-value="#VALUE!" calcext:value-type="string">
            <text:p>#VALUE!</text:p>
          </table:table-cell>
          <table:table-cell/>
          <table:table-cell table:formula="of:=[.P194]" office:value-type="float" office:value="192" calcext:value-type="float">
            <text:p>192</text:p>
          </table:table-cell>
          <table:table-cell table:formula="of:=MOD(prime-[.Q194];prime)/[.Q194]*[.Q194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95]^3+a*[.P195]+b;prime)" office:value-type="float" office:value="67" calcext:value-type="float">
            <text:p>67</text:p>
          </table:table-cell>
          <table:table-cell/>
          <table:table-cell table:formula="of:=IF([.P194]+1&lt;prime;[.P194]+1;NA())" office:value-type="float" office:value="193" calcext:value-type="float">
            <text:p>193</text:p>
          </table:table-cell>
          <table:table-cell table:formula="of:=MOD_SQRT([.N195];prime)" office:value-type="string" office:string-value="#VALUE!" calcext:value-type="string">
            <text:p>#VALUE!</text:p>
          </table:table-cell>
          <table:table-cell/>
          <table:table-cell table:formula="of:=[.P195]" office:value-type="float" office:value="193" calcext:value-type="float">
            <text:p>193</text:p>
          </table:table-cell>
          <table:table-cell table:formula="of:=MOD(prime-[.Q195];prime)/[.Q195]*[.Q195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96]^3+a*[.P196]+b;prime)" office:value-type="float" office:value="99" calcext:value-type="float">
            <text:p>99</text:p>
          </table:table-cell>
          <table:table-cell/>
          <table:table-cell table:formula="of:=IF([.P195]+1&lt;prime;[.P195]+1;NA())" office:value-type="float" office:value="194" calcext:value-type="float">
            <text:p>194</text:p>
          </table:table-cell>
          <table:table-cell table:formula="of:=MOD_SQRT([.N196];prime)" office:value-type="float" office:value="25" calcext:value-type="float">
            <text:p>25</text:p>
          </table:table-cell>
          <table:table-cell/>
          <table:table-cell table:formula="of:=[.P196]" office:value-type="float" office:value="194" calcext:value-type="float">
            <text:p>194</text:p>
          </table:table-cell>
          <table:table-cell table:formula="of:=MOD(prime-[.Q196];prime)/[.Q196]*[.Q196]" office:value-type="float" office:value="238" calcext:value-type="float">
            <text:p>238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97]^3+a*[.P197]+b;prime)" office:value-type="float" office:value="243" calcext:value-type="float">
            <text:p>243</text:p>
          </table:table-cell>
          <table:table-cell/>
          <table:table-cell table:formula="of:=IF([.P196]+1&lt;prime;[.P196]+1;NA())" office:value-type="float" office:value="195" calcext:value-type="float">
            <text:p>195</text:p>
          </table:table-cell>
          <table:table-cell table:formula="of:=MOD_SQRT([.N197];prime)" office:value-type="float" office:value="207" calcext:value-type="float">
            <text:p>207</text:p>
          </table:table-cell>
          <table:table-cell/>
          <table:table-cell table:formula="of:=[.P197]" office:value-type="float" office:value="195" calcext:value-type="float">
            <text:p>195</text:p>
          </table:table-cell>
          <table:table-cell table:formula="of:=MOD(prime-[.Q197];prime)/[.Q197]*[.Q197]" office:value-type="float" office:value="56" calcext:value-type="float">
            <text:p>56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98]^3+a*[.P198]+b;prime)" office:value-type="float" office:value="242" calcext:value-type="float">
            <text:p>242</text:p>
          </table:table-cell>
          <table:table-cell/>
          <table:table-cell table:formula="of:=IF([.P197]+1&lt;prime;[.P197]+1;NA())" office:value-type="float" office:value="196" calcext:value-type="float">
            <text:p>196</text:p>
          </table:table-cell>
          <table:table-cell table:formula="of:=MOD_SQRT([.N198];prime)" office:value-type="float" office:value="105" calcext:value-type="float">
            <text:p>105</text:p>
          </table:table-cell>
          <table:table-cell/>
          <table:table-cell table:formula="of:=[.P198]" office:value-type="float" office:value="196" calcext:value-type="float">
            <text:p>196</text:p>
          </table:table-cell>
          <table:table-cell table:formula="of:=MOD(prime-[.Q198];prime)/[.Q198]*[.Q198]" office:value-type="float" office:value="158" calcext:value-type="float">
            <text:p>158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199]^3+a*[.P199]+b;prime)" office:value-type="float" office:value="102" calcext:value-type="float">
            <text:p>102</text:p>
          </table:table-cell>
          <table:table-cell/>
          <table:table-cell table:formula="of:=IF([.P198]+1&lt;prime;[.P198]+1;NA())" office:value-type="float" office:value="197" calcext:value-type="float">
            <text:p>197</text:p>
          </table:table-cell>
          <table:table-cell table:formula="of:=MOD_SQRT([.N199];prime)" office:value-type="float" office:value="75" calcext:value-type="float">
            <text:p>75</text:p>
          </table:table-cell>
          <table:table-cell/>
          <table:table-cell table:formula="of:=[.P199]" office:value-type="float" office:value="197" calcext:value-type="float">
            <text:p>197</text:p>
          </table:table-cell>
          <table:table-cell table:formula="of:=MOD(prime-[.Q199];prime)/[.Q199]*[.Q199]" office:value-type="float" office:value="188" calcext:value-type="float">
            <text:p>188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00]^3+a*[.P200]+b;prime)" office:value-type="float" office:value="92" calcext:value-type="float">
            <text:p>92</text:p>
          </table:table-cell>
          <table:table-cell/>
          <table:table-cell table:formula="of:=IF([.P199]+1&lt;prime;[.P199]+1;NA())" office:value-type="float" office:value="198" calcext:value-type="float">
            <text:p>198</text:p>
          </table:table-cell>
          <table:table-cell table:formula="of:=MOD_SQRT([.N200];prime)" office:value-type="float" office:value="155" calcext:value-type="float">
            <text:p>155</text:p>
          </table:table-cell>
          <table:table-cell/>
          <table:table-cell table:formula="of:=[.P200]" office:value-type="float" office:value="198" calcext:value-type="float">
            <text:p>198</text:p>
          </table:table-cell>
          <table:table-cell table:formula="of:=MOD(prime-[.Q200];prime)/[.Q200]*[.Q200]" office:value-type="float" office:value="108" calcext:value-type="float">
            <text:p>108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01]^3+a*[.P201]+b;prime)" office:value-type="float" office:value="218" calcext:value-type="float">
            <text:p>218</text:p>
          </table:table-cell>
          <table:table-cell/>
          <table:table-cell table:formula="of:=IF([.P200]+1&lt;prime;[.P200]+1;NA())" office:value-type="float" office:value="199" calcext:value-type="float">
            <text:p>199</text:p>
          </table:table-cell>
          <table:table-cell table:formula="of:=MOD_SQRT([.N201];prime)" office:value-type="float" office:value="179" calcext:value-type="float">
            <text:p>179</text:p>
          </table:table-cell>
          <table:table-cell/>
          <table:table-cell table:formula="of:=[.P201]" office:value-type="float" office:value="199" calcext:value-type="float">
            <text:p>199</text:p>
          </table:table-cell>
          <table:table-cell table:formula="of:=MOD(prime-[.Q201];prime)/[.Q201]*[.Q201]" office:value-type="float" office:value="84" calcext:value-type="float">
            <text:p>84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02]^3+a*[.P202]+b;prime)" office:value-type="float" office:value="223" calcext:value-type="float">
            <text:p>223</text:p>
          </table:table-cell>
          <table:table-cell/>
          <table:table-cell table:formula="of:=IF([.P201]+1&lt;prime;[.P201]+1;NA())" office:value-type="float" office:value="200" calcext:value-type="float">
            <text:p>200</text:p>
          </table:table-cell>
          <table:table-cell table:formula="of:=MOD_SQRT([.N202];prime)" office:value-type="float" office:value="111" calcext:value-type="float">
            <text:p>111</text:p>
          </table:table-cell>
          <table:table-cell/>
          <table:table-cell table:formula="of:=[.P202]" office:value-type="float" office:value="200" calcext:value-type="float">
            <text:p>200</text:p>
          </table:table-cell>
          <table:table-cell table:formula="of:=MOD(prime-[.Q202];prime)/[.Q202]*[.Q202]" office:value-type="float" office:value="152" calcext:value-type="float">
            <text:p>152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03]^3+a*[.P203]+b;prime)" office:value-type="float" office:value="113" calcext:value-type="float">
            <text:p>113</text:p>
          </table:table-cell>
          <table:table-cell/>
          <table:table-cell table:formula="of:=IF([.P202]+1&lt;prime;[.P202]+1;NA())" office:value-type="float" office:value="201" calcext:value-type="float">
            <text:p>201</text:p>
          </table:table-cell>
          <table:table-cell table:formula="of:=MOD_SQRT([.N203];prime)" office:value-type="string" office:string-value="#VALUE!" calcext:value-type="string">
            <text:p>#VALUE!</text:p>
          </table:table-cell>
          <table:table-cell/>
          <table:table-cell table:formula="of:=[.P203]" office:value-type="float" office:value="201" calcext:value-type="float">
            <text:p>201</text:p>
          </table:table-cell>
          <table:table-cell table:formula="of:=MOD(prime-[.Q203];prime)/[.Q203]*[.Q203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04]^3+a*[.P204]+b;prime)" office:value-type="float" office:value="157" calcext:value-type="float">
            <text:p>157</text:p>
          </table:table-cell>
          <table:table-cell/>
          <table:table-cell table:formula="of:=IF([.P203]+1&lt;prime;[.P203]+1;NA())" office:value-type="float" office:value="202" calcext:value-type="float">
            <text:p>202</text:p>
          </table:table-cell>
          <table:table-cell table:formula="of:=MOD_SQRT([.N204];prime)" office:value-type="float" office:value="169" calcext:value-type="float">
            <text:p>169</text:p>
          </table:table-cell>
          <table:table-cell/>
          <table:table-cell table:formula="of:=[.P204]" office:value-type="float" office:value="202" calcext:value-type="float">
            <text:p>202</text:p>
          </table:table-cell>
          <table:table-cell table:formula="of:=MOD(prime-[.Q204];prime)/[.Q204]*[.Q204]" office:value-type="float" office:value="94" calcext:value-type="float">
            <text:p>94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05]^3+a*[.P205]+b;prime)" office:value-type="float" office:value="98" calcext:value-type="float">
            <text:p>98</text:p>
          </table:table-cell>
          <table:table-cell/>
          <table:table-cell table:formula="of:=IF([.P204]+1&lt;prime;[.P204]+1;NA())" office:value-type="float" office:value="203" calcext:value-type="float">
            <text:p>203</text:p>
          </table:table-cell>
          <table:table-cell table:formula="of:=MOD_SQRT([.N205];prime)" office:value-type="float" office:value="19" calcext:value-type="float">
            <text:p>19</text:p>
          </table:table-cell>
          <table:table-cell/>
          <table:table-cell table:formula="of:=[.P205]" office:value-type="float" office:value="203" calcext:value-type="float">
            <text:p>203</text:p>
          </table:table-cell>
          <table:table-cell table:formula="of:=MOD(prime-[.Q205];prime)/[.Q205]*[.Q205]" office:value-type="float" office:value="244" calcext:value-type="float">
            <text:p>244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06]^3+a*[.P206]+b;prime)" office:value-type="float" office:value="205" calcext:value-type="float">
            <text:p>205</text:p>
          </table:table-cell>
          <table:table-cell/>
          <table:table-cell table:formula="of:=IF([.P205]+1&lt;prime;[.P205]+1;NA())" office:value-type="float" office:value="204" calcext:value-type="float">
            <text:p>204</text:p>
          </table:table-cell>
          <table:table-cell table:formula="of:=MOD_SQRT([.N206];prime)" office:value-type="float" office:value="87" calcext:value-type="float">
            <text:p>87</text:p>
          </table:table-cell>
          <table:table-cell/>
          <table:table-cell table:formula="of:=[.P206]" office:value-type="float" office:value="204" calcext:value-type="float">
            <text:p>204</text:p>
          </table:table-cell>
          <table:table-cell table:formula="of:=MOD(prime-[.Q206];prime)/[.Q206]*[.Q206]" office:value-type="float" office:value="176" calcext:value-type="float">
            <text:p>176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07]^3+a*[.P207]+b;prime)" office:value-type="float" office:value="221" calcext:value-type="float">
            <text:p>221</text:p>
          </table:table-cell>
          <table:table-cell/>
          <table:table-cell table:formula="of:=IF([.P206]+1&lt;prime;[.P206]+1;NA())" office:value-type="float" office:value="205" calcext:value-type="float">
            <text:p>205</text:p>
          </table:table-cell>
          <table:table-cell table:formula="of:=MOD_SQRT([.N207];prime)" office:value-type="float" office:value="241" calcext:value-type="float">
            <text:p>241</text:p>
          </table:table-cell>
          <table:table-cell/>
          <table:table-cell table:formula="of:=[.P207]" office:value-type="float" office:value="205" calcext:value-type="float">
            <text:p>205</text:p>
          </table:table-cell>
          <table:table-cell table:formula="of:=MOD(prime-[.Q207];prime)/[.Q207]*[.Q207]" office:value-type="float" office:value="22" calcext:value-type="float">
            <text:p>22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08]^3+a*[.P208]+b;prime)" office:value-type="float" office:value="152" calcext:value-type="float">
            <text:p>152</text:p>
          </table:table-cell>
          <table:table-cell/>
          <table:table-cell table:formula="of:=IF([.P207]+1&lt;prime;[.P207]+1;NA())" office:value-type="float" office:value="206" calcext:value-type="float">
            <text:p>206</text:p>
          </table:table-cell>
          <table:table-cell table:formula="of:=MOD_SQRT([.N208];prime)" office:value-type="string" office:string-value="#VALUE!" calcext:value-type="string">
            <text:p>#VALUE!</text:p>
          </table:table-cell>
          <table:table-cell/>
          <table:table-cell table:formula="of:=[.P208]" office:value-type="float" office:value="206" calcext:value-type="float">
            <text:p>206</text:p>
          </table:table-cell>
          <table:table-cell table:formula="of:=MOD(prime-[.Q208];prime)/[.Q208]*[.Q208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09]^3+a*[.P209]+b;prime)" office:value-type="float" office:value="4" calcext:value-type="float">
            <text:p>4</text:p>
          </table:table-cell>
          <table:table-cell/>
          <table:table-cell table:formula="of:=IF([.P208]+1&lt;prime;[.P208]+1;NA())" office:value-type="float" office:value="207" calcext:value-type="float">
            <text:p>207</text:p>
          </table:table-cell>
          <table:table-cell table:formula="of:=MOD_SQRT([.N209];prime)" office:value-type="float" office:value="261" calcext:value-type="float">
            <text:p>261</text:p>
          </table:table-cell>
          <table:table-cell/>
          <table:table-cell table:formula="of:=[.P209]" office:value-type="float" office:value="207" calcext:value-type="float">
            <text:p>207</text:p>
          </table:table-cell>
          <table:table-cell table:formula="of:=MOD(prime-[.Q209];prime)/[.Q209]*[.Q209]" office:value-type="float" office:value="2" calcext:value-type="float">
            <text:p>2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10]^3+a*[.P210]+b;prime)" office:value-type="float" office:value="46" calcext:value-type="float">
            <text:p>46</text:p>
          </table:table-cell>
          <table:table-cell/>
          <table:table-cell table:formula="of:=IF([.P209]+1&lt;prime;[.P209]+1;NA())" office:value-type="float" office:value="208" calcext:value-type="float">
            <text:p>208</text:p>
          </table:table-cell>
          <table:table-cell table:formula="of:=MOD_SQRT([.N210];prime)" office:value-type="float" office:value="109" calcext:value-type="float">
            <text:p>109</text:p>
          </table:table-cell>
          <table:table-cell/>
          <table:table-cell table:formula="of:=[.P210]" office:value-type="float" office:value="208" calcext:value-type="float">
            <text:p>208</text:p>
          </table:table-cell>
          <table:table-cell table:formula="of:=MOD(prime-[.Q210];prime)/[.Q210]*[.Q210]" office:value-type="float" office:value="154" calcext:value-type="float">
            <text:p>154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11]^3+a*[.P211]+b;prime)" office:value-type="float" office:value="21" calcext:value-type="float">
            <text:p>21</text:p>
          </table:table-cell>
          <table:table-cell/>
          <table:table-cell table:formula="of:=IF([.P210]+1&lt;prime;[.P210]+1;NA())" office:value-type="float" office:value="209" calcext:value-type="float">
            <text:p>209</text:p>
          </table:table-cell>
          <table:table-cell table:formula="of:=MOD_SQRT([.N211];prime)" office:value-type="string" office:string-value="#VALUE!" calcext:value-type="string">
            <text:p>#VALUE!</text:p>
          </table:table-cell>
          <table:table-cell/>
          <table:table-cell table:formula="of:=[.P211]" office:value-type="float" office:value="209" calcext:value-type="float">
            <text:p>209</text:p>
          </table:table-cell>
          <table:table-cell table:formula="of:=MOD(prime-[.Q211];prime)/[.Q211]*[.Q211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12]^3+a*[.P212]+b;prime)" office:value-type="float" office:value="198" calcext:value-type="float">
            <text:p>198</text:p>
          </table:table-cell>
          <table:table-cell/>
          <table:table-cell table:formula="of:=IF([.P211]+1&lt;prime;[.P211]+1;NA())" office:value-type="float" office:value="210" calcext:value-type="float">
            <text:p>210</text:p>
          </table:table-cell>
          <table:table-cell table:formula="of:=MOD_SQRT([.N212];prime)" office:value-type="float" office:value="143" calcext:value-type="float">
            <text:p>143</text:p>
          </table:table-cell>
          <table:table-cell/>
          <table:table-cell table:formula="of:=[.P212]" office:value-type="float" office:value="210" calcext:value-type="float">
            <text:p>210</text:p>
          </table:table-cell>
          <table:table-cell table:formula="of:=MOD(prime-[.Q212];prime)/[.Q212]*[.Q212]" office:value-type="float" office:value="120" calcext:value-type="float">
            <text:p>120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13]^3+a*[.P213]+b;prime)" office:value-type="float" office:value="57" calcext:value-type="float">
            <text:p>57</text:p>
          </table:table-cell>
          <table:table-cell/>
          <table:table-cell table:formula="of:=IF([.P212]+1&lt;prime;[.P212]+1;NA())" office:value-type="float" office:value="211" calcext:value-type="float">
            <text:p>211</text:p>
          </table:table-cell>
          <table:table-cell table:formula="of:=MOD_SQRT([.N213];prime)" office:value-type="string" office:string-value="#VALUE!" calcext:value-type="string">
            <text:p>#VALUE!</text:p>
          </table:table-cell>
          <table:table-cell/>
          <table:table-cell table:formula="of:=[.P213]" office:value-type="float" office:value="211" calcext:value-type="float">
            <text:p>211</text:p>
          </table:table-cell>
          <table:table-cell table:formula="of:=MOD(prime-[.Q213];prime)/[.Q213]*[.Q213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14]^3+a*[.P214]+b;prime)" office:value-type="float" office:value="130" calcext:value-type="float">
            <text:p>130</text:p>
          </table:table-cell>
          <table:table-cell/>
          <table:table-cell table:formula="of:=IF([.P213]+1&lt;prime;[.P213]+1;NA())" office:value-type="float" office:value="212" calcext:value-type="float">
            <text:p>212</text:p>
          </table:table-cell>
          <table:table-cell table:formula="of:=MOD_SQRT([.N214];prime)" office:value-type="string" office:string-value="#VALUE!" calcext:value-type="string">
            <text:p>#VALUE!</text:p>
          </table:table-cell>
          <table:table-cell/>
          <table:table-cell table:formula="of:=[.P214]" office:value-type="float" office:value="212" calcext:value-type="float">
            <text:p>212</text:p>
          </table:table-cell>
          <table:table-cell table:formula="of:=MOD(prime-[.Q214];prime)/[.Q214]*[.Q214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15]^3+a*[.P215]+b;prime)" office:value-type="float" office:value="160" calcext:value-type="float">
            <text:p>160</text:p>
          </table:table-cell>
          <table:table-cell/>
          <table:table-cell table:formula="of:=IF([.P214]+1&lt;prime;[.P214]+1;NA())" office:value-type="float" office:value="213" calcext:value-type="float">
            <text:p>213</text:p>
          </table:table-cell>
          <table:table-cell table:formula="of:=MOD_SQRT([.N215];prime)" office:value-type="string" office:string-value="#VALUE!" calcext:value-type="string">
            <text:p>#VALUE!</text:p>
          </table:table-cell>
          <table:table-cell/>
          <table:table-cell table:formula="of:=[.P215]" office:value-type="float" office:value="213" calcext:value-type="float">
            <text:p>213</text:p>
          </table:table-cell>
          <table:table-cell table:formula="of:=MOD(prime-[.Q215];prime)/[.Q215]*[.Q215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16]^3+a*[.P216]+b;prime)" office:value-type="float" office:value="153" calcext:value-type="float">
            <text:p>153</text:p>
          </table:table-cell>
          <table:table-cell/>
          <table:table-cell table:formula="of:=IF([.P215]+1&lt;prime;[.P215]+1;NA())" office:value-type="float" office:value="214" calcext:value-type="float">
            <text:p>214</text:p>
          </table:table-cell>
          <table:table-cell table:formula="of:=MOD_SQRT([.N216];prime)" office:value-type="float" office:value="195" calcext:value-type="float">
            <text:p>195</text:p>
          </table:table-cell>
          <table:table-cell/>
          <table:table-cell table:formula="of:=[.P216]" office:value-type="float" office:value="214" calcext:value-type="float">
            <text:p>214</text:p>
          </table:table-cell>
          <table:table-cell table:formula="of:=MOD(prime-[.Q216];prime)/[.Q216]*[.Q216]" office:value-type="float" office:value="68" calcext:value-type="float">
            <text:p>68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17]^3+a*[.P217]+b;prime)" office:value-type="float" office:value="115" calcext:value-type="float">
            <text:p>115</text:p>
          </table:table-cell>
          <table:table-cell/>
          <table:table-cell table:formula="of:=IF([.P216]+1&lt;prime;[.P216]+1;NA())" office:value-type="float" office:value="215" calcext:value-type="float">
            <text:p>215</text:p>
          </table:table-cell>
          <table:table-cell table:formula="of:=MOD_SQRT([.N217];prime)" office:value-type="string" office:string-value="#VALUE!" calcext:value-type="string">
            <text:p>#VALUE!</text:p>
          </table:table-cell>
          <table:table-cell/>
          <table:table-cell table:formula="of:=[.P217]" office:value-type="float" office:value="215" calcext:value-type="float">
            <text:p>215</text:p>
          </table:table-cell>
          <table:table-cell table:formula="of:=MOD(prime-[.Q217];prime)/[.Q217]*[.Q217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18]^3+a*[.P218]+b;prime)" office:value-type="float" office:value="52" calcext:value-type="float">
            <text:p>52</text:p>
          </table:table-cell>
          <table:table-cell/>
          <table:table-cell table:formula="of:=IF([.P217]+1&lt;prime;[.P217]+1;NA())" office:value-type="float" office:value="216" calcext:value-type="float">
            <text:p>216</text:p>
          </table:table-cell>
          <table:table-cell table:formula="of:=MOD_SQRT([.N218];prime)" office:value-type="float" office:value="29" calcext:value-type="float">
            <text:p>29</text:p>
          </table:table-cell>
          <table:table-cell/>
          <table:table-cell table:formula="of:=[.P218]" office:value-type="float" office:value="216" calcext:value-type="float">
            <text:p>216</text:p>
          </table:table-cell>
          <table:table-cell table:formula="of:=MOD(prime-[.Q218];prime)/[.Q218]*[.Q218]" office:value-type="float" office:value="234" calcext:value-type="float">
            <text:p>234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19]^3+a*[.P219]+b;prime)" office:value-type="float" office:value="233" calcext:value-type="float">
            <text:p>233</text:p>
          </table:table-cell>
          <table:table-cell/>
          <table:table-cell table:formula="of:=IF([.P218]+1&lt;prime;[.P218]+1;NA())" office:value-type="float" office:value="217" calcext:value-type="float">
            <text:p>217</text:p>
          </table:table-cell>
          <table:table-cell table:formula="of:=MOD_SQRT([.N219];prime)" office:value-type="float" office:value="93" calcext:value-type="float">
            <text:p>93</text:p>
          </table:table-cell>
          <table:table-cell/>
          <table:table-cell table:formula="of:=[.P219]" office:value-type="float" office:value="217" calcext:value-type="float">
            <text:p>217</text:p>
          </table:table-cell>
          <table:table-cell table:formula="of:=MOD(prime-[.Q219];prime)/[.Q219]*[.Q219]" office:value-type="float" office:value="170" calcext:value-type="float">
            <text:p>170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20]^3+a*[.P220]+b;prime)" office:value-type="float" office:value="138" calcext:value-type="float">
            <text:p>138</text:p>
          </table:table-cell>
          <table:table-cell/>
          <table:table-cell table:formula="of:=IF([.P219]+1&lt;prime;[.P219]+1;NA())" office:value-type="float" office:value="218" calcext:value-type="float">
            <text:p>218</text:p>
          </table:table-cell>
          <table:table-cell table:formula="of:=MOD_SQRT([.N220];prime)" office:value-type="float" office:value="123" calcext:value-type="float">
            <text:p>123</text:p>
          </table:table-cell>
          <table:table-cell/>
          <table:table-cell table:formula="of:=[.P220]" office:value-type="float" office:value="218" calcext:value-type="float">
            <text:p>218</text:p>
          </table:table-cell>
          <table:table-cell table:formula="of:=MOD(prime-[.Q220];prime)/[.Q220]*[.Q220]" office:value-type="float" office:value="140" calcext:value-type="float">
            <text:p>140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21]^3+a*[.P221]+b;prime)" office:value-type="float" office:value="36" calcext:value-type="float">
            <text:p>36</text:p>
          </table:table-cell>
          <table:table-cell/>
          <table:table-cell table:formula="of:=IF([.P220]+1&lt;prime;[.P220]+1;NA())" office:value-type="float" office:value="219" calcext:value-type="float">
            <text:p>219</text:p>
          </table:table-cell>
          <table:table-cell table:formula="of:=MOD_SQRT([.N221];prime)" office:value-type="float" office:value="257" calcext:value-type="float">
            <text:p>257</text:p>
          </table:table-cell>
          <table:table-cell/>
          <table:table-cell table:formula="of:=[.P221]" office:value-type="float" office:value="219" calcext:value-type="float">
            <text:p>219</text:p>
          </table:table-cell>
          <table:table-cell table:formula="of:=MOD(prime-[.Q221];prime)/[.Q221]*[.Q221]" office:value-type="float" office:value="6" calcext:value-type="float">
            <text:p>6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22]^3+a*[.P222]+b;prime)" office:value-type="float" office:value="196" calcext:value-type="float">
            <text:p>196</text:p>
          </table:table-cell>
          <table:table-cell/>
          <table:table-cell table:formula="of:=IF([.P221]+1&lt;prime;[.P221]+1;NA())" office:value-type="float" office:value="220" calcext:value-type="float">
            <text:p>220</text:p>
          </table:table-cell>
          <table:table-cell table:formula="of:=MOD_SQRT([.N222];prime)" office:value-type="float" office:value="249" calcext:value-type="float">
            <text:p>249</text:p>
          </table:table-cell>
          <table:table-cell/>
          <table:table-cell table:formula="of:=[.P222]" office:value-type="float" office:value="220" calcext:value-type="float">
            <text:p>220</text:p>
          </table:table-cell>
          <table:table-cell table:formula="of:=MOD(prime-[.Q222];prime)/[.Q222]*[.Q222]" office:value-type="float" office:value="14" calcext:value-type="float">
            <text:p>14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23]^3+a*[.P223]+b;prime)" office:value-type="float" office:value="98" calcext:value-type="float">
            <text:p>98</text:p>
          </table:table-cell>
          <table:table-cell/>
          <table:table-cell table:formula="of:=IF([.P222]+1&lt;prime;[.P222]+1;NA())" office:value-type="float" office:value="221" calcext:value-type="float">
            <text:p>221</text:p>
          </table:table-cell>
          <table:table-cell table:formula="of:=MOD_SQRT([.N223];prime)" office:value-type="float" office:value="19" calcext:value-type="float">
            <text:p>19</text:p>
          </table:table-cell>
          <table:table-cell/>
          <table:table-cell table:formula="of:=[.P223]" office:value-type="float" office:value="221" calcext:value-type="float">
            <text:p>221</text:p>
          </table:table-cell>
          <table:table-cell table:formula="of:=MOD(prime-[.Q223];prime)/[.Q223]*[.Q223]" office:value-type="float" office:value="244" calcext:value-type="float">
            <text:p>244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24]^3+a*[.P224]+b;prime)" office:value-type="float" office:value="11" calcext:value-type="float">
            <text:p>11</text:p>
          </table:table-cell>
          <table:table-cell/>
          <table:table-cell table:formula="of:=IF([.P223]+1&lt;prime;[.P223]+1;NA())" office:value-type="float" office:value="222" calcext:value-type="float">
            <text:p>222</text:p>
          </table:table-cell>
          <table:table-cell table:formula="of:=MOD_SQRT([.N224];prime)" office:value-type="float" office:value="167" calcext:value-type="float">
            <text:p>167</text:p>
          </table:table-cell>
          <table:table-cell/>
          <table:table-cell table:formula="of:=[.P224]" office:value-type="float" office:value="222" calcext:value-type="float">
            <text:p>222</text:p>
          </table:table-cell>
          <table:table-cell table:formula="of:=MOD(prime-[.Q224];prime)/[.Q224]*[.Q224]" office:value-type="float" office:value="96" calcext:value-type="float">
            <text:p>96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25]^3+a*[.P225]+b;prime)" office:value-type="float" office:value="204" calcext:value-type="float">
            <text:p>204</text:p>
          </table:table-cell>
          <table:table-cell/>
          <table:table-cell table:formula="of:=IF([.P224]+1&lt;prime;[.P224]+1;NA())" office:value-type="float" office:value="223" calcext:value-type="float">
            <text:p>223</text:p>
          </table:table-cell>
          <table:table-cell table:formula="of:=MOD_SQRT([.N225];prime)" office:value-type="float" office:value="97" calcext:value-type="float">
            <text:p>97</text:p>
          </table:table-cell>
          <table:table-cell/>
          <table:table-cell table:formula="of:=[.P225]" office:value-type="float" office:value="223" calcext:value-type="float">
            <text:p>223</text:p>
          </table:table-cell>
          <table:table-cell table:formula="of:=MOD(prime-[.Q225];prime)/[.Q225]*[.Q225]" office:value-type="float" office:value="166" calcext:value-type="float">
            <text:p>166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26]^3+a*[.P226]+b;prime)" office:value-type="float" office:value="157" calcext:value-type="float">
            <text:p>157</text:p>
          </table:table-cell>
          <table:table-cell/>
          <table:table-cell table:formula="of:=IF([.P225]+1&lt;prime;[.P225]+1;NA())" office:value-type="float" office:value="224" calcext:value-type="float">
            <text:p>224</text:p>
          </table:table-cell>
          <table:table-cell table:formula="of:=MOD_SQRT([.N226];prime)" office:value-type="float" office:value="169" calcext:value-type="float">
            <text:p>169</text:p>
          </table:table-cell>
          <table:table-cell/>
          <table:table-cell table:formula="of:=[.P226]" office:value-type="float" office:value="224" calcext:value-type="float">
            <text:p>224</text:p>
          </table:table-cell>
          <table:table-cell table:formula="of:=MOD(prime-[.Q226];prime)/[.Q226]*[.Q226]" office:value-type="float" office:value="94" calcext:value-type="float">
            <text:p>94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27]^3+a*[.P227]+b;prime)" office:value-type="float" office:value="139" calcext:value-type="float">
            <text:p>139</text:p>
          </table:table-cell>
          <table:table-cell/>
          <table:table-cell table:formula="of:=IF([.P226]+1&lt;prime;[.P226]+1;NA())" office:value-type="float" office:value="225" calcext:value-type="float">
            <text:p>225</text:p>
          </table:table-cell>
          <table:table-cell table:formula="of:=MOD_SQRT([.N227];prime)" office:value-type="string" office:string-value="#VALUE!" calcext:value-type="string">
            <text:p>#VALUE!</text:p>
          </table:table-cell>
          <table:table-cell/>
          <table:table-cell table:formula="of:=[.P227]" office:value-type="float" office:value="225" calcext:value-type="float">
            <text:p>225</text:p>
          </table:table-cell>
          <table:table-cell table:formula="of:=MOD(prime-[.Q227];prime)/[.Q227]*[.Q227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28]^3+a*[.P228]+b;prime)" office:value-type="float" office:value="156" calcext:value-type="float">
            <text:p>156</text:p>
          </table:table-cell>
          <table:table-cell/>
          <table:table-cell table:formula="of:=IF([.P227]+1&lt;prime;[.P227]+1;NA())" office:value-type="float" office:value="226" calcext:value-type="float">
            <text:p>226</text:p>
          </table:table-cell>
          <table:table-cell table:formula="of:=MOD_SQRT([.N228];prime)" office:value-type="float" office:value="141" calcext:value-type="float">
            <text:p>141</text:p>
          </table:table-cell>
          <table:table-cell/>
          <table:table-cell table:formula="of:=[.P228]" office:value-type="float" office:value="226" calcext:value-type="float">
            <text:p>226</text:p>
          </table:table-cell>
          <table:table-cell table:formula="of:=MOD(prime-[.Q228];prime)/[.Q228]*[.Q228]" office:value-type="float" office:value="122" calcext:value-type="float">
            <text:p>122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29]^3+a*[.P229]+b;prime)" office:value-type="float" office:value="214" calcext:value-type="float">
            <text:p>214</text:p>
          </table:table-cell>
          <table:table-cell/>
          <table:table-cell table:formula="of:=IF([.P228]+1&lt;prime;[.P228]+1;NA())" office:value-type="float" office:value="227" calcext:value-type="float">
            <text:p>227</text:p>
          </table:table-cell>
          <table:table-cell table:formula="of:=MOD_SQRT([.N229];prime)" office:value-type="string" office:string-value="#VALUE!" calcext:value-type="string">
            <text:p>#VALUE!</text:p>
          </table:table-cell>
          <table:table-cell/>
          <table:table-cell table:formula="of:=[.P229]" office:value-type="float" office:value="227" calcext:value-type="float">
            <text:p>227</text:p>
          </table:table-cell>
          <table:table-cell table:formula="of:=MOD(prime-[.Q229];prime)/[.Q229]*[.Q229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30]^3+a*[.P230]+b;prime)" office:value-type="float" office:value="56" calcext:value-type="float">
            <text:p>56</text:p>
          </table:table-cell>
          <table:table-cell/>
          <table:table-cell table:formula="of:=IF([.P229]+1&lt;prime;[.P229]+1;NA())" office:value-type="float" office:value="228" calcext:value-type="float">
            <text:p>228</text:p>
          </table:table-cell>
          <table:table-cell table:formula="of:=MOD_SQRT([.N230];prime)" office:value-type="string" office:string-value="#VALUE!" calcext:value-type="string">
            <text:p>#VALUE!</text:p>
          </table:table-cell>
          <table:table-cell/>
          <table:table-cell table:formula="of:=[.P230]" office:value-type="float" office:value="228" calcext:value-type="float">
            <text:p>228</text:p>
          </table:table-cell>
          <table:table-cell table:formula="of:=MOD(prime-[.Q230];prime)/[.Q230]*[.Q230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31]^3+a*[.P231]+b;prime)" office:value-type="float" office:value="214" calcext:value-type="float">
            <text:p>214</text:p>
          </table:table-cell>
          <table:table-cell/>
          <table:table-cell table:formula="of:=IF([.P230]+1&lt;prime;[.P230]+1;NA())" office:value-type="float" office:value="229" calcext:value-type="float">
            <text:p>229</text:p>
          </table:table-cell>
          <table:table-cell table:formula="of:=MOD_SQRT([.N231];prime)" office:value-type="string" office:string-value="#VALUE!" calcext:value-type="string">
            <text:p>#VALUE!</text:p>
          </table:table-cell>
          <table:table-cell/>
          <table:table-cell table:formula="of:=[.P231]" office:value-type="float" office:value="229" calcext:value-type="float">
            <text:p>229</text:p>
          </table:table-cell>
          <table:table-cell table:formula="of:=MOD(prime-[.Q231];prime)/[.Q231]*[.Q231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32]^3+a*[.P232]+b;prime)" office:value-type="float" office:value="168" calcext:value-type="float">
            <text:p>168</text:p>
          </table:table-cell>
          <table:table-cell/>
          <table:table-cell table:formula="of:=IF([.P231]+1&lt;prime;[.P231]+1;NA())" office:value-type="float" office:value="230" calcext:value-type="float">
            <text:p>230</text:p>
          </table:table-cell>
          <table:table-cell table:formula="of:=MOD_SQRT([.N232];prime)" office:value-type="string" office:string-value="#VALUE!" calcext:value-type="string">
            <text:p>#VALUE!</text:p>
          </table:table-cell>
          <table:table-cell/>
          <table:table-cell table:formula="of:=[.P232]" office:value-type="float" office:value="230" calcext:value-type="float">
            <text:p>230</text:p>
          </table:table-cell>
          <table:table-cell table:formula="of:=MOD(prime-[.Q232];prime)/[.Q232]*[.Q232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33]^3+a*[.P233]+b;prime)" office:value-type="float" office:value="187" calcext:value-type="float">
            <text:p>187</text:p>
          </table:table-cell>
          <table:table-cell/>
          <table:table-cell table:formula="of:=IF([.P232]+1&lt;prime;[.P232]+1;NA())" office:value-type="float" office:value="231" calcext:value-type="float">
            <text:p>231</text:p>
          </table:table-cell>
          <table:table-cell table:formula="of:=MOD_SQRT([.N233];prime)" office:value-type="float" office:value="191" calcext:value-type="float">
            <text:p>191</text:p>
          </table:table-cell>
          <table:table-cell/>
          <table:table-cell table:formula="of:=[.P233]" office:value-type="float" office:value="231" calcext:value-type="float">
            <text:p>231</text:p>
          </table:table-cell>
          <table:table-cell table:formula="of:=MOD(prime-[.Q233];prime)/[.Q233]*[.Q233]" office:value-type="float" office:value="72" calcext:value-type="float">
            <text:p>72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34]^3+a*[.P234]+b;prime)" office:value-type="float" office:value="14" calcext:value-type="float">
            <text:p>14</text:p>
          </table:table-cell>
          <table:table-cell/>
          <table:table-cell table:formula="of:=IF([.P233]+1&lt;prime;[.P233]+1;NA())" office:value-type="float" office:value="232" calcext:value-type="float">
            <text:p>232</text:p>
          </table:table-cell>
          <table:table-cell table:formula="of:=MOD_SQRT([.N234];prime)" office:value-type="string" office:string-value="#VALUE!" calcext:value-type="string">
            <text:p>#VALUE!</text:p>
          </table:table-cell>
          <table:table-cell/>
          <table:table-cell table:formula="of:=[.P234]" office:value-type="float" office:value="232" calcext:value-type="float">
            <text:p>232</text:p>
          </table:table-cell>
          <table:table-cell table:formula="of:=MOD(prime-[.Q234];prime)/[.Q234]*[.Q234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35]^3+a*[.P235]+b;prime)" office:value-type="float" office:value="181" calcext:value-type="float">
            <text:p>181</text:p>
          </table:table-cell>
          <table:table-cell/>
          <table:table-cell table:formula="of:=IF([.P234]+1&lt;prime;[.P234]+1;NA())" office:value-type="float" office:value="233" calcext:value-type="float">
            <text:p>233</text:p>
          </table:table-cell>
          <table:table-cell table:formula="of:=MOD_SQRT([.N235];prime)" office:value-type="float" office:value="203" calcext:value-type="float">
            <text:p>203</text:p>
          </table:table-cell>
          <table:table-cell/>
          <table:table-cell table:formula="of:=[.P235]" office:value-type="float" office:value="233" calcext:value-type="float">
            <text:p>233</text:p>
          </table:table-cell>
          <table:table-cell table:formula="of:=MOD(prime-[.Q235];prime)/[.Q235]*[.Q235]" office:value-type="float" office:value="60" calcext:value-type="float">
            <text:p>60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36]^3+a*[.P236]+b;prime)" office:value-type="float" office:value="168" calcext:value-type="float">
            <text:p>168</text:p>
          </table:table-cell>
          <table:table-cell/>
          <table:table-cell table:formula="of:=IF([.P235]+1&lt;prime;[.P235]+1;NA())" office:value-type="float" office:value="234" calcext:value-type="float">
            <text:p>234</text:p>
          </table:table-cell>
          <table:table-cell table:formula="of:=MOD_SQRT([.N236];prime)" office:value-type="string" office:string-value="#VALUE!" calcext:value-type="string">
            <text:p>#VALUE!</text:p>
          </table:table-cell>
          <table:table-cell/>
          <table:table-cell table:formula="of:=[.P236]" office:value-type="float" office:value="234" calcext:value-type="float">
            <text:p>234</text:p>
          </table:table-cell>
          <table:table-cell table:formula="of:=MOD(prime-[.Q236];prime)/[.Q236]*[.Q236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37]^3+a*[.P237]+b;prime)" office:value-type="float" office:value="244" calcext:value-type="float">
            <text:p>244</text:p>
          </table:table-cell>
          <table:table-cell/>
          <table:table-cell table:formula="of:=IF([.P236]+1&lt;prime;[.P236]+1;NA())" office:value-type="float" office:value="235" calcext:value-type="float">
            <text:p>235</text:p>
          </table:table-cell>
          <table:table-cell table:formula="of:=MOD_SQRT([.N237];prime)" office:value-type="float" office:value="227" calcext:value-type="float">
            <text:p>227</text:p>
          </table:table-cell>
          <table:table-cell/>
          <table:table-cell table:formula="of:=[.P237]" office:value-type="float" office:value="235" calcext:value-type="float">
            <text:p>235</text:p>
          </table:table-cell>
          <table:table-cell table:formula="of:=MOD(prime-[.Q237];prime)/[.Q237]*[.Q237]" office:value-type="float" office:value="36" calcext:value-type="float">
            <text:p>36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38]^3+a*[.P238]+b;prime)" office:value-type="float" office:value="152" calcext:value-type="float">
            <text:p>152</text:p>
          </table:table-cell>
          <table:table-cell/>
          <table:table-cell table:formula="of:=IF([.P237]+1&lt;prime;[.P237]+1;NA())" office:value-type="float" office:value="236" calcext:value-type="float">
            <text:p>236</text:p>
          </table:table-cell>
          <table:table-cell table:formula="of:=MOD_SQRT([.N238];prime)" office:value-type="string" office:string-value="#VALUE!" calcext:value-type="string">
            <text:p>#VALUE!</text:p>
          </table:table-cell>
          <table:table-cell/>
          <table:table-cell table:formula="of:=[.P238]" office:value-type="float" office:value="236" calcext:value-type="float">
            <text:p>236</text:p>
          </table:table-cell>
          <table:table-cell table:formula="of:=MOD(prime-[.Q238];prime)/[.Q238]*[.Q238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39]^3+a*[.P239]+b;prime)" office:value-type="float" office:value="161" calcext:value-type="float">
            <text:p>161</text:p>
          </table:table-cell>
          <table:table-cell/>
          <table:table-cell table:formula="of:=IF([.P238]+1&lt;prime;[.P238]+1;NA())" office:value-type="float" office:value="237" calcext:value-type="float">
            <text:p>237</text:p>
          </table:table-cell>
          <table:table-cell table:formula="of:=MOD_SQRT([.N239];prime)" office:value-type="string" office:string-value="#VALUE!" calcext:value-type="string">
            <text:p>#VALUE!</text:p>
          </table:table-cell>
          <table:table-cell/>
          <table:table-cell table:formula="of:=[.P239]" office:value-type="float" office:value="237" calcext:value-type="float">
            <text:p>237</text:p>
          </table:table-cell>
          <table:table-cell table:formula="of:=MOD(prime-[.Q239];prime)/[.Q239]*[.Q239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40]^3+a*[.P240]+b;prime)" office:value-type="float" office:value="14" calcext:value-type="float">
            <text:p>14</text:p>
          </table:table-cell>
          <table:table-cell/>
          <table:table-cell table:formula="of:=IF([.P239]+1&lt;prime;[.P239]+1;NA())" office:value-type="float" office:value="238" calcext:value-type="float">
            <text:p>238</text:p>
          </table:table-cell>
          <table:table-cell table:formula="of:=MOD_SQRT([.N240];prime)" office:value-type="string" office:string-value="#VALUE!" calcext:value-type="string">
            <text:p>#VALUE!</text:p>
          </table:table-cell>
          <table:table-cell/>
          <table:table-cell table:formula="of:=[.P240]" office:value-type="float" office:value="238" calcext:value-type="float">
            <text:p>238</text:p>
          </table:table-cell>
          <table:table-cell table:formula="of:=MOD(prime-[.Q240];prime)/[.Q240]*[.Q240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41]^3+a*[.P241]+b;prime)" office:value-type="float" office:value="243" calcext:value-type="float">
            <text:p>243</text:p>
          </table:table-cell>
          <table:table-cell/>
          <table:table-cell table:formula="of:=IF([.P240]+1&lt;prime;[.P240]+1;NA())" office:value-type="float" office:value="239" calcext:value-type="float">
            <text:p>239</text:p>
          </table:table-cell>
          <table:table-cell table:formula="of:=MOD_SQRT([.N241];prime)" office:value-type="float" office:value="207" calcext:value-type="float">
            <text:p>207</text:p>
          </table:table-cell>
          <table:table-cell/>
          <table:table-cell table:formula="of:=[.P241]" office:value-type="float" office:value="239" calcext:value-type="float">
            <text:p>239</text:p>
          </table:table-cell>
          <table:table-cell table:formula="of:=MOD(prime-[.Q241];prime)/[.Q241]*[.Q241]" office:value-type="float" office:value="56" calcext:value-type="float">
            <text:p>56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42]^3+a*[.P242]+b;prime)" office:value-type="float" office:value="65" calcext:value-type="float">
            <text:p>65</text:p>
          </table:table-cell>
          <table:table-cell/>
          <table:table-cell table:formula="of:=IF([.P241]+1&lt;prime;[.P241]+1;NA())" office:value-type="float" office:value="240" calcext:value-type="float">
            <text:p>240</text:p>
          </table:table-cell>
          <table:table-cell table:formula="of:=MOD_SQRT([.N242];prime)" office:value-type="string" office:string-value="#VALUE!" calcext:value-type="string">
            <text:p>#VALUE!</text:p>
          </table:table-cell>
          <table:table-cell/>
          <table:table-cell table:formula="of:=[.P242]" office:value-type="float" office:value="240" calcext:value-type="float">
            <text:p>240</text:p>
          </table:table-cell>
          <table:table-cell table:formula="of:=MOD(prime-[.Q242];prime)/[.Q242]*[.Q242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43]^3+a*[.P243]+b;prime)" office:value-type="float" office:value="12" calcext:value-type="float">
            <text:p>12</text:p>
          </table:table-cell>
          <table:table-cell/>
          <table:table-cell table:formula="of:=IF([.P242]+1&lt;prime;[.P242]+1;NA())" office:value-type="float" office:value="241" calcext:value-type="float">
            <text:p>241</text:p>
          </table:table-cell>
          <table:table-cell table:formula="of:=MOD_SQRT([.N243];prime)" office:value-type="float" office:value="217" calcext:value-type="float">
            <text:p>217</text:p>
          </table:table-cell>
          <table:table-cell/>
          <table:table-cell table:formula="of:=[.P243]" office:value-type="float" office:value="241" calcext:value-type="float">
            <text:p>241</text:p>
          </table:table-cell>
          <table:table-cell table:formula="of:=MOD(prime-[.Q243];prime)/[.Q243]*[.Q243]" office:value-type="float" office:value="46" calcext:value-type="float">
            <text:p>46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44]^3+a*[.P244]+b;prime)" office:value-type="float" office:value="90" calcext:value-type="float">
            <text:p>90</text:p>
          </table:table-cell>
          <table:table-cell/>
          <table:table-cell table:formula="of:=IF([.P243]+1&lt;prime;[.P243]+1;NA())" office:value-type="float" office:value="242" calcext:value-type="float">
            <text:p>242</text:p>
          </table:table-cell>
          <table:table-cell table:formula="of:=MOD_SQRT([.N244];prime)" office:value-type="string" office:string-value="#VALUE!" calcext:value-type="string">
            <text:p>#VALUE!</text:p>
          </table:table-cell>
          <table:table-cell/>
          <table:table-cell table:formula="of:=[.P244]" office:value-type="float" office:value="242" calcext:value-type="float">
            <text:p>242</text:p>
          </table:table-cell>
          <table:table-cell table:formula="of:=MOD(prime-[.Q244];prime)/[.Q244]*[.Q244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45]^3+a*[.P245]+b;prime)" office:value-type="float" office:value="42" calcext:value-type="float">
            <text:p>42</text:p>
          </table:table-cell>
          <table:table-cell/>
          <table:table-cell table:formula="of:=IF([.P244]+1&lt;prime;[.P244]+1;NA())" office:value-type="float" office:value="243" calcext:value-type="float">
            <text:p>243</text:p>
          </table:table-cell>
          <table:table-cell table:formula="of:=MOD_SQRT([.N245];prime)" office:value-type="string" office:string-value="#VALUE!" calcext:value-type="string">
            <text:p>#VALUE!</text:p>
          </table:table-cell>
          <table:table-cell/>
          <table:table-cell table:formula="of:=[.P245]" office:value-type="float" office:value="243" calcext:value-type="float">
            <text:p>243</text:p>
          </table:table-cell>
          <table:table-cell table:formula="of:=MOD(prime-[.Q245];prime)/[.Q245]*[.Q245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46]^3+a*[.P246]+b;prime)" office:value-type="float" office:value="137" calcext:value-type="float">
            <text:p>137</text:p>
          </table:table-cell>
          <table:table-cell/>
          <table:table-cell table:formula="of:=IF([.P245]+1&lt;prime;[.P245]+1;NA())" office:value-type="float" office:value="244" calcext:value-type="float">
            <text:p>244</text:p>
          </table:table-cell>
          <table:table-cell table:formula="of:=MOD_SQRT([.N246];prime)" office:value-type="float" office:value="243" calcext:value-type="float">
            <text:p>243</text:p>
          </table:table-cell>
          <table:table-cell/>
          <table:table-cell table:formula="of:=[.P246]" office:value-type="float" office:value="244" calcext:value-type="float">
            <text:p>244</text:p>
          </table:table-cell>
          <table:table-cell table:formula="of:=MOD(prime-[.Q246];prime)/[.Q246]*[.Q246]" office:value-type="float" office:value="20" calcext:value-type="float">
            <text:p>20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47]^3+a*[.P247]+b;prime)" office:value-type="float" office:value="118" calcext:value-type="float">
            <text:p>118</text:p>
          </table:table-cell>
          <table:table-cell/>
          <table:table-cell table:formula="of:=IF([.P246]+1&lt;prime;[.P246]+1;NA())" office:value-type="float" office:value="245" calcext:value-type="float">
            <text:p>245</text:p>
          </table:table-cell>
          <table:table-cell table:formula="of:=MOD_SQRT([.N247];prime)" office:value-type="string" office:string-value="#VALUE!" calcext:value-type="string">
            <text:p>#VALUE!</text:p>
          </table:table-cell>
          <table:table-cell/>
          <table:table-cell table:formula="of:=[.P247]" office:value-type="float" office:value="245" calcext:value-type="float">
            <text:p>245</text:p>
          </table:table-cell>
          <table:table-cell table:formula="of:=MOD(prime-[.Q247];prime)/[.Q247]*[.Q247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48]^3+a*[.P248]+b;prime)" office:value-type="float" office:value="254" calcext:value-type="float">
            <text:p>254</text:p>
          </table:table-cell>
          <table:table-cell/>
          <table:table-cell table:formula="of:=IF([.P247]+1&lt;prime;[.P247]+1;NA())" office:value-type="float" office:value="246" calcext:value-type="float">
            <text:p>246</text:p>
          </table:table-cell>
          <table:table-cell table:formula="of:=MOD_SQRT([.N248];prime)" office:value-type="string" office:string-value="#VALUE!" calcext:value-type="string">
            <text:p>#VALUE!</text:p>
          </table:table-cell>
          <table:table-cell/>
          <table:table-cell table:formula="of:=[.P248]" office:value-type="float" office:value="246" calcext:value-type="float">
            <text:p>246</text:p>
          </table:table-cell>
          <table:table-cell table:formula="of:=MOD(prime-[.Q248];prime)/[.Q248]*[.Q248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49]^3+a*[.P249]+b;prime)" office:value-type="float" office:value="25" calcext:value-type="float">
            <text:p>25</text:p>
          </table:table-cell>
          <table:table-cell/>
          <table:table-cell table:formula="of:=IF([.P248]+1&lt;prime;[.P248]+1;NA())" office:value-type="float" office:value="247" calcext:value-type="float">
            <text:p>247</text:p>
          </table:table-cell>
          <table:table-cell table:formula="of:=MOD_SQRT([.N249];prime)" office:value-type="float" office:value="5" calcext:value-type="float">
            <text:p>5</text:p>
          </table:table-cell>
          <table:table-cell/>
          <table:table-cell table:formula="of:=[.P249]" office:value-type="float" office:value="247" calcext:value-type="float">
            <text:p>247</text:p>
          </table:table-cell>
          <table:table-cell table:formula="of:=MOD(prime-[.Q249];prime)/[.Q249]*[.Q249]" office:value-type="float" office:value="258" calcext:value-type="float">
            <text:p>258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50]^3+a*[.P250]+b;prime)" office:value-type="float" office:value="226" calcext:value-type="float">
            <text:p>226</text:p>
          </table:table-cell>
          <table:table-cell/>
          <table:table-cell table:formula="of:=IF([.P249]+1&lt;prime;[.P249]+1;NA())" office:value-type="float" office:value="248" calcext:value-type="float">
            <text:p>248</text:p>
          </table:table-cell>
          <table:table-cell table:formula="of:=MOD_SQRT([.N250];prime)" office:value-type="string" office:string-value="#VALUE!" calcext:value-type="string">
            <text:p>#VALUE!</text:p>
          </table:table-cell>
          <table:table-cell/>
          <table:table-cell table:formula="of:=[.P250]" office:value-type="float" office:value="248" calcext:value-type="float">
            <text:p>248</text:p>
          </table:table-cell>
          <table:table-cell table:formula="of:=MOD(prime-[.Q250];prime)/[.Q250]*[.Q250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51]^3+a*[.P251]+b;prime)" office:value-type="float" office:value="74" calcext:value-type="float">
            <text:p>74</text:p>
          </table:table-cell>
          <table:table-cell/>
          <table:table-cell table:formula="of:=IF([.P250]+1&lt;prime;[.P250]+1;NA())" office:value-type="float" office:value="249" calcext:value-type="float">
            <text:p>249</text:p>
          </table:table-cell>
          <table:table-cell table:formula="of:=MOD_SQRT([.N251];prime)" office:value-type="float" office:value="211" calcext:value-type="float">
            <text:p>211</text:p>
          </table:table-cell>
          <table:table-cell/>
          <table:table-cell table:formula="of:=[.P251]" office:value-type="float" office:value="249" calcext:value-type="float">
            <text:p>249</text:p>
          </table:table-cell>
          <table:table-cell table:formula="of:=MOD(prime-[.Q251];prime)/[.Q251]*[.Q251]" office:value-type="float" office:value="52" calcext:value-type="float">
            <text:p>52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52]^3+a*[.P252]+b;prime)" office:value-type="float" office:value="101" calcext:value-type="float">
            <text:p>101</text:p>
          </table:table-cell>
          <table:table-cell/>
          <table:table-cell table:formula="of:=IF([.P251]+1&lt;prime;[.P251]+1;NA())" office:value-type="float" office:value="250" calcext:value-type="float">
            <text:p>250</text:p>
          </table:table-cell>
          <table:table-cell table:formula="of:=MOD_SQRT([.N252];prime)" office:value-type="string" office:string-value="#VALUE!" calcext:value-type="string">
            <text:p>#VALUE!</text:p>
          </table:table-cell>
          <table:table-cell/>
          <table:table-cell table:formula="of:=[.P252]" office:value-type="float" office:value="250" calcext:value-type="float">
            <text:p>250</text:p>
          </table:table-cell>
          <table:table-cell table:formula="of:=MOD(prime-[.Q252];prime)/[.Q252]*[.Q252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53]^3+a*[.P253]+b;prime)" office:value-type="float" office:value="50" calcext:value-type="float">
            <text:p>50</text:p>
          </table:table-cell>
          <table:table-cell/>
          <table:table-cell table:formula="of:=IF([.P252]+1&lt;prime;[.P252]+1;NA())" office:value-type="float" office:value="251" calcext:value-type="float">
            <text:p>251</text:p>
          </table:table-cell>
          <table:table-cell table:formula="of:=MOD_SQRT([.N253];prime)" office:value-type="float" office:value="239" calcext:value-type="float">
            <text:p>239</text:p>
          </table:table-cell>
          <table:table-cell/>
          <table:table-cell table:formula="of:=[.P253]" office:value-type="float" office:value="251" calcext:value-type="float">
            <text:p>251</text:p>
          </table:table-cell>
          <table:table-cell table:formula="of:=MOD(prime-[.Q253];prime)/[.Q253]*[.Q253]" office:value-type="float" office:value="24" calcext:value-type="float">
            <text:p>24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54]^3+a*[.P254]+b;prime)" office:value-type="float" office:value="190" calcext:value-type="float">
            <text:p>190</text:p>
          </table:table-cell>
          <table:table-cell/>
          <table:table-cell table:formula="of:=IF([.P253]+1&lt;prime;[.P253]+1;NA())" office:value-type="float" office:value="252" calcext:value-type="float">
            <text:p>252</text:p>
          </table:table-cell>
          <table:table-cell table:formula="of:=MOD_SQRT([.N254];prime)" office:value-type="float" office:value="157" calcext:value-type="float">
            <text:p>157</text:p>
          </table:table-cell>
          <table:table-cell/>
          <table:table-cell table:formula="of:=[.P254]" office:value-type="float" office:value="252" calcext:value-type="float">
            <text:p>252</text:p>
          </table:table-cell>
          <table:table-cell table:formula="of:=MOD(prime-[.Q254];prime)/[.Q254]*[.Q254]" office:value-type="float" office:value="106" calcext:value-type="float">
            <text:p>106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55]^3+a*[.P255]+b;prime)" office:value-type="float" office:value="1" calcext:value-type="float">
            <text:p>1</text:p>
          </table:table-cell>
          <table:table-cell/>
          <table:table-cell table:formula="of:=IF([.P254]+1&lt;prime;[.P254]+1;NA())" office:value-type="float" office:value="253" calcext:value-type="float">
            <text:p>253</text:p>
          </table:table-cell>
          <table:table-cell table:formula="of:=MOD_SQRT([.N255];prime)" office:value-type="float" office:value="1" calcext:value-type="float">
            <text:p>1</text:p>
          </table:table-cell>
          <table:table-cell/>
          <table:table-cell table:formula="of:=[.P255]" office:value-type="float" office:value="253" calcext:value-type="float">
            <text:p>253</text:p>
          </table:table-cell>
          <table:table-cell table:formula="of:=MOD(prime-[.Q255];prime)/[.Q255]*[.Q255]" office:value-type="float" office:value="262" calcext:value-type="float">
            <text:p>262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56]^3+a*[.P256]+b;prime)" office:value-type="float" office:value="15" calcext:value-type="float">
            <text:p>15</text:p>
          </table:table-cell>
          <table:table-cell/>
          <table:table-cell table:formula="of:=IF([.P255]+1&lt;prime;[.P255]+1;NA())" office:value-type="float" office:value="254" calcext:value-type="float">
            <text:p>254</text:p>
          </table:table-cell>
          <table:table-cell table:formula="of:=MOD_SQRT([.N256];prime)" office:value-type="string" office:string-value="#VALUE!" calcext:value-type="string">
            <text:p>#VALUE!</text:p>
          </table:table-cell>
          <table:table-cell/>
          <table:table-cell table:formula="of:=[.P256]" office:value-type="float" office:value="254" calcext:value-type="float">
            <text:p>254</text:p>
          </table:table-cell>
          <table:table-cell table:formula="of:=MOD(prime-[.Q256];prime)/[.Q256]*[.Q256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57]^3+a*[.P257]+b;prime)" office:value-type="float" office:value="238" calcext:value-type="float">
            <text:p>238</text:p>
          </table:table-cell>
          <table:table-cell/>
          <table:table-cell table:formula="of:=IF([.P256]+1&lt;prime;[.P256]+1;NA())" office:value-type="float" office:value="255" calcext:value-type="float">
            <text:p>255</text:p>
          </table:table-cell>
          <table:table-cell table:formula="of:=MOD_SQRT([.N257];prime)" office:value-type="string" office:string-value="#VALUE!" calcext:value-type="string">
            <text:p>#VALUE!</text:p>
          </table:table-cell>
          <table:table-cell/>
          <table:table-cell table:formula="of:=[.P257]" office:value-type="float" office:value="255" calcext:value-type="float">
            <text:p>255</text:p>
          </table:table-cell>
          <table:table-cell table:formula="of:=MOD(prime-[.Q257];prime)/[.Q257]*[.Q257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58]^3+a*[.P258]+b;prime)" office:value-type="float" office:value="150" calcext:value-type="float">
            <text:p>150</text:p>
          </table:table-cell>
          <table:table-cell/>
          <table:table-cell table:formula="of:=IF([.P257]+1&lt;prime;[.P257]+1;NA())" office:value-type="float" office:value="256" calcext:value-type="float">
            <text:p>256</text:p>
          </table:table-cell>
          <table:table-cell table:formula="of:=MOD_SQRT([.N258];prime)" office:value-type="float" office:value="237" calcext:value-type="float">
            <text:p>237</text:p>
          </table:table-cell>
          <table:table-cell/>
          <table:table-cell table:formula="of:=[.P258]" office:value-type="float" office:value="256" calcext:value-type="float">
            <text:p>256</text:p>
          </table:table-cell>
          <table:table-cell table:formula="of:=MOD(prime-[.Q258];prime)/[.Q258]*[.Q258]" office:value-type="float" office:value="26" calcext:value-type="float">
            <text:p>26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59]^3+a*[.P259]+b;prime)" office:value-type="float" office:value="20" calcext:value-type="float">
            <text:p>20</text:p>
          </table:table-cell>
          <table:table-cell/>
          <table:table-cell table:formula="of:=IF([.P258]+1&lt;prime;[.P258]+1;NA())" office:value-type="float" office:value="257" calcext:value-type="float">
            <text:p>257</text:p>
          </table:table-cell>
          <table:table-cell table:formula="of:=MOD_SQRT([.N259];prime)" office:value-type="string" office:string-value="#VALUE!" calcext:value-type="string">
            <text:p>#VALUE!</text:p>
          </table:table-cell>
          <table:table-cell/>
          <table:table-cell table:formula="of:=[.P259]" office:value-type="float" office:value="257" calcext:value-type="float">
            <text:p>257</text:p>
          </table:table-cell>
          <table:table-cell table:formula="of:=MOD(prime-[.Q259];prime)/[.Q259]*[.Q259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60]^3+a*[.P260]+b;prime)" office:value-type="float" office:value="117" calcext:value-type="float">
            <text:p>117</text:p>
          </table:table-cell>
          <table:table-cell/>
          <table:table-cell table:formula="of:=IF([.P259]+1&lt;prime;[.P259]+1;NA())" office:value-type="float" office:value="258" calcext:value-type="float">
            <text:p>258</text:p>
          </table:table-cell>
          <table:table-cell table:formula="of:=MOD_SQRT([.N260];prime)" office:value-type="float" office:value="175" calcext:value-type="float">
            <text:p>175</text:p>
          </table:table-cell>
          <table:table-cell/>
          <table:table-cell table:formula="of:=[.P260]" office:value-type="float" office:value="258" calcext:value-type="float">
            <text:p>258</text:p>
          </table:table-cell>
          <table:table-cell table:formula="of:=MOD(prime-[.Q260];prime)/[.Q260]*[.Q260]" office:value-type="float" office:value="88" calcext:value-type="float">
            <text:p>88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61]^3+a*[.P261]+b;prime)" office:value-type="float" office:value="184" calcext:value-type="float">
            <text:p>184</text:p>
          </table:table-cell>
          <table:table-cell/>
          <table:table-cell table:formula="of:=IF([.P260]+1&lt;prime;[.P260]+1;NA())" office:value-type="float" office:value="259" calcext:value-type="float">
            <text:p>259</text:p>
          </table:table-cell>
          <table:table-cell table:formula="of:=MOD_SQRT([.N261];prime)" office:value-type="float" office:value="45" calcext:value-type="float">
            <text:p>45</text:p>
          </table:table-cell>
          <table:table-cell/>
          <table:table-cell table:formula="of:=[.P261]" office:value-type="float" office:value="259" calcext:value-type="float">
            <text:p>259</text:p>
          </table:table-cell>
          <table:table-cell table:formula="of:=MOD(prime-[.Q261];prime)/[.Q261]*[.Q261]" office:value-type="float" office:value="218" calcext:value-type="float">
            <text:p>218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62]^3+a*[.P262]+b;prime)" office:value-type="float" office:value="227" calcext:value-type="float">
            <text:p>227</text:p>
          </table:table-cell>
          <table:table-cell/>
          <table:table-cell table:formula="of:=IF([.P261]+1&lt;prime;[.P261]+1;NA())" office:value-type="float" office:value="260" calcext:value-type="float">
            <text:p>260</text:p>
          </table:table-cell>
          <table:table-cell table:formula="of:=MOD_SQRT([.N262];prime)" office:value-type="string" office:string-value="#VALUE!" calcext:value-type="string">
            <text:p>#VALUE!</text:p>
          </table:table-cell>
          <table:table-cell/>
          <table:table-cell table:formula="of:=[.P262]" office:value-type="float" office:value="260" calcext:value-type="float">
            <text:p>260</text:p>
          </table:table-cell>
          <table:table-cell table:formula="of:=MOD(prime-[.Q262];prime)/[.Q262]*[.Q262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63]^3+a*[.P263]+b;prime)" office:value-type="float" office:value="252" calcext:value-type="float">
            <text:p>252</text:p>
          </table:table-cell>
          <table:table-cell/>
          <table:table-cell table:formula="of:=IF([.P262]+1&lt;prime;[.P262]+1;NA())" office:value-type="float" office:value="261" calcext:value-type="float">
            <text:p>261</text:p>
          </table:table-cell>
          <table:table-cell table:formula="of:=MOD_SQRT([.N263];prime)" office:value-type="string" office:string-value="#VALUE!" calcext:value-type="string">
            <text:p>#VALUE!</text:p>
          </table:table-cell>
          <table:table-cell/>
          <table:table-cell table:formula="of:=[.P263]" office:value-type="float" office:value="261" calcext:value-type="float">
            <text:p>261</text:p>
          </table:table-cell>
          <table:table-cell table:formula="of:=MOD(prime-[.Q263];prime)/[.Q263]*[.Q263]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2">
          <table:table-cell table:number-columns-repeated="13"/>
          <table:table-cell table:formula="of:=MOD([.P264]^3+a*[.P264]+b;prime)" office:value-type="float" office:value="2" calcext:value-type="float">
            <text:p>2</text:p>
          </table:table-cell>
          <table:table-cell/>
          <table:table-cell table:formula="of:=IF([.P263]+1&lt;prime;[.P263]+1;NA())" office:value-type="float" office:value="262" calcext:value-type="float">
            <text:p>262</text:p>
          </table:table-cell>
          <table:table-cell table:formula="of:=MOD_SQRT([.N264];prime)" office:value-type="float" office:value="153" calcext:value-type="float">
            <text:p>153</text:p>
          </table:table-cell>
          <table:table-cell/>
          <table:table-cell table:formula="of:=[.P264]" office:value-type="float" office:value="262" calcext:value-type="float">
            <text:p>262</text:p>
          </table:table-cell>
          <table:table-cell table:formula="of:=MOD(prime-[.Q264];prime)/[.Q264]*[.Q264]" office:value-type="float" office:value="110" calcext:value-type="float">
            <text:p>110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table:number-columns-repeated="1000"/>
        </table:table-row>
        <table:table-row table:style-name="ro1" table:number-rows-repeated="10483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ite Fied" table:style-name="ta2">
        <table:table-column table:style-name="co7" table:default-cell-style-name="Default"/>
        <table:table-column table:style-name="co14" table:number-columns-repeated="2" table:default-cell-style-name="Default"/>
        <table:table-column table:style-name="co4" table:number-columns-repeated="8" table:default-cell-style-name="Default"/>
        <table:table-column table:style-name="co15" table:visibility="collapse" table:number-columns-repeated="12" table:default-cell-style-name="Default"/>
        <table:table-column table:style-name="co16" table:number-columns-repeated="8" table:default-cell-style-name="Default"/>
        <table:table-column table:style-name="co4" table:number-columns-repeated="993" table:default-cell-style-name="Default"/>
        <table:table-row table:style-name="ro1">
          <table:table-cell office:value-type="string" calcext:value-type="string">
            <text:p>Gx</text:p>
          </table:table-cell>
          <table:table-cell office:value-type="string" calcext:value-type="string">
            <text:p>Gy</text:p>
          </table:table-cell>
          <table:table-cell/>
          <table:table-cell>
            <draw:frame table:end-cell-address="'Finite Fied'.K15" table:end-x="25.48pt" table:end-y="5.98pt" draw:z-index="0" draw:name="Chart 1" draw:style-name="gr1" draw:text-style-name="P1" svg:width="442.23pt" svg:height="208.97pt" svg:x="1.56pt" svg:y="0pt">
              <draw:object draw:notify-on-update-of-ranges="'Finite Fied'.Y1:'Finite Fied'.Y270 'Finite Fied'.X1:'Finite Fied'.X27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2"/>
          <table:table-cell table:style-name="ce3" table:formula="of:=Gx" office:value-type="float" office:value="0" calcext:value-type="float">
            <text:p>0</text:p>
          </table:table-cell>
          <table:table-cell table:style-name="ce7" table:formula="of:=Gy" office:value-type="float" office:value="3" calcext:value-type="float">
            <text:p>3</text:p>
          </table:table-cell>
          <table:table-cell table:style-name="ce11" table:formula="of:=MOD([.X1]^3+a*[.X1]+b;prime)" office:value-type="float" office:value="9" calcext:value-type="float">
            <text:p>9</text:p>
          </table:table-cell>
          <table:table-cell table:style-name="ce12" table:formula="of:=MOD([.Y1]*[.Y1];prime)" office:value-type="float" office:value="9" calcext:value-type="float">
            <text:p>9</text:p>
          </table:table-cell>
          <table:table-cell table:style-name="ce3" table:formula="of:=(3*[.X1]*[.X1]+a)" office:value-type="float" office:value="6" calcext:value-type="float">
            <text:p>6</text:p>
          </table:table-cell>
          <table:table-cell table:style-name="ce13" table:formula="of:=2*[.Y1]" office:value-type="float" office:value="6" calcext:value-type="float">
            <text:p>6</text:p>
          </table:table-cell>
          <table:table-cell table:style-name="ce16" table:formula="of:=mod_inv([.AC1];prime)" office:value-type="float" office:value="44" calcext:value-type="float">
            <text:p>44</text:p>
          </table:table-cell>
          <table:table-cell table:style-name="ce12" table:formula="of:=MOD([.AB1]*[.AD1];prime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table:style-name="ce4" table:formula="of:=MOD([.AE1]*[.AE1]-[.X1]-[.$X$1];prime)" office:value-type="float" office:value="1" calcext:value-type="float">
            <text:p>1</text:p>
          </table:table-cell>
          <table:table-cell table:style-name="ce8" table:formula="of:=MOD([.AE1]*([.$X$1]-[.X2])-[.$Y$1];prime)" office:value-type="float" office:value="259" calcext:value-type="float">
            <text:p>259</text:p>
          </table:table-cell>
          <table:table-cell table:style-name="ce4" table:formula="of:=MOD([.X2]^3+a*[.X2]+b;prime)" office:value-type="float" office:value="16" calcext:value-type="float">
            <text:p>16</text:p>
          </table:table-cell>
          <table:table-cell table:style-name="ce8" table:formula="of:=MOD([.Y2]*[.Y2];prime)" office:value-type="float" office:value="16" calcext:value-type="float">
            <text:p>16</text:p>
          </table:table-cell>
          <table:table-cell table:style-name="ce4" table:formula="of:=([.$Y$1]-[.Y2])" office:value-type="float" office:value="-256" calcext:value-type="float">
            <text:p>-256</text:p>
          </table:table-cell>
          <table:table-cell table:style-name="ce14" table:formula="of:=([.$X$1]-[.X2])" office:value-type="float" office:value="-1" calcext:value-type="float">
            <text:p>-1</text:p>
          </table:table-cell>
          <table:table-cell table:style-name="ce14" table:formula="of:=mod_inv([.AC2];prime)" office:value-type="float" office:value="262" calcext:value-type="float">
            <text:p>262</text:p>
          </table:table-cell>
          <table:table-cell table:style-name="ce8" table:formula="of:=MOD([.AB2]*[.AD2];prime)" office:value-type="float" office:value="256" calcext:value-type="float">
            <text:p>25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2"/>
          <table:table-cell table:style-name="ce4" table:formula="of:=MOD([.AE2]*[.AE2]-[.X2]-[.$X$1];prime)" office:value-type="float" office:value="48" calcext:value-type="float">
            <text:p>48</text:p>
          </table:table-cell>
          <table:table-cell table:style-name="ce8" table:formula="of:=MOD([.AE2]*([.$X$1]-[.X3])-[.$Y$1];prime)" office:value-type="float" office:value="70" calcext:value-type="float">
            <text:p>70</text:p>
          </table:table-cell>
          <table:table-cell table:style-name="ce4" table:formula="of:=MOD([.X3]^3+a*[.X3]+b;prime)" office:value-type="float" office:value="166" calcext:value-type="float">
            <text:p>166</text:p>
          </table:table-cell>
          <table:table-cell table:style-name="ce8" table:formula="of:=MOD([.Y3]*[.Y3];prime)" office:value-type="float" office:value="166" calcext:value-type="float">
            <text:p>166</text:p>
          </table:table-cell>
          <table:table-cell table:style-name="ce4" table:formula="of:=([.$Y$1]-[.Y3])" office:value-type="float" office:value="-67" calcext:value-type="float">
            <text:p>-67</text:p>
          </table:table-cell>
          <table:table-cell table:style-name="ce14" table:formula="of:=([.$X$1]-[.X3])" office:value-type="float" office:value="-48" calcext:value-type="float">
            <text:p>-48</text:p>
          </table:table-cell>
          <table:table-cell table:style-name="ce14" table:formula="of:=mod_inv([.AC3];prime)" office:value-type="float" office:value="126" calcext:value-type="float">
            <text:p>126</text:p>
          </table:table-cell>
          <table:table-cell table:style-name="ce8" table:formula="of:=MOD([.AB3]*[.AD3];prime)" office:value-type="float" office:value="237" calcext:value-type="float">
            <text:p>237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2"/>
          <table:table-cell table:style-name="ce4" table:formula="of:=MOD([.AE3]*[.AE3]-[.X3]-[.$X$1];prime)" office:value-type="float" office:value="102" calcext:value-type="float">
            <text:p>102</text:p>
          </table:table-cell>
          <table:table-cell table:style-name="ce8" table:formula="of:=MOD([.AE3]*([.$X$1]-[.X4])-[.$Y$1];prime)" office:value-type="float" office:value="19" calcext:value-type="float">
            <text:p>19</text:p>
          </table:table-cell>
          <table:table-cell table:style-name="ce4" table:formula="of:=MOD([.X4]^3+a*[.X4]+b;prime)" office:value-type="float" office:value="98" calcext:value-type="float">
            <text:p>98</text:p>
          </table:table-cell>
          <table:table-cell table:style-name="ce8" table:formula="of:=MOD([.Y4]*[.Y4];prime)" office:value-type="float" office:value="98" calcext:value-type="float">
            <text:p>98</text:p>
          </table:table-cell>
          <table:table-cell table:style-name="ce4" table:formula="of:=([.$Y$1]-[.Y4])" office:value-type="float" office:value="-16" calcext:value-type="float">
            <text:p>-16</text:p>
          </table:table-cell>
          <table:table-cell table:style-name="ce14" table:formula="of:=([.$X$1]-[.X4])" office:value-type="float" office:value="-102" calcext:value-type="float">
            <text:p>-102</text:p>
          </table:table-cell>
          <table:table-cell table:style-name="ce14" table:formula="of:=mod_inv([.AC4];prime)" office:value-type="float" office:value="214" calcext:value-type="float">
            <text:p>214</text:p>
          </table:table-cell>
          <table:table-cell table:style-name="ce8" table:formula="of:=MOD([.AB4]*[.AD4];prime)" office:value-type="float" office:value="258" calcext:value-type="float">
            <text:p>25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</text:p>
          </table:table-cell>
          <table:table-cell table:formula="of:=COUNT([.X1:.X270])+1" office:value-type="float" office:value="269" calcext:value-type="float">
            <text:p>26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2"/>
          <table:table-cell table:style-name="ce4" table:formula="of:=MOD([.AE4]*[.AE4]-[.X4]-[.$X$1];prime)" office:value-type="float" office:value="186" calcext:value-type="float">
            <text:p>186</text:p>
          </table:table-cell>
          <table:table-cell table:style-name="ce8" table:formula="of:=MOD([.AE4]*([.$X$1]-[.X5])-[.$Y$1];prime)" office:value-type="float" office:value="138" calcext:value-type="float">
            <text:p>138</text:p>
          </table:table-cell>
          <table:table-cell table:style-name="ce4" table:formula="of:=MOD([.X5]^3+a*[.X5]+b;prime)" office:value-type="float" office:value="108" calcext:value-type="float">
            <text:p>108</text:p>
          </table:table-cell>
          <table:table-cell table:style-name="ce8" table:formula="of:=MOD([.Y5]*[.Y5];prime)" office:value-type="float" office:value="108" calcext:value-type="float">
            <text:p>108</text:p>
          </table:table-cell>
          <table:table-cell table:style-name="ce4" table:formula="of:=([.$Y$1]-[.Y5])" office:value-type="float" office:value="-135" calcext:value-type="float">
            <text:p>-135</text:p>
          </table:table-cell>
          <table:table-cell table:style-name="ce14" table:formula="of:=([.$X$1]-[.X5])" office:value-type="float" office:value="-186" calcext:value-type="float">
            <text:p>-186</text:p>
          </table:table-cell>
          <table:table-cell table:style-name="ce14" table:formula="of:=mod_inv([.AC5];prime)" office:value-type="float" office:value="41" calcext:value-type="float">
            <text:p>41</text:p>
          </table:table-cell>
          <table:table-cell table:style-name="ce8" table:formula="of:=MOD([.AB5]*[.AD5];prime)" office:value-type="float" office:value="251" calcext:value-type="float">
            <text:p>25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2"/>
          <table:table-cell table:style-name="ce4" table:formula="of:=MOD([.AE5]*[.AE5]-[.X5]-[.$X$1];prime)" office:value-type="float" office:value="221" calcext:value-type="float">
            <text:p>221</text:p>
          </table:table-cell>
          <table:table-cell table:style-name="ce8" table:formula="of:=MOD([.AE5]*([.$X$1]-[.X6])-[.$Y$1];prime)" office:value-type="float" office:value="19" calcext:value-type="float">
            <text:p>19</text:p>
          </table:table-cell>
          <table:table-cell table:style-name="ce4" table:formula="of:=MOD([.X6]^3+a*[.X6]+b;prime)" office:value-type="float" office:value="98" calcext:value-type="float">
            <text:p>98</text:p>
          </table:table-cell>
          <table:table-cell table:style-name="ce8" table:formula="of:=MOD([.Y6]*[.Y6];prime)" office:value-type="float" office:value="98" calcext:value-type="float">
            <text:p>98</text:p>
          </table:table-cell>
          <table:table-cell table:style-name="ce4" table:formula="of:=([.$Y$1]-[.Y6])" office:value-type="float" office:value="-16" calcext:value-type="float">
            <text:p>-16</text:p>
          </table:table-cell>
          <table:table-cell table:style-name="ce14" table:formula="of:=([.$X$1]-[.X6])" office:value-type="float" office:value="-221" calcext:value-type="float">
            <text:p>-221</text:p>
          </table:table-cell>
          <table:table-cell table:style-name="ce14" table:formula="of:=mod_inv([.AC6];prime)" office:value-type="float" office:value="119" calcext:value-type="float">
            <text:p>119</text:p>
          </table:table-cell>
          <table:table-cell table:style-name="ce8" table:formula="of:=MOD([.AB6]*[.AD6];prime)" office:value-type="float" office:value="200" calcext:value-type="float">
            <text:p>20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2"/>
          <table:table-cell table:style-name="ce4" table:formula="of:=MOD([.AE6]*[.AE6]-[.X6]-[.$X$1];prime)" office:value-type="float" office:value="66" calcext:value-type="float">
            <text:p>66</text:p>
          </table:table-cell>
          <table:table-cell table:style-name="ce8" table:formula="of:=MOD([.AE6]*([.$X$1]-[.X7])-[.$Y$1];prime)" office:value-type="float" office:value="210" calcext:value-type="float">
            <text:p>210</text:p>
          </table:table-cell>
          <table:table-cell table:style-name="ce4" table:formula="of:=MOD([.X7]^3+a*[.X7]+b;prime)" office:value-type="float" office:value="179" calcext:value-type="float">
            <text:p>179</text:p>
          </table:table-cell>
          <table:table-cell table:style-name="ce8" table:formula="of:=MOD([.Y7]*[.Y7];prime)" office:value-type="float" office:value="179" calcext:value-type="float">
            <text:p>179</text:p>
          </table:table-cell>
          <table:table-cell table:style-name="ce4" table:formula="of:=([.$Y$1]-[.Y7])" office:value-type="float" office:value="-207" calcext:value-type="float">
            <text:p>-207</text:p>
          </table:table-cell>
          <table:table-cell table:style-name="ce14" table:formula="of:=([.$X$1]-[.X7])" office:value-type="float" office:value="-66" calcext:value-type="float">
            <text:p>-66</text:p>
          </table:table-cell>
          <table:table-cell table:style-name="ce14" table:formula="of:=mod_inv([.AC7];prime)" office:value-type="float" office:value="259" calcext:value-type="float">
            <text:p>259</text:p>
          </table:table-cell>
          <table:table-cell table:style-name="ce8" table:formula="of:=MOD([.AB7]*[.AD7];prime)" office:value-type="float" office:value="39" calcext:value-type="float">
            <text:p>3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2"/>
          <table:table-cell table:style-name="ce4" table:formula="of:=MOD([.AE7]*[.AE7]-[.X7]-[.$X$1];prime)" office:value-type="float" office:value="140" calcext:value-type="float">
            <text:p>140</text:p>
          </table:table-cell>
          <table:table-cell table:style-name="ce8" table:formula="of:=MOD([.AE7]*([.$X$1]-[.X8])-[.$Y$1];prime)" office:value-type="float" office:value="60" calcext:value-type="float">
            <text:p>60</text:p>
          </table:table-cell>
          <table:table-cell table:style-name="ce4" table:formula="of:=MOD([.X8]^3+a*[.X8]+b;prime)" office:value-type="float" office:value="181" calcext:value-type="float">
            <text:p>181</text:p>
          </table:table-cell>
          <table:table-cell table:style-name="ce8" table:formula="of:=MOD([.Y8]*[.Y8];prime)" office:value-type="float" office:value="181" calcext:value-type="float">
            <text:p>181</text:p>
          </table:table-cell>
          <table:table-cell table:style-name="ce4" table:formula="of:=([.$Y$1]-[.Y8])" office:value-type="float" office:value="-57" calcext:value-type="float">
            <text:p>-57</text:p>
          </table:table-cell>
          <table:table-cell table:style-name="ce14" table:formula="of:=([.$X$1]-[.X8])" office:value-type="float" office:value="-140" calcext:value-type="float">
            <text:p>-140</text:p>
          </table:table-cell>
          <table:table-cell table:style-name="ce14" table:formula="of:=mod_inv([.AC8];prime)" office:value-type="float" office:value="201" calcext:value-type="float">
            <text:p>201</text:p>
          </table:table-cell>
          <table:table-cell table:style-name="ce8" table:formula="of:=MOD([.AB8]*[.AD8];prime)" office:value-type="float" office:value="115" calcext:value-type="float">
            <text:p>11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12"/>
          <table:table-cell table:style-name="ce4" table:formula="of:=MOD([.AE8]*[.AE8]-[.X8]-[.$X$1];prime)" office:value-type="float" office:value="198" calcext:value-type="float">
            <text:p>198</text:p>
          </table:table-cell>
          <table:table-cell table:style-name="ce8" table:formula="of:=MOD([.AE8]*([.$X$1]-[.X9])-[.$Y$1];prime)" office:value-type="float" office:value="108" calcext:value-type="float">
            <text:p>108</text:p>
          </table:table-cell>
          <table:table-cell table:style-name="ce4" table:formula="of:=MOD([.X9]^3+a*[.X9]+b;prime)" office:value-type="float" office:value="92" calcext:value-type="float">
            <text:p>92</text:p>
          </table:table-cell>
          <table:table-cell table:style-name="ce8" table:formula="of:=MOD([.Y9]*[.Y9];prime)" office:value-type="float" office:value="92" calcext:value-type="float">
            <text:p>92</text:p>
          </table:table-cell>
          <table:table-cell table:style-name="ce4" table:formula="of:=([.$Y$1]-[.Y9])" office:value-type="float" office:value="-105" calcext:value-type="float">
            <text:p>-105</text:p>
          </table:table-cell>
          <table:table-cell table:style-name="ce14" table:formula="of:=([.$X$1]-[.X9])" office:value-type="float" office:value="-198" calcext:value-type="float">
            <text:p>-198</text:p>
          </table:table-cell>
          <table:table-cell table:style-name="ce14" table:formula="of:=mod_inv([.AC9];prime)" office:value-type="float" office:value="174" calcext:value-type="float">
            <text:p>174</text:p>
          </table:table-cell>
          <table:table-cell table:style-name="ce8" table:formula="of:=MOD([.AB9]*[.AD9];prime)" office:value-type="float" office:value="140" calcext:value-type="float">
            <text:p>14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12"/>
          <table:table-cell table:style-name="ce4" table:formula="of:=MOD([.AE9]*[.AE9]-[.X9]-[.$X$1];prime)" office:value-type="float" office:value="203" calcext:value-type="float">
            <text:p>203</text:p>
          </table:table-cell>
          <table:table-cell table:style-name="ce8" table:formula="of:=MOD([.AE9]*([.$X$1]-[.X10])-[.$Y$1];prime)" office:value-type="float" office:value="244" calcext:value-type="float">
            <text:p>244</text:p>
          </table:table-cell>
          <table:table-cell table:style-name="ce4" table:formula="of:=MOD([.X10]^3+a*[.X10]+b;prime)" office:value-type="float" office:value="98" calcext:value-type="float">
            <text:p>98</text:p>
          </table:table-cell>
          <table:table-cell table:style-name="ce8" table:formula="of:=MOD([.Y10]*[.Y10];prime)" office:value-type="float" office:value="98" calcext:value-type="float">
            <text:p>98</text:p>
          </table:table-cell>
          <table:table-cell table:style-name="ce4" table:formula="of:=([.$Y$1]-[.Y10])" office:value-type="float" office:value="-241" calcext:value-type="float">
            <text:p>-241</text:p>
          </table:table-cell>
          <table:table-cell table:style-name="ce14" table:formula="of:=([.$X$1]-[.X10])" office:value-type="float" office:value="-203" calcext:value-type="float">
            <text:p>-203</text:p>
          </table:table-cell>
          <table:table-cell table:style-name="ce14" table:formula="of:=mod_inv([.AC10];prime)" office:value-type="float" office:value="57" calcext:value-type="float">
            <text:p>57</text:p>
          </table:table-cell>
          <table:table-cell table:style-name="ce8" table:formula="of:=MOD([.AB10]*[.AD10];prime)" office:value-type="float" office:value="202" calcext:value-type="float">
            <text:p>20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" calcext:value-type="float">
            <text:p>11</text:p>
          </table:table-cell>
          <table:table-cell table:number-columns-repeated="12"/>
          <table:table-cell table:style-name="ce4" table:formula="of:=MOD([.AE10]*[.AE10]-[.X10]-[.$X$1];prime)" office:value-type="float" office:value="99" calcext:value-type="float">
            <text:p>99</text:p>
          </table:table-cell>
          <table:table-cell table:style-name="ce8" table:formula="of:=MOD([.AE10]*([.$X$1]-[.X11])-[.$Y$1];prime)" office:value-type="float" office:value="250" calcext:value-type="float">
            <text:p>250</text:p>
          </table:table-cell>
          <table:table-cell table:style-name="ce4" table:formula="of:=MOD([.X11]^3+a*[.X11]+b;prime)" office:value-type="float" office:value="169" calcext:value-type="float">
            <text:p>169</text:p>
          </table:table-cell>
          <table:table-cell table:style-name="ce8" table:formula="of:=MOD([.Y11]*[.Y11];prime)" office:value-type="float" office:value="169" calcext:value-type="float">
            <text:p>169</text:p>
          </table:table-cell>
          <table:table-cell table:style-name="ce4" table:formula="of:=([.$Y$1]-[.Y11])" office:value-type="float" office:value="-247" calcext:value-type="float">
            <text:p>-247</text:p>
          </table:table-cell>
          <table:table-cell table:style-name="ce14" table:formula="of:=([.$X$1]-[.X11])" office:value-type="float" office:value="-99" calcext:value-type="float">
            <text:p>-99</text:p>
          </table:table-cell>
          <table:table-cell table:style-name="ce14" table:formula="of:=mod_inv([.AC11];prime)" office:value-type="float" office:value="85" calcext:value-type="float">
            <text:p>85</text:p>
          </table:table-cell>
          <table:table-cell table:style-name="ce8" table:formula="of:=MOD([.AB11]*[.AD11];prime)" office:value-type="float" office:value="45" calcext:value-type="float">
            <text:p>4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table:number-columns-repeated="12"/>
          <table:table-cell table:style-name="ce4" table:formula="of:=MOD([.AE11]*[.AE11]-[.X11]-[.$X$1];prime)" office:value-type="float" office:value="85" calcext:value-type="float">
            <text:p>85</text:p>
          </table:table-cell>
          <table:table-cell table:style-name="ce8" table:formula="of:=MOD([.AE11]*([.$X$1]-[.X12])-[.$Y$1];prime)" office:value-type="float" office:value="117" calcext:value-type="float">
            <text:p>117</text:p>
          </table:table-cell>
          <table:table-cell table:style-name="ce4" table:formula="of:=MOD([.X12]^3+a*[.X12]+b;prime)" office:value-type="float" office:value="13" calcext:value-type="float">
            <text:p>13</text:p>
          </table:table-cell>
          <table:table-cell table:style-name="ce8" table:formula="of:=MOD([.Y12]*[.Y12];prime)" office:value-type="float" office:value="13" calcext:value-type="float">
            <text:p>13</text:p>
          </table:table-cell>
          <table:table-cell table:style-name="ce4" table:formula="of:=([.$Y$1]-[.Y12])" office:value-type="float" office:value="-114" calcext:value-type="float">
            <text:p>-114</text:p>
          </table:table-cell>
          <table:table-cell table:style-name="ce14" table:formula="of:=([.$X$1]-[.X12])" office:value-type="float" office:value="-85" calcext:value-type="float">
            <text:p>-85</text:p>
          </table:table-cell>
          <table:table-cell table:style-name="ce14" table:formula="of:=mod_inv([.AC12];prime)" office:value-type="float" office:value="99" calcext:value-type="float">
            <text:p>99</text:p>
          </table:table-cell>
          <table:table-cell table:style-name="ce8" table:formula="of:=MOD([.AB12]*[.AD12];prime)" office:value-type="float" office:value="23" calcext:value-type="float">
            <text:p>2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" calcext:value-type="float">
            <text:p>13</text:p>
          </table:table-cell>
          <table:table-cell table:number-columns-repeated="12"/>
          <table:table-cell table:style-name="ce4" table:formula="of:=MOD([.AE12]*[.AE12]-[.X12]-[.$X$1];prime)" office:value-type="float" office:value="181" calcext:value-type="float">
            <text:p>181</text:p>
          </table:table-cell>
          <table:table-cell table:style-name="ce8" table:formula="of:=MOD([.AE12]*([.$X$1]-[.X13])-[.$Y$1];prime)" office:value-type="float" office:value="42" calcext:value-type="float">
            <text:p>42</text:p>
          </table:table-cell>
          <table:table-cell table:style-name="ce4" table:formula="of:=MOD([.X13]^3+a*[.X13]+b;prime)" office:value-type="float" office:value="186" calcext:value-type="float">
            <text:p>186</text:p>
          </table:table-cell>
          <table:table-cell table:style-name="ce8" table:formula="of:=MOD([.Y13]*[.Y13];prime)" office:value-type="float" office:value="186" calcext:value-type="float">
            <text:p>186</text:p>
          </table:table-cell>
          <table:table-cell table:style-name="ce4" table:formula="of:=([.$Y$1]-[.Y13])" office:value-type="float" office:value="-39" calcext:value-type="float">
            <text:p>-39</text:p>
          </table:table-cell>
          <table:table-cell table:style-name="ce14" table:formula="of:=([.$X$1]-[.X13])" office:value-type="float" office:value="-181" calcext:value-type="float">
            <text:p>-181</text:p>
          </table:table-cell>
          <table:table-cell table:style-name="ce14" table:formula="of:=mod_inv([.AC13];prime)" office:value-type="float" office:value="170" calcext:value-type="float">
            <text:p>170</text:p>
          </table:table-cell>
          <table:table-cell table:style-name="ce8" table:formula="of:=MOD([.AB13]*[.AD13];prime)" office:value-type="float" office:value="208" calcext:value-type="float">
            <text:p>20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 table:number-columns-repeated="12"/>
          <table:table-cell table:style-name="ce4" table:formula="of:=MOD([.AE13]*[.AE13]-[.X13]-[.$X$1];prime)" office:value-type="float" office:value="214" calcext:value-type="float">
            <text:p>214</text:p>
          </table:table-cell>
          <table:table-cell table:style-name="ce8" table:formula="of:=MOD([.AE13]*([.$X$1]-[.X14])-[.$Y$1];prime)" office:value-type="float" office:value="195" calcext:value-type="float">
            <text:p>195</text:p>
          </table:table-cell>
          <table:table-cell table:style-name="ce4" table:formula="of:=MOD([.X14]^3+a*[.X14]+b;prime)" office:value-type="float" office:value="153" calcext:value-type="float">
            <text:p>153</text:p>
          </table:table-cell>
          <table:table-cell table:style-name="ce8" table:formula="of:=MOD([.Y14]*[.Y14];prime)" office:value-type="float" office:value="153" calcext:value-type="float">
            <text:p>153</text:p>
          </table:table-cell>
          <table:table-cell table:style-name="ce4" table:formula="of:=([.$Y$1]-[.Y14])" office:value-type="float" office:value="-192" calcext:value-type="float">
            <text:p>-192</text:p>
          </table:table-cell>
          <table:table-cell table:style-name="ce14" table:formula="of:=([.$X$1]-[.X14])" office:value-type="float" office:value="-214" calcext:value-type="float">
            <text:p>-214</text:p>
          </table:table-cell>
          <table:table-cell table:style-name="ce14" table:formula="of:=mod_inv([.AC14];prime)" office:value-type="float" office:value="102" calcext:value-type="float">
            <text:p>102</text:p>
          </table:table-cell>
          <table:table-cell table:style-name="ce8" table:formula="of:=MOD([.AB14]*[.AD14];prime)" office:value-type="float" office:value="141" calcext:value-type="float">
            <text:p>14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" calcext:value-type="float">
            <text:p>15</text:p>
          </table:table-cell>
          <table:table-cell table:number-columns-repeated="12"/>
          <table:table-cell table:style-name="ce4" table:formula="of:=MOD([.AE14]*[.AE14]-[.X14]-[.$X$1];prime)" office:value-type="float" office:value="205" calcext:value-type="float">
            <text:p>205</text:p>
          </table:table-cell>
          <table:table-cell table:style-name="ce8" table:formula="of:=MOD([.AE14]*([.$X$1]-[.X15])-[.$Y$1];prime)" office:value-type="float" office:value="22" calcext:value-type="float">
            <text:p>22</text:p>
          </table:table-cell>
          <table:table-cell table:style-name="ce4" table:formula="of:=MOD([.X15]^3+a*[.X15]+b;prime)" office:value-type="float" office:value="221" calcext:value-type="float">
            <text:p>221</text:p>
          </table:table-cell>
          <table:table-cell table:style-name="ce8" table:formula="of:=MOD([.Y15]*[.Y15];prime)" office:value-type="float" office:value="221" calcext:value-type="float">
            <text:p>221</text:p>
          </table:table-cell>
          <table:table-cell table:style-name="ce4" table:formula="of:=([.$Y$1]-[.Y15])" office:value-type="float" office:value="-19" calcext:value-type="float">
            <text:p>-19</text:p>
          </table:table-cell>
          <table:table-cell table:style-name="ce14" table:formula="of:=([.$X$1]-[.X15])" office:value-type="float" office:value="-205" calcext:value-type="float">
            <text:p>-205</text:p>
          </table:table-cell>
          <table:table-cell table:style-name="ce14" table:formula="of:=mod_inv([.AC15];prime)" office:value-type="float" office:value="195" calcext:value-type="float">
            <text:p>195</text:p>
          </table:table-cell>
          <table:table-cell table:style-name="ce8" table:formula="of:=MOD([.AB15]*[.AD15];prime)" office:value-type="float" office:value="240" calcext:value-type="float">
            <text:p>240</text:p>
          </table:table-cell>
          <table:table-cell table:number-columns-repeated="993"/>
        </table:table-row>
        <table:table-row table:style-name="ro1">
          <table:table-cell table:number-columns-repeated="3"/>
          <table:table-cell>
            <draw:frame table:end-cell-address="'Finite Fied'.K30" table:end-x="23.98pt" table:end-y="5.98pt" draw:z-index="1" draw:name="Chart 2" draw:style-name="gr1" draw:text-style-name="P1" svg:width="442.23pt" svg:height="208.94pt" svg:x="0.06pt" svg:y="0.06pt">
              <draw:object draw:notify-on-update-of-ranges="'Finite Fied'.Y1:'Finite Fied'.Y14 'Finite Fied'.X1:'Finite Fied'.X1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12"/>
          <table:table-cell table:style-name="ce4" table:formula="of:=MOD([.AE15]*[.AE15]-[.X15]-[.$X$1];prime)" office:value-type="float" office:value="61" calcext:value-type="float">
            <text:p>61</text:p>
          </table:table-cell>
          <table:table-cell table:style-name="ce8" table:formula="of:=MOD([.AE15]*([.$X$1]-[.X16])-[.$Y$1];prime)" office:value-type="float" office:value="85" calcext:value-type="float">
            <text:p>85</text:p>
          </table:table-cell>
          <table:table-cell table:style-name="ce4" table:formula="of:=MOD([.X16]^3+a*[.X16]+b;prime)" office:value-type="float" office:value="124" calcext:value-type="float">
            <text:p>124</text:p>
          </table:table-cell>
          <table:table-cell table:style-name="ce8" table:formula="of:=MOD([.Y16]*[.Y16];prime)" office:value-type="float" office:value="124" calcext:value-type="float">
            <text:p>124</text:p>
          </table:table-cell>
          <table:table-cell table:style-name="ce4" table:formula="of:=([.$Y$1]-[.Y16])" office:value-type="float" office:value="-82" calcext:value-type="float">
            <text:p>-82</text:p>
          </table:table-cell>
          <table:table-cell table:style-name="ce14" table:formula="of:=([.$X$1]-[.X16])" office:value-type="float" office:value="-61" calcext:value-type="float">
            <text:p>-61</text:p>
          </table:table-cell>
          <table:table-cell table:style-name="ce14" table:formula="of:=mod_inv([.AC16];prime)" office:value-type="float" office:value="194" calcext:value-type="float">
            <text:p>194</text:p>
          </table:table-cell>
          <table:table-cell table:style-name="ce8" table:formula="of:=MOD([.AB16]*[.AD16];prime)" office:value-type="float" office:value="135" calcext:value-type="float">
            <text:p>13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" calcext:value-type="float">
            <text:p>17</text:p>
          </table:table-cell>
          <table:table-cell table:number-columns-repeated="12"/>
          <table:table-cell table:style-name="ce4" table:formula="of:=MOD([.AE16]*[.AE16]-[.X16]-[.$X$1];prime)" office:value-type="float" office:value="17" calcext:value-type="float">
            <text:p>17</text:p>
          </table:table-cell>
          <table:table-cell table:style-name="ce8" table:formula="of:=MOD([.AE16]*([.$X$1]-[.X17])-[.$Y$1];prime)" office:value-type="float" office:value="69" calcext:value-type="float">
            <text:p>69</text:p>
          </table:table-cell>
          <table:table-cell table:style-name="ce4" table:formula="of:=MOD([.X17]^3+a*[.X17]+b;prime)" office:value-type="float" office:value="27" calcext:value-type="float">
            <text:p>27</text:p>
          </table:table-cell>
          <table:table-cell table:style-name="ce8" table:formula="of:=MOD([.Y17]*[.Y17];prime)" office:value-type="float" office:value="27" calcext:value-type="float">
            <text:p>27</text:p>
          </table:table-cell>
          <table:table-cell table:style-name="ce4" table:formula="of:=([.$Y$1]-[.Y17])" office:value-type="float" office:value="-66" calcext:value-type="float">
            <text:p>-66</text:p>
          </table:table-cell>
          <table:table-cell table:style-name="ce14" table:formula="of:=([.$X$1]-[.X17])" office:value-type="float" office:value="-17" calcext:value-type="float">
            <text:p>-17</text:p>
          </table:table-cell>
          <table:table-cell table:style-name="ce14" table:formula="of:=mod_inv([.AC17];prime)" office:value-type="float" office:value="232" calcext:value-type="float">
            <text:p>232</text:p>
          </table:table-cell>
          <table:table-cell table:style-name="ce8" table:formula="of:=MOD([.AB17]*[.AD17];prime)" office:value-type="float" office:value="205" calcext:value-type="float">
            <text:p>20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" calcext:value-type="float">
            <text:p>18</text:p>
          </table:table-cell>
          <table:table-cell table:number-columns-repeated="12"/>
          <table:table-cell table:style-name="ce4" table:formula="of:=MOD([.AE17]*[.AE17]-[.X17]-[.$X$1];prime)" office:value-type="float" office:value="191" calcext:value-type="float">
            <text:p>191</text:p>
          </table:table-cell>
          <table:table-cell table:style-name="ce8" table:formula="of:=MOD([.AE17]*([.$X$1]-[.X18])-[.$Y$1];prime)" office:value-type="float" office:value="29" calcext:value-type="float">
            <text:p>29</text:p>
          </table:table-cell>
          <table:table-cell table:style-name="ce4" table:formula="of:=MOD([.X18]^3+a*[.X18]+b;prime)" office:value-type="float" office:value="52" calcext:value-type="float">
            <text:p>52</text:p>
          </table:table-cell>
          <table:table-cell table:style-name="ce8" table:formula="of:=MOD([.Y18]*[.Y18];prime)" office:value-type="float" office:value="52" calcext:value-type="float">
            <text:p>52</text:p>
          </table:table-cell>
          <table:table-cell table:style-name="ce4" table:formula="of:=([.$Y$1]-[.Y18])" office:value-type="float" office:value="-26" calcext:value-type="float">
            <text:p>-26</text:p>
          </table:table-cell>
          <table:table-cell table:style-name="ce14" table:formula="of:=([.$X$1]-[.X18])" office:value-type="float" office:value="-191" calcext:value-type="float">
            <text:p>-191</text:p>
          </table:table-cell>
          <table:table-cell table:style-name="ce14" table:formula="of:=mod_inv([.AC18];prime)" office:value-type="float" office:value="179" calcext:value-type="float">
            <text:p>179</text:p>
          </table:table-cell>
          <table:table-cell table:style-name="ce8" table:formula="of:=MOD([.AB18]*[.AD18];prime)" office:value-type="float" office:value="80" calcext:value-type="float">
            <text:p>8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" calcext:value-type="float">
            <text:p>19</text:p>
          </table:table-cell>
          <table:table-cell table:number-columns-repeated="12"/>
          <table:table-cell table:style-name="ce4" table:formula="of:=MOD([.AE18]*[.AE18]-[.X18]-[.$X$1];prime)" office:value-type="float" office:value="160" calcext:value-type="float">
            <text:p>160</text:p>
          </table:table-cell>
          <table:table-cell table:style-name="ce8" table:formula="of:=MOD([.AE18]*([.$X$1]-[.X19])-[.$Y$1];prime)" office:value-type="float" office:value="84" calcext:value-type="float">
            <text:p>84</text:p>
          </table:table-cell>
          <table:table-cell table:style-name="ce4" table:formula="of:=MOD([.X19]^3+a*[.X19]+b;prime)" office:value-type="float" office:value="218" calcext:value-type="float">
            <text:p>218</text:p>
          </table:table-cell>
          <table:table-cell table:style-name="ce8" table:formula="of:=MOD([.Y19]*[.Y19];prime)" office:value-type="float" office:value="218" calcext:value-type="float">
            <text:p>218</text:p>
          </table:table-cell>
          <table:table-cell table:style-name="ce4" table:formula="of:=([.$Y$1]-[.Y19])" office:value-type="float" office:value="-81" calcext:value-type="float">
            <text:p>-81</text:p>
          </table:table-cell>
          <table:table-cell table:style-name="ce14" table:formula="of:=([.$X$1]-[.X19])" office:value-type="float" office:value="-160" calcext:value-type="float">
            <text:p>-160</text:p>
          </table:table-cell>
          <table:table-cell table:style-name="ce14" table:formula="of:=mod_inv([.AC19];prime)" office:value-type="float" office:value="143" calcext:value-type="float">
            <text:p>143</text:p>
          </table:table-cell>
          <table:table-cell table:style-name="ce8" table:formula="of:=MOD([.AB19]*[.AD19];prime)" office:value-type="float" office:value="252" calcext:value-type="float">
            <text:p>25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" calcext:value-type="float">
            <text:p>20</text:p>
          </table:table-cell>
          <table:table-cell table:number-columns-repeated="12"/>
          <table:table-cell table:style-name="ce4" table:formula="of:=MOD([.AE19]*[.AE19]-[.X19]-[.$X$1];prime)" office:value-type="float" office:value="224" calcext:value-type="float">
            <text:p>224</text:p>
          </table:table-cell>
          <table:table-cell table:style-name="ce8" table:formula="of:=MOD([.AE19]*([.$X$1]-[.X20])-[.$Y$1];prime)" office:value-type="float" office:value="94" calcext:value-type="float">
            <text:p>94</text:p>
          </table:table-cell>
          <table:table-cell table:style-name="ce4" table:formula="of:=MOD([.X20]^3+a*[.X20]+b;prime)" office:value-type="float" office:value="157" calcext:value-type="float">
            <text:p>157</text:p>
          </table:table-cell>
          <table:table-cell table:style-name="ce8" table:formula="of:=MOD([.Y20]*[.Y20];prime)" office:value-type="float" office:value="157" calcext:value-type="float">
            <text:p>157</text:p>
          </table:table-cell>
          <table:table-cell table:style-name="ce4" table:formula="of:=([.$Y$1]-[.Y20])" office:value-type="float" office:value="-91" calcext:value-type="float">
            <text:p>-91</text:p>
          </table:table-cell>
          <table:table-cell table:style-name="ce14" table:formula="of:=([.$X$1]-[.X20])" office:value-type="float" office:value="-224" calcext:value-type="float">
            <text:p>-224</text:p>
          </table:table-cell>
          <table:table-cell table:style-name="ce14" table:formula="of:=mod_inv([.AC20];prime)" office:value-type="float" office:value="27" calcext:value-type="float">
            <text:p>27</text:p>
          </table:table-cell>
          <table:table-cell table:style-name="ce8" table:formula="of:=MOD([.AB20]*[.AD20];prime)" office:value-type="float" office:value="173" calcext:value-type="float">
            <text:p>17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" calcext:value-type="float">
            <text:p>21</text:p>
          </table:table-cell>
          <table:table-cell table:number-columns-repeated="12"/>
          <table:table-cell table:style-name="ce4" table:formula="of:=MOD([.AE20]*[.AE20]-[.X20]-[.$X$1];prime)" office:value-type="float" office:value="249" calcext:value-type="float">
            <text:p>249</text:p>
          </table:table-cell>
          <table:table-cell table:style-name="ce8" table:formula="of:=MOD([.AE20]*([.$X$1]-[.X21])-[.$Y$1];prime)" office:value-type="float" office:value="52" calcext:value-type="float">
            <text:p>52</text:p>
          </table:table-cell>
          <table:table-cell table:style-name="ce4" table:formula="of:=MOD([.X21]^3+a*[.X21]+b;prime)" office:value-type="float" office:value="74" calcext:value-type="float">
            <text:p>74</text:p>
          </table:table-cell>
          <table:table-cell table:style-name="ce8" table:formula="of:=MOD([.Y21]*[.Y21];prime)" office:value-type="float" office:value="74" calcext:value-type="float">
            <text:p>74</text:p>
          </table:table-cell>
          <table:table-cell table:style-name="ce4" table:formula="of:=([.$Y$1]-[.Y21])" office:value-type="float" office:value="-49" calcext:value-type="float">
            <text:p>-49</text:p>
          </table:table-cell>
          <table:table-cell table:style-name="ce14" table:formula="of:=([.$X$1]-[.X21])" office:value-type="float" office:value="-249" calcext:value-type="float">
            <text:p>-249</text:p>
          </table:table-cell>
          <table:table-cell table:style-name="ce14" table:formula="of:=mod_inv([.AC21];prime)" office:value-type="float" office:value="94" calcext:value-type="float">
            <text:p>94</text:p>
          </table:table-cell>
          <table:table-cell table:style-name="ce8" table:formula="of:=MOD([.AB21]*[.AD21];prime)" office:value-type="float" office:value="128" calcext:value-type="float">
            <text:p>12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" calcext:value-type="float">
            <text:p>22</text:p>
          </table:table-cell>
          <table:table-cell table:number-columns-repeated="12"/>
          <table:table-cell table:style-name="ce4" table:formula="of:=MOD([.AE21]*[.AE21]-[.X21]-[.$X$1];prime)" office:value-type="float" office:value="92" calcext:value-type="float">
            <text:p>92</text:p>
          </table:table-cell>
          <table:table-cell table:style-name="ce8" table:formula="of:=MOD([.AE21]*([.$X$1]-[.X22])-[.$Y$1];prime)" office:value-type="float" office:value="56" calcext:value-type="float">
            <text:p>56</text:p>
          </table:table-cell>
          <table:table-cell table:style-name="ce4" table:formula="of:=MOD([.X22]^3+a*[.X22]+b;prime)" office:value-type="float" office:value="243" calcext:value-type="float">
            <text:p>243</text:p>
          </table:table-cell>
          <table:table-cell table:style-name="ce8" table:formula="of:=MOD([.Y22]*[.Y22];prime)" office:value-type="float" office:value="243" calcext:value-type="float">
            <text:p>243</text:p>
          </table:table-cell>
          <table:table-cell table:style-name="ce4" table:formula="of:=([.$Y$1]-[.Y22])" office:value-type="float" office:value="-53" calcext:value-type="float">
            <text:p>-53</text:p>
          </table:table-cell>
          <table:table-cell table:style-name="ce14" table:formula="of:=([.$X$1]-[.X22])" office:value-type="float" office:value="-92" calcext:value-type="float">
            <text:p>-92</text:p>
          </table:table-cell>
          <table:table-cell table:style-name="ce14" table:formula="of:=mod_inv([.AC22];prime)" office:value-type="float" office:value="20" calcext:value-type="float">
            <text:p>20</text:p>
          </table:table-cell>
          <table:table-cell table:style-name="ce8" table:formula="of:=MOD([.AB22]*[.AD22];prime)" office:value-type="float" office:value="255" calcext:value-type="float">
            <text:p>25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" calcext:value-type="float">
            <text:p>23</text:p>
          </table:table-cell>
          <table:table-cell table:number-columns-repeated="12"/>
          <table:table-cell table:style-name="ce4" table:formula="of:=MOD([.AE22]*[.AE22]-[.X22]-[.$X$1];prime)" office:value-type="float" office:value="235" calcext:value-type="float">
            <text:p>235</text:p>
          </table:table-cell>
          <table:table-cell table:style-name="ce8" table:formula="of:=MOD([.AE22]*([.$X$1]-[.X23])-[.$Y$1];prime)" office:value-type="float" office:value="36" calcext:value-type="float">
            <text:p>36</text:p>
          </table:table-cell>
          <table:table-cell table:style-name="ce4" table:formula="of:=MOD([.X23]^3+a*[.X23]+b;prime)" office:value-type="float" office:value="244" calcext:value-type="float">
            <text:p>244</text:p>
          </table:table-cell>
          <table:table-cell table:style-name="ce8" table:formula="of:=MOD([.Y23]*[.Y23];prime)" office:value-type="float" office:value="244" calcext:value-type="float">
            <text:p>244</text:p>
          </table:table-cell>
          <table:table-cell table:style-name="ce4" table:formula="of:=([.$Y$1]-[.Y23])" office:value-type="float" office:value="-33" calcext:value-type="float">
            <text:p>-33</text:p>
          </table:table-cell>
          <table:table-cell table:style-name="ce14" table:formula="of:=([.$X$1]-[.X23])" office:value-type="float" office:value="-235" calcext:value-type="float">
            <text:p>-235</text:p>
          </table:table-cell>
          <table:table-cell table:style-name="ce14" table:formula="of:=mod_inv([.AC23];prime)" office:value-type="float" office:value="47" calcext:value-type="float">
            <text:p>47</text:p>
          </table:table-cell>
          <table:table-cell table:style-name="ce8" table:formula="of:=MOD([.AB23]*[.AD23];prime)" office:value-type="float" office:value="27" calcext:value-type="float">
            <text:p>27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" calcext:value-type="float">
            <text:p>24</text:p>
          </table:table-cell>
          <table:table-cell table:number-columns-repeated="12"/>
          <table:table-cell table:style-name="ce4" table:formula="of:=MOD([.AE23]*[.AE23]-[.X23]-[.$X$1];prime)" office:value-type="float" office:value="231" calcext:value-type="float">
            <text:p>231</text:p>
          </table:table-cell>
          <table:table-cell table:style-name="ce8" table:formula="of:=MOD([.AE23]*([.$X$1]-[.X24])-[.$Y$1];prime)" office:value-type="float" office:value="72" calcext:value-type="float">
            <text:p>72</text:p>
          </table:table-cell>
          <table:table-cell table:style-name="ce4" table:formula="of:=MOD([.X24]^3+a*[.X24]+b;prime)" office:value-type="float" office:value="187" calcext:value-type="float">
            <text:p>187</text:p>
          </table:table-cell>
          <table:table-cell table:style-name="ce8" table:formula="of:=MOD([.Y24]*[.Y24];prime)" office:value-type="float" office:value="187" calcext:value-type="float">
            <text:p>187</text:p>
          </table:table-cell>
          <table:table-cell table:style-name="ce4" table:formula="of:=([.$Y$1]-[.Y24])" office:value-type="float" office:value="-69" calcext:value-type="float">
            <text:p>-69</text:p>
          </table:table-cell>
          <table:table-cell table:style-name="ce14" table:formula="of:=([.$X$1]-[.X24])" office:value-type="float" office:value="-231" calcext:value-type="float">
            <text:p>-231</text:p>
          </table:table-cell>
          <table:table-cell table:style-name="ce14" table:formula="of:=mod_inv([.AC24];prime)" office:value-type="float" office:value="74" calcext:value-type="float">
            <text:p>74</text:p>
          </table:table-cell>
          <table:table-cell table:style-name="ce8" table:formula="of:=MOD([.AB24]*[.AD24];prime)" office:value-type="float" office:value="154" calcext:value-type="float">
            <text:p>154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" calcext:value-type="float">
            <text:p>25</text:p>
          </table:table-cell>
          <table:table-cell table:number-columns-repeated="12"/>
          <table:table-cell table:style-name="ce4" table:formula="of:=MOD([.AE24]*[.AE24]-[.X24]-[.$X$1];prime)" office:value-type="float" office:value="78" calcext:value-type="float">
            <text:p>78</text:p>
          </table:table-cell>
          <table:table-cell table:style-name="ce8" table:formula="of:=MOD([.AE24]*([.$X$1]-[.X25])-[.$Y$1];prime)" office:value-type="float" office:value="83" calcext:value-type="float">
            <text:p>83</text:p>
          </table:table-cell>
          <table:table-cell table:style-name="ce4" table:formula="of:=MOD([.X25]^3+a*[.X25]+b;prime)" office:value-type="float" office:value="51" calcext:value-type="float">
            <text:p>51</text:p>
          </table:table-cell>
          <table:table-cell table:style-name="ce8" table:formula="of:=MOD([.Y25]*[.Y25];prime)" office:value-type="float" office:value="51" calcext:value-type="float">
            <text:p>51</text:p>
          </table:table-cell>
          <table:table-cell table:style-name="ce4" table:formula="of:=([.$Y$1]-[.Y25])" office:value-type="float" office:value="-80" calcext:value-type="float">
            <text:p>-80</text:p>
          </table:table-cell>
          <table:table-cell table:style-name="ce14" table:formula="of:=([.$X$1]-[.X25])" office:value-type="float" office:value="-78" calcext:value-type="float">
            <text:p>-78</text:p>
          </table:table-cell>
          <table:table-cell table:style-name="ce14" table:formula="of:=mod_inv([.AC25];prime)" office:value-type="float" office:value="118" calcext:value-type="float">
            <text:p>118</text:p>
          </table:table-cell>
          <table:table-cell table:style-name="ce8" table:formula="of:=MOD([.AB25]*[.AD25];prime)" office:value-type="float" office:value="28" calcext:value-type="float">
            <text:p>2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" calcext:value-type="float">
            <text:p>26</text:p>
          </table:table-cell>
          <table:table-cell table:number-columns-repeated="12"/>
          <table:table-cell table:style-name="ce4" table:formula="of:=MOD([.AE25]*[.AE25]-[.X25]-[.$X$1];prime)" office:value-type="float" office:value="180" calcext:value-type="float">
            <text:p>180</text:p>
          </table:table-cell>
          <table:table-cell table:style-name="ce8" table:formula="of:=MOD([.AE25]*([.$X$1]-[.X26])-[.$Y$1];prime)" office:value-type="float" office:value="217" calcext:value-type="float">
            <text:p>217</text:p>
          </table:table-cell>
          <table:table-cell table:style-name="ce4" table:formula="of:=MOD([.X26]^3+a*[.X26]+b;prime)" office:value-type="float" office:value="12" calcext:value-type="float">
            <text:p>12</text:p>
          </table:table-cell>
          <table:table-cell table:style-name="ce8" table:formula="of:=MOD([.Y26]*[.Y26];prime)" office:value-type="float" office:value="12" calcext:value-type="float">
            <text:p>12</text:p>
          </table:table-cell>
          <table:table-cell table:style-name="ce4" table:formula="of:=([.$Y$1]-[.Y26])" office:value-type="float" office:value="-214" calcext:value-type="float">
            <text:p>-214</text:p>
          </table:table-cell>
          <table:table-cell table:style-name="ce14" table:formula="of:=([.$X$1]-[.X26])" office:value-type="float" office:value="-180" calcext:value-type="float">
            <text:p>-180</text:p>
          </table:table-cell>
          <table:table-cell table:style-name="ce14" table:formula="of:=mod_inv([.AC26];prime)" office:value-type="float" office:value="244" calcext:value-type="float">
            <text:p>244</text:p>
          </table:table-cell>
          <table:table-cell table:style-name="ce8" table:formula="of:=MOD([.AB26]*[.AD26];prime)" office:value-type="float" office:value="121" calcext:value-type="float">
            <text:p>12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7" calcext:value-type="float">
            <text:p>27</text:p>
          </table:table-cell>
          <table:table-cell table:number-columns-repeated="12"/>
          <table:table-cell table:style-name="ce4" table:formula="of:=MOD([.AE26]*[.AE26]-[.X26]-[.$X$1];prime)" office:value-type="float" office:value="259" calcext:value-type="float">
            <text:p>259</text:p>
          </table:table-cell>
          <table:table-cell table:style-name="ce8" table:formula="of:=MOD([.AE26]*([.$X$1]-[.X27])-[.$Y$1];prime)" office:value-type="float" office:value="218" calcext:value-type="float">
            <text:p>218</text:p>
          </table:table-cell>
          <table:table-cell table:style-name="ce4" table:formula="of:=MOD([.X27]^3+a*[.X27]+b;prime)" office:value-type="float" office:value="184" calcext:value-type="float">
            <text:p>184</text:p>
          </table:table-cell>
          <table:table-cell table:style-name="ce8" table:formula="of:=MOD([.Y27]*[.Y27];prime)" office:value-type="float" office:value="184" calcext:value-type="float">
            <text:p>184</text:p>
          </table:table-cell>
          <table:table-cell table:style-name="ce4" table:formula="of:=([.$Y$1]-[.Y27])" office:value-type="float" office:value="-215" calcext:value-type="float">
            <text:p>-215</text:p>
          </table:table-cell>
          <table:table-cell table:style-name="ce14" table:formula="of:=([.$X$1]-[.X27])" office:value-type="float" office:value="-259" calcext:value-type="float">
            <text:p>-259</text:p>
          </table:table-cell>
          <table:table-cell table:style-name="ce14" table:formula="of:=mod_inv([.AC27];prime)" office:value-type="float" office:value="66" calcext:value-type="float">
            <text:p>66</text:p>
          </table:table-cell>
          <table:table-cell table:style-name="ce8" table:formula="of:=MOD([.AB27]*[.AD27];prime)" office:value-type="float" office:value="12" calcext:value-type="float">
            <text:p>1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8" calcext:value-type="float">
            <text:p>28</text:p>
          </table:table-cell>
          <table:table-cell table:number-columns-repeated="12"/>
          <table:table-cell table:style-name="ce4" table:formula="of:=MOD([.AE27]*[.AE27]-[.X27]-[.$X$1];prime)" office:value-type="float" office:value="148" calcext:value-type="float">
            <text:p>148</text:p>
          </table:table-cell>
          <table:table-cell table:style-name="ce8" table:formula="of:=MOD([.AE27]*([.$X$1]-[.X28])-[.$Y$1];prime)" office:value-type="float" office:value="62" calcext:value-type="float">
            <text:p>62</text:p>
          </table:table-cell>
          <table:table-cell table:style-name="ce4" table:formula="of:=MOD([.X28]^3+a*[.X28]+b;prime)" office:value-type="float" office:value="162" calcext:value-type="float">
            <text:p>162</text:p>
          </table:table-cell>
          <table:table-cell table:style-name="ce8" table:formula="of:=MOD([.Y28]*[.Y28];prime)" office:value-type="float" office:value="162" calcext:value-type="float">
            <text:p>162</text:p>
          </table:table-cell>
          <table:table-cell table:style-name="ce4" table:formula="of:=([.$Y$1]-[.Y28])" office:value-type="float" office:value="-59" calcext:value-type="float">
            <text:p>-59</text:p>
          </table:table-cell>
          <table:table-cell table:style-name="ce14" table:formula="of:=([.$X$1]-[.X28])" office:value-type="float" office:value="-148" calcext:value-type="float">
            <text:p>-148</text:p>
          </table:table-cell>
          <table:table-cell table:style-name="ce14" table:formula="of:=mod_inv([.AC28];prime)" office:value-type="float" office:value="247" calcext:value-type="float">
            <text:p>247</text:p>
          </table:table-cell>
          <table:table-cell table:style-name="ce8" table:formula="of:=MOD([.AB28]*[.AD28];prime)" office:value-type="float" office:value="155" calcext:value-type="float">
            <text:p>15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9" calcext:value-type="float">
            <text:p>29</text:p>
          </table:table-cell>
          <table:table-cell table:number-columns-repeated="12"/>
          <table:table-cell table:style-name="ce4" table:formula="of:=MOD([.AE28]*[.AE28]-[.X28]-[.$X$1];prime)" office:value-type="float" office:value="207" calcext:value-type="float">
            <text:p>207</text:p>
          </table:table-cell>
          <table:table-cell table:style-name="ce8" table:formula="of:=MOD([.AE28]*([.$X$1]-[.X29])-[.$Y$1];prime)" office:value-type="float" office:value="261" calcext:value-type="float">
            <text:p>261</text:p>
          </table:table-cell>
          <table:table-cell table:style-name="ce4" table:formula="of:=MOD([.X29]^3+a*[.X29]+b;prime)" office:value-type="float" office:value="4" calcext:value-type="float">
            <text:p>4</text:p>
          </table:table-cell>
          <table:table-cell table:style-name="ce8" table:formula="of:=MOD([.Y29]*[.Y29];prime)" office:value-type="float" office:value="4" calcext:value-type="float">
            <text:p>4</text:p>
          </table:table-cell>
          <table:table-cell table:style-name="ce4" table:formula="of:=([.$Y$1]-[.Y29])" office:value-type="float" office:value="-258" calcext:value-type="float">
            <text:p>-258</text:p>
          </table:table-cell>
          <table:table-cell table:style-name="ce14" table:formula="of:=([.$X$1]-[.X29])" office:value-type="float" office:value="-207" calcext:value-type="float">
            <text:p>-207</text:p>
          </table:table-cell>
          <table:table-cell table:style-name="ce14" table:formula="of:=mod_inv([.AC29];prime)" office:value-type="float" office:value="155" calcext:value-type="float">
            <text:p>155</text:p>
          </table:table-cell>
          <table:table-cell table:style-name="ce8" table:formula="of:=MOD([.AB29]*[.AD29];prime)" office:value-type="float" office:value="249" calcext:value-type="float">
            <text:p>24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number-columns-repeated="12"/>
          <table:table-cell table:style-name="ce4" table:formula="of:=MOD([.AE29]*[.AE29]-[.X29]-[.$X$1];prime)" office:value-type="float" office:value="252" calcext:value-type="float">
            <text:p>252</text:p>
          </table:table-cell>
          <table:table-cell table:style-name="ce8" table:formula="of:=MOD([.AE29]*([.$X$1]-[.X30])-[.$Y$1];prime)" office:value-type="float" office:value="106" calcext:value-type="float">
            <text:p>106</text:p>
          </table:table-cell>
          <table:table-cell table:style-name="ce4" table:formula="of:=MOD([.X30]^3+a*[.X30]+b;prime)" office:value-type="float" office:value="190" calcext:value-type="float">
            <text:p>190</text:p>
          </table:table-cell>
          <table:table-cell table:style-name="ce8" table:formula="of:=MOD([.Y30]*[.Y30];prime)" office:value-type="float" office:value="190" calcext:value-type="float">
            <text:p>190</text:p>
          </table:table-cell>
          <table:table-cell table:style-name="ce4" table:formula="of:=([.$Y$1]-[.Y30])" office:value-type="float" office:value="-103" calcext:value-type="float">
            <text:p>-103</text:p>
          </table:table-cell>
          <table:table-cell table:style-name="ce14" table:formula="of:=([.$X$1]-[.X30])" office:value-type="float" office:value="-252" calcext:value-type="float">
            <text:p>-252</text:p>
          </table:table-cell>
          <table:table-cell table:style-name="ce14" table:formula="of:=mod_inv([.AC30];prime)" office:value-type="float" office:value="24" calcext:value-type="float">
            <text:p>24</text:p>
          </table:table-cell>
          <table:table-cell table:style-name="ce8" table:formula="of:=MOD([.AB30]*[.AD30];prime)" office:value-type="float" office:value="158" calcext:value-type="float">
            <text:p>15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number-columns-repeated="12"/>
          <table:table-cell table:style-name="ce4" table:formula="of:=MOD([.AE30]*[.AE30]-[.X30]-[.$X$1];prime)" office:value-type="float" office:value="253" calcext:value-type="float">
            <text:p>253</text:p>
          </table:table-cell>
          <table:table-cell table:style-name="ce8" table:formula="of:=MOD([.AE30]*([.$X$1]-[.X31])-[.$Y$1];prime)" office:value-type="float" office:value="262" calcext:value-type="float">
            <text:p>262</text:p>
          </table:table-cell>
          <table:table-cell table:style-name="ce4" table:formula="of:=MOD([.X31]^3+a*[.X31]+b;prime)" office:value-type="float" office:value="1" calcext:value-type="float">
            <text:p>1</text:p>
          </table:table-cell>
          <table:table-cell table:style-name="ce8" table:formula="of:=MOD([.Y31]*[.Y31];prime)" office:value-type="float" office:value="1" calcext:value-type="float">
            <text:p>1</text:p>
          </table:table-cell>
          <table:table-cell table:style-name="ce4" table:formula="of:=([.$Y$1]-[.Y31])" office:value-type="float" office:value="-259" calcext:value-type="float">
            <text:p>-259</text:p>
          </table:table-cell>
          <table:table-cell table:style-name="ce14" table:formula="of:=([.$X$1]-[.X31])" office:value-type="float" office:value="-253" calcext:value-type="float">
            <text:p>-253</text:p>
          </table:table-cell>
          <table:table-cell table:style-name="ce14" table:formula="of:=mod_inv([.AC31];prime)" office:value-type="float" office:value="79" calcext:value-type="float">
            <text:p>79</text:p>
          </table:table-cell>
          <table:table-cell table:style-name="ce8" table:formula="of:=MOD([.AB31]*[.AD31];prime)" office:value-type="float" office:value="53" calcext:value-type="float">
            <text:p>5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number-columns-repeated="12"/>
          <table:table-cell table:style-name="ce4" table:formula="of:=MOD([.AE31]*[.AE31]-[.X31]-[.$X$1];prime)" office:value-type="float" office:value="189" calcext:value-type="float">
            <text:p>189</text:p>
          </table:table-cell>
          <table:table-cell table:style-name="ce8" table:formula="of:=MOD([.AE31]*([.$X$1]-[.X32])-[.$Y$1];prime)" office:value-type="float" office:value="237" calcext:value-type="float">
            <text:p>237</text:p>
          </table:table-cell>
          <table:table-cell table:style-name="ce4" table:formula="of:=MOD([.X32]^3+a*[.X32]+b;prime)" office:value-type="float" office:value="150" calcext:value-type="float">
            <text:p>150</text:p>
          </table:table-cell>
          <table:table-cell table:style-name="ce8" table:formula="of:=MOD([.Y32]*[.Y32];prime)" office:value-type="float" office:value="150" calcext:value-type="float">
            <text:p>150</text:p>
          </table:table-cell>
          <table:table-cell table:style-name="ce4" table:formula="of:=([.$Y$1]-[.Y32])" office:value-type="float" office:value="-234" calcext:value-type="float">
            <text:p>-234</text:p>
          </table:table-cell>
          <table:table-cell table:style-name="ce14" table:formula="of:=([.$X$1]-[.X32])" office:value-type="float" office:value="-189" calcext:value-type="float">
            <text:p>-189</text:p>
          </table:table-cell>
          <table:table-cell table:style-name="ce14" table:formula="of:=mod_inv([.AC32];prime)" office:value-type="float" office:value="32" calcext:value-type="float">
            <text:p>32</text:p>
          </table:table-cell>
          <table:table-cell table:style-name="ce8" table:formula="of:=MOD([.AB32]*[.AD32];prime)" office:value-type="float" office:value="139" calcext:value-type="float">
            <text:p>13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number-columns-repeated="12"/>
          <table:table-cell table:style-name="ce4" table:formula="of:=MOD([.AE32]*[.AE32]-[.X32]-[.$X$1];prime)" office:value-type="float" office:value="196" calcext:value-type="float">
            <text:p>196</text:p>
          </table:table-cell>
          <table:table-cell table:style-name="ce8" table:formula="of:=MOD([.AE32]*([.$X$1]-[.X33])-[.$Y$1];prime)" office:value-type="float" office:value="105" calcext:value-type="float">
            <text:p>105</text:p>
          </table:table-cell>
          <table:table-cell table:style-name="ce4" table:formula="of:=MOD([.X33]^3+a*[.X33]+b;prime)" office:value-type="float" office:value="242" calcext:value-type="float">
            <text:p>242</text:p>
          </table:table-cell>
          <table:table-cell table:style-name="ce8" table:formula="of:=MOD([.Y33]*[.Y33];prime)" office:value-type="float" office:value="242" calcext:value-type="float">
            <text:p>242</text:p>
          </table:table-cell>
          <table:table-cell table:style-name="ce4" table:formula="of:=([.$Y$1]-[.Y33])" office:value-type="float" office:value="-102" calcext:value-type="float">
            <text:p>-102</text:p>
          </table:table-cell>
          <table:table-cell table:style-name="ce14" table:formula="of:=([.$X$1]-[.X33])" office:value-type="float" office:value="-196" calcext:value-type="float">
            <text:p>-196</text:p>
          </table:table-cell>
          <table:table-cell table:style-name="ce14" table:formula="of:=mod_inv([.AC33];prime)" office:value-type="float" office:value="106" calcext:value-type="float">
            <text:p>106</text:p>
          </table:table-cell>
          <table:table-cell table:style-name="ce8" table:formula="of:=MOD([.AB33]*[.AD33];prime)" office:value-type="float" office:value="234" calcext:value-type="float">
            <text:p>234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number-columns-repeated="12"/>
          <table:table-cell table:style-name="ce4" table:formula="of:=MOD([.AE33]*[.AE33]-[.X33]-[.$X$1];prime)" office:value-type="float" office:value="119" calcext:value-type="float">
            <text:p>119</text:p>
          </table:table-cell>
          <table:table-cell table:style-name="ce8" table:formula="of:=MOD([.AE33]*([.$X$1]-[.X34])-[.$Y$1];prime)" office:value-type="float" office:value="29" calcext:value-type="float">
            <text:p>29</text:p>
          </table:table-cell>
          <table:table-cell table:style-name="ce4" table:formula="of:=MOD([.X34]^3+a*[.X34]+b;prime)" office:value-type="float" office:value="52" calcext:value-type="float">
            <text:p>52</text:p>
          </table:table-cell>
          <table:table-cell table:style-name="ce8" table:formula="of:=MOD([.Y34]*[.Y34];prime)" office:value-type="float" office:value="52" calcext:value-type="float">
            <text:p>52</text:p>
          </table:table-cell>
          <table:table-cell table:style-name="ce4" table:formula="of:=([.$Y$1]-[.Y34])" office:value-type="float" office:value="-26" calcext:value-type="float">
            <text:p>-26</text:p>
          </table:table-cell>
          <table:table-cell table:style-name="ce14" table:formula="of:=([.$X$1]-[.X34])" office:value-type="float" office:value="-119" calcext:value-type="float">
            <text:p>-119</text:p>
          </table:table-cell>
          <table:table-cell table:style-name="ce14" table:formula="of:=mod_inv([.AC34];prime)" office:value-type="float" office:value="221" calcext:value-type="float">
            <text:p>221</text:p>
          </table:table-cell>
          <table:table-cell table:style-name="ce8" table:formula="of:=MOD([.AB34]*[.AD34];prime)" office:value-type="float" office:value="40" calcext:value-type="float">
            <text:p>4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number-columns-repeated="12"/>
          <table:table-cell table:style-name="ce4" table:formula="of:=MOD([.AE34]*[.AE34]-[.X34]-[.$X$1];prime)" office:value-type="float" office:value="166" calcext:value-type="float">
            <text:p>166</text:p>
          </table:table-cell>
          <table:table-cell table:style-name="ce8" table:formula="of:=MOD([.AE34]*([.$X$1]-[.X35])-[.$Y$1];prime)" office:value-type="float" office:value="195" calcext:value-type="float">
            <text:p>195</text:p>
          </table:table-cell>
          <table:table-cell table:style-name="ce4" table:formula="of:=MOD([.X35]^3+a*[.X35]+b;prime)" office:value-type="float" office:value="153" calcext:value-type="float">
            <text:p>153</text:p>
          </table:table-cell>
          <table:table-cell table:style-name="ce8" table:formula="of:=MOD([.Y35]*[.Y35];prime)" office:value-type="float" office:value="153" calcext:value-type="float">
            <text:p>153</text:p>
          </table:table-cell>
          <table:table-cell table:style-name="ce4" table:formula="of:=([.$Y$1]-[.Y35])" office:value-type="float" office:value="-192" calcext:value-type="float">
            <text:p>-192</text:p>
          </table:table-cell>
          <table:table-cell table:style-name="ce14" table:formula="of:=([.$X$1]-[.X35])" office:value-type="float" office:value="-166" calcext:value-type="float">
            <text:p>-166</text:p>
          </table:table-cell>
          <table:table-cell table:style-name="ce14" table:formula="of:=mod_inv([.AC35];prime)" office:value-type="float" office:value="141" calcext:value-type="float">
            <text:p>141</text:p>
          </table:table-cell>
          <table:table-cell table:style-name="ce8" table:formula="of:=MOD([.AB35]*[.AD35];prime)" office:value-type="float" office:value="17" calcext:value-type="float">
            <text:p>17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number-columns-repeated="12"/>
          <table:table-cell table:style-name="ce4" table:formula="of:=MOD([.AE35]*[.AE35]-[.X35]-[.$X$1];prime)" office:value-type="float" office:value="123" calcext:value-type="float">
            <text:p>123</text:p>
          </table:table-cell>
          <table:table-cell table:style-name="ce8" table:formula="of:=MOD([.AE35]*([.$X$1]-[.X36])-[.$Y$1];prime)" office:value-type="float" office:value="10" calcext:value-type="float">
            <text:p>10</text:p>
          </table:table-cell>
          <table:table-cell table:style-name="ce4" table:formula="of:=MOD([.X36]^3+a*[.X36]+b;prime)" office:value-type="float" office:value="100" calcext:value-type="float">
            <text:p>100</text:p>
          </table:table-cell>
          <table:table-cell table:style-name="ce8" table:formula="of:=MOD([.Y36]*[.Y36];prime)" office:value-type="float" office:value="100" calcext:value-type="float">
            <text:p>100</text:p>
          </table:table-cell>
          <table:table-cell table:style-name="ce4" table:formula="of:=([.$Y$1]-[.Y36])" office:value-type="float" office:value="-7" calcext:value-type="float">
            <text:p>-7</text:p>
          </table:table-cell>
          <table:table-cell table:style-name="ce14" table:formula="of:=([.$X$1]-[.X36])" office:value-type="float" office:value="-123" calcext:value-type="float">
            <text:p>-123</text:p>
          </table:table-cell>
          <table:table-cell table:style-name="ce14" table:formula="of:=mod_inv([.AC36];prime)" office:value-type="float" office:value="62" calcext:value-type="float">
            <text:p>62</text:p>
          </table:table-cell>
          <table:table-cell table:style-name="ce8" table:formula="of:=MOD([.AB36]*[.AD36];prime)" office:value-type="float" office:value="92" calcext:value-type="float">
            <text:p>9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number-columns-repeated="12"/>
          <table:table-cell table:style-name="ce4" table:formula="of:=MOD([.AE36]*[.AE36]-[.X36]-[.$X$1];prime)" office:value-type="float" office:value="188" calcext:value-type="float">
            <text:p>188</text:p>
          </table:table-cell>
          <table:table-cell table:style-name="ce8" table:formula="of:=MOD([.AE36]*([.$X$1]-[.X37])-[.$Y$1];prime)" office:value-type="float" office:value="59" calcext:value-type="float">
            <text:p>59</text:p>
          </table:table-cell>
          <table:table-cell table:style-name="ce4" table:formula="of:=MOD([.X37]^3+a*[.X37]+b;prime)" office:value-type="float" office:value="62" calcext:value-type="float">
            <text:p>62</text:p>
          </table:table-cell>
          <table:table-cell table:style-name="ce8" table:formula="of:=MOD([.Y37]*[.Y37];prime)" office:value-type="float" office:value="62" calcext:value-type="float">
            <text:p>62</text:p>
          </table:table-cell>
          <table:table-cell table:style-name="ce4" table:formula="of:=([.$Y$1]-[.Y37])" office:value-type="float" office:value="-56" calcext:value-type="float">
            <text:p>-56</text:p>
          </table:table-cell>
          <table:table-cell table:style-name="ce14" table:formula="of:=([.$X$1]-[.X37])" office:value-type="float" office:value="-188" calcext:value-type="float">
            <text:p>-188</text:p>
          </table:table-cell>
          <table:table-cell table:style-name="ce14" table:formula="of:=mod_inv([.AC37];prime)" office:value-type="float" office:value="256" calcext:value-type="float">
            <text:p>256</text:p>
          </table:table-cell>
          <table:table-cell table:style-name="ce8" table:formula="of:=MOD([.AB37]*[.AD37];prime)" office:value-type="float" office:value="129" calcext:value-type="float">
            <text:p>12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number-columns-repeated="12"/>
          <table:table-cell table:style-name="ce4" table:formula="of:=MOD([.AE37]*[.AE37]-[.X37]-[.$X$1];prime)" office:value-type="float" office:value="147" calcext:value-type="float">
            <text:p>147</text:p>
          </table:table-cell>
          <table:table-cell table:style-name="ce8" table:formula="of:=MOD([.AE37]*([.$X$1]-[.X38])-[.$Y$1];prime)" office:value-type="float" office:value="233" calcext:value-type="float">
            <text:p>233</text:p>
          </table:table-cell>
          <table:table-cell table:style-name="ce4" table:formula="of:=MOD([.X38]^3+a*[.X38]+b;prime)" office:value-type="float" office:value="111" calcext:value-type="float">
            <text:p>111</text:p>
          </table:table-cell>
          <table:table-cell table:style-name="ce8" table:formula="of:=MOD([.Y38]*[.Y38];prime)" office:value-type="float" office:value="111" calcext:value-type="float">
            <text:p>111</text:p>
          </table:table-cell>
          <table:table-cell table:style-name="ce4" table:formula="of:=([.$Y$1]-[.Y38])" office:value-type="float" office:value="-230" calcext:value-type="float">
            <text:p>-230</text:p>
          </table:table-cell>
          <table:table-cell table:style-name="ce14" table:formula="of:=([.$X$1]-[.X38])" office:value-type="float" office:value="-147" calcext:value-type="float">
            <text:p>-147</text:p>
          </table:table-cell>
          <table:table-cell table:style-name="ce14" table:formula="of:=mod_inv([.AC38];prime)" office:value-type="float" office:value="229" calcext:value-type="float">
            <text:p>229</text:p>
          </table:table-cell>
          <table:table-cell table:style-name="ce8" table:formula="of:=MOD([.AB38]*[.AD38];prime)" office:value-type="float" office:value="193" calcext:value-type="float">
            <text:p>19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number-columns-repeated="12"/>
          <table:table-cell table:style-name="ce4" table:formula="of:=MOD([.AE38]*[.AE38]-[.X38]-[.$X$1];prime)" office:value-type="float" office:value="19" calcext:value-type="float">
            <text:p>19</text:p>
          </table:table-cell>
          <table:table-cell table:style-name="ce8" table:formula="of:=MOD([.AE38]*([.$X$1]-[.X39])-[.$Y$1];prime)" office:value-type="float" office:value="12" calcext:value-type="float">
            <text:p>12</text:p>
          </table:table-cell>
          <table:table-cell table:style-name="ce4" table:formula="of:=MOD([.X39]^3+a*[.X39]+b;prime)" office:value-type="float" office:value="144" calcext:value-type="float">
            <text:p>144</text:p>
          </table:table-cell>
          <table:table-cell table:style-name="ce8" table:formula="of:=MOD([.Y39]*[.Y39];prime)" office:value-type="float" office:value="144" calcext:value-type="float">
            <text:p>144</text:p>
          </table:table-cell>
          <table:table-cell table:style-name="ce4" table:formula="of:=([.$Y$1]-[.Y39])" office:value-type="float" office:value="-9" calcext:value-type="float">
            <text:p>-9</text:p>
          </table:table-cell>
          <table:table-cell table:style-name="ce14" table:formula="of:=([.$X$1]-[.X39])" office:value-type="float" office:value="-19" calcext:value-type="float">
            <text:p>-19</text:p>
          </table:table-cell>
          <table:table-cell table:style-name="ce14" table:formula="of:=mod_inv([.AC39];prime)" office:value-type="float" office:value="83" calcext:value-type="float">
            <text:p>83</text:p>
          </table:table-cell>
          <table:table-cell table:style-name="ce8" table:formula="of:=MOD([.AB39]*[.AD39];prime)" office:value-type="float" office:value="42" calcext:value-type="float">
            <text:p>4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number-columns-repeated="12"/>
          <table:table-cell table:style-name="ce4" table:formula="of:=MOD([.AE39]*[.AE39]-[.X39]-[.$X$1];prime)" office:value-type="float" office:value="167" calcext:value-type="float">
            <text:p>167</text:p>
          </table:table-cell>
          <table:table-cell table:style-name="ce8" table:formula="of:=MOD([.AE39]*([.$X$1]-[.X40])-[.$Y$1];prime)" office:value-type="float" office:value="84" calcext:value-type="float">
            <text:p>84</text:p>
          </table:table-cell>
          <table:table-cell table:style-name="ce4" table:formula="of:=MOD([.X40]^3+a*[.X40]+b;prime)" office:value-type="float" office:value="218" calcext:value-type="float">
            <text:p>218</text:p>
          </table:table-cell>
          <table:table-cell table:style-name="ce8" table:formula="of:=MOD([.Y40]*[.Y40];prime)" office:value-type="float" office:value="218" calcext:value-type="float">
            <text:p>218</text:p>
          </table:table-cell>
          <table:table-cell table:style-name="ce4" table:formula="of:=([.$Y$1]-[.Y40])" office:value-type="float" office:value="-81" calcext:value-type="float">
            <text:p>-81</text:p>
          </table:table-cell>
          <table:table-cell table:style-name="ce14" table:formula="of:=([.$X$1]-[.X40])" office:value-type="float" office:value="-167" calcext:value-type="float">
            <text:p>-167</text:p>
          </table:table-cell>
          <table:table-cell table:style-name="ce14" table:formula="of:=mod_inv([.AC40];prime)" office:value-type="float" office:value="200" calcext:value-type="float">
            <text:p>200</text:p>
          </table:table-cell>
          <table:table-cell table:style-name="ce8" table:formula="of:=MOD([.AB40]*[.AD40];prime)" office:value-type="float" office:value="106" calcext:value-type="float">
            <text:p>10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41" calcext:value-type="float">
            <text:p>41</text:p>
          </table:table-cell>
          <table:table-cell table:number-columns-repeated="12"/>
          <table:table-cell table:style-name="ce4" table:formula="of:=MOD([.AE40]*[.AE40]-[.X40]-[.$X$1];prime)" office:value-type="float" office:value="23" calcext:value-type="float">
            <text:p>23</text:p>
          </table:table-cell>
          <table:table-cell table:style-name="ce8" table:formula="of:=MOD([.AE40]*([.$X$1]-[.X41])-[.$Y$1];prime)" office:value-type="float" office:value="189" calcext:value-type="float">
            <text:p>189</text:p>
          </table:table-cell>
          <table:table-cell table:style-name="ce4" table:formula="of:=MOD([.X41]^3+a*[.X41]+b;prime)" office:value-type="float" office:value="216" calcext:value-type="float">
            <text:p>216</text:p>
          </table:table-cell>
          <table:table-cell table:style-name="ce8" table:formula="of:=MOD([.Y41]*[.Y41];prime)" office:value-type="float" office:value="216" calcext:value-type="float">
            <text:p>216</text:p>
          </table:table-cell>
          <table:table-cell table:style-name="ce4" table:formula="of:=([.$Y$1]-[.Y41])" office:value-type="float" office:value="-186" calcext:value-type="float">
            <text:p>-186</text:p>
          </table:table-cell>
          <table:table-cell table:style-name="ce14" table:formula="of:=([.$X$1]-[.X41])" office:value-type="float" office:value="-23" calcext:value-type="float">
            <text:p>-23</text:p>
          </table:table-cell>
          <table:table-cell table:style-name="ce14" table:formula="of:=mod_inv([.AC41];prime)" office:value-type="float" office:value="80" calcext:value-type="float">
            <text:p>80</text:p>
          </table:table-cell>
          <table:table-cell table:style-name="ce8" table:formula="of:=MOD([.AB41]*[.AD41];prime)" office:value-type="float" office:value="111" calcext:value-type="float">
            <text:p>11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42" calcext:value-type="float">
            <text:p>42</text:p>
          </table:table-cell>
          <table:table-cell table:number-columns-repeated="12"/>
          <table:table-cell table:style-name="ce4" table:formula="of:=MOD([.AE41]*[.AE41]-[.X41]-[.$X$1];prime)" office:value-type="float" office:value="200" calcext:value-type="float">
            <text:p>200</text:p>
          </table:table-cell>
          <table:table-cell table:style-name="ce8" table:formula="of:=MOD([.AE41]*([.$X$1]-[.X42])-[.$Y$1];prime)" office:value-type="float" office:value="152" calcext:value-type="float">
            <text:p>152</text:p>
          </table:table-cell>
          <table:table-cell table:style-name="ce4" table:formula="of:=MOD([.X42]^3+a*[.X42]+b;prime)" office:value-type="float" office:value="223" calcext:value-type="float">
            <text:p>223</text:p>
          </table:table-cell>
          <table:table-cell table:style-name="ce8" table:formula="of:=MOD([.Y42]*[.Y42];prime)" office:value-type="float" office:value="223" calcext:value-type="float">
            <text:p>223</text:p>
          </table:table-cell>
          <table:table-cell table:style-name="ce4" table:formula="of:=([.$Y$1]-[.Y42])" office:value-type="float" office:value="-149" calcext:value-type="float">
            <text:p>-149</text:p>
          </table:table-cell>
          <table:table-cell table:style-name="ce14" table:formula="of:=([.$X$1]-[.X42])" office:value-type="float" office:value="-200" calcext:value-type="float">
            <text:p>-200</text:p>
          </table:table-cell>
          <table:table-cell table:style-name="ce14" table:formula="of:=mod_inv([.AC42];prime)" office:value-type="float" office:value="167" calcext:value-type="float">
            <text:p>167</text:p>
          </table:table-cell>
          <table:table-cell table:style-name="ce8" table:formula="of:=MOD([.AB42]*[.AD42];prime)" office:value-type="float" office:value="102" calcext:value-type="float">
            <text:p>10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43" calcext:value-type="float">
            <text:p>43</text:p>
          </table:table-cell>
          <table:table-cell table:number-columns-repeated="12"/>
          <table:table-cell table:style-name="ce4" table:formula="of:=MOD([.AE42]*[.AE42]-[.X42]-[.$X$1];prime)" office:value-type="float" office:value="210" calcext:value-type="float">
            <text:p>210</text:p>
          </table:table-cell>
          <table:table-cell table:style-name="ce8" table:formula="of:=MOD([.AE42]*([.$X$1]-[.X43])-[.$Y$1];prime)" office:value-type="float" office:value="143" calcext:value-type="float">
            <text:p>143</text:p>
          </table:table-cell>
          <table:table-cell table:style-name="ce4" table:formula="of:=MOD([.X43]^3+a*[.X43]+b;prime)" office:value-type="float" office:value="198" calcext:value-type="float">
            <text:p>198</text:p>
          </table:table-cell>
          <table:table-cell table:style-name="ce8" table:formula="of:=MOD([.Y43]*[.Y43];prime)" office:value-type="float" office:value="198" calcext:value-type="float">
            <text:p>198</text:p>
          </table:table-cell>
          <table:table-cell table:style-name="ce4" table:formula="of:=([.$Y$1]-[.Y43])" office:value-type="float" office:value="-140" calcext:value-type="float">
            <text:p>-140</text:p>
          </table:table-cell>
          <table:table-cell table:style-name="ce14" table:formula="of:=([.$X$1]-[.X43])" office:value-type="float" office:value="-210" calcext:value-type="float">
            <text:p>-210</text:p>
          </table:table-cell>
          <table:table-cell table:style-name="ce14" table:formula="of:=mod_inv([.AC43];prime)" office:value-type="float" office:value="134" calcext:value-type="float">
            <text:p>134</text:p>
          </table:table-cell>
          <table:table-cell table:style-name="ce8" table:formula="of:=MOD([.AB43]*[.AD43];prime)" office:value-type="float" office:value="176" calcext:value-type="float">
            <text:p>17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table:number-columns-repeated="12"/>
          <table:table-cell table:style-name="ce4" table:formula="of:=MOD([.AE43]*[.AE43]-[.X43]-[.$X$1];prime)" office:value-type="float" office:value="258" calcext:value-type="float">
            <text:p>258</text:p>
          </table:table-cell>
          <table:table-cell table:style-name="ce8" table:formula="of:=MOD([.AE43]*([.$X$1]-[.X44])-[.$Y$1];prime)" office:value-type="float" office:value="88" calcext:value-type="float">
            <text:p>88</text:p>
          </table:table-cell>
          <table:table-cell table:style-name="ce4" table:formula="of:=MOD([.X44]^3+a*[.X44]+b;prime)" office:value-type="float" office:value="117" calcext:value-type="float">
            <text:p>117</text:p>
          </table:table-cell>
          <table:table-cell table:style-name="ce8" table:formula="of:=MOD([.Y44]*[.Y44];prime)" office:value-type="float" office:value="117" calcext:value-type="float">
            <text:p>117</text:p>
          </table:table-cell>
          <table:table-cell table:style-name="ce4" table:formula="of:=([.$Y$1]-[.Y44])" office:value-type="float" office:value="-85" calcext:value-type="float">
            <text:p>-85</text:p>
          </table:table-cell>
          <table:table-cell table:style-name="ce14" table:formula="of:=([.$X$1]-[.X44])" office:value-type="float" office:value="-258" calcext:value-type="float">
            <text:p>-258</text:p>
          </table:table-cell>
          <table:table-cell table:style-name="ce14" table:formula="of:=mod_inv([.AC44];prime)" office:value-type="float" office:value="158" calcext:value-type="float">
            <text:p>158</text:p>
          </table:table-cell>
          <table:table-cell table:style-name="ce8" table:formula="of:=MOD([.AB44]*[.AD44];prime)" office:value-type="float" office:value="246" calcext:value-type="float">
            <text:p>24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  <table:table-cell table:number-columns-repeated="12"/>
          <table:table-cell table:style-name="ce4" table:formula="of:=MOD([.AE44]*[.AE44]-[.X44]-[.$X$1];prime)" office:value-type="float" office:value="31" calcext:value-type="float">
            <text:p>31</text:p>
          </table:table-cell>
          <table:table-cell table:style-name="ce8" table:formula="of:=MOD([.AE44]*([.$X$1]-[.X45])-[.$Y$1];prime)" office:value-type="float" office:value="261" calcext:value-type="float">
            <text:p>261</text:p>
          </table:table-cell>
          <table:table-cell table:style-name="ce4" table:formula="of:=MOD([.X45]^3+a*[.X45]+b;prime)" office:value-type="float" office:value="4" calcext:value-type="float">
            <text:p>4</text:p>
          </table:table-cell>
          <table:table-cell table:style-name="ce8" table:formula="of:=MOD([.Y45]*[.Y45];prime)" office:value-type="float" office:value="4" calcext:value-type="float">
            <text:p>4</text:p>
          </table:table-cell>
          <table:table-cell table:style-name="ce4" table:formula="of:=([.$Y$1]-[.Y45])" office:value-type="float" office:value="-258" calcext:value-type="float">
            <text:p>-258</text:p>
          </table:table-cell>
          <table:table-cell table:style-name="ce14" table:formula="of:=([.$X$1]-[.X45])" office:value-type="float" office:value="-31" calcext:value-type="float">
            <text:p>-31</text:p>
          </table:table-cell>
          <table:table-cell table:style-name="ce14" table:formula="of:=mod_inv([.AC45];prime)" office:value-type="float" office:value="246" calcext:value-type="float">
            <text:p>246</text:p>
          </table:table-cell>
          <table:table-cell table:style-name="ce8" table:formula="of:=MOD([.AB45]*[.AD45];prime)" office:value-type="float" office:value="178" calcext:value-type="float">
            <text:p>17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46" calcext:value-type="float">
            <text:p>46</text:p>
          </table:table-cell>
          <table:table-cell table:number-columns-repeated="12"/>
          <table:table-cell table:style-name="ce4" table:formula="of:=MOD([.AE45]*[.AE45]-[.X45]-[.$X$1];prime)" office:value-type="float" office:value="93" calcext:value-type="float">
            <text:p>93</text:p>
          </table:table-cell>
          <table:table-cell table:style-name="ce8" table:formula="of:=MOD([.AE45]*([.$X$1]-[.X46])-[.$Y$1];prime)" office:value-type="float" office:value="12" calcext:value-type="float">
            <text:p>12</text:p>
          </table:table-cell>
          <table:table-cell table:style-name="ce4" table:formula="of:=MOD([.X46]^3+a*[.X46]+b;prime)" office:value-type="float" office:value="144" calcext:value-type="float">
            <text:p>144</text:p>
          </table:table-cell>
          <table:table-cell table:style-name="ce8" table:formula="of:=MOD([.Y46]*[.Y46];prime)" office:value-type="float" office:value="144" calcext:value-type="float">
            <text:p>144</text:p>
          </table:table-cell>
          <table:table-cell table:style-name="ce4" table:formula="of:=([.$Y$1]-[.Y46])" office:value-type="float" office:value="-9" calcext:value-type="float">
            <text:p>-9</text:p>
          </table:table-cell>
          <table:table-cell table:style-name="ce14" table:formula="of:=([.$X$1]-[.X46])" office:value-type="float" office:value="-93" calcext:value-type="float">
            <text:p>-93</text:p>
          </table:table-cell>
          <table:table-cell table:style-name="ce14" table:formula="of:=mod_inv([.AC46];prime)" office:value-type="float" office:value="82" calcext:value-type="float">
            <text:p>82</text:p>
          </table:table-cell>
          <table:table-cell table:style-name="ce8" table:formula="of:=MOD([.AB46]*[.AD46];prime)" office:value-type="float" office:value="51" calcext:value-type="float">
            <text:p>5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47" calcext:value-type="float">
            <text:p>47</text:p>
          </table:table-cell>
          <table:table-cell table:number-columns-repeated="12"/>
          <table:table-cell table:style-name="ce4" table:formula="of:=MOD([.AE46]*[.AE46]-[.X46]-[.$X$1];prime)" office:value-type="float" office:value="141" calcext:value-type="float">
            <text:p>141</text:p>
          </table:table-cell>
          <table:table-cell table:style-name="ce8" table:formula="of:=MOD([.AE46]*([.$X$1]-[.X47])-[.$Y$1];prime)" office:value-type="float" office:value="170" calcext:value-type="float">
            <text:p>170</text:p>
          </table:table-cell>
          <table:table-cell table:style-name="ce4" table:formula="of:=MOD([.X47]^3+a*[.X47]+b;prime)" office:value-type="float" office:value="233" calcext:value-type="float">
            <text:p>233</text:p>
          </table:table-cell>
          <table:table-cell table:style-name="ce8" table:formula="of:=MOD([.Y47]*[.Y47];prime)" office:value-type="float" office:value="233" calcext:value-type="float">
            <text:p>233</text:p>
          </table:table-cell>
          <table:table-cell table:style-name="ce4" table:formula="of:=([.$Y$1]-[.Y47])" office:value-type="float" office:value="-167" calcext:value-type="float">
            <text:p>-167</text:p>
          </table:table-cell>
          <table:table-cell table:style-name="ce14" table:formula="of:=([.$X$1]-[.X47])" office:value-type="float" office:value="-141" calcext:value-type="float">
            <text:p>-141</text:p>
          </table:table-cell>
          <table:table-cell table:style-name="ce14" table:formula="of:=mod_inv([.AC47];prime)" office:value-type="float" office:value="166" calcext:value-type="float">
            <text:p>166</text:p>
          </table:table-cell>
          <table:table-cell table:style-name="ce8" table:formula="of:=MOD([.AB47]*[.AD47];prime)" office:value-type="float" office:value="156" calcext:value-type="float">
            <text:p>15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48" calcext:value-type="float">
            <text:p>48</text:p>
          </table:table-cell>
          <table:table-cell table:number-columns-repeated="12"/>
          <table:table-cell table:style-name="ce4" table:formula="of:=MOD([.AE47]*[.AE47]-[.X47]-[.$X$1];prime)" office:value-type="float" office:value="262" calcext:value-type="float">
            <text:p>262</text:p>
          </table:table-cell>
          <table:table-cell table:style-name="ce8" table:formula="of:=MOD([.AE47]*([.$X$1]-[.X48])-[.$Y$1];prime)" office:value-type="float" office:value="153" calcext:value-type="float">
            <text:p>153</text:p>
          </table:table-cell>
          <table:table-cell table:style-name="ce4" table:formula="of:=MOD([.X48]^3+a*[.X48]+b;prime)" office:value-type="float" office:value="2" calcext:value-type="float">
            <text:p>2</text:p>
          </table:table-cell>
          <table:table-cell table:style-name="ce8" table:formula="of:=MOD([.Y48]*[.Y48];prime)" office:value-type="float" office:value="2" calcext:value-type="float">
            <text:p>2</text:p>
          </table:table-cell>
          <table:table-cell table:style-name="ce4" table:formula="of:=([.$Y$1]-[.Y48])" office:value-type="float" office:value="-150" calcext:value-type="float">
            <text:p>-150</text:p>
          </table:table-cell>
          <table:table-cell table:style-name="ce14" table:formula="of:=([.$X$1]-[.X48])" office:value-type="float" office:value="-262" calcext:value-type="float">
            <text:p>-262</text:p>
          </table:table-cell>
          <table:table-cell table:style-name="ce14" table:formula="of:=mod_inv([.AC48];prime)" office:value-type="float" office:value="1" calcext:value-type="float">
            <text:p>1</text:p>
          </table:table-cell>
          <table:table-cell table:style-name="ce8" table:formula="of:=MOD([.AB48]*[.AD48];prime)" office:value-type="float" office:value="113" calcext:value-type="float">
            <text:p>11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49" calcext:value-type="float">
            <text:p>49</text:p>
          </table:table-cell>
          <table:table-cell table:number-columns-repeated="12"/>
          <table:table-cell table:style-name="ce4" table:formula="of:=MOD([.AE48]*[.AE48]-[.X48]-[.$X$1];prime)" office:value-type="float" office:value="146" calcext:value-type="float">
            <text:p>146</text:p>
          </table:table-cell>
          <table:table-cell table:style-name="ce8" table:formula="of:=MOD([.AE48]*([.$X$1]-[.X49])-[.$Y$1];prime)" office:value-type="float" office:value="68" calcext:value-type="float">
            <text:p>68</text:p>
          </table:table-cell>
          <table:table-cell table:style-name="ce4" table:formula="of:=MOD([.X49]^3+a*[.X49]+b;prime)" office:value-type="float" office:value="153" calcext:value-type="float">
            <text:p>153</text:p>
          </table:table-cell>
          <table:table-cell table:style-name="ce8" table:formula="of:=MOD([.Y49]*[.Y49];prime)" office:value-type="float" office:value="153" calcext:value-type="float">
            <text:p>153</text:p>
          </table:table-cell>
          <table:table-cell table:style-name="ce4" table:formula="of:=([.$Y$1]-[.Y49])" office:value-type="float" office:value="-65" calcext:value-type="float">
            <text:p>-65</text:p>
          </table:table-cell>
          <table:table-cell table:style-name="ce14" table:formula="of:=([.$X$1]-[.X49])" office:value-type="float" office:value="-146" calcext:value-type="float">
            <text:p>-146</text:p>
          </table:table-cell>
          <table:table-cell table:style-name="ce14" table:formula="of:=mod_inv([.AC49];prime)" office:value-type="float" office:value="9" calcext:value-type="float">
            <text:p>9</text:p>
          </table:table-cell>
          <table:table-cell table:style-name="ce8" table:formula="of:=MOD([.AB49]*[.AD49];prime)" office:value-type="float" office:value="204" calcext:value-type="float">
            <text:p>204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0" calcext:value-type="float">
            <text:p>50</text:p>
          </table:table-cell>
          <table:table-cell table:number-columns-repeated="12"/>
          <table:table-cell table:style-name="ce4" table:formula="of:=MOD([.AE49]*[.AE49]-[.X49]-[.$X$1];prime)" office:value-type="float" office:value="179" calcext:value-type="float">
            <text:p>179</text:p>
          </table:table-cell>
          <table:table-cell table:style-name="ce8" table:formula="of:=MOD([.AE49]*([.$X$1]-[.X50])-[.$Y$1];prime)" office:value-type="float" office:value="38" calcext:value-type="float">
            <text:p>38</text:p>
          </table:table-cell>
          <table:table-cell table:style-name="ce4" table:formula="of:=MOD([.X50]^3+a*[.X50]+b;prime)" office:value-type="float" office:value="129" calcext:value-type="float">
            <text:p>129</text:p>
          </table:table-cell>
          <table:table-cell table:style-name="ce8" table:formula="of:=MOD([.Y50]*[.Y50];prime)" office:value-type="float" office:value="129" calcext:value-type="float">
            <text:p>129</text:p>
          </table:table-cell>
          <table:table-cell table:style-name="ce4" table:formula="of:=([.$Y$1]-[.Y50])" office:value-type="float" office:value="-35" calcext:value-type="float">
            <text:p>-35</text:p>
          </table:table-cell>
          <table:table-cell table:style-name="ce14" table:formula="of:=([.$X$1]-[.X50])" office:value-type="float" office:value="-179" calcext:value-type="float">
            <text:p>-179</text:p>
          </table:table-cell>
          <table:table-cell table:style-name="ce14" table:formula="of:=mod_inv([.AC50];prime)" office:value-type="float" office:value="191" calcext:value-type="float">
            <text:p>191</text:p>
          </table:table-cell>
          <table:table-cell table:style-name="ce8" table:formula="of:=MOD([.AB50]*[.AD50];prime)" office:value-type="float" office:value="153" calcext:value-type="float">
            <text:p>15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1" calcext:value-type="float">
            <text:p>51</text:p>
          </table:table-cell>
          <table:table-cell table:number-columns-repeated="12"/>
          <table:table-cell table:style-name="ce4" table:formula="of:=MOD([.AE50]*[.AE50]-[.X50]-[.$X$1];prime)" office:value-type="float" office:value="86" calcext:value-type="float">
            <text:p>86</text:p>
          </table:table-cell>
          <table:table-cell table:style-name="ce8" table:formula="of:=MOD([.AE50]*([.$X$1]-[.X51])-[.$Y$1];prime)" office:value-type="float" office:value="252" calcext:value-type="float">
            <text:p>252</text:p>
          </table:table-cell>
          <table:table-cell table:style-name="ce4" table:formula="of:=MOD([.X51]^3+a*[.X51]+b;prime)" office:value-type="float" office:value="121" calcext:value-type="float">
            <text:p>121</text:p>
          </table:table-cell>
          <table:table-cell table:style-name="ce8" table:formula="of:=MOD([.Y51]*[.Y51];prime)" office:value-type="float" office:value="121" calcext:value-type="float">
            <text:p>121</text:p>
          </table:table-cell>
          <table:table-cell table:style-name="ce4" table:formula="of:=([.$Y$1]-[.Y51])" office:value-type="float" office:value="-249" calcext:value-type="float">
            <text:p>-249</text:p>
          </table:table-cell>
          <table:table-cell table:style-name="ce14" table:formula="of:=([.$X$1]-[.X51])" office:value-type="float" office:value="-86" calcext:value-type="float">
            <text:p>-86</text:p>
          </table:table-cell>
          <table:table-cell table:style-name="ce14" table:formula="of:=mod_inv([.AC51];prime)" office:value-type="float" office:value="211" calcext:value-type="float">
            <text:p>211</text:p>
          </table:table-cell>
          <table:table-cell table:style-name="ce8" table:formula="of:=MOD([.AB51]*[.AD51];prime)" office:value-type="float" office:value="61" calcext:value-type="float">
            <text:p>6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2" calcext:value-type="float">
            <text:p>52</text:p>
          </table:table-cell>
          <table:table-cell table:number-columns-repeated="12"/>
          <table:table-cell table:style-name="ce4" table:formula="of:=MOD([.AE51]*[.AE51]-[.X51]-[.$X$1];prime)" office:value-type="float" office:value="216" calcext:value-type="float">
            <text:p>216</text:p>
          </table:table-cell>
          <table:table-cell table:style-name="ce8" table:formula="of:=MOD([.AE51]*([.$X$1]-[.X52])-[.$Y$1];prime)" office:value-type="float" office:value="234" calcext:value-type="float">
            <text:p>234</text:p>
          </table:table-cell>
          <table:table-cell table:style-name="ce4" table:formula="of:=MOD([.X52]^3+a*[.X52]+b;prime)" office:value-type="float" office:value="52" calcext:value-type="float">
            <text:p>52</text:p>
          </table:table-cell>
          <table:table-cell table:style-name="ce8" table:formula="of:=MOD([.Y52]*[.Y52];prime)" office:value-type="float" office:value="52" calcext:value-type="float">
            <text:p>52</text:p>
          </table:table-cell>
          <table:table-cell table:style-name="ce4" table:formula="of:=([.$Y$1]-[.Y52])" office:value-type="float" office:value="-231" calcext:value-type="float">
            <text:p>-231</text:p>
          </table:table-cell>
          <table:table-cell table:style-name="ce14" table:formula="of:=([.$X$1]-[.X52])" office:value-type="float" office:value="-216" calcext:value-type="float">
            <text:p>-216</text:p>
          </table:table-cell>
          <table:table-cell table:style-name="ce14" table:formula="of:=mod_inv([.AC52];prime)" office:value-type="float" office:value="28" calcext:value-type="float">
            <text:p>28</text:p>
          </table:table-cell>
          <table:table-cell table:style-name="ce8" table:formula="of:=MOD([.AB52]*[.AD52];prime)" office:value-type="float" office:value="107" calcext:value-type="float">
            <text:p>107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3" calcext:value-type="float">
            <text:p>53</text:p>
          </table:table-cell>
          <table:table-cell table:number-columns-repeated="12"/>
          <table:table-cell table:style-name="ce4" table:formula="of:=MOD([.AE52]*[.AE52]-[.X52]-[.$X$1];prime)" office:value-type="float" office:value="187" calcext:value-type="float">
            <text:p>187</text:p>
          </table:table-cell>
          <table:table-cell table:style-name="ce8" table:formula="of:=MOD([.AE52]*([.$X$1]-[.X53])-[.$Y$1];prime)" office:value-type="float" office:value="239" calcext:value-type="float">
            <text:p>239</text:p>
          </table:table-cell>
          <table:table-cell table:style-name="ce4" table:formula="of:=MOD([.X53]^3+a*[.X53]+b;prime)" office:value-type="float" office:value="50" calcext:value-type="float">
            <text:p>50</text:p>
          </table:table-cell>
          <table:table-cell table:style-name="ce8" table:formula="of:=MOD([.Y53]*[.Y53];prime)" office:value-type="float" office:value="50" calcext:value-type="float">
            <text:p>50</text:p>
          </table:table-cell>
          <table:table-cell table:style-name="ce4" table:formula="of:=([.$Y$1]-[.Y53])" office:value-type="float" office:value="-236" calcext:value-type="float">
            <text:p>-236</text:p>
          </table:table-cell>
          <table:table-cell table:style-name="ce14" table:formula="of:=([.$X$1]-[.X53])" office:value-type="float" office:value="-187" calcext:value-type="float">
            <text:p>-187</text:p>
          </table:table-cell>
          <table:table-cell table:style-name="ce14" table:formula="of:=mod_inv([.AC53];prime)" office:value-type="float" office:value="45" calcext:value-type="float">
            <text:p>45</text:p>
          </table:table-cell>
          <table:table-cell table:style-name="ce8" table:formula="of:=MOD([.AB53]*[.AD53];prime)" office:value-type="float" office:value="163" calcext:value-type="float">
            <text:p>16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4" calcext:value-type="float">
            <text:p>54</text:p>
          </table:table-cell>
          <table:table-cell table:number-columns-repeated="12"/>
          <table:table-cell table:style-name="ce4" table:formula="of:=MOD([.AE53]*[.AE53]-[.X53]-[.$X$1];prime)" office:value-type="float" office:value="82" calcext:value-type="float">
            <text:p>82</text:p>
          </table:table-cell>
          <table:table-cell table:style-name="ce8" table:formula="of:=MOD([.AE53]*([.$X$1]-[.X54])-[.$Y$1];prime)" office:value-type="float" office:value="44" calcext:value-type="float">
            <text:p>44</text:p>
          </table:table-cell>
          <table:table-cell table:style-name="ce4" table:formula="of:=MOD([.X54]^3+a*[.X54]+b;prime)" office:value-type="float" office:value="95" calcext:value-type="float">
            <text:p>95</text:p>
          </table:table-cell>
          <table:table-cell table:style-name="ce8" table:formula="of:=MOD([.Y54]*[.Y54];prime)" office:value-type="float" office:value="95" calcext:value-type="float">
            <text:p>95</text:p>
          </table:table-cell>
          <table:table-cell table:style-name="ce4" table:formula="of:=([.$Y$1]-[.Y54])" office:value-type="float" office:value="-41" calcext:value-type="float">
            <text:p>-41</text:p>
          </table:table-cell>
          <table:table-cell table:style-name="ce14" table:formula="of:=([.$X$1]-[.X54])" office:value-type="float" office:value="-82" calcext:value-type="float">
            <text:p>-82</text:p>
          </table:table-cell>
          <table:table-cell table:style-name="ce14" table:formula="of:=mod_inv([.AC54];prime)" office:value-type="float" office:value="93" calcext:value-type="float">
            <text:p>93</text:p>
          </table:table-cell>
          <table:table-cell table:style-name="ce8" table:formula="of:=MOD([.AB54]*[.AD54];prime)" office:value-type="float" office:value="132" calcext:value-type="float">
            <text:p>13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5" calcext:value-type="float">
            <text:p>55</text:p>
          </table:table-cell>
          <table:table-cell table:number-columns-repeated="12"/>
          <table:table-cell table:style-name="ce4" table:formula="of:=MOD([.AE54]*[.AE54]-[.X54]-[.$X$1];prime)" office:value-type="float" office:value="247" calcext:value-type="float">
            <text:p>247</text:p>
          </table:table-cell>
          <table:table-cell table:style-name="ce8" table:formula="of:=MOD([.AE54]*([.$X$1]-[.X55])-[.$Y$1];prime)" office:value-type="float" office:value="5" calcext:value-type="float">
            <text:p>5</text:p>
          </table:table-cell>
          <table:table-cell table:style-name="ce4" table:formula="of:=MOD([.X55]^3+a*[.X55]+b;prime)" office:value-type="float" office:value="25" calcext:value-type="float">
            <text:p>25</text:p>
          </table:table-cell>
          <table:table-cell table:style-name="ce8" table:formula="of:=MOD([.Y55]*[.Y55];prime)" office:value-type="float" office:value="25" calcext:value-type="float">
            <text:p>25</text:p>
          </table:table-cell>
          <table:table-cell table:style-name="ce4" table:formula="of:=([.$Y$1]-[.Y55])" office:value-type="float" office:value="-2" calcext:value-type="float">
            <text:p>-2</text:p>
          </table:table-cell>
          <table:table-cell table:style-name="ce14" table:formula="of:=([.$X$1]-[.X55])" office:value-type="float" office:value="-247" calcext:value-type="float">
            <text:p>-247</text:p>
          </table:table-cell>
          <table:table-cell table:style-name="ce14" table:formula="of:=mod_inv([.AC55];prime)" office:value-type="float" office:value="148" calcext:value-type="float">
            <text:p>148</text:p>
          </table:table-cell>
          <table:table-cell table:style-name="ce8" table:formula="of:=MOD([.AB55]*[.AD55];prime)" office:value-type="float" office:value="230" calcext:value-type="float">
            <text:p>23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6" calcext:value-type="float">
            <text:p>56</text:p>
          </table:table-cell>
          <table:table-cell table:number-columns-repeated="12"/>
          <table:table-cell table:style-name="ce4" table:formula="of:=MOD([.AE55]*[.AE55]-[.X55]-[.$X$1];prime)" office:value-type="float" office:value="53" calcext:value-type="float">
            <text:p>53</text:p>
          </table:table-cell>
          <table:table-cell table:style-name="ce8" table:formula="of:=MOD([.AE55]*([.$X$1]-[.X56])-[.$Y$1];prime)" office:value-type="float" office:value="168" calcext:value-type="float">
            <text:p>168</text:p>
          </table:table-cell>
          <table:table-cell table:style-name="ce4" table:formula="of:=MOD([.X56]^3+a*[.X56]+b;prime)" office:value-type="float" office:value="83" calcext:value-type="float">
            <text:p>83</text:p>
          </table:table-cell>
          <table:table-cell table:style-name="ce8" table:formula="of:=MOD([.Y56]*[.Y56];prime)" office:value-type="float" office:value="83" calcext:value-type="float">
            <text:p>83</text:p>
          </table:table-cell>
          <table:table-cell table:style-name="ce4" table:formula="of:=([.$Y$1]-[.Y56])" office:value-type="float" office:value="-165" calcext:value-type="float">
            <text:p>-165</text:p>
          </table:table-cell>
          <table:table-cell table:style-name="ce14" table:formula="of:=([.$X$1]-[.X56])" office:value-type="float" office:value="-53" calcext:value-type="float">
            <text:p>-53</text:p>
          </table:table-cell>
          <table:table-cell table:style-name="ce14" table:formula="of:=mod_inv([.AC56];prime)" office:value-type="float" office:value="129" calcext:value-type="float">
            <text:p>129</text:p>
          </table:table-cell>
          <table:table-cell table:style-name="ce8" table:formula="of:=MOD([.AB56]*[.AD56];prime)" office:value-type="float" office:value="18" calcext:value-type="float">
            <text:p>1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7" calcext:value-type="float">
            <text:p>57</text:p>
          </table:table-cell>
          <table:table-cell table:number-columns-repeated="12"/>
          <table:table-cell table:style-name="ce4" table:formula="of:=MOD([.AE56]*[.AE56]-[.X56]-[.$X$1];prime)" office:value-type="float" office:value="8" calcext:value-type="float">
            <text:p>8</text:p>
          </table:table-cell>
          <table:table-cell table:style-name="ce8" table:formula="of:=MOD([.AE56]*([.$X$1]-[.X57])-[.$Y$1];prime)" office:value-type="float" office:value="116" calcext:value-type="float">
            <text:p>116</text:p>
          </table:table-cell>
          <table:table-cell table:style-name="ce4" table:formula="of:=MOD([.X57]^3+a*[.X57]+b;prime)" office:value-type="float" office:value="43" calcext:value-type="float">
            <text:p>43</text:p>
          </table:table-cell>
          <table:table-cell table:style-name="ce8" table:formula="of:=MOD([.Y57]*[.Y57];prime)" office:value-type="float" office:value="43" calcext:value-type="float">
            <text:p>43</text:p>
          </table:table-cell>
          <table:table-cell table:style-name="ce4" table:formula="of:=([.$Y$1]-[.Y57])" office:value-type="float" office:value="-113" calcext:value-type="float">
            <text:p>-113</text:p>
          </table:table-cell>
          <table:table-cell table:style-name="ce14" table:formula="of:=([.$X$1]-[.X57])" office:value-type="float" office:value="-8" calcext:value-type="float">
            <text:p>-8</text:p>
          </table:table-cell>
          <table:table-cell table:style-name="ce14" table:formula="of:=mod_inv([.AC57];prime)" office:value-type="float" office:value="230" calcext:value-type="float">
            <text:p>230</text:p>
          </table:table-cell>
          <table:table-cell table:style-name="ce8" table:formula="of:=MOD([.AB57]*[.AD57];prime)" office:value-type="float" office:value="47" calcext:value-type="float">
            <text:p>47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8" calcext:value-type="float">
            <text:p>58</text:p>
          </table:table-cell>
          <table:table-cell table:number-columns-repeated="12"/>
          <table:table-cell table:style-name="ce4" table:formula="of:=MOD([.AE57]*[.AE57]-[.X57]-[.$X$1];prime)" office:value-type="float" office:value="97" calcext:value-type="float">
            <text:p>97</text:p>
          </table:table-cell>
          <table:table-cell table:style-name="ce8" table:formula="of:=MOD([.AE57]*([.$X$1]-[.X58])-[.$Y$1];prime)" office:value-type="float" office:value="172" calcext:value-type="float">
            <text:p>172</text:p>
          </table:table-cell>
          <table:table-cell table:style-name="ce4" table:formula="of:=MOD([.X58]^3+a*[.X58]+b;prime)" office:value-type="float" office:value="128" calcext:value-type="float">
            <text:p>128</text:p>
          </table:table-cell>
          <table:table-cell table:style-name="ce8" table:formula="of:=MOD([.Y58]*[.Y58];prime)" office:value-type="float" office:value="128" calcext:value-type="float">
            <text:p>128</text:p>
          </table:table-cell>
          <table:table-cell table:style-name="ce4" table:formula="of:=([.$Y$1]-[.Y58])" office:value-type="float" office:value="-169" calcext:value-type="float">
            <text:p>-169</text:p>
          </table:table-cell>
          <table:table-cell table:style-name="ce14" table:formula="of:=([.$X$1]-[.X58])" office:value-type="float" office:value="-97" calcext:value-type="float">
            <text:p>-97</text:p>
          </table:table-cell>
          <table:table-cell table:style-name="ce14" table:formula="of:=mod_inv([.AC58];prime)" office:value-type="float" office:value="122" calcext:value-type="float">
            <text:p>122</text:p>
          </table:table-cell>
          <table:table-cell table:style-name="ce8" table:formula="of:=MOD([.AB58]*[.AD58];prime)" office:value-type="float" office:value="159" calcext:value-type="float">
            <text:p>15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9" calcext:value-type="float">
            <text:p>59</text:p>
          </table:table-cell>
          <table:table-cell table:number-columns-repeated="12"/>
          <table:table-cell table:style-name="ce4" table:formula="of:=MOD([.AE58]*[.AE58]-[.X58]-[.$X$1];prime)" office:value-type="float" office:value="199" calcext:value-type="float">
            <text:p>199</text:p>
          </table:table-cell>
          <table:table-cell table:style-name="ce8" table:formula="of:=MOD([.AE58]*([.$X$1]-[.X59])-[.$Y$1];prime)" office:value-type="float" office:value="179" calcext:value-type="float">
            <text:p>179</text:p>
          </table:table-cell>
          <table:table-cell table:style-name="ce4" table:formula="of:=MOD([.X59]^3+a*[.X59]+b;prime)" office:value-type="float" office:value="218" calcext:value-type="float">
            <text:p>218</text:p>
          </table:table-cell>
          <table:table-cell table:style-name="ce8" table:formula="of:=MOD([.Y59]*[.Y59];prime)" office:value-type="float" office:value="218" calcext:value-type="float">
            <text:p>218</text:p>
          </table:table-cell>
          <table:table-cell table:style-name="ce4" table:formula="of:=([.$Y$1]-[.Y59])" office:value-type="float" office:value="-176" calcext:value-type="float">
            <text:p>-176</text:p>
          </table:table-cell>
          <table:table-cell table:style-name="ce14" table:formula="of:=([.$X$1]-[.X59])" office:value-type="float" office:value="-199" calcext:value-type="float">
            <text:p>-199</text:p>
          </table:table-cell>
          <table:table-cell table:style-name="ce14" table:formula="of:=mod_inv([.AC59];prime)" office:value-type="float" office:value="37" calcext:value-type="float">
            <text:p>37</text:p>
          </table:table-cell>
          <table:table-cell table:style-name="ce8" table:formula="of:=MOD([.AB59]*[.AD59];prime)" office:value-type="float" office:value="63" calcext:value-type="float">
            <text:p>6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0" calcext:value-type="float">
            <text:p>60</text:p>
          </table:table-cell>
          <table:table-cell table:number-columns-repeated="12"/>
          <table:table-cell table:style-name="ce4" table:formula="of:=MOD([.AE59]*[.AE59]-[.X59]-[.$X$1];prime)" office:value-type="float" office:value="88" calcext:value-type="float">
            <text:p>88</text:p>
          </table:table-cell>
          <table:table-cell table:style-name="ce8" table:formula="of:=MOD([.AE59]*([.$X$1]-[.X60])-[.$Y$1];prime)" office:value-type="float" office:value="239" calcext:value-type="float">
            <text:p>239</text:p>
          </table:table-cell>
          <table:table-cell table:style-name="ce4" table:formula="of:=MOD([.X60]^3+a*[.X60]+b;prime)" office:value-type="float" office:value="50" calcext:value-type="float">
            <text:p>50</text:p>
          </table:table-cell>
          <table:table-cell table:style-name="ce8" table:formula="of:=MOD([.Y60]*[.Y60];prime)" office:value-type="float" office:value="50" calcext:value-type="float">
            <text:p>50</text:p>
          </table:table-cell>
          <table:table-cell table:style-name="ce4" table:formula="of:=([.$Y$1]-[.Y60])" office:value-type="float" office:value="-236" calcext:value-type="float">
            <text:p>-236</text:p>
          </table:table-cell>
          <table:table-cell table:style-name="ce14" table:formula="of:=([.$X$1]-[.X60])" office:value-type="float" office:value="-88" calcext:value-type="float">
            <text:p>-88</text:p>
          </table:table-cell>
          <table:table-cell table:style-name="ce14" table:formula="of:=mod_inv([.AC60];prime)" office:value-type="float" office:value="260" calcext:value-type="float">
            <text:p>260</text:p>
          </table:table-cell>
          <table:table-cell table:style-name="ce8" table:formula="of:=MOD([.AB60]*[.AD60];prime)" office:value-type="float" office:value="182" calcext:value-type="float">
            <text:p>18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1" calcext:value-type="float">
            <text:p>61</text:p>
          </table:table-cell>
          <table:table-cell table:number-columns-repeated="12"/>
          <table:table-cell table:style-name="ce4" table:formula="of:=MOD([.AE60]*[.AE60]-[.X60]-[.$X$1];prime)" office:value-type="float" office:value="161" calcext:value-type="float">
            <text:p>161</text:p>
          </table:table-cell>
          <table:table-cell table:style-name="ce8" table:formula="of:=MOD([.AE60]*([.$X$1]-[.X61])-[.$Y$1];prime)" office:value-type="float" office:value="151" calcext:value-type="float">
            <text:p>151</text:p>
          </table:table-cell>
          <table:table-cell table:style-name="ce4" table:formula="of:=MOD([.X61]^3+a*[.X61]+b;prime)" office:value-type="float" office:value="183" calcext:value-type="float">
            <text:p>183</text:p>
          </table:table-cell>
          <table:table-cell table:style-name="ce8" table:formula="of:=MOD([.Y61]*[.Y61];prime)" office:value-type="float" office:value="183" calcext:value-type="float">
            <text:p>183</text:p>
          </table:table-cell>
          <table:table-cell table:style-name="ce4" table:formula="of:=([.$Y$1]-[.Y61])" office:value-type="float" office:value="-148" calcext:value-type="float">
            <text:p>-148</text:p>
          </table:table-cell>
          <table:table-cell table:style-name="ce14" table:formula="of:=([.$X$1]-[.X61])" office:value-type="float" office:value="-161" calcext:value-type="float">
            <text:p>-161</text:p>
          </table:table-cell>
          <table:table-cell table:style-name="ce14" table:formula="of:=mod_inv([.AC61];prime)" office:value-type="float" office:value="49" calcext:value-type="float">
            <text:p>49</text:p>
          </table:table-cell>
          <table:table-cell table:style-name="ce8" table:formula="of:=MOD([.AB61]*[.AD61];prime)" office:value-type="float" office:value="112" calcext:value-type="float">
            <text:p>11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2" calcext:value-type="float">
            <text:p>62</text:p>
          </table:table-cell>
          <table:table-cell table:number-columns-repeated="12"/>
          <table:table-cell table:style-name="ce4" table:formula="of:=MOD([.AE61]*[.AE61]-[.X61]-[.$X$1];prime)" office:value-type="float" office:value="22" calcext:value-type="float">
            <text:p>22</text:p>
          </table:table-cell>
          <table:table-cell table:style-name="ce8" table:formula="of:=MOD([.AE61]*([.$X$1]-[.X62])-[.$Y$1];prime)" office:value-type="float" office:value="163" calcext:value-type="float">
            <text:p>163</text:p>
          </table:table-cell>
          <table:table-cell table:style-name="ce4" table:formula="of:=MOD([.X62]^3+a*[.X62]+b;prime)" office:value-type="float" office:value="6" calcext:value-type="float">
            <text:p>6</text:p>
          </table:table-cell>
          <table:table-cell table:style-name="ce8" table:formula="of:=MOD([.Y62]*[.Y62];prime)" office:value-type="float" office:value="6" calcext:value-type="float">
            <text:p>6</text:p>
          </table:table-cell>
          <table:table-cell table:style-name="ce4" table:formula="of:=([.$Y$1]-[.Y62])" office:value-type="float" office:value="-160" calcext:value-type="float">
            <text:p>-160</text:p>
          </table:table-cell>
          <table:table-cell table:style-name="ce14" table:formula="of:=([.$X$1]-[.X62])" office:value-type="float" office:value="-22" calcext:value-type="float">
            <text:p>-22</text:p>
          </table:table-cell>
          <table:table-cell table:style-name="ce14" table:formula="of:=mod_inv([.AC62];prime)" office:value-type="float" office:value="251" calcext:value-type="float">
            <text:p>251</text:p>
          </table:table-cell>
          <table:table-cell table:style-name="ce8" table:formula="of:=MOD([.AB62]*[.AD62];prime)" office:value-type="float" office:value="79" calcext:value-type="float">
            <text:p>7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3" calcext:value-type="float">
            <text:p>63</text:p>
          </table:table-cell>
          <table:table-cell table:number-columns-repeated="12"/>
          <table:table-cell table:style-name="ce4" table:formula="of:=MOD([.AE62]*[.AE62]-[.X62]-[.$X$1];prime)" office:value-type="float" office:value="170" calcext:value-type="float">
            <text:p>170</text:p>
          </table:table-cell>
          <table:table-cell table:style-name="ce8" table:formula="of:=MOD([.AE62]*([.$X$1]-[.X63])-[.$Y$1];prime)" office:value-type="float" office:value="243" calcext:value-type="float">
            <text:p>243</text:p>
          </table:table-cell>
          <table:table-cell table:style-name="ce4" table:formula="of:=MOD([.X63]^3+a*[.X63]+b;prime)" office:value-type="float" office:value="137" calcext:value-type="float">
            <text:p>137</text:p>
          </table:table-cell>
          <table:table-cell table:style-name="ce8" table:formula="of:=MOD([.Y63]*[.Y63];prime)" office:value-type="float" office:value="137" calcext:value-type="float">
            <text:p>137</text:p>
          </table:table-cell>
          <table:table-cell table:style-name="ce4" table:formula="of:=([.$Y$1]-[.Y63])" office:value-type="float" office:value="-240" calcext:value-type="float">
            <text:p>-240</text:p>
          </table:table-cell>
          <table:table-cell table:style-name="ce14" table:formula="of:=([.$X$1]-[.X63])" office:value-type="float" office:value="-170" calcext:value-type="float">
            <text:p>-170</text:p>
          </table:table-cell>
          <table:table-cell table:style-name="ce14" table:formula="of:=mod_inv([.AC63];prime)" office:value-type="float" office:value="181" calcext:value-type="float">
            <text:p>181</text:p>
          </table:table-cell>
          <table:table-cell table:style-name="ce8" table:formula="of:=MOD([.AB63]*[.AD63];prime)" office:value-type="float" office:value="218" calcext:value-type="float">
            <text:p>21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4" calcext:value-type="float">
            <text:p>64</text:p>
          </table:table-cell>
          <table:table-cell table:number-columns-repeated="12"/>
          <table:table-cell table:style-name="ce4" table:formula="of:=MOD([.AE63]*[.AE63]-[.X63]-[.$X$1];prime)" office:value-type="float" office:value="14" calcext:value-type="float">
            <text:p>14</text:p>
          </table:table-cell>
          <table:table-cell table:style-name="ce8" table:formula="of:=MOD([.AE63]*([.$X$1]-[.X64])-[.$Y$1];prime)" office:value-type="float" office:value="101" calcext:value-type="float">
            <text:p>101</text:p>
          </table:table-cell>
          <table:table-cell table:style-name="ce4" table:formula="of:=MOD([.X64]^3+a*[.X64]+b;prime)" office:value-type="float" office:value="207" calcext:value-type="float">
            <text:p>207</text:p>
          </table:table-cell>
          <table:table-cell table:style-name="ce8" table:formula="of:=MOD([.Y64]*[.Y64];prime)" office:value-type="float" office:value="207" calcext:value-type="float">
            <text:p>207</text:p>
          </table:table-cell>
          <table:table-cell table:style-name="ce4" table:formula="of:=([.$Y$1]-[.Y64])" office:value-type="float" office:value="-98" calcext:value-type="float">
            <text:p>-98</text:p>
          </table:table-cell>
          <table:table-cell table:style-name="ce14" table:formula="of:=([.$X$1]-[.X64])" office:value-type="float" office:value="-14" calcext:value-type="float">
            <text:p>-14</text:p>
          </table:table-cell>
          <table:table-cell table:style-name="ce14" table:formula="of:=mod_inv([.AC64];prime)" office:value-type="float" office:value="169" calcext:value-type="float">
            <text:p>169</text:p>
          </table:table-cell>
          <table:table-cell table:style-name="ce8" table:formula="of:=MOD([.AB64]*[.AD64];prime)" office:value-type="float" office:value="7" calcext:value-type="float">
            <text:p>7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5" calcext:value-type="float">
            <text:p>65</text:p>
          </table:table-cell>
          <table:table-cell table:number-columns-repeated="12"/>
          <table:table-cell table:style-name="ce4" table:formula="of:=MOD([.AE64]*[.AE64]-[.X64]-[.$X$1];prime)" office:value-type="float" office:value="35" calcext:value-type="float">
            <text:p>35</text:p>
          </table:table-cell>
          <table:table-cell table:style-name="ce8" table:formula="of:=MOD([.AE64]*([.$X$1]-[.X65])-[.$Y$1];prime)" office:value-type="float" office:value="15" calcext:value-type="float">
            <text:p>15</text:p>
          </table:table-cell>
          <table:table-cell table:style-name="ce4" table:formula="of:=MOD([.X65]^3+a*[.X65]+b;prime)" office:value-type="float" office:value="225" calcext:value-type="float">
            <text:p>225</text:p>
          </table:table-cell>
          <table:table-cell table:style-name="ce8" table:formula="of:=MOD([.Y65]*[.Y65];prime)" office:value-type="float" office:value="225" calcext:value-type="float">
            <text:p>225</text:p>
          </table:table-cell>
          <table:table-cell table:style-name="ce4" table:formula="of:=([.$Y$1]-[.Y65])" office:value-type="float" office:value="-12" calcext:value-type="float">
            <text:p>-12</text:p>
          </table:table-cell>
          <table:table-cell table:style-name="ce14" table:formula="of:=([.$X$1]-[.X65])" office:value-type="float" office:value="-35" calcext:value-type="float">
            <text:p>-35</text:p>
          </table:table-cell>
          <table:table-cell table:style-name="ce14" table:formula="of:=mod_inv([.AC65];prime)" office:value-type="float" office:value="15" calcext:value-type="float">
            <text:p>15</text:p>
          </table:table-cell>
          <table:table-cell table:style-name="ce8" table:formula="of:=MOD([.AB65]*[.AD65];prime)" office:value-type="float" office:value="83" calcext:value-type="float">
            <text:p>8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6" calcext:value-type="float">
            <text:p>66</text:p>
          </table:table-cell>
          <table:table-cell table:number-columns-repeated="12"/>
          <table:table-cell table:style-name="ce4" table:formula="of:=MOD([.AE65]*[.AE65]-[.X65]-[.$X$1];prime)" office:value-type="float" office:value="16" calcext:value-type="float">
            <text:p>16</text:p>
          </table:table-cell>
          <table:table-cell table:style-name="ce8" table:formula="of:=MOD([.AE65]*([.$X$1]-[.X66])-[.$Y$1];prime)" office:value-type="float" office:value="247" calcext:value-type="float">
            <text:p>247</text:p>
          </table:table-cell>
          <table:table-cell table:style-name="ce4" table:formula="of:=MOD([.X66]^3+a*[.X66]+b;prime)" office:value-type="float" office:value="256" calcext:value-type="float">
            <text:p>256</text:p>
          </table:table-cell>
          <table:table-cell table:style-name="ce8" table:formula="of:=MOD([.Y66]*[.Y66];prime)" office:value-type="float" office:value="256" calcext:value-type="float">
            <text:p>256</text:p>
          </table:table-cell>
          <table:table-cell table:style-name="ce4" table:formula="of:=([.$Y$1]-[.Y66])" office:value-type="float" office:value="-244" calcext:value-type="float">
            <text:p>-244</text:p>
          </table:table-cell>
          <table:table-cell table:style-name="ce14" table:formula="of:=([.$X$1]-[.X66])" office:value-type="float" office:value="-16" calcext:value-type="float">
            <text:p>-16</text:p>
          </table:table-cell>
          <table:table-cell table:style-name="ce14" table:formula="of:=mod_inv([.AC66];prime)" office:value-type="float" office:value="115" calcext:value-type="float">
            <text:p>115</text:p>
          </table:table-cell>
          <table:table-cell table:style-name="ce8" table:formula="of:=MOD([.AB66]*[.AD66];prime)" office:value-type="float" office:value="81" calcext:value-type="float">
            <text:p>8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7" calcext:value-type="float">
            <text:p>67</text:p>
          </table:table-cell>
          <table:table-cell table:number-columns-repeated="12"/>
          <table:table-cell table:style-name="ce4" table:formula="of:=MOD([.AE66]*[.AE66]-[.X66]-[.$X$1];prime)" office:value-type="float" office:value="233" calcext:value-type="float">
            <text:p>233</text:p>
          </table:table-cell>
          <table:table-cell table:style-name="ce8" table:formula="of:=MOD([.AE66]*([.$X$1]-[.X67])-[.$Y$1];prime)" office:value-type="float" office:value="60" calcext:value-type="float">
            <text:p>60</text:p>
          </table:table-cell>
          <table:table-cell table:style-name="ce4" table:formula="of:=MOD([.X67]^3+a*[.X67]+b;prime)" office:value-type="float" office:value="181" calcext:value-type="float">
            <text:p>181</text:p>
          </table:table-cell>
          <table:table-cell table:style-name="ce8" table:formula="of:=MOD([.Y67]*[.Y67];prime)" office:value-type="float" office:value="181" calcext:value-type="float">
            <text:p>181</text:p>
          </table:table-cell>
          <table:table-cell table:style-name="ce4" table:formula="of:=([.$Y$1]-[.Y67])" office:value-type="float" office:value="-57" calcext:value-type="float">
            <text:p>-57</text:p>
          </table:table-cell>
          <table:table-cell table:style-name="ce14" table:formula="of:=([.$X$1]-[.X67])" office:value-type="float" office:value="-233" calcext:value-type="float">
            <text:p>-233</text:p>
          </table:table-cell>
          <table:table-cell table:style-name="ce14" table:formula="of:=mod_inv([.AC67];prime)" office:value-type="float" office:value="114" calcext:value-type="float">
            <text:p>114</text:p>
          </table:table-cell>
          <table:table-cell table:style-name="ce8" table:formula="of:=MOD([.AB67]*[.AD67];prime)" office:value-type="float" office:value="77" calcext:value-type="float">
            <text:p>77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8" calcext:value-type="float">
            <text:p>68</text:p>
          </table:table-cell>
          <table:table-cell table:number-columns-repeated="12"/>
          <table:table-cell table:style-name="ce4" table:formula="of:=MOD([.AE67]*[.AE67]-[.X67]-[.$X$1];prime)" office:value-type="float" office:value="173" calcext:value-type="float">
            <text:p>173</text:p>
          </table:table-cell>
          <table:table-cell table:style-name="ce8" table:formula="of:=MOD([.AE67]*([.$X$1]-[.X68])-[.$Y$1];prime)" office:value-type="float" office:value="89" calcext:value-type="float">
            <text:p>89</text:p>
          </table:table-cell>
          <table:table-cell table:style-name="ce4" table:formula="of:=MOD([.X68]^3+a*[.X68]+b;prime)" office:value-type="float" office:value="31" calcext:value-type="float">
            <text:p>31</text:p>
          </table:table-cell>
          <table:table-cell table:style-name="ce8" table:formula="of:=MOD([.Y68]*[.Y68];prime)" office:value-type="float" office:value="31" calcext:value-type="float">
            <text:p>31</text:p>
          </table:table-cell>
          <table:table-cell table:style-name="ce4" table:formula="of:=([.$Y$1]-[.Y68])" office:value-type="float" office:value="-86" calcext:value-type="float">
            <text:p>-86</text:p>
          </table:table-cell>
          <table:table-cell table:style-name="ce14" table:formula="of:=([.$X$1]-[.X68])" office:value-type="float" office:value="-173" calcext:value-type="float">
            <text:p>-173</text:p>
          </table:table-cell>
          <table:table-cell table:style-name="ce14" table:formula="of:=mod_inv([.AC68];prime)" office:value-type="float" office:value="38" calcext:value-type="float">
            <text:p>38</text:p>
          </table:table-cell>
          <table:table-cell table:style-name="ce8" table:formula="of:=MOD([.AB68]*[.AD68];prime)" office:value-type="float" office:value="151" calcext:value-type="float">
            <text:p>15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9" calcext:value-type="float">
            <text:p>69</text:p>
          </table:table-cell>
          <table:table-cell table:number-columns-repeated="12"/>
          <table:table-cell table:style-name="ce4" table:formula="of:=MOD([.AE68]*[.AE68]-[.X68]-[.$X$1];prime)" office:value-type="float" office:value="10" calcext:value-type="float">
            <text:p>10</text:p>
          </table:table-cell>
          <table:table-cell table:style-name="ce8" table:formula="of:=MOD([.AE68]*([.$X$1]-[.X69])-[.$Y$1];prime)" office:value-type="float" office:value="65" calcext:value-type="float">
            <text:p>65</text:p>
          </table:table-cell>
          <table:table-cell table:style-name="ce4" table:formula="of:=MOD([.X69]^3+a*[.X69]+b;prime)" office:value-type="float" office:value="17" calcext:value-type="float">
            <text:p>17</text:p>
          </table:table-cell>
          <table:table-cell table:style-name="ce8" table:formula="of:=MOD([.Y69]*[.Y69];prime)" office:value-type="float" office:value="17" calcext:value-type="float">
            <text:p>17</text:p>
          </table:table-cell>
          <table:table-cell table:style-name="ce4" table:formula="of:=([.$Y$1]-[.Y69])" office:value-type="float" office:value="-62" calcext:value-type="float">
            <text:p>-62</text:p>
          </table:table-cell>
          <table:table-cell table:style-name="ce14" table:formula="of:=([.$X$1]-[.X69])" office:value-type="float" office:value="-10" calcext:value-type="float">
            <text:p>-10</text:p>
          </table:table-cell>
          <table:table-cell table:style-name="ce14" table:formula="of:=mod_inv([.AC69];prime)" office:value-type="float" office:value="184" calcext:value-type="float">
            <text:p>184</text:p>
          </table:table-cell>
          <table:table-cell table:style-name="ce8" table:formula="of:=MOD([.AB69]*[.AD69];prime)" office:value-type="float" office:value="164" calcext:value-type="float">
            <text:p>164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0" calcext:value-type="float">
            <text:p>70</text:p>
          </table:table-cell>
          <table:table-cell table:number-columns-repeated="12"/>
          <table:table-cell table:style-name="ce4" table:formula="of:=MOD([.AE69]*[.AE69]-[.X69]-[.$X$1];prime)" office:value-type="float" office:value="60" calcext:value-type="float">
            <text:p>60</text:p>
          </table:table-cell>
          <table:table-cell table:style-name="ce8" table:formula="of:=MOD([.AE69]*([.$X$1]-[.X70])-[.$Y$1];prime)" office:value-type="float" office:value="151" calcext:value-type="float">
            <text:p>151</text:p>
          </table:table-cell>
          <table:table-cell table:style-name="ce4" table:formula="of:=MOD([.X70]^3+a*[.X70]+b;prime)" office:value-type="float" office:value="183" calcext:value-type="float">
            <text:p>183</text:p>
          </table:table-cell>
          <table:table-cell table:style-name="ce8" table:formula="of:=MOD([.Y70]*[.Y70];prime)" office:value-type="float" office:value="183" calcext:value-type="float">
            <text:p>183</text:p>
          </table:table-cell>
          <table:table-cell table:style-name="ce4" table:formula="of:=([.$Y$1]-[.Y70])" office:value-type="float" office:value="-148" calcext:value-type="float">
            <text:p>-148</text:p>
          </table:table-cell>
          <table:table-cell table:style-name="ce14" table:formula="of:=([.$X$1]-[.X70])" office:value-type="float" office:value="-60" calcext:value-type="float">
            <text:p>-60</text:p>
          </table:table-cell>
          <table:table-cell table:style-name="ce14" table:formula="of:=mod_inv([.AC70];prime)" office:value-type="float" office:value="206" calcext:value-type="float">
            <text:p>206</text:p>
          </table:table-cell>
          <table:table-cell table:style-name="ce8" table:formula="of:=MOD([.AB70]*[.AD70];prime)" office:value-type="float" office:value="20" calcext:value-type="float">
            <text:p>2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1" calcext:value-type="float">
            <text:p>71</text:p>
          </table:table-cell>
          <table:table-cell table:number-columns-repeated="12"/>
          <table:table-cell table:style-name="ce4" table:formula="of:=MOD([.AE70]*[.AE70]-[.X70]-[.$X$1];prime)" office:value-type="float" office:value="77" calcext:value-type="float">
            <text:p>77</text:p>
          </table:table-cell>
          <table:table-cell table:style-name="ce8" table:formula="of:=MOD([.AE70]*([.$X$1]-[.X71])-[.$Y$1];prime)" office:value-type="float" office:value="35" calcext:value-type="float">
            <text:p>35</text:p>
          </table:table-cell>
          <table:table-cell table:style-name="ce4" table:formula="of:=MOD([.X71]^3+a*[.X71]+b;prime)" office:value-type="float" office:value="173" calcext:value-type="float">
            <text:p>173</text:p>
          </table:table-cell>
          <table:table-cell table:style-name="ce8" table:formula="of:=MOD([.Y71]*[.Y71];prime)" office:value-type="float" office:value="173" calcext:value-type="float">
            <text:p>173</text:p>
          </table:table-cell>
          <table:table-cell table:style-name="ce4" table:formula="of:=([.$Y$1]-[.Y71])" office:value-type="float" office:value="-32" calcext:value-type="float">
            <text:p>-32</text:p>
          </table:table-cell>
          <table:table-cell table:style-name="ce14" table:formula="of:=([.$X$1]-[.X71])" office:value-type="float" office:value="-77" calcext:value-type="float">
            <text:p>-77</text:p>
          </table:table-cell>
          <table:table-cell table:style-name="ce14" table:formula="of:=mod_inv([.AC71];prime)" office:value-type="float" office:value="222" calcext:value-type="float">
            <text:p>222</text:p>
          </table:table-cell>
          <table:table-cell table:style-name="ce8" table:formula="of:=MOD([.AB71]*[.AD71];prime)" office:value-type="float" office:value="260" calcext:value-type="float">
            <text:p>26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2" calcext:value-type="float">
            <text:p>72</text:p>
          </table:table-cell>
          <table:table-cell table:number-columns-repeated="12"/>
          <table:table-cell table:style-name="ce4" table:formula="of:=MOD([.AE71]*[.AE71]-[.X71]-[.$X$1];prime)" office:value-type="float" office:value="195" calcext:value-type="float">
            <text:p>195</text:p>
          </table:table-cell>
          <table:table-cell table:style-name="ce8" table:formula="of:=MOD([.AE71]*([.$X$1]-[.X72])-[.$Y$1];prime)" office:value-type="float" office:value="56" calcext:value-type="float">
            <text:p>56</text:p>
          </table:table-cell>
          <table:table-cell table:style-name="ce4" table:formula="of:=MOD([.X72]^3+a*[.X72]+b;prime)" office:value-type="float" office:value="243" calcext:value-type="float">
            <text:p>243</text:p>
          </table:table-cell>
          <table:table-cell table:style-name="ce8" table:formula="of:=MOD([.Y72]*[.Y72];prime)" office:value-type="float" office:value="243" calcext:value-type="float">
            <text:p>243</text:p>
          </table:table-cell>
          <table:table-cell table:style-name="ce4" table:formula="of:=([.$Y$1]-[.Y72])" office:value-type="float" office:value="-53" calcext:value-type="float">
            <text:p>-53</text:p>
          </table:table-cell>
          <table:table-cell table:style-name="ce14" table:formula="of:=([.$X$1]-[.X72])" office:value-type="float" office:value="-195" calcext:value-type="float">
            <text:p>-195</text:p>
          </table:table-cell>
          <table:table-cell table:style-name="ce14" table:formula="of:=mod_inv([.AC72];prime)" office:value-type="float" office:value="205" calcext:value-type="float">
            <text:p>205</text:p>
          </table:table-cell>
          <table:table-cell table:style-name="ce8" table:formula="of:=MOD([.AB72]*[.AD72];prime)" office:value-type="float" office:value="181" calcext:value-type="float">
            <text:p>18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3" calcext:value-type="float">
            <text:p>73</text:p>
          </table:table-cell>
          <table:table-cell table:number-columns-repeated="12"/>
          <table:table-cell table:style-name="ce4" table:formula="of:=MOD([.AE72]*[.AE72]-[.X72]-[.$X$1];prime)" office:value-type="float" office:value="217" calcext:value-type="float">
            <text:p>217</text:p>
          </table:table-cell>
          <table:table-cell table:style-name="ce8" table:formula="of:=MOD([.AE72]*([.$X$1]-[.X73])-[.$Y$1];prime)" office:value-type="float" office:value="170" calcext:value-type="float">
            <text:p>170</text:p>
          </table:table-cell>
          <table:table-cell table:style-name="ce4" table:formula="of:=MOD([.X73]^3+a*[.X73]+b;prime)" office:value-type="float" office:value="233" calcext:value-type="float">
            <text:p>233</text:p>
          </table:table-cell>
          <table:table-cell table:style-name="ce8" table:formula="of:=MOD([.Y73]*[.Y73];prime)" office:value-type="float" office:value="233" calcext:value-type="float">
            <text:p>233</text:p>
          </table:table-cell>
          <table:table-cell table:style-name="ce4" table:formula="of:=([.$Y$1]-[.Y73])" office:value-type="float" office:value="-167" calcext:value-type="float">
            <text:p>-167</text:p>
          </table:table-cell>
          <table:table-cell table:style-name="ce14" table:formula="of:=([.$X$1]-[.X73])" office:value-type="float" office:value="-217" calcext:value-type="float">
            <text:p>-217</text:p>
          </table:table-cell>
          <table:table-cell table:style-name="ce14" table:formula="of:=mod_inv([.AC73];prime)" office:value-type="float" office:value="223" calcext:value-type="float">
            <text:p>223</text:p>
          </table:table-cell>
          <table:table-cell table:style-name="ce8" table:formula="of:=MOD([.AB73]*[.AD73];prime)" office:value-type="float" office:value="105" calcext:value-type="float">
            <text:p>10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4" calcext:value-type="float">
            <text:p>74</text:p>
          </table:table-cell>
          <table:table-cell table:number-columns-repeated="12"/>
          <table:table-cell table:style-name="ce4" table:formula="of:=MOD([.AE73]*[.AE73]-[.X73]-[.$X$1];prime)" office:value-type="float" office:value="25" calcext:value-type="float">
            <text:p>25</text:p>
          </table:table-cell>
          <table:table-cell table:style-name="ce8" table:formula="of:=MOD([.AE73]*([.$X$1]-[.X74])-[.$Y$1];prime)" office:value-type="float" office:value="2" calcext:value-type="float">
            <text:p>2</text:p>
          </table:table-cell>
          <table:table-cell table:style-name="ce4" table:formula="of:=MOD([.X74]^3+a*[.X74]+b;prime)" office:value-type="float" office:value="4" calcext:value-type="float">
            <text:p>4</text:p>
          </table:table-cell>
          <table:table-cell table:style-name="ce8" table:formula="of:=MOD([.Y74]*[.Y74];prime)" office:value-type="float" office:value="4" calcext:value-type="float">
            <text:p>4</text:p>
          </table:table-cell>
          <table:table-cell table:style-name="ce4" table:formula="of:=([.$Y$1]-[.Y74])" office:value-type="float" office:value="1" calcext:value-type="float">
            <text:p>1</text:p>
          </table:table-cell>
          <table:table-cell table:style-name="ce14" table:formula="of:=([.$X$1]-[.X74])" office:value-type="float" office:value="-25" calcext:value-type="float">
            <text:p>-25</text:p>
          </table:table-cell>
          <table:table-cell table:style-name="ce14" table:formula="of:=mod_inv([.AC74];prime)" office:value-type="float" office:value="21" calcext:value-type="float">
            <text:p>21</text:p>
          </table:table-cell>
          <table:table-cell table:style-name="ce8" table:formula="of:=MOD([.AB74]*[.AD74];prime)" office:value-type="float" office:value="21" calcext:value-type="float">
            <text:p>2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5" calcext:value-type="float">
            <text:p>75</text:p>
          </table:table-cell>
          <table:table-cell table:number-columns-repeated="12"/>
          <table:table-cell table:style-name="ce4" table:formula="of:=MOD([.AE74]*[.AE74]-[.X74]-[.$X$1];prime)" office:value-type="float" office:value="153" calcext:value-type="float">
            <text:p>153</text:p>
          </table:table-cell>
          <table:table-cell table:style-name="ce8" table:formula="of:=MOD([.AE74]*([.$X$1]-[.X75])-[.$Y$1];prime)" office:value-type="float" office:value="203" calcext:value-type="float">
            <text:p>203</text:p>
          </table:table-cell>
          <table:table-cell table:style-name="ce4" table:formula="of:=MOD([.X75]^3+a*[.X75]+b;prime)" office:value-type="float" office:value="181" calcext:value-type="float">
            <text:p>181</text:p>
          </table:table-cell>
          <table:table-cell table:style-name="ce8" table:formula="of:=MOD([.Y75]*[.Y75];prime)" office:value-type="float" office:value="181" calcext:value-type="float">
            <text:p>181</text:p>
          </table:table-cell>
          <table:table-cell table:style-name="ce4" table:formula="of:=([.$Y$1]-[.Y75])" office:value-type="float" office:value="-200" calcext:value-type="float">
            <text:p>-200</text:p>
          </table:table-cell>
          <table:table-cell table:style-name="ce14" table:formula="of:=([.$X$1]-[.X75])" office:value-type="float" office:value="-153" calcext:value-type="float">
            <text:p>-153</text:p>
          </table:table-cell>
          <table:table-cell table:style-name="ce14" table:formula="of:=mod_inv([.AC75];prime)" office:value-type="float" office:value="55" calcext:value-type="float">
            <text:p>55</text:p>
          </table:table-cell>
          <table:table-cell table:style-name="ce8" table:formula="of:=MOD([.AB75]*[.AD75];prime)" office:value-type="float" office:value="46" calcext:value-type="float">
            <text:p>4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6" calcext:value-type="float">
            <text:p>76</text:p>
          </table:table-cell>
          <table:table-cell table:number-columns-repeated="12"/>
          <table:table-cell table:style-name="ce4" table:formula="of:=MOD([.AE75]*[.AE75]-[.X75]-[.$X$1];prime)" office:value-type="float" office:value="122" calcext:value-type="float">
            <text:p>122</text:p>
          </table:table-cell>
          <table:table-cell table:style-name="ce8" table:formula="of:=MOD([.AE75]*([.$X$1]-[.X76])-[.$Y$1];prime)" office:value-type="float" office:value="171" calcext:value-type="float">
            <text:p>171</text:p>
          </table:table-cell>
          <table:table-cell table:style-name="ce4" table:formula="of:=MOD([.X76]^3+a*[.X76]+b;prime)" office:value-type="float" office:value="48" calcext:value-type="float">
            <text:p>48</text:p>
          </table:table-cell>
          <table:table-cell table:style-name="ce8" table:formula="of:=MOD([.Y76]*[.Y76];prime)" office:value-type="float" office:value="48" calcext:value-type="float">
            <text:p>48</text:p>
          </table:table-cell>
          <table:table-cell table:style-name="ce4" table:formula="of:=([.$Y$1]-[.Y76])" office:value-type="float" office:value="-168" calcext:value-type="float">
            <text:p>-168</text:p>
          </table:table-cell>
          <table:table-cell table:style-name="ce14" table:formula="of:=([.$X$1]-[.X76])" office:value-type="float" office:value="-122" calcext:value-type="float">
            <text:p>-122</text:p>
          </table:table-cell>
          <table:table-cell table:style-name="ce14" table:formula="of:=mod_inv([.AC76];prime)" office:value-type="float" office:value="97" calcext:value-type="float">
            <text:p>97</text:p>
          </table:table-cell>
          <table:table-cell table:style-name="ce8" table:formula="of:=MOD([.AB76]*[.AD76];prime)" office:value-type="float" office:value="10" calcext:value-type="float">
            <text:p>1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7" calcext:value-type="float">
            <text:p>77</text:p>
          </table:table-cell>
          <table:table-cell table:number-columns-repeated="12"/>
          <table:table-cell table:style-name="ce4" table:formula="of:=MOD([.AE76]*[.AE76]-[.X76]-[.$X$1];prime)" office:value-type="float" office:value="241" calcext:value-type="float">
            <text:p>241</text:p>
          </table:table-cell>
          <table:table-cell table:style-name="ce8" table:formula="of:=MOD([.AE76]*([.$X$1]-[.X77])-[.$Y$1];prime)" office:value-type="float" office:value="217" calcext:value-type="float">
            <text:p>217</text:p>
          </table:table-cell>
          <table:table-cell table:style-name="ce4" table:formula="of:=MOD([.X77]^3+a*[.X77]+b;prime)" office:value-type="float" office:value="12" calcext:value-type="float">
            <text:p>12</text:p>
          </table:table-cell>
          <table:table-cell table:style-name="ce8" table:formula="of:=MOD([.Y77]*[.Y77];prime)" office:value-type="float" office:value="12" calcext:value-type="float">
            <text:p>12</text:p>
          </table:table-cell>
          <table:table-cell table:style-name="ce4" table:formula="of:=([.$Y$1]-[.Y77])" office:value-type="float" office:value="-214" calcext:value-type="float">
            <text:p>-214</text:p>
          </table:table-cell>
          <table:table-cell table:style-name="ce14" table:formula="of:=([.$X$1]-[.X77])" office:value-type="float" office:value="-241" calcext:value-type="float">
            <text:p>-241</text:p>
          </table:table-cell>
          <table:table-cell table:style-name="ce14" table:formula="of:=mod_inv([.AC77];prime)" office:value-type="float" office:value="12" calcext:value-type="float">
            <text:p>12</text:p>
          </table:table-cell>
          <table:table-cell table:style-name="ce8" table:formula="of:=MOD([.AB77]*[.AD77];prime)" office:value-type="float" office:value="62" calcext:value-type="float">
            <text:p>6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8" calcext:value-type="float">
            <text:p>78</text:p>
          </table:table-cell>
          <table:table-cell table:number-columns-repeated="12"/>
          <table:table-cell table:style-name="ce4" table:formula="of:=MOD([.AE77]*[.AE77]-[.X77]-[.$X$1];prime)" office:value-type="float" office:value="184" calcext:value-type="float">
            <text:p>184</text:p>
          </table:table-cell>
          <table:table-cell table:style-name="ce8" table:formula="of:=MOD([.AE77]*([.$X$1]-[.X78])-[.$Y$1];prime)" office:value-type="float" office:value="161" calcext:value-type="float">
            <text:p>161</text:p>
          </table:table-cell>
          <table:table-cell table:style-name="ce4" table:formula="of:=MOD([.X78]^3+a*[.X78]+b;prime)" office:value-type="float" office:value="147" calcext:value-type="float">
            <text:p>147</text:p>
          </table:table-cell>
          <table:table-cell table:style-name="ce8" table:formula="of:=MOD([.Y78]*[.Y78];prime)" office:value-type="float" office:value="147" calcext:value-type="float">
            <text:p>147</text:p>
          </table:table-cell>
          <table:table-cell table:style-name="ce4" table:formula="of:=([.$Y$1]-[.Y78])" office:value-type="float" office:value="-158" calcext:value-type="float">
            <text:p>-158</text:p>
          </table:table-cell>
          <table:table-cell table:style-name="ce14" table:formula="of:=([.$X$1]-[.X78])" office:value-type="float" office:value="-184" calcext:value-type="float">
            <text:p>-184</text:p>
          </table:table-cell>
          <table:table-cell table:style-name="ce14" table:formula="of:=mod_inv([.AC78];prime)" office:value-type="float" office:value="10" calcext:value-type="float">
            <text:p>10</text:p>
          </table:table-cell>
          <table:table-cell table:style-name="ce8" table:formula="of:=MOD([.AB78]*[.AD78];prime)" office:value-type="float" office:value="261" calcext:value-type="float">
            <text:p>26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9" calcext:value-type="float">
            <text:p>79</text:p>
          </table:table-cell>
          <table:table-cell table:number-columns-repeated="12"/>
          <table:table-cell table:style-name="ce4" table:formula="of:=MOD([.AE78]*[.AE78]-[.X78]-[.$X$1];prime)" office:value-type="float" office:value="83" calcext:value-type="float">
            <text:p>83</text:p>
          </table:table-cell>
          <table:table-cell table:style-name="ce8" table:formula="of:=MOD([.AE78]*([.$X$1]-[.X79])-[.$Y$1];prime)" office:value-type="float" office:value="163" calcext:value-type="float">
            <text:p>163</text:p>
          </table:table-cell>
          <table:table-cell table:style-name="ce4" table:formula="of:=MOD([.X79]^3+a*[.X79]+b;prime)" office:value-type="float" office:value="6" calcext:value-type="float">
            <text:p>6</text:p>
          </table:table-cell>
          <table:table-cell table:style-name="ce8" table:formula="of:=MOD([.Y79]*[.Y79];prime)" office:value-type="float" office:value="6" calcext:value-type="float">
            <text:p>6</text:p>
          </table:table-cell>
          <table:table-cell table:style-name="ce4" table:formula="of:=([.$Y$1]-[.Y79])" office:value-type="float" office:value="-160" calcext:value-type="float">
            <text:p>-160</text:p>
          </table:table-cell>
          <table:table-cell table:style-name="ce14" table:formula="of:=([.$X$1]-[.X79])" office:value-type="float" office:value="-83" calcext:value-type="float">
            <text:p>-83</text:p>
          </table:table-cell>
          <table:table-cell table:style-name="ce14" table:formula="of:=mod_inv([.AC79];prime)" office:value-type="float" office:value="19" calcext:value-type="float">
            <text:p>19</text:p>
          </table:table-cell>
          <table:table-cell table:style-name="ce8" table:formula="of:=MOD([.AB79]*[.AD79];prime)" office:value-type="float" office:value="116" calcext:value-type="float">
            <text:p>11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0" calcext:value-type="float">
            <text:p>80</text:p>
          </table:table-cell>
          <table:table-cell table:number-columns-repeated="12"/>
          <table:table-cell table:style-name="ce4" table:formula="of:=MOD([.AE79]*[.AE79]-[.X79]-[.$X$1];prime)" office:value-type="float" office:value="223" calcext:value-type="float">
            <text:p>223</text:p>
          </table:table-cell>
          <table:table-cell table:style-name="ce8" table:formula="of:=MOD([.AE79]*([.$X$1]-[.X80])-[.$Y$1];prime)" office:value-type="float" office:value="166" calcext:value-type="float">
            <text:p>166</text:p>
          </table:table-cell>
          <table:table-cell table:style-name="ce4" table:formula="of:=MOD([.X80]^3+a*[.X80]+b;prime)" office:value-type="float" office:value="204" calcext:value-type="float">
            <text:p>204</text:p>
          </table:table-cell>
          <table:table-cell table:style-name="ce8" table:formula="of:=MOD([.Y80]*[.Y80];prime)" office:value-type="float" office:value="204" calcext:value-type="float">
            <text:p>204</text:p>
          </table:table-cell>
          <table:table-cell table:style-name="ce4" table:formula="of:=([.$Y$1]-[.Y80])" office:value-type="float" office:value="-163" calcext:value-type="float">
            <text:p>-163</text:p>
          </table:table-cell>
          <table:table-cell table:style-name="ce14" table:formula="of:=([.$X$1]-[.X80])" office:value-type="float" office:value="-223" calcext:value-type="float">
            <text:p>-223</text:p>
          </table:table-cell>
          <table:table-cell table:style-name="ce14" table:formula="of:=mod_inv([.AC80];prime)" office:value-type="float" office:value="217" calcext:value-type="float">
            <text:p>217</text:p>
          </table:table-cell>
          <table:table-cell table:style-name="ce8" table:formula="of:=MOD([.AB80]*[.AD80];prime)" office:value-type="float" office:value="134" calcext:value-type="float">
            <text:p>134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1" calcext:value-type="float">
            <text:p>81</text:p>
          </table:table-cell>
          <table:table-cell table:number-columns-repeated="12"/>
          <table:table-cell table:style-name="ce4" table:formula="of:=MOD([.AE80]*[.AE80]-[.X80]-[.$X$1];prime)" office:value-type="float" office:value="112" calcext:value-type="float">
            <text:p>112</text:p>
          </table:table-cell>
          <table:table-cell table:style-name="ce8" table:formula="of:=MOD([.AE80]*([.$X$1]-[.X81])-[.$Y$1];prime)" office:value-type="float" office:value="243" calcext:value-type="float">
            <text:p>243</text:p>
          </table:table-cell>
          <table:table-cell table:style-name="ce4" table:formula="of:=MOD([.X81]^3+a*[.X81]+b;prime)" office:value-type="float" office:value="137" calcext:value-type="float">
            <text:p>137</text:p>
          </table:table-cell>
          <table:table-cell table:style-name="ce8" table:formula="of:=MOD([.Y81]*[.Y81];prime)" office:value-type="float" office:value="137" calcext:value-type="float">
            <text:p>137</text:p>
          </table:table-cell>
          <table:table-cell table:style-name="ce4" table:formula="of:=([.$Y$1]-[.Y81])" office:value-type="float" office:value="-240" calcext:value-type="float">
            <text:p>-240</text:p>
          </table:table-cell>
          <table:table-cell table:style-name="ce14" table:formula="of:=([.$X$1]-[.X81])" office:value-type="float" office:value="-112" calcext:value-type="float">
            <text:p>-112</text:p>
          </table:table-cell>
          <table:table-cell table:style-name="ce14" table:formula="of:=mod_inv([.AC81];prime)" office:value-type="float" office:value="54" calcext:value-type="float">
            <text:p>54</text:p>
          </table:table-cell>
          <table:table-cell table:style-name="ce8" table:formula="of:=MOD([.AB81]*[.AD81];prime)" office:value-type="float" office:value="190" calcext:value-type="float">
            <text:p>19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2" calcext:value-type="float">
            <text:p>82</text:p>
          </table:table-cell>
          <table:table-cell table:number-columns-repeated="12"/>
          <table:table-cell table:style-name="ce4" table:formula="of:=MOD([.AE81]*[.AE81]-[.X81]-[.$X$1];prime)" office:value-type="float" office:value="220" calcext:value-type="float">
            <text:p>220</text:p>
          </table:table-cell>
          <table:table-cell table:style-name="ce8" table:formula="of:=MOD([.AE81]*([.$X$1]-[.X82])-[.$Y$1];prime)" office:value-type="float" office:value="14" calcext:value-type="float">
            <text:p>14</text:p>
          </table:table-cell>
          <table:table-cell table:style-name="ce4" table:formula="of:=MOD([.X82]^3+a*[.X82]+b;prime)" office:value-type="float" office:value="196" calcext:value-type="float">
            <text:p>196</text:p>
          </table:table-cell>
          <table:table-cell table:style-name="ce8" table:formula="of:=MOD([.Y82]*[.Y82];prime)" office:value-type="float" office:value="196" calcext:value-type="float">
            <text:p>196</text:p>
          </table:table-cell>
          <table:table-cell table:style-name="ce4" table:formula="of:=([.$Y$1]-[.Y82])" office:value-type="float" office:value="-11" calcext:value-type="float">
            <text:p>-11</text:p>
          </table:table-cell>
          <table:table-cell table:style-name="ce14" table:formula="of:=([.$X$1]-[.X82])" office:value-type="float" office:value="-220" calcext:value-type="float">
            <text:p>-220</text:p>
          </table:table-cell>
          <table:table-cell table:style-name="ce14" table:formula="of:=mod_inv([.AC82];prime)" office:value-type="float" office:value="104" calcext:value-type="float">
            <text:p>104</text:p>
          </table:table-cell>
          <table:table-cell table:style-name="ce8" table:formula="of:=MOD([.AB82]*[.AD82];prime)" office:value-type="float" office:value="171" calcext:value-type="float">
            <text:p>17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3" calcext:value-type="float">
            <text:p>83</text:p>
          </table:table-cell>
          <table:table-cell table:number-columns-repeated="12"/>
          <table:table-cell table:style-name="ce4" table:formula="of:=MOD([.AE82]*[.AE82]-[.X82]-[.$X$1];prime)" office:value-type="float" office:value="91" calcext:value-type="float">
            <text:p>91</text:p>
          </table:table-cell>
          <table:table-cell table:style-name="ce8" table:formula="of:=MOD([.AE82]*([.$X$1]-[.X83])-[.$Y$1];prime)" office:value-type="float" office:value="216" calcext:value-type="float">
            <text:p>216</text:p>
          </table:table-cell>
          <table:table-cell table:style-name="ce4" table:formula="of:=MOD([.X83]^3+a*[.X83]+b;prime)" office:value-type="float" office:value="105" calcext:value-type="float">
            <text:p>105</text:p>
          </table:table-cell>
          <table:table-cell table:style-name="ce8" table:formula="of:=MOD([.Y83]*[.Y83];prime)" office:value-type="float" office:value="105" calcext:value-type="float">
            <text:p>105</text:p>
          </table:table-cell>
          <table:table-cell table:style-name="ce4" table:formula="of:=([.$Y$1]-[.Y83])" office:value-type="float" office:value="-213" calcext:value-type="float">
            <text:p>-213</text:p>
          </table:table-cell>
          <table:table-cell table:style-name="ce14" table:formula="of:=([.$X$1]-[.X83])" office:value-type="float" office:value="-91" calcext:value-type="float">
            <text:p>-91</text:p>
          </table:table-cell>
          <table:table-cell table:style-name="ce14" table:formula="of:=mod_inv([.AC83];prime)" office:value-type="float" office:value="26" calcext:value-type="float">
            <text:p>26</text:p>
          </table:table-cell>
          <table:table-cell table:style-name="ce8" table:formula="of:=MOD([.AB83]*[.AD83];prime)" office:value-type="float" office:value="248" calcext:value-type="float">
            <text:p>24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4" calcext:value-type="float">
            <text:p>84</text:p>
          </table:table-cell>
          <table:table-cell table:number-columns-repeated="12"/>
          <table:table-cell table:style-name="ce4" table:formula="of:=MOD([.AE83]*[.AE83]-[.X83]-[.$X$1];prime)" office:value-type="float" office:value="134" calcext:value-type="float">
            <text:p>134</text:p>
          </table:table-cell>
          <table:table-cell table:style-name="ce8" table:formula="of:=MOD([.AE83]*([.$X$1]-[.X84])-[.$Y$1];prime)" office:value-type="float" office:value="166" calcext:value-type="float">
            <text:p>166</text:p>
          </table:table-cell>
          <table:table-cell table:style-name="ce4" table:formula="of:=MOD([.X84]^3+a*[.X84]+b;prime)" office:value-type="float" office:value="204" calcext:value-type="float">
            <text:p>204</text:p>
          </table:table-cell>
          <table:table-cell table:style-name="ce8" table:formula="of:=MOD([.Y84]*[.Y84];prime)" office:value-type="float" office:value="204" calcext:value-type="float">
            <text:p>204</text:p>
          </table:table-cell>
          <table:table-cell table:style-name="ce4" table:formula="of:=([.$Y$1]-[.Y84])" office:value-type="float" office:value="-163" calcext:value-type="float">
            <text:p>-163</text:p>
          </table:table-cell>
          <table:table-cell table:style-name="ce14" table:formula="of:=([.$X$1]-[.X84])" office:value-type="float" office:value="-134" calcext:value-type="float">
            <text:p>-134</text:p>
          </table:table-cell>
          <table:table-cell table:style-name="ce14" table:formula="of:=mod_inv([.AC84];prime)" office:value-type="float" office:value="210" calcext:value-type="float">
            <text:p>210</text:p>
          </table:table-cell>
          <table:table-cell table:style-name="ce8" table:formula="of:=MOD([.AB84]*[.AD84];prime)" office:value-type="float" office:value="223" calcext:value-type="float">
            <text:p>22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5" calcext:value-type="float">
            <text:p>85</text:p>
          </table:table-cell>
          <table:table-cell table:number-columns-repeated="12"/>
          <table:table-cell table:style-name="ce4" table:formula="of:=MOD([.AE84]*[.AE84]-[.X84]-[.$X$1];prime)" office:value-type="float" office:value="151" calcext:value-type="float">
            <text:p>151</text:p>
          </table:table-cell>
          <table:table-cell table:style-name="ce8" table:formula="of:=MOD([.AE84]*([.$X$1]-[.X85])-[.$Y$1];prime)" office:value-type="float" office:value="251" calcext:value-type="float">
            <text:p>251</text:p>
          </table:table-cell>
          <table:table-cell table:style-name="ce4" table:formula="of:=MOD([.X85]^3+a*[.X85]+b;prime)" office:value-type="float" office:value="144" calcext:value-type="float">
            <text:p>144</text:p>
          </table:table-cell>
          <table:table-cell table:style-name="ce8" table:formula="of:=MOD([.Y85]*[.Y85];prime)" office:value-type="float" office:value="144" calcext:value-type="float">
            <text:p>144</text:p>
          </table:table-cell>
          <table:table-cell table:style-name="ce4" table:formula="of:=([.$Y$1]-[.Y85])" office:value-type="float" office:value="-248" calcext:value-type="float">
            <text:p>-248</text:p>
          </table:table-cell>
          <table:table-cell table:style-name="ce14" table:formula="of:=([.$X$1]-[.X85])" office:value-type="float" office:value="-151" calcext:value-type="float">
            <text:p>-151</text:p>
          </table:table-cell>
          <table:table-cell table:style-name="ce14" table:formula="of:=mod_inv([.AC85];prime)" office:value-type="float" office:value="209" calcext:value-type="float">
            <text:p>209</text:p>
          </table:table-cell>
          <table:table-cell table:style-name="ce8" table:formula="of:=MOD([.AB85]*[.AD85];prime)" office:value-type="float" office:value="242" calcext:value-type="float">
            <text:p>24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6" calcext:value-type="float">
            <text:p>86</text:p>
          </table:table-cell>
          <table:table-cell table:number-columns-repeated="12"/>
          <table:table-cell table:style-name="ce4" table:formula="of:=MOD([.AE85]*[.AE85]-[.X85]-[.$X$1];prime)" office:value-type="float" office:value="27" calcext:value-type="float">
            <text:p>27</text:p>
          </table:table-cell>
          <table:table-cell table:style-name="ce8" table:formula="of:=MOD([.AE85]*([.$X$1]-[.X86])-[.$Y$1];prime)" office:value-type="float" office:value="38" calcext:value-type="float">
            <text:p>38</text:p>
          </table:table-cell>
          <table:table-cell table:style-name="ce4" table:formula="of:=MOD([.X86]^3+a*[.X86]+b;prime)" office:value-type="float" office:value="129" calcext:value-type="float">
            <text:p>129</text:p>
          </table:table-cell>
          <table:table-cell table:style-name="ce8" table:formula="of:=MOD([.Y86]*[.Y86];prime)" office:value-type="float" office:value="129" calcext:value-type="float">
            <text:p>129</text:p>
          </table:table-cell>
          <table:table-cell table:style-name="ce4" table:formula="of:=([.$Y$1]-[.Y86])" office:value-type="float" office:value="-35" calcext:value-type="float">
            <text:p>-35</text:p>
          </table:table-cell>
          <table:table-cell table:style-name="ce14" table:formula="of:=([.$X$1]-[.X86])" office:value-type="float" office:value="-27" calcext:value-type="float">
            <text:p>-27</text:p>
          </table:table-cell>
          <table:table-cell table:style-name="ce14" table:formula="of:=mod_inv([.AC86];prime)" office:value-type="float" office:value="224" calcext:value-type="float">
            <text:p>224</text:p>
          </table:table-cell>
          <table:table-cell table:style-name="ce8" table:formula="of:=MOD([.AB86]*[.AD86];prime)" office:value-type="float" office:value="50" calcext:value-type="float">
            <text:p>5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7" calcext:value-type="float">
            <text:p>87</text:p>
          </table:table-cell>
          <table:table-cell table:number-columns-repeated="12"/>
          <table:table-cell table:style-name="ce4" table:formula="of:=MOD([.AE86]*[.AE86]-[.X86]-[.$X$1];prime)" office:value-type="float" office:value="106" calcext:value-type="float">
            <text:p>106</text:p>
          </table:table-cell>
          <table:table-cell table:style-name="ce8" table:formula="of:=MOD([.AE86]*([.$X$1]-[.X87])-[.$Y$1];prime)" office:value-type="float" office:value="220" calcext:value-type="float">
            <text:p>220</text:p>
          </table:table-cell>
          <table:table-cell table:style-name="ce4" table:formula="of:=MOD([.X87]^3+a*[.X87]+b;prime)" office:value-type="float" office:value="8" calcext:value-type="float">
            <text:p>8</text:p>
          </table:table-cell>
          <table:table-cell table:style-name="ce8" table:formula="of:=MOD([.Y87]*[.Y87];prime)" office:value-type="float" office:value="8" calcext:value-type="float">
            <text:p>8</text:p>
          </table:table-cell>
          <table:table-cell table:style-name="ce4" table:formula="of:=([.$Y$1]-[.Y87])" office:value-type="float" office:value="-217" calcext:value-type="float">
            <text:p>-217</text:p>
          </table:table-cell>
          <table:table-cell table:style-name="ce14" table:formula="of:=([.$X$1]-[.X87])" office:value-type="float" office:value="-106" calcext:value-type="float">
            <text:p>-106</text:p>
          </table:table-cell>
          <table:table-cell table:style-name="ce14" table:formula="of:=mod_inv([.AC87];prime)" office:value-type="float" office:value="196" calcext:value-type="float">
            <text:p>196</text:p>
          </table:table-cell>
          <table:table-cell table:style-name="ce8" table:formula="of:=MOD([.AB87]*[.AD87];prime)" office:value-type="float" office:value="74" calcext:value-type="float">
            <text:p>74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8" calcext:value-type="float">
            <text:p>88</text:p>
          </table:table-cell>
          <table:table-cell table:number-columns-repeated="12"/>
          <table:table-cell table:style-name="ce4" table:formula="of:=MOD([.AE87]*[.AE87]-[.X87]-[.$X$1];prime)" office:value-type="float" office:value="110" calcext:value-type="float">
            <text:p>110</text:p>
          </table:table-cell>
          <table:table-cell table:style-name="ce8" table:formula="of:=MOD([.AE87]*([.$X$1]-[.X88])-[.$Y$1];prime)" office:value-type="float" office:value="10" calcext:value-type="float">
            <text:p>10</text:p>
          </table:table-cell>
          <table:table-cell table:style-name="ce4" table:formula="of:=MOD([.X88]^3+a*[.X88]+b;prime)" office:value-type="float" office:value="100" calcext:value-type="float">
            <text:p>100</text:p>
          </table:table-cell>
          <table:table-cell table:style-name="ce8" table:formula="of:=MOD([.Y88]*[.Y88];prime)" office:value-type="float" office:value="100" calcext:value-type="float">
            <text:p>100</text:p>
          </table:table-cell>
          <table:table-cell table:style-name="ce4" table:formula="of:=([.$Y$1]-[.Y88])" office:value-type="float" office:value="-7" calcext:value-type="float">
            <text:p>-7</text:p>
          </table:table-cell>
          <table:table-cell table:style-name="ce14" table:formula="of:=([.$X$1]-[.X88])" office:value-type="float" office:value="-110" calcext:value-type="float">
            <text:p>-110</text:p>
          </table:table-cell>
          <table:table-cell table:style-name="ce14" table:formula="of:=mod_inv([.AC88];prime)" office:value-type="float" office:value="208" calcext:value-type="float">
            <text:p>208</text:p>
          </table:table-cell>
          <table:table-cell table:style-name="ce8" table:formula="of:=MOD([.AB88]*[.AD88];prime)" office:value-type="float" office:value="122" calcext:value-type="float">
            <text:p>12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9" calcext:value-type="float">
            <text:p>89</text:p>
          </table:table-cell>
          <table:table-cell table:number-columns-repeated="12"/>
          <table:table-cell table:style-name="ce4" table:formula="of:=MOD([.AE88]*[.AE88]-[.X88]-[.$X$1];prime)" office:value-type="float" office:value="46" calcext:value-type="float">
            <text:p>46</text:p>
          </table:table-cell>
          <table:table-cell table:style-name="ce8" table:formula="of:=MOD([.AE88]*([.$X$1]-[.X89])-[.$Y$1];prime)" office:value-type="float" office:value="171" calcext:value-type="float">
            <text:p>171</text:p>
          </table:table-cell>
          <table:table-cell table:style-name="ce4" table:formula="of:=MOD([.X89]^3+a*[.X89]+b;prime)" office:value-type="float" office:value="48" calcext:value-type="float">
            <text:p>48</text:p>
          </table:table-cell>
          <table:table-cell table:style-name="ce8" table:formula="of:=MOD([.Y89]*[.Y89];prime)" office:value-type="float" office:value="48" calcext:value-type="float">
            <text:p>48</text:p>
          </table:table-cell>
          <table:table-cell table:style-name="ce4" table:formula="of:=([.$Y$1]-[.Y89])" office:value-type="float" office:value="-168" calcext:value-type="float">
            <text:p>-168</text:p>
          </table:table-cell>
          <table:table-cell table:style-name="ce14" table:formula="of:=([.$X$1]-[.X89])" office:value-type="float" office:value="-46" calcext:value-type="float">
            <text:p>-46</text:p>
          </table:table-cell>
          <table:table-cell table:style-name="ce14" table:formula="of:=mod_inv([.AC89];prime)" office:value-type="float" office:value="40" calcext:value-type="float">
            <text:p>40</text:p>
          </table:table-cell>
          <table:table-cell table:style-name="ce8" table:formula="of:=MOD([.AB89]*[.AD89];prime)" office:value-type="float" office:value="118" calcext:value-type="float">
            <text:p>11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0" calcext:value-type="float">
            <text:p>90</text:p>
          </table:table-cell>
          <table:table-cell table:number-columns-repeated="12"/>
          <table:table-cell table:style-name="ce4" table:formula="of:=MOD([.AE89]*[.AE89]-[.X89]-[.$X$1];prime)" office:value-type="float" office:value="202" calcext:value-type="float">
            <text:p>202</text:p>
          </table:table-cell>
          <table:table-cell table:style-name="ce8" table:formula="of:=MOD([.AE89]*([.$X$1]-[.X90])-[.$Y$1];prime)" office:value-type="float" office:value="94" calcext:value-type="float">
            <text:p>94</text:p>
          </table:table-cell>
          <table:table-cell table:style-name="ce4" table:formula="of:=MOD([.X90]^3+a*[.X90]+b;prime)" office:value-type="float" office:value="157" calcext:value-type="float">
            <text:p>157</text:p>
          </table:table-cell>
          <table:table-cell table:style-name="ce8" table:formula="of:=MOD([.Y90]*[.Y90];prime)" office:value-type="float" office:value="157" calcext:value-type="float">
            <text:p>157</text:p>
          </table:table-cell>
          <table:table-cell table:style-name="ce4" table:formula="of:=([.$Y$1]-[.Y90])" office:value-type="float" office:value="-91" calcext:value-type="float">
            <text:p>-91</text:p>
          </table:table-cell>
          <table:table-cell table:style-name="ce14" table:formula="of:=([.$X$1]-[.X90])" office:value-type="float" office:value="-202" calcext:value-type="float">
            <text:p>-202</text:p>
          </table:table-cell>
          <table:table-cell table:style-name="ce14" table:formula="of:=mod_inv([.AC90];prime)" office:value-type="float" office:value="69" calcext:value-type="float">
            <text:p>69</text:p>
          </table:table-cell>
          <table:table-cell table:style-name="ce8" table:formula="of:=MOD([.AB90]*[.AD90];prime)" office:value-type="float" office:value="33" calcext:value-type="float">
            <text:p>3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1" calcext:value-type="float">
            <text:p>91</text:p>
          </table:table-cell>
          <table:table-cell table:number-columns-repeated="12"/>
          <table:table-cell table:style-name="ce4" table:formula="of:=MOD([.AE90]*[.AE90]-[.X90]-[.$X$1];prime)" office:value-type="float" office:value="98" calcext:value-type="float">
            <text:p>98</text:p>
          </table:table-cell>
          <table:table-cell table:style-name="ce8" table:formula="of:=MOD([.AE90]*([.$X$1]-[.X91])-[.$Y$1];prime)" office:value-type="float" office:value="182" calcext:value-type="float">
            <text:p>182</text:p>
          </table:table-cell>
          <table:table-cell table:style-name="ce4" table:formula="of:=MOD([.X91]^3+a*[.X91]+b;prime)" office:value-type="float" office:value="249" calcext:value-type="float">
            <text:p>249</text:p>
          </table:table-cell>
          <table:table-cell table:style-name="ce8" table:formula="of:=MOD([.Y91]*[.Y91];prime)" office:value-type="float" office:value="249" calcext:value-type="float">
            <text:p>249</text:p>
          </table:table-cell>
          <table:table-cell table:style-name="ce4" table:formula="of:=([.$Y$1]-[.Y91])" office:value-type="float" office:value="-179" calcext:value-type="float">
            <text:p>-179</text:p>
          </table:table-cell>
          <table:table-cell table:style-name="ce14" table:formula="of:=([.$X$1]-[.X91])" office:value-type="float" office:value="-98" calcext:value-type="float">
            <text:p>-98</text:p>
          </table:table-cell>
          <table:table-cell table:style-name="ce14" table:formula="of:=mod_inv([.AC91];prime)" office:value-type="float" office:value="212" calcext:value-type="float">
            <text:p>212</text:p>
          </table:table-cell>
          <table:table-cell table:style-name="ce8" table:formula="of:=MOD([.AB91]*[.AD91];prime)" office:value-type="float" office:value="187" calcext:value-type="float">
            <text:p>187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2" calcext:value-type="float">
            <text:p>92</text:p>
          </table:table-cell>
          <table:table-cell table:number-columns-repeated="12"/>
          <table:table-cell table:style-name="ce4" table:formula="of:=MOD([.AE91]*[.AE91]-[.X91]-[.$X$1];prime)" office:value-type="float" office:value="155" calcext:value-type="float">
            <text:p>155</text:p>
          </table:table-cell>
          <table:table-cell table:style-name="ce8" table:formula="of:=MOD([.AE91]*([.$X$1]-[.X92])-[.$Y$1];prime)" office:value-type="float" office:value="205" calcext:value-type="float">
            <text:p>205</text:p>
          </table:table-cell>
          <table:table-cell table:style-name="ce4" table:formula="of:=MOD([.X92]^3+a*[.X92]+b;prime)" office:value-type="float" office:value="208" calcext:value-type="float">
            <text:p>208</text:p>
          </table:table-cell>
          <table:table-cell table:style-name="ce8" table:formula="of:=MOD([.Y92]*[.Y92];prime)" office:value-type="float" office:value="208" calcext:value-type="float">
            <text:p>208</text:p>
          </table:table-cell>
          <table:table-cell table:style-name="ce4" table:formula="of:=([.$Y$1]-[.Y92])" office:value-type="float" office:value="-202" calcext:value-type="float">
            <text:p>-202</text:p>
          </table:table-cell>
          <table:table-cell table:style-name="ce14" table:formula="of:=([.$X$1]-[.X92])" office:value-type="float" office:value="-155" calcext:value-type="float">
            <text:p>-155</text:p>
          </table:table-cell>
          <table:table-cell table:style-name="ce14" table:formula="of:=mod_inv([.AC92];prime)" office:value-type="float" office:value="207" calcext:value-type="float">
            <text:p>207</text:p>
          </table:table-cell>
          <table:table-cell table:style-name="ce8" table:formula="of:=MOD([.AB92]*[.AD92];prime)" office:value-type="float" office:value="3" calcext:value-type="float">
            <text:p>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3" calcext:value-type="float">
            <text:p>93</text:p>
          </table:table-cell>
          <table:table-cell table:number-columns-repeated="12"/>
          <table:table-cell table:style-name="ce4" table:formula="of:=MOD([.AE92]*[.AE92]-[.X92]-[.$X$1];prime)" office:value-type="float" office:value="117" calcext:value-type="float">
            <text:p>117</text:p>
          </table:table-cell>
          <table:table-cell table:style-name="ce8" table:formula="of:=MOD([.AE92]*([.$X$1]-[.X93])-[.$Y$1];prime)" office:value-type="float" office:value="172" calcext:value-type="float">
            <text:p>172</text:p>
          </table:table-cell>
          <table:table-cell table:style-name="ce4" table:formula="of:=MOD([.X93]^3+a*[.X93]+b;prime)" office:value-type="float" office:value="128" calcext:value-type="float">
            <text:p>128</text:p>
          </table:table-cell>
          <table:table-cell table:style-name="ce8" table:formula="of:=MOD([.Y93]*[.Y93];prime)" office:value-type="float" office:value="128" calcext:value-type="float">
            <text:p>128</text:p>
          </table:table-cell>
          <table:table-cell table:style-name="ce4" table:formula="of:=([.$Y$1]-[.Y93])" office:value-type="float" office:value="-169" calcext:value-type="float">
            <text:p>-169</text:p>
          </table:table-cell>
          <table:table-cell table:style-name="ce14" table:formula="of:=([.$X$1]-[.X93])" office:value-type="float" office:value="-117" calcext:value-type="float">
            <text:p>-117</text:p>
          </table:table-cell>
          <table:table-cell table:style-name="ce14" table:formula="of:=mod_inv([.AC93];prime)" office:value-type="float" office:value="254" calcext:value-type="float">
            <text:p>254</text:p>
          </table:table-cell>
          <table:table-cell table:style-name="ce8" table:formula="of:=MOD([.AB93]*[.AD93];prime)" office:value-type="float" office:value="206" calcext:value-type="float">
            <text:p>20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4" calcext:value-type="float">
            <text:p>94</text:p>
          </table:table-cell>
          <table:table-cell table:number-columns-repeated="12"/>
          <table:table-cell table:style-name="ce4" table:formula="of:=MOD([.AE93]*[.AE93]-[.X93]-[.$X$1];prime)" office:value-type="float" office:value="239" calcext:value-type="float">
            <text:p>239</text:p>
          </table:table-cell>
          <table:table-cell table:style-name="ce8" table:formula="of:=MOD([.AE93]*([.$X$1]-[.X94])-[.$Y$1];prime)" office:value-type="float" office:value="207" calcext:value-type="float">
            <text:p>207</text:p>
          </table:table-cell>
          <table:table-cell table:style-name="ce4" table:formula="of:=MOD([.X94]^3+a*[.X94]+b;prime)" office:value-type="float" office:value="243" calcext:value-type="float">
            <text:p>243</text:p>
          </table:table-cell>
          <table:table-cell table:style-name="ce8" table:formula="of:=MOD([.Y94]*[.Y94];prime)" office:value-type="float" office:value="243" calcext:value-type="float">
            <text:p>243</text:p>
          </table:table-cell>
          <table:table-cell table:style-name="ce4" table:formula="of:=([.$Y$1]-[.Y94])" office:value-type="float" office:value="-204" calcext:value-type="float">
            <text:p>-204</text:p>
          </table:table-cell>
          <table:table-cell table:style-name="ce14" table:formula="of:=([.$X$1]-[.X94])" office:value-type="float" office:value="-239" calcext:value-type="float">
            <text:p>-239</text:p>
          </table:table-cell>
          <table:table-cell table:style-name="ce14" table:formula="of:=mod_inv([.AC94];prime)" office:value-type="float" office:value="11" calcext:value-type="float">
            <text:p>11</text:p>
          </table:table-cell>
          <table:table-cell table:style-name="ce8" table:formula="of:=MOD([.AB94]*[.AD94];prime)" office:value-type="float" office:value="123" calcext:value-type="float">
            <text:p>12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5" calcext:value-type="float">
            <text:p>95</text:p>
          </table:table-cell>
          <table:table-cell table:number-columns-repeated="12"/>
          <table:table-cell table:style-name="ce4" table:formula="of:=MOD([.AE94]*[.AE94]-[.X94]-[.$X$1];prime)" office:value-type="float" office:value="162" calcext:value-type="float">
            <text:p>162</text:p>
          </table:table-cell>
          <table:table-cell table:style-name="ce8" table:formula="of:=MOD([.AE94]*([.$X$1]-[.X95])-[.$Y$1];prime)" office:value-type="float" office:value="59" calcext:value-type="float">
            <text:p>59</text:p>
          </table:table-cell>
          <table:table-cell table:style-name="ce4" table:formula="of:=MOD([.X95]^3+a*[.X95]+b;prime)" office:value-type="float" office:value="62" calcext:value-type="float">
            <text:p>62</text:p>
          </table:table-cell>
          <table:table-cell table:style-name="ce8" table:formula="of:=MOD([.Y95]*[.Y95];prime)" office:value-type="float" office:value="62" calcext:value-type="float">
            <text:p>62</text:p>
          </table:table-cell>
          <table:table-cell table:style-name="ce4" table:formula="of:=([.$Y$1]-[.Y95])" office:value-type="float" office:value="-56" calcext:value-type="float">
            <text:p>-56</text:p>
          </table:table-cell>
          <table:table-cell table:style-name="ce14" table:formula="of:=([.$X$1]-[.X95])" office:value-type="float" office:value="-162" calcext:value-type="float">
            <text:p>-162</text:p>
          </table:table-cell>
          <table:table-cell table:style-name="ce14" table:formula="of:=mod_inv([.AC95];prime)" office:value-type="float" office:value="125" calcext:value-type="float">
            <text:p>125</text:p>
          </table:table-cell>
          <table:table-cell table:style-name="ce8" table:formula="of:=MOD([.AB95]*[.AD95];prime)" office:value-type="float" office:value="101" calcext:value-type="float">
            <text:p>10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6" calcext:value-type="float">
            <text:p>96</text:p>
          </table:table-cell>
          <table:table-cell table:number-columns-repeated="12"/>
          <table:table-cell table:style-name="ce4" table:formula="of:=MOD([.AE95]*[.AE95]-[.X95]-[.$X$1];prime)" office:value-type="float" office:value="45" calcext:value-type="float">
            <text:p>45</text:p>
          </table:table-cell>
          <table:table-cell table:style-name="ce8" table:formula="of:=MOD([.AE95]*([.$X$1]-[.X96])-[.$Y$1];prime)" office:value-type="float" office:value="186" calcext:value-type="float">
            <text:p>186</text:p>
          </table:table-cell>
          <table:table-cell table:style-name="ce4" table:formula="of:=MOD([.X96]^3+a*[.X96]+b;prime)" office:value-type="float" office:value="143" calcext:value-type="float">
            <text:p>143</text:p>
          </table:table-cell>
          <table:table-cell table:style-name="ce8" table:formula="of:=MOD([.Y96]*[.Y96];prime)" office:value-type="float" office:value="143" calcext:value-type="float">
            <text:p>143</text:p>
          </table:table-cell>
          <table:table-cell table:style-name="ce4" table:formula="of:=([.$Y$1]-[.Y96])" office:value-type="float" office:value="-183" calcext:value-type="float">
            <text:p>-183</text:p>
          </table:table-cell>
          <table:table-cell table:style-name="ce14" table:formula="of:=([.$X$1]-[.X96])" office:value-type="float" office:value="-45" calcext:value-type="float">
            <text:p>-45</text:p>
          </table:table-cell>
          <table:table-cell table:style-name="ce14" table:formula="of:=mod_inv([.AC96];prime)" office:value-type="float" office:value="187" calcext:value-type="float">
            <text:p>187</text:p>
          </table:table-cell>
          <table:table-cell table:style-name="ce8" table:formula="of:=MOD([.AB96]*[.AD96];prime)" office:value-type="float" office:value="232" calcext:value-type="float">
            <text:p>23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7" calcext:value-type="float">
            <text:p>97</text:p>
          </table:table-cell>
          <table:table-cell table:number-columns-repeated="12"/>
          <table:table-cell table:style-name="ce4" table:formula="of:=MOD([.AE96]*[.AE96]-[.X96]-[.$X$1];prime)" office:value-type="float" office:value="127" calcext:value-type="float">
            <text:p>127</text:p>
          </table:table-cell>
          <table:table-cell table:style-name="ce8" table:formula="of:=MOD([.AE96]*([.$X$1]-[.X97])-[.$Y$1];prime)" office:value-type="float" office:value="252" calcext:value-type="float">
            <text:p>252</text:p>
          </table:table-cell>
          <table:table-cell table:style-name="ce4" table:formula="of:=MOD([.X97]^3+a*[.X97]+b;prime)" office:value-type="float" office:value="121" calcext:value-type="float">
            <text:p>121</text:p>
          </table:table-cell>
          <table:table-cell table:style-name="ce8" table:formula="of:=MOD([.Y97]*[.Y97];prime)" office:value-type="float" office:value="121" calcext:value-type="float">
            <text:p>121</text:p>
          </table:table-cell>
          <table:table-cell table:style-name="ce4" table:formula="of:=([.$Y$1]-[.Y97])" office:value-type="float" office:value="-249" calcext:value-type="float">
            <text:p>-249</text:p>
          </table:table-cell>
          <table:table-cell table:style-name="ce14" table:formula="of:=([.$X$1]-[.X97])" office:value-type="float" office:value="-127" calcext:value-type="float">
            <text:p>-127</text:p>
          </table:table-cell>
          <table:table-cell table:style-name="ce14" table:formula="of:=mod_inv([.AC97];prime)" office:value-type="float" office:value="234" calcext:value-type="float">
            <text:p>234</text:p>
          </table:table-cell>
          <table:table-cell table:style-name="ce8" table:formula="of:=MOD([.AB97]*[.AD97];prime)" office:value-type="float" office:value="120" calcext:value-type="float">
            <text:p>12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8" calcext:value-type="float">
            <text:p>98</text:p>
          </table:table-cell>
          <table:table-cell table:number-columns-repeated="12"/>
          <table:table-cell table:style-name="ce4" table:formula="of:=MOD([.AE97]*[.AE97]-[.X97]-[.$X$1];prime)" office:value-type="float" office:value="71" calcext:value-type="float">
            <text:p>71</text:p>
          </table:table-cell>
          <table:table-cell table:style-name="ce8" table:formula="of:=MOD([.AE97]*([.$X$1]-[.X98])-[.$Y$1];prime)" office:value-type="float" office:value="156" calcext:value-type="float">
            <text:p>156</text:p>
          </table:table-cell>
          <table:table-cell table:style-name="ce4" table:formula="of:=MOD([.X98]^3+a*[.X98]+b;prime)" office:value-type="float" office:value="140" calcext:value-type="float">
            <text:p>140</text:p>
          </table:table-cell>
          <table:table-cell table:style-name="ce8" table:formula="of:=MOD([.Y98]*[.Y98];prime)" office:value-type="float" office:value="140" calcext:value-type="float">
            <text:p>140</text:p>
          </table:table-cell>
          <table:table-cell table:style-name="ce4" table:formula="of:=([.$Y$1]-[.Y98])" office:value-type="float" office:value="-153" calcext:value-type="float">
            <text:p>-153</text:p>
          </table:table-cell>
          <table:table-cell table:style-name="ce14" table:formula="of:=([.$X$1]-[.X98])" office:value-type="float" office:value="-71" calcext:value-type="float">
            <text:p>-71</text:p>
          </table:table-cell>
          <table:table-cell table:style-name="ce14" table:formula="of:=mod_inv([.AC98];prime)" office:value-type="float" office:value="100" calcext:value-type="float">
            <text:p>100</text:p>
          </table:table-cell>
          <table:table-cell table:style-name="ce8" table:formula="of:=MOD([.AB98]*[.AD98];prime)" office:value-type="float" office:value="217" calcext:value-type="float">
            <text:p>217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9" calcext:value-type="float">
            <text:p>99</text:p>
          </table:table-cell>
          <table:table-cell table:number-columns-repeated="12"/>
          <table:table-cell table:style-name="ce4" table:formula="of:=MOD([.AE98]*[.AE98]-[.X98]-[.$X$1];prime)" office:value-type="float" office:value="204" calcext:value-type="float">
            <text:p>204</text:p>
          </table:table-cell>
          <table:table-cell table:style-name="ce8" table:formula="of:=MOD([.AE98]*([.$X$1]-[.X99])-[.$Y$1];prime)" office:value-type="float" office:value="176" calcext:value-type="float">
            <text:p>176</text:p>
          </table:table-cell>
          <table:table-cell table:style-name="ce4" table:formula="of:=MOD([.X99]^3+a*[.X99]+b;prime)" office:value-type="float" office:value="205" calcext:value-type="float">
            <text:p>205</text:p>
          </table:table-cell>
          <table:table-cell table:style-name="ce8" table:formula="of:=MOD([.Y99]*[.Y99];prime)" office:value-type="float" office:value="205" calcext:value-type="float">
            <text:p>205</text:p>
          </table:table-cell>
          <table:table-cell table:style-name="ce4" table:formula="of:=([.$Y$1]-[.Y99])" office:value-type="float" office:value="-173" calcext:value-type="float">
            <text:p>-173</text:p>
          </table:table-cell>
          <table:table-cell table:style-name="ce14" table:formula="of:=([.$X$1]-[.X99])" office:value-type="float" office:value="-204" calcext:value-type="float">
            <text:p>-204</text:p>
          </table:table-cell>
          <table:table-cell table:style-name="ce14" table:formula="of:=mod_inv([.AC99];prime)" office:value-type="float" office:value="107" calcext:value-type="float">
            <text:p>107</text:p>
          </table:table-cell>
          <table:table-cell table:style-name="ce8" table:formula="of:=MOD([.AB99]*[.AD99];prime)" office:value-type="float" office:value="162" calcext:value-type="float">
            <text:p>16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0" calcext:value-type="float">
            <text:p>100</text:p>
          </table:table-cell>
          <table:table-cell table:number-columns-repeated="12"/>
          <table:table-cell table:style-name="ce4" table:formula="of:=MOD([.AE99]*[.AE99]-[.X99]-[.$X$1];prime)" office:value-type="float" office:value="3" calcext:value-type="float">
            <text:p>3</text:p>
          </table:table-cell>
          <table:table-cell table:style-name="ce8" table:formula="of:=MOD([.AE99]*([.$X$1]-[.X100])-[.$Y$1];prime)" office:value-type="float" office:value="37" calcext:value-type="float">
            <text:p>37</text:p>
          </table:table-cell>
          <table:table-cell table:style-name="ce4" table:formula="of:=MOD([.X100]^3+a*[.X100]+b;prime)" office:value-type="float" office:value="54" calcext:value-type="float">
            <text:p>54</text:p>
          </table:table-cell>
          <table:table-cell table:style-name="ce8" table:formula="of:=MOD([.Y100]*[.Y100];prime)" office:value-type="float" office:value="54" calcext:value-type="float">
            <text:p>54</text:p>
          </table:table-cell>
          <table:table-cell table:style-name="ce4" table:formula="of:=([.$Y$1]-[.Y100])" office:value-type="float" office:value="-34" calcext:value-type="float">
            <text:p>-34</text:p>
          </table:table-cell>
          <table:table-cell table:style-name="ce14" table:formula="of:=([.$X$1]-[.X100])" office:value-type="float" office:value="-3" calcext:value-type="float">
            <text:p>-3</text:p>
          </table:table-cell>
          <table:table-cell table:style-name="ce14" table:formula="of:=mod_inv([.AC100];prime)" office:value-type="float" office:value="175" calcext:value-type="float">
            <text:p>175</text:p>
          </table:table-cell>
          <table:table-cell table:style-name="ce8" table:formula="of:=MOD([.AB100]*[.AD100];prime)" office:value-type="float" office:value="99" calcext:value-type="float">
            <text:p>9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1" calcext:value-type="float">
            <text:p>101</text:p>
          </table:table-cell>
          <table:table-cell table:number-columns-repeated="12"/>
          <table:table-cell table:style-name="ce4" table:formula="of:=MOD([.AE100]*[.AE100]-[.X100]-[.$X$1];prime)" office:value-type="float" office:value="67" calcext:value-type="float">
            <text:p>67</text:p>
          </table:table-cell>
          <table:table-cell table:style-name="ce8" table:formula="of:=MOD([.AE100]*([.$X$1]-[.X101])-[.$Y$1];prime)" office:value-type="float" office:value="202" calcext:value-type="float">
            <text:p>202</text:p>
          </table:table-cell>
          <table:table-cell table:style-name="ce4" table:formula="of:=MOD([.X101]^3+a*[.X101]+b;prime)" office:value-type="float" office:value="39" calcext:value-type="float">
            <text:p>39</text:p>
          </table:table-cell>
          <table:table-cell table:style-name="ce8" table:formula="of:=MOD([.Y101]*[.Y101];prime)" office:value-type="float" office:value="39" calcext:value-type="float">
            <text:p>39</text:p>
          </table:table-cell>
          <table:table-cell table:style-name="ce4" table:formula="of:=([.$Y$1]-[.Y101])" office:value-type="float" office:value="-199" calcext:value-type="float">
            <text:p>-199</text:p>
          </table:table-cell>
          <table:table-cell table:style-name="ce14" table:formula="of:=([.$X$1]-[.X101])" office:value-type="float" office:value="-67" calcext:value-type="float">
            <text:p>-67</text:p>
          </table:table-cell>
          <table:table-cell table:style-name="ce14" table:formula="of:=mod_inv([.AC101];prime)" office:value-type="float" office:value="157" calcext:value-type="float">
            <text:p>157</text:p>
          </table:table-cell>
          <table:table-cell table:style-name="ce8" table:formula="of:=MOD([.AB101]*[.AD101];prime)" office:value-type="float" office:value="54" calcext:value-type="float">
            <text:p>54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2" calcext:value-type="float">
            <text:p>102</text:p>
          </table:table-cell>
          <table:table-cell table:number-columns-repeated="12"/>
          <table:table-cell table:style-name="ce4" table:formula="of:=MOD([.AE101]*[.AE101]-[.X101]-[.$X$1];prime)" office:value-type="float" office:value="219" calcext:value-type="float">
            <text:p>219</text:p>
          </table:table-cell>
          <table:table-cell table:style-name="ce8" table:formula="of:=MOD([.AE101]*([.$X$1]-[.X102])-[.$Y$1];prime)" office:value-type="float" office:value="6" calcext:value-type="float">
            <text:p>6</text:p>
          </table:table-cell>
          <table:table-cell table:style-name="ce4" table:formula="of:=MOD([.X102]^3+a*[.X102]+b;prime)" office:value-type="float" office:value="36" calcext:value-type="float">
            <text:p>36</text:p>
          </table:table-cell>
          <table:table-cell table:style-name="ce8" table:formula="of:=MOD([.Y102]*[.Y102];prime)" office:value-type="float" office:value="36" calcext:value-type="float">
            <text:p>36</text:p>
          </table:table-cell>
          <table:table-cell table:style-name="ce4" table:formula="of:=([.$Y$1]-[.Y102])" office:value-type="float" office:value="-3" calcext:value-type="float">
            <text:p>-3</text:p>
          </table:table-cell>
          <table:table-cell table:style-name="ce14" table:formula="of:=([.$X$1]-[.X102])" office:value-type="float" office:value="-219" calcext:value-type="float">
            <text:p>-219</text:p>
          </table:table-cell>
          <table:table-cell table:style-name="ce14" table:formula="of:=mod_inv([.AC102];prime)" office:value-type="float" office:value="6" calcext:value-type="float">
            <text:p>6</text:p>
          </table:table-cell>
          <table:table-cell table:style-name="ce8" table:formula="of:=MOD([.AB102]*[.AD102];prime)" office:value-type="float" office:value="245" calcext:value-type="float">
            <text:p>24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3" calcext:value-type="float">
            <text:p>103</text:p>
          </table:table-cell>
          <table:table-cell table:number-columns-repeated="12"/>
          <table:table-cell table:style-name="ce4" table:formula="of:=MOD([.AE102]*[.AE102]-[.X102]-[.$X$1];prime)" office:value-type="float" office:value="105" calcext:value-type="float">
            <text:p>105</text:p>
          </table:table-cell>
          <table:table-cell table:style-name="ce8" table:formula="of:=MOD([.AE102]*([.$X$1]-[.X103])-[.$Y$1];prime)" office:value-type="float" office:value="46" calcext:value-type="float">
            <text:p>46</text:p>
          </table:table-cell>
          <table:table-cell table:style-name="ce4" table:formula="of:=MOD([.X103]^3+a*[.X103]+b;prime)" office:value-type="float" office:value="12" calcext:value-type="float">
            <text:p>12</text:p>
          </table:table-cell>
          <table:table-cell table:style-name="ce8" table:formula="of:=MOD([.Y103]*[.Y103];prime)" office:value-type="float" office:value="12" calcext:value-type="float">
            <text:p>12</text:p>
          </table:table-cell>
          <table:table-cell table:style-name="ce4" table:formula="of:=([.$Y$1]-[.Y103])" office:value-type="float" office:value="-43" calcext:value-type="float">
            <text:p>-43</text:p>
          </table:table-cell>
          <table:table-cell table:style-name="ce14" table:formula="of:=([.$X$1]-[.X103])" office:value-type="float" office:value="-105" calcext:value-type="float">
            <text:p>-105</text:p>
          </table:table-cell>
          <table:table-cell table:style-name="ce14" table:formula="of:=mod_inv([.AC103];prime)" office:value-type="float" office:value="5" calcext:value-type="float">
            <text:p>5</text:p>
          </table:table-cell>
          <table:table-cell table:style-name="ce8" table:formula="of:=MOD([.AB103]*[.AD103];prime)" office:value-type="float" office:value="48" calcext:value-type="float">
            <text:p>4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4" calcext:value-type="float">
            <text:p>104</text:p>
          </table:table-cell>
          <table:table-cell table:number-columns-repeated="12"/>
          <table:table-cell table:style-name="ce4" table:formula="of:=MOD([.AE103]*[.AE103]-[.X103]-[.$X$1];prime)" office:value-type="float" office:value="95" calcext:value-type="float">
            <text:p>95</text:p>
          </table:table-cell>
          <table:table-cell table:style-name="ce8" table:formula="of:=MOD([.AE103]*([.$X$1]-[.X104])-[.$Y$1];prime)" office:value-type="float" office:value="171" calcext:value-type="float">
            <text:p>171</text:p>
          </table:table-cell>
          <table:table-cell table:style-name="ce4" table:formula="of:=MOD([.X104]^3+a*[.X104]+b;prime)" office:value-type="float" office:value="48" calcext:value-type="float">
            <text:p>48</text:p>
          </table:table-cell>
          <table:table-cell table:style-name="ce8" table:formula="of:=MOD([.Y104]*[.Y104];prime)" office:value-type="float" office:value="48" calcext:value-type="float">
            <text:p>48</text:p>
          </table:table-cell>
          <table:table-cell table:style-name="ce4" table:formula="of:=([.$Y$1]-[.Y104])" office:value-type="float" office:value="-168" calcext:value-type="float">
            <text:p>-168</text:p>
          </table:table-cell>
          <table:table-cell table:style-name="ce14" table:formula="of:=([.$X$1]-[.X104])" office:value-type="float" office:value="-95" calcext:value-type="float">
            <text:p>-95</text:p>
          </table:table-cell>
          <table:table-cell table:style-name="ce14" table:formula="of:=mod_inv([.AC104];prime)" office:value-type="float" office:value="227" calcext:value-type="float">
            <text:p>227</text:p>
          </table:table-cell>
          <table:table-cell table:style-name="ce8" table:formula="of:=MOD([.AB104]*[.AD104];prime)" office:value-type="float" office:value="262" calcext:value-type="float">
            <text:p>26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5" calcext:value-type="float">
            <text:p>105</text:p>
          </table:table-cell>
          <table:table-cell table:number-columns-repeated="12"/>
          <table:table-cell table:style-name="ce4" table:formula="of:=MOD([.AE104]*[.AE104]-[.X104]-[.$X$1];prime)" office:value-type="float" office:value="169" calcext:value-type="float">
            <text:p>169</text:p>
          </table:table-cell>
          <table:table-cell table:style-name="ce8" table:formula="of:=MOD([.AE104]*([.$X$1]-[.X105])-[.$Y$1];prime)" office:value-type="float" office:value="166" calcext:value-type="float">
            <text:p>166</text:p>
          </table:table-cell>
          <table:table-cell table:style-name="ce4" table:formula="of:=MOD([.X105]^3+a*[.X105]+b;prime)" office:value-type="float" office:value="204" calcext:value-type="float">
            <text:p>204</text:p>
          </table:table-cell>
          <table:table-cell table:style-name="ce8" table:formula="of:=MOD([.Y105]*[.Y105];prime)" office:value-type="float" office:value="204" calcext:value-type="float">
            <text:p>204</text:p>
          </table:table-cell>
          <table:table-cell table:style-name="ce4" table:formula="of:=([.$Y$1]-[.Y105])" office:value-type="float" office:value="-163" calcext:value-type="float">
            <text:p>-163</text:p>
          </table:table-cell>
          <table:table-cell table:style-name="ce14" table:formula="of:=([.$X$1]-[.X105])" office:value-type="float" office:value="-169" calcext:value-type="float">
            <text:p>-169</text:p>
          </table:table-cell>
          <table:table-cell table:style-name="ce14" table:formula="of:=mod_inv([.AC105];prime)" office:value-type="float" office:value="14" calcext:value-type="float">
            <text:p>14</text:p>
          </table:table-cell>
          <table:table-cell table:style-name="ce8" table:formula="of:=MOD([.AB105]*[.AD105];prime)" office:value-type="float" office:value="85" calcext:value-type="float">
            <text:p>8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6" calcext:value-type="float">
            <text:p>106</text:p>
          </table:table-cell>
          <table:table-cell table:number-columns-repeated="12"/>
          <table:table-cell table:style-name="ce4" table:formula="of:=MOD([.AE105]*[.AE105]-[.X105]-[.$X$1];prime)" office:value-type="float" office:value="218" calcext:value-type="float">
            <text:p>218</text:p>
          </table:table-cell>
          <table:table-cell table:style-name="ce8" table:formula="of:=MOD([.AE105]*([.$X$1]-[.X106])-[.$Y$1];prime)" office:value-type="float" office:value="140" calcext:value-type="float">
            <text:p>140</text:p>
          </table:table-cell>
          <table:table-cell table:style-name="ce4" table:formula="of:=MOD([.X106]^3+a*[.X106]+b;prime)" office:value-type="float" office:value="138" calcext:value-type="float">
            <text:p>138</text:p>
          </table:table-cell>
          <table:table-cell table:style-name="ce8" table:formula="of:=MOD([.Y106]*[.Y106];prime)" office:value-type="float" office:value="138" calcext:value-type="float">
            <text:p>138</text:p>
          </table:table-cell>
          <table:table-cell table:style-name="ce4" table:formula="of:=([.$Y$1]-[.Y106])" office:value-type="float" office:value="-137" calcext:value-type="float">
            <text:p>-137</text:p>
          </table:table-cell>
          <table:table-cell table:style-name="ce14" table:formula="of:=([.$X$1]-[.X106])" office:value-type="float" office:value="-218" calcext:value-type="float">
            <text:p>-218</text:p>
          </table:table-cell>
          <table:table-cell table:style-name="ce14" table:formula="of:=mod_inv([.AC106];prime)" office:value-type="float" office:value="76" calcext:value-type="float">
            <text:p>76</text:p>
          </table:table-cell>
          <table:table-cell table:style-name="ce8" table:formula="of:=MOD([.AB106]*[.AD106];prime)" office:value-type="float" office:value="108" calcext:value-type="float">
            <text:p>10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7" calcext:value-type="float">
            <text:p>107</text:p>
          </table:table-cell>
          <table:table-cell table:number-columns-repeated="12"/>
          <table:table-cell table:style-name="ce4" table:formula="of:=MOD([.AE106]*[.AE106]-[.X106]-[.$X$1];prime)" office:value-type="float" office:value="137" calcext:value-type="float">
            <text:p>137</text:p>
          </table:table-cell>
          <table:table-cell table:style-name="ce8" table:formula="of:=MOD([.AE106]*([.$X$1]-[.X107])-[.$Y$1];prime)" office:value-type="float" office:value="192" calcext:value-type="float">
            <text:p>192</text:p>
          </table:table-cell>
          <table:table-cell table:style-name="ce4" table:formula="of:=MOD([.X107]^3+a*[.X107]+b;prime)" office:value-type="float" office:value="44" calcext:value-type="float">
            <text:p>44</text:p>
          </table:table-cell>
          <table:table-cell table:style-name="ce8" table:formula="of:=MOD([.Y107]*[.Y107];prime)" office:value-type="float" office:value="44" calcext:value-type="float">
            <text:p>44</text:p>
          </table:table-cell>
          <table:table-cell table:style-name="ce4" table:formula="of:=([.$Y$1]-[.Y107])" office:value-type="float" office:value="-189" calcext:value-type="float">
            <text:p>-189</text:p>
          </table:table-cell>
          <table:table-cell table:style-name="ce14" table:formula="of:=([.$X$1]-[.X107])" office:value-type="float" office:value="-137" calcext:value-type="float">
            <text:p>-137</text:p>
          </table:table-cell>
          <table:table-cell table:style-name="ce14" table:formula="of:=mod_inv([.AC107];prime)" office:value-type="float" office:value="215" calcext:value-type="float">
            <text:p>215</text:p>
          </table:table-cell>
          <table:table-cell table:style-name="ce8" table:formula="of:=MOD([.AB107]*[.AD107];prime)" office:value-type="float" office:value="130" calcext:value-type="float">
            <text:p>13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8" calcext:value-type="float">
            <text:p>108</text:p>
          </table:table-cell>
          <table:table-cell table:number-columns-repeated="12"/>
          <table:table-cell table:style-name="ce4" table:formula="of:=MOD([.AE107]*[.AE107]-[.X107]-[.$X$1];prime)" office:value-type="float" office:value="194" calcext:value-type="float">
            <text:p>194</text:p>
          </table:table-cell>
          <table:table-cell table:style-name="ce8" table:formula="of:=MOD([.AE107]*([.$X$1]-[.X108])-[.$Y$1];prime)" office:value-type="float" office:value="25" calcext:value-type="float">
            <text:p>25</text:p>
          </table:table-cell>
          <table:table-cell table:style-name="ce4" table:formula="of:=MOD([.X108]^3+a*[.X108]+b;prime)" office:value-type="float" office:value="99" calcext:value-type="float">
            <text:p>99</text:p>
          </table:table-cell>
          <table:table-cell table:style-name="ce8" table:formula="of:=MOD([.Y108]*[.Y108];prime)" office:value-type="float" office:value="99" calcext:value-type="float">
            <text:p>99</text:p>
          </table:table-cell>
          <table:table-cell table:style-name="ce4" table:formula="of:=([.$Y$1]-[.Y108])" office:value-type="float" office:value="-22" calcext:value-type="float">
            <text:p>-22</text:p>
          </table:table-cell>
          <table:table-cell table:style-name="ce14" table:formula="of:=([.$X$1]-[.X108])" office:value-type="float" office:value="-194" calcext:value-type="float">
            <text:p>-194</text:p>
          </table:table-cell>
          <table:table-cell table:style-name="ce14" table:formula="of:=mod_inv([.AC108];prime)" office:value-type="float" office:value="61" calcext:value-type="float">
            <text:p>61</text:p>
          </table:table-cell>
          <table:table-cell table:style-name="ce8" table:formula="of:=MOD([.AB108]*[.AD108];prime)" office:value-type="float" office:value="236" calcext:value-type="float">
            <text:p>23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9" calcext:value-type="float">
            <text:p>109</text:p>
          </table:table-cell>
          <table:table-cell table:number-columns-repeated="12"/>
          <table:table-cell table:style-name="ce4" table:formula="of:=MOD([.AE108]*[.AE108]-[.X108]-[.$X$1];prime)" office:value-type="float" office:value="9" calcext:value-type="float">
            <text:p>9</text:p>
          </table:table-cell>
          <table:table-cell table:style-name="ce8" table:formula="of:=MOD([.AE108]*([.$X$1]-[.X109])-[.$Y$1];prime)" office:value-type="float" office:value="240" calcext:value-type="float">
            <text:p>240</text:p>
          </table:table-cell>
          <table:table-cell table:style-name="ce4" table:formula="of:=MOD([.X109]^3+a*[.X109]+b;prime)" office:value-type="float" office:value="3" calcext:value-type="float">
            <text:p>3</text:p>
          </table:table-cell>
          <table:table-cell table:style-name="ce8" table:formula="of:=MOD([.Y109]*[.Y109];prime)" office:value-type="float" office:value="3" calcext:value-type="float">
            <text:p>3</text:p>
          </table:table-cell>
          <table:table-cell table:style-name="ce4" table:formula="of:=([.$Y$1]-[.Y109])" office:value-type="float" office:value="-237" calcext:value-type="float">
            <text:p>-237</text:p>
          </table:table-cell>
          <table:table-cell table:style-name="ce14" table:formula="of:=([.$X$1]-[.X109])" office:value-type="float" office:value="-9" calcext:value-type="float">
            <text:p>-9</text:p>
          </table:table-cell>
          <table:table-cell table:style-name="ce14" table:formula="of:=mod_inv([.AC109];prime)" office:value-type="float" office:value="146" calcext:value-type="float">
            <text:p>146</text:p>
          </table:table-cell>
          <table:table-cell table:style-name="ce8" table:formula="of:=MOD([.AB109]*[.AD109];prime)" office:value-type="float" office:value="114" calcext:value-type="float">
            <text:p>114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0" calcext:value-type="float">
            <text:p>110</text:p>
          </table:table-cell>
          <table:table-cell table:number-columns-repeated="12"/>
          <table:table-cell table:style-name="ce4" table:formula="of:=MOD([.AE109]*[.AE109]-[.X109]-[.$X$1];prime)" office:value-type="float" office:value="100" calcext:value-type="float">
            <text:p>100</text:p>
          </table:table-cell>
          <table:table-cell table:style-name="ce8" table:formula="of:=MOD([.AE109]*([.$X$1]-[.X110])-[.$Y$1];prime)" office:value-type="float" office:value="169" calcext:value-type="float">
            <text:p>169</text:p>
          </table:table-cell>
          <table:table-cell table:style-name="ce4" table:formula="of:=MOD([.X110]^3+a*[.X110]+b;prime)" office:value-type="float" office:value="157" calcext:value-type="float">
            <text:p>157</text:p>
          </table:table-cell>
          <table:table-cell table:style-name="ce8" table:formula="of:=MOD([.Y110]*[.Y110];prime)" office:value-type="float" office:value="157" calcext:value-type="float">
            <text:p>157</text:p>
          </table:table-cell>
          <table:table-cell table:style-name="ce4" table:formula="of:=([.$Y$1]-[.Y110])" office:value-type="float" office:value="-166" calcext:value-type="float">
            <text:p>-166</text:p>
          </table:table-cell>
          <table:table-cell table:style-name="ce14" table:formula="of:=([.$X$1]-[.X110])" office:value-type="float" office:value="-100" calcext:value-type="float">
            <text:p>-100</text:p>
          </table:table-cell>
          <table:table-cell table:style-name="ce14" table:formula="of:=mod_inv([.AC110];prime)" office:value-type="float" office:value="71" calcext:value-type="float">
            <text:p>71</text:p>
          </table:table-cell>
          <table:table-cell table:style-name="ce8" table:formula="of:=MOD([.AB110]*[.AD110];prime)" office:value-type="float" office:value="49" calcext:value-type="float">
            <text:p>4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1" calcext:value-type="float">
            <text:p>111</text:p>
          </table:table-cell>
          <table:table-cell table:number-columns-repeated="12"/>
          <table:table-cell table:style-name="ce4" table:formula="of:=MOD([.AE110]*[.AE110]-[.X110]-[.$X$1];prime)" office:value-type="float" office:value="197" calcext:value-type="float">
            <text:p>197</text:p>
          </table:table-cell>
          <table:table-cell table:style-name="ce8" table:formula="of:=MOD([.AE110]*([.$X$1]-[.X111])-[.$Y$1];prime)" office:value-type="float" office:value="75" calcext:value-type="float">
            <text:p>75</text:p>
          </table:table-cell>
          <table:table-cell table:style-name="ce4" table:formula="of:=MOD([.X111]^3+a*[.X111]+b;prime)" office:value-type="float" office:value="102" calcext:value-type="float">
            <text:p>102</text:p>
          </table:table-cell>
          <table:table-cell table:style-name="ce8" table:formula="of:=MOD([.Y111]*[.Y111];prime)" office:value-type="float" office:value="102" calcext:value-type="float">
            <text:p>102</text:p>
          </table:table-cell>
          <table:table-cell table:style-name="ce4" table:formula="of:=([.$Y$1]-[.Y111])" office:value-type="float" office:value="-72" calcext:value-type="float">
            <text:p>-72</text:p>
          </table:table-cell>
          <table:table-cell table:style-name="ce14" table:formula="of:=([.$X$1]-[.X111])" office:value-type="float" office:value="-197" calcext:value-type="float">
            <text:p>-197</text:p>
          </table:table-cell>
          <table:table-cell table:style-name="ce14" table:formula="of:=mod_inv([.AC111];prime)" office:value-type="float" office:value="4" calcext:value-type="float">
            <text:p>4</text:p>
          </table:table-cell>
          <table:table-cell table:style-name="ce8" table:formula="of:=MOD([.AB111]*[.AD111];prime)" office:value-type="float" office:value="238" calcext:value-type="float">
            <text:p>23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2" calcext:value-type="float">
            <text:p>112</text:p>
          </table:table-cell>
          <table:table-cell table:number-columns-repeated="12"/>
          <table:table-cell table:style-name="ce4" table:formula="of:=MOD([.AE111]*[.AE111]-[.X111]-[.$X$1];prime)" office:value-type="float" office:value="165" calcext:value-type="float">
            <text:p>165</text:p>
          </table:table-cell>
          <table:table-cell table:style-name="ce8" table:formula="of:=MOD([.AE111]*([.$X$1]-[.X112])-[.$Y$1];prime)" office:value-type="float" office:value="177" calcext:value-type="float">
            <text:p>177</text:p>
          </table:table-cell>
          <table:table-cell table:style-name="ce4" table:formula="of:=MOD([.X112]^3+a*[.X112]+b;prime)" office:value-type="float" office:value="32" calcext:value-type="float">
            <text:p>32</text:p>
          </table:table-cell>
          <table:table-cell table:style-name="ce8" table:formula="of:=MOD([.Y112]*[.Y112];prime)" office:value-type="float" office:value="32" calcext:value-type="float">
            <text:p>32</text:p>
          </table:table-cell>
          <table:table-cell table:style-name="ce4" table:formula="of:=([.$Y$1]-[.Y112])" office:value-type="float" office:value="-174" calcext:value-type="float">
            <text:p>-174</text:p>
          </table:table-cell>
          <table:table-cell table:style-name="ce14" table:formula="of:=([.$X$1]-[.X112])" office:value-type="float" office:value="-165" calcext:value-type="float">
            <text:p>-165</text:p>
          </table:table-cell>
          <table:table-cell table:style-name="ce14" table:formula="of:=mod_inv([.AC112];prime)" office:value-type="float" office:value="51" calcext:value-type="float">
            <text:p>51</text:p>
          </table:table-cell>
          <table:table-cell table:style-name="ce8" table:formula="of:=MOD([.AB112]*[.AD112];prime)" office:value-type="float" office:value="68" calcext:value-type="float">
            <text:p>6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3" calcext:value-type="float">
            <text:p>113</text:p>
          </table:table-cell>
          <table:table-cell table:number-columns-repeated="12"/>
          <table:table-cell table:style-name="ce4" table:formula="of:=MOD([.AE112]*[.AE112]-[.X112]-[.$X$1];prime)" office:value-type="float" office:value="251" calcext:value-type="float">
            <text:p>251</text:p>
          </table:table-cell>
          <table:table-cell table:style-name="ce8" table:formula="of:=MOD([.AE112]*([.$X$1]-[.X113])-[.$Y$1];prime)" office:value-type="float" office:value="24" calcext:value-type="float">
            <text:p>24</text:p>
          </table:table-cell>
          <table:table-cell table:style-name="ce4" table:formula="of:=MOD([.X113]^3+a*[.X113]+b;prime)" office:value-type="float" office:value="50" calcext:value-type="float">
            <text:p>50</text:p>
          </table:table-cell>
          <table:table-cell table:style-name="ce8" table:formula="of:=MOD([.Y113]*[.Y113];prime)" office:value-type="float" office:value="50" calcext:value-type="float">
            <text:p>50</text:p>
          </table:table-cell>
          <table:table-cell table:style-name="ce4" table:formula="of:=([.$Y$1]-[.Y113])" office:value-type="float" office:value="-21" calcext:value-type="float">
            <text:p>-21</text:p>
          </table:table-cell>
          <table:table-cell table:style-name="ce14" table:formula="of:=([.$X$1]-[.X113])" office:value-type="float" office:value="-251" calcext:value-type="float">
            <text:p>-251</text:p>
          </table:table-cell>
          <table:table-cell table:style-name="ce14" table:formula="of:=mod_inv([.AC113];prime)" office:value-type="float" office:value="22" calcext:value-type="float">
            <text:p>22</text:p>
          </table:table-cell>
          <table:table-cell table:style-name="ce8" table:formula="of:=MOD([.AB113]*[.AD113];prime)" office:value-type="float" office:value="64" calcext:value-type="float">
            <text:p>64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4" calcext:value-type="float">
            <text:p>114</text:p>
          </table:table-cell>
          <table:table-cell table:number-columns-repeated="12"/>
          <table:table-cell table:style-name="ce4" table:formula="of:=MOD([.AE113]*[.AE113]-[.X113]-[.$X$1];prime)" office:value-type="float" office:value="163" calcext:value-type="float">
            <text:p>163</text:p>
          </table:table-cell>
          <table:table-cell table:style-name="ce8" table:formula="of:=MOD([.AE113]*([.$X$1]-[.X114])-[.$Y$1];prime)" office:value-type="float" office:value="85" calcext:value-type="float">
            <text:p>85</text:p>
          </table:table-cell>
          <table:table-cell table:style-name="ce4" table:formula="of:=MOD([.X114]^3+a*[.X114]+b;prime)" office:value-type="float" office:value="124" calcext:value-type="float">
            <text:p>124</text:p>
          </table:table-cell>
          <table:table-cell table:style-name="ce8" table:formula="of:=MOD([.Y114]*[.Y114];prime)" office:value-type="float" office:value="124" calcext:value-type="float">
            <text:p>124</text:p>
          </table:table-cell>
          <table:table-cell table:style-name="ce4" table:formula="of:=([.$Y$1]-[.Y114])" office:value-type="float" office:value="-82" calcext:value-type="float">
            <text:p>-82</text:p>
          </table:table-cell>
          <table:table-cell table:style-name="ce14" table:formula="of:=([.$X$1]-[.X114])" office:value-type="float" office:value="-163" calcext:value-type="float">
            <text:p>-163</text:p>
          </table:table-cell>
          <table:table-cell table:style-name="ce14" table:formula="of:=mod_inv([.AC114];prime)" office:value-type="float" office:value="192" calcext:value-type="float">
            <text:p>192</text:p>
          </table:table-cell>
          <table:table-cell table:style-name="ce8" table:formula="of:=MOD([.AB114]*[.AD114];prime)" office:value-type="float" office:value="36" calcext:value-type="float">
            <text:p>3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5" calcext:value-type="float">
            <text:p>115</text:p>
          </table:table-cell>
          <table:table-cell table:number-columns-repeated="12"/>
          <table:table-cell table:style-name="ce4" table:formula="of:=MOD([.AE114]*[.AE114]-[.X114]-[.$X$1];prime)" office:value-type="float" office:value="81" calcext:value-type="float">
            <text:p>81</text:p>
          </table:table-cell>
          <table:table-cell table:style-name="ce8" table:formula="of:=MOD([.AE114]*([.$X$1]-[.X115])-[.$Y$1];prime)" office:value-type="float" office:value="237" calcext:value-type="float">
            <text:p>237</text:p>
          </table:table-cell>
          <table:table-cell table:style-name="ce4" table:formula="of:=MOD([.X115]^3+a*[.X115]+b;prime)" office:value-type="float" office:value="150" calcext:value-type="float">
            <text:p>150</text:p>
          </table:table-cell>
          <table:table-cell table:style-name="ce8" table:formula="of:=MOD([.Y115]*[.Y115];prime)" office:value-type="float" office:value="150" calcext:value-type="float">
            <text:p>150</text:p>
          </table:table-cell>
          <table:table-cell table:style-name="ce4" table:formula="of:=([.$Y$1]-[.Y115])" office:value-type="float" office:value="-234" calcext:value-type="float">
            <text:p>-234</text:p>
          </table:table-cell>
          <table:table-cell table:style-name="ce14" table:formula="of:=([.$X$1]-[.X115])" office:value-type="float" office:value="-81" calcext:value-type="float">
            <text:p>-81</text:p>
          </table:table-cell>
          <table:table-cell table:style-name="ce14" table:formula="of:=mod_inv([.AC115];prime)" office:value-type="float" office:value="250" calcext:value-type="float">
            <text:p>250</text:p>
          </table:table-cell>
          <table:table-cell table:style-name="ce8" table:formula="of:=MOD([.AB115]*[.AD115];prime)" office:value-type="float" office:value="149" calcext:value-type="float">
            <text:p>14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6" calcext:value-type="float">
            <text:p>116</text:p>
          </table:table-cell>
          <table:table-cell table:number-columns-repeated="12"/>
          <table:table-cell table:style-name="ce4" table:formula="of:=MOD([.AE115]*[.AE115]-[.X115]-[.$X$1];prime)" office:value-type="float" office:value="28" calcext:value-type="float">
            <text:p>28</text:p>
          </table:table-cell>
          <table:table-cell table:style-name="ce8" table:formula="of:=MOD([.AE115]*([.$X$1]-[.X116])-[.$Y$1];prime)" office:value-type="float" office:value="33" calcext:value-type="float">
            <text:p>33</text:p>
          </table:table-cell>
          <table:table-cell table:style-name="ce4" table:formula="of:=MOD([.X116]^3+a*[.X116]+b;prime)" office:value-type="float" office:value="37" calcext:value-type="float">
            <text:p>37</text:p>
          </table:table-cell>
          <table:table-cell table:style-name="ce8" table:formula="of:=MOD([.Y116]*[.Y116];prime)" office:value-type="float" office:value="37" calcext:value-type="float">
            <text:p>37</text:p>
          </table:table-cell>
          <table:table-cell table:style-name="ce4" table:formula="of:=([.$Y$1]-[.Y116])" office:value-type="float" office:value="-30" calcext:value-type="float">
            <text:p>-30</text:p>
          </table:table-cell>
          <table:table-cell table:style-name="ce14" table:formula="of:=([.$X$1]-[.X116])" office:value-type="float" office:value="-28" calcext:value-type="float">
            <text:p>-28</text:p>
          </table:table-cell>
          <table:table-cell table:style-name="ce14" table:formula="of:=mod_inv([.AC116];prime)" office:value-type="float" office:value="216" calcext:value-type="float">
            <text:p>216</text:p>
          </table:table-cell>
          <table:table-cell table:style-name="ce8" table:formula="of:=MOD([.AB116]*[.AD116];prime)" office:value-type="float" office:value="95" calcext:value-type="float">
            <text:p>9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7" calcext:value-type="float">
            <text:p>117</text:p>
          </table:table-cell>
          <table:table-cell table:number-columns-repeated="12"/>
          <table:table-cell table:style-name="ce4" table:formula="of:=MOD([.AE116]*[.AE116]-[.X116]-[.$X$1];prime)" office:value-type="float" office:value="55" calcext:value-type="float">
            <text:p>55</text:p>
          </table:table-cell>
          <table:table-cell table:style-name="ce8" table:formula="of:=MOD([.AE116]*([.$X$1]-[.X117])-[.$Y$1];prime)" office:value-type="float" office:value="32" calcext:value-type="float">
            <text:p>32</text:p>
          </table:table-cell>
          <table:table-cell table:style-name="ce4" table:formula="of:=MOD([.X117]^3+a*[.X117]+b;prime)" office:value-type="float" office:value="235" calcext:value-type="float">
            <text:p>235</text:p>
          </table:table-cell>
          <table:table-cell table:style-name="ce8" table:formula="of:=MOD([.Y117]*[.Y117];prime)" office:value-type="float" office:value="235" calcext:value-type="float">
            <text:p>235</text:p>
          </table:table-cell>
          <table:table-cell table:style-name="ce4" table:formula="of:=([.$Y$1]-[.Y117])" office:value-type="float" office:value="-29" calcext:value-type="float">
            <text:p>-29</text:p>
          </table:table-cell>
          <table:table-cell table:style-name="ce14" table:formula="of:=([.$X$1]-[.X117])" office:value-type="float" office:value="-55" calcext:value-type="float">
            <text:p>-55</text:p>
          </table:table-cell>
          <table:table-cell table:style-name="ce14" table:formula="of:=mod_inv([.AC117];prime)" office:value-type="float" office:value="153" calcext:value-type="float">
            <text:p>153</text:p>
          </table:table-cell>
          <table:table-cell table:style-name="ce8" table:formula="of:=MOD([.AB117]*[.AD117];prime)" office:value-type="float" office:value="34" calcext:value-type="float">
            <text:p>34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8" calcext:value-type="float">
            <text:p>118</text:p>
          </table:table-cell>
          <table:table-cell table:number-columns-repeated="12"/>
          <table:table-cell table:style-name="ce4" table:formula="of:=MOD([.AE117]*[.AE117]-[.X117]-[.$X$1];prime)" office:value-type="float" office:value="49" calcext:value-type="float">
            <text:p>49</text:p>
          </table:table-cell>
          <table:table-cell table:style-name="ce8" table:formula="of:=MOD([.AE117]*([.$X$1]-[.X118])-[.$Y$1];prime)" office:value-type="float" office:value="172" calcext:value-type="float">
            <text:p>172</text:p>
          </table:table-cell>
          <table:table-cell table:style-name="ce4" table:formula="of:=MOD([.X118]^3+a*[.X118]+b;prime)" office:value-type="float" office:value="128" calcext:value-type="float">
            <text:p>128</text:p>
          </table:table-cell>
          <table:table-cell table:style-name="ce8" table:formula="of:=MOD([.Y118]*[.Y118];prime)" office:value-type="float" office:value="128" calcext:value-type="float">
            <text:p>128</text:p>
          </table:table-cell>
          <table:table-cell table:style-name="ce4" table:formula="of:=([.$Y$1]-[.Y118])" office:value-type="float" office:value="-169" calcext:value-type="float">
            <text:p>-169</text:p>
          </table:table-cell>
          <table:table-cell table:style-name="ce14" table:formula="of:=([.$X$1]-[.X118])" office:value-type="float" office:value="-49" calcext:value-type="float">
            <text:p>-49</text:p>
          </table:table-cell>
          <table:table-cell table:style-name="ce14" table:formula="of:=mod_inv([.AC118];prime)" office:value-type="float" office:value="161" calcext:value-type="float">
            <text:p>161</text:p>
          </table:table-cell>
          <table:table-cell table:style-name="ce8" table:formula="of:=MOD([.AB118]*[.AD118];prime)" office:value-type="float" office:value="143" calcext:value-type="float">
            <text:p>14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9" calcext:value-type="float">
            <text:p>119</text:p>
          </table:table-cell>
          <table:table-cell table:number-columns-repeated="12"/>
          <table:table-cell table:style-name="ce4" table:formula="of:=MOD([.AE118]*[.AE118]-[.X118]-[.$X$1];prime)" office:value-type="float" office:value="149" calcext:value-type="float">
            <text:p>149</text:p>
          </table:table-cell>
          <table:table-cell table:style-name="ce8" table:formula="of:=MOD([.AE118]*([.$X$1]-[.X119])-[.$Y$1];prime)" office:value-type="float" office:value="256" calcext:value-type="float">
            <text:p>256</text:p>
          </table:table-cell>
          <table:table-cell table:style-name="ce4" table:formula="of:=MOD([.X119]^3+a*[.X119]+b;prime)" office:value-type="float" office:value="49" calcext:value-type="float">
            <text:p>49</text:p>
          </table:table-cell>
          <table:table-cell table:style-name="ce8" table:formula="of:=MOD([.Y119]*[.Y119];prime)" office:value-type="float" office:value="49" calcext:value-type="float">
            <text:p>49</text:p>
          </table:table-cell>
          <table:table-cell table:style-name="ce4" table:formula="of:=([.$Y$1]-[.Y119])" office:value-type="float" office:value="-253" calcext:value-type="float">
            <text:p>-253</text:p>
          </table:table-cell>
          <table:table-cell table:style-name="ce14" table:formula="of:=([.$X$1]-[.X119])" office:value-type="float" office:value="-149" calcext:value-type="float">
            <text:p>-149</text:p>
          </table:table-cell>
          <table:table-cell table:style-name="ce14" table:formula="of:=mod_inv([.AC119];prime)" office:value-type="float" office:value="30" calcext:value-type="float">
            <text:p>30</text:p>
          </table:table-cell>
          <table:table-cell table:style-name="ce8" table:formula="of:=MOD([.AB119]*[.AD119];prime)" office:value-type="float" office:value="37" calcext:value-type="float">
            <text:p>37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0" calcext:value-type="float">
            <text:p>120</text:p>
          </table:table-cell>
          <table:table-cell table:number-columns-repeated="12"/>
          <table:table-cell table:style-name="ce4" table:formula="of:=MOD([.AE119]*[.AE119]-[.X119]-[.$X$1];prime)" office:value-type="float" office:value="168" calcext:value-type="float">
            <text:p>168</text:p>
          </table:table-cell>
          <table:table-cell table:style-name="ce8" table:formula="of:=MOD([.AE119]*([.$X$1]-[.X120])-[.$Y$1];prime)" office:value-type="float" office:value="93" calcext:value-type="float">
            <text:p>93</text:p>
          </table:table-cell>
          <table:table-cell table:style-name="ce4" table:formula="of:=MOD([.X120]^3+a*[.X120]+b;prime)" office:value-type="float" office:value="233" calcext:value-type="float">
            <text:p>233</text:p>
          </table:table-cell>
          <table:table-cell table:style-name="ce8" table:formula="of:=MOD([.Y120]*[.Y120];prime)" office:value-type="float" office:value="233" calcext:value-type="float">
            <text:p>233</text:p>
          </table:table-cell>
          <table:table-cell table:style-name="ce4" table:formula="of:=([.$Y$1]-[.Y120])" office:value-type="float" office:value="-90" calcext:value-type="float">
            <text:p>-90</text:p>
          </table:table-cell>
          <table:table-cell table:style-name="ce14" table:formula="of:=([.$X$1]-[.X120])" office:value-type="float" office:value="-168" calcext:value-type="float">
            <text:p>-168</text:p>
          </table:table-cell>
          <table:table-cell table:style-name="ce14" table:formula="of:=mod_inv([.AC120];prime)" office:value-type="float" office:value="36" calcext:value-type="float">
            <text:p>36</text:p>
          </table:table-cell>
          <table:table-cell table:style-name="ce8" table:formula="of:=MOD([.AB120]*[.AD120];prime)" office:value-type="float" office:value="179" calcext:value-type="float">
            <text:p>17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1" calcext:value-type="float">
            <text:p>121</text:p>
          </table:table-cell>
          <table:table-cell table:number-columns-repeated="12"/>
          <table:table-cell table:style-name="ce4" table:formula="of:=MOD([.AE120]*[.AE120]-[.X120]-[.$X$1];prime)" office:value-type="float" office:value="50" calcext:value-type="float">
            <text:p>50</text:p>
          </table:table-cell>
          <table:table-cell table:style-name="ce8" table:formula="of:=MOD([.AE120]*([.$X$1]-[.X121])-[.$Y$1];prime)" office:value-type="float" office:value="252" calcext:value-type="float">
            <text:p>252</text:p>
          </table:table-cell>
          <table:table-cell table:style-name="ce4" table:formula="of:=MOD([.X121]^3+a*[.X121]+b;prime)" office:value-type="float" office:value="121" calcext:value-type="float">
            <text:p>121</text:p>
          </table:table-cell>
          <table:table-cell table:style-name="ce8" table:formula="of:=MOD([.Y121]*[.Y121];prime)" office:value-type="float" office:value="121" calcext:value-type="float">
            <text:p>121</text:p>
          </table:table-cell>
          <table:table-cell table:style-name="ce4" table:formula="of:=([.$Y$1]-[.Y121])" office:value-type="float" office:value="-249" calcext:value-type="float">
            <text:p>-249</text:p>
          </table:table-cell>
          <table:table-cell table:style-name="ce14" table:formula="of:=([.$X$1]-[.X121])" office:value-type="float" office:value="-50" calcext:value-type="float">
            <text:p>-50</text:p>
          </table:table-cell>
          <table:table-cell table:style-name="ce14" table:formula="of:=mod_inv([.AC121];prime)" office:value-type="float" office:value="142" calcext:value-type="float">
            <text:p>142</text:p>
          </table:table-cell>
          <table:table-cell table:style-name="ce8" table:formula="of:=MOD([.AB121]*[.AD121];prime)" office:value-type="float" office:value="147" calcext:value-type="float">
            <text:p>147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2" calcext:value-type="float">
            <text:p>122</text:p>
          </table:table-cell>
          <table:table-cell table:number-columns-repeated="12"/>
          <table:table-cell table:style-name="ce4" table:formula="of:=MOD([.AE121]*[.AE121]-[.X121]-[.$X$1];prime)" office:value-type="float" office:value="256" calcext:value-type="float">
            <text:p>256</text:p>
          </table:table-cell>
          <table:table-cell table:style-name="ce8" table:formula="of:=MOD([.AE121]*([.$X$1]-[.X122])-[.$Y$1];prime)" office:value-type="float" office:value="237" calcext:value-type="float">
            <text:p>237</text:p>
          </table:table-cell>
          <table:table-cell table:style-name="ce4" table:formula="of:=MOD([.X122]^3+a*[.X122]+b;prime)" office:value-type="float" office:value="150" calcext:value-type="float">
            <text:p>150</text:p>
          </table:table-cell>
          <table:table-cell table:style-name="ce8" table:formula="of:=MOD([.Y122]*[.Y122];prime)" office:value-type="float" office:value="150" calcext:value-type="float">
            <text:p>150</text:p>
          </table:table-cell>
          <table:table-cell table:style-name="ce4" table:formula="of:=([.$Y$1]-[.Y122])" office:value-type="float" office:value="-234" calcext:value-type="float">
            <text:p>-234</text:p>
          </table:table-cell>
          <table:table-cell table:style-name="ce14" table:formula="of:=([.$X$1]-[.X122])" office:value-type="float" office:value="-256" calcext:value-type="float">
            <text:p>-256</text:p>
          </table:table-cell>
          <table:table-cell table:style-name="ce14" table:formula="of:=mod_inv([.AC122];prime)" office:value-type="float" office:value="188" calcext:value-type="float">
            <text:p>188</text:p>
          </table:table-cell>
          <table:table-cell table:style-name="ce8" table:formula="of:=MOD([.AB122]*[.AD122];prime)" office:value-type="float" office:value="192" calcext:value-type="float">
            <text:p>19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3" calcext:value-type="float">
            <text:p>123</text:p>
          </table:table-cell>
          <table:table-cell table:number-columns-repeated="12"/>
          <table:table-cell table:style-name="ce4" table:formula="of:=MOD([.AE122]*[.AE122]-[.X122]-[.$X$1];prime)" office:value-type="float" office:value="51" calcext:value-type="float">
            <text:p>51</text:p>
          </table:table-cell>
          <table:table-cell table:style-name="ce8" table:formula="of:=MOD([.AE122]*([.$X$1]-[.X123])-[.$Y$1];prime)" office:value-type="float" office:value="199" calcext:value-type="float">
            <text:p>199</text:p>
          </table:table-cell>
          <table:table-cell table:style-name="ce4" table:formula="of:=MOD([.X123]^3+a*[.X123]+b;prime)" office:value-type="float" office:value="151" calcext:value-type="float">
            <text:p>151</text:p>
          </table:table-cell>
          <table:table-cell table:style-name="ce8" table:formula="of:=MOD([.Y123]*[.Y123];prime)" office:value-type="float" office:value="151" calcext:value-type="float">
            <text:p>151</text:p>
          </table:table-cell>
          <table:table-cell table:style-name="ce4" table:formula="of:=([.$Y$1]-[.Y123])" office:value-type="float" office:value="-196" calcext:value-type="float">
            <text:p>-196</text:p>
          </table:table-cell>
          <table:table-cell table:style-name="ce14" table:formula="of:=([.$X$1]-[.X123])" office:value-type="float" office:value="-51" calcext:value-type="float">
            <text:p>-51</text:p>
          </table:table-cell>
          <table:table-cell table:style-name="ce14" table:formula="of:=mod_inv([.AC123];prime)" office:value-type="float" office:value="165" calcext:value-type="float">
            <text:p>165</text:p>
          </table:table-cell>
          <table:table-cell table:style-name="ce8" table:formula="of:=MOD([.AB123]*[.AD123];prime)" office:value-type="float" office:value="9" calcext:value-type="float">
            <text:p>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4" calcext:value-type="float">
            <text:p>124</text:p>
          </table:table-cell>
          <table:table-cell table:number-columns-repeated="12"/>
          <table:table-cell table:style-name="ce4" table:formula="of:=MOD([.AE123]*[.AE123]-[.X123]-[.$X$1];prime)" office:value-type="float" office:value="30" calcext:value-type="float">
            <text:p>30</text:p>
          </table:table-cell>
          <table:table-cell table:style-name="ce8" table:formula="of:=MOD([.AE123]*([.$X$1]-[.X124])-[.$Y$1];prime)" office:value-type="float" office:value="253" calcext:value-type="float">
            <text:p>253</text:p>
          </table:table-cell>
          <table:table-cell table:style-name="ce4" table:formula="of:=MOD([.X124]^3+a*[.X124]+b;prime)" office:value-type="float" office:value="100" calcext:value-type="float">
            <text:p>100</text:p>
          </table:table-cell>
          <table:table-cell table:style-name="ce8" table:formula="of:=MOD([.Y124]*[.Y124];prime)" office:value-type="float" office:value="100" calcext:value-type="float">
            <text:p>100</text:p>
          </table:table-cell>
          <table:table-cell table:style-name="ce4" table:formula="of:=([.$Y$1]-[.Y124])" office:value-type="float" office:value="-250" calcext:value-type="float">
            <text:p>-250</text:p>
          </table:table-cell>
          <table:table-cell table:style-name="ce14" table:formula="of:=([.$X$1]-[.X124])" office:value-type="float" office:value="-30" calcext:value-type="float">
            <text:p>-30</text:p>
          </table:table-cell>
          <table:table-cell table:style-name="ce14" table:formula="of:=mod_inv([.AC124];prime)" office:value-type="float" office:value="149" calcext:value-type="float">
            <text:p>149</text:p>
          </table:table-cell>
          <table:table-cell table:style-name="ce8" table:formula="of:=MOD([.AB124]*[.AD124];prime)" office:value-type="float" office:value="96" calcext:value-type="float">
            <text:p>9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5" calcext:value-type="float">
            <text:p>125</text:p>
          </table:table-cell>
          <table:table-cell table:number-columns-repeated="12"/>
          <table:table-cell table:style-name="ce4" table:formula="of:=MOD([.AE124]*[.AE124]-[.X124]-[.$X$1];prime)" office:value-type="float" office:value="244" calcext:value-type="float">
            <text:p>244</text:p>
          </table:table-cell>
          <table:table-cell table:style-name="ce8" table:formula="of:=MOD([.AE124]*([.$X$1]-[.X125])-[.$Y$1];prime)" office:value-type="float" office:value="243" calcext:value-type="float">
            <text:p>243</text:p>
          </table:table-cell>
          <table:table-cell table:style-name="ce4" table:formula="of:=MOD([.X125]^3+a*[.X125]+b;prime)" office:value-type="float" office:value="137" calcext:value-type="float">
            <text:p>137</text:p>
          </table:table-cell>
          <table:table-cell table:style-name="ce8" table:formula="of:=MOD([.Y125]*[.Y125];prime)" office:value-type="float" office:value="137" calcext:value-type="float">
            <text:p>137</text:p>
          </table:table-cell>
          <table:table-cell table:style-name="ce4" table:formula="of:=([.$Y$1]-[.Y125])" office:value-type="float" office:value="-240" calcext:value-type="float">
            <text:p>-240</text:p>
          </table:table-cell>
          <table:table-cell table:style-name="ce14" table:formula="of:=([.$X$1]-[.X125])" office:value-type="float" office:value="-244" calcext:value-type="float">
            <text:p>-244</text:p>
          </table:table-cell>
          <table:table-cell table:style-name="ce14" table:formula="of:=mod_inv([.AC125];prime)" office:value-type="float" office:value="180" calcext:value-type="float">
            <text:p>180</text:p>
          </table:table-cell>
          <table:table-cell table:style-name="ce8" table:formula="of:=MOD([.AB125]*[.AD125];prime)" office:value-type="float" office:value="195" calcext:value-type="float">
            <text:p>19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6" calcext:value-type="float">
            <text:p>126</text:p>
          </table:table-cell>
          <table:table-cell table:number-columns-repeated="12"/>
          <table:table-cell table:style-name="ce4" table:formula="of:=MOD([.AE125]*[.AE125]-[.X125]-[.$X$1];prime)" office:value-type="float" office:value="172" calcext:value-type="float">
            <text:p>172</text:p>
          </table:table-cell>
          <table:table-cell table:style-name="ce8" table:formula="of:=MOD([.AE125]*([.$X$1]-[.X126])-[.$Y$1];prime)" office:value-type="float" office:value="121" calcext:value-type="float">
            <text:p>121</text:p>
          </table:table-cell>
          <table:table-cell table:style-name="ce4" table:formula="of:=MOD([.X126]^3+a*[.X126]+b;prime)" office:value-type="float" office:value="176" calcext:value-type="float">
            <text:p>176</text:p>
          </table:table-cell>
          <table:table-cell table:style-name="ce8" table:formula="of:=MOD([.Y126]*[.Y126];prime)" office:value-type="float" office:value="176" calcext:value-type="float">
            <text:p>176</text:p>
          </table:table-cell>
          <table:table-cell table:style-name="ce4" table:formula="of:=([.$Y$1]-[.Y126])" office:value-type="float" office:value="-118" calcext:value-type="float">
            <text:p>-118</text:p>
          </table:table-cell>
          <table:table-cell table:style-name="ce14" table:formula="of:=([.$X$1]-[.X126])" office:value-type="float" office:value="-172" calcext:value-type="float">
            <text:p>-172</text:p>
          </table:table-cell>
          <table:table-cell table:style-name="ce14" table:formula="of:=mod_inv([.AC126];prime)" office:value-type="float" office:value="237" calcext:value-type="float">
            <text:p>237</text:p>
          </table:table-cell>
          <table:table-cell table:style-name="ce8" table:formula="of:=MOD([.AB126]*[.AD126];prime)" office:value-type="float" office:value="175" calcext:value-type="float">
            <text:p>17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7" calcext:value-type="float">
            <text:p>127</text:p>
          </table:table-cell>
          <table:table-cell table:number-columns-repeated="12"/>
          <table:table-cell table:style-name="ce4" table:formula="of:=MOD([.AE126]*[.AE126]-[.X126]-[.$X$1];prime)" office:value-type="float" office:value="208" calcext:value-type="float">
            <text:p>208</text:p>
          </table:table-cell>
          <table:table-cell table:style-name="ce8" table:formula="of:=MOD([.AE126]*([.$X$1]-[.X127])-[.$Y$1];prime)" office:value-type="float" office:value="154" calcext:value-type="float">
            <text:p>154</text:p>
          </table:table-cell>
          <table:table-cell table:style-name="ce4" table:formula="of:=MOD([.X127]^3+a*[.X127]+b;prime)" office:value-type="float" office:value="46" calcext:value-type="float">
            <text:p>46</text:p>
          </table:table-cell>
          <table:table-cell table:style-name="ce8" table:formula="of:=MOD([.Y127]*[.Y127];prime)" office:value-type="float" office:value="46" calcext:value-type="float">
            <text:p>46</text:p>
          </table:table-cell>
          <table:table-cell table:style-name="ce4" table:formula="of:=([.$Y$1]-[.Y127])" office:value-type="float" office:value="-151" calcext:value-type="float">
            <text:p>-151</text:p>
          </table:table-cell>
          <table:table-cell table:style-name="ce14" table:formula="of:=([.$X$1]-[.X127])" office:value-type="float" office:value="-208" calcext:value-type="float">
            <text:p>-208</text:p>
          </table:table-cell>
          <table:table-cell table:style-name="ce14" table:formula="of:=mod_inv([.AC127];prime)" office:value-type="float" office:value="110" calcext:value-type="float">
            <text:p>110</text:p>
          </table:table-cell>
          <table:table-cell table:style-name="ce8" table:formula="of:=MOD([.AB127]*[.AD127];prime)" office:value-type="float" office:value="222" calcext:value-type="float">
            <text:p>22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8" calcext:value-type="float">
            <text:p>128</text:p>
          </table:table-cell>
          <table:table-cell table:number-columns-repeated="12"/>
          <table:table-cell table:style-name="ce4" table:formula="of:=MOD([.AE127]*[.AE127]-[.X127]-[.$X$1];prime)" office:value-type="float" office:value="158" calcext:value-type="float">
            <text:p>158</text:p>
          </table:table-cell>
          <table:table-cell table:style-name="ce8" table:formula="of:=MOD([.AE127]*([.$X$1]-[.X128])-[.$Y$1];prime)" office:value-type="float" office:value="163" calcext:value-type="float">
            <text:p>163</text:p>
          </table:table-cell>
          <table:table-cell table:style-name="ce4" table:formula="of:=MOD([.X128]^3+a*[.X128]+b;prime)" office:value-type="float" office:value="6" calcext:value-type="float">
            <text:p>6</text:p>
          </table:table-cell>
          <table:table-cell table:style-name="ce8" table:formula="of:=MOD([.Y128]*[.Y128];prime)" office:value-type="float" office:value="6" calcext:value-type="float">
            <text:p>6</text:p>
          </table:table-cell>
          <table:table-cell table:style-name="ce4" table:formula="of:=([.$Y$1]-[.Y128])" office:value-type="float" office:value="-160" calcext:value-type="float">
            <text:p>-160</text:p>
          </table:table-cell>
          <table:table-cell table:style-name="ce14" table:formula="of:=([.$X$1]-[.X128])" office:value-type="float" office:value="-158" calcext:value-type="float">
            <text:p>-158</text:p>
          </table:table-cell>
          <table:table-cell table:style-name="ce14" table:formula="of:=mod_inv([.AC128];prime)" office:value-type="float" office:value="258" calcext:value-type="float">
            <text:p>258</text:p>
          </table:table-cell>
          <table:table-cell table:style-name="ce8" table:formula="of:=MOD([.AB128]*[.AD128];prime)" office:value-type="float" office:value="11" calcext:value-type="float">
            <text:p>1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9" calcext:value-type="float">
            <text:p>129</text:p>
          </table:table-cell>
          <table:table-cell table:number-columns-repeated="12"/>
          <table:table-cell table:style-name="ce4" table:formula="of:=MOD([.AE128]*[.AE128]-[.X128]-[.$X$1];prime)" office:value-type="float" office:value="226" calcext:value-type="float">
            <text:p>226</text:p>
          </table:table-cell>
          <table:table-cell table:style-name="ce8" table:formula="of:=MOD([.AE128]*([.$X$1]-[.X129])-[.$Y$1];prime)" office:value-type="float" office:value="141" calcext:value-type="float">
            <text:p>141</text:p>
          </table:table-cell>
          <table:table-cell table:style-name="ce4" table:formula="of:=MOD([.X129]^3+a*[.X129]+b;prime)" office:value-type="float" office:value="156" calcext:value-type="float">
            <text:p>156</text:p>
          </table:table-cell>
          <table:table-cell table:style-name="ce8" table:formula="of:=MOD([.Y129]*[.Y129];prime)" office:value-type="float" office:value="156" calcext:value-type="float">
            <text:p>156</text:p>
          </table:table-cell>
          <table:table-cell table:style-name="ce4" table:formula="of:=([.$Y$1]-[.Y129])" office:value-type="float" office:value="-138" calcext:value-type="float">
            <text:p>-138</text:p>
          </table:table-cell>
          <table:table-cell table:style-name="ce14" table:formula="of:=([.$X$1]-[.X129])" office:value-type="float" office:value="-226" calcext:value-type="float">
            <text:p>-226</text:p>
          </table:table-cell>
          <table:table-cell table:style-name="ce14" table:formula="of:=mod_inv([.AC129];prime)" office:value-type="float" office:value="64" calcext:value-type="float">
            <text:p>64</text:p>
          </table:table-cell>
          <table:table-cell table:style-name="ce8" table:formula="of:=MOD([.AB129]*[.AD129];prime)" office:value-type="float" office:value="110" calcext:value-type="float">
            <text:p>11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0" calcext:value-type="float">
            <text:p>130</text:p>
          </table:table-cell>
          <table:table-cell table:number-columns-repeated="12"/>
          <table:table-cell table:style-name="ce4" table:formula="of:=MOD([.AE129]*[.AE129]-[.X129]-[.$X$1];prime)" office:value-type="float" office:value="39" calcext:value-type="float">
            <text:p>39</text:p>
          </table:table-cell>
          <table:table-cell table:style-name="ce8" table:formula="of:=MOD([.AE129]*([.$X$1]-[.X130])-[.$Y$1];prime)" office:value-type="float" office:value="178" calcext:value-type="float">
            <text:p>178</text:p>
          </table:table-cell>
          <table:table-cell table:style-name="ce4" table:formula="of:=MOD([.X130]^3+a*[.X130]+b;prime)" office:value-type="float" office:value="124" calcext:value-type="float">
            <text:p>124</text:p>
          </table:table-cell>
          <table:table-cell table:style-name="ce8" table:formula="of:=MOD([.Y130]*[.Y130];prime)" office:value-type="float" office:value="124" calcext:value-type="float">
            <text:p>124</text:p>
          </table:table-cell>
          <table:table-cell table:style-name="ce4" table:formula="of:=([.$Y$1]-[.Y130])" office:value-type="float" office:value="-175" calcext:value-type="float">
            <text:p>-175</text:p>
          </table:table-cell>
          <table:table-cell table:style-name="ce14" table:formula="of:=([.$X$1]-[.X130])" office:value-type="float" office:value="-39" calcext:value-type="float">
            <text:p>-39</text:p>
          </table:table-cell>
          <table:table-cell table:style-name="ce14" table:formula="of:=mod_inv([.AC130];prime)" office:value-type="float" office:value="236" calcext:value-type="float">
            <text:p>236</text:p>
          </table:table-cell>
          <table:table-cell table:style-name="ce8" table:formula="of:=MOD([.AB130]*[.AD130];prime)" office:value-type="float" office:value="254" calcext:value-type="float">
            <text:p>254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1" calcext:value-type="float">
            <text:p>131</text:p>
          </table:table-cell>
          <table:table-cell table:number-columns-repeated="12"/>
          <table:table-cell table:style-name="ce4" table:formula="of:=MOD([.AE130]*[.AE130]-[.X130]-[.$X$1];prime)" office:value-type="float" office:value="42" calcext:value-type="float">
            <text:p>42</text:p>
          </table:table-cell>
          <table:table-cell table:style-name="ce8" table:formula="of:=MOD([.AE130]*([.$X$1]-[.X131])-[.$Y$1];prime)" office:value-type="float" office:value="112" calcext:value-type="float">
            <text:p>112</text:p>
          </table:table-cell>
          <table:table-cell table:style-name="ce4" table:formula="of:=MOD([.X131]^3+a*[.X131]+b;prime)" office:value-type="float" office:value="183" calcext:value-type="float">
            <text:p>183</text:p>
          </table:table-cell>
          <table:table-cell table:style-name="ce8" table:formula="of:=MOD([.Y131]*[.Y131];prime)" office:value-type="float" office:value="183" calcext:value-type="float">
            <text:p>183</text:p>
          </table:table-cell>
          <table:table-cell table:style-name="ce4" table:formula="of:=([.$Y$1]-[.Y131])" office:value-type="float" office:value="-109" calcext:value-type="float">
            <text:p>-109</text:p>
          </table:table-cell>
          <table:table-cell table:style-name="ce14" table:formula="of:=([.$X$1]-[.X131])" office:value-type="float" office:value="-42" calcext:value-type="float">
            <text:p>-42</text:p>
          </table:table-cell>
          <table:table-cell table:style-name="ce14" table:formula="of:=mod_inv([.AC131];prime)" office:value-type="float" office:value="144" calcext:value-type="float">
            <text:p>144</text:p>
          </table:table-cell>
          <table:table-cell table:style-name="ce8" table:formula="of:=MOD([.AB131]*[.AD131];prime)" office:value-type="float" office:value="84" calcext:value-type="float">
            <text:p>84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2" calcext:value-type="float">
            <text:p>132</text:p>
          </table:table-cell>
          <table:table-cell table:number-columns-repeated="12"/>
          <table:table-cell table:style-name="ce4" table:formula="of:=MOD([.AE131]*[.AE131]-[.X131]-[.$X$1];prime)" office:value-type="float" office:value="176" calcext:value-type="float">
            <text:p>176</text:p>
          </table:table-cell>
          <table:table-cell table:style-name="ce8" table:formula="of:=MOD([.AE131]*([.$X$1]-[.X132])-[.$Y$1];prime)" office:value-type="float" office:value="204" calcext:value-type="float">
            <text:p>204</text:p>
          </table:table-cell>
          <table:table-cell table:style-name="ce4" table:formula="of:=MOD([.X132]^3+a*[.X132]+b;prime)" office:value-type="float" office:value="62" calcext:value-type="float">
            <text:p>62</text:p>
          </table:table-cell>
          <table:table-cell table:style-name="ce8" table:formula="of:=MOD([.Y132]*[.Y132];prime)" office:value-type="float" office:value="62" calcext:value-type="float">
            <text:p>62</text:p>
          </table:table-cell>
          <table:table-cell table:style-name="ce4" table:formula="of:=([.$Y$1]-[.Y132])" office:value-type="float" office:value="-201" calcext:value-type="float">
            <text:p>-201</text:p>
          </table:table-cell>
          <table:table-cell table:style-name="ce14" table:formula="of:=([.$X$1]-[.X132])" office:value-type="float" office:value="-176" calcext:value-type="float">
            <text:p>-176</text:p>
          </table:table-cell>
          <table:table-cell table:style-name="ce14" table:formula="of:=mod_inv([.AC132];prime)" office:value-type="float" office:value="130" calcext:value-type="float">
            <text:p>130</text:p>
          </table:table-cell>
          <table:table-cell table:style-name="ce8" table:formula="of:=MOD([.AB132]*[.AD132];prime)" office:value-type="float" office:value="170" calcext:value-type="float">
            <text:p>17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3" calcext:value-type="float">
            <text:p>133</text:p>
          </table:table-cell>
          <table:table-cell table:number-columns-repeated="12"/>
          <table:table-cell table:style-name="ce4" table:formula="of:=MOD([.AE132]*[.AE132]-[.X132]-[.$X$1];prime)" office:value-type="float" office:value="57" calcext:value-type="float">
            <text:p>57</text:p>
          </table:table-cell>
          <table:table-cell table:style-name="ce8" table:formula="of:=MOD([.AE132]*([.$X$1]-[.X133])-[.$Y$1];prime)" office:value-type="float" office:value="38" calcext:value-type="float">
            <text:p>38</text:p>
          </table:table-cell>
          <table:table-cell table:style-name="ce4" table:formula="of:=MOD([.X133]^3+a*[.X133]+b;prime)" office:value-type="float" office:value="129" calcext:value-type="float">
            <text:p>129</text:p>
          </table:table-cell>
          <table:table-cell table:style-name="ce8" table:formula="of:=MOD([.Y133]*[.Y133];prime)" office:value-type="float" office:value="129" calcext:value-type="float">
            <text:p>129</text:p>
          </table:table-cell>
          <table:table-cell table:style-name="ce4" table:formula="of:=([.$Y$1]-[.Y133])" office:value-type="float" office:value="-35" calcext:value-type="float">
            <text:p>-35</text:p>
          </table:table-cell>
          <table:table-cell table:style-name="ce14" table:formula="of:=([.$X$1]-[.X133])" office:value-type="float" office:value="-57" calcext:value-type="float">
            <text:p>-57</text:p>
          </table:table-cell>
          <table:table-cell table:style-name="ce14" table:formula="of:=mod_inv([.AC133];prime)" office:value-type="float" office:value="203" calcext:value-type="float">
            <text:p>203</text:p>
          </table:table-cell>
          <table:table-cell table:style-name="ce8" table:formula="of:=MOD([.AB133]*[.AD133];prime)" office:value-type="float" office:value="259" calcext:value-type="float">
            <text:p>25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4" calcext:value-type="float">
            <text:p>134</text:p>
          </table:table-cell>
          <table:table-cell table:number-columns-repeated="12"/>
          <table:table-cell table:style-name="ce5" table:formula="of:=MOD([.AE133]*[.AE133]-[.X133]-[.$X$1];prime)" office:value-type="float" office:value="222" calcext:value-type="float">
            <text:p>222</text:p>
          </table:table-cell>
          <table:table-cell table:style-name="ce9" table:formula="of:=MOD([.AE133]*([.$X$1]-[.X134])-[.$Y$1];prime)" office:value-type="float" office:value="96" calcext:value-type="float">
            <text:p>96</text:p>
          </table:table-cell>
          <table:table-cell table:style-name="ce4" table:formula="of:=MOD([.X134]^3+a*[.X134]+b;prime)" office:value-type="float" office:value="11" calcext:value-type="float">
            <text:p>11</text:p>
          </table:table-cell>
          <table:table-cell table:style-name="ce8" table:formula="of:=MOD([.Y134]*[.Y134];prime)" office:value-type="float" office:value="11" calcext:value-type="float">
            <text:p>11</text:p>
          </table:table-cell>
          <table:table-cell table:style-name="ce4" table:formula="of:=([.$Y$1]-[.Y134])" office:value-type="float" office:value="-93" calcext:value-type="float">
            <text:p>-93</text:p>
          </table:table-cell>
          <table:table-cell table:style-name="ce14" table:formula="of:=([.$X$1]-[.X134])" office:value-type="float" office:value="-222" calcext:value-type="float">
            <text:p>-222</text:p>
          </table:table-cell>
          <table:table-cell table:style-name="ce14" table:formula="of:=mod_inv([.AC134];prime)" office:value-type="float" office:value="77" calcext:value-type="float">
            <text:p>77</text:p>
          </table:table-cell>
          <table:table-cell table:style-name="ce8" table:formula="of:=MOD([.AB134]*[.AD134];prime)" office:value-type="float" office:value="203" calcext:value-type="float">
            <text:p>20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5" calcext:value-type="float">
            <text:p>135</text:p>
          </table:table-cell>
          <table:table-cell table:number-columns-repeated="12"/>
          <table:table-cell table:style-name="ce5" table:formula="of:=MOD([.AE134]*[.AE134]-[.X134]-[.$X$1];prime)" office:value-type="float" office:value="222" calcext:value-type="float">
            <text:p>222</text:p>
          </table:table-cell>
          <table:table-cell table:style-name="ce9" table:formula="of:=MOD([.AE134]*([.$X$1]-[.X135])-[.$Y$1];prime)" office:value-type="float" office:value="167" calcext:value-type="float">
            <text:p>167</text:p>
          </table:table-cell>
          <table:table-cell table:style-name="ce4" table:formula="of:=MOD([.X135]^3+a*[.X135]+b;prime)" office:value-type="float" office:value="11" calcext:value-type="float">
            <text:p>11</text:p>
          </table:table-cell>
          <table:table-cell table:style-name="ce8" table:formula="of:=MOD([.Y135]*[.Y135];prime)" office:value-type="float" office:value="11" calcext:value-type="float">
            <text:p>11</text:p>
          </table:table-cell>
          <table:table-cell table:style-name="ce4" table:formula="of:=([.$Y$1]-[.Y135])" office:value-type="float" office:value="-164" calcext:value-type="float">
            <text:p>-164</text:p>
          </table:table-cell>
          <table:table-cell table:style-name="ce14" table:formula="of:=([.$X$1]-[.X135])" office:value-type="float" office:value="-222" calcext:value-type="float">
            <text:p>-222</text:p>
          </table:table-cell>
          <table:table-cell table:style-name="ce14" table:formula="of:=mod_inv([.AC135];prime)" office:value-type="float" office:value="77" calcext:value-type="float">
            <text:p>77</text:p>
          </table:table-cell>
          <table:table-cell table:style-name="ce8" table:formula="of:=MOD([.AB135]*[.AD135];prime)" office:value-type="float" office:value="259" calcext:value-type="float">
            <text:p>25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6" calcext:value-type="float">
            <text:p>136</text:p>
          </table:table-cell>
          <table:table-cell table:number-columns-repeated="12"/>
          <table:table-cell table:style-name="ce4" table:formula="of:=MOD([.AE135]*[.AE135]-[.X135]-[.$X$1];prime)" office:value-type="float" office:value="57" calcext:value-type="float">
            <text:p>57</text:p>
          </table:table-cell>
          <table:table-cell table:style-name="ce8" table:formula="of:=MOD([.AE135]*([.$X$1]-[.X136])-[.$Y$1];prime)" office:value-type="float" office:value="225" calcext:value-type="float">
            <text:p>225</text:p>
          </table:table-cell>
          <table:table-cell table:style-name="ce4" table:formula="of:=MOD([.X136]^3+a*[.X136]+b;prime)" office:value-type="float" office:value="129" calcext:value-type="float">
            <text:p>129</text:p>
          </table:table-cell>
          <table:table-cell table:style-name="ce8" table:formula="of:=MOD([.Y136]*[.Y136];prime)" office:value-type="float" office:value="129" calcext:value-type="float">
            <text:p>129</text:p>
          </table:table-cell>
          <table:table-cell table:style-name="ce4" table:formula="of:=([.$Y$1]-[.Y136])" office:value-type="float" office:value="-222" calcext:value-type="float">
            <text:p>-222</text:p>
          </table:table-cell>
          <table:table-cell table:style-name="ce14" table:formula="of:=([.$X$1]-[.X136])" office:value-type="float" office:value="-57" calcext:value-type="float">
            <text:p>-57</text:p>
          </table:table-cell>
          <table:table-cell table:style-name="ce14" table:formula="of:=mod_inv([.AC136];prime)" office:value-type="float" office:value="203" calcext:value-type="float">
            <text:p>203</text:p>
          </table:table-cell>
          <table:table-cell table:style-name="ce8" table:formula="of:=MOD([.AB136]*[.AD136];prime)" office:value-type="float" office:value="170" calcext:value-type="float">
            <text:p>17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7" calcext:value-type="float">
            <text:p>137</text:p>
          </table:table-cell>
          <table:table-cell table:number-columns-repeated="12"/>
          <table:table-cell table:style-name="ce4" table:formula="of:=MOD([.AE136]*[.AE136]-[.X136]-[.$X$1];prime)" office:value-type="float" office:value="176" calcext:value-type="float">
            <text:p>176</text:p>
          </table:table-cell>
          <table:table-cell table:style-name="ce8" table:formula="of:=MOD([.AE136]*([.$X$1]-[.X137])-[.$Y$1];prime)" office:value-type="float" office:value="59" calcext:value-type="float">
            <text:p>59</text:p>
          </table:table-cell>
          <table:table-cell table:style-name="ce4" table:formula="of:=MOD([.X137]^3+a*[.X137]+b;prime)" office:value-type="float" office:value="62" calcext:value-type="float">
            <text:p>62</text:p>
          </table:table-cell>
          <table:table-cell table:style-name="ce8" table:formula="of:=MOD([.Y137]*[.Y137];prime)" office:value-type="float" office:value="62" calcext:value-type="float">
            <text:p>62</text:p>
          </table:table-cell>
          <table:table-cell table:style-name="ce4" table:formula="of:=([.$Y$1]-[.Y137])" office:value-type="float" office:value="-56" calcext:value-type="float">
            <text:p>-56</text:p>
          </table:table-cell>
          <table:table-cell table:style-name="ce14" table:formula="of:=([.$X$1]-[.X137])" office:value-type="float" office:value="-176" calcext:value-type="float">
            <text:p>-176</text:p>
          </table:table-cell>
          <table:table-cell table:style-name="ce14" table:formula="of:=mod_inv([.AC137];prime)" office:value-type="float" office:value="130" calcext:value-type="float">
            <text:p>130</text:p>
          </table:table-cell>
          <table:table-cell table:style-name="ce8" table:formula="of:=MOD([.AB137]*[.AD137];prime)" office:value-type="float" office:value="84" calcext:value-type="float">
            <text:p>84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8" calcext:value-type="float">
            <text:p>138</text:p>
          </table:table-cell>
          <table:table-cell table:number-columns-repeated="12"/>
          <table:table-cell table:style-name="ce4" table:formula="of:=MOD([.AE137]*[.AE137]-[.X137]-[.$X$1];prime)" office:value-type="float" office:value="42" calcext:value-type="float">
            <text:p>42</text:p>
          </table:table-cell>
          <table:table-cell table:style-name="ce8" table:formula="of:=MOD([.AE137]*([.$X$1]-[.X138])-[.$Y$1];prime)" office:value-type="float" office:value="151" calcext:value-type="float">
            <text:p>151</text:p>
          </table:table-cell>
          <table:table-cell table:style-name="ce4" table:formula="of:=MOD([.X138]^3+a*[.X138]+b;prime)" office:value-type="float" office:value="183" calcext:value-type="float">
            <text:p>183</text:p>
          </table:table-cell>
          <table:table-cell table:style-name="ce8" table:formula="of:=MOD([.Y138]*[.Y138];prime)" office:value-type="float" office:value="183" calcext:value-type="float">
            <text:p>183</text:p>
          </table:table-cell>
          <table:table-cell table:style-name="ce4" table:formula="of:=([.$Y$1]-[.Y138])" office:value-type="float" office:value="-148" calcext:value-type="float">
            <text:p>-148</text:p>
          </table:table-cell>
          <table:table-cell table:style-name="ce14" table:formula="of:=([.$X$1]-[.X138])" office:value-type="float" office:value="-42" calcext:value-type="float">
            <text:p>-42</text:p>
          </table:table-cell>
          <table:table-cell table:style-name="ce14" table:formula="of:=mod_inv([.AC138];prime)" office:value-type="float" office:value="144" calcext:value-type="float">
            <text:p>144</text:p>
          </table:table-cell>
          <table:table-cell table:style-name="ce8" table:formula="of:=MOD([.AB138]*[.AD138];prime)" office:value-type="float" office:value="254" calcext:value-type="float">
            <text:p>254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9" calcext:value-type="float">
            <text:p>139</text:p>
          </table:table-cell>
          <table:table-cell table:number-columns-repeated="12"/>
          <table:table-cell table:style-name="ce4" table:formula="of:=MOD([.AE138]*[.AE138]-[.X138]-[.$X$1];prime)" office:value-type="float" office:value="39" calcext:value-type="float">
            <text:p>39</text:p>
          </table:table-cell>
          <table:table-cell table:style-name="ce8" table:formula="of:=MOD([.AE138]*([.$X$1]-[.X139])-[.$Y$1];prime)" office:value-type="float" office:value="85" calcext:value-type="float">
            <text:p>85</text:p>
          </table:table-cell>
          <table:table-cell table:style-name="ce4" table:formula="of:=MOD([.X139]^3+a*[.X139]+b;prime)" office:value-type="float" office:value="124" calcext:value-type="float">
            <text:p>124</text:p>
          </table:table-cell>
          <table:table-cell table:style-name="ce8" table:formula="of:=MOD([.Y139]*[.Y139];prime)" office:value-type="float" office:value="124" calcext:value-type="float">
            <text:p>124</text:p>
          </table:table-cell>
          <table:table-cell table:style-name="ce4" table:formula="of:=([.$Y$1]-[.Y139])" office:value-type="float" office:value="-82" calcext:value-type="float">
            <text:p>-82</text:p>
          </table:table-cell>
          <table:table-cell table:style-name="ce14" table:formula="of:=([.$X$1]-[.X139])" office:value-type="float" office:value="-39" calcext:value-type="float">
            <text:p>-39</text:p>
          </table:table-cell>
          <table:table-cell table:style-name="ce14" table:formula="of:=mod_inv([.AC139];prime)" office:value-type="float" office:value="236" calcext:value-type="float">
            <text:p>236</text:p>
          </table:table-cell>
          <table:table-cell table:style-name="ce8" table:formula="of:=MOD([.AB139]*[.AD139];prime)" office:value-type="float" office:value="110" calcext:value-type="float">
            <text:p>11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0" calcext:value-type="float">
            <text:p>140</text:p>
          </table:table-cell>
          <table:table-cell table:number-columns-repeated="12"/>
          <table:table-cell table:style-name="ce4" table:formula="of:=MOD([.AE139]*[.AE139]-[.X139]-[.$X$1];prime)" office:value-type="float" office:value="226" calcext:value-type="float">
            <text:p>226</text:p>
          </table:table-cell>
          <table:table-cell table:style-name="ce8" table:formula="of:=MOD([.AE139]*([.$X$1]-[.X140])-[.$Y$1];prime)" office:value-type="float" office:value="122" calcext:value-type="float">
            <text:p>122</text:p>
          </table:table-cell>
          <table:table-cell table:style-name="ce4" table:formula="of:=MOD([.X140]^3+a*[.X140]+b;prime)" office:value-type="float" office:value="156" calcext:value-type="float">
            <text:p>156</text:p>
          </table:table-cell>
          <table:table-cell table:style-name="ce8" table:formula="of:=MOD([.Y140]*[.Y140];prime)" office:value-type="float" office:value="156" calcext:value-type="float">
            <text:p>156</text:p>
          </table:table-cell>
          <table:table-cell table:style-name="ce4" table:formula="of:=([.$Y$1]-[.Y140])" office:value-type="float" office:value="-119" calcext:value-type="float">
            <text:p>-119</text:p>
          </table:table-cell>
          <table:table-cell table:style-name="ce14" table:formula="of:=([.$X$1]-[.X140])" office:value-type="float" office:value="-226" calcext:value-type="float">
            <text:p>-226</text:p>
          </table:table-cell>
          <table:table-cell table:style-name="ce14" table:formula="of:=mod_inv([.AC140];prime)" office:value-type="float" office:value="64" calcext:value-type="float">
            <text:p>64</text:p>
          </table:table-cell>
          <table:table-cell table:style-name="ce8" table:formula="of:=MOD([.AB140]*[.AD140];prime)" office:value-type="float" office:value="11" calcext:value-type="float">
            <text:p>1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1" calcext:value-type="float">
            <text:p>141</text:p>
          </table:table-cell>
          <table:table-cell table:number-columns-repeated="12"/>
          <table:table-cell table:style-name="ce4" table:formula="of:=MOD([.AE140]*[.AE140]-[.X140]-[.$X$1];prime)" office:value-type="float" office:value="158" calcext:value-type="float">
            <text:p>158</text:p>
          </table:table-cell>
          <table:table-cell table:style-name="ce8" table:formula="of:=MOD([.AE140]*([.$X$1]-[.X141])-[.$Y$1];prime)" office:value-type="float" office:value="100" calcext:value-type="float">
            <text:p>100</text:p>
          </table:table-cell>
          <table:table-cell table:style-name="ce4" table:formula="of:=MOD([.X141]^3+a*[.X141]+b;prime)" office:value-type="float" office:value="6" calcext:value-type="float">
            <text:p>6</text:p>
          </table:table-cell>
          <table:table-cell table:style-name="ce8" table:formula="of:=MOD([.Y141]*[.Y141];prime)" office:value-type="float" office:value="6" calcext:value-type="float">
            <text:p>6</text:p>
          </table:table-cell>
          <table:table-cell table:style-name="ce4" table:formula="of:=([.$Y$1]-[.Y141])" office:value-type="float" office:value="-97" calcext:value-type="float">
            <text:p>-97</text:p>
          </table:table-cell>
          <table:table-cell table:style-name="ce14" table:formula="of:=([.$X$1]-[.X141])" office:value-type="float" office:value="-158" calcext:value-type="float">
            <text:p>-158</text:p>
          </table:table-cell>
          <table:table-cell table:style-name="ce14" table:formula="of:=mod_inv([.AC141];prime)" office:value-type="float" office:value="258" calcext:value-type="float">
            <text:p>258</text:p>
          </table:table-cell>
          <table:table-cell table:style-name="ce8" table:formula="of:=MOD([.AB141]*[.AD141];prime)" office:value-type="float" office:value="222" calcext:value-type="float">
            <text:p>22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2" calcext:value-type="float">
            <text:p>142</text:p>
          </table:table-cell>
          <table:table-cell table:number-columns-repeated="12"/>
          <table:table-cell table:style-name="ce4" table:formula="of:=MOD([.AE141]*[.AE141]-[.X141]-[.$X$1];prime)" office:value-type="float" office:value="208" calcext:value-type="float">
            <text:p>208</text:p>
          </table:table-cell>
          <table:table-cell table:style-name="ce8" table:formula="of:=MOD([.AE141]*([.$X$1]-[.X142])-[.$Y$1];prime)" office:value-type="float" office:value="109" calcext:value-type="float">
            <text:p>109</text:p>
          </table:table-cell>
          <table:table-cell table:style-name="ce4" table:formula="of:=MOD([.X142]^3+a*[.X142]+b;prime)" office:value-type="float" office:value="46" calcext:value-type="float">
            <text:p>46</text:p>
          </table:table-cell>
          <table:table-cell table:style-name="ce8" table:formula="of:=MOD([.Y142]*[.Y142];prime)" office:value-type="float" office:value="46" calcext:value-type="float">
            <text:p>46</text:p>
          </table:table-cell>
          <table:table-cell table:style-name="ce4" table:formula="of:=([.$Y$1]-[.Y142])" office:value-type="float" office:value="-106" calcext:value-type="float">
            <text:p>-106</text:p>
          </table:table-cell>
          <table:table-cell table:style-name="ce14" table:formula="of:=([.$X$1]-[.X142])" office:value-type="float" office:value="-208" calcext:value-type="float">
            <text:p>-208</text:p>
          </table:table-cell>
          <table:table-cell table:style-name="ce14" table:formula="of:=mod_inv([.AC142];prime)" office:value-type="float" office:value="110" calcext:value-type="float">
            <text:p>110</text:p>
          </table:table-cell>
          <table:table-cell table:style-name="ce8" table:formula="of:=MOD([.AB142]*[.AD142];prime)" office:value-type="float" office:value="175" calcext:value-type="float">
            <text:p>17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3" calcext:value-type="float">
            <text:p>143</text:p>
          </table:table-cell>
          <table:table-cell table:number-columns-repeated="12"/>
          <table:table-cell table:style-name="ce4" table:formula="of:=MOD([.AE142]*[.AE142]-[.X142]-[.$X$1];prime)" office:value-type="float" office:value="172" calcext:value-type="float">
            <text:p>172</text:p>
          </table:table-cell>
          <table:table-cell table:style-name="ce8" table:formula="of:=MOD([.AE142]*([.$X$1]-[.X143])-[.$Y$1];prime)" office:value-type="float" office:value="142" calcext:value-type="float">
            <text:p>142</text:p>
          </table:table-cell>
          <table:table-cell table:style-name="ce4" table:formula="of:=MOD([.X143]^3+a*[.X143]+b;prime)" office:value-type="float" office:value="176" calcext:value-type="float">
            <text:p>176</text:p>
          </table:table-cell>
          <table:table-cell table:style-name="ce8" table:formula="of:=MOD([.Y143]*[.Y143];prime)" office:value-type="float" office:value="176" calcext:value-type="float">
            <text:p>176</text:p>
          </table:table-cell>
          <table:table-cell table:style-name="ce4" table:formula="of:=([.$Y$1]-[.Y143])" office:value-type="float" office:value="-139" calcext:value-type="float">
            <text:p>-139</text:p>
          </table:table-cell>
          <table:table-cell table:style-name="ce14" table:formula="of:=([.$X$1]-[.X143])" office:value-type="float" office:value="-172" calcext:value-type="float">
            <text:p>-172</text:p>
          </table:table-cell>
          <table:table-cell table:style-name="ce14" table:formula="of:=mod_inv([.AC143];prime)" office:value-type="float" office:value="237" calcext:value-type="float">
            <text:p>237</text:p>
          </table:table-cell>
          <table:table-cell table:style-name="ce8" table:formula="of:=MOD([.AB143]*[.AD143];prime)" office:value-type="float" office:value="195" calcext:value-type="float">
            <text:p>19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4" calcext:value-type="float">
            <text:p>144</text:p>
          </table:table-cell>
          <table:table-cell table:number-columns-repeated="12"/>
          <table:table-cell table:style-name="ce4" table:formula="of:=MOD([.AE143]*[.AE143]-[.X143]-[.$X$1];prime)" office:value-type="float" office:value="244" calcext:value-type="float">
            <text:p>244</text:p>
          </table:table-cell>
          <table:table-cell table:style-name="ce8" table:formula="of:=MOD([.AE143]*([.$X$1]-[.X144])-[.$Y$1];prime)" office:value-type="float" office:value="20" calcext:value-type="float">
            <text:p>20</text:p>
          </table:table-cell>
          <table:table-cell table:style-name="ce4" table:formula="of:=MOD([.X144]^3+a*[.X144]+b;prime)" office:value-type="float" office:value="137" calcext:value-type="float">
            <text:p>137</text:p>
          </table:table-cell>
          <table:table-cell table:style-name="ce8" table:formula="of:=MOD([.Y144]*[.Y144];prime)" office:value-type="float" office:value="137" calcext:value-type="float">
            <text:p>137</text:p>
          </table:table-cell>
          <table:table-cell table:style-name="ce4" table:formula="of:=([.$Y$1]-[.Y144])" office:value-type="float" office:value="-17" calcext:value-type="float">
            <text:p>-17</text:p>
          </table:table-cell>
          <table:table-cell table:style-name="ce14" table:formula="of:=([.$X$1]-[.X144])" office:value-type="float" office:value="-244" calcext:value-type="float">
            <text:p>-244</text:p>
          </table:table-cell>
          <table:table-cell table:style-name="ce14" table:formula="of:=mod_inv([.AC144];prime)" office:value-type="float" office:value="180" calcext:value-type="float">
            <text:p>180</text:p>
          </table:table-cell>
          <table:table-cell table:style-name="ce8" table:formula="of:=MOD([.AB144]*[.AD144];prime)" office:value-type="float" office:value="96" calcext:value-type="float">
            <text:p>9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5" calcext:value-type="float">
            <text:p>145</text:p>
          </table:table-cell>
          <table:table-cell table:number-columns-repeated="12"/>
          <table:table-cell table:style-name="ce4" table:formula="of:=MOD([.AE144]*[.AE144]-[.X144]-[.$X$1];prime)" office:value-type="float" office:value="30" calcext:value-type="float">
            <text:p>30</text:p>
          </table:table-cell>
          <table:table-cell table:style-name="ce8" table:formula="of:=MOD([.AE144]*([.$X$1]-[.X145])-[.$Y$1];prime)" office:value-type="float" office:value="10" calcext:value-type="float">
            <text:p>10</text:p>
          </table:table-cell>
          <table:table-cell table:style-name="ce4" table:formula="of:=MOD([.X145]^3+a*[.X145]+b;prime)" office:value-type="float" office:value="100" calcext:value-type="float">
            <text:p>100</text:p>
          </table:table-cell>
          <table:table-cell table:style-name="ce8" table:formula="of:=MOD([.Y145]*[.Y145];prime)" office:value-type="float" office:value="100" calcext:value-type="float">
            <text:p>100</text:p>
          </table:table-cell>
          <table:table-cell table:style-name="ce4" table:formula="of:=([.$Y$1]-[.Y145])" office:value-type="float" office:value="-7" calcext:value-type="float">
            <text:p>-7</text:p>
          </table:table-cell>
          <table:table-cell table:style-name="ce14" table:formula="of:=([.$X$1]-[.X145])" office:value-type="float" office:value="-30" calcext:value-type="float">
            <text:p>-30</text:p>
          </table:table-cell>
          <table:table-cell table:style-name="ce14" table:formula="of:=mod_inv([.AC145];prime)" office:value-type="float" office:value="149" calcext:value-type="float">
            <text:p>149</text:p>
          </table:table-cell>
          <table:table-cell table:style-name="ce8" table:formula="of:=MOD([.AB145]*[.AD145];prime)" office:value-type="float" office:value="9" calcext:value-type="float">
            <text:p>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6" calcext:value-type="float">
            <text:p>146</text:p>
          </table:table-cell>
          <table:table-cell table:number-columns-repeated="12"/>
          <table:table-cell table:style-name="ce4" table:formula="of:=MOD([.AE145]*[.AE145]-[.X145]-[.$X$1];prime)" office:value-type="float" office:value="51" calcext:value-type="float">
            <text:p>51</text:p>
          </table:table-cell>
          <table:table-cell table:style-name="ce8" table:formula="of:=MOD([.AE145]*([.$X$1]-[.X146])-[.$Y$1];prime)" office:value-type="float" office:value="64" calcext:value-type="float">
            <text:p>64</text:p>
          </table:table-cell>
          <table:table-cell table:style-name="ce4" table:formula="of:=MOD([.X146]^3+a*[.X146]+b;prime)" office:value-type="float" office:value="151" calcext:value-type="float">
            <text:p>151</text:p>
          </table:table-cell>
          <table:table-cell table:style-name="ce8" table:formula="of:=MOD([.Y146]*[.Y146];prime)" office:value-type="float" office:value="151" calcext:value-type="float">
            <text:p>151</text:p>
          </table:table-cell>
          <table:table-cell table:style-name="ce4" table:formula="of:=([.$Y$1]-[.Y146])" office:value-type="float" office:value="-61" calcext:value-type="float">
            <text:p>-61</text:p>
          </table:table-cell>
          <table:table-cell table:style-name="ce14" table:formula="of:=([.$X$1]-[.X146])" office:value-type="float" office:value="-51" calcext:value-type="float">
            <text:p>-51</text:p>
          </table:table-cell>
          <table:table-cell table:style-name="ce14" table:formula="of:=mod_inv([.AC146];prime)" office:value-type="float" office:value="165" calcext:value-type="float">
            <text:p>165</text:p>
          </table:table-cell>
          <table:table-cell table:style-name="ce8" table:formula="of:=MOD([.AB146]*[.AD146];prime)" office:value-type="float" office:value="192" calcext:value-type="float">
            <text:p>19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7" calcext:value-type="float">
            <text:p>147</text:p>
          </table:table-cell>
          <table:table-cell table:number-columns-repeated="12"/>
          <table:table-cell table:style-name="ce4" table:formula="of:=MOD([.AE146]*[.AE146]-[.X146]-[.$X$1];prime)" office:value-type="float" office:value="256" calcext:value-type="float">
            <text:p>256</text:p>
          </table:table-cell>
          <table:table-cell table:style-name="ce8" table:formula="of:=MOD([.AE146]*([.$X$1]-[.X147])-[.$Y$1];prime)" office:value-type="float" office:value="26" calcext:value-type="float">
            <text:p>26</text:p>
          </table:table-cell>
          <table:table-cell table:style-name="ce4" table:formula="of:=MOD([.X147]^3+a*[.X147]+b;prime)" office:value-type="float" office:value="150" calcext:value-type="float">
            <text:p>150</text:p>
          </table:table-cell>
          <table:table-cell table:style-name="ce8" table:formula="of:=MOD([.Y147]*[.Y147];prime)" office:value-type="float" office:value="150" calcext:value-type="float">
            <text:p>150</text:p>
          </table:table-cell>
          <table:table-cell table:style-name="ce4" table:formula="of:=([.$Y$1]-[.Y147])" office:value-type="float" office:value="-23" calcext:value-type="float">
            <text:p>-23</text:p>
          </table:table-cell>
          <table:table-cell table:style-name="ce14" table:formula="of:=([.$X$1]-[.X147])" office:value-type="float" office:value="-256" calcext:value-type="float">
            <text:p>-256</text:p>
          </table:table-cell>
          <table:table-cell table:style-name="ce14" table:formula="of:=mod_inv([.AC147];prime)" office:value-type="float" office:value="188" calcext:value-type="float">
            <text:p>188</text:p>
          </table:table-cell>
          <table:table-cell table:style-name="ce8" table:formula="of:=MOD([.AB147]*[.AD147];prime)" office:value-type="float" office:value="147" calcext:value-type="float">
            <text:p>147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8" calcext:value-type="float">
            <text:p>148</text:p>
          </table:table-cell>
          <table:table-cell table:number-columns-repeated="12"/>
          <table:table-cell table:style-name="ce4" table:formula="of:=MOD([.AE147]*[.AE147]-[.X147]-[.$X$1];prime)" office:value-type="float" office:value="50" calcext:value-type="float">
            <text:p>50</text:p>
          </table:table-cell>
          <table:table-cell table:style-name="ce8" table:formula="of:=MOD([.AE147]*([.$X$1]-[.X148])-[.$Y$1];prime)" office:value-type="float" office:value="11" calcext:value-type="float">
            <text:p>11</text:p>
          </table:table-cell>
          <table:table-cell table:style-name="ce4" table:formula="of:=MOD([.X148]^3+a*[.X148]+b;prime)" office:value-type="float" office:value="121" calcext:value-type="float">
            <text:p>121</text:p>
          </table:table-cell>
          <table:table-cell table:style-name="ce8" table:formula="of:=MOD([.Y148]*[.Y148];prime)" office:value-type="float" office:value="121" calcext:value-type="float">
            <text:p>121</text:p>
          </table:table-cell>
          <table:table-cell table:style-name="ce4" table:formula="of:=([.$Y$1]-[.Y148])" office:value-type="float" office:value="-8" calcext:value-type="float">
            <text:p>-8</text:p>
          </table:table-cell>
          <table:table-cell table:style-name="ce14" table:formula="of:=([.$X$1]-[.X148])" office:value-type="float" office:value="-50" calcext:value-type="float">
            <text:p>-50</text:p>
          </table:table-cell>
          <table:table-cell table:style-name="ce14" table:formula="of:=mod_inv([.AC148];prime)" office:value-type="float" office:value="142" calcext:value-type="float">
            <text:p>142</text:p>
          </table:table-cell>
          <table:table-cell table:style-name="ce8" table:formula="of:=MOD([.AB148]*[.AD148];prime)" office:value-type="float" office:value="179" calcext:value-type="float">
            <text:p>17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9" calcext:value-type="float">
            <text:p>149</text:p>
          </table:table-cell>
          <table:table-cell table:number-columns-repeated="12"/>
          <table:table-cell table:style-name="ce4" table:formula="of:=MOD([.AE148]*[.AE148]-[.X148]-[.$X$1];prime)" office:value-type="float" office:value="168" calcext:value-type="float">
            <text:p>168</text:p>
          </table:table-cell>
          <table:table-cell table:style-name="ce8" table:formula="of:=MOD([.AE148]*([.$X$1]-[.X149])-[.$Y$1];prime)" office:value-type="float" office:value="170" calcext:value-type="float">
            <text:p>170</text:p>
          </table:table-cell>
          <table:table-cell table:style-name="ce4" table:formula="of:=MOD([.X149]^3+a*[.X149]+b;prime)" office:value-type="float" office:value="233" calcext:value-type="float">
            <text:p>233</text:p>
          </table:table-cell>
          <table:table-cell table:style-name="ce8" table:formula="of:=MOD([.Y149]*[.Y149];prime)" office:value-type="float" office:value="233" calcext:value-type="float">
            <text:p>233</text:p>
          </table:table-cell>
          <table:table-cell table:style-name="ce4" table:formula="of:=([.$Y$1]-[.Y149])" office:value-type="float" office:value="-167" calcext:value-type="float">
            <text:p>-167</text:p>
          </table:table-cell>
          <table:table-cell table:style-name="ce14" table:formula="of:=([.$X$1]-[.X149])" office:value-type="float" office:value="-168" calcext:value-type="float">
            <text:p>-168</text:p>
          </table:table-cell>
          <table:table-cell table:style-name="ce14" table:formula="of:=mod_inv([.AC149];prime)" office:value-type="float" office:value="36" calcext:value-type="float">
            <text:p>36</text:p>
          </table:table-cell>
          <table:table-cell table:style-name="ce8" table:formula="of:=MOD([.AB149]*[.AD149];prime)" office:value-type="float" office:value="37" calcext:value-type="float">
            <text:p>37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0" calcext:value-type="float">
            <text:p>150</text:p>
          </table:table-cell>
          <table:table-cell table:number-columns-repeated="12"/>
          <table:table-cell table:style-name="ce4" table:formula="of:=MOD([.AE149]*[.AE149]-[.X149]-[.$X$1];prime)" office:value-type="float" office:value="149" calcext:value-type="float">
            <text:p>149</text:p>
          </table:table-cell>
          <table:table-cell table:style-name="ce8" table:formula="of:=MOD([.AE149]*([.$X$1]-[.X150])-[.$Y$1];prime)" office:value-type="float" office:value="7" calcext:value-type="float">
            <text:p>7</text:p>
          </table:table-cell>
          <table:table-cell table:style-name="ce4" table:formula="of:=MOD([.X150]^3+a*[.X150]+b;prime)" office:value-type="float" office:value="49" calcext:value-type="float">
            <text:p>49</text:p>
          </table:table-cell>
          <table:table-cell table:style-name="ce8" table:formula="of:=MOD([.Y150]*[.Y150];prime)" office:value-type="float" office:value="49" calcext:value-type="float">
            <text:p>49</text:p>
          </table:table-cell>
          <table:table-cell table:style-name="ce4" table:formula="of:=([.$Y$1]-[.Y150])" office:value-type="float" office:value="-4" calcext:value-type="float">
            <text:p>-4</text:p>
          </table:table-cell>
          <table:table-cell table:style-name="ce14" table:formula="of:=([.$X$1]-[.X150])" office:value-type="float" office:value="-149" calcext:value-type="float">
            <text:p>-149</text:p>
          </table:table-cell>
          <table:table-cell table:style-name="ce14" table:formula="of:=mod_inv([.AC150];prime)" office:value-type="float" office:value="30" calcext:value-type="float">
            <text:p>30</text:p>
          </table:table-cell>
          <table:table-cell table:style-name="ce8" table:formula="of:=MOD([.AB150]*[.AD150];prime)" office:value-type="float" office:value="143" calcext:value-type="float">
            <text:p>14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1" calcext:value-type="float">
            <text:p>151</text:p>
          </table:table-cell>
          <table:table-cell table:number-columns-repeated="12"/>
          <table:table-cell table:style-name="ce4" table:formula="of:=MOD([.AE150]*[.AE150]-[.X150]-[.$X$1];prime)" office:value-type="float" office:value="49" calcext:value-type="float">
            <text:p>49</text:p>
          </table:table-cell>
          <table:table-cell table:style-name="ce8" table:formula="of:=MOD([.AE150]*([.$X$1]-[.X151])-[.$Y$1];prime)" office:value-type="float" office:value="91" calcext:value-type="float">
            <text:p>91</text:p>
          </table:table-cell>
          <table:table-cell table:style-name="ce4" table:formula="of:=MOD([.X151]^3+a*[.X151]+b;prime)" office:value-type="float" office:value="128" calcext:value-type="float">
            <text:p>128</text:p>
          </table:table-cell>
          <table:table-cell table:style-name="ce8" table:formula="of:=MOD([.Y151]*[.Y151];prime)" office:value-type="float" office:value="128" calcext:value-type="float">
            <text:p>128</text:p>
          </table:table-cell>
          <table:table-cell table:style-name="ce4" table:formula="of:=([.$Y$1]-[.Y151])" office:value-type="float" office:value="-88" calcext:value-type="float">
            <text:p>-88</text:p>
          </table:table-cell>
          <table:table-cell table:style-name="ce14" table:formula="of:=([.$X$1]-[.X151])" office:value-type="float" office:value="-49" calcext:value-type="float">
            <text:p>-49</text:p>
          </table:table-cell>
          <table:table-cell table:style-name="ce14" table:formula="of:=mod_inv([.AC151];prime)" office:value-type="float" office:value="161" calcext:value-type="float">
            <text:p>161</text:p>
          </table:table-cell>
          <table:table-cell table:style-name="ce8" table:formula="of:=MOD([.AB151]*[.AD151];prime)" office:value-type="float" office:value="34" calcext:value-type="float">
            <text:p>34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2" calcext:value-type="float">
            <text:p>152</text:p>
          </table:table-cell>
          <table:table-cell table:number-columns-repeated="12"/>
          <table:table-cell table:style-name="ce4" table:formula="of:=MOD([.AE151]*[.AE151]-[.X151]-[.$X$1];prime)" office:value-type="float" office:value="55" calcext:value-type="float">
            <text:p>55</text:p>
          </table:table-cell>
          <table:table-cell table:style-name="ce8" table:formula="of:=MOD([.AE151]*([.$X$1]-[.X152])-[.$Y$1];prime)" office:value-type="float" office:value="231" calcext:value-type="float">
            <text:p>231</text:p>
          </table:table-cell>
          <table:table-cell table:style-name="ce4" table:formula="of:=MOD([.X152]^3+a*[.X152]+b;prime)" office:value-type="float" office:value="235" calcext:value-type="float">
            <text:p>235</text:p>
          </table:table-cell>
          <table:table-cell table:style-name="ce8" table:formula="of:=MOD([.Y152]*[.Y152];prime)" office:value-type="float" office:value="235" calcext:value-type="float">
            <text:p>235</text:p>
          </table:table-cell>
          <table:table-cell table:style-name="ce4" table:formula="of:=([.$Y$1]-[.Y152])" office:value-type="float" office:value="-228" calcext:value-type="float">
            <text:p>-228</text:p>
          </table:table-cell>
          <table:table-cell table:style-name="ce14" table:formula="of:=([.$X$1]-[.X152])" office:value-type="float" office:value="-55" calcext:value-type="float">
            <text:p>-55</text:p>
          </table:table-cell>
          <table:table-cell table:style-name="ce14" table:formula="of:=mod_inv([.AC152];prime)" office:value-type="float" office:value="153" calcext:value-type="float">
            <text:p>153</text:p>
          </table:table-cell>
          <table:table-cell table:style-name="ce8" table:formula="of:=MOD([.AB152]*[.AD152];prime)" office:value-type="float" office:value="95" calcext:value-type="float">
            <text:p>9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3" calcext:value-type="float">
            <text:p>153</text:p>
          </table:table-cell>
          <table:table-cell table:number-columns-repeated="12"/>
          <table:table-cell table:style-name="ce4" table:formula="of:=MOD([.AE152]*[.AE152]-[.X152]-[.$X$1];prime)" office:value-type="float" office:value="28" calcext:value-type="float">
            <text:p>28</text:p>
          </table:table-cell>
          <table:table-cell table:style-name="ce8" table:formula="of:=MOD([.AE152]*([.$X$1]-[.X153])-[.$Y$1];prime)" office:value-type="float" office:value="230" calcext:value-type="float">
            <text:p>230</text:p>
          </table:table-cell>
          <table:table-cell table:style-name="ce4" table:formula="of:=MOD([.X153]^3+a*[.X153]+b;prime)" office:value-type="float" office:value="37" calcext:value-type="float">
            <text:p>37</text:p>
          </table:table-cell>
          <table:table-cell table:style-name="ce8" table:formula="of:=MOD([.Y153]*[.Y153];prime)" office:value-type="float" office:value="37" calcext:value-type="float">
            <text:p>37</text:p>
          </table:table-cell>
          <table:table-cell table:style-name="ce4" table:formula="of:=([.$Y$1]-[.Y153])" office:value-type="float" office:value="-227" calcext:value-type="float">
            <text:p>-227</text:p>
          </table:table-cell>
          <table:table-cell table:style-name="ce14" table:formula="of:=([.$X$1]-[.X153])" office:value-type="float" office:value="-28" calcext:value-type="float">
            <text:p>-28</text:p>
          </table:table-cell>
          <table:table-cell table:style-name="ce14" table:formula="of:=mod_inv([.AC153];prime)" office:value-type="float" office:value="216" calcext:value-type="float">
            <text:p>216</text:p>
          </table:table-cell>
          <table:table-cell table:style-name="ce8" table:formula="of:=MOD([.AB153]*[.AD153];prime)" office:value-type="float" office:value="149" calcext:value-type="float">
            <text:p>14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4" calcext:value-type="float">
            <text:p>154</text:p>
          </table:table-cell>
          <table:table-cell table:number-columns-repeated="12"/>
          <table:table-cell table:style-name="ce4" table:formula="of:=MOD([.AE153]*[.AE153]-[.X153]-[.$X$1];prime)" office:value-type="float" office:value="81" calcext:value-type="float">
            <text:p>81</text:p>
          </table:table-cell>
          <table:table-cell table:style-name="ce8" table:formula="of:=MOD([.AE153]*([.$X$1]-[.X154])-[.$Y$1];prime)" office:value-type="float" office:value="26" calcext:value-type="float">
            <text:p>26</text:p>
          </table:table-cell>
          <table:table-cell table:style-name="ce4" table:formula="of:=MOD([.X154]^3+a*[.X154]+b;prime)" office:value-type="float" office:value="150" calcext:value-type="float">
            <text:p>150</text:p>
          </table:table-cell>
          <table:table-cell table:style-name="ce8" table:formula="of:=MOD([.Y154]*[.Y154];prime)" office:value-type="float" office:value="150" calcext:value-type="float">
            <text:p>150</text:p>
          </table:table-cell>
          <table:table-cell table:style-name="ce4" table:formula="of:=([.$Y$1]-[.Y154])" office:value-type="float" office:value="-23" calcext:value-type="float">
            <text:p>-23</text:p>
          </table:table-cell>
          <table:table-cell table:style-name="ce14" table:formula="of:=([.$X$1]-[.X154])" office:value-type="float" office:value="-81" calcext:value-type="float">
            <text:p>-81</text:p>
          </table:table-cell>
          <table:table-cell table:style-name="ce14" table:formula="of:=mod_inv([.AC154];prime)" office:value-type="float" office:value="250" calcext:value-type="float">
            <text:p>250</text:p>
          </table:table-cell>
          <table:table-cell table:style-name="ce8" table:formula="of:=MOD([.AB154]*[.AD154];prime)" office:value-type="float" office:value="36" calcext:value-type="float">
            <text:p>3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5" calcext:value-type="float">
            <text:p>155</text:p>
          </table:table-cell>
          <table:table-cell table:number-columns-repeated="12"/>
          <table:table-cell table:style-name="ce4" table:formula="of:=MOD([.AE154]*[.AE154]-[.X154]-[.$X$1];prime)" office:value-type="float" office:value="163" calcext:value-type="float">
            <text:p>163</text:p>
          </table:table-cell>
          <table:table-cell table:style-name="ce8" table:formula="of:=MOD([.AE154]*([.$X$1]-[.X155])-[.$Y$1];prime)" office:value-type="float" office:value="178" calcext:value-type="float">
            <text:p>178</text:p>
          </table:table-cell>
          <table:table-cell table:style-name="ce4" table:formula="of:=MOD([.X155]^3+a*[.X155]+b;prime)" office:value-type="float" office:value="124" calcext:value-type="float">
            <text:p>124</text:p>
          </table:table-cell>
          <table:table-cell table:style-name="ce8" table:formula="of:=MOD([.Y155]*[.Y155];prime)" office:value-type="float" office:value="124" calcext:value-type="float">
            <text:p>124</text:p>
          </table:table-cell>
          <table:table-cell table:style-name="ce4" table:formula="of:=([.$Y$1]-[.Y155])" office:value-type="float" office:value="-175" calcext:value-type="float">
            <text:p>-175</text:p>
          </table:table-cell>
          <table:table-cell table:style-name="ce14" table:formula="of:=([.$X$1]-[.X155])" office:value-type="float" office:value="-163" calcext:value-type="float">
            <text:p>-163</text:p>
          </table:table-cell>
          <table:table-cell table:style-name="ce14" table:formula="of:=mod_inv([.AC155];prime)" office:value-type="float" office:value="192" calcext:value-type="float">
            <text:p>192</text:p>
          </table:table-cell>
          <table:table-cell table:style-name="ce8" table:formula="of:=MOD([.AB155]*[.AD155];prime)" office:value-type="float" office:value="64" calcext:value-type="float">
            <text:p>64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6" calcext:value-type="float">
            <text:p>156</text:p>
          </table:table-cell>
          <table:table-cell table:number-columns-repeated="12"/>
          <table:table-cell table:style-name="ce4" table:formula="of:=MOD([.AE155]*[.AE155]-[.X155]-[.$X$1];prime)" office:value-type="float" office:value="251" calcext:value-type="float">
            <text:p>251</text:p>
          </table:table-cell>
          <table:table-cell table:style-name="ce8" table:formula="of:=MOD([.AE155]*([.$X$1]-[.X156])-[.$Y$1];prime)" office:value-type="float" office:value="239" calcext:value-type="float">
            <text:p>239</text:p>
          </table:table-cell>
          <table:table-cell table:style-name="ce4" table:formula="of:=MOD([.X156]^3+a*[.X156]+b;prime)" office:value-type="float" office:value="50" calcext:value-type="float">
            <text:p>50</text:p>
          </table:table-cell>
          <table:table-cell table:style-name="ce8" table:formula="of:=MOD([.Y156]*[.Y156];prime)" office:value-type="float" office:value="50" calcext:value-type="float">
            <text:p>50</text:p>
          </table:table-cell>
          <table:table-cell table:style-name="ce4" table:formula="of:=([.$Y$1]-[.Y156])" office:value-type="float" office:value="-236" calcext:value-type="float">
            <text:p>-236</text:p>
          </table:table-cell>
          <table:table-cell table:style-name="ce14" table:formula="of:=([.$X$1]-[.X156])" office:value-type="float" office:value="-251" calcext:value-type="float">
            <text:p>-251</text:p>
          </table:table-cell>
          <table:table-cell table:style-name="ce14" table:formula="of:=mod_inv([.AC156];prime)" office:value-type="float" office:value="22" calcext:value-type="float">
            <text:p>22</text:p>
          </table:table-cell>
          <table:table-cell table:style-name="ce8" table:formula="of:=MOD([.AB156]*[.AD156];prime)" office:value-type="float" office:value="68" calcext:value-type="float">
            <text:p>6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7" calcext:value-type="float">
            <text:p>157</text:p>
          </table:table-cell>
          <table:table-cell table:number-columns-repeated="12"/>
          <table:table-cell table:style-name="ce4" table:formula="of:=MOD([.AE156]*[.AE156]-[.X156]-[.$X$1];prime)" office:value-type="float" office:value="165" calcext:value-type="float">
            <text:p>165</text:p>
          </table:table-cell>
          <table:table-cell table:style-name="ce8" table:formula="of:=MOD([.AE156]*([.$X$1]-[.X157])-[.$Y$1];prime)" office:value-type="float" office:value="86" calcext:value-type="float">
            <text:p>86</text:p>
          </table:table-cell>
          <table:table-cell table:style-name="ce4" table:formula="of:=MOD([.X157]^3+a*[.X157]+b;prime)" office:value-type="float" office:value="32" calcext:value-type="float">
            <text:p>32</text:p>
          </table:table-cell>
          <table:table-cell table:style-name="ce8" table:formula="of:=MOD([.Y157]*[.Y157];prime)" office:value-type="float" office:value="32" calcext:value-type="float">
            <text:p>32</text:p>
          </table:table-cell>
          <table:table-cell table:style-name="ce4" table:formula="of:=([.$Y$1]-[.Y157])" office:value-type="float" office:value="-83" calcext:value-type="float">
            <text:p>-83</text:p>
          </table:table-cell>
          <table:table-cell table:style-name="ce14" table:formula="of:=([.$X$1]-[.X157])" office:value-type="float" office:value="-165" calcext:value-type="float">
            <text:p>-165</text:p>
          </table:table-cell>
          <table:table-cell table:style-name="ce14" table:formula="of:=mod_inv([.AC157];prime)" office:value-type="float" office:value="51" calcext:value-type="float">
            <text:p>51</text:p>
          </table:table-cell>
          <table:table-cell table:style-name="ce8" table:formula="of:=MOD([.AB157]*[.AD157];prime)" office:value-type="float" office:value="238" calcext:value-type="float">
            <text:p>23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8" calcext:value-type="float">
            <text:p>158</text:p>
          </table:table-cell>
          <table:table-cell table:number-columns-repeated="12"/>
          <table:table-cell table:style-name="ce4" table:formula="of:=MOD([.AE157]*[.AE157]-[.X157]-[.$X$1];prime)" office:value-type="float" office:value="197" calcext:value-type="float">
            <text:p>197</text:p>
          </table:table-cell>
          <table:table-cell table:style-name="ce8" table:formula="of:=MOD([.AE157]*([.$X$1]-[.X158])-[.$Y$1];prime)" office:value-type="float" office:value="188" calcext:value-type="float">
            <text:p>188</text:p>
          </table:table-cell>
          <table:table-cell table:style-name="ce4" table:formula="of:=MOD([.X158]^3+a*[.X158]+b;prime)" office:value-type="float" office:value="102" calcext:value-type="float">
            <text:p>102</text:p>
          </table:table-cell>
          <table:table-cell table:style-name="ce8" table:formula="of:=MOD([.Y158]*[.Y158];prime)" office:value-type="float" office:value="102" calcext:value-type="float">
            <text:p>102</text:p>
          </table:table-cell>
          <table:table-cell table:style-name="ce4" table:formula="of:=([.$Y$1]-[.Y158])" office:value-type="float" office:value="-185" calcext:value-type="float">
            <text:p>-185</text:p>
          </table:table-cell>
          <table:table-cell table:style-name="ce14" table:formula="of:=([.$X$1]-[.X158])" office:value-type="float" office:value="-197" calcext:value-type="float">
            <text:p>-197</text:p>
          </table:table-cell>
          <table:table-cell table:style-name="ce14" table:formula="of:=mod_inv([.AC158];prime)" office:value-type="float" office:value="4" calcext:value-type="float">
            <text:p>4</text:p>
          </table:table-cell>
          <table:table-cell table:style-name="ce8" table:formula="of:=MOD([.AB158]*[.AD158];prime)" office:value-type="float" office:value="49" calcext:value-type="float">
            <text:p>4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9" calcext:value-type="float">
            <text:p>159</text:p>
          </table:table-cell>
          <table:table-cell table:number-columns-repeated="12"/>
          <table:table-cell table:style-name="ce4" table:formula="of:=MOD([.AE158]*[.AE158]-[.X158]-[.$X$1];prime)" office:value-type="float" office:value="100" calcext:value-type="float">
            <text:p>100</text:p>
          </table:table-cell>
          <table:table-cell table:style-name="ce8" table:formula="of:=MOD([.AE158]*([.$X$1]-[.X159])-[.$Y$1];prime)" office:value-type="float" office:value="94" calcext:value-type="float">
            <text:p>94</text:p>
          </table:table-cell>
          <table:table-cell table:style-name="ce4" table:formula="of:=MOD([.X159]^3+a*[.X159]+b;prime)" office:value-type="float" office:value="157" calcext:value-type="float">
            <text:p>157</text:p>
          </table:table-cell>
          <table:table-cell table:style-name="ce8" table:formula="of:=MOD([.Y159]*[.Y159];prime)" office:value-type="float" office:value="157" calcext:value-type="float">
            <text:p>157</text:p>
          </table:table-cell>
          <table:table-cell table:style-name="ce4" table:formula="of:=([.$Y$1]-[.Y159])" office:value-type="float" office:value="-91" calcext:value-type="float">
            <text:p>-91</text:p>
          </table:table-cell>
          <table:table-cell table:style-name="ce14" table:formula="of:=([.$X$1]-[.X159])" office:value-type="float" office:value="-100" calcext:value-type="float">
            <text:p>-100</text:p>
          </table:table-cell>
          <table:table-cell table:style-name="ce14" table:formula="of:=mod_inv([.AC159];prime)" office:value-type="float" office:value="71" calcext:value-type="float">
            <text:p>71</text:p>
          </table:table-cell>
          <table:table-cell table:style-name="ce8" table:formula="of:=MOD([.AB159]*[.AD159];prime)" office:value-type="float" office:value="114" calcext:value-type="float">
            <text:p>114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0" calcext:value-type="float">
            <text:p>160</text:p>
          </table:table-cell>
          <table:table-cell table:number-columns-repeated="12"/>
          <table:table-cell table:style-name="ce4" table:formula="of:=MOD([.AE159]*[.AE159]-[.X159]-[.$X$1];prime)" office:value-type="float" office:value="9" calcext:value-type="float">
            <text:p>9</text:p>
          </table:table-cell>
          <table:table-cell table:style-name="ce8" table:formula="of:=MOD([.AE159]*([.$X$1]-[.X160])-[.$Y$1];prime)" office:value-type="float" office:value="23" calcext:value-type="float">
            <text:p>23</text:p>
          </table:table-cell>
          <table:table-cell table:style-name="ce4" table:formula="of:=MOD([.X160]^3+a*[.X160]+b;prime)" office:value-type="float" office:value="3" calcext:value-type="float">
            <text:p>3</text:p>
          </table:table-cell>
          <table:table-cell table:style-name="ce8" table:formula="of:=MOD([.Y160]*[.Y160];prime)" office:value-type="float" office:value="3" calcext:value-type="float">
            <text:p>3</text:p>
          </table:table-cell>
          <table:table-cell table:style-name="ce4" table:formula="of:=([.$Y$1]-[.Y160])" office:value-type="float" office:value="-20" calcext:value-type="float">
            <text:p>-20</text:p>
          </table:table-cell>
          <table:table-cell table:style-name="ce14" table:formula="of:=([.$X$1]-[.X160])" office:value-type="float" office:value="-9" calcext:value-type="float">
            <text:p>-9</text:p>
          </table:table-cell>
          <table:table-cell table:style-name="ce14" table:formula="of:=mod_inv([.AC160];prime)" office:value-type="float" office:value="146" calcext:value-type="float">
            <text:p>146</text:p>
          </table:table-cell>
          <table:table-cell table:style-name="ce8" table:formula="of:=MOD([.AB160]*[.AD160];prime)" office:value-type="float" office:value="236" calcext:value-type="float">
            <text:p>23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1" calcext:value-type="float">
            <text:p>161</text:p>
          </table:table-cell>
          <table:table-cell table:number-columns-repeated="12"/>
          <table:table-cell table:style-name="ce4" table:formula="of:=MOD([.AE160]*[.AE160]-[.X160]-[.$X$1];prime)" office:value-type="float" office:value="194" calcext:value-type="float">
            <text:p>194</text:p>
          </table:table-cell>
          <table:table-cell table:style-name="ce8" table:formula="of:=MOD([.AE160]*([.$X$1]-[.X161])-[.$Y$1];prime)" office:value-type="float" office:value="238" calcext:value-type="float">
            <text:p>238</text:p>
          </table:table-cell>
          <table:table-cell table:style-name="ce4" table:formula="of:=MOD([.X161]^3+a*[.X161]+b;prime)" office:value-type="float" office:value="99" calcext:value-type="float">
            <text:p>99</text:p>
          </table:table-cell>
          <table:table-cell table:style-name="ce8" table:formula="of:=MOD([.Y161]*[.Y161];prime)" office:value-type="float" office:value="99" calcext:value-type="float">
            <text:p>99</text:p>
          </table:table-cell>
          <table:table-cell table:style-name="ce4" table:formula="of:=([.$Y$1]-[.Y161])" office:value-type="float" office:value="-235" calcext:value-type="float">
            <text:p>-235</text:p>
          </table:table-cell>
          <table:table-cell table:style-name="ce14" table:formula="of:=([.$X$1]-[.X161])" office:value-type="float" office:value="-194" calcext:value-type="float">
            <text:p>-194</text:p>
          </table:table-cell>
          <table:table-cell table:style-name="ce14" table:formula="of:=mod_inv([.AC161];prime)" office:value-type="float" office:value="61" calcext:value-type="float">
            <text:p>61</text:p>
          </table:table-cell>
          <table:table-cell table:style-name="ce8" table:formula="of:=MOD([.AB161]*[.AD161];prime)" office:value-type="float" office:value="130" calcext:value-type="float">
            <text:p>13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2" calcext:value-type="float">
            <text:p>162</text:p>
          </table:table-cell>
          <table:table-cell table:number-columns-repeated="12"/>
          <table:table-cell table:style-name="ce4" table:formula="of:=MOD([.AE161]*[.AE161]-[.X161]-[.$X$1];prime)" office:value-type="float" office:value="137" calcext:value-type="float">
            <text:p>137</text:p>
          </table:table-cell>
          <table:table-cell table:style-name="ce8" table:formula="of:=MOD([.AE161]*([.$X$1]-[.X162])-[.$Y$1];prime)" office:value-type="float" office:value="71" calcext:value-type="float">
            <text:p>71</text:p>
          </table:table-cell>
          <table:table-cell table:style-name="ce4" table:formula="of:=MOD([.X162]^3+a*[.X162]+b;prime)" office:value-type="float" office:value="44" calcext:value-type="float">
            <text:p>44</text:p>
          </table:table-cell>
          <table:table-cell table:style-name="ce8" table:formula="of:=MOD([.Y162]*[.Y162];prime)" office:value-type="float" office:value="44" calcext:value-type="float">
            <text:p>44</text:p>
          </table:table-cell>
          <table:table-cell table:style-name="ce4" table:formula="of:=([.$Y$1]-[.Y162])" office:value-type="float" office:value="-68" calcext:value-type="float">
            <text:p>-68</text:p>
          </table:table-cell>
          <table:table-cell table:style-name="ce14" table:formula="of:=([.$X$1]-[.X162])" office:value-type="float" office:value="-137" calcext:value-type="float">
            <text:p>-137</text:p>
          </table:table-cell>
          <table:table-cell table:style-name="ce14" table:formula="of:=mod_inv([.AC162];prime)" office:value-type="float" office:value="215" calcext:value-type="float">
            <text:p>215</text:p>
          </table:table-cell>
          <table:table-cell table:style-name="ce8" table:formula="of:=MOD([.AB162]*[.AD162];prime)" office:value-type="float" office:value="108" calcext:value-type="float">
            <text:p>10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3" calcext:value-type="float">
            <text:p>163</text:p>
          </table:table-cell>
          <table:table-cell table:number-columns-repeated="12"/>
          <table:table-cell table:style-name="ce4" table:formula="of:=MOD([.AE162]*[.AE162]-[.X162]-[.$X$1];prime)" office:value-type="float" office:value="218" calcext:value-type="float">
            <text:p>218</text:p>
          </table:table-cell>
          <table:table-cell table:style-name="ce8" table:formula="of:=MOD([.AE162]*([.$X$1]-[.X163])-[.$Y$1];prime)" office:value-type="float" office:value="123" calcext:value-type="float">
            <text:p>123</text:p>
          </table:table-cell>
          <table:table-cell table:style-name="ce4" table:formula="of:=MOD([.X163]^3+a*[.X163]+b;prime)" office:value-type="float" office:value="138" calcext:value-type="float">
            <text:p>138</text:p>
          </table:table-cell>
          <table:table-cell table:style-name="ce8" table:formula="of:=MOD([.Y163]*[.Y163];prime)" office:value-type="float" office:value="138" calcext:value-type="float">
            <text:p>138</text:p>
          </table:table-cell>
          <table:table-cell table:style-name="ce4" table:formula="of:=([.$Y$1]-[.Y163])" office:value-type="float" office:value="-120" calcext:value-type="float">
            <text:p>-120</text:p>
          </table:table-cell>
          <table:table-cell table:style-name="ce14" table:formula="of:=([.$X$1]-[.X163])" office:value-type="float" office:value="-218" calcext:value-type="float">
            <text:p>-218</text:p>
          </table:table-cell>
          <table:table-cell table:style-name="ce14" table:formula="of:=mod_inv([.AC163];prime)" office:value-type="float" office:value="76" calcext:value-type="float">
            <text:p>76</text:p>
          </table:table-cell>
          <table:table-cell table:style-name="ce8" table:formula="of:=MOD([.AB163]*[.AD163];prime)" office:value-type="float" office:value="85" calcext:value-type="float">
            <text:p>8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4" calcext:value-type="float">
            <text:p>164</text:p>
          </table:table-cell>
          <table:table-cell table:number-columns-repeated="12"/>
          <table:table-cell table:style-name="ce4" table:formula="of:=MOD([.AE163]*[.AE163]-[.X163]-[.$X$1];prime)" office:value-type="float" office:value="169" calcext:value-type="float">
            <text:p>169</text:p>
          </table:table-cell>
          <table:table-cell table:style-name="ce8" table:formula="of:=MOD([.AE163]*([.$X$1]-[.X164])-[.$Y$1];prime)" office:value-type="float" office:value="97" calcext:value-type="float">
            <text:p>97</text:p>
          </table:table-cell>
          <table:table-cell table:style-name="ce4" table:formula="of:=MOD([.X164]^3+a*[.X164]+b;prime)" office:value-type="float" office:value="204" calcext:value-type="float">
            <text:p>204</text:p>
          </table:table-cell>
          <table:table-cell table:style-name="ce8" table:formula="of:=MOD([.Y164]*[.Y164];prime)" office:value-type="float" office:value="204" calcext:value-type="float">
            <text:p>204</text:p>
          </table:table-cell>
          <table:table-cell table:style-name="ce4" table:formula="of:=([.$Y$1]-[.Y164])" office:value-type="float" office:value="-94" calcext:value-type="float">
            <text:p>-94</text:p>
          </table:table-cell>
          <table:table-cell table:style-name="ce14" table:formula="of:=([.$X$1]-[.X164])" office:value-type="float" office:value="-169" calcext:value-type="float">
            <text:p>-169</text:p>
          </table:table-cell>
          <table:table-cell table:style-name="ce14" table:formula="of:=mod_inv([.AC164];prime)" office:value-type="float" office:value="14" calcext:value-type="float">
            <text:p>14</text:p>
          </table:table-cell>
          <table:table-cell table:style-name="ce8" table:formula="of:=MOD([.AB164]*[.AD164];prime)" office:value-type="float" office:value="262" calcext:value-type="float">
            <text:p>26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5" calcext:value-type="float">
            <text:p>165</text:p>
          </table:table-cell>
          <table:table-cell table:number-columns-repeated="12"/>
          <table:table-cell table:style-name="ce4" table:formula="of:=MOD([.AE164]*[.AE164]-[.X164]-[.$X$1];prime)" office:value-type="float" office:value="95" calcext:value-type="float">
            <text:p>95</text:p>
          </table:table-cell>
          <table:table-cell table:style-name="ce8" table:formula="of:=MOD([.AE164]*([.$X$1]-[.X165])-[.$Y$1];prime)" office:value-type="float" office:value="92" calcext:value-type="float">
            <text:p>92</text:p>
          </table:table-cell>
          <table:table-cell table:style-name="ce4" table:formula="of:=MOD([.X165]^3+a*[.X165]+b;prime)" office:value-type="float" office:value="48" calcext:value-type="float">
            <text:p>48</text:p>
          </table:table-cell>
          <table:table-cell table:style-name="ce8" table:formula="of:=MOD([.Y165]*[.Y165];prime)" office:value-type="float" office:value="48" calcext:value-type="float">
            <text:p>48</text:p>
          </table:table-cell>
          <table:table-cell table:style-name="ce4" table:formula="of:=([.$Y$1]-[.Y165])" office:value-type="float" office:value="-89" calcext:value-type="float">
            <text:p>-89</text:p>
          </table:table-cell>
          <table:table-cell table:style-name="ce14" table:formula="of:=([.$X$1]-[.X165])" office:value-type="float" office:value="-95" calcext:value-type="float">
            <text:p>-95</text:p>
          </table:table-cell>
          <table:table-cell table:style-name="ce14" table:formula="of:=mod_inv([.AC165];prime)" office:value-type="float" office:value="227" calcext:value-type="float">
            <text:p>227</text:p>
          </table:table-cell>
          <table:table-cell table:style-name="ce8" table:formula="of:=MOD([.AB165]*[.AD165];prime)" office:value-type="float" office:value="48" calcext:value-type="float">
            <text:p>4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6" calcext:value-type="float">
            <text:p>166</text:p>
          </table:table-cell>
          <table:table-cell table:number-columns-repeated="12"/>
          <table:table-cell table:style-name="ce4" table:formula="of:=MOD([.AE165]*[.AE165]-[.X165]-[.$X$1];prime)" office:value-type="float" office:value="105" calcext:value-type="float">
            <text:p>105</text:p>
          </table:table-cell>
          <table:table-cell table:style-name="ce8" table:formula="of:=MOD([.AE165]*([.$X$1]-[.X166])-[.$Y$1];prime)" office:value-type="float" office:value="217" calcext:value-type="float">
            <text:p>217</text:p>
          </table:table-cell>
          <table:table-cell table:style-name="ce4" table:formula="of:=MOD([.X166]^3+a*[.X166]+b;prime)" office:value-type="float" office:value="12" calcext:value-type="float">
            <text:p>12</text:p>
          </table:table-cell>
          <table:table-cell table:style-name="ce8" table:formula="of:=MOD([.Y166]*[.Y166];prime)" office:value-type="float" office:value="12" calcext:value-type="float">
            <text:p>12</text:p>
          </table:table-cell>
          <table:table-cell table:style-name="ce4" table:formula="of:=([.$Y$1]-[.Y166])" office:value-type="float" office:value="-214" calcext:value-type="float">
            <text:p>-214</text:p>
          </table:table-cell>
          <table:table-cell table:style-name="ce14" table:formula="of:=([.$X$1]-[.X166])" office:value-type="float" office:value="-105" calcext:value-type="float">
            <text:p>-105</text:p>
          </table:table-cell>
          <table:table-cell table:style-name="ce14" table:formula="of:=mod_inv([.AC166];prime)" office:value-type="float" office:value="5" calcext:value-type="float">
            <text:p>5</text:p>
          </table:table-cell>
          <table:table-cell table:style-name="ce8" table:formula="of:=MOD([.AB166]*[.AD166];prime)" office:value-type="float" office:value="245" calcext:value-type="float">
            <text:p>24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7" calcext:value-type="float">
            <text:p>167</text:p>
          </table:table-cell>
          <table:table-cell table:number-columns-repeated="12"/>
          <table:table-cell table:style-name="ce4" table:formula="of:=MOD([.AE166]*[.AE166]-[.X166]-[.$X$1];prime)" office:value-type="float" office:value="219" calcext:value-type="float">
            <text:p>219</text:p>
          </table:table-cell>
          <table:table-cell table:style-name="ce8" table:formula="of:=MOD([.AE166]*([.$X$1]-[.X167])-[.$Y$1];prime)" office:value-type="float" office:value="257" calcext:value-type="float">
            <text:p>257</text:p>
          </table:table-cell>
          <table:table-cell table:style-name="ce4" table:formula="of:=MOD([.X167]^3+a*[.X167]+b;prime)" office:value-type="float" office:value="36" calcext:value-type="float">
            <text:p>36</text:p>
          </table:table-cell>
          <table:table-cell table:style-name="ce8" table:formula="of:=MOD([.Y167]*[.Y167];prime)" office:value-type="float" office:value="36" calcext:value-type="float">
            <text:p>36</text:p>
          </table:table-cell>
          <table:table-cell table:style-name="ce4" table:formula="of:=([.$Y$1]-[.Y167])" office:value-type="float" office:value="-254" calcext:value-type="float">
            <text:p>-254</text:p>
          </table:table-cell>
          <table:table-cell table:style-name="ce14" table:formula="of:=([.$X$1]-[.X167])" office:value-type="float" office:value="-219" calcext:value-type="float">
            <text:p>-219</text:p>
          </table:table-cell>
          <table:table-cell table:style-name="ce14" table:formula="of:=mod_inv([.AC167];prime)" office:value-type="float" office:value="6" calcext:value-type="float">
            <text:p>6</text:p>
          </table:table-cell>
          <table:table-cell table:style-name="ce8" table:formula="of:=MOD([.AB167]*[.AD167];prime)" office:value-type="float" office:value="54" calcext:value-type="float">
            <text:p>54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8" calcext:value-type="float">
            <text:p>168</text:p>
          </table:table-cell>
          <table:table-cell table:number-columns-repeated="12"/>
          <table:table-cell table:style-name="ce4" table:formula="of:=MOD([.AE167]*[.AE167]-[.X167]-[.$X$1];prime)" office:value-type="float" office:value="67" calcext:value-type="float">
            <text:p>67</text:p>
          </table:table-cell>
          <table:table-cell table:style-name="ce8" table:formula="of:=MOD([.AE167]*([.$X$1]-[.X168])-[.$Y$1];prime)" office:value-type="float" office:value="61" calcext:value-type="float">
            <text:p>61</text:p>
          </table:table-cell>
          <table:table-cell table:style-name="ce4" table:formula="of:=MOD([.X168]^3+a*[.X168]+b;prime)" office:value-type="float" office:value="39" calcext:value-type="float">
            <text:p>39</text:p>
          </table:table-cell>
          <table:table-cell table:style-name="ce8" table:formula="of:=MOD([.Y168]*[.Y168];prime)" office:value-type="float" office:value="39" calcext:value-type="float">
            <text:p>39</text:p>
          </table:table-cell>
          <table:table-cell table:style-name="ce4" table:formula="of:=([.$Y$1]-[.Y168])" office:value-type="float" office:value="-58" calcext:value-type="float">
            <text:p>-58</text:p>
          </table:table-cell>
          <table:table-cell table:style-name="ce14" table:formula="of:=([.$X$1]-[.X168])" office:value-type="float" office:value="-67" calcext:value-type="float">
            <text:p>-67</text:p>
          </table:table-cell>
          <table:table-cell table:style-name="ce14" table:formula="of:=mod_inv([.AC168];prime)" office:value-type="float" office:value="157" calcext:value-type="float">
            <text:p>157</text:p>
          </table:table-cell>
          <table:table-cell table:style-name="ce8" table:formula="of:=MOD([.AB168]*[.AD168];prime)" office:value-type="float" office:value="99" calcext:value-type="float">
            <text:p>9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9" calcext:value-type="float">
            <text:p>169</text:p>
          </table:table-cell>
          <table:table-cell table:number-columns-repeated="12"/>
          <table:table-cell table:style-name="ce4" table:formula="of:=MOD([.AE168]*[.AE168]-[.X168]-[.$X$1];prime)" office:value-type="float" office:value="3" calcext:value-type="float">
            <text:p>3</text:p>
          </table:table-cell>
          <table:table-cell table:style-name="ce8" table:formula="of:=MOD([.AE168]*([.$X$1]-[.X169])-[.$Y$1];prime)" office:value-type="float" office:value="226" calcext:value-type="float">
            <text:p>226</text:p>
          </table:table-cell>
          <table:table-cell table:style-name="ce4" table:formula="of:=MOD([.X169]^3+a*[.X169]+b;prime)" office:value-type="float" office:value="54" calcext:value-type="float">
            <text:p>54</text:p>
          </table:table-cell>
          <table:table-cell table:style-name="ce8" table:formula="of:=MOD([.Y169]*[.Y169];prime)" office:value-type="float" office:value="54" calcext:value-type="float">
            <text:p>54</text:p>
          </table:table-cell>
          <table:table-cell table:style-name="ce4" table:formula="of:=([.$Y$1]-[.Y169])" office:value-type="float" office:value="-223" calcext:value-type="float">
            <text:p>-223</text:p>
          </table:table-cell>
          <table:table-cell table:style-name="ce14" table:formula="of:=([.$X$1]-[.X169])" office:value-type="float" office:value="-3" calcext:value-type="float">
            <text:p>-3</text:p>
          </table:table-cell>
          <table:table-cell table:style-name="ce14" table:formula="of:=mod_inv([.AC169];prime)" office:value-type="float" office:value="175" calcext:value-type="float">
            <text:p>175</text:p>
          </table:table-cell>
          <table:table-cell table:style-name="ce8" table:formula="of:=MOD([.AB169]*[.AD169];prime)" office:value-type="float" office:value="162" calcext:value-type="float">
            <text:p>16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0" calcext:value-type="float">
            <text:p>170</text:p>
          </table:table-cell>
          <table:table-cell table:number-columns-repeated="12"/>
          <table:table-cell table:style-name="ce4" table:formula="of:=MOD([.AE169]*[.AE169]-[.X169]-[.$X$1];prime)" office:value-type="float" office:value="204" calcext:value-type="float">
            <text:p>204</text:p>
          </table:table-cell>
          <table:table-cell table:style-name="ce8" table:formula="of:=MOD([.AE169]*([.$X$1]-[.X170])-[.$Y$1];prime)" office:value-type="float" office:value="87" calcext:value-type="float">
            <text:p>87</text:p>
          </table:table-cell>
          <table:table-cell table:style-name="ce4" table:formula="of:=MOD([.X170]^3+a*[.X170]+b;prime)" office:value-type="float" office:value="205" calcext:value-type="float">
            <text:p>205</text:p>
          </table:table-cell>
          <table:table-cell table:style-name="ce8" table:formula="of:=MOD([.Y170]*[.Y170];prime)" office:value-type="float" office:value="205" calcext:value-type="float">
            <text:p>205</text:p>
          </table:table-cell>
          <table:table-cell table:style-name="ce4" table:formula="of:=([.$Y$1]-[.Y170])" office:value-type="float" office:value="-84" calcext:value-type="float">
            <text:p>-84</text:p>
          </table:table-cell>
          <table:table-cell table:style-name="ce14" table:formula="of:=([.$X$1]-[.X170])" office:value-type="float" office:value="-204" calcext:value-type="float">
            <text:p>-204</text:p>
          </table:table-cell>
          <table:table-cell table:style-name="ce14" table:formula="of:=mod_inv([.AC170];prime)" office:value-type="float" office:value="107" calcext:value-type="float">
            <text:p>107</text:p>
          </table:table-cell>
          <table:table-cell table:style-name="ce8" table:formula="of:=MOD([.AB170]*[.AD170];prime)" office:value-type="float" office:value="217" calcext:value-type="float">
            <text:p>217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1" calcext:value-type="float">
            <text:p>171</text:p>
          </table:table-cell>
          <table:table-cell table:number-columns-repeated="12"/>
          <table:table-cell table:style-name="ce4" table:formula="of:=MOD([.AE170]*[.AE170]-[.X170]-[.$X$1];prime)" office:value-type="float" office:value="71" calcext:value-type="float">
            <text:p>71</text:p>
          </table:table-cell>
          <table:table-cell table:style-name="ce8" table:formula="of:=MOD([.AE170]*([.$X$1]-[.X171])-[.$Y$1];prime)" office:value-type="float" office:value="107" calcext:value-type="float">
            <text:p>107</text:p>
          </table:table-cell>
          <table:table-cell table:style-name="ce4" table:formula="of:=MOD([.X171]^3+a*[.X171]+b;prime)" office:value-type="float" office:value="140" calcext:value-type="float">
            <text:p>140</text:p>
          </table:table-cell>
          <table:table-cell table:style-name="ce8" table:formula="of:=MOD([.Y171]*[.Y171];prime)" office:value-type="float" office:value="140" calcext:value-type="float">
            <text:p>140</text:p>
          </table:table-cell>
          <table:table-cell table:style-name="ce4" table:formula="of:=([.$Y$1]-[.Y171])" office:value-type="float" office:value="-104" calcext:value-type="float">
            <text:p>-104</text:p>
          </table:table-cell>
          <table:table-cell table:style-name="ce14" table:formula="of:=([.$X$1]-[.X171])" office:value-type="float" office:value="-71" calcext:value-type="float">
            <text:p>-71</text:p>
          </table:table-cell>
          <table:table-cell table:style-name="ce14" table:formula="of:=mod_inv([.AC171];prime)" office:value-type="float" office:value="100" calcext:value-type="float">
            <text:p>100</text:p>
          </table:table-cell>
          <table:table-cell table:style-name="ce8" table:formula="of:=MOD([.AB171]*[.AD171];prime)" office:value-type="float" office:value="120" calcext:value-type="float">
            <text:p>12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2" calcext:value-type="float">
            <text:p>172</text:p>
          </table:table-cell>
          <table:table-cell table:number-columns-repeated="12"/>
          <table:table-cell table:style-name="ce4" table:formula="of:=MOD([.AE171]*[.AE171]-[.X171]-[.$X$1];prime)" office:value-type="float" office:value="127" calcext:value-type="float">
            <text:p>127</text:p>
          </table:table-cell>
          <table:table-cell table:style-name="ce8" table:formula="of:=MOD([.AE171]*([.$X$1]-[.X172])-[.$Y$1];prime)" office:value-type="float" office:value="11" calcext:value-type="float">
            <text:p>11</text:p>
          </table:table-cell>
          <table:table-cell table:style-name="ce4" table:formula="of:=MOD([.X172]^3+a*[.X172]+b;prime)" office:value-type="float" office:value="121" calcext:value-type="float">
            <text:p>121</text:p>
          </table:table-cell>
          <table:table-cell table:style-name="ce8" table:formula="of:=MOD([.Y172]*[.Y172];prime)" office:value-type="float" office:value="121" calcext:value-type="float">
            <text:p>121</text:p>
          </table:table-cell>
          <table:table-cell table:style-name="ce4" table:formula="of:=([.$Y$1]-[.Y172])" office:value-type="float" office:value="-8" calcext:value-type="float">
            <text:p>-8</text:p>
          </table:table-cell>
          <table:table-cell table:style-name="ce14" table:formula="of:=([.$X$1]-[.X172])" office:value-type="float" office:value="-127" calcext:value-type="float">
            <text:p>-127</text:p>
          </table:table-cell>
          <table:table-cell table:style-name="ce14" table:formula="of:=mod_inv([.AC172];prime)" office:value-type="float" office:value="234" calcext:value-type="float">
            <text:p>234</text:p>
          </table:table-cell>
          <table:table-cell table:style-name="ce8" table:formula="of:=MOD([.AB172]*[.AD172];prime)" office:value-type="float" office:value="232" calcext:value-type="float">
            <text:p>23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3" calcext:value-type="float">
            <text:p>173</text:p>
          </table:table-cell>
          <table:table-cell table:number-columns-repeated="12"/>
          <table:table-cell table:style-name="ce4" table:formula="of:=MOD([.AE172]*[.AE172]-[.X172]-[.$X$1];prime)" office:value-type="float" office:value="45" calcext:value-type="float">
            <text:p>45</text:p>
          </table:table-cell>
          <table:table-cell table:style-name="ce8" table:formula="of:=MOD([.AE172]*([.$X$1]-[.X173])-[.$Y$1];prime)" office:value-type="float" office:value="77" calcext:value-type="float">
            <text:p>77</text:p>
          </table:table-cell>
          <table:table-cell table:style-name="ce4" table:formula="of:=MOD([.X173]^3+a*[.X173]+b;prime)" office:value-type="float" office:value="143" calcext:value-type="float">
            <text:p>143</text:p>
          </table:table-cell>
          <table:table-cell table:style-name="ce8" table:formula="of:=MOD([.Y173]*[.Y173];prime)" office:value-type="float" office:value="143" calcext:value-type="float">
            <text:p>143</text:p>
          </table:table-cell>
          <table:table-cell table:style-name="ce4" table:formula="of:=([.$Y$1]-[.Y173])" office:value-type="float" office:value="-74" calcext:value-type="float">
            <text:p>-74</text:p>
          </table:table-cell>
          <table:table-cell table:style-name="ce14" table:formula="of:=([.$X$1]-[.X173])" office:value-type="float" office:value="-45" calcext:value-type="float">
            <text:p>-45</text:p>
          </table:table-cell>
          <table:table-cell table:style-name="ce14" table:formula="of:=mod_inv([.AC173];prime)" office:value-type="float" office:value="187" calcext:value-type="float">
            <text:p>187</text:p>
          </table:table-cell>
          <table:table-cell table:style-name="ce8" table:formula="of:=MOD([.AB173]*[.AD173];prime)" office:value-type="float" office:value="101" calcext:value-type="float">
            <text:p>10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4" calcext:value-type="float">
            <text:p>174</text:p>
          </table:table-cell>
          <table:table-cell table:number-columns-repeated="12"/>
          <table:table-cell table:style-name="ce4" table:formula="of:=MOD([.AE173]*[.AE173]-[.X173]-[.$X$1];prime)" office:value-type="float" office:value="162" calcext:value-type="float">
            <text:p>162</text:p>
          </table:table-cell>
          <table:table-cell table:style-name="ce8" table:formula="of:=MOD([.AE173]*([.$X$1]-[.X174])-[.$Y$1];prime)" office:value-type="float" office:value="204" calcext:value-type="float">
            <text:p>204</text:p>
          </table:table-cell>
          <table:table-cell table:style-name="ce4" table:formula="of:=MOD([.X174]^3+a*[.X174]+b;prime)" office:value-type="float" office:value="62" calcext:value-type="float">
            <text:p>62</text:p>
          </table:table-cell>
          <table:table-cell table:style-name="ce8" table:formula="of:=MOD([.Y174]*[.Y174];prime)" office:value-type="float" office:value="62" calcext:value-type="float">
            <text:p>62</text:p>
          </table:table-cell>
          <table:table-cell table:style-name="ce4" table:formula="of:=([.$Y$1]-[.Y174])" office:value-type="float" office:value="-201" calcext:value-type="float">
            <text:p>-201</text:p>
          </table:table-cell>
          <table:table-cell table:style-name="ce14" table:formula="of:=([.$X$1]-[.X174])" office:value-type="float" office:value="-162" calcext:value-type="float">
            <text:p>-162</text:p>
          </table:table-cell>
          <table:table-cell table:style-name="ce14" table:formula="of:=mod_inv([.AC174];prime)" office:value-type="float" office:value="125" calcext:value-type="float">
            <text:p>125</text:p>
          </table:table-cell>
          <table:table-cell table:style-name="ce8" table:formula="of:=MOD([.AB174]*[.AD174];prime)" office:value-type="float" office:value="123" calcext:value-type="float">
            <text:p>12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5" calcext:value-type="float">
            <text:p>175</text:p>
          </table:table-cell>
          <table:table-cell table:number-columns-repeated="12"/>
          <table:table-cell table:style-name="ce4" table:formula="of:=MOD([.AE174]*[.AE174]-[.X174]-[.$X$1];prime)" office:value-type="float" office:value="239" calcext:value-type="float">
            <text:p>239</text:p>
          </table:table-cell>
          <table:table-cell table:style-name="ce8" table:formula="of:=MOD([.AE174]*([.$X$1]-[.X175])-[.$Y$1];prime)" office:value-type="float" office:value="56" calcext:value-type="float">
            <text:p>56</text:p>
          </table:table-cell>
          <table:table-cell table:style-name="ce4" table:formula="of:=MOD([.X175]^3+a*[.X175]+b;prime)" office:value-type="float" office:value="243" calcext:value-type="float">
            <text:p>243</text:p>
          </table:table-cell>
          <table:table-cell table:style-name="ce8" table:formula="of:=MOD([.Y175]*[.Y175];prime)" office:value-type="float" office:value="243" calcext:value-type="float">
            <text:p>243</text:p>
          </table:table-cell>
          <table:table-cell table:style-name="ce4" table:formula="of:=([.$Y$1]-[.Y175])" office:value-type="float" office:value="-53" calcext:value-type="float">
            <text:p>-53</text:p>
          </table:table-cell>
          <table:table-cell table:style-name="ce14" table:formula="of:=([.$X$1]-[.X175])" office:value-type="float" office:value="-239" calcext:value-type="float">
            <text:p>-239</text:p>
          </table:table-cell>
          <table:table-cell table:style-name="ce14" table:formula="of:=mod_inv([.AC175];prime)" office:value-type="float" office:value="11" calcext:value-type="float">
            <text:p>11</text:p>
          </table:table-cell>
          <table:table-cell table:style-name="ce8" table:formula="of:=MOD([.AB175]*[.AD175];prime)" office:value-type="float" office:value="206" calcext:value-type="float">
            <text:p>20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6" calcext:value-type="float">
            <text:p>176</text:p>
          </table:table-cell>
          <table:table-cell table:number-columns-repeated="12"/>
          <table:table-cell table:style-name="ce4" table:formula="of:=MOD([.AE175]*[.AE175]-[.X175]-[.$X$1];prime)" office:value-type="float" office:value="117" calcext:value-type="float">
            <text:p>117</text:p>
          </table:table-cell>
          <table:table-cell table:style-name="ce8" table:formula="of:=MOD([.AE175]*([.$X$1]-[.X176])-[.$Y$1];prime)" office:value-type="float" office:value="91" calcext:value-type="float">
            <text:p>91</text:p>
          </table:table-cell>
          <table:table-cell table:style-name="ce4" table:formula="of:=MOD([.X176]^3+a*[.X176]+b;prime)" office:value-type="float" office:value="128" calcext:value-type="float">
            <text:p>128</text:p>
          </table:table-cell>
          <table:table-cell table:style-name="ce8" table:formula="of:=MOD([.Y176]*[.Y176];prime)" office:value-type="float" office:value="128" calcext:value-type="float">
            <text:p>128</text:p>
          </table:table-cell>
          <table:table-cell table:style-name="ce4" table:formula="of:=([.$Y$1]-[.Y176])" office:value-type="float" office:value="-88" calcext:value-type="float">
            <text:p>-88</text:p>
          </table:table-cell>
          <table:table-cell table:style-name="ce14" table:formula="of:=([.$X$1]-[.X176])" office:value-type="float" office:value="-117" calcext:value-type="float">
            <text:p>-117</text:p>
          </table:table-cell>
          <table:table-cell table:style-name="ce14" table:formula="of:=mod_inv([.AC176];prime)" office:value-type="float" office:value="254" calcext:value-type="float">
            <text:p>254</text:p>
          </table:table-cell>
          <table:table-cell table:style-name="ce8" table:formula="of:=MOD([.AB176]*[.AD176];prime)" office:value-type="float" office:value="3" calcext:value-type="float">
            <text:p>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7" calcext:value-type="float">
            <text:p>177</text:p>
          </table:table-cell>
          <table:table-cell table:number-columns-repeated="12"/>
          <table:table-cell table:style-name="ce4" table:formula="of:=MOD([.AE176]*[.AE176]-[.X176]-[.$X$1];prime)" office:value-type="float" office:value="155" calcext:value-type="float">
            <text:p>155</text:p>
          </table:table-cell>
          <table:table-cell table:style-name="ce8" table:formula="of:=MOD([.AE176]*([.$X$1]-[.X177])-[.$Y$1];prime)" office:value-type="float" office:value="58" calcext:value-type="float">
            <text:p>58</text:p>
          </table:table-cell>
          <table:table-cell table:style-name="ce4" table:formula="of:=MOD([.X177]^3+a*[.X177]+b;prime)" office:value-type="float" office:value="208" calcext:value-type="float">
            <text:p>208</text:p>
          </table:table-cell>
          <table:table-cell table:style-name="ce8" table:formula="of:=MOD([.Y177]*[.Y177];prime)" office:value-type="float" office:value="208" calcext:value-type="float">
            <text:p>208</text:p>
          </table:table-cell>
          <table:table-cell table:style-name="ce4" table:formula="of:=([.$Y$1]-[.Y177])" office:value-type="float" office:value="-55" calcext:value-type="float">
            <text:p>-55</text:p>
          </table:table-cell>
          <table:table-cell table:style-name="ce14" table:formula="of:=([.$X$1]-[.X177])" office:value-type="float" office:value="-155" calcext:value-type="float">
            <text:p>-155</text:p>
          </table:table-cell>
          <table:table-cell table:style-name="ce14" table:formula="of:=mod_inv([.AC177];prime)" office:value-type="float" office:value="207" calcext:value-type="float">
            <text:p>207</text:p>
          </table:table-cell>
          <table:table-cell table:style-name="ce8" table:formula="of:=MOD([.AB177]*[.AD177];prime)" office:value-type="float" office:value="187" calcext:value-type="float">
            <text:p>187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8" calcext:value-type="float">
            <text:p>178</text:p>
          </table:table-cell>
          <table:table-cell table:number-columns-repeated="12"/>
          <table:table-cell table:style-name="ce4" table:formula="of:=MOD([.AE177]*[.AE177]-[.X177]-[.$X$1];prime)" office:value-type="float" office:value="98" calcext:value-type="float">
            <text:p>98</text:p>
          </table:table-cell>
          <table:table-cell table:style-name="ce8" table:formula="of:=MOD([.AE177]*([.$X$1]-[.X178])-[.$Y$1];prime)" office:value-type="float" office:value="81" calcext:value-type="float">
            <text:p>81</text:p>
          </table:table-cell>
          <table:table-cell table:style-name="ce4" table:formula="of:=MOD([.X178]^3+a*[.X178]+b;prime)" office:value-type="float" office:value="249" calcext:value-type="float">
            <text:p>249</text:p>
          </table:table-cell>
          <table:table-cell table:style-name="ce8" table:formula="of:=MOD([.Y178]*[.Y178];prime)" office:value-type="float" office:value="249" calcext:value-type="float">
            <text:p>249</text:p>
          </table:table-cell>
          <table:table-cell table:style-name="ce4" table:formula="of:=([.$Y$1]-[.Y178])" office:value-type="float" office:value="-78" calcext:value-type="float">
            <text:p>-78</text:p>
          </table:table-cell>
          <table:table-cell table:style-name="ce14" table:formula="of:=([.$X$1]-[.X178])" office:value-type="float" office:value="-98" calcext:value-type="float">
            <text:p>-98</text:p>
          </table:table-cell>
          <table:table-cell table:style-name="ce14" table:formula="of:=mod_inv([.AC178];prime)" office:value-type="float" office:value="212" calcext:value-type="float">
            <text:p>212</text:p>
          </table:table-cell>
          <table:table-cell table:style-name="ce8" table:formula="of:=MOD([.AB178]*[.AD178];prime)" office:value-type="float" office:value="33" calcext:value-type="float">
            <text:p>3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9" calcext:value-type="float">
            <text:p>179</text:p>
          </table:table-cell>
          <table:table-cell table:number-columns-repeated="12"/>
          <table:table-cell table:style-name="ce4" table:formula="of:=MOD([.AE178]*[.AE178]-[.X178]-[.$X$1];prime)" office:value-type="float" office:value="202" calcext:value-type="float">
            <text:p>202</text:p>
          </table:table-cell>
          <table:table-cell table:style-name="ce8" table:formula="of:=MOD([.AE178]*([.$X$1]-[.X179])-[.$Y$1];prime)" office:value-type="float" office:value="169" calcext:value-type="float">
            <text:p>169</text:p>
          </table:table-cell>
          <table:table-cell table:style-name="ce4" table:formula="of:=MOD([.X179]^3+a*[.X179]+b;prime)" office:value-type="float" office:value="157" calcext:value-type="float">
            <text:p>157</text:p>
          </table:table-cell>
          <table:table-cell table:style-name="ce8" table:formula="of:=MOD([.Y179]*[.Y179];prime)" office:value-type="float" office:value="157" calcext:value-type="float">
            <text:p>157</text:p>
          </table:table-cell>
          <table:table-cell table:style-name="ce4" table:formula="of:=([.$Y$1]-[.Y179])" office:value-type="float" office:value="-166" calcext:value-type="float">
            <text:p>-166</text:p>
          </table:table-cell>
          <table:table-cell table:style-name="ce14" table:formula="of:=([.$X$1]-[.X179])" office:value-type="float" office:value="-202" calcext:value-type="float">
            <text:p>-202</text:p>
          </table:table-cell>
          <table:table-cell table:style-name="ce14" table:formula="of:=mod_inv([.AC179];prime)" office:value-type="float" office:value="69" calcext:value-type="float">
            <text:p>69</text:p>
          </table:table-cell>
          <table:table-cell table:style-name="ce8" table:formula="of:=MOD([.AB179]*[.AD179];prime)" office:value-type="float" office:value="118" calcext:value-type="float">
            <text:p>11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0" calcext:value-type="float">
            <text:p>180</text:p>
          </table:table-cell>
          <table:table-cell table:number-columns-repeated="12"/>
          <table:table-cell table:style-name="ce4" table:formula="of:=MOD([.AE179]*[.AE179]-[.X179]-[.$X$1];prime)" office:value-type="float" office:value="46" calcext:value-type="float">
            <text:p>46</text:p>
          </table:table-cell>
          <table:table-cell table:style-name="ce8" table:formula="of:=MOD([.AE179]*([.$X$1]-[.X180])-[.$Y$1];prime)" office:value-type="float" office:value="92" calcext:value-type="float">
            <text:p>92</text:p>
          </table:table-cell>
          <table:table-cell table:style-name="ce4" table:formula="of:=MOD([.X180]^3+a*[.X180]+b;prime)" office:value-type="float" office:value="48" calcext:value-type="float">
            <text:p>48</text:p>
          </table:table-cell>
          <table:table-cell table:style-name="ce8" table:formula="of:=MOD([.Y180]*[.Y180];prime)" office:value-type="float" office:value="48" calcext:value-type="float">
            <text:p>48</text:p>
          </table:table-cell>
          <table:table-cell table:style-name="ce4" table:formula="of:=([.$Y$1]-[.Y180])" office:value-type="float" office:value="-89" calcext:value-type="float">
            <text:p>-89</text:p>
          </table:table-cell>
          <table:table-cell table:style-name="ce14" table:formula="of:=([.$X$1]-[.X180])" office:value-type="float" office:value="-46" calcext:value-type="float">
            <text:p>-46</text:p>
          </table:table-cell>
          <table:table-cell table:style-name="ce14" table:formula="of:=mod_inv([.AC180];prime)" office:value-type="float" office:value="40" calcext:value-type="float">
            <text:p>40</text:p>
          </table:table-cell>
          <table:table-cell table:style-name="ce8" table:formula="of:=MOD([.AB180]*[.AD180];prime)" office:value-type="float" office:value="122" calcext:value-type="float">
            <text:p>12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1" calcext:value-type="float">
            <text:p>181</text:p>
          </table:table-cell>
          <table:table-cell table:number-columns-repeated="12"/>
          <table:table-cell table:style-name="ce4" table:formula="of:=MOD([.AE180]*[.AE180]-[.X180]-[.$X$1];prime)" office:value-type="float" office:value="110" calcext:value-type="float">
            <text:p>110</text:p>
          </table:table-cell>
          <table:table-cell table:style-name="ce8" table:formula="of:=MOD([.AE180]*([.$X$1]-[.X181])-[.$Y$1];prime)" office:value-type="float" office:value="253" calcext:value-type="float">
            <text:p>253</text:p>
          </table:table-cell>
          <table:table-cell table:style-name="ce4" table:formula="of:=MOD([.X181]^3+a*[.X181]+b;prime)" office:value-type="float" office:value="100" calcext:value-type="float">
            <text:p>100</text:p>
          </table:table-cell>
          <table:table-cell table:style-name="ce8" table:formula="of:=MOD([.Y181]*[.Y181];prime)" office:value-type="float" office:value="100" calcext:value-type="float">
            <text:p>100</text:p>
          </table:table-cell>
          <table:table-cell table:style-name="ce4" table:formula="of:=([.$Y$1]-[.Y181])" office:value-type="float" office:value="-250" calcext:value-type="float">
            <text:p>-250</text:p>
          </table:table-cell>
          <table:table-cell table:style-name="ce14" table:formula="of:=([.$X$1]-[.X181])" office:value-type="float" office:value="-110" calcext:value-type="float">
            <text:p>-110</text:p>
          </table:table-cell>
          <table:table-cell table:style-name="ce14" table:formula="of:=mod_inv([.AC181];prime)" office:value-type="float" office:value="208" calcext:value-type="float">
            <text:p>208</text:p>
          </table:table-cell>
          <table:table-cell table:style-name="ce8" table:formula="of:=MOD([.AB181]*[.AD181];prime)" office:value-type="float" office:value="74" calcext:value-type="float">
            <text:p>74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2" calcext:value-type="float">
            <text:p>182</text:p>
          </table:table-cell>
          <table:table-cell table:number-columns-repeated="12"/>
          <table:table-cell table:style-name="ce4" table:formula="of:=MOD([.AE181]*[.AE181]-[.X181]-[.$X$1];prime)" office:value-type="float" office:value="106" calcext:value-type="float">
            <text:p>106</text:p>
          </table:table-cell>
          <table:table-cell table:style-name="ce8" table:formula="of:=MOD([.AE181]*([.$X$1]-[.X182])-[.$Y$1];prime)" office:value-type="float" office:value="43" calcext:value-type="float">
            <text:p>43</text:p>
          </table:table-cell>
          <table:table-cell table:style-name="ce4" table:formula="of:=MOD([.X182]^3+a*[.X182]+b;prime)" office:value-type="float" office:value="8" calcext:value-type="float">
            <text:p>8</text:p>
          </table:table-cell>
          <table:table-cell table:style-name="ce8" table:formula="of:=MOD([.Y182]*[.Y182];prime)" office:value-type="float" office:value="8" calcext:value-type="float">
            <text:p>8</text:p>
          </table:table-cell>
          <table:table-cell table:style-name="ce4" table:formula="of:=([.$Y$1]-[.Y182])" office:value-type="float" office:value="-40" calcext:value-type="float">
            <text:p>-40</text:p>
          </table:table-cell>
          <table:table-cell table:style-name="ce14" table:formula="of:=([.$X$1]-[.X182])" office:value-type="float" office:value="-106" calcext:value-type="float">
            <text:p>-106</text:p>
          </table:table-cell>
          <table:table-cell table:style-name="ce14" table:formula="of:=mod_inv([.AC182];prime)" office:value-type="float" office:value="196" calcext:value-type="float">
            <text:p>196</text:p>
          </table:table-cell>
          <table:table-cell table:style-name="ce8" table:formula="of:=MOD([.AB182]*[.AD182];prime)" office:value-type="float" office:value="50" calcext:value-type="float">
            <text:p>5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3" calcext:value-type="float">
            <text:p>183</text:p>
          </table:table-cell>
          <table:table-cell table:number-columns-repeated="12"/>
          <table:table-cell table:style-name="ce4" table:formula="of:=MOD([.AE182]*[.AE182]-[.X182]-[.$X$1];prime)" office:value-type="float" office:value="27" calcext:value-type="float">
            <text:p>27</text:p>
          </table:table-cell>
          <table:table-cell table:style-name="ce8" table:formula="of:=MOD([.AE182]*([.$X$1]-[.X183])-[.$Y$1];prime)" office:value-type="float" office:value="225" calcext:value-type="float">
            <text:p>225</text:p>
          </table:table-cell>
          <table:table-cell table:style-name="ce4" table:formula="of:=MOD([.X183]^3+a*[.X183]+b;prime)" office:value-type="float" office:value="129" calcext:value-type="float">
            <text:p>129</text:p>
          </table:table-cell>
          <table:table-cell table:style-name="ce8" table:formula="of:=MOD([.Y183]*[.Y183];prime)" office:value-type="float" office:value="129" calcext:value-type="float">
            <text:p>129</text:p>
          </table:table-cell>
          <table:table-cell table:style-name="ce4" table:formula="of:=([.$Y$1]-[.Y183])" office:value-type="float" office:value="-222" calcext:value-type="float">
            <text:p>-222</text:p>
          </table:table-cell>
          <table:table-cell table:style-name="ce14" table:formula="of:=([.$X$1]-[.X183])" office:value-type="float" office:value="-27" calcext:value-type="float">
            <text:p>-27</text:p>
          </table:table-cell>
          <table:table-cell table:style-name="ce14" table:formula="of:=mod_inv([.AC183];prime)" office:value-type="float" office:value="224" calcext:value-type="float">
            <text:p>224</text:p>
          </table:table-cell>
          <table:table-cell table:style-name="ce8" table:formula="of:=MOD([.AB183]*[.AD183];prime)" office:value-type="float" office:value="242" calcext:value-type="float">
            <text:p>24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4" calcext:value-type="float">
            <text:p>184</text:p>
          </table:table-cell>
          <table:table-cell table:number-columns-repeated="12"/>
          <table:table-cell table:style-name="ce4" table:formula="of:=MOD([.AE183]*[.AE183]-[.X183]-[.$X$1];prime)" office:value-type="float" office:value="151" calcext:value-type="float">
            <text:p>151</text:p>
          </table:table-cell>
          <table:table-cell table:style-name="ce8" table:formula="of:=MOD([.AE183]*([.$X$1]-[.X184])-[.$Y$1];prime)" office:value-type="float" office:value="12" calcext:value-type="float">
            <text:p>12</text:p>
          </table:table-cell>
          <table:table-cell table:style-name="ce4" table:formula="of:=MOD([.X184]^3+a*[.X184]+b;prime)" office:value-type="float" office:value="144" calcext:value-type="float">
            <text:p>144</text:p>
          </table:table-cell>
          <table:table-cell table:style-name="ce8" table:formula="of:=MOD([.Y184]*[.Y184];prime)" office:value-type="float" office:value="144" calcext:value-type="float">
            <text:p>144</text:p>
          </table:table-cell>
          <table:table-cell table:style-name="ce4" table:formula="of:=([.$Y$1]-[.Y184])" office:value-type="float" office:value="-9" calcext:value-type="float">
            <text:p>-9</text:p>
          </table:table-cell>
          <table:table-cell table:style-name="ce14" table:formula="of:=([.$X$1]-[.X184])" office:value-type="float" office:value="-151" calcext:value-type="float">
            <text:p>-151</text:p>
          </table:table-cell>
          <table:table-cell table:style-name="ce14" table:formula="of:=mod_inv([.AC184];prime)" office:value-type="float" office:value="209" calcext:value-type="float">
            <text:p>209</text:p>
          </table:table-cell>
          <table:table-cell table:style-name="ce8" table:formula="of:=MOD([.AB184]*[.AD184];prime)" office:value-type="float" office:value="223" calcext:value-type="float">
            <text:p>22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5" calcext:value-type="float">
            <text:p>185</text:p>
          </table:table-cell>
          <table:table-cell table:number-columns-repeated="12"/>
          <table:table-cell table:style-name="ce4" table:formula="of:=MOD([.AE184]*[.AE184]-[.X184]-[.$X$1];prime)" office:value-type="float" office:value="134" calcext:value-type="float">
            <text:p>134</text:p>
          </table:table-cell>
          <table:table-cell table:style-name="ce8" table:formula="of:=MOD([.AE184]*([.$X$1]-[.X185])-[.$Y$1];prime)" office:value-type="float" office:value="97" calcext:value-type="float">
            <text:p>97</text:p>
          </table:table-cell>
          <table:table-cell table:style-name="ce4" table:formula="of:=MOD([.X185]^3+a*[.X185]+b;prime)" office:value-type="float" office:value="204" calcext:value-type="float">
            <text:p>204</text:p>
          </table:table-cell>
          <table:table-cell table:style-name="ce8" table:formula="of:=MOD([.Y185]*[.Y185];prime)" office:value-type="float" office:value="204" calcext:value-type="float">
            <text:p>204</text:p>
          </table:table-cell>
          <table:table-cell table:style-name="ce4" table:formula="of:=([.$Y$1]-[.Y185])" office:value-type="float" office:value="-94" calcext:value-type="float">
            <text:p>-94</text:p>
          </table:table-cell>
          <table:table-cell table:style-name="ce14" table:formula="of:=([.$X$1]-[.X185])" office:value-type="float" office:value="-134" calcext:value-type="float">
            <text:p>-134</text:p>
          </table:table-cell>
          <table:table-cell table:style-name="ce14" table:formula="of:=mod_inv([.AC185];prime)" office:value-type="float" office:value="210" calcext:value-type="float">
            <text:p>210</text:p>
          </table:table-cell>
          <table:table-cell table:style-name="ce8" table:formula="of:=MOD([.AB185]*[.AD185];prime)" office:value-type="float" office:value="248" calcext:value-type="float">
            <text:p>24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6" calcext:value-type="float">
            <text:p>186</text:p>
          </table:table-cell>
          <table:table-cell table:number-columns-repeated="12"/>
          <table:table-cell table:style-name="ce4" table:formula="of:=MOD([.AE185]*[.AE185]-[.X185]-[.$X$1];prime)" office:value-type="float" office:value="91" calcext:value-type="float">
            <text:p>91</text:p>
          </table:table-cell>
          <table:table-cell table:style-name="ce8" table:formula="of:=MOD([.AE185]*([.$X$1]-[.X186])-[.$Y$1];prime)" office:value-type="float" office:value="47" calcext:value-type="float">
            <text:p>47</text:p>
          </table:table-cell>
          <table:table-cell table:style-name="ce4" table:formula="of:=MOD([.X186]^3+a*[.X186]+b;prime)" office:value-type="float" office:value="105" calcext:value-type="float">
            <text:p>105</text:p>
          </table:table-cell>
          <table:table-cell table:style-name="ce8" table:formula="of:=MOD([.Y186]*[.Y186];prime)" office:value-type="float" office:value="105" calcext:value-type="float">
            <text:p>105</text:p>
          </table:table-cell>
          <table:table-cell table:style-name="ce4" table:formula="of:=([.$Y$1]-[.Y186])" office:value-type="float" office:value="-44" calcext:value-type="float">
            <text:p>-44</text:p>
          </table:table-cell>
          <table:table-cell table:style-name="ce14" table:formula="of:=([.$X$1]-[.X186])" office:value-type="float" office:value="-91" calcext:value-type="float">
            <text:p>-91</text:p>
          </table:table-cell>
          <table:table-cell table:style-name="ce14" table:formula="of:=mod_inv([.AC186];prime)" office:value-type="float" office:value="26" calcext:value-type="float">
            <text:p>26</text:p>
          </table:table-cell>
          <table:table-cell table:style-name="ce8" table:formula="of:=MOD([.AB186]*[.AD186];prime)" office:value-type="float" office:value="171" calcext:value-type="float">
            <text:p>17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7" calcext:value-type="float">
            <text:p>187</text:p>
          </table:table-cell>
          <table:table-cell table:number-columns-repeated="12"/>
          <table:table-cell table:style-name="ce4" table:formula="of:=MOD([.AE186]*[.AE186]-[.X186]-[.$X$1];prime)" office:value-type="float" office:value="220" calcext:value-type="float">
            <text:p>220</text:p>
          </table:table-cell>
          <table:table-cell table:style-name="ce8" table:formula="of:=MOD([.AE186]*([.$X$1]-[.X187])-[.$Y$1];prime)" office:value-type="float" office:value="249" calcext:value-type="float">
            <text:p>249</text:p>
          </table:table-cell>
          <table:table-cell table:style-name="ce4" table:formula="of:=MOD([.X187]^3+a*[.X187]+b;prime)" office:value-type="float" office:value="196" calcext:value-type="float">
            <text:p>196</text:p>
          </table:table-cell>
          <table:table-cell table:style-name="ce8" table:formula="of:=MOD([.Y187]*[.Y187];prime)" office:value-type="float" office:value="196" calcext:value-type="float">
            <text:p>196</text:p>
          </table:table-cell>
          <table:table-cell table:style-name="ce4" table:formula="of:=([.$Y$1]-[.Y187])" office:value-type="float" office:value="-246" calcext:value-type="float">
            <text:p>-246</text:p>
          </table:table-cell>
          <table:table-cell table:style-name="ce14" table:formula="of:=([.$X$1]-[.X187])" office:value-type="float" office:value="-220" calcext:value-type="float">
            <text:p>-220</text:p>
          </table:table-cell>
          <table:table-cell table:style-name="ce14" table:formula="of:=mod_inv([.AC187];prime)" office:value-type="float" office:value="104" calcext:value-type="float">
            <text:p>104</text:p>
          </table:table-cell>
          <table:table-cell table:style-name="ce8" table:formula="of:=MOD([.AB187]*[.AD187];prime)" office:value-type="float" office:value="190" calcext:value-type="float">
            <text:p>19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8" calcext:value-type="float">
            <text:p>188</text:p>
          </table:table-cell>
          <table:table-cell table:number-columns-repeated="12"/>
          <table:table-cell table:style-name="ce4" table:formula="of:=MOD([.AE187]*[.AE187]-[.X187]-[.$X$1];prime)" office:value-type="float" office:value="112" calcext:value-type="float">
            <text:p>112</text:p>
          </table:table-cell>
          <table:table-cell table:style-name="ce8" table:formula="of:=MOD([.AE187]*([.$X$1]-[.X188])-[.$Y$1];prime)" office:value-type="float" office:value="20" calcext:value-type="float">
            <text:p>20</text:p>
          </table:table-cell>
          <table:table-cell table:style-name="ce4" table:formula="of:=MOD([.X188]^3+a*[.X188]+b;prime)" office:value-type="float" office:value="137" calcext:value-type="float">
            <text:p>137</text:p>
          </table:table-cell>
          <table:table-cell table:style-name="ce8" table:formula="of:=MOD([.Y188]*[.Y188];prime)" office:value-type="float" office:value="137" calcext:value-type="float">
            <text:p>137</text:p>
          </table:table-cell>
          <table:table-cell table:style-name="ce4" table:formula="of:=([.$Y$1]-[.Y188])" office:value-type="float" office:value="-17" calcext:value-type="float">
            <text:p>-17</text:p>
          </table:table-cell>
          <table:table-cell table:style-name="ce14" table:formula="of:=([.$X$1]-[.X188])" office:value-type="float" office:value="-112" calcext:value-type="float">
            <text:p>-112</text:p>
          </table:table-cell>
          <table:table-cell table:style-name="ce14" table:formula="of:=mod_inv([.AC188];prime)" office:value-type="float" office:value="54" calcext:value-type="float">
            <text:p>54</text:p>
          </table:table-cell>
          <table:table-cell table:style-name="ce8" table:formula="of:=MOD([.AB188]*[.AD188];prime)" office:value-type="float" office:value="134" calcext:value-type="float">
            <text:p>134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9" calcext:value-type="float">
            <text:p>189</text:p>
          </table:table-cell>
          <table:table-cell table:number-columns-repeated="12"/>
          <table:table-cell table:style-name="ce4" table:formula="of:=MOD([.AE188]*[.AE188]-[.X188]-[.$X$1];prime)" office:value-type="float" office:value="223" calcext:value-type="float">
            <text:p>223</text:p>
          </table:table-cell>
          <table:table-cell table:style-name="ce8" table:formula="of:=MOD([.AE188]*([.$X$1]-[.X189])-[.$Y$1];prime)" office:value-type="float" office:value="97" calcext:value-type="float">
            <text:p>97</text:p>
          </table:table-cell>
          <table:table-cell table:style-name="ce4" table:formula="of:=MOD([.X189]^3+a*[.X189]+b;prime)" office:value-type="float" office:value="204" calcext:value-type="float">
            <text:p>204</text:p>
          </table:table-cell>
          <table:table-cell table:style-name="ce8" table:formula="of:=MOD([.Y189]*[.Y189];prime)" office:value-type="float" office:value="204" calcext:value-type="float">
            <text:p>204</text:p>
          </table:table-cell>
          <table:table-cell table:style-name="ce4" table:formula="of:=([.$Y$1]-[.Y189])" office:value-type="float" office:value="-94" calcext:value-type="float">
            <text:p>-94</text:p>
          </table:table-cell>
          <table:table-cell table:style-name="ce14" table:formula="of:=([.$X$1]-[.X189])" office:value-type="float" office:value="-223" calcext:value-type="float">
            <text:p>-223</text:p>
          </table:table-cell>
          <table:table-cell table:style-name="ce14" table:formula="of:=mod_inv([.AC189];prime)" office:value-type="float" office:value="217" calcext:value-type="float">
            <text:p>217</text:p>
          </table:table-cell>
          <table:table-cell table:style-name="ce8" table:formula="of:=MOD([.AB189]*[.AD189];prime)" office:value-type="float" office:value="116" calcext:value-type="float">
            <text:p>11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0" calcext:value-type="float">
            <text:p>190</text:p>
          </table:table-cell>
          <table:table-cell table:number-columns-repeated="12"/>
          <table:table-cell table:style-name="ce4" table:formula="of:=MOD([.AE189]*[.AE189]-[.X189]-[.$X$1];prime)" office:value-type="float" office:value="83" calcext:value-type="float">
            <text:p>83</text:p>
          </table:table-cell>
          <table:table-cell table:style-name="ce8" table:formula="of:=MOD([.AE189]*([.$X$1]-[.X190])-[.$Y$1];prime)" office:value-type="float" office:value="100" calcext:value-type="float">
            <text:p>100</text:p>
          </table:table-cell>
          <table:table-cell table:style-name="ce4" table:formula="of:=MOD([.X190]^3+a*[.X190]+b;prime)" office:value-type="float" office:value="6" calcext:value-type="float">
            <text:p>6</text:p>
          </table:table-cell>
          <table:table-cell table:style-name="ce8" table:formula="of:=MOD([.Y190]*[.Y190];prime)" office:value-type="float" office:value="6" calcext:value-type="float">
            <text:p>6</text:p>
          </table:table-cell>
          <table:table-cell table:style-name="ce4" table:formula="of:=([.$Y$1]-[.Y190])" office:value-type="float" office:value="-97" calcext:value-type="float">
            <text:p>-97</text:p>
          </table:table-cell>
          <table:table-cell table:style-name="ce14" table:formula="of:=([.$X$1]-[.X190])" office:value-type="float" office:value="-83" calcext:value-type="float">
            <text:p>-83</text:p>
          </table:table-cell>
          <table:table-cell table:style-name="ce14" table:formula="of:=mod_inv([.AC190];prime)" office:value-type="float" office:value="19" calcext:value-type="float">
            <text:p>19</text:p>
          </table:table-cell>
          <table:table-cell table:style-name="ce8" table:formula="of:=MOD([.AB190]*[.AD190];prime)" office:value-type="float" office:value="261" calcext:value-type="float">
            <text:p>26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1" calcext:value-type="float">
            <text:p>191</text:p>
          </table:table-cell>
          <table:table-cell table:number-columns-repeated="12"/>
          <table:table-cell table:style-name="ce4" table:formula="of:=MOD([.AE190]*[.AE190]-[.X190]-[.$X$1];prime)" office:value-type="float" office:value="184" calcext:value-type="float">
            <text:p>184</text:p>
          </table:table-cell>
          <table:table-cell table:style-name="ce8" table:formula="of:=MOD([.AE190]*([.$X$1]-[.X191])-[.$Y$1];prime)" office:value-type="float" office:value="102" calcext:value-type="float">
            <text:p>102</text:p>
          </table:table-cell>
          <table:table-cell table:style-name="ce4" table:formula="of:=MOD([.X191]^3+a*[.X191]+b;prime)" office:value-type="float" office:value="147" calcext:value-type="float">
            <text:p>147</text:p>
          </table:table-cell>
          <table:table-cell table:style-name="ce8" table:formula="of:=MOD([.Y191]*[.Y191];prime)" office:value-type="float" office:value="147" calcext:value-type="float">
            <text:p>147</text:p>
          </table:table-cell>
          <table:table-cell table:style-name="ce4" table:formula="of:=([.$Y$1]-[.Y191])" office:value-type="float" office:value="-99" calcext:value-type="float">
            <text:p>-99</text:p>
          </table:table-cell>
          <table:table-cell table:style-name="ce14" table:formula="of:=([.$X$1]-[.X191])" office:value-type="float" office:value="-184" calcext:value-type="float">
            <text:p>-184</text:p>
          </table:table-cell>
          <table:table-cell table:style-name="ce14" table:formula="of:=mod_inv([.AC191];prime)" office:value-type="float" office:value="10" calcext:value-type="float">
            <text:p>10</text:p>
          </table:table-cell>
          <table:table-cell table:style-name="ce8" table:formula="of:=MOD([.AB191]*[.AD191];prime)" office:value-type="float" office:value="62" calcext:value-type="float">
            <text:p>6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2" calcext:value-type="float">
            <text:p>192</text:p>
          </table:table-cell>
          <table:table-cell table:number-columns-repeated="12"/>
          <table:table-cell table:style-name="ce4" table:formula="of:=MOD([.AE191]*[.AE191]-[.X191]-[.$X$1];prime)" office:value-type="float" office:value="241" calcext:value-type="float">
            <text:p>241</text:p>
          </table:table-cell>
          <table:table-cell table:style-name="ce8" table:formula="of:=MOD([.AE191]*([.$X$1]-[.X192])-[.$Y$1];prime)" office:value-type="float" office:value="46" calcext:value-type="float">
            <text:p>46</text:p>
          </table:table-cell>
          <table:table-cell table:style-name="ce4" table:formula="of:=MOD([.X192]^3+a*[.X192]+b;prime)" office:value-type="float" office:value="12" calcext:value-type="float">
            <text:p>12</text:p>
          </table:table-cell>
          <table:table-cell table:style-name="ce8" table:formula="of:=MOD([.Y192]*[.Y192];prime)" office:value-type="float" office:value="12" calcext:value-type="float">
            <text:p>12</text:p>
          </table:table-cell>
          <table:table-cell table:style-name="ce4" table:formula="of:=([.$Y$1]-[.Y192])" office:value-type="float" office:value="-43" calcext:value-type="float">
            <text:p>-43</text:p>
          </table:table-cell>
          <table:table-cell table:style-name="ce14" table:formula="of:=([.$X$1]-[.X192])" office:value-type="float" office:value="-241" calcext:value-type="float">
            <text:p>-241</text:p>
          </table:table-cell>
          <table:table-cell table:style-name="ce14" table:formula="of:=mod_inv([.AC192];prime)" office:value-type="float" office:value="12" calcext:value-type="float">
            <text:p>12</text:p>
          </table:table-cell>
          <table:table-cell table:style-name="ce8" table:formula="of:=MOD([.AB192]*[.AD192];prime)" office:value-type="float" office:value="10" calcext:value-type="float">
            <text:p>1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3" calcext:value-type="float">
            <text:p>193</text:p>
          </table:table-cell>
          <table:table-cell table:number-columns-repeated="12"/>
          <table:table-cell table:style-name="ce4" table:formula="of:=MOD([.AE192]*[.AE192]-[.X192]-[.$X$1];prime)" office:value-type="float" office:value="122" calcext:value-type="float">
            <text:p>122</text:p>
          </table:table-cell>
          <table:table-cell table:style-name="ce8" table:formula="of:=MOD([.AE192]*([.$X$1]-[.X193])-[.$Y$1];prime)" office:value-type="float" office:value="92" calcext:value-type="float">
            <text:p>92</text:p>
          </table:table-cell>
          <table:table-cell table:style-name="ce4" table:formula="of:=MOD([.X193]^3+a*[.X193]+b;prime)" office:value-type="float" office:value="48" calcext:value-type="float">
            <text:p>48</text:p>
          </table:table-cell>
          <table:table-cell table:style-name="ce8" table:formula="of:=MOD([.Y193]*[.Y193];prime)" office:value-type="float" office:value="48" calcext:value-type="float">
            <text:p>48</text:p>
          </table:table-cell>
          <table:table-cell table:style-name="ce4" table:formula="of:=([.$Y$1]-[.Y193])" office:value-type="float" office:value="-89" calcext:value-type="float">
            <text:p>-89</text:p>
          </table:table-cell>
          <table:table-cell table:style-name="ce14" table:formula="of:=([.$X$1]-[.X193])" office:value-type="float" office:value="-122" calcext:value-type="float">
            <text:p>-122</text:p>
          </table:table-cell>
          <table:table-cell table:style-name="ce14" table:formula="of:=mod_inv([.AC193];prime)" office:value-type="float" office:value="97" calcext:value-type="float">
            <text:p>97</text:p>
          </table:table-cell>
          <table:table-cell table:style-name="ce8" table:formula="of:=MOD([.AB193]*[.AD193];prime)" office:value-type="float" office:value="46" calcext:value-type="float">
            <text:p>4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4" calcext:value-type="float">
            <text:p>194</text:p>
          </table:table-cell>
          <table:table-cell table:number-columns-repeated="12"/>
          <table:table-cell table:style-name="ce4" table:formula="of:=MOD([.AE193]*[.AE193]-[.X193]-[.$X$1];prime)" office:value-type="float" office:value="153" calcext:value-type="float">
            <text:p>153</text:p>
          </table:table-cell>
          <table:table-cell table:style-name="ce8" table:formula="of:=MOD([.AE193]*([.$X$1]-[.X194])-[.$Y$1];prime)" office:value-type="float" office:value="60" calcext:value-type="float">
            <text:p>60</text:p>
          </table:table-cell>
          <table:table-cell table:style-name="ce4" table:formula="of:=MOD([.X194]^3+a*[.X194]+b;prime)" office:value-type="float" office:value="181" calcext:value-type="float">
            <text:p>181</text:p>
          </table:table-cell>
          <table:table-cell table:style-name="ce8" table:formula="of:=MOD([.Y194]*[.Y194];prime)" office:value-type="float" office:value="181" calcext:value-type="float">
            <text:p>181</text:p>
          </table:table-cell>
          <table:table-cell table:style-name="ce4" table:formula="of:=([.$Y$1]-[.Y194])" office:value-type="float" office:value="-57" calcext:value-type="float">
            <text:p>-57</text:p>
          </table:table-cell>
          <table:table-cell table:style-name="ce14" table:formula="of:=([.$X$1]-[.X194])" office:value-type="float" office:value="-153" calcext:value-type="float">
            <text:p>-153</text:p>
          </table:table-cell>
          <table:table-cell table:style-name="ce14" table:formula="of:=mod_inv([.AC194];prime)" office:value-type="float" office:value="55" calcext:value-type="float">
            <text:p>55</text:p>
          </table:table-cell>
          <table:table-cell table:style-name="ce8" table:formula="of:=MOD([.AB194]*[.AD194];prime)" office:value-type="float" office:value="21" calcext:value-type="float">
            <text:p>2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  <table:table-cell table:number-columns-repeated="12"/>
          <table:table-cell table:style-name="ce4" table:formula="of:=MOD([.AE194]*[.AE194]-[.X194]-[.$X$1];prime)" office:value-type="float" office:value="25" calcext:value-type="float">
            <text:p>25</text:p>
          </table:table-cell>
          <table:table-cell table:style-name="ce8" table:formula="of:=MOD([.AE194]*([.$X$1]-[.X195])-[.$Y$1];prime)" office:value-type="float" office:value="261" calcext:value-type="float">
            <text:p>261</text:p>
          </table:table-cell>
          <table:table-cell table:style-name="ce4" table:formula="of:=MOD([.X195]^3+a*[.X195]+b;prime)" office:value-type="float" office:value="4" calcext:value-type="float">
            <text:p>4</text:p>
          </table:table-cell>
          <table:table-cell table:style-name="ce8" table:formula="of:=MOD([.Y195]*[.Y195];prime)" office:value-type="float" office:value="4" calcext:value-type="float">
            <text:p>4</text:p>
          </table:table-cell>
          <table:table-cell table:style-name="ce4" table:formula="of:=([.$Y$1]-[.Y195])" office:value-type="float" office:value="-258" calcext:value-type="float">
            <text:p>-258</text:p>
          </table:table-cell>
          <table:table-cell table:style-name="ce14" table:formula="of:=([.$X$1]-[.X195])" office:value-type="float" office:value="-25" calcext:value-type="float">
            <text:p>-25</text:p>
          </table:table-cell>
          <table:table-cell table:style-name="ce14" table:formula="of:=mod_inv([.AC195];prime)" office:value-type="float" office:value="21" calcext:value-type="float">
            <text:p>21</text:p>
          </table:table-cell>
          <table:table-cell table:style-name="ce8" table:formula="of:=MOD([.AB195]*[.AD195];prime)" office:value-type="float" office:value="105" calcext:value-type="float">
            <text:p>10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6" calcext:value-type="float">
            <text:p>196</text:p>
          </table:table-cell>
          <table:table-cell table:number-columns-repeated="12"/>
          <table:table-cell table:style-name="ce4" table:formula="of:=MOD([.AE195]*[.AE195]-[.X195]-[.$X$1];prime)" office:value-type="float" office:value="217" calcext:value-type="float">
            <text:p>217</text:p>
          </table:table-cell>
          <table:table-cell table:style-name="ce8" table:formula="of:=MOD([.AE195]*([.$X$1]-[.X196])-[.$Y$1];prime)" office:value-type="float" office:value="93" calcext:value-type="float">
            <text:p>93</text:p>
          </table:table-cell>
          <table:table-cell table:style-name="ce4" table:formula="of:=MOD([.X196]^3+a*[.X196]+b;prime)" office:value-type="float" office:value="233" calcext:value-type="float">
            <text:p>233</text:p>
          </table:table-cell>
          <table:table-cell table:style-name="ce8" table:formula="of:=MOD([.Y196]*[.Y196];prime)" office:value-type="float" office:value="233" calcext:value-type="float">
            <text:p>233</text:p>
          </table:table-cell>
          <table:table-cell table:style-name="ce4" table:formula="of:=([.$Y$1]-[.Y196])" office:value-type="float" office:value="-90" calcext:value-type="float">
            <text:p>-90</text:p>
          </table:table-cell>
          <table:table-cell table:style-name="ce14" table:formula="of:=([.$X$1]-[.X196])" office:value-type="float" office:value="-217" calcext:value-type="float">
            <text:p>-217</text:p>
          </table:table-cell>
          <table:table-cell table:style-name="ce14" table:formula="of:=mod_inv([.AC196];prime)" office:value-type="float" office:value="223" calcext:value-type="float">
            <text:p>223</text:p>
          </table:table-cell>
          <table:table-cell table:style-name="ce8" table:formula="of:=MOD([.AB196]*[.AD196];prime)" office:value-type="float" office:value="181" calcext:value-type="float">
            <text:p>18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7" calcext:value-type="float">
            <text:p>197</text:p>
          </table:table-cell>
          <table:table-cell table:number-columns-repeated="12"/>
          <table:table-cell table:style-name="ce4" table:formula="of:=MOD([.AE196]*[.AE196]-[.X196]-[.$X$1];prime)" office:value-type="float" office:value="195" calcext:value-type="float">
            <text:p>195</text:p>
          </table:table-cell>
          <table:table-cell table:style-name="ce8" table:formula="of:=MOD([.AE196]*([.$X$1]-[.X197])-[.$Y$1];prime)" office:value-type="float" office:value="207" calcext:value-type="float">
            <text:p>207</text:p>
          </table:table-cell>
          <table:table-cell table:style-name="ce4" table:formula="of:=MOD([.X197]^3+a*[.X197]+b;prime)" office:value-type="float" office:value="243" calcext:value-type="float">
            <text:p>243</text:p>
          </table:table-cell>
          <table:table-cell table:style-name="ce8" table:formula="of:=MOD([.Y197]*[.Y197];prime)" office:value-type="float" office:value="243" calcext:value-type="float">
            <text:p>243</text:p>
          </table:table-cell>
          <table:table-cell table:style-name="ce4" table:formula="of:=([.$Y$1]-[.Y197])" office:value-type="float" office:value="-204" calcext:value-type="float">
            <text:p>-204</text:p>
          </table:table-cell>
          <table:table-cell table:style-name="ce14" table:formula="of:=([.$X$1]-[.X197])" office:value-type="float" office:value="-195" calcext:value-type="float">
            <text:p>-195</text:p>
          </table:table-cell>
          <table:table-cell table:style-name="ce14" table:formula="of:=mod_inv([.AC197];prime)" office:value-type="float" office:value="205" calcext:value-type="float">
            <text:p>205</text:p>
          </table:table-cell>
          <table:table-cell table:style-name="ce8" table:formula="of:=MOD([.AB197]*[.AD197];prime)" office:value-type="float" office:value="260" calcext:value-type="float">
            <text:p>26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8" calcext:value-type="float">
            <text:p>198</text:p>
          </table:table-cell>
          <table:table-cell table:number-columns-repeated="12"/>
          <table:table-cell table:style-name="ce4" table:formula="of:=MOD([.AE197]*[.AE197]-[.X197]-[.$X$1];prime)" office:value-type="float" office:value="77" calcext:value-type="float">
            <text:p>77</text:p>
          </table:table-cell>
          <table:table-cell table:style-name="ce8" table:formula="of:=MOD([.AE197]*([.$X$1]-[.X198])-[.$Y$1];prime)" office:value-type="float" office:value="228" calcext:value-type="float">
            <text:p>228</text:p>
          </table:table-cell>
          <table:table-cell table:style-name="ce4" table:formula="of:=MOD([.X198]^3+a*[.X198]+b;prime)" office:value-type="float" office:value="173" calcext:value-type="float">
            <text:p>173</text:p>
          </table:table-cell>
          <table:table-cell table:style-name="ce8" table:formula="of:=MOD([.Y198]*[.Y198];prime)" office:value-type="float" office:value="173" calcext:value-type="float">
            <text:p>173</text:p>
          </table:table-cell>
          <table:table-cell table:style-name="ce4" table:formula="of:=([.$Y$1]-[.Y198])" office:value-type="float" office:value="-225" calcext:value-type="float">
            <text:p>-225</text:p>
          </table:table-cell>
          <table:table-cell table:style-name="ce14" table:formula="of:=([.$X$1]-[.X198])" office:value-type="float" office:value="-77" calcext:value-type="float">
            <text:p>-77</text:p>
          </table:table-cell>
          <table:table-cell table:style-name="ce14" table:formula="of:=mod_inv([.AC198];prime)" office:value-type="float" office:value="222" calcext:value-type="float">
            <text:p>222</text:p>
          </table:table-cell>
          <table:table-cell table:style-name="ce8" table:formula="of:=MOD([.AB198]*[.AD198];prime)" office:value-type="float" office:value="20" calcext:value-type="float">
            <text:p>2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9" calcext:value-type="float">
            <text:p>199</text:p>
          </table:table-cell>
          <table:table-cell table:number-columns-repeated="12"/>
          <table:table-cell table:style-name="ce4" table:formula="of:=MOD([.AE198]*[.AE198]-[.X198]-[.$X$1];prime)" office:value-type="float" office:value="60" calcext:value-type="float">
            <text:p>60</text:p>
          </table:table-cell>
          <table:table-cell table:style-name="ce8" table:formula="of:=MOD([.AE198]*([.$X$1]-[.X199])-[.$Y$1];prime)" office:value-type="float" office:value="112" calcext:value-type="float">
            <text:p>112</text:p>
          </table:table-cell>
          <table:table-cell table:style-name="ce4" table:formula="of:=MOD([.X199]^3+a*[.X199]+b;prime)" office:value-type="float" office:value="183" calcext:value-type="float">
            <text:p>183</text:p>
          </table:table-cell>
          <table:table-cell table:style-name="ce8" table:formula="of:=MOD([.Y199]*[.Y199];prime)" office:value-type="float" office:value="183" calcext:value-type="float">
            <text:p>183</text:p>
          </table:table-cell>
          <table:table-cell table:style-name="ce4" table:formula="of:=([.$Y$1]-[.Y199])" office:value-type="float" office:value="-109" calcext:value-type="float">
            <text:p>-109</text:p>
          </table:table-cell>
          <table:table-cell table:style-name="ce14" table:formula="of:=([.$X$1]-[.X199])" office:value-type="float" office:value="-60" calcext:value-type="float">
            <text:p>-60</text:p>
          </table:table-cell>
          <table:table-cell table:style-name="ce14" table:formula="of:=mod_inv([.AC199];prime)" office:value-type="float" office:value="206" calcext:value-type="float">
            <text:p>206</text:p>
          </table:table-cell>
          <table:table-cell table:style-name="ce8" table:formula="of:=MOD([.AB199]*[.AD199];prime)" office:value-type="float" office:value="164" calcext:value-type="float">
            <text:p>164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0" calcext:value-type="float">
            <text:p>200</text:p>
          </table:table-cell>
          <table:table-cell table:number-columns-repeated="12"/>
          <table:table-cell table:style-name="ce4" table:formula="of:=MOD([.AE199]*[.AE199]-[.X199]-[.$X$1];prime)" office:value-type="float" office:value="10" calcext:value-type="float">
            <text:p>10</text:p>
          </table:table-cell>
          <table:table-cell table:style-name="ce8" table:formula="of:=MOD([.AE199]*([.$X$1]-[.X200])-[.$Y$1];prime)" office:value-type="float" office:value="198" calcext:value-type="float">
            <text:p>198</text:p>
          </table:table-cell>
          <table:table-cell table:style-name="ce4" table:formula="of:=MOD([.X200]^3+a*[.X200]+b;prime)" office:value-type="float" office:value="17" calcext:value-type="float">
            <text:p>17</text:p>
          </table:table-cell>
          <table:table-cell table:style-name="ce8" table:formula="of:=MOD([.Y200]*[.Y200];prime)" office:value-type="float" office:value="17" calcext:value-type="float">
            <text:p>17</text:p>
          </table:table-cell>
          <table:table-cell table:style-name="ce4" table:formula="of:=([.$Y$1]-[.Y200])" office:value-type="float" office:value="-195" calcext:value-type="float">
            <text:p>-195</text:p>
          </table:table-cell>
          <table:table-cell table:style-name="ce14" table:formula="of:=([.$X$1]-[.X200])" office:value-type="float" office:value="-10" calcext:value-type="float">
            <text:p>-10</text:p>
          </table:table-cell>
          <table:table-cell table:style-name="ce14" table:formula="of:=mod_inv([.AC200];prime)" office:value-type="float" office:value="184" calcext:value-type="float">
            <text:p>184</text:p>
          </table:table-cell>
          <table:table-cell table:style-name="ce8" table:formula="of:=MOD([.AB200]*[.AD200];prime)" office:value-type="float" office:value="151" calcext:value-type="float">
            <text:p>15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1" calcext:value-type="float">
            <text:p>201</text:p>
          </table:table-cell>
          <table:table-cell table:number-columns-repeated="12"/>
          <table:table-cell table:style-name="ce4" table:formula="of:=MOD([.AE200]*[.AE200]-[.X200]-[.$X$1];prime)" office:value-type="float" office:value="173" calcext:value-type="float">
            <text:p>173</text:p>
          </table:table-cell>
          <table:table-cell table:style-name="ce8" table:formula="of:=MOD([.AE200]*([.$X$1]-[.X201])-[.$Y$1];prime)" office:value-type="float" office:value="174" calcext:value-type="float">
            <text:p>174</text:p>
          </table:table-cell>
          <table:table-cell table:style-name="ce4" table:formula="of:=MOD([.X201]^3+a*[.X201]+b;prime)" office:value-type="float" office:value="31" calcext:value-type="float">
            <text:p>31</text:p>
          </table:table-cell>
          <table:table-cell table:style-name="ce8" table:formula="of:=MOD([.Y201]*[.Y201];prime)" office:value-type="float" office:value="31" calcext:value-type="float">
            <text:p>31</text:p>
          </table:table-cell>
          <table:table-cell table:style-name="ce4" table:formula="of:=([.$Y$1]-[.Y201])" office:value-type="float" office:value="-171" calcext:value-type="float">
            <text:p>-171</text:p>
          </table:table-cell>
          <table:table-cell table:style-name="ce14" table:formula="of:=([.$X$1]-[.X201])" office:value-type="float" office:value="-173" calcext:value-type="float">
            <text:p>-173</text:p>
          </table:table-cell>
          <table:table-cell table:style-name="ce14" table:formula="of:=mod_inv([.AC201];prime)" office:value-type="float" office:value="38" calcext:value-type="float">
            <text:p>38</text:p>
          </table:table-cell>
          <table:table-cell table:style-name="ce8" table:formula="of:=MOD([.AB201]*[.AD201];prime)" office:value-type="float" office:value="77" calcext:value-type="float">
            <text:p>77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2" calcext:value-type="float">
            <text:p>202</text:p>
          </table:table-cell>
          <table:table-cell table:number-columns-repeated="12"/>
          <table:table-cell table:style-name="ce4" table:formula="of:=MOD([.AE201]*[.AE201]-[.X201]-[.$X$1];prime)" office:value-type="float" office:value="233" calcext:value-type="float">
            <text:p>233</text:p>
          </table:table-cell>
          <table:table-cell table:style-name="ce8" table:formula="of:=MOD([.AE201]*([.$X$1]-[.X202])-[.$Y$1];prime)" office:value-type="float" office:value="203" calcext:value-type="float">
            <text:p>203</text:p>
          </table:table-cell>
          <table:table-cell table:style-name="ce4" table:formula="of:=MOD([.X202]^3+a*[.X202]+b;prime)" office:value-type="float" office:value="181" calcext:value-type="float">
            <text:p>181</text:p>
          </table:table-cell>
          <table:table-cell table:style-name="ce8" table:formula="of:=MOD([.Y202]*[.Y202];prime)" office:value-type="float" office:value="181" calcext:value-type="float">
            <text:p>181</text:p>
          </table:table-cell>
          <table:table-cell table:style-name="ce4" table:formula="of:=([.$Y$1]-[.Y202])" office:value-type="float" office:value="-200" calcext:value-type="float">
            <text:p>-200</text:p>
          </table:table-cell>
          <table:table-cell table:style-name="ce14" table:formula="of:=([.$X$1]-[.X202])" office:value-type="float" office:value="-233" calcext:value-type="float">
            <text:p>-233</text:p>
          </table:table-cell>
          <table:table-cell table:style-name="ce14" table:formula="of:=mod_inv([.AC202];prime)" office:value-type="float" office:value="114" calcext:value-type="float">
            <text:p>114</text:p>
          </table:table-cell>
          <table:table-cell table:style-name="ce8" table:formula="of:=MOD([.AB202]*[.AD202];prime)" office:value-type="float" office:value="81" calcext:value-type="float">
            <text:p>8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3" calcext:value-type="float">
            <text:p>203</text:p>
          </table:table-cell>
          <table:table-cell table:number-columns-repeated="12"/>
          <table:table-cell table:style-name="ce4" table:formula="of:=MOD([.AE202]*[.AE202]-[.X202]-[.$X$1];prime)" office:value-type="float" office:value="16" calcext:value-type="float">
            <text:p>16</text:p>
          </table:table-cell>
          <table:table-cell table:style-name="ce8" table:formula="of:=MOD([.AE202]*([.$X$1]-[.X203])-[.$Y$1];prime)" office:value-type="float" office:value="16" calcext:value-type="float">
            <text:p>16</text:p>
          </table:table-cell>
          <table:table-cell table:style-name="ce4" table:formula="of:=MOD([.X203]^3+a*[.X203]+b;prime)" office:value-type="float" office:value="256" calcext:value-type="float">
            <text:p>256</text:p>
          </table:table-cell>
          <table:table-cell table:style-name="ce8" table:formula="of:=MOD([.Y203]*[.Y203];prime)" office:value-type="float" office:value="256" calcext:value-type="float">
            <text:p>256</text:p>
          </table:table-cell>
          <table:table-cell table:style-name="ce4" table:formula="of:=([.$Y$1]-[.Y203])" office:value-type="float" office:value="-13" calcext:value-type="float">
            <text:p>-13</text:p>
          </table:table-cell>
          <table:table-cell table:style-name="ce14" table:formula="of:=([.$X$1]-[.X203])" office:value-type="float" office:value="-16" calcext:value-type="float">
            <text:p>-16</text:p>
          </table:table-cell>
          <table:table-cell table:style-name="ce14" table:formula="of:=mod_inv([.AC203];prime)" office:value-type="float" office:value="115" calcext:value-type="float">
            <text:p>115</text:p>
          </table:table-cell>
          <table:table-cell table:style-name="ce8" table:formula="of:=MOD([.AB203]*[.AD203];prime)" office:value-type="float" office:value="83" calcext:value-type="float">
            <text:p>8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4" calcext:value-type="float">
            <text:p>204</text:p>
          </table:table-cell>
          <table:table-cell table:number-columns-repeated="12"/>
          <table:table-cell table:style-name="ce4" table:formula="of:=MOD([.AE203]*[.AE203]-[.X203]-[.$X$1];prime)" office:value-type="float" office:value="35" calcext:value-type="float">
            <text:p>35</text:p>
          </table:table-cell>
          <table:table-cell table:style-name="ce8" table:formula="of:=MOD([.AE203]*([.$X$1]-[.X204])-[.$Y$1];prime)" office:value-type="float" office:value="248" calcext:value-type="float">
            <text:p>248</text:p>
          </table:table-cell>
          <table:table-cell table:style-name="ce4" table:formula="of:=MOD([.X204]^3+a*[.X204]+b;prime)" office:value-type="float" office:value="225" calcext:value-type="float">
            <text:p>225</text:p>
          </table:table-cell>
          <table:table-cell table:style-name="ce8" table:formula="of:=MOD([.Y204]*[.Y204];prime)" office:value-type="float" office:value="225" calcext:value-type="float">
            <text:p>225</text:p>
          </table:table-cell>
          <table:table-cell table:style-name="ce4" table:formula="of:=([.$Y$1]-[.Y204])" office:value-type="float" office:value="-245" calcext:value-type="float">
            <text:p>-245</text:p>
          </table:table-cell>
          <table:table-cell table:style-name="ce14" table:formula="of:=([.$X$1]-[.X204])" office:value-type="float" office:value="-35" calcext:value-type="float">
            <text:p>-35</text:p>
          </table:table-cell>
          <table:table-cell table:style-name="ce14" table:formula="of:=mod_inv([.AC204];prime)" office:value-type="float" office:value="15" calcext:value-type="float">
            <text:p>15</text:p>
          </table:table-cell>
          <table:table-cell table:style-name="ce8" table:formula="of:=MOD([.AB204]*[.AD204];prime)" office:value-type="float" office:value="7" calcext:value-type="float">
            <text:p>7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5" calcext:value-type="float">
            <text:p>205</text:p>
          </table:table-cell>
          <table:table-cell table:number-columns-repeated="12"/>
          <table:table-cell table:style-name="ce4" table:formula="of:=MOD([.AE204]*[.AE204]-[.X204]-[.$X$1];prime)" office:value-type="float" office:value="14" calcext:value-type="float">
            <text:p>14</text:p>
          </table:table-cell>
          <table:table-cell table:style-name="ce8" table:formula="of:=MOD([.AE204]*([.$X$1]-[.X205])-[.$Y$1];prime)" office:value-type="float" office:value="162" calcext:value-type="float">
            <text:p>162</text:p>
          </table:table-cell>
          <table:table-cell table:style-name="ce4" table:formula="of:=MOD([.X205]^3+a*[.X205]+b;prime)" office:value-type="float" office:value="207" calcext:value-type="float">
            <text:p>207</text:p>
          </table:table-cell>
          <table:table-cell table:style-name="ce8" table:formula="of:=MOD([.Y205]*[.Y205];prime)" office:value-type="float" office:value="207" calcext:value-type="float">
            <text:p>207</text:p>
          </table:table-cell>
          <table:table-cell table:style-name="ce4" table:formula="of:=([.$Y$1]-[.Y205])" office:value-type="float" office:value="-159" calcext:value-type="float">
            <text:p>-159</text:p>
          </table:table-cell>
          <table:table-cell table:style-name="ce14" table:formula="of:=([.$X$1]-[.X205])" office:value-type="float" office:value="-14" calcext:value-type="float">
            <text:p>-14</text:p>
          </table:table-cell>
          <table:table-cell table:style-name="ce14" table:formula="of:=mod_inv([.AC205];prime)" office:value-type="float" office:value="169" calcext:value-type="float">
            <text:p>169</text:p>
          </table:table-cell>
          <table:table-cell table:style-name="ce8" table:formula="of:=MOD([.AB205]*[.AD205];prime)" office:value-type="float" office:value="218" calcext:value-type="float">
            <text:p>21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6" calcext:value-type="float">
            <text:p>206</text:p>
          </table:table-cell>
          <table:table-cell table:number-columns-repeated="12"/>
          <table:table-cell table:style-name="ce4" table:formula="of:=MOD([.AE205]*[.AE205]-[.X205]-[.$X$1];prime)" office:value-type="float" office:value="170" calcext:value-type="float">
            <text:p>170</text:p>
          </table:table-cell>
          <table:table-cell table:style-name="ce8" table:formula="of:=MOD([.AE205]*([.$X$1]-[.X206])-[.$Y$1];prime)" office:value-type="float" office:value="20" calcext:value-type="float">
            <text:p>20</text:p>
          </table:table-cell>
          <table:table-cell table:style-name="ce4" table:formula="of:=MOD([.X206]^3+a*[.X206]+b;prime)" office:value-type="float" office:value="137" calcext:value-type="float">
            <text:p>137</text:p>
          </table:table-cell>
          <table:table-cell table:style-name="ce8" table:formula="of:=MOD([.Y206]*[.Y206];prime)" office:value-type="float" office:value="137" calcext:value-type="float">
            <text:p>137</text:p>
          </table:table-cell>
          <table:table-cell table:style-name="ce4" table:formula="of:=([.$Y$1]-[.Y206])" office:value-type="float" office:value="-17" calcext:value-type="float">
            <text:p>-17</text:p>
          </table:table-cell>
          <table:table-cell table:style-name="ce14" table:formula="of:=([.$X$1]-[.X206])" office:value-type="float" office:value="-170" calcext:value-type="float">
            <text:p>-170</text:p>
          </table:table-cell>
          <table:table-cell table:style-name="ce14" table:formula="of:=mod_inv([.AC206];prime)" office:value-type="float" office:value="181" calcext:value-type="float">
            <text:p>181</text:p>
          </table:table-cell>
          <table:table-cell table:style-name="ce8" table:formula="of:=MOD([.AB206]*[.AD206];prime)" office:value-type="float" office:value="79" calcext:value-type="float">
            <text:p>7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7" calcext:value-type="float">
            <text:p>207</text:p>
          </table:table-cell>
          <table:table-cell table:number-columns-repeated="12"/>
          <table:table-cell table:style-name="ce4" table:formula="of:=MOD([.AE206]*[.AE206]-[.X206]-[.$X$1];prime)" office:value-type="float" office:value="22" calcext:value-type="float">
            <text:p>22</text:p>
          </table:table-cell>
          <table:table-cell table:style-name="ce8" table:formula="of:=MOD([.AE206]*([.$X$1]-[.X207])-[.$Y$1];prime)" office:value-type="float" office:value="100" calcext:value-type="float">
            <text:p>100</text:p>
          </table:table-cell>
          <table:table-cell table:style-name="ce4" table:formula="of:=MOD([.X207]^3+a*[.X207]+b;prime)" office:value-type="float" office:value="6" calcext:value-type="float">
            <text:p>6</text:p>
          </table:table-cell>
          <table:table-cell table:style-name="ce8" table:formula="of:=MOD([.Y207]*[.Y207];prime)" office:value-type="float" office:value="6" calcext:value-type="float">
            <text:p>6</text:p>
          </table:table-cell>
          <table:table-cell table:style-name="ce4" table:formula="of:=([.$Y$1]-[.Y207])" office:value-type="float" office:value="-97" calcext:value-type="float">
            <text:p>-97</text:p>
          </table:table-cell>
          <table:table-cell table:style-name="ce14" table:formula="of:=([.$X$1]-[.X207])" office:value-type="float" office:value="-22" calcext:value-type="float">
            <text:p>-22</text:p>
          </table:table-cell>
          <table:table-cell table:style-name="ce14" table:formula="of:=mod_inv([.AC207];prime)" office:value-type="float" office:value="251" calcext:value-type="float">
            <text:p>251</text:p>
          </table:table-cell>
          <table:table-cell table:style-name="ce8" table:formula="of:=MOD([.AB207]*[.AD207];prime)" office:value-type="float" office:value="112" calcext:value-type="float">
            <text:p>11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8" calcext:value-type="float">
            <text:p>208</text:p>
          </table:table-cell>
          <table:table-cell table:number-columns-repeated="12"/>
          <table:table-cell table:style-name="ce4" table:formula="of:=MOD([.AE207]*[.AE207]-[.X207]-[.$X$1];prime)" office:value-type="float" office:value="161" calcext:value-type="float">
            <text:p>161</text:p>
          </table:table-cell>
          <table:table-cell table:style-name="ce8" table:formula="of:=MOD([.AE207]*([.$X$1]-[.X208])-[.$Y$1];prime)" office:value-type="float" office:value="112" calcext:value-type="float">
            <text:p>112</text:p>
          </table:table-cell>
          <table:table-cell table:style-name="ce4" table:formula="of:=MOD([.X208]^3+a*[.X208]+b;prime)" office:value-type="float" office:value="183" calcext:value-type="float">
            <text:p>183</text:p>
          </table:table-cell>
          <table:table-cell table:style-name="ce8" table:formula="of:=MOD([.Y208]*[.Y208];prime)" office:value-type="float" office:value="183" calcext:value-type="float">
            <text:p>183</text:p>
          </table:table-cell>
          <table:table-cell table:style-name="ce4" table:formula="of:=([.$Y$1]-[.Y208])" office:value-type="float" office:value="-109" calcext:value-type="float">
            <text:p>-109</text:p>
          </table:table-cell>
          <table:table-cell table:style-name="ce14" table:formula="of:=([.$X$1]-[.X208])" office:value-type="float" office:value="-161" calcext:value-type="float">
            <text:p>-161</text:p>
          </table:table-cell>
          <table:table-cell table:style-name="ce14" table:formula="of:=mod_inv([.AC208];prime)" office:value-type="float" office:value="49" calcext:value-type="float">
            <text:p>49</text:p>
          </table:table-cell>
          <table:table-cell table:style-name="ce8" table:formula="of:=MOD([.AB208]*[.AD208];prime)" office:value-type="float" office:value="182" calcext:value-type="float">
            <text:p>18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9" calcext:value-type="float">
            <text:p>209</text:p>
          </table:table-cell>
          <table:table-cell table:number-columns-repeated="12"/>
          <table:table-cell table:style-name="ce4" table:formula="of:=MOD([.AE208]*[.AE208]-[.X208]-[.$X$1];prime)" office:value-type="float" office:value="88" calcext:value-type="float">
            <text:p>88</text:p>
          </table:table-cell>
          <table:table-cell table:style-name="ce8" table:formula="of:=MOD([.AE208]*([.$X$1]-[.X209])-[.$Y$1];prime)" office:value-type="float" office:value="24" calcext:value-type="float">
            <text:p>24</text:p>
          </table:table-cell>
          <table:table-cell table:style-name="ce4" table:formula="of:=MOD([.X209]^3+a*[.X209]+b;prime)" office:value-type="float" office:value="50" calcext:value-type="float">
            <text:p>50</text:p>
          </table:table-cell>
          <table:table-cell table:style-name="ce8" table:formula="of:=MOD([.Y209]*[.Y209];prime)" office:value-type="float" office:value="50" calcext:value-type="float">
            <text:p>50</text:p>
          </table:table-cell>
          <table:table-cell table:style-name="ce4" table:formula="of:=([.$Y$1]-[.Y209])" office:value-type="float" office:value="-21" calcext:value-type="float">
            <text:p>-21</text:p>
          </table:table-cell>
          <table:table-cell table:style-name="ce14" table:formula="of:=([.$X$1]-[.X209])" office:value-type="float" office:value="-88" calcext:value-type="float">
            <text:p>-88</text:p>
          </table:table-cell>
          <table:table-cell table:style-name="ce14" table:formula="of:=mod_inv([.AC209];prime)" office:value-type="float" office:value="260" calcext:value-type="float">
            <text:p>260</text:p>
          </table:table-cell>
          <table:table-cell table:style-name="ce8" table:formula="of:=MOD([.AB209]*[.AD209];prime)" office:value-type="float" office:value="63" calcext:value-type="float">
            <text:p>6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0" calcext:value-type="float">
            <text:p>210</text:p>
          </table:table-cell>
          <table:table-cell table:number-columns-repeated="12"/>
          <table:table-cell table:style-name="ce4" table:formula="of:=MOD([.AE209]*[.AE209]-[.X209]-[.$X$1];prime)" office:value-type="float" office:value="199" calcext:value-type="float">
            <text:p>199</text:p>
          </table:table-cell>
          <table:table-cell table:style-name="ce8" table:formula="of:=MOD([.AE209]*([.$X$1]-[.X210])-[.$Y$1];prime)" office:value-type="float" office:value="84" calcext:value-type="float">
            <text:p>84</text:p>
          </table:table-cell>
          <table:table-cell table:style-name="ce4" table:formula="of:=MOD([.X210]^3+a*[.X210]+b;prime)" office:value-type="float" office:value="218" calcext:value-type="float">
            <text:p>218</text:p>
          </table:table-cell>
          <table:table-cell table:style-name="ce8" table:formula="of:=MOD([.Y210]*[.Y210];prime)" office:value-type="float" office:value="218" calcext:value-type="float">
            <text:p>218</text:p>
          </table:table-cell>
          <table:table-cell table:style-name="ce4" table:formula="of:=([.$Y$1]-[.Y210])" office:value-type="float" office:value="-81" calcext:value-type="float">
            <text:p>-81</text:p>
          </table:table-cell>
          <table:table-cell table:style-name="ce14" table:formula="of:=([.$X$1]-[.X210])" office:value-type="float" office:value="-199" calcext:value-type="float">
            <text:p>-199</text:p>
          </table:table-cell>
          <table:table-cell table:style-name="ce14" table:formula="of:=mod_inv([.AC210];prime)" office:value-type="float" office:value="37" calcext:value-type="float">
            <text:p>37</text:p>
          </table:table-cell>
          <table:table-cell table:style-name="ce8" table:formula="of:=MOD([.AB210]*[.AD210];prime)" office:value-type="float" office:value="159" calcext:value-type="float">
            <text:p>15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1" calcext:value-type="float">
            <text:p>211</text:p>
          </table:table-cell>
          <table:table-cell table:number-columns-repeated="12"/>
          <table:table-cell table:style-name="ce4" table:formula="of:=MOD([.AE210]*[.AE210]-[.X210]-[.$X$1];prime)" office:value-type="float" office:value="97" calcext:value-type="float">
            <text:p>97</text:p>
          </table:table-cell>
          <table:table-cell table:style-name="ce8" table:formula="of:=MOD([.AE210]*([.$X$1]-[.X211])-[.$Y$1];prime)" office:value-type="float" office:value="91" calcext:value-type="float">
            <text:p>91</text:p>
          </table:table-cell>
          <table:table-cell table:style-name="ce4" table:formula="of:=MOD([.X211]^3+a*[.X211]+b;prime)" office:value-type="float" office:value="128" calcext:value-type="float">
            <text:p>128</text:p>
          </table:table-cell>
          <table:table-cell table:style-name="ce8" table:formula="of:=MOD([.Y211]*[.Y211];prime)" office:value-type="float" office:value="128" calcext:value-type="float">
            <text:p>128</text:p>
          </table:table-cell>
          <table:table-cell table:style-name="ce4" table:formula="of:=([.$Y$1]-[.Y211])" office:value-type="float" office:value="-88" calcext:value-type="float">
            <text:p>-88</text:p>
          </table:table-cell>
          <table:table-cell table:style-name="ce14" table:formula="of:=([.$X$1]-[.X211])" office:value-type="float" office:value="-97" calcext:value-type="float">
            <text:p>-97</text:p>
          </table:table-cell>
          <table:table-cell table:style-name="ce14" table:formula="of:=mod_inv([.AC211];prime)" office:value-type="float" office:value="122" calcext:value-type="float">
            <text:p>122</text:p>
          </table:table-cell>
          <table:table-cell table:style-name="ce8" table:formula="of:=MOD([.AB211]*[.AD211];prime)" office:value-type="float" office:value="47" calcext:value-type="float">
            <text:p>47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2" calcext:value-type="float">
            <text:p>212</text:p>
          </table:table-cell>
          <table:table-cell table:number-columns-repeated="12"/>
          <table:table-cell table:style-name="ce4" table:formula="of:=MOD([.AE211]*[.AE211]-[.X211]-[.$X$1];prime)" office:value-type="float" office:value="8" calcext:value-type="float">
            <text:p>8</text:p>
          </table:table-cell>
          <table:table-cell table:style-name="ce8" table:formula="of:=MOD([.AE211]*([.$X$1]-[.X212])-[.$Y$1];prime)" office:value-type="float" office:value="147" calcext:value-type="float">
            <text:p>147</text:p>
          </table:table-cell>
          <table:table-cell table:style-name="ce4" table:formula="of:=MOD([.X212]^3+a*[.X212]+b;prime)" office:value-type="float" office:value="43" calcext:value-type="float">
            <text:p>43</text:p>
          </table:table-cell>
          <table:table-cell table:style-name="ce8" table:formula="of:=MOD([.Y212]*[.Y212];prime)" office:value-type="float" office:value="43" calcext:value-type="float">
            <text:p>43</text:p>
          </table:table-cell>
          <table:table-cell table:style-name="ce4" table:formula="of:=([.$Y$1]-[.Y212])" office:value-type="float" office:value="-144" calcext:value-type="float">
            <text:p>-144</text:p>
          </table:table-cell>
          <table:table-cell table:style-name="ce14" table:formula="of:=([.$X$1]-[.X212])" office:value-type="float" office:value="-8" calcext:value-type="float">
            <text:p>-8</text:p>
          </table:table-cell>
          <table:table-cell table:style-name="ce14" table:formula="of:=mod_inv([.AC212];prime)" office:value-type="float" office:value="230" calcext:value-type="float">
            <text:p>230</text:p>
          </table:table-cell>
          <table:table-cell table:style-name="ce8" table:formula="of:=MOD([.AB212]*[.AD212];prime)" office:value-type="float" office:value="18" calcext:value-type="float">
            <text:p>1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3" calcext:value-type="float">
            <text:p>213</text:p>
          </table:table-cell>
          <table:table-cell table:number-columns-repeated="12"/>
          <table:table-cell table:style-name="ce4" table:formula="of:=MOD([.AE212]*[.AE212]-[.X212]-[.$X$1];prime)" office:value-type="float" office:value="53" calcext:value-type="float">
            <text:p>53</text:p>
          </table:table-cell>
          <table:table-cell table:style-name="ce8" table:formula="of:=MOD([.AE212]*([.$X$1]-[.X213])-[.$Y$1];prime)" office:value-type="float" office:value="95" calcext:value-type="float">
            <text:p>95</text:p>
          </table:table-cell>
          <table:table-cell table:style-name="ce4" table:formula="of:=MOD([.X213]^3+a*[.X213]+b;prime)" office:value-type="float" office:value="83" calcext:value-type="float">
            <text:p>83</text:p>
          </table:table-cell>
          <table:table-cell table:style-name="ce8" table:formula="of:=MOD([.Y213]*[.Y213];prime)" office:value-type="float" office:value="83" calcext:value-type="float">
            <text:p>83</text:p>
          </table:table-cell>
          <table:table-cell table:style-name="ce4" table:formula="of:=([.$Y$1]-[.Y213])" office:value-type="float" office:value="-92" calcext:value-type="float">
            <text:p>-92</text:p>
          </table:table-cell>
          <table:table-cell table:style-name="ce14" table:formula="of:=([.$X$1]-[.X213])" office:value-type="float" office:value="-53" calcext:value-type="float">
            <text:p>-53</text:p>
          </table:table-cell>
          <table:table-cell table:style-name="ce14" table:formula="of:=mod_inv([.AC213];prime)" office:value-type="float" office:value="129" calcext:value-type="float">
            <text:p>129</text:p>
          </table:table-cell>
          <table:table-cell table:style-name="ce8" table:formula="of:=MOD([.AB213]*[.AD213];prime)" office:value-type="float" office:value="230" calcext:value-type="float">
            <text:p>23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4" calcext:value-type="float">
            <text:p>214</text:p>
          </table:table-cell>
          <table:table-cell table:number-columns-repeated="12"/>
          <table:table-cell table:style-name="ce4" table:formula="of:=MOD([.AE213]*[.AE213]-[.X213]-[.$X$1];prime)" office:value-type="float" office:value="247" calcext:value-type="float">
            <text:p>247</text:p>
          </table:table-cell>
          <table:table-cell table:style-name="ce8" table:formula="of:=MOD([.AE213]*([.$X$1]-[.X214])-[.$Y$1];prime)" office:value-type="float" office:value="258" calcext:value-type="float">
            <text:p>258</text:p>
          </table:table-cell>
          <table:table-cell table:style-name="ce4" table:formula="of:=MOD([.X214]^3+a*[.X214]+b;prime)" office:value-type="float" office:value="25" calcext:value-type="float">
            <text:p>25</text:p>
          </table:table-cell>
          <table:table-cell table:style-name="ce8" table:formula="of:=MOD([.Y214]*[.Y214];prime)" office:value-type="float" office:value="25" calcext:value-type="float">
            <text:p>25</text:p>
          </table:table-cell>
          <table:table-cell table:style-name="ce4" table:formula="of:=([.$Y$1]-[.Y214])" office:value-type="float" office:value="-255" calcext:value-type="float">
            <text:p>-255</text:p>
          </table:table-cell>
          <table:table-cell table:style-name="ce14" table:formula="of:=([.$X$1]-[.X214])" office:value-type="float" office:value="-247" calcext:value-type="float">
            <text:p>-247</text:p>
          </table:table-cell>
          <table:table-cell table:style-name="ce14" table:formula="of:=mod_inv([.AC214];prime)" office:value-type="float" office:value="148" calcext:value-type="float">
            <text:p>148</text:p>
          </table:table-cell>
          <table:table-cell table:style-name="ce8" table:formula="of:=MOD([.AB214]*[.AD214];prime)" office:value-type="float" office:value="132" calcext:value-type="float">
            <text:p>13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5" calcext:value-type="float">
            <text:p>215</text:p>
          </table:table-cell>
          <table:table-cell table:number-columns-repeated="12"/>
          <table:table-cell table:style-name="ce4" table:formula="of:=MOD([.AE214]*[.AE214]-[.X214]-[.$X$1];prime)" office:value-type="float" office:value="82" calcext:value-type="float">
            <text:p>82</text:p>
          </table:table-cell>
          <table:table-cell table:style-name="ce8" table:formula="of:=MOD([.AE214]*([.$X$1]-[.X215])-[.$Y$1];prime)" office:value-type="float" office:value="219" calcext:value-type="float">
            <text:p>219</text:p>
          </table:table-cell>
          <table:table-cell table:style-name="ce4" table:formula="of:=MOD([.X215]^3+a*[.X215]+b;prime)" office:value-type="float" office:value="95" calcext:value-type="float">
            <text:p>95</text:p>
          </table:table-cell>
          <table:table-cell table:style-name="ce8" table:formula="of:=MOD([.Y215]*[.Y215];prime)" office:value-type="float" office:value="95" calcext:value-type="float">
            <text:p>95</text:p>
          </table:table-cell>
          <table:table-cell table:style-name="ce4" table:formula="of:=([.$Y$1]-[.Y215])" office:value-type="float" office:value="-216" calcext:value-type="float">
            <text:p>-216</text:p>
          </table:table-cell>
          <table:table-cell table:style-name="ce14" table:formula="of:=([.$X$1]-[.X215])" office:value-type="float" office:value="-82" calcext:value-type="float">
            <text:p>-82</text:p>
          </table:table-cell>
          <table:table-cell table:style-name="ce14" table:formula="of:=mod_inv([.AC215];prime)" office:value-type="float" office:value="93" calcext:value-type="float">
            <text:p>93</text:p>
          </table:table-cell>
          <table:table-cell table:style-name="ce8" table:formula="of:=MOD([.AB215]*[.AD215];prime)" office:value-type="float" office:value="163" calcext:value-type="float">
            <text:p>16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12"/>
          <table:table-cell table:style-name="ce4" table:formula="of:=MOD([.AE215]*[.AE215]-[.X215]-[.$X$1];prime)" office:value-type="float" office:value="187" calcext:value-type="float">
            <text:p>187</text:p>
          </table:table-cell>
          <table:table-cell table:style-name="ce8" table:formula="of:=MOD([.AE215]*([.$X$1]-[.X216])-[.$Y$1];prime)" office:value-type="float" office:value="24" calcext:value-type="float">
            <text:p>24</text:p>
          </table:table-cell>
          <table:table-cell table:style-name="ce4" table:formula="of:=MOD([.X216]^3+a*[.X216]+b;prime)" office:value-type="float" office:value="50" calcext:value-type="float">
            <text:p>50</text:p>
          </table:table-cell>
          <table:table-cell table:style-name="ce8" table:formula="of:=MOD([.Y216]*[.Y216];prime)" office:value-type="float" office:value="50" calcext:value-type="float">
            <text:p>50</text:p>
          </table:table-cell>
          <table:table-cell table:style-name="ce4" table:formula="of:=([.$Y$1]-[.Y216])" office:value-type="float" office:value="-21" calcext:value-type="float">
            <text:p>-21</text:p>
          </table:table-cell>
          <table:table-cell table:style-name="ce14" table:formula="of:=([.$X$1]-[.X216])" office:value-type="float" office:value="-187" calcext:value-type="float">
            <text:p>-187</text:p>
          </table:table-cell>
          <table:table-cell table:style-name="ce14" table:formula="of:=mod_inv([.AC216];prime)" office:value-type="float" office:value="45" calcext:value-type="float">
            <text:p>45</text:p>
          </table:table-cell>
          <table:table-cell table:style-name="ce8" table:formula="of:=MOD([.AB216]*[.AD216];prime)" office:value-type="float" office:value="107" calcext:value-type="float">
            <text:p>107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7" calcext:value-type="float">
            <text:p>217</text:p>
          </table:table-cell>
          <table:table-cell table:number-columns-repeated="12"/>
          <table:table-cell table:style-name="ce4" table:formula="of:=MOD([.AE216]*[.AE216]-[.X216]-[.$X$1];prime)" office:value-type="float" office:value="216" calcext:value-type="float">
            <text:p>216</text:p>
          </table:table-cell>
          <table:table-cell table:style-name="ce8" table:formula="of:=MOD([.AE216]*([.$X$1]-[.X217])-[.$Y$1];prime)" office:value-type="float" office:value="29" calcext:value-type="float">
            <text:p>29</text:p>
          </table:table-cell>
          <table:table-cell table:style-name="ce4" table:formula="of:=MOD([.X217]^3+a*[.X217]+b;prime)" office:value-type="float" office:value="52" calcext:value-type="float">
            <text:p>52</text:p>
          </table:table-cell>
          <table:table-cell table:style-name="ce8" table:formula="of:=MOD([.Y217]*[.Y217];prime)" office:value-type="float" office:value="52" calcext:value-type="float">
            <text:p>52</text:p>
          </table:table-cell>
          <table:table-cell table:style-name="ce4" table:formula="of:=([.$Y$1]-[.Y217])" office:value-type="float" office:value="-26" calcext:value-type="float">
            <text:p>-26</text:p>
          </table:table-cell>
          <table:table-cell table:style-name="ce14" table:formula="of:=([.$X$1]-[.X217])" office:value-type="float" office:value="-216" calcext:value-type="float">
            <text:p>-216</text:p>
          </table:table-cell>
          <table:table-cell table:style-name="ce14" table:formula="of:=mod_inv([.AC217];prime)" office:value-type="float" office:value="28" calcext:value-type="float">
            <text:p>28</text:p>
          </table:table-cell>
          <table:table-cell table:style-name="ce8" table:formula="of:=MOD([.AB217]*[.AD217];prime)" office:value-type="float" office:value="61" calcext:value-type="float">
            <text:p>6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8" calcext:value-type="float">
            <text:p>218</text:p>
          </table:table-cell>
          <table:table-cell table:number-columns-repeated="12"/>
          <table:table-cell table:style-name="ce4" table:formula="of:=MOD([.AE217]*[.AE217]-[.X217]-[.$X$1];prime)" office:value-type="float" office:value="86" calcext:value-type="float">
            <text:p>86</text:p>
          </table:table-cell>
          <table:table-cell table:style-name="ce8" table:formula="of:=MOD([.AE217]*([.$X$1]-[.X218])-[.$Y$1];prime)" office:value-type="float" office:value="11" calcext:value-type="float">
            <text:p>11</text:p>
          </table:table-cell>
          <table:table-cell table:style-name="ce4" table:formula="of:=MOD([.X218]^3+a*[.X218]+b;prime)" office:value-type="float" office:value="121" calcext:value-type="float">
            <text:p>121</text:p>
          </table:table-cell>
          <table:table-cell table:style-name="ce8" table:formula="of:=MOD([.Y218]*[.Y218];prime)" office:value-type="float" office:value="121" calcext:value-type="float">
            <text:p>121</text:p>
          </table:table-cell>
          <table:table-cell table:style-name="ce4" table:formula="of:=([.$Y$1]-[.Y218])" office:value-type="float" office:value="-8" calcext:value-type="float">
            <text:p>-8</text:p>
          </table:table-cell>
          <table:table-cell table:style-name="ce14" table:formula="of:=([.$X$1]-[.X218])" office:value-type="float" office:value="-86" calcext:value-type="float">
            <text:p>-86</text:p>
          </table:table-cell>
          <table:table-cell table:style-name="ce14" table:formula="of:=mod_inv([.AC218];prime)" office:value-type="float" office:value="211" calcext:value-type="float">
            <text:p>211</text:p>
          </table:table-cell>
          <table:table-cell table:style-name="ce8" table:formula="of:=MOD([.AB218]*[.AD218];prime)" office:value-type="float" office:value="153" calcext:value-type="float">
            <text:p>15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9" calcext:value-type="float">
            <text:p>219</text:p>
          </table:table-cell>
          <table:table-cell table:number-columns-repeated="12"/>
          <table:table-cell table:style-name="ce4" table:formula="of:=MOD([.AE218]*[.AE218]-[.X218]-[.$X$1];prime)" office:value-type="float" office:value="179" calcext:value-type="float">
            <text:p>179</text:p>
          </table:table-cell>
          <table:table-cell table:style-name="ce8" table:formula="of:=MOD([.AE218]*([.$X$1]-[.X219])-[.$Y$1];prime)" office:value-type="float" office:value="225" calcext:value-type="float">
            <text:p>225</text:p>
          </table:table-cell>
          <table:table-cell table:style-name="ce4" table:formula="of:=MOD([.X219]^3+a*[.X219]+b;prime)" office:value-type="float" office:value="129" calcext:value-type="float">
            <text:p>129</text:p>
          </table:table-cell>
          <table:table-cell table:style-name="ce8" table:formula="of:=MOD([.Y219]*[.Y219];prime)" office:value-type="float" office:value="129" calcext:value-type="float">
            <text:p>129</text:p>
          </table:table-cell>
          <table:table-cell table:style-name="ce4" table:formula="of:=([.$Y$1]-[.Y219])" office:value-type="float" office:value="-222" calcext:value-type="float">
            <text:p>-222</text:p>
          </table:table-cell>
          <table:table-cell table:style-name="ce14" table:formula="of:=([.$X$1]-[.X219])" office:value-type="float" office:value="-179" calcext:value-type="float">
            <text:p>-179</text:p>
          </table:table-cell>
          <table:table-cell table:style-name="ce14" table:formula="of:=mod_inv([.AC219];prime)" office:value-type="float" office:value="191" calcext:value-type="float">
            <text:p>191</text:p>
          </table:table-cell>
          <table:table-cell table:style-name="ce8" table:formula="of:=MOD([.AB219]*[.AD219];prime)" office:value-type="float" office:value="204" calcext:value-type="float">
            <text:p>204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0" calcext:value-type="float">
            <text:p>220</text:p>
          </table:table-cell>
          <table:table-cell table:number-columns-repeated="12"/>
          <table:table-cell table:style-name="ce4" table:formula="of:=MOD([.AE219]*[.AE219]-[.X219]-[.$X$1];prime)" office:value-type="float" office:value="146" calcext:value-type="float">
            <text:p>146</text:p>
          </table:table-cell>
          <table:table-cell table:style-name="ce8" table:formula="of:=MOD([.AE219]*([.$X$1]-[.X220])-[.$Y$1];prime)" office:value-type="float" office:value="195" calcext:value-type="float">
            <text:p>195</text:p>
          </table:table-cell>
          <table:table-cell table:style-name="ce4" table:formula="of:=MOD([.X220]^3+a*[.X220]+b;prime)" office:value-type="float" office:value="153" calcext:value-type="float">
            <text:p>153</text:p>
          </table:table-cell>
          <table:table-cell table:style-name="ce8" table:formula="of:=MOD([.Y220]*[.Y220];prime)" office:value-type="float" office:value="153" calcext:value-type="float">
            <text:p>153</text:p>
          </table:table-cell>
          <table:table-cell table:style-name="ce4" table:formula="of:=([.$Y$1]-[.Y220])" office:value-type="float" office:value="-192" calcext:value-type="float">
            <text:p>-192</text:p>
          </table:table-cell>
          <table:table-cell table:style-name="ce14" table:formula="of:=([.$X$1]-[.X220])" office:value-type="float" office:value="-146" calcext:value-type="float">
            <text:p>-146</text:p>
          </table:table-cell>
          <table:table-cell table:style-name="ce14" table:formula="of:=mod_inv([.AC220];prime)" office:value-type="float" office:value="9" calcext:value-type="float">
            <text:p>9</text:p>
          </table:table-cell>
          <table:table-cell table:style-name="ce8" table:formula="of:=MOD([.AB220]*[.AD220];prime)" office:value-type="float" office:value="113" calcext:value-type="float">
            <text:p>11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1" calcext:value-type="float">
            <text:p>221</text:p>
          </table:table-cell>
          <table:table-cell table:number-columns-repeated="12"/>
          <table:table-cell table:style-name="ce4" table:formula="of:=MOD([.AE220]*[.AE220]-[.X220]-[.$X$1];prime)" office:value-type="float" office:value="262" calcext:value-type="float">
            <text:p>262</text:p>
          </table:table-cell>
          <table:table-cell table:style-name="ce8" table:formula="of:=MOD([.AE220]*([.$X$1]-[.X221])-[.$Y$1];prime)" office:value-type="float" office:value="110" calcext:value-type="float">
            <text:p>110</text:p>
          </table:table-cell>
          <table:table-cell table:style-name="ce4" table:formula="of:=MOD([.X221]^3+a*[.X221]+b;prime)" office:value-type="float" office:value="2" calcext:value-type="float">
            <text:p>2</text:p>
          </table:table-cell>
          <table:table-cell table:style-name="ce8" table:formula="of:=MOD([.Y221]*[.Y221];prime)" office:value-type="float" office:value="2" calcext:value-type="float">
            <text:p>2</text:p>
          </table:table-cell>
          <table:table-cell table:style-name="ce4" table:formula="of:=([.$Y$1]-[.Y221])" office:value-type="float" office:value="-107" calcext:value-type="float">
            <text:p>-107</text:p>
          </table:table-cell>
          <table:table-cell table:style-name="ce14" table:formula="of:=([.$X$1]-[.X221])" office:value-type="float" office:value="-262" calcext:value-type="float">
            <text:p>-262</text:p>
          </table:table-cell>
          <table:table-cell table:style-name="ce14" table:formula="of:=mod_inv([.AC221];prime)" office:value-type="float" office:value="1" calcext:value-type="float">
            <text:p>1</text:p>
          </table:table-cell>
          <table:table-cell table:style-name="ce8" table:formula="of:=MOD([.AB221]*[.AD221];prime)" office:value-type="float" office:value="156" calcext:value-type="float">
            <text:p>15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2" calcext:value-type="float">
            <text:p>222</text:p>
          </table:table-cell>
          <table:table-cell table:number-columns-repeated="12"/>
          <table:table-cell table:style-name="ce4" table:formula="of:=MOD([.AE221]*[.AE221]-[.X221]-[.$X$1];prime)" office:value-type="float" office:value="141" calcext:value-type="float">
            <text:p>141</text:p>
          </table:table-cell>
          <table:table-cell table:style-name="ce8" table:formula="of:=MOD([.AE221]*([.$X$1]-[.X222])-[.$Y$1];prime)" office:value-type="float" office:value="93" calcext:value-type="float">
            <text:p>93</text:p>
          </table:table-cell>
          <table:table-cell table:style-name="ce4" table:formula="of:=MOD([.X222]^3+a*[.X222]+b;prime)" office:value-type="float" office:value="233" calcext:value-type="float">
            <text:p>233</text:p>
          </table:table-cell>
          <table:table-cell table:style-name="ce8" table:formula="of:=MOD([.Y222]*[.Y222];prime)" office:value-type="float" office:value="233" calcext:value-type="float">
            <text:p>233</text:p>
          </table:table-cell>
          <table:table-cell table:style-name="ce4" table:formula="of:=([.$Y$1]-[.Y222])" office:value-type="float" office:value="-90" calcext:value-type="float">
            <text:p>-90</text:p>
          </table:table-cell>
          <table:table-cell table:style-name="ce14" table:formula="of:=([.$X$1]-[.X222])" office:value-type="float" office:value="-141" calcext:value-type="float">
            <text:p>-141</text:p>
          </table:table-cell>
          <table:table-cell table:style-name="ce14" table:formula="of:=mod_inv([.AC222];prime)" office:value-type="float" office:value="166" calcext:value-type="float">
            <text:p>166</text:p>
          </table:table-cell>
          <table:table-cell table:style-name="ce8" table:formula="of:=MOD([.AB222]*[.AD222];prime)" office:value-type="float" office:value="51" calcext:value-type="float">
            <text:p>5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3" calcext:value-type="float">
            <text:p>223</text:p>
          </table:table-cell>
          <table:table-cell table:number-columns-repeated="12"/>
          <table:table-cell table:style-name="ce4" table:formula="of:=MOD([.AE222]*[.AE222]-[.X222]-[.$X$1];prime)" office:value-type="float" office:value="93" calcext:value-type="float">
            <text:p>93</text:p>
          </table:table-cell>
          <table:table-cell table:style-name="ce8" table:formula="of:=MOD([.AE222]*([.$X$1]-[.X223])-[.$Y$1];prime)" office:value-type="float" office:value="251" calcext:value-type="float">
            <text:p>251</text:p>
          </table:table-cell>
          <table:table-cell table:style-name="ce4" table:formula="of:=MOD([.X223]^3+a*[.X223]+b;prime)" office:value-type="float" office:value="144" calcext:value-type="float">
            <text:p>144</text:p>
          </table:table-cell>
          <table:table-cell table:style-name="ce8" table:formula="of:=MOD([.Y223]*[.Y223];prime)" office:value-type="float" office:value="144" calcext:value-type="float">
            <text:p>144</text:p>
          </table:table-cell>
          <table:table-cell table:style-name="ce4" table:formula="of:=([.$Y$1]-[.Y223])" office:value-type="float" office:value="-248" calcext:value-type="float">
            <text:p>-248</text:p>
          </table:table-cell>
          <table:table-cell table:style-name="ce14" table:formula="of:=([.$X$1]-[.X223])" office:value-type="float" office:value="-93" calcext:value-type="float">
            <text:p>-93</text:p>
          </table:table-cell>
          <table:table-cell table:style-name="ce14" table:formula="of:=mod_inv([.AC223];prime)" office:value-type="float" office:value="82" calcext:value-type="float">
            <text:p>82</text:p>
          </table:table-cell>
          <table:table-cell table:style-name="ce8" table:formula="of:=MOD([.AB223]*[.AD223];prime)" office:value-type="float" office:value="178" calcext:value-type="float">
            <text:p>17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4" calcext:value-type="float">
            <text:p>224</text:p>
          </table:table-cell>
          <table:table-cell table:number-columns-repeated="12"/>
          <table:table-cell table:style-name="ce4" table:formula="of:=MOD([.AE223]*[.AE223]-[.X223]-[.$X$1];prime)" office:value-type="float" office:value="31" calcext:value-type="float">
            <text:p>31</text:p>
          </table:table-cell>
          <table:table-cell table:style-name="ce8" table:formula="of:=MOD([.AE223]*([.$X$1]-[.X224])-[.$Y$1];prime)" office:value-type="float" office:value="2" calcext:value-type="float">
            <text:p>2</text:p>
          </table:table-cell>
          <table:table-cell table:style-name="ce4" table:formula="of:=MOD([.X224]^3+a*[.X224]+b;prime)" office:value-type="float" office:value="4" calcext:value-type="float">
            <text:p>4</text:p>
          </table:table-cell>
          <table:table-cell table:style-name="ce8" table:formula="of:=MOD([.Y224]*[.Y224];prime)" office:value-type="float" office:value="4" calcext:value-type="float">
            <text:p>4</text:p>
          </table:table-cell>
          <table:table-cell table:style-name="ce4" table:formula="of:=([.$Y$1]-[.Y224])" office:value-type="float" office:value="1" calcext:value-type="float">
            <text:p>1</text:p>
          </table:table-cell>
          <table:table-cell table:style-name="ce14" table:formula="of:=([.$X$1]-[.X224])" office:value-type="float" office:value="-31" calcext:value-type="float">
            <text:p>-31</text:p>
          </table:table-cell>
          <table:table-cell table:style-name="ce14" table:formula="of:=mod_inv([.AC224];prime)" office:value-type="float" office:value="246" calcext:value-type="float">
            <text:p>246</text:p>
          </table:table-cell>
          <table:table-cell table:style-name="ce8" table:formula="of:=MOD([.AB224]*[.AD224];prime)" office:value-type="float" office:value="246" calcext:value-type="float">
            <text:p>24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5" calcext:value-type="float">
            <text:p>225</text:p>
          </table:table-cell>
          <table:table-cell table:number-columns-repeated="12"/>
          <table:table-cell table:style-name="ce4" table:formula="of:=MOD([.AE224]*[.AE224]-[.X224]-[.$X$1];prime)" office:value-type="float" office:value="258" calcext:value-type="float">
            <text:p>258</text:p>
          </table:table-cell>
          <table:table-cell table:style-name="ce8" table:formula="of:=MOD([.AE224]*([.$X$1]-[.X225])-[.$Y$1];prime)" office:value-type="float" office:value="175" calcext:value-type="float">
            <text:p>175</text:p>
          </table:table-cell>
          <table:table-cell table:style-name="ce4" table:formula="of:=MOD([.X225]^3+a*[.X225]+b;prime)" office:value-type="float" office:value="117" calcext:value-type="float">
            <text:p>117</text:p>
          </table:table-cell>
          <table:table-cell table:style-name="ce8" table:formula="of:=MOD([.Y225]*[.Y225];prime)" office:value-type="float" office:value="117" calcext:value-type="float">
            <text:p>117</text:p>
          </table:table-cell>
          <table:table-cell table:style-name="ce4" table:formula="of:=([.$Y$1]-[.Y225])" office:value-type="float" office:value="-172" calcext:value-type="float">
            <text:p>-172</text:p>
          </table:table-cell>
          <table:table-cell table:style-name="ce14" table:formula="of:=([.$X$1]-[.X225])" office:value-type="float" office:value="-258" calcext:value-type="float">
            <text:p>-258</text:p>
          </table:table-cell>
          <table:table-cell table:style-name="ce14" table:formula="of:=mod_inv([.AC225];prime)" office:value-type="float" office:value="158" calcext:value-type="float">
            <text:p>158</text:p>
          </table:table-cell>
          <table:table-cell table:style-name="ce8" table:formula="of:=MOD([.AB225]*[.AD225];prime)" office:value-type="float" office:value="176" calcext:value-type="float">
            <text:p>17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6" calcext:value-type="float">
            <text:p>226</text:p>
          </table:table-cell>
          <table:table-cell table:number-columns-repeated="12"/>
          <table:table-cell table:style-name="ce4" table:formula="of:=MOD([.AE225]*[.AE225]-[.X225]-[.$X$1];prime)" office:value-type="float" office:value="210" calcext:value-type="float">
            <text:p>210</text:p>
          </table:table-cell>
          <table:table-cell table:style-name="ce8" table:formula="of:=MOD([.AE225]*([.$X$1]-[.X226])-[.$Y$1];prime)" office:value-type="float" office:value="120" calcext:value-type="float">
            <text:p>120</text:p>
          </table:table-cell>
          <table:table-cell table:style-name="ce4" table:formula="of:=MOD([.X226]^3+a*[.X226]+b;prime)" office:value-type="float" office:value="198" calcext:value-type="float">
            <text:p>198</text:p>
          </table:table-cell>
          <table:table-cell table:style-name="ce8" table:formula="of:=MOD([.Y226]*[.Y226];prime)" office:value-type="float" office:value="198" calcext:value-type="float">
            <text:p>198</text:p>
          </table:table-cell>
          <table:table-cell table:style-name="ce4" table:formula="of:=([.$Y$1]-[.Y226])" office:value-type="float" office:value="-117" calcext:value-type="float">
            <text:p>-117</text:p>
          </table:table-cell>
          <table:table-cell table:style-name="ce14" table:formula="of:=([.$X$1]-[.X226])" office:value-type="float" office:value="-210" calcext:value-type="float">
            <text:p>-210</text:p>
          </table:table-cell>
          <table:table-cell table:style-name="ce14" table:formula="of:=mod_inv([.AC226];prime)" office:value-type="float" office:value="134" calcext:value-type="float">
            <text:p>134</text:p>
          </table:table-cell>
          <table:table-cell table:style-name="ce8" table:formula="of:=MOD([.AB226]*[.AD226];prime)" office:value-type="float" office:value="102" calcext:value-type="float">
            <text:p>10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7" calcext:value-type="float">
            <text:p>227</text:p>
          </table:table-cell>
          <table:table-cell table:number-columns-repeated="12"/>
          <table:table-cell table:style-name="ce4" table:formula="of:=MOD([.AE226]*[.AE226]-[.X226]-[.$X$1];prime)" office:value-type="float" office:value="200" calcext:value-type="float">
            <text:p>200</text:p>
          </table:table-cell>
          <table:table-cell table:style-name="ce8" table:formula="of:=MOD([.AE226]*([.$X$1]-[.X227])-[.$Y$1];prime)" office:value-type="float" office:value="111" calcext:value-type="float">
            <text:p>111</text:p>
          </table:table-cell>
          <table:table-cell table:style-name="ce4" table:formula="of:=MOD([.X227]^3+a*[.X227]+b;prime)" office:value-type="float" office:value="223" calcext:value-type="float">
            <text:p>223</text:p>
          </table:table-cell>
          <table:table-cell table:style-name="ce8" table:formula="of:=MOD([.Y227]*[.Y227];prime)" office:value-type="float" office:value="223" calcext:value-type="float">
            <text:p>223</text:p>
          </table:table-cell>
          <table:table-cell table:style-name="ce4" table:formula="of:=([.$Y$1]-[.Y227])" office:value-type="float" office:value="-108" calcext:value-type="float">
            <text:p>-108</text:p>
          </table:table-cell>
          <table:table-cell table:style-name="ce14" table:formula="of:=([.$X$1]-[.X227])" office:value-type="float" office:value="-200" calcext:value-type="float">
            <text:p>-200</text:p>
          </table:table-cell>
          <table:table-cell table:style-name="ce14" table:formula="of:=mod_inv([.AC227];prime)" office:value-type="float" office:value="167" calcext:value-type="float">
            <text:p>167</text:p>
          </table:table-cell>
          <table:table-cell table:style-name="ce8" table:formula="of:=MOD([.AB227]*[.AD227];prime)" office:value-type="float" office:value="111" calcext:value-type="float">
            <text:p>11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8" calcext:value-type="float">
            <text:p>228</text:p>
          </table:table-cell>
          <table:table-cell table:number-columns-repeated="12"/>
          <table:table-cell table:style-name="ce4" table:formula="of:=MOD([.AE227]*[.AE227]-[.X227]-[.$X$1];prime)" office:value-type="float" office:value="23" calcext:value-type="float">
            <text:p>23</text:p>
          </table:table-cell>
          <table:table-cell table:style-name="ce8" table:formula="of:=MOD([.AE227]*([.$X$1]-[.X228])-[.$Y$1];prime)" office:value-type="float" office:value="74" calcext:value-type="float">
            <text:p>74</text:p>
          </table:table-cell>
          <table:table-cell table:style-name="ce4" table:formula="of:=MOD([.X228]^3+a*[.X228]+b;prime)" office:value-type="float" office:value="216" calcext:value-type="float">
            <text:p>216</text:p>
          </table:table-cell>
          <table:table-cell table:style-name="ce8" table:formula="of:=MOD([.Y228]*[.Y228];prime)" office:value-type="float" office:value="216" calcext:value-type="float">
            <text:p>216</text:p>
          </table:table-cell>
          <table:table-cell table:style-name="ce4" table:formula="of:=([.$Y$1]-[.Y228])" office:value-type="float" office:value="-71" calcext:value-type="float">
            <text:p>-71</text:p>
          </table:table-cell>
          <table:table-cell table:style-name="ce14" table:formula="of:=([.$X$1]-[.X228])" office:value-type="float" office:value="-23" calcext:value-type="float">
            <text:p>-23</text:p>
          </table:table-cell>
          <table:table-cell table:style-name="ce14" table:formula="of:=mod_inv([.AC228];prime)" office:value-type="float" office:value="80" calcext:value-type="float">
            <text:p>80</text:p>
          </table:table-cell>
          <table:table-cell table:style-name="ce8" table:formula="of:=MOD([.AB228]*[.AD228];prime)" office:value-type="float" office:value="106" calcext:value-type="float">
            <text:p>10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9" calcext:value-type="float">
            <text:p>229</text:p>
          </table:table-cell>
          <table:table-cell table:number-columns-repeated="12"/>
          <table:table-cell table:style-name="ce4" table:formula="of:=MOD([.AE228]*[.AE228]-[.X228]-[.$X$1];prime)" office:value-type="float" office:value="167" calcext:value-type="float">
            <text:p>167</text:p>
          </table:table-cell>
          <table:table-cell table:style-name="ce8" table:formula="of:=MOD([.AE228]*([.$X$1]-[.X229])-[.$Y$1];prime)" office:value-type="float" office:value="179" calcext:value-type="float">
            <text:p>179</text:p>
          </table:table-cell>
          <table:table-cell table:style-name="ce4" table:formula="of:=MOD([.X229]^3+a*[.X229]+b;prime)" office:value-type="float" office:value="218" calcext:value-type="float">
            <text:p>218</text:p>
          </table:table-cell>
          <table:table-cell table:style-name="ce8" table:formula="of:=MOD([.Y229]*[.Y229];prime)" office:value-type="float" office:value="218" calcext:value-type="float">
            <text:p>218</text:p>
          </table:table-cell>
          <table:table-cell table:style-name="ce4" table:formula="of:=([.$Y$1]-[.Y229])" office:value-type="float" office:value="-176" calcext:value-type="float">
            <text:p>-176</text:p>
          </table:table-cell>
          <table:table-cell table:style-name="ce14" table:formula="of:=([.$X$1]-[.X229])" office:value-type="float" office:value="-167" calcext:value-type="float">
            <text:p>-167</text:p>
          </table:table-cell>
          <table:table-cell table:style-name="ce14" table:formula="of:=mod_inv([.AC229];prime)" office:value-type="float" office:value="200" calcext:value-type="float">
            <text:p>200</text:p>
          </table:table-cell>
          <table:table-cell table:style-name="ce8" table:formula="of:=MOD([.AB229]*[.AD229];prime)" office:value-type="float" office:value="42" calcext:value-type="float">
            <text:p>4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0" calcext:value-type="float">
            <text:p>230</text:p>
          </table:table-cell>
          <table:table-cell table:number-columns-repeated="12"/>
          <table:table-cell table:style-name="ce4" table:formula="of:=MOD([.AE229]*[.AE229]-[.X229]-[.$X$1];prime)" office:value-type="float" office:value="19" calcext:value-type="float">
            <text:p>19</text:p>
          </table:table-cell>
          <table:table-cell table:style-name="ce8" table:formula="of:=MOD([.AE229]*([.$X$1]-[.X230])-[.$Y$1];prime)" office:value-type="float" office:value="251" calcext:value-type="float">
            <text:p>251</text:p>
          </table:table-cell>
          <table:table-cell table:style-name="ce4" table:formula="of:=MOD([.X230]^3+a*[.X230]+b;prime)" office:value-type="float" office:value="144" calcext:value-type="float">
            <text:p>144</text:p>
          </table:table-cell>
          <table:table-cell table:style-name="ce8" table:formula="of:=MOD([.Y230]*[.Y230];prime)" office:value-type="float" office:value="144" calcext:value-type="float">
            <text:p>144</text:p>
          </table:table-cell>
          <table:table-cell table:style-name="ce4" table:formula="of:=([.$Y$1]-[.Y230])" office:value-type="float" office:value="-248" calcext:value-type="float">
            <text:p>-248</text:p>
          </table:table-cell>
          <table:table-cell table:style-name="ce14" table:formula="of:=([.$X$1]-[.X230])" office:value-type="float" office:value="-19" calcext:value-type="float">
            <text:p>-19</text:p>
          </table:table-cell>
          <table:table-cell table:style-name="ce14" table:formula="of:=mod_inv([.AC230];prime)" office:value-type="float" office:value="83" calcext:value-type="float">
            <text:p>83</text:p>
          </table:table-cell>
          <table:table-cell table:style-name="ce8" table:formula="of:=MOD([.AB230]*[.AD230];prime)" office:value-type="float" office:value="193" calcext:value-type="float">
            <text:p>19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1" calcext:value-type="float">
            <text:p>231</text:p>
          </table:table-cell>
          <table:table-cell table:number-columns-repeated="12"/>
          <table:table-cell table:style-name="ce4" table:formula="of:=MOD([.AE230]*[.AE230]-[.X230]-[.$X$1];prime)" office:value-type="float" office:value="147" calcext:value-type="float">
            <text:p>147</text:p>
          </table:table-cell>
          <table:table-cell table:style-name="ce8" table:formula="of:=MOD([.AE230]*([.$X$1]-[.X231])-[.$Y$1];prime)" office:value-type="float" office:value="30" calcext:value-type="float">
            <text:p>30</text:p>
          </table:table-cell>
          <table:table-cell table:style-name="ce4" table:formula="of:=MOD([.X231]^3+a*[.X231]+b;prime)" office:value-type="float" office:value="111" calcext:value-type="float">
            <text:p>111</text:p>
          </table:table-cell>
          <table:table-cell table:style-name="ce8" table:formula="of:=MOD([.Y231]*[.Y231];prime)" office:value-type="float" office:value="111" calcext:value-type="float">
            <text:p>111</text:p>
          </table:table-cell>
          <table:table-cell table:style-name="ce4" table:formula="of:=([.$Y$1]-[.Y231])" office:value-type="float" office:value="-27" calcext:value-type="float">
            <text:p>-27</text:p>
          </table:table-cell>
          <table:table-cell table:style-name="ce14" table:formula="of:=([.$X$1]-[.X231])" office:value-type="float" office:value="-147" calcext:value-type="float">
            <text:p>-147</text:p>
          </table:table-cell>
          <table:table-cell table:style-name="ce14" table:formula="of:=mod_inv([.AC231];prime)" office:value-type="float" office:value="229" calcext:value-type="float">
            <text:p>229</text:p>
          </table:table-cell>
          <table:table-cell table:style-name="ce8" table:formula="of:=MOD([.AB231]*[.AD231];prime)" office:value-type="float" office:value="129" calcext:value-type="float">
            <text:p>12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2" calcext:value-type="float">
            <text:p>232</text:p>
          </table:table-cell>
          <table:table-cell table:number-columns-repeated="12"/>
          <table:table-cell table:style-name="ce4" table:formula="of:=MOD([.AE231]*[.AE231]-[.X231]-[.$X$1];prime)" office:value-type="float" office:value="188" calcext:value-type="float">
            <text:p>188</text:p>
          </table:table-cell>
          <table:table-cell table:style-name="ce8" table:formula="of:=MOD([.AE231]*([.$X$1]-[.X232])-[.$Y$1];prime)" office:value-type="float" office:value="204" calcext:value-type="float">
            <text:p>204</text:p>
          </table:table-cell>
          <table:table-cell table:style-name="ce4" table:formula="of:=MOD([.X232]^3+a*[.X232]+b;prime)" office:value-type="float" office:value="62" calcext:value-type="float">
            <text:p>62</text:p>
          </table:table-cell>
          <table:table-cell table:style-name="ce8" table:formula="of:=MOD([.Y232]*[.Y232];prime)" office:value-type="float" office:value="62" calcext:value-type="float">
            <text:p>62</text:p>
          </table:table-cell>
          <table:table-cell table:style-name="ce4" table:formula="of:=([.$Y$1]-[.Y232])" office:value-type="float" office:value="-201" calcext:value-type="float">
            <text:p>-201</text:p>
          </table:table-cell>
          <table:table-cell table:style-name="ce14" table:formula="of:=([.$X$1]-[.X232])" office:value-type="float" office:value="-188" calcext:value-type="float">
            <text:p>-188</text:p>
          </table:table-cell>
          <table:table-cell table:style-name="ce14" table:formula="of:=mod_inv([.AC232];prime)" office:value-type="float" office:value="256" calcext:value-type="float">
            <text:p>256</text:p>
          </table:table-cell>
          <table:table-cell table:style-name="ce8" table:formula="of:=MOD([.AB232]*[.AD232];prime)" office:value-type="float" office:value="92" calcext:value-type="float">
            <text:p>9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3" calcext:value-type="float">
            <text:p>233</text:p>
          </table:table-cell>
          <table:table-cell table:number-columns-repeated="12"/>
          <table:table-cell table:style-name="ce4" table:formula="of:=MOD([.AE232]*[.AE232]-[.X232]-[.$X$1];prime)" office:value-type="float" office:value="123" calcext:value-type="float">
            <text:p>123</text:p>
          </table:table-cell>
          <table:table-cell table:style-name="ce8" table:formula="of:=MOD([.AE232]*([.$X$1]-[.X233])-[.$Y$1];prime)" office:value-type="float" office:value="253" calcext:value-type="float">
            <text:p>253</text:p>
          </table:table-cell>
          <table:table-cell table:style-name="ce4" table:formula="of:=MOD([.X233]^3+a*[.X233]+b;prime)" office:value-type="float" office:value="100" calcext:value-type="float">
            <text:p>100</text:p>
          </table:table-cell>
          <table:table-cell table:style-name="ce8" table:formula="of:=MOD([.Y233]*[.Y233];prime)" office:value-type="float" office:value="100" calcext:value-type="float">
            <text:p>100</text:p>
          </table:table-cell>
          <table:table-cell table:style-name="ce4" table:formula="of:=([.$Y$1]-[.Y233])" office:value-type="float" office:value="-250" calcext:value-type="float">
            <text:p>-250</text:p>
          </table:table-cell>
          <table:table-cell table:style-name="ce14" table:formula="of:=([.$X$1]-[.X233])" office:value-type="float" office:value="-123" calcext:value-type="float">
            <text:p>-123</text:p>
          </table:table-cell>
          <table:table-cell table:style-name="ce14" table:formula="of:=mod_inv([.AC233];prime)" office:value-type="float" office:value="62" calcext:value-type="float">
            <text:p>62</text:p>
          </table:table-cell>
          <table:table-cell table:style-name="ce8" table:formula="of:=MOD([.AB233]*[.AD233];prime)" office:value-type="float" office:value="17" calcext:value-type="float">
            <text:p>17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4" calcext:value-type="float">
            <text:p>234</text:p>
          </table:table-cell>
          <table:table-cell table:number-columns-repeated="12"/>
          <table:table-cell table:style-name="ce4" table:formula="of:=MOD([.AE233]*[.AE233]-[.X233]-[.$X$1];prime)" office:value-type="float" office:value="166" calcext:value-type="float">
            <text:p>166</text:p>
          </table:table-cell>
          <table:table-cell table:style-name="ce8" table:formula="of:=MOD([.AE233]*([.$X$1]-[.X234])-[.$Y$1];prime)" office:value-type="float" office:value="68" calcext:value-type="float">
            <text:p>68</text:p>
          </table:table-cell>
          <table:table-cell table:style-name="ce4" table:formula="of:=MOD([.X234]^3+a*[.X234]+b;prime)" office:value-type="float" office:value="153" calcext:value-type="float">
            <text:p>153</text:p>
          </table:table-cell>
          <table:table-cell table:style-name="ce8" table:formula="of:=MOD([.Y234]*[.Y234];prime)" office:value-type="float" office:value="153" calcext:value-type="float">
            <text:p>153</text:p>
          </table:table-cell>
          <table:table-cell table:style-name="ce4" table:formula="of:=([.$Y$1]-[.Y234])" office:value-type="float" office:value="-65" calcext:value-type="float">
            <text:p>-65</text:p>
          </table:table-cell>
          <table:table-cell table:style-name="ce14" table:formula="of:=([.$X$1]-[.X234])" office:value-type="float" office:value="-166" calcext:value-type="float">
            <text:p>-166</text:p>
          </table:table-cell>
          <table:table-cell table:style-name="ce14" table:formula="of:=mod_inv([.AC234];prime)" office:value-type="float" office:value="141" calcext:value-type="float">
            <text:p>141</text:p>
          </table:table-cell>
          <table:table-cell table:style-name="ce8" table:formula="of:=MOD([.AB234]*[.AD234];prime)" office:value-type="float" office:value="40" calcext:value-type="float">
            <text:p>4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5" calcext:value-type="float">
            <text:p>235</text:p>
          </table:table-cell>
          <table:table-cell table:number-columns-repeated="12"/>
          <table:table-cell table:style-name="ce4" table:formula="of:=MOD([.AE234]*[.AE234]-[.X234]-[.$X$1];prime)" office:value-type="float" office:value="119" calcext:value-type="float">
            <text:p>119</text:p>
          </table:table-cell>
          <table:table-cell table:style-name="ce8" table:formula="of:=MOD([.AE234]*([.$X$1]-[.X235])-[.$Y$1];prime)" office:value-type="float" office:value="234" calcext:value-type="float">
            <text:p>234</text:p>
          </table:table-cell>
          <table:table-cell table:style-name="ce4" table:formula="of:=MOD([.X235]^3+a*[.X235]+b;prime)" office:value-type="float" office:value="52" calcext:value-type="float">
            <text:p>52</text:p>
          </table:table-cell>
          <table:table-cell table:style-name="ce8" table:formula="of:=MOD([.Y235]*[.Y235];prime)" office:value-type="float" office:value="52" calcext:value-type="float">
            <text:p>52</text:p>
          </table:table-cell>
          <table:table-cell table:style-name="ce4" table:formula="of:=([.$Y$1]-[.Y235])" office:value-type="float" office:value="-231" calcext:value-type="float">
            <text:p>-231</text:p>
          </table:table-cell>
          <table:table-cell table:style-name="ce14" table:formula="of:=([.$X$1]-[.X235])" office:value-type="float" office:value="-119" calcext:value-type="float">
            <text:p>-119</text:p>
          </table:table-cell>
          <table:table-cell table:style-name="ce14" table:formula="of:=mod_inv([.AC235];prime)" office:value-type="float" office:value="221" calcext:value-type="float">
            <text:p>221</text:p>
          </table:table-cell>
          <table:table-cell table:style-name="ce8" table:formula="of:=MOD([.AB235]*[.AD235];prime)" office:value-type="float" office:value="234" calcext:value-type="float">
            <text:p>234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6" calcext:value-type="float">
            <text:p>236</text:p>
          </table:table-cell>
          <table:table-cell table:number-columns-repeated="12"/>
          <table:table-cell table:style-name="ce4" table:formula="of:=MOD([.AE235]*[.AE235]-[.X235]-[.$X$1];prime)" office:value-type="float" office:value="196" calcext:value-type="float">
            <text:p>196</text:p>
          </table:table-cell>
          <table:table-cell table:style-name="ce8" table:formula="of:=MOD([.AE235]*([.$X$1]-[.X236])-[.$Y$1];prime)" office:value-type="float" office:value="158" calcext:value-type="float">
            <text:p>158</text:p>
          </table:table-cell>
          <table:table-cell table:style-name="ce4" table:formula="of:=MOD([.X236]^3+a*[.X236]+b;prime)" office:value-type="float" office:value="242" calcext:value-type="float">
            <text:p>242</text:p>
          </table:table-cell>
          <table:table-cell table:style-name="ce8" table:formula="of:=MOD([.Y236]*[.Y236];prime)" office:value-type="float" office:value="242" calcext:value-type="float">
            <text:p>242</text:p>
          </table:table-cell>
          <table:table-cell table:style-name="ce4" table:formula="of:=([.$Y$1]-[.Y236])" office:value-type="float" office:value="-155" calcext:value-type="float">
            <text:p>-155</text:p>
          </table:table-cell>
          <table:table-cell table:style-name="ce14" table:formula="of:=([.$X$1]-[.X236])" office:value-type="float" office:value="-196" calcext:value-type="float">
            <text:p>-196</text:p>
          </table:table-cell>
          <table:table-cell table:style-name="ce14" table:formula="of:=mod_inv([.AC236];prime)" office:value-type="float" office:value="106" calcext:value-type="float">
            <text:p>106</text:p>
          </table:table-cell>
          <table:table-cell table:style-name="ce8" table:formula="of:=MOD([.AB236]*[.AD236];prime)" office:value-type="float" office:value="139" calcext:value-type="float">
            <text:p>13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7" calcext:value-type="float">
            <text:p>237</text:p>
          </table:table-cell>
          <table:table-cell table:number-columns-repeated="12"/>
          <table:table-cell table:style-name="ce4" table:formula="of:=MOD([.AE236]*[.AE236]-[.X236]-[.$X$1];prime)" office:value-type="float" office:value="189" calcext:value-type="float">
            <text:p>189</text:p>
          </table:table-cell>
          <table:table-cell table:style-name="ce8" table:formula="of:=MOD([.AE236]*([.$X$1]-[.X237])-[.$Y$1];prime)" office:value-type="float" office:value="26" calcext:value-type="float">
            <text:p>26</text:p>
          </table:table-cell>
          <table:table-cell table:style-name="ce4" table:formula="of:=MOD([.X237]^3+a*[.X237]+b;prime)" office:value-type="float" office:value="150" calcext:value-type="float">
            <text:p>150</text:p>
          </table:table-cell>
          <table:table-cell table:style-name="ce8" table:formula="of:=MOD([.Y237]*[.Y237];prime)" office:value-type="float" office:value="150" calcext:value-type="float">
            <text:p>150</text:p>
          </table:table-cell>
          <table:table-cell table:style-name="ce4" table:formula="of:=([.$Y$1]-[.Y237])" office:value-type="float" office:value="-23" calcext:value-type="float">
            <text:p>-23</text:p>
          </table:table-cell>
          <table:table-cell table:style-name="ce14" table:formula="of:=([.$X$1]-[.X237])" office:value-type="float" office:value="-189" calcext:value-type="float">
            <text:p>-189</text:p>
          </table:table-cell>
          <table:table-cell table:style-name="ce14" table:formula="of:=mod_inv([.AC237];prime)" office:value-type="float" office:value="32" calcext:value-type="float">
            <text:p>32</text:p>
          </table:table-cell>
          <table:table-cell table:style-name="ce8" table:formula="of:=MOD([.AB237]*[.AD237];prime)" office:value-type="float" office:value="53" calcext:value-type="float">
            <text:p>5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8" calcext:value-type="float">
            <text:p>238</text:p>
          </table:table-cell>
          <table:table-cell table:number-columns-repeated="12"/>
          <table:table-cell table:style-name="ce4" table:formula="of:=MOD([.AE237]*[.AE237]-[.X237]-[.$X$1];prime)" office:value-type="float" office:value="253" calcext:value-type="float">
            <text:p>253</text:p>
          </table:table-cell>
          <table:table-cell table:style-name="ce8" table:formula="of:=MOD([.AE237]*([.$X$1]-[.X238])-[.$Y$1];prime)" office:value-type="float" office:value="1" calcext:value-type="float">
            <text:p>1</text:p>
          </table:table-cell>
          <table:table-cell table:style-name="ce4" table:formula="of:=MOD([.X238]^3+a*[.X238]+b;prime)" office:value-type="float" office:value="1" calcext:value-type="float">
            <text:p>1</text:p>
          </table:table-cell>
          <table:table-cell table:style-name="ce8" table:formula="of:=MOD([.Y238]*[.Y238];prime)" office:value-type="float" office:value="1" calcext:value-type="float">
            <text:p>1</text:p>
          </table:table-cell>
          <table:table-cell table:style-name="ce4" table:formula="of:=([.$Y$1]-[.Y238])" office:value-type="float" office:value="2" calcext:value-type="float">
            <text:p>2</text:p>
          </table:table-cell>
          <table:table-cell table:style-name="ce14" table:formula="of:=([.$X$1]-[.X238])" office:value-type="float" office:value="-253" calcext:value-type="float">
            <text:p>-253</text:p>
          </table:table-cell>
          <table:table-cell table:style-name="ce14" table:formula="of:=mod_inv([.AC238];prime)" office:value-type="float" office:value="79" calcext:value-type="float">
            <text:p>79</text:p>
          </table:table-cell>
          <table:table-cell table:style-name="ce8" table:formula="of:=MOD([.AB238]*[.AD238];prime)" office:value-type="float" office:value="158" calcext:value-type="float">
            <text:p>15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9" calcext:value-type="float">
            <text:p>239</text:p>
          </table:table-cell>
          <table:table-cell table:number-columns-repeated="12"/>
          <table:table-cell table:style-name="ce4" table:formula="of:=MOD([.AE238]*[.AE238]-[.X238]-[.$X$1];prime)" office:value-type="float" office:value="252" calcext:value-type="float">
            <text:p>252</text:p>
          </table:table-cell>
          <table:table-cell table:style-name="ce8" table:formula="of:=MOD([.AE238]*([.$X$1]-[.X239])-[.$Y$1];prime)" office:value-type="float" office:value="157" calcext:value-type="float">
            <text:p>157</text:p>
          </table:table-cell>
          <table:table-cell table:style-name="ce4" table:formula="of:=MOD([.X239]^3+a*[.X239]+b;prime)" office:value-type="float" office:value="190" calcext:value-type="float">
            <text:p>190</text:p>
          </table:table-cell>
          <table:table-cell table:style-name="ce8" table:formula="of:=MOD([.Y239]*[.Y239];prime)" office:value-type="float" office:value="190" calcext:value-type="float">
            <text:p>190</text:p>
          </table:table-cell>
          <table:table-cell table:style-name="ce4" table:formula="of:=([.$Y$1]-[.Y239])" office:value-type="float" office:value="-154" calcext:value-type="float">
            <text:p>-154</text:p>
          </table:table-cell>
          <table:table-cell table:style-name="ce14" table:formula="of:=([.$X$1]-[.X239])" office:value-type="float" office:value="-252" calcext:value-type="float">
            <text:p>-252</text:p>
          </table:table-cell>
          <table:table-cell table:style-name="ce14" table:formula="of:=mod_inv([.AC239];prime)" office:value-type="float" office:value="24" calcext:value-type="float">
            <text:p>24</text:p>
          </table:table-cell>
          <table:table-cell table:style-name="ce8" table:formula="of:=MOD([.AB239]*[.AD239];prime)" office:value-type="float" office:value="249" calcext:value-type="float">
            <text:p>24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0" calcext:value-type="float">
            <text:p>240</text:p>
          </table:table-cell>
          <table:table-cell table:number-columns-repeated="12"/>
          <table:table-cell table:style-name="ce4" table:formula="of:=MOD([.AE239]*[.AE239]-[.X239]-[.$X$1];prime)" office:value-type="float" office:value="207" calcext:value-type="float">
            <text:p>207</text:p>
          </table:table-cell>
          <table:table-cell table:style-name="ce8" table:formula="of:=MOD([.AE239]*([.$X$1]-[.X240])-[.$Y$1];prime)" office:value-type="float" office:value="2" calcext:value-type="float">
            <text:p>2</text:p>
          </table:table-cell>
          <table:table-cell table:style-name="ce4" table:formula="of:=MOD([.X240]^3+a*[.X240]+b;prime)" office:value-type="float" office:value="4" calcext:value-type="float">
            <text:p>4</text:p>
          </table:table-cell>
          <table:table-cell table:style-name="ce8" table:formula="of:=MOD([.Y240]*[.Y240];prime)" office:value-type="float" office:value="4" calcext:value-type="float">
            <text:p>4</text:p>
          </table:table-cell>
          <table:table-cell table:style-name="ce4" table:formula="of:=([.$Y$1]-[.Y240])" office:value-type="float" office:value="1" calcext:value-type="float">
            <text:p>1</text:p>
          </table:table-cell>
          <table:table-cell table:style-name="ce14" table:formula="of:=([.$X$1]-[.X240])" office:value-type="float" office:value="-207" calcext:value-type="float">
            <text:p>-207</text:p>
          </table:table-cell>
          <table:table-cell table:style-name="ce14" table:formula="of:=mod_inv([.AC240];prime)" office:value-type="float" office:value="155" calcext:value-type="float">
            <text:p>155</text:p>
          </table:table-cell>
          <table:table-cell table:style-name="ce8" table:formula="of:=MOD([.AB240]*[.AD240];prime)" office:value-type="float" office:value="155" calcext:value-type="float">
            <text:p>15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1" calcext:value-type="float">
            <text:p>241</text:p>
          </table:table-cell>
          <table:table-cell table:number-columns-repeated="12"/>
          <table:table-cell table:style-name="ce4" table:formula="of:=MOD([.AE240]*[.AE240]-[.X240]-[.$X$1];prime)" office:value-type="float" office:value="148" calcext:value-type="float">
            <text:p>148</text:p>
          </table:table-cell>
          <table:table-cell table:style-name="ce8" table:formula="of:=MOD([.AE240]*([.$X$1]-[.X241])-[.$Y$1];prime)" office:value-type="float" office:value="201" calcext:value-type="float">
            <text:p>201</text:p>
          </table:table-cell>
          <table:table-cell table:style-name="ce4" table:formula="of:=MOD([.X241]^3+a*[.X241]+b;prime)" office:value-type="float" office:value="162" calcext:value-type="float">
            <text:p>162</text:p>
          </table:table-cell>
          <table:table-cell table:style-name="ce8" table:formula="of:=MOD([.Y241]*[.Y241];prime)" office:value-type="float" office:value="162" calcext:value-type="float">
            <text:p>162</text:p>
          </table:table-cell>
          <table:table-cell table:style-name="ce4" table:formula="of:=([.$Y$1]-[.Y241])" office:value-type="float" office:value="-198" calcext:value-type="float">
            <text:p>-198</text:p>
          </table:table-cell>
          <table:table-cell table:style-name="ce14" table:formula="of:=([.$X$1]-[.X241])" office:value-type="float" office:value="-148" calcext:value-type="float">
            <text:p>-148</text:p>
          </table:table-cell>
          <table:table-cell table:style-name="ce14" table:formula="of:=mod_inv([.AC241];prime)" office:value-type="float" office:value="247" calcext:value-type="float">
            <text:p>247</text:p>
          </table:table-cell>
          <table:table-cell table:style-name="ce8" table:formula="of:=MOD([.AB241]*[.AD241];prime)" office:value-type="float" office:value="12" calcext:value-type="float">
            <text:p>1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2" calcext:value-type="float">
            <text:p>242</text:p>
          </table:table-cell>
          <table:table-cell table:number-columns-repeated="12"/>
          <table:table-cell table:style-name="ce4" table:formula="of:=MOD([.AE241]*[.AE241]-[.X241]-[.$X$1];prime)" office:value-type="float" office:value="259" calcext:value-type="float">
            <text:p>259</text:p>
          </table:table-cell>
          <table:table-cell table:style-name="ce8" table:formula="of:=MOD([.AE241]*([.$X$1]-[.X242])-[.$Y$1];prime)" office:value-type="float" office:value="45" calcext:value-type="float">
            <text:p>45</text:p>
          </table:table-cell>
          <table:table-cell table:style-name="ce4" table:formula="of:=MOD([.X242]^3+a*[.X242]+b;prime)" office:value-type="float" office:value="184" calcext:value-type="float">
            <text:p>184</text:p>
          </table:table-cell>
          <table:table-cell table:style-name="ce8" table:formula="of:=MOD([.Y242]*[.Y242];prime)" office:value-type="float" office:value="184" calcext:value-type="float">
            <text:p>184</text:p>
          </table:table-cell>
          <table:table-cell table:style-name="ce4" table:formula="of:=([.$Y$1]-[.Y242])" office:value-type="float" office:value="-42" calcext:value-type="float">
            <text:p>-42</text:p>
          </table:table-cell>
          <table:table-cell table:style-name="ce14" table:formula="of:=([.$X$1]-[.X242])" office:value-type="float" office:value="-259" calcext:value-type="float">
            <text:p>-259</text:p>
          </table:table-cell>
          <table:table-cell table:style-name="ce14" table:formula="of:=mod_inv([.AC242];prime)" office:value-type="float" office:value="66" calcext:value-type="float">
            <text:p>66</text:p>
          </table:table-cell>
          <table:table-cell table:style-name="ce8" table:formula="of:=MOD([.AB242]*[.AD242];prime)" office:value-type="float" office:value="121" calcext:value-type="float">
            <text:p>12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3" calcext:value-type="float">
            <text:p>243</text:p>
          </table:table-cell>
          <table:table-cell table:number-columns-repeated="12"/>
          <table:table-cell table:style-name="ce4" table:formula="of:=MOD([.AE242]*[.AE242]-[.X242]-[.$X$1];prime)" office:value-type="float" office:value="180" calcext:value-type="float">
            <text:p>180</text:p>
          </table:table-cell>
          <table:table-cell table:style-name="ce8" table:formula="of:=MOD([.AE242]*([.$X$1]-[.X243])-[.$Y$1];prime)" office:value-type="float" office:value="46" calcext:value-type="float">
            <text:p>46</text:p>
          </table:table-cell>
          <table:table-cell table:style-name="ce4" table:formula="of:=MOD([.X243]^3+a*[.X243]+b;prime)" office:value-type="float" office:value="12" calcext:value-type="float">
            <text:p>12</text:p>
          </table:table-cell>
          <table:table-cell table:style-name="ce8" table:formula="of:=MOD([.Y243]*[.Y243];prime)" office:value-type="float" office:value="12" calcext:value-type="float">
            <text:p>12</text:p>
          </table:table-cell>
          <table:table-cell table:style-name="ce4" table:formula="of:=([.$Y$1]-[.Y243])" office:value-type="float" office:value="-43" calcext:value-type="float">
            <text:p>-43</text:p>
          </table:table-cell>
          <table:table-cell table:style-name="ce14" table:formula="of:=([.$X$1]-[.X243])" office:value-type="float" office:value="-180" calcext:value-type="float">
            <text:p>-180</text:p>
          </table:table-cell>
          <table:table-cell table:style-name="ce14" table:formula="of:=mod_inv([.AC243];prime)" office:value-type="float" office:value="244" calcext:value-type="float">
            <text:p>244</text:p>
          </table:table-cell>
          <table:table-cell table:style-name="ce8" table:formula="of:=MOD([.AB243]*[.AD243];prime)" office:value-type="float" office:value="28" calcext:value-type="float">
            <text:p>2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4" calcext:value-type="float">
            <text:p>244</text:p>
          </table:table-cell>
          <table:table-cell table:number-columns-repeated="12"/>
          <table:table-cell table:style-name="ce4" table:formula="of:=MOD([.AE243]*[.AE243]-[.X243]-[.$X$1];prime)" office:value-type="float" office:value="78" calcext:value-type="float">
            <text:p>78</text:p>
          </table:table-cell>
          <table:table-cell table:style-name="ce8" table:formula="of:=MOD([.AE243]*([.$X$1]-[.X244])-[.$Y$1];prime)" office:value-type="float" office:value="180" calcext:value-type="float">
            <text:p>180</text:p>
          </table:table-cell>
          <table:table-cell table:style-name="ce4" table:formula="of:=MOD([.X244]^3+a*[.X244]+b;prime)" office:value-type="float" office:value="51" calcext:value-type="float">
            <text:p>51</text:p>
          </table:table-cell>
          <table:table-cell table:style-name="ce8" table:formula="of:=MOD([.Y244]*[.Y244];prime)" office:value-type="float" office:value="51" calcext:value-type="float">
            <text:p>51</text:p>
          </table:table-cell>
          <table:table-cell table:style-name="ce4" table:formula="of:=([.$Y$1]-[.Y244])" office:value-type="float" office:value="-177" calcext:value-type="float">
            <text:p>-177</text:p>
          </table:table-cell>
          <table:table-cell table:style-name="ce14" table:formula="of:=([.$X$1]-[.X244])" office:value-type="float" office:value="-78" calcext:value-type="float">
            <text:p>-78</text:p>
          </table:table-cell>
          <table:table-cell table:style-name="ce14" table:formula="of:=mod_inv([.AC244];prime)" office:value-type="float" office:value="118" calcext:value-type="float">
            <text:p>118</text:p>
          </table:table-cell>
          <table:table-cell table:style-name="ce8" table:formula="of:=MOD([.AB244]*[.AD244];prime)" office:value-type="float" office:value="154" calcext:value-type="float">
            <text:p>154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5" calcext:value-type="float">
            <text:p>245</text:p>
          </table:table-cell>
          <table:table-cell table:number-columns-repeated="12"/>
          <table:table-cell table:style-name="ce4" table:formula="of:=MOD([.AE244]*[.AE244]-[.X244]-[.$X$1];prime)" office:value-type="float" office:value="231" calcext:value-type="float">
            <text:p>231</text:p>
          </table:table-cell>
          <table:table-cell table:style-name="ce8" table:formula="of:=MOD([.AE244]*([.$X$1]-[.X245])-[.$Y$1];prime)" office:value-type="float" office:value="191" calcext:value-type="float">
            <text:p>191</text:p>
          </table:table-cell>
          <table:table-cell table:style-name="ce4" table:formula="of:=MOD([.X245]^3+a*[.X245]+b;prime)" office:value-type="float" office:value="187" calcext:value-type="float">
            <text:p>187</text:p>
          </table:table-cell>
          <table:table-cell table:style-name="ce8" table:formula="of:=MOD([.Y245]*[.Y245];prime)" office:value-type="float" office:value="187" calcext:value-type="float">
            <text:p>187</text:p>
          </table:table-cell>
          <table:table-cell table:style-name="ce4" table:formula="of:=([.$Y$1]-[.Y245])" office:value-type="float" office:value="-188" calcext:value-type="float">
            <text:p>-188</text:p>
          </table:table-cell>
          <table:table-cell table:style-name="ce14" table:formula="of:=([.$X$1]-[.X245])" office:value-type="float" office:value="-231" calcext:value-type="float">
            <text:p>-231</text:p>
          </table:table-cell>
          <table:table-cell table:style-name="ce14" table:formula="of:=mod_inv([.AC245];prime)" office:value-type="float" office:value="74" calcext:value-type="float">
            <text:p>74</text:p>
          </table:table-cell>
          <table:table-cell table:style-name="ce8" table:formula="of:=MOD([.AB245]*[.AD245];prime)" office:value-type="float" office:value="27" calcext:value-type="float">
            <text:p>27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6" calcext:value-type="float">
            <text:p>246</text:p>
          </table:table-cell>
          <table:table-cell table:number-columns-repeated="12"/>
          <table:table-cell table:style-name="ce4" table:formula="of:=MOD([.AE245]*[.AE245]-[.X245]-[.$X$1];prime)" office:value-type="float" office:value="235" calcext:value-type="float">
            <text:p>235</text:p>
          </table:table-cell>
          <table:table-cell table:style-name="ce8" table:formula="of:=MOD([.AE245]*([.$X$1]-[.X246])-[.$Y$1];prime)" office:value-type="float" office:value="227" calcext:value-type="float">
            <text:p>227</text:p>
          </table:table-cell>
          <table:table-cell table:style-name="ce4" table:formula="of:=MOD([.X246]^3+a*[.X246]+b;prime)" office:value-type="float" office:value="244" calcext:value-type="float">
            <text:p>244</text:p>
          </table:table-cell>
          <table:table-cell table:style-name="ce8" table:formula="of:=MOD([.Y246]*[.Y246];prime)" office:value-type="float" office:value="244" calcext:value-type="float">
            <text:p>244</text:p>
          </table:table-cell>
          <table:table-cell table:style-name="ce4" table:formula="of:=([.$Y$1]-[.Y246])" office:value-type="float" office:value="-224" calcext:value-type="float">
            <text:p>-224</text:p>
          </table:table-cell>
          <table:table-cell table:style-name="ce14" table:formula="of:=([.$X$1]-[.X246])" office:value-type="float" office:value="-235" calcext:value-type="float">
            <text:p>-235</text:p>
          </table:table-cell>
          <table:table-cell table:style-name="ce14" table:formula="of:=mod_inv([.AC246];prime)" office:value-type="float" office:value="47" calcext:value-type="float">
            <text:p>47</text:p>
          </table:table-cell>
          <table:table-cell table:style-name="ce8" table:formula="of:=MOD([.AB246]*[.AD246];prime)" office:value-type="float" office:value="255" calcext:value-type="float">
            <text:p>25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7" calcext:value-type="float">
            <text:p>247</text:p>
          </table:table-cell>
          <table:table-cell table:number-columns-repeated="12"/>
          <table:table-cell table:style-name="ce4" table:formula="of:=MOD([.AE246]*[.AE246]-[.X246]-[.$X$1];prime)" office:value-type="float" office:value="92" calcext:value-type="float">
            <text:p>92</text:p>
          </table:table-cell>
          <table:table-cell table:style-name="ce8" table:formula="of:=MOD([.AE246]*([.$X$1]-[.X247])-[.$Y$1];prime)" office:value-type="float" office:value="207" calcext:value-type="float">
            <text:p>207</text:p>
          </table:table-cell>
          <table:table-cell table:style-name="ce4" table:formula="of:=MOD([.X247]^3+a*[.X247]+b;prime)" office:value-type="float" office:value="243" calcext:value-type="float">
            <text:p>243</text:p>
          </table:table-cell>
          <table:table-cell table:style-name="ce8" table:formula="of:=MOD([.Y247]*[.Y247];prime)" office:value-type="float" office:value="243" calcext:value-type="float">
            <text:p>243</text:p>
          </table:table-cell>
          <table:table-cell table:style-name="ce4" table:formula="of:=([.$Y$1]-[.Y247])" office:value-type="float" office:value="-204" calcext:value-type="float">
            <text:p>-204</text:p>
          </table:table-cell>
          <table:table-cell table:style-name="ce14" table:formula="of:=([.$X$1]-[.X247])" office:value-type="float" office:value="-92" calcext:value-type="float">
            <text:p>-92</text:p>
          </table:table-cell>
          <table:table-cell table:style-name="ce14" table:formula="of:=mod_inv([.AC247];prime)" office:value-type="float" office:value="20" calcext:value-type="float">
            <text:p>20</text:p>
          </table:table-cell>
          <table:table-cell table:style-name="ce8" table:formula="of:=MOD([.AB247]*[.AD247];prime)" office:value-type="float" office:value="128" calcext:value-type="float">
            <text:p>12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8" calcext:value-type="float">
            <text:p>248</text:p>
          </table:table-cell>
          <table:table-cell table:number-columns-repeated="12"/>
          <table:table-cell table:style-name="ce4" table:formula="of:=MOD([.AE247]*[.AE247]-[.X247]-[.$X$1];prime)" office:value-type="float" office:value="249" calcext:value-type="float">
            <text:p>249</text:p>
          </table:table-cell>
          <table:table-cell table:style-name="ce8" table:formula="of:=MOD([.AE247]*([.$X$1]-[.X248])-[.$Y$1];prime)" office:value-type="float" office:value="211" calcext:value-type="float">
            <text:p>211</text:p>
          </table:table-cell>
          <table:table-cell table:style-name="ce4" table:formula="of:=MOD([.X248]^3+a*[.X248]+b;prime)" office:value-type="float" office:value="74" calcext:value-type="float">
            <text:p>74</text:p>
          </table:table-cell>
          <table:table-cell table:style-name="ce8" table:formula="of:=MOD([.Y248]*[.Y248];prime)" office:value-type="float" office:value="74" calcext:value-type="float">
            <text:p>74</text:p>
          </table:table-cell>
          <table:table-cell table:style-name="ce4" table:formula="of:=([.$Y$1]-[.Y248])" office:value-type="float" office:value="-208" calcext:value-type="float">
            <text:p>-208</text:p>
          </table:table-cell>
          <table:table-cell table:style-name="ce14" table:formula="of:=([.$X$1]-[.X248])" office:value-type="float" office:value="-249" calcext:value-type="float">
            <text:p>-249</text:p>
          </table:table-cell>
          <table:table-cell table:style-name="ce14" table:formula="of:=mod_inv([.AC248];prime)" office:value-type="float" office:value="94" calcext:value-type="float">
            <text:p>94</text:p>
          </table:table-cell>
          <table:table-cell table:style-name="ce8" table:formula="of:=MOD([.AB248]*[.AD248];prime)" office:value-type="float" office:value="173" calcext:value-type="float">
            <text:p>17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9" calcext:value-type="float">
            <text:p>249</text:p>
          </table:table-cell>
          <table:table-cell table:number-columns-repeated="12"/>
          <table:table-cell table:style-name="ce4" table:formula="of:=MOD([.AE248]*[.AE248]-[.X248]-[.$X$1];prime)" office:value-type="float" office:value="224" calcext:value-type="float">
            <text:p>224</text:p>
          </table:table-cell>
          <table:table-cell table:style-name="ce8" table:formula="of:=MOD([.AE248]*([.$X$1]-[.X249])-[.$Y$1];prime)" office:value-type="float" office:value="169" calcext:value-type="float">
            <text:p>169</text:p>
          </table:table-cell>
          <table:table-cell table:style-name="ce4" table:formula="of:=MOD([.X249]^3+a*[.X249]+b;prime)" office:value-type="float" office:value="157" calcext:value-type="float">
            <text:p>157</text:p>
          </table:table-cell>
          <table:table-cell table:style-name="ce8" table:formula="of:=MOD([.Y249]*[.Y249];prime)" office:value-type="float" office:value="157" calcext:value-type="float">
            <text:p>157</text:p>
          </table:table-cell>
          <table:table-cell table:style-name="ce4" table:formula="of:=([.$Y$1]-[.Y249])" office:value-type="float" office:value="-166" calcext:value-type="float">
            <text:p>-166</text:p>
          </table:table-cell>
          <table:table-cell table:style-name="ce14" table:formula="of:=([.$X$1]-[.X249])" office:value-type="float" office:value="-224" calcext:value-type="float">
            <text:p>-224</text:p>
          </table:table-cell>
          <table:table-cell table:style-name="ce14" table:formula="of:=mod_inv([.AC249];prime)" office:value-type="float" office:value="27" calcext:value-type="float">
            <text:p>27</text:p>
          </table:table-cell>
          <table:table-cell table:style-name="ce8" table:formula="of:=MOD([.AB249]*[.AD249];prime)" office:value-type="float" office:value="252" calcext:value-type="float">
            <text:p>25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0" calcext:value-type="float">
            <text:p>250</text:p>
          </table:table-cell>
          <table:table-cell table:number-columns-repeated="12"/>
          <table:table-cell table:style-name="ce4" table:formula="of:=MOD([.AE249]*[.AE249]-[.X249]-[.$X$1];prime)" office:value-type="float" office:value="160" calcext:value-type="float">
            <text:p>160</text:p>
          </table:table-cell>
          <table:table-cell table:style-name="ce8" table:formula="of:=MOD([.AE249]*([.$X$1]-[.X250])-[.$Y$1];prime)" office:value-type="float" office:value="179" calcext:value-type="float">
            <text:p>179</text:p>
          </table:table-cell>
          <table:table-cell table:style-name="ce4" table:formula="of:=MOD([.X250]^3+a*[.X250]+b;prime)" office:value-type="float" office:value="218" calcext:value-type="float">
            <text:p>218</text:p>
          </table:table-cell>
          <table:table-cell table:style-name="ce8" table:formula="of:=MOD([.Y250]*[.Y250];prime)" office:value-type="float" office:value="218" calcext:value-type="float">
            <text:p>218</text:p>
          </table:table-cell>
          <table:table-cell table:style-name="ce4" table:formula="of:=([.$Y$1]-[.Y250])" office:value-type="float" office:value="-176" calcext:value-type="float">
            <text:p>-176</text:p>
          </table:table-cell>
          <table:table-cell table:style-name="ce14" table:formula="of:=([.$X$1]-[.X250])" office:value-type="float" office:value="-160" calcext:value-type="float">
            <text:p>-160</text:p>
          </table:table-cell>
          <table:table-cell table:style-name="ce14" table:formula="of:=mod_inv([.AC250];prime)" office:value-type="float" office:value="143" calcext:value-type="float">
            <text:p>143</text:p>
          </table:table-cell>
          <table:table-cell table:style-name="ce8" table:formula="of:=MOD([.AB250]*[.AD250];prime)" office:value-type="float" office:value="80" calcext:value-type="float">
            <text:p>8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1" calcext:value-type="float">
            <text:p>251</text:p>
          </table:table-cell>
          <table:table-cell table:number-columns-repeated="12"/>
          <table:table-cell table:style-name="ce4" table:formula="of:=MOD([.AE250]*[.AE250]-[.X250]-[.$X$1];prime)" office:value-type="float" office:value="191" calcext:value-type="float">
            <text:p>191</text:p>
          </table:table-cell>
          <table:table-cell table:style-name="ce8" table:formula="of:=MOD([.AE250]*([.$X$1]-[.X251])-[.$Y$1];prime)" office:value-type="float" office:value="234" calcext:value-type="float">
            <text:p>234</text:p>
          </table:table-cell>
          <table:table-cell table:style-name="ce4" table:formula="of:=MOD([.X251]^3+a*[.X251]+b;prime)" office:value-type="float" office:value="52" calcext:value-type="float">
            <text:p>52</text:p>
          </table:table-cell>
          <table:table-cell table:style-name="ce8" table:formula="of:=MOD([.Y251]*[.Y251];prime)" office:value-type="float" office:value="52" calcext:value-type="float">
            <text:p>52</text:p>
          </table:table-cell>
          <table:table-cell table:style-name="ce4" table:formula="of:=([.$Y$1]-[.Y251])" office:value-type="float" office:value="-231" calcext:value-type="float">
            <text:p>-231</text:p>
          </table:table-cell>
          <table:table-cell table:style-name="ce14" table:formula="of:=([.$X$1]-[.X251])" office:value-type="float" office:value="-191" calcext:value-type="float">
            <text:p>-191</text:p>
          </table:table-cell>
          <table:table-cell table:style-name="ce14" table:formula="of:=mod_inv([.AC251];prime)" office:value-type="float" office:value="179" calcext:value-type="float">
            <text:p>179</text:p>
          </table:table-cell>
          <table:table-cell table:style-name="ce8" table:formula="of:=MOD([.AB251]*[.AD251];prime)" office:value-type="float" office:value="205" calcext:value-type="float">
            <text:p>20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2" calcext:value-type="float">
            <text:p>252</text:p>
          </table:table-cell>
          <table:table-cell table:number-columns-repeated="12"/>
          <table:table-cell table:style-name="ce4" table:formula="of:=MOD([.AE251]*[.AE251]-[.X251]-[.$X$1];prime)" office:value-type="float" office:value="17" calcext:value-type="float">
            <text:p>17</text:p>
          </table:table-cell>
          <table:table-cell table:style-name="ce8" table:formula="of:=MOD([.AE251]*([.$X$1]-[.X252])-[.$Y$1];prime)" office:value-type="float" office:value="194" calcext:value-type="float">
            <text:p>194</text:p>
          </table:table-cell>
          <table:table-cell table:style-name="ce4" table:formula="of:=MOD([.X252]^3+a*[.X252]+b;prime)" office:value-type="float" office:value="27" calcext:value-type="float">
            <text:p>27</text:p>
          </table:table-cell>
          <table:table-cell table:style-name="ce8" table:formula="of:=MOD([.Y252]*[.Y252];prime)" office:value-type="float" office:value="27" calcext:value-type="float">
            <text:p>27</text:p>
          </table:table-cell>
          <table:table-cell table:style-name="ce4" table:formula="of:=([.$Y$1]-[.Y252])" office:value-type="float" office:value="-191" calcext:value-type="float">
            <text:p>-191</text:p>
          </table:table-cell>
          <table:table-cell table:style-name="ce14" table:formula="of:=([.$X$1]-[.X252])" office:value-type="float" office:value="-17" calcext:value-type="float">
            <text:p>-17</text:p>
          </table:table-cell>
          <table:table-cell table:style-name="ce14" table:formula="of:=mod_inv([.AC252];prime)" office:value-type="float" office:value="232" calcext:value-type="float">
            <text:p>232</text:p>
          </table:table-cell>
          <table:table-cell table:style-name="ce8" table:formula="of:=MOD([.AB252]*[.AD252];prime)" office:value-type="float" office:value="135" calcext:value-type="float">
            <text:p>13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3" calcext:value-type="float">
            <text:p>253</text:p>
          </table:table-cell>
          <table:table-cell table:number-columns-repeated="12"/>
          <table:table-cell table:style-name="ce4" table:formula="of:=MOD([.AE252]*[.AE252]-[.X252]-[.$X$1];prime)" office:value-type="float" office:value="61" calcext:value-type="float">
            <text:p>61</text:p>
          </table:table-cell>
          <table:table-cell table:style-name="ce8" table:formula="of:=MOD([.AE252]*([.$X$1]-[.X253])-[.$Y$1];prime)" office:value-type="float" office:value="178" calcext:value-type="float">
            <text:p>178</text:p>
          </table:table-cell>
          <table:table-cell table:style-name="ce4" table:formula="of:=MOD([.X253]^3+a*[.X253]+b;prime)" office:value-type="float" office:value="124" calcext:value-type="float">
            <text:p>124</text:p>
          </table:table-cell>
          <table:table-cell table:style-name="ce8" table:formula="of:=MOD([.Y253]*[.Y253];prime)" office:value-type="float" office:value="124" calcext:value-type="float">
            <text:p>124</text:p>
          </table:table-cell>
          <table:table-cell table:style-name="ce4" table:formula="of:=([.$Y$1]-[.Y253])" office:value-type="float" office:value="-175" calcext:value-type="float">
            <text:p>-175</text:p>
          </table:table-cell>
          <table:table-cell table:style-name="ce14" table:formula="of:=([.$X$1]-[.X253])" office:value-type="float" office:value="-61" calcext:value-type="float">
            <text:p>-61</text:p>
          </table:table-cell>
          <table:table-cell table:style-name="ce14" table:formula="of:=mod_inv([.AC253];prime)" office:value-type="float" office:value="194" calcext:value-type="float">
            <text:p>194</text:p>
          </table:table-cell>
          <table:table-cell table:style-name="ce8" table:formula="of:=MOD([.AB253]*[.AD253];prime)" office:value-type="float" office:value="240" calcext:value-type="float">
            <text:p>24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4" calcext:value-type="float">
            <text:p>254</text:p>
          </table:table-cell>
          <table:table-cell table:number-columns-repeated="12"/>
          <table:table-cell table:style-name="ce4" table:formula="of:=MOD([.AE253]*[.AE253]-[.X253]-[.$X$1];prime)" office:value-type="float" office:value="205" calcext:value-type="float">
            <text:p>205</text:p>
          </table:table-cell>
          <table:table-cell table:style-name="ce8" table:formula="of:=MOD([.AE253]*([.$X$1]-[.X254])-[.$Y$1];prime)" office:value-type="float" office:value="241" calcext:value-type="float">
            <text:p>241</text:p>
          </table:table-cell>
          <table:table-cell table:style-name="ce4" table:formula="of:=MOD([.X254]^3+a*[.X254]+b;prime)" office:value-type="float" office:value="221" calcext:value-type="float">
            <text:p>221</text:p>
          </table:table-cell>
          <table:table-cell table:style-name="ce8" table:formula="of:=MOD([.Y254]*[.Y254];prime)" office:value-type="float" office:value="221" calcext:value-type="float">
            <text:p>221</text:p>
          </table:table-cell>
          <table:table-cell table:style-name="ce4" table:formula="of:=([.$Y$1]-[.Y254])" office:value-type="float" office:value="-238" calcext:value-type="float">
            <text:p>-238</text:p>
          </table:table-cell>
          <table:table-cell table:style-name="ce14" table:formula="of:=([.$X$1]-[.X254])" office:value-type="float" office:value="-205" calcext:value-type="float">
            <text:p>-205</text:p>
          </table:table-cell>
          <table:table-cell table:style-name="ce14" table:formula="of:=mod_inv([.AC254];prime)" office:value-type="float" office:value="195" calcext:value-type="float">
            <text:p>195</text:p>
          </table:table-cell>
          <table:table-cell table:style-name="ce8" table:formula="of:=MOD([.AB254]*[.AD254];prime)" office:value-type="float" office:value="141" calcext:value-type="float">
            <text:p>14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5" calcext:value-type="float">
            <text:p>255</text:p>
          </table:table-cell>
          <table:table-cell table:number-columns-repeated="12"/>
          <table:table-cell table:style-name="ce4" table:formula="of:=MOD([.AE254]*[.AE254]-[.X254]-[.$X$1];prime)" office:value-type="float" office:value="214" calcext:value-type="float">
            <text:p>214</text:p>
          </table:table-cell>
          <table:table-cell table:style-name="ce8" table:formula="of:=MOD([.AE254]*([.$X$1]-[.X255])-[.$Y$1];prime)" office:value-type="float" office:value="68" calcext:value-type="float">
            <text:p>68</text:p>
          </table:table-cell>
          <table:table-cell table:style-name="ce4" table:formula="of:=MOD([.X255]^3+a*[.X255]+b;prime)" office:value-type="float" office:value="153" calcext:value-type="float">
            <text:p>153</text:p>
          </table:table-cell>
          <table:table-cell table:style-name="ce8" table:formula="of:=MOD([.Y255]*[.Y255];prime)" office:value-type="float" office:value="153" calcext:value-type="float">
            <text:p>153</text:p>
          </table:table-cell>
          <table:table-cell table:style-name="ce4" table:formula="of:=([.$Y$1]-[.Y255])" office:value-type="float" office:value="-65" calcext:value-type="float">
            <text:p>-65</text:p>
          </table:table-cell>
          <table:table-cell table:style-name="ce14" table:formula="of:=([.$X$1]-[.X255])" office:value-type="float" office:value="-214" calcext:value-type="float">
            <text:p>-214</text:p>
          </table:table-cell>
          <table:table-cell table:style-name="ce14" table:formula="of:=mod_inv([.AC255];prime)" office:value-type="float" office:value="102" calcext:value-type="float">
            <text:p>102</text:p>
          </table:table-cell>
          <table:table-cell table:style-name="ce8" table:formula="of:=MOD([.AB255]*[.AD255];prime)" office:value-type="float" office:value="208" calcext:value-type="float">
            <text:p>20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6" calcext:value-type="float">
            <text:p>256</text:p>
          </table:table-cell>
          <table:table-cell table:number-columns-repeated="12"/>
          <table:table-cell table:style-name="ce4" table:formula="of:=MOD([.AE255]*[.AE255]-[.X255]-[.$X$1];prime)" office:value-type="float" office:value="181" calcext:value-type="float">
            <text:p>181</text:p>
          </table:table-cell>
          <table:table-cell table:style-name="ce8" table:formula="of:=MOD([.AE255]*([.$X$1]-[.X256])-[.$Y$1];prime)" office:value-type="float" office:value="221" calcext:value-type="float">
            <text:p>221</text:p>
          </table:table-cell>
          <table:table-cell table:style-name="ce4" table:formula="of:=MOD([.X256]^3+a*[.X256]+b;prime)" office:value-type="float" office:value="186" calcext:value-type="float">
            <text:p>186</text:p>
          </table:table-cell>
          <table:table-cell table:style-name="ce8" table:formula="of:=MOD([.Y256]*[.Y256];prime)" office:value-type="float" office:value="186" calcext:value-type="float">
            <text:p>186</text:p>
          </table:table-cell>
          <table:table-cell table:style-name="ce4" table:formula="of:=([.$Y$1]-[.Y256])" office:value-type="float" office:value="-218" calcext:value-type="float">
            <text:p>-218</text:p>
          </table:table-cell>
          <table:table-cell table:style-name="ce14" table:formula="of:=([.$X$1]-[.X256])" office:value-type="float" office:value="-181" calcext:value-type="float">
            <text:p>-181</text:p>
          </table:table-cell>
          <table:table-cell table:style-name="ce14" table:formula="of:=mod_inv([.AC256];prime)" office:value-type="float" office:value="170" calcext:value-type="float">
            <text:p>170</text:p>
          </table:table-cell>
          <table:table-cell table:style-name="ce8" table:formula="of:=MOD([.AB256]*[.AD256];prime)" office:value-type="float" office:value="23" calcext:value-type="float">
            <text:p>2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7" calcext:value-type="float">
            <text:p>257</text:p>
          </table:table-cell>
          <table:table-cell table:number-columns-repeated="12"/>
          <table:table-cell table:style-name="ce4" table:formula="of:=MOD([.AE256]*[.AE256]-[.X256]-[.$X$1];prime)" office:value-type="float" office:value="85" calcext:value-type="float">
            <text:p>85</text:p>
          </table:table-cell>
          <table:table-cell table:style-name="ce8" table:formula="of:=MOD([.AE256]*([.$X$1]-[.X257])-[.$Y$1];prime)" office:value-type="float" office:value="146" calcext:value-type="float">
            <text:p>146</text:p>
          </table:table-cell>
          <table:table-cell table:style-name="ce4" table:formula="of:=MOD([.X257]^3+a*[.X257]+b;prime)" office:value-type="float" office:value="13" calcext:value-type="float">
            <text:p>13</text:p>
          </table:table-cell>
          <table:table-cell table:style-name="ce8" table:formula="of:=MOD([.Y257]*[.Y257];prime)" office:value-type="float" office:value="13" calcext:value-type="float">
            <text:p>13</text:p>
          </table:table-cell>
          <table:table-cell table:style-name="ce4" table:formula="of:=([.$Y$1]-[.Y257])" office:value-type="float" office:value="-143" calcext:value-type="float">
            <text:p>-143</text:p>
          </table:table-cell>
          <table:table-cell table:style-name="ce14" table:formula="of:=([.$X$1]-[.X257])" office:value-type="float" office:value="-85" calcext:value-type="float">
            <text:p>-85</text:p>
          </table:table-cell>
          <table:table-cell table:style-name="ce14" table:formula="of:=mod_inv([.AC257];prime)" office:value-type="float" office:value="99" calcext:value-type="float">
            <text:p>99</text:p>
          </table:table-cell>
          <table:table-cell table:style-name="ce8" table:formula="of:=MOD([.AB257]*[.AD257];prime)" office:value-type="float" office:value="45" calcext:value-type="float">
            <text:p>4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8" calcext:value-type="float">
            <text:p>258</text:p>
          </table:table-cell>
          <table:table-cell table:number-columns-repeated="12"/>
          <table:table-cell table:style-name="ce4" table:formula="of:=MOD([.AE257]*[.AE257]-[.X257]-[.$X$1];prime)" office:value-type="float" office:value="99" calcext:value-type="float">
            <text:p>99</text:p>
          </table:table-cell>
          <table:table-cell table:style-name="ce8" table:formula="of:=MOD([.AE257]*([.$X$1]-[.X258])-[.$Y$1];prime)" office:value-type="float" office:value="13" calcext:value-type="float">
            <text:p>13</text:p>
          </table:table-cell>
          <table:table-cell table:style-name="ce4" table:formula="of:=MOD([.X258]^3+a*[.X258]+b;prime)" office:value-type="float" office:value="169" calcext:value-type="float">
            <text:p>169</text:p>
          </table:table-cell>
          <table:table-cell table:style-name="ce8" table:formula="of:=MOD([.Y258]*[.Y258];prime)" office:value-type="float" office:value="169" calcext:value-type="float">
            <text:p>169</text:p>
          </table:table-cell>
          <table:table-cell table:style-name="ce4" table:formula="of:=([.$Y$1]-[.Y258])" office:value-type="float" office:value="-10" calcext:value-type="float">
            <text:p>-10</text:p>
          </table:table-cell>
          <table:table-cell table:style-name="ce14" table:formula="of:=([.$X$1]-[.X258])" office:value-type="float" office:value="-99" calcext:value-type="float">
            <text:p>-99</text:p>
          </table:table-cell>
          <table:table-cell table:style-name="ce14" table:formula="of:=mod_inv([.AC258];prime)" office:value-type="float" office:value="85" calcext:value-type="float">
            <text:p>85</text:p>
          </table:table-cell>
          <table:table-cell table:style-name="ce8" table:formula="of:=MOD([.AB258]*[.AD258];prime)" office:value-type="float" office:value="202" calcext:value-type="float">
            <text:p>20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9" calcext:value-type="float">
            <text:p>259</text:p>
          </table:table-cell>
          <table:table-cell table:number-columns-repeated="12"/>
          <table:table-cell table:style-name="ce4" table:formula="of:=MOD([.AE258]*[.AE258]-[.X258]-[.$X$1];prime)" office:value-type="float" office:value="203" calcext:value-type="float">
            <text:p>203</text:p>
          </table:table-cell>
          <table:table-cell table:style-name="ce8" table:formula="of:=MOD([.AE258]*([.$X$1]-[.X259])-[.$Y$1];prime)" office:value-type="float" office:value="19" calcext:value-type="float">
            <text:p>19</text:p>
          </table:table-cell>
          <table:table-cell table:style-name="ce4" table:formula="of:=MOD([.X259]^3+a*[.X259]+b;prime)" office:value-type="float" office:value="98" calcext:value-type="float">
            <text:p>98</text:p>
          </table:table-cell>
          <table:table-cell table:style-name="ce8" table:formula="of:=MOD([.Y259]*[.Y259];prime)" office:value-type="float" office:value="98" calcext:value-type="float">
            <text:p>98</text:p>
          </table:table-cell>
          <table:table-cell table:style-name="ce4" table:formula="of:=([.$Y$1]-[.Y259])" office:value-type="float" office:value="-16" calcext:value-type="float">
            <text:p>-16</text:p>
          </table:table-cell>
          <table:table-cell table:style-name="ce14" table:formula="of:=([.$X$1]-[.X259])" office:value-type="float" office:value="-203" calcext:value-type="float">
            <text:p>-203</text:p>
          </table:table-cell>
          <table:table-cell table:style-name="ce14" table:formula="of:=mod_inv([.AC259];prime)" office:value-type="float" office:value="57" calcext:value-type="float">
            <text:p>57</text:p>
          </table:table-cell>
          <table:table-cell table:style-name="ce8" table:formula="of:=MOD([.AB259]*[.AD259];prime)" office:value-type="float" office:value="140" calcext:value-type="float">
            <text:p>14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0" calcext:value-type="float">
            <text:p>260</text:p>
          </table:table-cell>
          <table:table-cell table:number-columns-repeated="12"/>
          <table:table-cell table:style-name="ce4" table:formula="of:=MOD([.AE259]*[.AE259]-[.X259]-[.$X$1];prime)" office:value-type="float" office:value="198" calcext:value-type="float">
            <text:p>198</text:p>
          </table:table-cell>
          <table:table-cell table:style-name="ce8" table:formula="of:=MOD([.AE259]*([.$X$1]-[.X260])-[.$Y$1];prime)" office:value-type="float" office:value="155" calcext:value-type="float">
            <text:p>155</text:p>
          </table:table-cell>
          <table:table-cell table:style-name="ce4" table:formula="of:=MOD([.X260]^3+a*[.X260]+b;prime)" office:value-type="float" office:value="92" calcext:value-type="float">
            <text:p>92</text:p>
          </table:table-cell>
          <table:table-cell table:style-name="ce8" table:formula="of:=MOD([.Y260]*[.Y260];prime)" office:value-type="float" office:value="92" calcext:value-type="float">
            <text:p>92</text:p>
          </table:table-cell>
          <table:table-cell table:style-name="ce4" table:formula="of:=([.$Y$1]-[.Y260])" office:value-type="float" office:value="-152" calcext:value-type="float">
            <text:p>-152</text:p>
          </table:table-cell>
          <table:table-cell table:style-name="ce14" table:formula="of:=([.$X$1]-[.X260])" office:value-type="float" office:value="-198" calcext:value-type="float">
            <text:p>-198</text:p>
          </table:table-cell>
          <table:table-cell table:style-name="ce14" table:formula="of:=mod_inv([.AC260];prime)" office:value-type="float" office:value="174" calcext:value-type="float">
            <text:p>174</text:p>
          </table:table-cell>
          <table:table-cell table:style-name="ce8" table:formula="of:=MOD([.AB260]*[.AD260];prime)" office:value-type="float" office:value="115" calcext:value-type="float">
            <text:p>11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1" calcext:value-type="float">
            <text:p>261</text:p>
          </table:table-cell>
          <table:table-cell table:number-columns-repeated="12"/>
          <table:table-cell table:style-name="ce4" table:formula="of:=MOD([.AE260]*[.AE260]-[.X260]-[.$X$1];prime)" office:value-type="float" office:value="140" calcext:value-type="float">
            <text:p>140</text:p>
          </table:table-cell>
          <table:table-cell table:style-name="ce8" table:formula="of:=MOD([.AE260]*([.$X$1]-[.X261])-[.$Y$1];prime)" office:value-type="float" office:value="203" calcext:value-type="float">
            <text:p>203</text:p>
          </table:table-cell>
          <table:table-cell table:style-name="ce4" table:formula="of:=MOD([.X261]^3+a*[.X261]+b;prime)" office:value-type="float" office:value="181" calcext:value-type="float">
            <text:p>181</text:p>
          </table:table-cell>
          <table:table-cell table:style-name="ce8" table:formula="of:=MOD([.Y261]*[.Y261];prime)" office:value-type="float" office:value="181" calcext:value-type="float">
            <text:p>181</text:p>
          </table:table-cell>
          <table:table-cell table:style-name="ce4" table:formula="of:=([.$Y$1]-[.Y261])" office:value-type="float" office:value="-200" calcext:value-type="float">
            <text:p>-200</text:p>
          </table:table-cell>
          <table:table-cell table:style-name="ce14" table:formula="of:=([.$X$1]-[.X261])" office:value-type="float" office:value="-140" calcext:value-type="float">
            <text:p>-140</text:p>
          </table:table-cell>
          <table:table-cell table:style-name="ce14" table:formula="of:=mod_inv([.AC261];prime)" office:value-type="float" office:value="201" calcext:value-type="float">
            <text:p>201</text:p>
          </table:table-cell>
          <table:table-cell table:style-name="ce8" table:formula="of:=MOD([.AB261]*[.AD261];prime)" office:value-type="float" office:value="39" calcext:value-type="float">
            <text:p>3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2" calcext:value-type="float">
            <text:p>262</text:p>
          </table:table-cell>
          <table:table-cell table:number-columns-repeated="12"/>
          <table:table-cell table:style-name="ce4" table:formula="of:=MOD([.AE261]*[.AE261]-[.X261]-[.$X$1];prime)" office:value-type="float" office:value="66" calcext:value-type="float">
            <text:p>66</text:p>
          </table:table-cell>
          <table:table-cell table:style-name="ce8" table:formula="of:=MOD([.AE261]*([.$X$1]-[.X262])-[.$Y$1];prime)" office:value-type="float" office:value="53" calcext:value-type="float">
            <text:p>53</text:p>
          </table:table-cell>
          <table:table-cell table:style-name="ce4" table:formula="of:=MOD([.X262]^3+a*[.X262]+b;prime)" office:value-type="float" office:value="179" calcext:value-type="float">
            <text:p>179</text:p>
          </table:table-cell>
          <table:table-cell table:style-name="ce8" table:formula="of:=MOD([.Y262]*[.Y262];prime)" office:value-type="float" office:value="179" calcext:value-type="float">
            <text:p>179</text:p>
          </table:table-cell>
          <table:table-cell table:style-name="ce4" table:formula="of:=([.$Y$1]-[.Y262])" office:value-type="float" office:value="-50" calcext:value-type="float">
            <text:p>-50</text:p>
          </table:table-cell>
          <table:table-cell table:style-name="ce14" table:formula="of:=([.$X$1]-[.X262])" office:value-type="float" office:value="-66" calcext:value-type="float">
            <text:p>-66</text:p>
          </table:table-cell>
          <table:table-cell table:style-name="ce14" table:formula="of:=mod_inv([.AC262];prime)" office:value-type="float" office:value="259" calcext:value-type="float">
            <text:p>259</text:p>
          </table:table-cell>
          <table:table-cell table:style-name="ce8" table:formula="of:=MOD([.AB262]*[.AD262];prime)" office:value-type="float" office:value="200" calcext:value-type="float">
            <text:p>20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3" calcext:value-type="float">
            <text:p>263</text:p>
          </table:table-cell>
          <table:table-cell table:number-columns-repeated="12"/>
          <table:table-cell table:style-name="ce4" table:formula="of:=MOD([.AE262]*[.AE262]-[.X262]-[.$X$1];prime)" office:value-type="float" office:value="221" calcext:value-type="float">
            <text:p>221</text:p>
          </table:table-cell>
          <table:table-cell table:style-name="ce8" table:formula="of:=MOD([.AE262]*([.$X$1]-[.X263])-[.$Y$1];prime)" office:value-type="float" office:value="244" calcext:value-type="float">
            <text:p>244</text:p>
          </table:table-cell>
          <table:table-cell table:style-name="ce4" table:formula="of:=MOD([.X263]^3+a*[.X263]+b;prime)" office:value-type="float" office:value="98" calcext:value-type="float">
            <text:p>98</text:p>
          </table:table-cell>
          <table:table-cell table:style-name="ce8" table:formula="of:=MOD([.Y263]*[.Y263];prime)" office:value-type="float" office:value="98" calcext:value-type="float">
            <text:p>98</text:p>
          </table:table-cell>
          <table:table-cell table:style-name="ce4" table:formula="of:=([.$Y$1]-[.Y263])" office:value-type="float" office:value="-241" calcext:value-type="float">
            <text:p>-241</text:p>
          </table:table-cell>
          <table:table-cell table:style-name="ce14" table:formula="of:=([.$X$1]-[.X263])" office:value-type="float" office:value="-221" calcext:value-type="float">
            <text:p>-221</text:p>
          </table:table-cell>
          <table:table-cell table:style-name="ce14" table:formula="of:=mod_inv([.AC263];prime)" office:value-type="float" office:value="119" calcext:value-type="float">
            <text:p>119</text:p>
          </table:table-cell>
          <table:table-cell table:style-name="ce8" table:formula="of:=MOD([.AB263]*[.AD263];prime)" office:value-type="float" office:value="251" calcext:value-type="float">
            <text:p>25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4" calcext:value-type="float">
            <text:p>264</text:p>
          </table:table-cell>
          <table:table-cell table:number-columns-repeated="12"/>
          <table:table-cell table:style-name="ce4" table:formula="of:=MOD([.AE263]*[.AE263]-[.X263]-[.$X$1];prime)" office:value-type="float" office:value="186" calcext:value-type="float">
            <text:p>186</text:p>
          </table:table-cell>
          <table:table-cell table:style-name="ce8" table:formula="of:=MOD([.AE263]*([.$X$1]-[.X264])-[.$Y$1];prime)" office:value-type="float" office:value="125" calcext:value-type="float">
            <text:p>125</text:p>
          </table:table-cell>
          <table:table-cell table:style-name="ce4" table:formula="of:=MOD([.X264]^3+a*[.X264]+b;prime)" office:value-type="float" office:value="108" calcext:value-type="float">
            <text:p>108</text:p>
          </table:table-cell>
          <table:table-cell table:style-name="ce8" table:formula="of:=MOD([.Y264]*[.Y264];prime)" office:value-type="float" office:value="108" calcext:value-type="float">
            <text:p>108</text:p>
          </table:table-cell>
          <table:table-cell table:style-name="ce4" table:formula="of:=([.$Y$1]-[.Y264])" office:value-type="float" office:value="-122" calcext:value-type="float">
            <text:p>-122</text:p>
          </table:table-cell>
          <table:table-cell table:style-name="ce14" table:formula="of:=([.$X$1]-[.X264])" office:value-type="float" office:value="-186" calcext:value-type="float">
            <text:p>-186</text:p>
          </table:table-cell>
          <table:table-cell table:style-name="ce14" table:formula="of:=mod_inv([.AC264];prime)" office:value-type="float" office:value="41" calcext:value-type="float">
            <text:p>41</text:p>
          </table:table-cell>
          <table:table-cell table:style-name="ce8" table:formula="of:=MOD([.AB264]*[.AD264];prime)" office:value-type="float" office:value="258" calcext:value-type="float">
            <text:p>25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5" calcext:value-type="float">
            <text:p>265</text:p>
          </table:table-cell>
          <table:table-cell table:number-columns-repeated="12"/>
          <table:table-cell table:style-name="ce4" table:formula="of:=MOD([.AE264]*[.AE264]-[.X264]-[.$X$1];prime)" office:value-type="float" office:value="102" calcext:value-type="float">
            <text:p>102</text:p>
          </table:table-cell>
          <table:table-cell table:style-name="ce8" table:formula="of:=MOD([.AE264]*([.$X$1]-[.X265])-[.$Y$1];prime)" office:value-type="float" office:value="244" calcext:value-type="float">
            <text:p>244</text:p>
          </table:table-cell>
          <table:table-cell table:style-name="ce4" table:formula="of:=MOD([.X265]^3+a*[.X265]+b;prime)" office:value-type="float" office:value="98" calcext:value-type="float">
            <text:p>98</text:p>
          </table:table-cell>
          <table:table-cell table:style-name="ce8" table:formula="of:=MOD([.Y265]*[.Y265];prime)" office:value-type="float" office:value="98" calcext:value-type="float">
            <text:p>98</text:p>
          </table:table-cell>
          <table:table-cell table:style-name="ce4" table:formula="of:=([.$Y$1]-[.Y265])" office:value-type="float" office:value="-241" calcext:value-type="float">
            <text:p>-241</text:p>
          </table:table-cell>
          <table:table-cell table:style-name="ce14" table:formula="of:=([.$X$1]-[.X265])" office:value-type="float" office:value="-102" calcext:value-type="float">
            <text:p>-102</text:p>
          </table:table-cell>
          <table:table-cell table:style-name="ce14" table:formula="of:=mod_inv([.AC265];prime)" office:value-type="float" office:value="214" calcext:value-type="float">
            <text:p>214</text:p>
          </table:table-cell>
          <table:table-cell table:style-name="ce8" table:formula="of:=MOD([.AB265]*[.AD265];prime)" office:value-type="float" office:value="237" calcext:value-type="float">
            <text:p>237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6" calcext:value-type="float">
            <text:p>266</text:p>
          </table:table-cell>
          <table:table-cell table:number-columns-repeated="12"/>
          <table:table-cell table:style-name="ce4" table:formula="of:=MOD([.AE265]*[.AE265]-[.X265]-[.$X$1];prime)" office:value-type="float" office:value="48" calcext:value-type="float">
            <text:p>48</text:p>
          </table:table-cell>
          <table:table-cell table:style-name="ce8" table:formula="of:=MOD([.AE265]*([.$X$1]-[.X266])-[.$Y$1];prime)" office:value-type="float" office:value="193" calcext:value-type="float">
            <text:p>193</text:p>
          </table:table-cell>
          <table:table-cell table:style-name="ce4" table:formula="of:=MOD([.X266]^3+a*[.X266]+b;prime)" office:value-type="float" office:value="166" calcext:value-type="float">
            <text:p>166</text:p>
          </table:table-cell>
          <table:table-cell table:style-name="ce8" table:formula="of:=MOD([.Y266]*[.Y266];prime)" office:value-type="float" office:value="166" calcext:value-type="float">
            <text:p>166</text:p>
          </table:table-cell>
          <table:table-cell table:style-name="ce4" table:formula="of:=([.$Y$1]-[.Y266])" office:value-type="float" office:value="-190" calcext:value-type="float">
            <text:p>-190</text:p>
          </table:table-cell>
          <table:table-cell table:style-name="ce14" table:formula="of:=([.$X$1]-[.X266])" office:value-type="float" office:value="-48" calcext:value-type="float">
            <text:p>-48</text:p>
          </table:table-cell>
          <table:table-cell table:style-name="ce14" table:formula="of:=mod_inv([.AC266];prime)" office:value-type="float" office:value="126" calcext:value-type="float">
            <text:p>126</text:p>
          </table:table-cell>
          <table:table-cell table:style-name="ce8" table:formula="of:=MOD([.AB266]*[.AD266];prime)" office:value-type="float" office:value="256" calcext:value-type="float">
            <text:p>25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7" calcext:value-type="float">
            <text:p>267</text:p>
          </table:table-cell>
          <table:table-cell table:number-columns-repeated="12"/>
          <table:table-cell table:style-name="ce4" table:formula="of:=MOD([.AE266]*[.AE266]-[.X266]-[.$X$1];prime)" office:value-type="float" office:value="1" calcext:value-type="float">
            <text:p>1</text:p>
          </table:table-cell>
          <table:table-cell table:style-name="ce8" table:formula="of:=MOD([.AE266]*([.$X$1]-[.X267])-[.$Y$1];prime)" office:value-type="float" office:value="4" calcext:value-type="float">
            <text:p>4</text:p>
          </table:table-cell>
          <table:table-cell table:style-name="ce4" table:formula="of:=MOD([.X267]^3+a*[.X267]+b;prime)" office:value-type="float" office:value="16" calcext:value-type="float">
            <text:p>16</text:p>
          </table:table-cell>
          <table:table-cell table:style-name="ce8" table:formula="of:=MOD([.Y267]*[.Y267];prime)" office:value-type="float" office:value="16" calcext:value-type="float">
            <text:p>16</text:p>
          </table:table-cell>
          <table:table-cell table:style-name="ce4" table:formula="of:=([.$Y$1]-[.Y267])" office:value-type="float" office:value="-1" calcext:value-type="float">
            <text:p>-1</text:p>
          </table:table-cell>
          <table:table-cell table:style-name="ce14" table:formula="of:=([.$X$1]-[.X267])" office:value-type="float" office:value="-1" calcext:value-type="float">
            <text:p>-1</text:p>
          </table:table-cell>
          <table:table-cell table:style-name="ce14" table:formula="of:=mod_inv([.AC267];prime)" office:value-type="float" office:value="262" calcext:value-type="float">
            <text:p>262</text:p>
          </table:table-cell>
          <table:table-cell table:style-name="ce8" table:formula="of:=MOD([.AB267]*[.AD267];prime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8" calcext:value-type="float">
            <text:p>268</text:p>
          </table:table-cell>
          <table:table-cell table:number-columns-repeated="12"/>
          <table:table-cell table:style-name="ce4" table:formula="of:=MOD([.AE267]*[.AE267]-[.X267]-[.$X$1];prime)" office:value-type="float" office:value="0" calcext:value-type="float">
            <text:p>0</text:p>
          </table:table-cell>
          <table:table-cell table:style-name="ce8" table:formula="of:=MOD([.AE267]*([.$X$1]-[.X268])-[.$Y$1];prime)" office:value-type="float" office:value="260" calcext:value-type="float">
            <text:p>260</text:p>
          </table:table-cell>
          <table:table-cell table:style-name="ce4" table:formula="of:=MOD([.X268]^3+a*[.X268]+b;prime)" office:value-type="float" office:value="9" calcext:value-type="float">
            <text:p>9</text:p>
          </table:table-cell>
          <table:table-cell table:style-name="ce8" table:formula="of:=MOD([.Y268]*[.Y268];prime)" office:value-type="float" office:value="9" calcext:value-type="float">
            <text:p>9</text:p>
          </table:table-cell>
          <table:table-cell table:style-name="ce4" table:formula="of:=([.$Y$1]-[.Y268])" office:value-type="float" office:value="-257" calcext:value-type="float">
            <text:p>-257</text:p>
          </table:table-cell>
          <table:table-cell table:style-name="ce14" table:formula="of:=([.$X$1]-[.X268])" office:value-type="float" office:value="0" calcext:value-type="float">
            <text:p>0</text:p>
          </table:table-cell>
          <table:table-cell table:style-name="ce14" table:formula="of:=mod_inv([.AC268];prime)" office:value-type="string" office:string-value="" calcext:value-type="error">
            <text:p>#NAME?</text:p>
          </table:table-cell>
          <table:table-cell table:style-name="ce8" table:formula="of:=MOD([.AB268]*[.AD26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9" calcext:value-type="float">
            <text:p>269</text:p>
          </table:table-cell>
          <table:table-cell table:number-columns-repeated="12"/>
          <table:table-cell table:style-name="ce4" table:formula="of:=MOD([.AE268]*[.AE268]-[.X268]-[.$X$1];prime)" office:value-type="string" office:string-value="" calcext:value-type="error">
            <text:p>#NAME?</text:p>
          </table:table-cell>
          <table:table-cell table:style-name="ce8" table:formula="of:=MOD([.AE268]*([.$X$1]-[.X269])-[.$Y$1];prime)" office:value-type="string" office:string-value="" calcext:value-type="error">
            <text:p>#NAME?</text:p>
          </table:table-cell>
          <table:table-cell table:style-name="ce4" table:formula="of:=MOD([.X269]^3+a*[.X269]+b;prime)" office:value-type="string" office:string-value="" calcext:value-type="error">
            <text:p>#NAME?</text:p>
          </table:table-cell>
          <table:table-cell table:style-name="ce8" table:formula="of:=MOD([.Y269]*[.Y269];prime)" office:value-type="string" office:string-value="" calcext:value-type="error">
            <text:p>#NAME?</text:p>
          </table:table-cell>
          <table:table-cell table:style-name="ce4" table:formula="of:=([.$Y$1]-[.Y269])" office:value-type="string" office:string-value="" calcext:value-type="error">
            <text:p>#NAME?</text:p>
          </table:table-cell>
          <table:table-cell table:style-name="ce14" table:formula="of:=([.$X$1]-[.X269])" office:value-type="string" office:string-value="" calcext:value-type="error">
            <text:p>#NAME?</text:p>
          </table:table-cell>
          <table:table-cell table:style-name="ce14" table:formula="of:=mod_inv([.AC269];prime)" office:value-type="string" office:string-value="" calcext:value-type="error">
            <text:p>#NAME?</text:p>
          </table:table-cell>
          <table:table-cell table:style-name="ce8" table:formula="of:=MOD([.AB269]*[.AD26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70" calcext:value-type="float">
            <text:p>270</text:p>
          </table:table-cell>
          <table:table-cell table:number-columns-repeated="12"/>
          <table:table-cell table:style-name="ce6" table:formula="of:=MOD([.AE269]*[.AE269]-[.X269]-[.$X$1];prime)" office:value-type="string" office:string-value="" calcext:value-type="error">
            <text:p>#NAME?</text:p>
          </table:table-cell>
          <table:table-cell table:style-name="ce10" table:formula="of:=MOD([.AE269]*([.$X$1]-[.X270])-[.$Y$1];prime)" office:value-type="string" office:string-value="" calcext:value-type="error">
            <text:p>#NAME?</text:p>
          </table:table-cell>
          <table:table-cell table:style-name="ce6" table:formula="of:=MOD([.X270]^3+a*[.X270]+b;prime)" office:value-type="string" office:string-value="" calcext:value-type="error">
            <text:p>#NAME?</text:p>
          </table:table-cell>
          <table:table-cell table:style-name="ce10" table:formula="of:=MOD([.Y270]*[.Y270];prime)" office:value-type="string" office:string-value="" calcext:value-type="error">
            <text:p>#NAME?</text:p>
          </table:table-cell>
          <table:table-cell table:style-name="ce6" table:formula="of:=([.$Y$1]-[.Y270])" office:value-type="string" office:string-value="" calcext:value-type="error">
            <text:p>#NAME?</text:p>
          </table:table-cell>
          <table:table-cell table:style-name="ce15" table:formula="of:=([.$X$1]-[.X270])" office:value-type="string" office:string-value="" calcext:value-type="error">
            <text:p>#NAME?</text:p>
          </table:table-cell>
          <table:table-cell table:style-name="ce15" table:formula="of:=mod_inv([.AC270];prime)" office:value-type="string" office:string-value="" calcext:value-type="error">
            <text:p>#NAME?</text:p>
          </table:table-cell>
          <table:table-cell table:style-name="ce10" table:formula="of:=MOD([.AB270]*[.AD27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 table:number-rows-repeated="10483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" table:base-cell-address="$EC.$A$1" table:cell-range-address="$EC.$B$1"/>
        <table:named-range table:name="b" table:base-cell-address="$EC.$A$1" table:cell-range-address="$EC.$B$2"/>
        <table:named-range table:name="Gx" table:base-cell-address="$EC.$A$1" table:cell-range-address="$'Finite Fied'.$A$2"/>
        <table:named-range table:name="Gy" table:base-cell-address="$EC.$A$1" table:cell-range-address="$'Finite Fied'.$B$2"/>
        <table:named-range table:name="prime" table:base-cell-address="$EC.$A$1" table:cell-range-address="$EC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 style:data-style-name="N2" text:time-value="22:42:17.3125902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C" style:display-name="PageStyle_E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nite_20_Fied" style:display-name="PageStyle_Finite Fi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dinando Ametrano</meta:initial-creator>
    <meta:creation-date>2016-03-27T17:45:48</meta:creation-date>
    <dc:date>2020-03-25T22:43:23.465078981</dc:date>
    <meta:generator>LibreOffice/6.0.7.3$Linux_X86_64 LibreOffice_project/00m0$Build-3</meta:generator>
    <meta:editing-duration>PT1M5S</meta:editing-duration>
    <meta:editing-cycles>2</meta:editing-cycles>
    <meta:document-statistic meta:table-count="2" meta:cell-count="4172" meta:object-count="4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Function MOD_INV(a as Integer, p as Integer)
	LET c = 1
	For i = 1 To p - 2
		c = c * a
		c = c Mod p 
	Next i
	MOD_INV = c
	If a = 0 Then
		MOD_INV = "#VALUE!"
	End IF
End Function

Function MOD_SQRT(a as Integer, p as Integer)
	MOD_SQRT = "#VALUE!"
	LET skip = False
	For i = 1 To p Step 2
		If i^2 mod p = a Then
			MOD_SQRT = i Mod p
			skip = True
		End If
	Next i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Option Explicit

Function mod_inv(a As Long, m As Long) As Long
Dim c As Long, d As Long
Dim uc As Long, ud As Long
Dim q As Long, t As Long
  
  If (a = 0) Then
   mod_inv = m / a ' throw error
  End If
  
  If (a &lt; 0) Then
    a = m + a
  End If

  If (m &lt;= a) Then
    a = (a Mod m)
  End If

  ' From Ferguson and Schneier, roughly:

  c = a
  d = m
  uc = 1
  ud = 0
  While (c &lt;&gt; 0)
    t = c
    q = d \ c
    c = d Mod c
    d = t
    
    t = uc
    uc = ud - q * uc
    ud = t
  Wend

  If (d &lt;&gt; 1) Then
    mod_inv = 0
  ElseIf (ud &gt; 0) Then
    mod_inv = ud
  Else
    mod_inv = ud + m
  End If

End Function

'Function legendre_symbol(a As Long, p As Long) As Long
'Dim ls As Long
'    ls = pow(a, (p - 1) // 2, p)
'    return -1 if ls == p - 1 else ls
'End Function

'Function mod_sqrt(a, p):
'
'    if legendre_symbol(a, p) != 1:
'        return 0
'    elif a == 0:
'        return 0
'    elif p == 2:
'        return a
'    elif p % 4 == 3:
'        return pow(a, (p + 1) // 4, p)
'
'    s = p - 1
'    e = 0
'    while s % 2 == 0:
'        s /= 2
'        e += 1
'
'    if e == 0:
'        return pow(a, (s + 1) // 2, p)
'
'    n = 2
'    while legendre_symbol(n, p) != -1:
'        n += 1
'
'    x = pow(a, (s + 1) // 2, p)
'    b = pow(a, s, p)
'    g = pow(n, s, p)
'    r = e
'
'    While True:
'        t = b
'        for m in xrange(r):
'            if t == 1:
'                break
'            t = pow(t, 2, p)
'
'        gs = pow(g, 1 &lt;&lt; (r - m - 1), p)
'        g = (gs * gs) % p
'        x = (x * gs) % p
'        b = (b * g) % p
'        r = m
'
'End Function

Function XMod(ByVal Number As Double, ByVal Divisor As Double) As Double
    ''''''''''''''''''''''''''''''''''''''''''''''''''''''''''''''
    ' XMod
    ' Performs the same function as Mod but will not overflow
    ' with very large numbers. Both Mod and integer division ( \ )
    ' will overflow with very large numbers. XMod will not.
    ' Existing code like:
    '       Result = Number Mod Divisor
    ' should be changed to:
    '       Result = XMod(Number, Divisor)
    ' Input values that are not integers are truncated to integers. Negative
    ' numbers are converted to postive numbers.
    ' This can be used in VBA code and can be called directly from
    ' a worksheet cell.
    ''''''''''''''''''''''''''''''''''''''''''''''''''''''''''''''
        Number = Int(Abs(Number))
        Divisor = Int(Abs(Divisor))
        XMod = Number - (Int(Number / Divisor) * Divisor)
End Function


Function legendre_symbol(a As Long, p As Long) As Long
Dim b As Integer
Dim ls As Double
Dim ls1 As Integer
Dim i As Integer
    
    ls = XMod(a, p)
    For i = 1 To ((p - 1) / 2 - 1)
        ls = ls * XMod(a, p)
        ls = XMod(ls, p)
    Next i
    
    If (ls = ((-1 Mod p) + p)) Then
       legendre_symbol = -1
    Else
       legendre_symbol = 1
    End If
    
End Function
Function mod_sqrt(n As Long, p As Long) As Long

Dim newp As Long
Dim S As Long
Dim q As Long
Dim z As Long
Dim c As Long
Dim R As Long
Dim t As Double
Dim bsquare As Long
Dim m As Long
Dim i As Integer
Dim b As Long
Dim j As Integer
Dim k As Integer, h As Integer, l As Integer, w As Integer


    If n = 0 Then
        mod_sqrt = 0
        Exit Function
    ElseIf p Mod 2 = 0 Then
        mod_sqrt = 2 / 0
        Exit Function
    ElseIf XMod(n, p) = 0 Then
        mod_sqrt = 2 / 0
        Exit Function
    ElseIf (legendre_symbol(n, p) &lt;&gt; 1) Then
        mod_sqrt = 2 / 0
        Exit Function
    ElseIf (p Mod 4) = 3 Then
        mod_sqrt = XMod(n, p)
        For j = 1 To ((p + 1) / 4) - 1
            mod_sqrt = mod_sqrt * XMod(n, p)
            mod_sqrt = XMod(mod_sqrt, p)
        Next j
        If mod_sqrt Mod 2 = 0 Then
            mod_sqrt = p - mod_sqrt
        End If
        Exit Function
    End If
    
    'Algoritmo Tonelli, padre giocatore Napoli
    ' PASSO 1
    
    newp = p - 1
    S = 0

    While (newp Mod 2) = 0
        newp = newp / 2
        S = S + 1
    Wend

    q = newp

    ' PASSO 2

    z = 1
    While (legendre_symbol(z, p) = 1)
       z = z + 1
    Wend
    
    ' PASSO 3
    
    c = XMod(z, p)
    t = XMod(n, p)
    
    For k = 1 To q - 1
        c = c * XMod(z, p)
        c = XMod(c, p)
        t = t * XMod(n, p)
        t = XMod(t, p)
    Next k
 
    R = XMod(n, p)
    
    For h = 1 To ((q + 1) / 2) - 1
        R = R * XMod(n, p)
        R = XMod(R, p)
    Next h
    
    m = S
    
    ' PASSO 4
    
    If (t Mod p) = 1 Then
        mod_sqrt = R
    Else
        While t Mod p &lt;&gt; 1
            For i = 1 To m
                If XMod((t ^ (2 ^ i)), p) = 1 Then
                    Exit For
                End If
            Next i
            b = XMod(c, p)
            For w = 1 To (2 ^ (m - i - 1)) - 1
                b = b * XMod(c, p)
                b = XMod(b, p)
            Next w
            bsquare = XMod(b * b, p)
            R = XMod((R * b), p)
            t = XMod((t * bsquare), p)
            c = XMod((b ^ 2), p)
            m = i
        Wend
    End If

    If R Mod 2 = 0 Then
        mod_sqrt = p - R
    Else
        mod_sqrt = R
    End If
    
End Function



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2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/>
    </style:style>
    <style:style style:name="ch3" style:family="chart" style:data-style-name="N1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>
      <style:graphic-properties svg:stroke-width="0.026cm" svg:stroke-color="#878787"/>
    </style:style>
    <style:style style:name="ch5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5.878cm" svg:height="7.373cm" xlink:href=".." xlink:type="simple" chart:class="chart:scatter" chart:style-name="ch1">
        <chart:plot-area chart:style-name="ch2" table:cell-range-address="EC.A7:EC.C53" svg:x="0.317cm" svg:y="0.147cm" svg:width="15.244cm" svg:height="7.079cm">
          <chartooo:coordinate-region svg:x="0.489cm" svg:y="0.346cm" svg:width="14.964cm" svg:height="6.681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EC.B7:EC.B53" chart:class="chart:scatter">
            <chart:domain table:cell-range-address="EC.A7:EC.A53"/>
            <chart:data-point chart:repeated="47"/>
          </chart:series>
          <chart:series chart:style-name="ch6" chart:values-cell-range-address="EC.C7:EC.C53" chart:class="chart:scatter">
            <chart:data-point chart:repeated="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206958">
                <text:p>-1.206958</text:p>
                <draw:g>
                  <svg:desc>EC.A7:EC.A53</svg:desc>
                </draw:g>
              </table:table-cell>
              <table:table-cell office:value-type="float" office:value="0.00433746315623477">
                <text:p>0.00433746315623477</text:p>
                <draw:g>
                  <svg:desc>EC.B7:EC.B53</svg:desc>
                </draw:g>
              </table:table-cell>
              <table:table-cell office:value-type="float" office:value="-0.00433746315623477">
                <text:p>-0.00433746315623477</text:p>
                <draw:g>
                  <svg:desc>EC.C7:EC.C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106958">
                <text:p>-1.106958</text:p>
              </table:table-cell>
              <table:table-cell office:value-type="float" office:value="1.00091675863472">
                <text:p>1.00091675863472</text:p>
              </table:table-cell>
              <table:table-cell office:value-type="float" office:value="-1.00091675863472">
                <text:p>-1.000916758634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006958">
                <text:p>-1.006958</text:p>
              </table:table-cell>
              <table:table-cell office:value-type="float" office:value="1.39184497047805">
                <text:p>1.39184497047805</text:p>
              </table:table-cell>
              <table:table-cell office:value-type="float" office:value="-1.39184497047805">
                <text:p>-1.391844970478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06958">
                <text:p>-0.906958</text:p>
              </table:table-cell>
              <table:table-cell office:value-type="float" office:value="1.67696541585515">
                <text:p>1.67696541585515</text:p>
              </table:table-cell>
              <table:table-cell office:value-type="float" office:value="-1.67696541585515">
                <text:p>-1.676965415855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806958">
                <text:p>-0.806958</text:p>
              </table:table-cell>
              <table:table-cell office:value-type="float" office:value="1.90598428904947">
                <text:p>1.90598428904947</text:p>
              </table:table-cell>
              <table:table-cell office:value-type="float" office:value="-1.90598428904947">
                <text:p>-1.905984289049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706958">
                <text:p>-0.706958</text:p>
              </table:table-cell>
              <table:table-cell office:value-type="float" office:value="2.09879054081931">
                <text:p>2.09879054081931</text:p>
              </table:table-cell>
              <table:table-cell office:value-type="float" office:value="-2.09879054081931">
                <text:p>-2.098790540819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606958">
                <text:p>-0.606958</text:p>
              </table:table-cell>
              <table:table-cell office:value-type="float" office:value="2.26597658380704">
                <text:p>2.26597658380704</text:p>
              </table:table-cell>
              <table:table-cell office:value-type="float" office:value="-2.26597658380704">
                <text:p>-2.265976583807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506958">
                <text:p>-0.506958</text:p>
              </table:table-cell>
              <table:table-cell office:value-type="float" office:value="2.41411692809007">
                <text:p>2.41411692809007</text:p>
              </table:table-cell>
              <table:table-cell office:value-type="float" office:value="-2.41411692809007">
                <text:p>-2.414116928090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406958">
                <text:p>-0.406958</text:p>
              </table:table-cell>
              <table:table-cell office:value-type="float" office:value="2.54771539356739">
                <text:p>2.54771539356739</text:p>
              </table:table-cell>
              <table:table-cell office:value-type="float" office:value="-2.54771539356739">
                <text:p>-2.547715393567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306958">
                <text:p>-0.306958</text:p>
              </table:table-cell>
              <table:table-cell office:value-type="float" office:value="2.67008041653232">
                <text:p>2.67008041653232</text:p>
              </table:table-cell>
              <table:table-cell office:value-type="float" office:value="-2.67008041653232">
                <text:p>-2.670080416532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206958">
                <text:p>-0.206958</text:p>
              </table:table-cell>
              <table:table-cell office:value-type="float" office:value="2.78377219881201">
                <text:p>2.78377219881201</text:p>
              </table:table-cell>
              <table:table-cell office:value-type="float" office:value="-2.78377219881201">
                <text:p>-2.783772198812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06958">
                <text:p>-0.106958</text:p>
              </table:table-cell>
              <table:table-cell office:value-type="float" office:value="2.89085253844049">
                <text:p>2.89085253844049</text:p>
              </table:table-cell>
              <table:table-cell office:value-type="float" office:value="-2.89085253844049">
                <text:p>-2.890852538440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695799999999994">
                <text:p>-0.00695799999999994</text:p>
              </table:table-cell>
              <table:table-cell office:value-type="float" office:value="2.99303385599579">
                <text:p>2.99303385599579</text:p>
              </table:table-cell>
              <table:table-cell office:value-type="float" office:value="-2.99303385599579">
                <text:p>-2.993033855995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30420000000001">
                <text:p>0.0930420000000001</text:p>
              </table:table-cell>
              <table:table-cell office:value-type="float" office:value="3.09177254132095">
                <text:p>3.09177254132095</text:p>
              </table:table-cell>
              <table:table-cell office:value-type="float" office:value="-3.09177254132095">
                <text:p>-3.091772541320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93042">
                <text:p>0.193042</text:p>
              </table:table-cell>
              <table:table-cell office:value-type="float" office:value="3.18832961774586">
                <text:p>3.18832961774586</text:p>
              </table:table-cell>
              <table:table-cell office:value-type="float" office:value="-3.18832961774586">
                <text:p>-3.188329617745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93042">
                <text:p>0.293042</text:p>
              </table:table-cell>
              <table:table-cell office:value-type="float" office:value="3.28381128805">
                <text:p>3.28381128805</text:p>
              </table:table-cell>
              <table:table-cell office:value-type="float" office:value="-3.28381128805">
                <text:p>-3.283811288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93042">
                <text:p>0.393042</text:p>
              </table:table-cell>
              <table:table-cell office:value-type="float" office:value="3.37919663820468">
                <text:p>3.37919663820468</text:p>
              </table:table-cell>
              <table:table-cell office:value-type="float" office:value="-3.37919663820468">
                <text:p>-3.379196638204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93042">
                <text:p>0.493042</text:p>
              </table:table-cell>
              <table:table-cell office:value-type="float" office:value="3.47535692897622">
                <text:p>3.47535692897622</text:p>
              </table:table-cell>
              <table:table-cell office:value-type="float" office:value="-3.47535692897622">
                <text:p>-3.475356928976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93042">
                <text:p>0.593042</text:p>
              </table:table-cell>
              <table:table-cell office:value-type="float" office:value="3.57306929234688">
                <text:p>3.57306929234688</text:p>
              </table:table-cell>
              <table:table-cell office:value-type="float" office:value="-3.57306929234688">
                <text:p>-3.573069292346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93042">
                <text:p>0.693042</text:p>
              </table:table-cell>
              <table:table-cell office:value-type="float" office:value="3.67302669089695">
                <text:p>3.67302669089695</text:p>
              </table:table-cell>
              <table:table-cell office:value-type="float" office:value="-3.67302669089695">
                <text:p>-3.673026690896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93042">
                <text:p>0.793042</text:p>
              </table:table-cell>
              <table:table-cell office:value-type="float" office:value="3.77584540151879">
                <text:p>3.77584540151879</text:p>
              </table:table-cell>
              <table:table-cell office:value-type="float" office:value="-3.77584540151879">
                <text:p>-3.775845401518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93042">
                <text:p>0.893042</text:p>
              </table:table-cell>
              <table:table-cell office:value-type="float" office:value="3.88207089583637">
                <text:p>3.88207089583637</text:p>
              </table:table-cell>
              <table:table-cell office:value-type="float" office:value="-3.88207089583637">
                <text:p>-3.882070895836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93042">
                <text:p>0.993042</text:p>
              </table:table-cell>
              <table:table-cell office:value-type="float" office:value="3.99218272432876">
                <text:p>3.99218272432876</text:p>
              </table:table-cell>
              <table:table-cell office:value-type="float" office:value="-3.99218272432876">
                <text:p>-3.992182724328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93042">
                <text:p>1.093042</text:p>
              </table:table-cell>
              <table:table-cell office:value-type="float" office:value="4.10659882245128">
                <text:p>4.10659882245128</text:p>
              </table:table-cell>
              <table:table-cell office:value-type="float" office:value="-4.10659882245128">
                <text:p>-4.106598822451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93042">
                <text:p>1.193042</text:p>
              </table:table-cell>
              <table:table-cell office:value-type="float" office:value="4.22567951845469">
                <text:p>4.22567951845469</text:p>
              </table:table-cell>
              <table:table-cell office:value-type="float" office:value="-4.22567951845469">
                <text:p>-4.225679518454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93042">
                <text:p>1.293042</text:p>
              </table:table-cell>
              <table:table-cell office:value-type="float" office:value="4.34973141892883">
                <text:p>4.34973141892883</text:p>
              </table:table-cell>
              <table:table-cell office:value-type="float" office:value="-4.34973141892883">
                <text:p>-4.349731418928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93042">
                <text:p>1.393042</text:p>
              </table:table-cell>
              <table:table-cell office:value-type="float" office:value="4.47901127046426">
                <text:p>4.47901127046426</text:p>
              </table:table-cell>
              <table:table-cell office:value-type="float" office:value="-4.47901127046426">
                <text:p>-4.479011270464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93042">
                <text:p>1.493042</text:p>
              </table:table-cell>
              <table:table-cell office:value-type="float" office:value="4.61372983876116">
                <text:p>4.61372983876116</text:p>
              </table:table-cell>
              <table:table-cell office:value-type="float" office:value="-4.61372983876116">
                <text:p>-4.613729838761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93042">
                <text:p>1.593042</text:p>
              </table:table-cell>
              <table:table-cell office:value-type="float" office:value="4.75405580627786">
                <text:p>4.75405580627786</text:p>
              </table:table-cell>
              <table:table-cell office:value-type="float" office:value="-4.75405580627786">
                <text:p>-4.754055806277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93042">
                <text:p>1.693042</text:p>
              </table:table-cell>
              <table:table-cell office:value-type="float" office:value="4.90011966316471">
                <text:p>4.90011966316471</text:p>
              </table:table-cell>
              <table:table-cell office:value-type="float" office:value="-4.90011966316471">
                <text:p>-4.900119663164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93042">
                <text:p>1.793042</text:p>
              </table:table-cell>
              <table:table-cell office:value-type="float" office:value="5.05201755118316">
                <text:p>5.05201755118316</text:p>
              </table:table-cell>
              <table:table-cell office:value-type="float" office:value="-5.05201755118316">
                <text:p>-5.052017551183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893042">
                <text:p>1.893042</text:p>
              </table:table-cell>
              <table:table-cell office:value-type="float" office:value="5.20981501414319">
                <text:p>5.20981501414319</text:p>
              </table:table-cell>
              <table:table-cell office:value-type="float" office:value="-5.20981501414319">
                <text:p>-5.209815014143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993042">
                <text:p>1.993042</text:p>
              </table:table-cell>
              <table:table-cell office:value-type="float" office:value="5.37355060883594">
                <text:p>5.37355060883594</text:p>
              </table:table-cell>
              <table:table-cell office:value-type="float" office:value="-5.37355060883594">
                <text:p>-5.373550608835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093042">
                <text:p>2.093042</text:p>
              </table:table-cell>
              <table:table-cell office:value-type="float" office:value="5.54323933542926">
                <text:p>5.54323933542926</text:p>
              </table:table-cell>
              <table:table-cell office:value-type="float" office:value="-5.54323933542926">
                <text:p>-5.543239335429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193042">
                <text:p>2.193042</text:p>
              </table:table-cell>
              <table:table-cell office:value-type="float" office:value="5.71887585404505">
                <text:p>5.71887585404505</text:p>
              </table:table-cell>
              <table:table-cell office:value-type="float" office:value="-5.71887585404505">
                <text:p>-5.718875854045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293042">
                <text:p>2.293042</text:p>
              </table:table-cell>
              <table:table-cell office:value-type="float" office:value="5.90043746328259">
                <text:p>5.90043746328259</text:p>
              </table:table-cell>
              <table:table-cell office:value-type="float" office:value="-5.90043746328259">
                <text:p>-5.900437463282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393042">
                <text:p>2.393042</text:p>
              </table:table-cell>
              <table:table-cell office:value-type="float" office:value="6.08788682567587">
                <text:p>6.08788682567587</text:p>
              </table:table-cell>
              <table:table-cell office:value-type="float" office:value="-6.08788682567587">
                <text:p>-6.087886825675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493042">
                <text:p>2.493042</text:p>
              </table:table-cell>
              <table:table-cell office:value-type="float" office:value="6.28117443368412">
                <text:p>6.28117443368412</text:p>
              </table:table-cell>
              <table:table-cell office:value-type="float" office:value="-6.28117443368412">
                <text:p>-6.281174433684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593042">
                <text:p>2.593042</text:p>
              </table:table-cell>
              <table:table-cell office:value-type="float" office:value="6.48024081732279">
                <text:p>6.48024081732279</text:p>
              </table:table-cell>
              <table:table-cell office:value-type="float" office:value="-6.48024081732279">
                <text:p>-6.480240817322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693042">
                <text:p>2.693042</text:p>
              </table:table-cell>
              <table:table-cell office:value-type="float" office:value="6.68501850069433">
                <text:p>6.68501850069433</text:p>
              </table:table-cell>
              <table:table-cell office:value-type="float" office:value="-6.68501850069433">
                <text:p>-6.685018500694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793042">
                <text:p>2.793042</text:p>
              </table:table-cell>
              <table:table-cell office:value-type="float" office:value="6.89543371940842">
                <text:p>6.89543371940842</text:p>
              </table:table-cell>
              <table:table-cell office:value-type="float" office:value="-6.89543371940842">
                <text:p>-6.895433719408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893042">
                <text:p>2.893042</text:p>
              </table:table-cell>
              <table:table-cell office:value-type="float" office:value="7.11140791425185">
                <text:p>7.11140791425185</text:p>
              </table:table-cell>
              <table:table-cell office:value-type="float" office:value="-7.11140791425185">
                <text:p>-7.111407914251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993042">
                <text:p>2.993042</text:p>
              </table:table-cell>
              <table:table-cell office:value-type="float" office:value="7.33285901862385">
                <text:p>7.33285901862385</text:p>
              </table:table-cell>
              <table:table-cell office:value-type="float" office:value="-7.33285901862385">
                <text:p>-7.332859018623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093042">
                <text:p>3.093042</text:p>
              </table:table-cell>
              <table:table-cell office:value-type="float" office:value="7.5597025583777">
                <text:p>7.5597025583777</text:p>
              </table:table-cell>
              <table:table-cell office:value-type="float" office:value="-7.5597025583777">
                <text:p>-7.55970255837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193042">
                <text:p>3.193042</text:p>
              </table:table-cell>
              <table:table-cell office:value-type="float" office:value="7.79185258300435">
                <text:p>7.79185258300435</text:p>
              </table:table-cell>
              <table:table-cell office:value-type="float" office:value="-7.79185258300435">
                <text:p>-7.791852583004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293042">
                <text:p>3.293042</text:p>
              </table:table-cell>
              <table:table-cell office:value-type="float" office:value="8.02922244675042">
                <text:p>8.02922244675042</text:p>
              </table:table-cell>
              <table:table-cell office:value-type="float" office:value="-8.02922244675042">
                <text:p>-8.029222446750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393042">
                <text:p>3.393042</text:p>
              </table:table-cell>
              <table:table-cell office:value-type="float" office:value="8.27172545745626">
                <text:p>8.27172545745626</text:p>
              </table:table-cell>
              <table:table-cell office:value-type="float" office:value="-8.27172545745626">
                <text:p>-8.271725457456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3">
      <style:chart-properties chart:display-label="true" chart:logarithmic="false" chart:minimum="0.001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symbol-type="named-symbol" chart:symbol-name="circle" chart:symbol-width="0.071cm" chart:symbol-height="0.071cm" chart:link-data-style-to-source="true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symbol-type="named-symbol" chart:symbol-name="arrow-right" chart:symbol-width="0.071cm" chart:symbol-height="0.071cm" chart:link-data-style-to-source="true" chart:label-position="right">
        <chart:label-separator>
          <text:p>; </text:p>
        </chart:label-separator>
      </style:chart-properties>
      <style:graphic-properties draw:stroke="none" svg:stroke-width="0.079cm" svg:stroke-color="#ffffff" draw:fill-color="#ffffff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5.746cm" svg:height="7.374cm" xlink:href=".." xlink:type="simple" chart:class="chart:scatter" chart:style-name="ch1">
        <chart:plot-area chart:style-name="ch2" table:cell-range-address="EC.P2:EC.Q264 EC.T2:EC.T264 EC.X2:EC.X264" svg:x="0.314cm" svg:y="0.147cm" svg:width="15.118cm" svg:height="7.08cm">
          <chartooo:coordinate-region svg:x="1.2cm" svg:y="0.347cm" svg:width="13.913cm" svg:height="6.233cm"/>
          <chart:axis chart:dimension="x" chart:name="primary-x" chart:style-name="ch3"/>
          <chart:axis chart:dimension="y" chart:name="primary-y" chart:style-name="ch4"/>
          <chart:series chart:style-name="ch5" chart:values-cell-range-address="EC.Q2:EC.Q264" chart:class="chart:scatter">
            <chart:domain table:cell-range-address="EC.P2:EC.P264"/>
            <chart:data-point chart:repeated="263"/>
          </chart:series>
          <chart:series chart:style-name="ch5" chart:values-cell-range-address="EC.T2:EC.T264" chart:class="chart:scatter">
            <chart:domain table:cell-range-address="EC.S2:EC.S264"/>
            <chart:data-point chart:repeated="263"/>
          </chart:series>
          <chart:series chart:style-name="ch6" chart:values-cell-range-address="EC.X2:EC.X264" chart:class="chart:scatter">
            <chart:domain table:cell-range-address="EC.S2:EC.S264"/>
            <chart:data-point chart:repeated="26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S</text:p>
              </table:table-cell>
              <table:table-cell office:value-type="string">
                <text:p>Column 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C.P2:EC.P264</svg:desc>
                </draw:g>
              </table:table-cell>
              <table:table-cell office:value-type="float" office:value="3">
                <text:p>3</text:p>
                <draw:g>
                  <svg:desc>EC.Q2:EC.Q264</svg:desc>
                </draw:g>
              </table:table-cell>
              <table:table-cell office:value-type="float" office:value="0">
                <text:p>0</text:p>
                <draw:g>
                  <svg:desc>EC.S2:EC.S264</svg:desc>
                </draw:g>
              </table:table-cell>
              <table:table-cell office:value-type="float" office:value="260">
                <text:p>260</text:p>
                <draw:g>
                  <svg:desc>EC.T2:EC.T264</svg:desc>
                </draw:g>
              </table:table-cell>
              <table:table-cell office:value-type="float" office:value="0">
                <text:p>0</text:p>
                <draw:g>
                  <svg:desc>EC.S2:EC.S264</svg:desc>
                </draw:g>
              </table:table-cell>
              <table:table-cell office:value-type="float" office:value="131.5">
                <text:p>131.5</text:p>
                <draw:g>
                  <svg:desc>EC.X2:EC.X2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59">
                <text:p>259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7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226">
                <text:p>226</text:p>
              </table:table-cell>
              <table:table-cell office:value-type="float" office:value="3">
                <text:p>3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47">
                <text:p>147</text:p>
              </table:table-cell>
              <table:table-cell office:value-type="float" office:value="8">
                <text:p>8</text:p>
              </table:table-cell>
              <table:table-cell office:value-type="float" office:value="116">
                <text:p>116</text:p>
              </table:table-cell>
              <table:table-cell office:value-type="float" office:value="8">
                <text:p>8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  <table:table-cell office:value-type="float" office:value="240">
                <text:p>240</text:p>
              </table:table-cell>
              <table:table-cell office:value-type="float" office:value="9">
                <text:p>9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65">
                <text:p>65</text:p>
              </table:table-cell>
              <table:table-cell office:value-type="float" office:value="10">
                <text:p>10</text:p>
              </table:table-cell>
              <table:table-cell office:value-type="float" office:value="198">
                <text:p>198</text:p>
              </table:table-cell>
              <table:table-cell office:value-type="float" office:value="10">
                <text:p>10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01">
                <text:p>101</text:p>
              </table:table-cell>
              <table:table-cell office:value-type="float" office:value="14">
                <text:p>14</text:p>
              </table:table-cell>
              <table:table-cell office:value-type="float" office:value="162">
                <text:p>162</text:p>
              </table:table-cell>
              <table:table-cell office:value-type="float" office:value="14">
                <text:p>14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47">
                <text:p>24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69">
                <text:p>69</text:p>
              </table:table-cell>
              <table:table-cell office:value-type="float" office:value="17">
                <text:p>17</text:p>
              </table:table-cell>
              <table:table-cell office:value-type="float" office:value="194">
                <text:p>194</text:p>
              </table:table-cell>
              <table:table-cell office:value-type="float" office:value="17">
                <text:p>17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51">
                <text:p>251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63">
                <text:p>163</text:p>
              </table:table-cell>
              <table:table-cell office:value-type="float" office:value="22">
                <text:p>22</text:p>
              </table:table-cell>
              <table:table-cell office:value-type="float" office:value="100">
                <text:p>100</text:p>
              </table:table-cell>
              <table:table-cell office:value-type="float" office:value="22">
                <text:p>22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89">
                <text:p>189</text:p>
              </table:table-cell>
              <table:table-cell office:value-type="float" office:value="23">
                <text:p>23</text:p>
              </table:table-cell>
              <table:table-cell office:value-type="float" office:value="74">
                <text:p>74</text:p>
              </table:table-cell>
              <table:table-cell office:value-type="float" office:value="23">
                <text:p>23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61">
                <text:p>261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25">
                <text:p>225</text:p>
              </table:table-cell>
              <table:table-cell office:value-type="float" office:value="27">
                <text:p>27</text:p>
              </table:table-cell>
              <table:table-cell office:value-type="float" office:value="38">
                <text:p>38</text:p>
              </table:table-cell>
              <table:table-cell office:value-type="float" office:value="27">
                <text:p>27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230">
                <text:p>230</text:p>
              </table:table-cell>
              <table:table-cell office:value-type="float" office:value="28">
                <text:p>28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53">
                <text:p>253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61">
                <text:p>261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31">
                <text:p>31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248">
                <text:p>248</text:p>
              </table:table-cell>
              <table:table-cell office:value-type="float" office:value="35">
                <text:p>35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85">
                <text:p>85</text:p>
              </table:table-cell>
              <table:table-cell office:value-type="float" office:value="39">
                <text:p>39</text:p>
              </table:table-cell>
              <table:table-cell office:value-type="float" office:value="178">
                <text:p>178</text:p>
              </table:table-cell>
              <table:table-cell office:value-type="float" office:value="39">
                <text:p>39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51">
                <text:p>151</text:p>
              </table:table-cell>
              <table:table-cell office:value-type="float" office:value="42">
                <text:p>42</text:p>
              </table:table-cell>
              <table:table-cell office:value-type="float" office:value="112">
                <text:p>112</text:p>
              </table:table-cell>
              <table:table-cell office:value-type="float" office:value="42">
                <text:p>42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77">
                <text:p>77</text:p>
              </table:table-cell>
              <table:table-cell office:value-type="float" office:value="45">
                <text:p>45</text:p>
              </table:table-cell>
              <table:table-cell office:value-type="float" office:value="186">
                <text:p>186</text:p>
              </table:table-cell>
              <table:table-cell office:value-type="float" office:value="45">
                <text:p>45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71">
                <text:p>171</text:p>
              </table:table-cell>
              <table:table-cell office:value-type="float" office:value="46">
                <text:p>46</text:p>
              </table:table-cell>
              <table:table-cell office:value-type="float" office:value="92">
                <text:p>92</text:p>
              </table:table-cell>
              <table:table-cell office:value-type="float" office:value="46">
                <text:p>46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93">
                <text:p>193</text:p>
              </table:table-cell>
              <table:table-cell office:value-type="float" office:value="48">
                <text:p>48</text:p>
              </table:table-cell>
              <table:table-cell office:value-type="float" office:value="70">
                <text:p>70</text:p>
              </table:table-cell>
              <table:table-cell office:value-type="float" office:value="48">
                <text:p>48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91">
                <text:p>91</text:p>
              </table:table-cell>
              <table:table-cell office:value-type="float" office:value="49">
                <text:p>49</text:p>
              </table:table-cell>
              <table:table-cell office:value-type="float" office:value="172">
                <text:p>172</text:p>
              </table:table-cell>
              <table:table-cell office:value-type="float" office:value="49">
                <text:p>49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252">
                <text:p>252</text:p>
              </table:table-cell>
              <table:table-cell office:value-type="float" office:value="50">
                <text:p>50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99">
                <text:p>199</text:p>
              </table:table-cell>
              <table:table-cell office:value-type="float" office:value="51">
                <text:p>51</text:p>
              </table:table-cell>
              <table:table-cell office:value-type="float" office:value="64">
                <text:p>64</text:p>
              </table:table-cell>
              <table:table-cell office:value-type="float" office:value="51">
                <text:p>51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95">
                <text:p>95</text:p>
              </table:table-cell>
              <table:table-cell office:value-type="float" office:value="53">
                <text:p>53</text:p>
              </table:table-cell>
              <table:table-cell office:value-type="float" office:value="168">
                <text:p>168</text:p>
              </table:table-cell>
              <table:table-cell office:value-type="float" office:value="53">
                <text:p>53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231">
                <text:p>231</text:p>
              </table:table-cell>
              <table:table-cell office:value-type="float" office:value="55">
                <text:p>55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225">
                <text:p>225</text:p>
              </table:table-cell>
              <table:table-cell office:value-type="float" office:value="57">
                <text:p>57</text:p>
              </table:table-cell>
              <table:table-cell office:value-type="float" office:value="38">
                <text:p>38</text:p>
              </table:table-cell>
              <table:table-cell office:value-type="float" office:value="57">
                <text:p>57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51">
                <text:p>151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  <table:table-cell office:value-type="float" office:value="60">
                <text:p>60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85">
                <text:p>85</text:p>
              </table:table-cell>
              <table:table-cell office:value-type="float" office:value="61">
                <text:p>61</text:p>
              </table:table-cell>
              <table:table-cell office:value-type="float" office:value="178">
                <text:p>178</text:p>
              </table:table-cell>
              <table:table-cell office:value-type="float" office:value="61">
                <text:p>61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210">
                <text:p>210</text:p>
              </table:table-cell>
              <table:table-cell office:value-type="float" office:value="66">
                <text:p>66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61">
                <text:p>61</text:p>
              </table:table-cell>
              <table:table-cell office:value-type="float" office:value="67">
                <text:p>67</text:p>
              </table:table-cell>
              <table:table-cell office:value-type="float" office:value="202">
                <text:p>202</text:p>
              </table:table-cell>
              <table:table-cell office:value-type="float" office:value="67">
                <text:p>67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07">
                <text:p>107</text:p>
              </table:table-cell>
              <table:table-cell office:value-type="float" office:value="71">
                <text:p>71</text:p>
              </table:table-cell>
              <table:table-cell office:value-type="float" office:value="156">
                <text:p>156</text:p>
              </table:table-cell>
              <table:table-cell office:value-type="float" office:value="71">
                <text:p>71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35">
                <text:p>35</text:p>
              </table:table-cell>
              <table:table-cell office:value-type="float" office:value="77">
                <text:p>77</text:p>
              </table:table-cell>
              <table:table-cell office:value-type="float" office:value="228">
                <text:p>228</text:p>
              </table:table-cell>
              <table:table-cell office:value-type="float" office:value="77">
                <text:p>77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83">
                <text:p>83</text:p>
              </table:table-cell>
              <table:table-cell office:value-type="float" office:value="78">
                <text:p>78</text:p>
              </table:table-cell>
              <table:table-cell office:value-type="float" office:value="180">
                <text:p>180</text:p>
              </table:table-cell>
              <table:table-cell office:value-type="float" office:value="78">
                <text:p>78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37">
                <text:p>237</text:p>
              </table:table-cell>
              <table:table-cell office:value-type="float" office:value="81">
                <text:p>81</text:p>
              </table:table-cell>
              <table:table-cell office:value-type="float" office:value="26">
                <text:p>26</text:p>
              </table:table-cell>
              <table:table-cell office:value-type="float" office:value="81">
                <text:p>81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219">
                <text:p>219</text:p>
              </table:table-cell>
              <table:table-cell office:value-type="float" office:value="82">
                <text:p>82</text:p>
              </table:table-cell>
              <table:table-cell office:value-type="float" office:value="44">
                <text:p>44</text:p>
              </table:table-cell>
              <table:table-cell office:value-type="float" office:value="82">
                <text:p>82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63">
                <text:p>163</text:p>
              </table:table-cell>
              <table:table-cell office:value-type="float" office:value="83">
                <text:p>83</text:p>
              </table:table-cell>
              <table:table-cell office:value-type="float" office:value="100">
                <text:p>100</text:p>
              </table:table-cell>
              <table:table-cell office:value-type="float" office:value="83">
                <text:p>83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17">
                <text:p>117</text:p>
              </table:table-cell>
              <table:table-cell office:value-type="float" office:value="85">
                <text:p>85</text:p>
              </table:table-cell>
              <table:table-cell office:value-type="float" office:value="146">
                <text:p>146</text:p>
              </table:table-cell>
              <table:table-cell office:value-type="float" office:value="85">
                <text:p>85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1">
                <text:p>11</text:p>
              </table:table-cell>
              <table:table-cell office:value-type="float" office:value="86">
                <text:p>86</text:p>
              </table:table-cell>
              <table:table-cell office:value-type="float" office:value="252">
                <text:p>252</text:p>
              </table:table-cell>
              <table:table-cell office:value-type="float" office:value="86">
                <text:p>86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239">
                <text:p>239</text:p>
              </table:table-cell>
              <table:table-cell office:value-type="float" office:value="88">
                <text:p>88</text:p>
              </table:table-cell>
              <table:table-cell office:value-type="float" office:value="24">
                <text:p>24</text:p>
              </table:table-cell>
              <table:table-cell office:value-type="float" office:value="88">
                <text:p>88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47">
                <text:p>47</text:p>
              </table:table-cell>
              <table:table-cell office:value-type="float" office:value="91">
                <text:p>91</text:p>
              </table:table-cell>
              <table:table-cell office:value-type="float" office:value="216">
                <text:p>216</text:p>
              </table:table-cell>
              <table:table-cell office:value-type="float" office:value="91">
                <text:p>91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07">
                <text:p>207</text:p>
              </table:table-cell>
              <table:table-cell office:value-type="float" office:value="92">
                <text:p>92</text:p>
              </table:table-cell>
              <table:table-cell office:value-type="float" office:value="56">
                <text:p>56</text:p>
              </table:table-cell>
              <table:table-cell office:value-type="float" office:value="92">
                <text:p>92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251">
                <text:p>251</text:p>
              </table:table-cell>
              <table:table-cell office:value-type="float" office:value="93">
                <text:p>93</text:p>
              </table:table-cell>
              <table:table-cell office:value-type="float" office:value="12">
                <text:p>12</text:p>
              </table:table-cell>
              <table:table-cell office:value-type="float" office:value="93">
                <text:p>93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94">
                <text:p>94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71">
                <text:p>171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95">
                <text:p>95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1">
                <text:p>91</text:p>
              </table:table-cell>
              <table:table-cell office:value-type="float" office:value="97">
                <text:p>97</text:p>
              </table:table-cell>
              <table:table-cell office:value-type="float" office:value="172">
                <text:p>172</text:p>
              </table:table-cell>
              <table:table-cell office:value-type="float" office:value="97">
                <text:p>97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81">
                <text:p>81</text:p>
              </table:table-cell>
              <table:table-cell office:value-type="float" office:value="98">
                <text:p>98</text:p>
              </table:table-cell>
              <table:table-cell office:value-type="float" office:value="182">
                <text:p>182</text:p>
              </table:table-cell>
              <table:table-cell office:value-type="float" office:value="98">
                <text:p>98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3">
                <text:p>13</text:p>
              </table:table-cell>
              <table:table-cell office:value-type="float" office:value="99">
                <text:p>99</text:p>
              </table:table-cell>
              <table:table-cell office:value-type="float" office:value="250">
                <text:p>250</text:p>
              </table:table-cell>
              <table:table-cell office:value-type="float" office:value="99">
                <text:p>99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69">
                <text:p>169</text:p>
              </table:table-cell>
              <table:table-cell office:value-type="float" office:value="100">
                <text:p>100</text:p>
              </table:table-cell>
              <table:table-cell office:value-type="float" office:value="94">
                <text:p>94</text:p>
              </table:table-cell>
              <table:table-cell office:value-type="float" office:value="100">
                <text:p>100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101">
                <text:p>101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9">
                <text:p>19</text:p>
              </table:table-cell>
              <table:table-cell office:value-type="float" office:value="102">
                <text:p>102</text:p>
              </table:table-cell>
              <table:table-cell office:value-type="float" office:value="244">
                <text:p>244</text:p>
              </table:table-cell>
              <table:table-cell office:value-type="float" office:value="102">
                <text:p>102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217">
                <text:p>217</text:p>
              </table:table-cell>
              <table:table-cell office:value-type="float" office:value="105">
                <text:p>105</text:p>
              </table:table-cell>
              <table:table-cell office:value-type="float" office:value="46">
                <text:p>46</text:p>
              </table:table-cell>
              <table:table-cell office:value-type="float" office:value="105">
                <text:p>105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43">
                <text:p>43</text:p>
              </table:table-cell>
              <table:table-cell office:value-type="float" office:value="106">
                <text:p>106</text:p>
              </table:table-cell>
              <table:table-cell office:value-type="float" office:value="220">
                <text:p>220</text:p>
              </table:table-cell>
              <table:table-cell office:value-type="float" office:value="106">
                <text:p>106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107">
                <text:p>107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253">
                <text:p>253</text:p>
              </table:table-cell>
              <table:table-cell office:value-type="float" office:value="110">
                <text:p>110</text:p>
              </table:table-cell>
              <table:table-cell office:value-type="float" office:value="10">
                <text:p>10</text:p>
              </table:table-cell>
              <table:table-cell office:value-type="float" office:value="110">
                <text:p>110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243">
                <text:p>243</text:p>
              </table:table-cell>
              <table:table-cell office:value-type="float" office:value="112">
                <text:p>112</text:p>
              </table:table-cell>
              <table:table-cell office:value-type="float" office:value="20">
                <text:p>20</text:p>
              </table:table-cell>
              <table:table-cell office:value-type="float" office:value="112">
                <text:p>112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91">
                <text:p>91</text:p>
              </table:table-cell>
              <table:table-cell office:value-type="float" office:value="117">
                <text:p>117</text:p>
              </table:table-cell>
              <table:table-cell office:value-type="float" office:value="172">
                <text:p>172</text:p>
              </table:table-cell>
              <table:table-cell office:value-type="float" office:value="117">
                <text:p>117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29">
                <text:p>29</text:p>
              </table:table-cell>
              <table:table-cell office:value-type="float" office:value="119">
                <text:p>119</text:p>
              </table:table-cell>
              <table:table-cell office:value-type="float" office:value="234">
                <text:p>234</text:p>
              </table:table-cell>
              <table:table-cell office:value-type="float" office:value="119">
                <text:p>119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121">
                <text:p>121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71">
                <text:p>171</text:p>
              </table:table-cell>
              <table:table-cell office:value-type="float" office:value="122">
                <text:p>122</text:p>
              </table:table-cell>
              <table:table-cell office:value-type="float" office:value="92">
                <text:p>92</text:p>
              </table:table-cell>
              <table:table-cell office:value-type="float" office:value="122">
                <text:p>122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253">
                <text:p>253</text:p>
              </table:table-cell>
              <table:table-cell office:value-type="float" office:value="123">
                <text:p>123</text:p>
              </table:table-cell>
              <table:table-cell office:value-type="float" office:value="10">
                <text:p>10</text:p>
              </table:table-cell>
              <table:table-cell office:value-type="float" office:value="123">
                <text:p>123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7">
                <text:p>127</text:p>
              </table:table-cell>
              <table:table-cell office:value-type="float" office:value="252">
                <text:p>252</text:p>
              </table:table-cell>
              <table:table-cell office:value-type="float" office:value="127">
                <text:p>127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97">
                <text:p>97</text:p>
              </table:table-cell>
              <table:table-cell office:value-type="float" office:value="134">
                <text:p>134</text:p>
              </table:table-cell>
              <table:table-cell office:value-type="float" office:value="166">
                <text:p>166</text:p>
              </table:table-cell>
              <table:table-cell office:value-type="float" office:value="134">
                <text:p>134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71">
                <text:p>71</text:p>
              </table:table-cell>
              <table:table-cell office:value-type="float" office:value="137">
                <text:p>137</text:p>
              </table:table-cell>
              <table:table-cell office:value-type="float" office:value="192">
                <text:p>192</text:p>
              </table:table-cell>
              <table:table-cell office:value-type="float" office:value="137">
                <text:p>137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139">
                <text:p>139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203">
                <text:p>203</text:p>
              </table:table-cell>
              <table:table-cell office:value-type="float" office:value="140">
                <text:p>140</text:p>
              </table:table-cell>
              <table:table-cell office:value-type="float" office:value="60">
                <text:p>60</text:p>
              </table:table-cell>
              <table:table-cell office:value-type="float" office:value="140">
                <text:p>140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93">
                <text:p>93</text:p>
              </table:table-cell>
              <table:table-cell office:value-type="float" office:value="141">
                <text:p>141</text:p>
              </table:table-cell>
              <table:table-cell office:value-type="float" office:value="170">
                <text:p>170</text:p>
              </table:table-cell>
              <table:table-cell office:value-type="float" office:value="141">
                <text:p>141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145">
                <text:p>145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95">
                <text:p>195</text:p>
              </table:table-cell>
              <table:table-cell office:value-type="float" office:value="146">
                <text:p>146</text:p>
              </table:table-cell>
              <table:table-cell office:value-type="float" office:value="68">
                <text:p>68</text:p>
              </table:table-cell>
              <table:table-cell office:value-type="float" office:value="146">
                <text:p>146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233">
                <text:p>233</text:p>
              </table:table-cell>
              <table:table-cell office:value-type="float" office:value="147">
                <text:p>147</text:p>
              </table:table-cell>
              <table:table-cell office:value-type="float" office:value="30">
                <text:p>30</text:p>
              </table:table-cell>
              <table:table-cell office:value-type="float" office:value="147">
                <text:p>147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201">
                <text:p>201</text:p>
              </table:table-cell>
              <table:table-cell office:value-type="float" office:value="148">
                <text:p>148</text:p>
              </table:table-cell>
              <table:table-cell office:value-type="float" office:value="62">
                <text:p>62</text:p>
              </table:table-cell>
              <table:table-cell office:value-type="float" office:value="148">
                <text:p>148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7">
                <text:p>7</text:p>
              </table:table-cell>
              <table:table-cell office:value-type="float" office:value="149">
                <text:p>149</text:p>
              </table:table-cell>
              <table:table-cell office:value-type="float" office:value="256">
                <text:p>256</text:p>
              </table:table-cell>
              <table:table-cell office:value-type="float" office:value="149">
                <text:p>149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251">
                <text:p>251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51">
                <text:p>151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152">
                <text:p>152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203">
                <text:p>203</text:p>
              </table:table-cell>
              <table:table-cell office:value-type="float" office:value="153">
                <text:p>153</text:p>
              </table:table-cell>
              <table:table-cell office:value-type="float" office:value="60">
                <text:p>60</text:p>
              </table:table-cell>
              <table:table-cell office:value-type="float" office:value="153">
                <text:p>153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205">
                <text:p>205</text:p>
              </table:table-cell>
              <table:table-cell office:value-type="float" office:value="155">
                <text:p>155</text:p>
              </table:table-cell>
              <table:table-cell office:value-type="float" office:value="58">
                <text:p>58</text:p>
              </table:table-cell>
              <table:table-cell office:value-type="float" office:value="155">
                <text:p>155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156">
                <text:p>156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157">
                <text:p>157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63">
                <text:p>163</text:p>
              </table:table-cell>
              <table:table-cell office:value-type="float" office:value="158">
                <text:p>158</text:p>
              </table:table-cell>
              <table:table-cell office:value-type="float" office:value="100">
                <text:p>100</text:p>
              </table:table-cell>
              <table:table-cell office:value-type="float" office:value="158">
                <text:p>158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159">
                <text:p>159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79">
                <text:p>179</text:p>
              </table:table-cell>
              <table:table-cell office:value-type="float" office:value="160">
                <text:p>160</text:p>
              </table:table-cell>
              <table:table-cell office:value-type="float" office:value="84">
                <text:p>84</text:p>
              </table:table-cell>
              <table:table-cell office:value-type="float" office:value="160">
                <text:p>160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51">
                <text:p>151</text:p>
              </table:table-cell>
              <table:table-cell office:value-type="float" office:value="161">
                <text:p>161</text:p>
              </table:table-cell>
              <table:table-cell office:value-type="float" office:value="112">
                <text:p>112</text:p>
              </table:table-cell>
              <table:table-cell office:value-type="float" office:value="161">
                <text:p>161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59">
                <text:p>59</text:p>
              </table:table-cell>
              <table:table-cell office:value-type="float" office:value="162">
                <text:p>162</text:p>
              </table:table-cell>
              <table:table-cell office:value-type="float" office:value="204">
                <text:p>204</text:p>
              </table:table-cell>
              <table:table-cell office:value-type="float" office:value="162">
                <text:p>162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85">
                <text:p>85</text:p>
              </table:table-cell>
              <table:table-cell office:value-type="float" office:value="163">
                <text:p>163</text:p>
              </table:table-cell>
              <table:table-cell office:value-type="float" office:value="178">
                <text:p>178</text:p>
              </table:table-cell>
              <table:table-cell office:value-type="float" office:value="163">
                <text:p>163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164">
                <text:p>164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77">
                <text:p>177</text:p>
              </table:table-cell>
              <table:table-cell office:value-type="float" office:value="165">
                <text:p>165</text:p>
              </table:table-cell>
              <table:table-cell office:value-type="float" office:value="86">
                <text:p>86</text:p>
              </table:table-cell>
              <table:table-cell office:value-type="float" office:value="165">
                <text:p>165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95">
                <text:p>195</text:p>
              </table:table-cell>
              <table:table-cell office:value-type="float" office:value="166">
                <text:p>166</text:p>
              </table:table-cell>
              <table:table-cell office:value-type="float" office:value="68">
                <text:p>68</text:p>
              </table:table-cell>
              <table:table-cell office:value-type="float" office:value="166">
                <text:p>166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79">
                <text:p>179</text:p>
              </table:table-cell>
              <table:table-cell office:value-type="float" office:value="167">
                <text:p>167</text:p>
              </table:table-cell>
              <table:table-cell office:value-type="float" office:value="84">
                <text:p>84</text:p>
              </table:table-cell>
              <table:table-cell office:value-type="float" office:value="167">
                <text:p>167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93">
                <text:p>93</text:p>
              </table:table-cell>
              <table:table-cell office:value-type="float" office:value="168">
                <text:p>168</text:p>
              </table:table-cell>
              <table:table-cell office:value-type="float" office:value="170">
                <text:p>170</text:p>
              </table:table-cell>
              <table:table-cell office:value-type="float" office:value="168">
                <text:p>168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97">
                <text:p>97</text:p>
              </table:table-cell>
              <table:table-cell office:value-type="float" office:value="169">
                <text:p>169</text:p>
              </table:table-cell>
              <table:table-cell office:value-type="float" office:value="166">
                <text:p>166</text:p>
              </table:table-cell>
              <table:table-cell office:value-type="float" office:value="169">
                <text:p>169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243">
                <text:p>243</text:p>
              </table:table-cell>
              <table:table-cell office:value-type="float" office:value="170">
                <text:p>170</text:p>
              </table:table-cell>
              <table:table-cell office:value-type="float" office:value="20">
                <text:p>20</text:p>
              </table:table-cell>
              <table:table-cell office:value-type="float" office:value="170">
                <text:p>170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171">
                <text:p>171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21">
                <text:p>121</text:p>
              </table:table-cell>
              <table:table-cell office:value-type="float" office:value="172">
                <text:p>172</text:p>
              </table:table-cell>
              <table:table-cell office:value-type="float" office:value="142">
                <text:p>142</text:p>
              </table:table-cell>
              <table:table-cell office:value-type="float" office:value="172">
                <text:p>172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89">
                <text:p>89</text:p>
              </table:table-cell>
              <table:table-cell office:value-type="float" office:value="173">
                <text:p>173</text:p>
              </table:table-cell>
              <table:table-cell office:value-type="float" office:value="174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174">
                <text:p>174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175">
                <text:p>175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59">
                <text:p>59</text:p>
              </table:table-cell>
              <table:table-cell office:value-type="float" office:value="176">
                <text:p>176</text:p>
              </table:table-cell>
              <table:table-cell office:value-type="float" office:value="204">
                <text:p>204</text:p>
              </table:table-cell>
              <table:table-cell office:value-type="float" office:value="176">
                <text:p>176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177">
                <text:p>177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178">
                <text:p>178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225">
                <text:p>225</text:p>
              </table:table-cell>
              <table:table-cell office:value-type="float" office:value="179">
                <text:p>179</text:p>
              </table:table-cell>
              <table:table-cell office:value-type="float" office:value="38">
                <text:p>38</text:p>
              </table:table-cell>
              <table:table-cell office:value-type="float" office:value="179">
                <text:p>179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217">
                <text:p>217</text:p>
              </table:table-cell>
              <table:table-cell office:value-type="float" office:value="180">
                <text:p>180</text:p>
              </table:table-cell>
              <table:table-cell office:value-type="float" office:value="46">
                <text:p>46</text:p>
              </table:table-cell>
              <table:table-cell office:value-type="float" office:value="180">
                <text:p>180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221">
                <text:p>221</text:p>
              </table:table-cell>
              <table:table-cell office:value-type="float" office:value="181">
                <text:p>181</text:p>
              </table:table-cell>
              <table:table-cell office:value-type="float" office:value="42">
                <text:p>42</text:p>
              </table:table-cell>
              <table:table-cell office:value-type="float" office:value="181">
                <text:p>181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182">
                <text:p>182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183">
                <text:p>183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61">
                <text:p>161</text:p>
              </table:table-cell>
              <table:table-cell office:value-type="float" office:value="184">
                <text:p>184</text:p>
              </table:table-cell>
              <table:table-cell office:value-type="float" office:value="102">
                <text:p>102</text:p>
              </table:table-cell>
              <table:table-cell office:value-type="float" office:value="184">
                <text:p>184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185">
                <text:p>185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25">
                <text:p>125</text:p>
              </table:table-cell>
              <table:table-cell office:value-type="float" office:value="186">
                <text:p>186</text:p>
              </table:table-cell>
              <table:table-cell office:value-type="float" office:value="138">
                <text:p>138</text:p>
              </table:table-cell>
              <table:table-cell office:value-type="float" office:value="186">
                <text:p>186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239">
                <text:p>239</text:p>
              </table:table-cell>
              <table:table-cell office:value-type="float" office:value="187">
                <text:p>187</text:p>
              </table:table-cell>
              <table:table-cell office:value-type="float" office:value="24">
                <text:p>24</text:p>
              </table:table-cell>
              <table:table-cell office:value-type="float" office:value="187">
                <text:p>187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59">
                <text:p>59</text:p>
              </table:table-cell>
              <table:table-cell office:value-type="float" office:value="188">
                <text:p>188</text:p>
              </table:table-cell>
              <table:table-cell office:value-type="float" office:value="204">
                <text:p>204</text:p>
              </table:table-cell>
              <table:table-cell office:value-type="float" office:value="188">
                <text:p>188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237">
                <text:p>237</text:p>
              </table:table-cell>
              <table:table-cell office:value-type="float" office:value="189">
                <text:p>189</text:p>
              </table:table-cell>
              <table:table-cell office:value-type="float" office:value="26">
                <text:p>26</text:p>
              </table:table-cell>
              <table:table-cell office:value-type="float" office:value="189">
                <text:p>189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190">
                <text:p>190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29">
                <text:p>29</text:p>
              </table:table-cell>
              <table:table-cell office:value-type="float" office:value="191">
                <text:p>191</text:p>
              </table:table-cell>
              <table:table-cell office:value-type="float" office:value="234">
                <text:p>234</text:p>
              </table:table-cell>
              <table:table-cell office:value-type="float" office:value="191">
                <text:p>191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193">
                <text:p>193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25">
                <text:p>25</text:p>
              </table:table-cell>
              <table:table-cell office:value-type="float" office:value="194">
                <text:p>194</text:p>
              </table:table-cell>
              <table:table-cell office:value-type="float" office:value="238">
                <text:p>238</text:p>
              </table:table-cell>
              <table:table-cell office:value-type="float" office:value="194">
                <text:p>194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207">
                <text:p>207</text:p>
              </table:table-cell>
              <table:table-cell office:value-type="float" office:value="195">
                <text:p>195</text:p>
              </table:table-cell>
              <table:table-cell office:value-type="float" office:value="56">
                <text:p>56</text:p>
              </table:table-cell>
              <table:table-cell office:value-type="float" office:value="195">
                <text:p>195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05">
                <text:p>105</text:p>
              </table:table-cell>
              <table:table-cell office:value-type="float" office:value="196">
                <text:p>196</text:p>
              </table:table-cell>
              <table:table-cell office:value-type="float" office:value="158">
                <text:p>158</text:p>
              </table:table-cell>
              <table:table-cell office:value-type="float" office:value="196">
                <text:p>196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75">
                <text:p>75</text:p>
              </table:table-cell>
              <table:table-cell office:value-type="float" office:value="197">
                <text:p>197</text:p>
              </table:table-cell>
              <table:table-cell office:value-type="float" office:value="188">
                <text:p>188</text:p>
              </table:table-cell>
              <table:table-cell office:value-type="float" office:value="197">
                <text:p>197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55">
                <text:p>155</text:p>
              </table:table-cell>
              <table:table-cell office:value-type="float" office:value="198">
                <text:p>198</text:p>
              </table:table-cell>
              <table:table-cell office:value-type="float" office:value="108">
                <text:p>108</text:p>
              </table:table-cell>
              <table:table-cell office:value-type="float" office:value="198">
                <text:p>198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79">
                <text:p>179</text:p>
              </table:table-cell>
              <table:table-cell office:value-type="float" office:value="199">
                <text:p>199</text:p>
              </table:table-cell>
              <table:table-cell office:value-type="float" office:value="84">
                <text:p>84</text:p>
              </table:table-cell>
              <table:table-cell office:value-type="float" office:value="199">
                <text:p>199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11">
                <text:p>111</text:p>
              </table:table-cell>
              <table:table-cell office:value-type="float" office:value="200">
                <text:p>200</text:p>
              </table:table-cell>
              <table:table-cell office:value-type="float" office:value="152">
                <text:p>152</text:p>
              </table:table-cell>
              <table:table-cell office:value-type="float" office:value="200">
                <text:p>200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201">
                <text:p>201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69">
                <text:p>169</text:p>
              </table:table-cell>
              <table:table-cell office:value-type="float" office:value="202">
                <text:p>202</text:p>
              </table:table-cell>
              <table:table-cell office:value-type="float" office:value="94">
                <text:p>94</text:p>
              </table:table-cell>
              <table:table-cell office:value-type="float" office:value="202">
                <text:p>202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9">
                <text:p>19</text:p>
              </table:table-cell>
              <table:table-cell office:value-type="float" office:value="203">
                <text:p>203</text:p>
              </table:table-cell>
              <table:table-cell office:value-type="float" office:value="244">
                <text:p>244</text:p>
              </table:table-cell>
              <table:table-cell office:value-type="float" office:value="203">
                <text:p>203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87">
                <text:p>87</text:p>
              </table:table-cell>
              <table:table-cell office:value-type="float" office:value="204">
                <text:p>204</text:p>
              </table:table-cell>
              <table:table-cell office:value-type="float" office:value="176">
                <text:p>176</text:p>
              </table:table-cell>
              <table:table-cell office:value-type="float" office:value="204">
                <text:p>204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241">
                <text:p>241</text:p>
              </table:table-cell>
              <table:table-cell office:value-type="float" office:value="205">
                <text:p>205</text:p>
              </table:table-cell>
              <table:table-cell office:value-type="float" office:value="22">
                <text:p>22</text:p>
              </table:table-cell>
              <table:table-cell office:value-type="float" office:value="205">
                <text:p>205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261">
                <text:p>261</text:p>
              </table:table-cell>
              <table:table-cell office:value-type="float" office:value="207">
                <text:p>207</text:p>
              </table:table-cell>
              <table:table-cell office:value-type="float" office:value="2">
                <text:p>2</text:p>
              </table:table-cell>
              <table:table-cell office:value-type="float" office:value="207">
                <text:p>207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109">
                <text:p>109</text:p>
              </table:table-cell>
              <table:table-cell office:value-type="float" office:value="208">
                <text:p>208</text:p>
              </table:table-cell>
              <table:table-cell office:value-type="float" office:value="154">
                <text:p>154</text:p>
              </table:table-cell>
              <table:table-cell office:value-type="float" office:value="208">
                <text:p>208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209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209">
                <text:p>209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143">
                <text:p>143</text:p>
              </table:table-cell>
              <table:table-cell office:value-type="float" office:value="210">
                <text:p>210</text:p>
              </table:table-cell>
              <table:table-cell office:value-type="float" office:value="120">
                <text:p>120</text:p>
              </table:table-cell>
              <table:table-cell office:value-type="float" office:value="210">
                <text:p>210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212">
                <text:p>212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213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213">
                <text:p>213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195">
                <text:p>195</text:p>
              </table:table-cell>
              <table:table-cell office:value-type="float" office:value="214">
                <text:p>214</text:p>
              </table:table-cell>
              <table:table-cell office:value-type="float" office:value="68">
                <text:p>68</text:p>
              </table:table-cell>
              <table:table-cell office:value-type="float" office:value="214">
                <text:p>214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215">
                <text:p>215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29">
                <text:p>29</text:p>
              </table:table-cell>
              <table:table-cell office:value-type="float" office:value="216">
                <text:p>216</text:p>
              </table:table-cell>
              <table:table-cell office:value-type="float" office:value="234">
                <text:p>234</text:p>
              </table:table-cell>
              <table:table-cell office:value-type="float" office:value="216">
                <text:p>216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93">
                <text:p>93</text:p>
              </table:table-cell>
              <table:table-cell office:value-type="float" office:value="217">
                <text:p>217</text:p>
              </table:table-cell>
              <table:table-cell office:value-type="float" office:value="170">
                <text:p>170</text:p>
              </table:table-cell>
              <table:table-cell office:value-type="float" office:value="217">
                <text:p>217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123">
                <text:p>123</text:p>
              </table:table-cell>
              <table:table-cell office:value-type="float" office:value="218">
                <text:p>218</text:p>
              </table:table-cell>
              <table:table-cell office:value-type="float" office:value="140">
                <text:p>140</text:p>
              </table:table-cell>
              <table:table-cell office:value-type="float" office:value="218">
                <text:p>218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257">
                <text:p>257</text:p>
              </table:table-cell>
              <table:table-cell office:value-type="float" office:value="219">
                <text:p>219</text:p>
              </table:table-cell>
              <table:table-cell office:value-type="float" office:value="6">
                <text:p>6</text:p>
              </table:table-cell>
              <table:table-cell office:value-type="float" office:value="219">
                <text:p>219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249">
                <text:p>249</text:p>
              </table:table-cell>
              <table:table-cell office:value-type="float" office:value="220">
                <text:p>220</text:p>
              </table:table-cell>
              <table:table-cell office:value-type="float" office:value="14">
                <text:p>14</text:p>
              </table:table-cell>
              <table:table-cell office:value-type="float" office:value="220">
                <text:p>220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19">
                <text:p>19</text:p>
              </table:table-cell>
              <table:table-cell office:value-type="float" office:value="221">
                <text:p>221</text:p>
              </table:table-cell>
              <table:table-cell office:value-type="float" office:value="244">
                <text:p>244</text:p>
              </table:table-cell>
              <table:table-cell office:value-type="float" office:value="221">
                <text:p>221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167">
                <text:p>167</text:p>
              </table:table-cell>
              <table:table-cell office:value-type="float" office:value="222">
                <text:p>222</text:p>
              </table:table-cell>
              <table:table-cell office:value-type="float" office:value="96">
                <text:p>96</text:p>
              </table:table-cell>
              <table:table-cell office:value-type="float" office:value="222">
                <text:p>222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97">
                <text:p>97</text:p>
              </table:table-cell>
              <table:table-cell office:value-type="float" office:value="223">
                <text:p>223</text:p>
              </table:table-cell>
              <table:table-cell office:value-type="float" office:value="166">
                <text:p>166</text:p>
              </table:table-cell>
              <table:table-cell office:value-type="float" office:value="223">
                <text:p>223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169">
                <text:p>169</text:p>
              </table:table-cell>
              <table:table-cell office:value-type="float" office:value="224">
                <text:p>224</text:p>
              </table:table-cell>
              <table:table-cell office:value-type="float" office:value="94">
                <text:p>94</text:p>
              </table:table-cell>
              <table:table-cell office:value-type="float" office:value="224">
                <text:p>224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225">
                <text:p>225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141">
                <text:p>141</text:p>
              </table:table-cell>
              <table:table-cell office:value-type="float" office:value="226">
                <text:p>226</text:p>
              </table:table-cell>
              <table:table-cell office:value-type="float" office:value="122">
                <text:p>122</text:p>
              </table:table-cell>
              <table:table-cell office:value-type="float" office:value="226">
                <text:p>226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227">
                <text:p>227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228">
                <text:p>228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229">
                <text:p>229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230">
                <text:p>230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191">
                <text:p>191</text:p>
              </table:table-cell>
              <table:table-cell office:value-type="float" office:value="231">
                <text:p>231</text:p>
              </table:table-cell>
              <table:table-cell office:value-type="float" office:value="72">
                <text:p>72</text:p>
              </table:table-cell>
              <table:table-cell office:value-type="float" office:value="231">
                <text:p>231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232">
                <text:p>232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203">
                <text:p>203</text:p>
              </table:table-cell>
              <table:table-cell office:value-type="float" office:value="233">
                <text:p>233</text:p>
              </table:table-cell>
              <table:table-cell office:value-type="float" office:value="60">
                <text:p>60</text:p>
              </table:table-cell>
              <table:table-cell office:value-type="float" office:value="233">
                <text:p>233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234">
                <text:p>234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227">
                <text:p>227</text:p>
              </table:table-cell>
              <table:table-cell office:value-type="float" office:value="235">
                <text:p>235</text:p>
              </table:table-cell>
              <table:table-cell office:value-type="float" office:value="36">
                <text:p>36</text:p>
              </table:table-cell>
              <table:table-cell office:value-type="float" office:value="235">
                <text:p>235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236">
                <text:p>236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237">
                <text:p>237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238">
                <text:p>238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07">
                <text:p>207</text:p>
              </table:table-cell>
              <table:table-cell office:value-type="float" office:value="239">
                <text:p>239</text:p>
              </table:table-cell>
              <table:table-cell office:value-type="float" office:value="56">
                <text:p>56</text:p>
              </table:table-cell>
              <table:table-cell office:value-type="float" office:value="239">
                <text:p>239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217">
                <text:p>217</text:p>
              </table:table-cell>
              <table:table-cell office:value-type="float" office:value="241">
                <text:p>241</text:p>
              </table:table-cell>
              <table:table-cell office:value-type="float" office:value="46">
                <text:p>46</text:p>
              </table:table-cell>
              <table:table-cell office:value-type="float" office:value="241">
                <text:p>241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242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242">
                <text:p>242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244">
                <text:p>244</text:p>
              </table:table-cell>
              <table:table-cell office:value-type="float" office:value="20">
                <text:p>20</text:p>
              </table:table-cell>
              <table:table-cell office:value-type="float" office:value="244">
                <text:p>244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245">
                <text:p>245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5">
                <text:p>5</text:p>
              </table:table-cell>
              <table:table-cell office:value-type="float" office:value="247">
                <text:p>247</text:p>
              </table:table-cell>
              <table:table-cell office:value-type="float" office:value="258">
                <text:p>258</text:p>
              </table:table-cell>
              <table:table-cell office:value-type="float" office:value="247">
                <text:p>247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248">
                <text:p>248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211">
                <text:p>211</text:p>
              </table:table-cell>
              <table:table-cell office:value-type="float" office:value="249">
                <text:p>249</text:p>
              </table:table-cell>
              <table:table-cell office:value-type="float" office:value="52">
                <text:p>52</text:p>
              </table:table-cell>
              <table:table-cell office:value-type="float" office:value="249">
                <text:p>249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239">
                <text:p>239</text:p>
              </table:table-cell>
              <table:table-cell office:value-type="float" office:value="251">
                <text:p>251</text:p>
              </table:table-cell>
              <table:table-cell office:value-type="float" office:value="24">
                <text:p>24</text:p>
              </table:table-cell>
              <table:table-cell office:value-type="float" office:value="251">
                <text:p>251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157">
                <text:p>157</text:p>
              </table:table-cell>
              <table:table-cell office:value-type="float" office:value="252">
                <text:p>252</text:p>
              </table:table-cell>
              <table:table-cell office:value-type="float" office:value="106">
                <text:p>106</text:p>
              </table:table-cell>
              <table:table-cell office:value-type="float" office:value="252">
                <text:p>252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1">
                <text:p>1</text:p>
              </table:table-cell>
              <table:table-cell office:value-type="float" office:value="253">
                <text:p>253</text:p>
              </table:table-cell>
              <table:table-cell office:value-type="float" office:value="262">
                <text:p>262</text:p>
              </table:table-cell>
              <table:table-cell office:value-type="float" office:value="253">
                <text:p>253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254">
                <text:p>254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255">
                <text:p>255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37">
                <text:p>237</text:p>
              </table:table-cell>
              <table:table-cell office:value-type="float" office:value="256">
                <text:p>256</text:p>
              </table:table-cell>
              <table:table-cell office:value-type="float" office:value="26">
                <text:p>26</text:p>
              </table:table-cell>
              <table:table-cell office:value-type="float" office:value="256">
                <text:p>256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175">
                <text:p>175</text:p>
              </table:table-cell>
              <table:table-cell office:value-type="float" office:value="258">
                <text:p>258</text:p>
              </table:table-cell>
              <table:table-cell office:value-type="float" office:value="88">
                <text:p>88</text:p>
              </table:table-cell>
              <table:table-cell office:value-type="float" office:value="258">
                <text:p>258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45">
                <text:p>45</text:p>
              </table:table-cell>
              <table:table-cell office:value-type="float" office:value="259">
                <text:p>259</text:p>
              </table:table-cell>
              <table:table-cell office:value-type="float" office:value="218">
                <text:p>218</text:p>
              </table:table-cell>
              <table:table-cell office:value-type="float" office:value="259">
                <text:p>259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260">
                <text:p>260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261">
                <text:p>261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153">
                <text:p>153</text:p>
              </table:table-cell>
              <table:table-cell office:value-type="float" office:value="262">
                <text:p>262</text:p>
              </table:table-cell>
              <table:table-cell office:value-type="float" office:value="110">
                <text:p>110</text:p>
              </table:table-cell>
              <table:table-cell office:value-type="float" office:value="262">
                <text:p>262</text:p>
              </table:table-cell>
              <table:table-cell office:value-type="float" office:value="131.5">
                <text:p>131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3">
      <style:chart-properties chart:display-label="tru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symbol-type="named-symbol" chart:symbol-name="circle" chart:symbol-width="0.071cm" chart:symbol-height="0.071cm" chart:link-data-style-to-source="true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draw:fill="solid" draw:fill-color="#ffffff"/>
    </style:style>
    <style:style style:name="ch7" style:family="chart">
      <style:graphic-properties draw:fill-color="#d9d9d9"/>
    </style:style>
  </office:automatic-styles>
  <office:body>
    <office:chart>
      <chart:chart svg:width="15.602cm" svg:height="7.373cm" xlink:href=".." xlink:type="simple" chart:class="chart:scatter" chart:style-name="ch1">
        <chart:plot-area chart:style-name="ch2" table:cell-range-address="'Finite Fied'.X1:'Finite Fied'.Y270" svg:x="0.312cm" svg:y="0.147cm" svg:width="14.978cm" svg:height="7.079cm">
          <chartooo:coordinate-region svg:x="1.198cm" svg:y="0.347cm" svg:width="13.773cm" svg:height="6.232cm"/>
          <chart:axis chart:dimension="x" chart:name="primary-x" chart:style-name="ch3"/>
          <chart:axis chart:dimension="y" chart:name="primary-y" chart:style-name="ch4"/>
          <chart:series chart:style-name="ch5" chart:values-cell-range-address="'Finite Fied'.Y1:'Finite Fied'.Y270" chart:class="chart:scatter">
            <chart:domain table:cell-range-address="'Finite Fied'.X1:'Finite Fied'.X270"/>
            <chart:data-point chart:repeated="27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inite Fied'.X1:'Finite Fied'.X270</svg:desc>
                </draw:g>
              </table:table-cell>
              <table:table-cell office:value-type="float" office:value="3">
                <text:p>3</text:p>
                <draw:g>
                  <svg:desc>'Finite Fied'.Y1:'Finite Fied'.Y2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">
                <text:p>4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">
                <text:p>1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6">
                <text:p>18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1">
                <text:p>2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">
                <text:p>6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">
                <text:p>19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3">
                <text:p>203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9">
                <text:p>9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5">
                <text:p>8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1">
                <text:p>18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4">
                <text:p>21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5">
                <text:p>20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">
                <text:p>6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1">
                <text:p>1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0">
                <text:p>16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4">
                <text:p>22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9">
                <text:p>24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2">
                <text:p>9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5">
                <text:p>23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1">
                <text:p>23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0">
                <text:p>18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9">
                <text:p>25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8">
                <text:p>14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7">
                <text:p>207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2">
                <text:p>25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3">
                <text:p>253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9">
                <text:p>189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6">
                <text:p>19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9">
                <text:p>1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6">
                <text:p>16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3">
                <text:p>1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8">
                <text:p>18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7">
                <text:p>147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7">
                <text:p>16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">
                <text:p>2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0">
                <text:p>2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">
                <text:p>21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8">
                <text:p>25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1">
                <text:p>31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3">
                <text:p>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">
                <text:p>14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2">
                <text:p>26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6">
                <text:p>14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9">
                <text:p>17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6">
                <text:p>8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6">
                <text:p>216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7">
                <text:p>18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2">
                <text:p>8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7">
                <text:p>2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3">
                <text:p>5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">
                <text:p>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7">
                <text:p>97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9">
                <text:p>19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8">
                <text:p>8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1">
                <text:p>16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">
                <text:p>2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0">
                <text:p>17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">
                <text:p>1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3">
                <text:p>2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3">
                <text:p>17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">
                <text:p>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0">
                <text:p>6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7">
                <text:p>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5">
                <text:p>19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7">
                <text:p>21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3">
                <text:p>15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2">
                <text:p>12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1">
                <text:p>24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3">
                <text:p>8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3">
                <text:p>22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2">
                <text:p>112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0">
                <text:p>2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1">
                <text:p>91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4">
                <text:p>13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1">
                <text:p>151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">
                <text:p>2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6">
                <text:p>10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0">
                <text:p>1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6">
                <text:p>4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2">
                <text:p>20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8">
                <text:p>9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5">
                <text:p>15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7">
                <text:p>117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9">
                <text:p>239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2">
                <text:p>16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">
                <text:p>4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7">
                <text:p>12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1">
                <text:p>7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4">
                <text:p>20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7">
                <text:p>6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9">
                <text:p>2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5">
                <text:p>10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5">
                <text:p>9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9">
                <text:p>169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8">
                <text:p>21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7">
                <text:p>13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4">
                <text:p>1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">
                <text:p>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0">
                <text:p>10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7">
                <text:p>19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5">
                <text:p>16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51">
                <text:p>25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3">
                <text:p>16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1">
                <text:p>81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8">
                <text:p>2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5">
                <text:p>5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9">
                <text:p>49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9">
                <text:p>14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8">
                <text:p>16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0">
                <text:p>5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6">
                <text:p>25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1">
                <text:p>5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0">
                <text:p>3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4">
                <text:p>24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2">
                <text:p>17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8">
                <text:p>20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8">
                <text:p>15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26">
                <text:p>22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">
                <text:p>3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">
                <text:p>4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6">
                <text:p>176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7">
                <text:p>5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22">
                <text:p>22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22">
                <text:p>2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7">
                <text:p>5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6">
                <text:p>17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2">
                <text:p>4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9">
                <text:p>3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6">
                <text:p>22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8">
                <text:p>1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8">
                <text:p>20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2">
                <text:p>17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4">
                <text:p>2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1">
                <text:p>5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6">
                <text:p>2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8">
                <text:p>16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9">
                <text:p>4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5">
                <text:p>5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8">
                <text:p>2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1">
                <text:p>8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3">
                <text:p>16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1">
                <text:p>25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5">
                <text:p>16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7">
                <text:p>19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0">
                <text:p>10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4">
                <text:p>19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7">
                <text:p>13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18">
                <text:p>21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9">
                <text:p>16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5">
                <text:p>10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19">
                <text:p>219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">
                <text:p>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4">
                <text:p>20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1">
                <text:p>7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5">
                <text:p>4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2">
                <text:p>16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39">
                <text:p>23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7">
                <text:p>11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5">
                <text:p>15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8">
                <text:p>9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2">
                <text:p>20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6">
                <text:p>4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0">
                <text:p>11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6">
                <text:p>10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">
                <text:p>2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4">
                <text:p>13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1">
                <text:p>9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0">
                <text:p>22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2">
                <text:p>1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3">
                <text:p>22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3">
                <text:p>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4">
                <text:p>18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41">
                <text:p>24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2">
                <text:p>12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3">
                <text:p>15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5">
                <text:p>25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7">
                <text:p>21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5">
                <text:p>19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7">
                <text:p>77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">
                <text:p>1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3">
                <text:p>17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33">
                <text:p>23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5">
                <text:p>3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">
                <text:p>1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70">
                <text:p>1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">
                <text:p>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1">
                <text:p>16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8">
                <text:p>8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99">
                <text:p>19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7">
                <text:p>9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">
                <text:p>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3">
                <text:p>5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47">
                <text:p>247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2">
                <text:p>82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87">
                <text:p>1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6">
                <text:p>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79">
                <text:p>179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6">
                <text:p>14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62">
                <text:p>26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1">
                <text:p>14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3">
                <text:p>93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58">
                <text:p>25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0">
                <text:p>2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0">
                <text:p>20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">
                <text:p>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67">
                <text:p>16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">
                <text:p>19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7">
                <text:p>14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88">
                <text:p>188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23">
                <text:p>12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66">
                <text:p>16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9">
                <text:p>119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96">
                <text:p>19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89">
                <text:p>18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53">
                <text:p>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2">
                <text:p>25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07">
                <text:p>2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8">
                <text:p>14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9">
                <text:p>25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80">
                <text:p>18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8">
                <text:p>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31">
                <text:p>23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35">
                <text:p>23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2">
                <text:p>9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9">
                <text:p>249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24">
                <text:p>22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0">
                <text:p>16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91">
                <text:p>191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7">
                <text:p>1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1">
                <text:p>6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5">
                <text:p>205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14">
                <text:p>21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81">
                <text:p>18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5">
                <text:p>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9">
                <text:p>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3">
                <text:p>2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98">
                <text:p>19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0">
                <text:p>14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6">
                <text:p>6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21">
                <text:p>221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86">
                <text:p>18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2">
                <text:p>102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8">
                <text:p>4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0">
      <style:chart-properties chart:symbol-type="named-symbol" chart:symbol-name="circle" chart:symbol-width="0.071cm" chart:symbol-height="0.071cm" chart:link-data-style-to-source="true" chart:label-position="right">
        <chart:label-separator>
          <text:p>; </text:p>
        </chart:label-separator>
      </style:chart-properties>
      <style:graphic-properties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draw:fill="solid" draw:fill-color="#ffffff"/>
    </style:style>
    <style:style style:name="ch6" style:family="chart">
      <style:graphic-properties draw:fill-color="#d9d9d9"/>
    </style:style>
  </office:automatic-styles>
  <office:body>
    <office:chart>
      <chart:chart svg:width="15.602cm" svg:height="7.374cm" xlink:href=".." xlink:type="simple" chart:class="chart:scatter" chart:style-name="ch1">
        <chart:plot-area chart:style-name="ch2" table:cell-range-address="'Finite Fied'.X1:'Finite Fied'.Y14" svg:x="0.312cm" svg:y="0.147cm" svg:width="14.978cm" svg:height="7.08cm">
          <chartooo:coordinate-region svg:x="1.198cm" svg:y="0.347cm" svg:width="13.773cm" svg:height="6.233cm"/>
          <chart:axis chart:dimension="x" chart:name="primary-x" chart:style-name="ch3"/>
          <chart:axis chart:dimension="y" chart:name="primary-y" chart:style-name="ch3"/>
          <chart:series chart:style-name="ch4" chart:values-cell-range-address="'Finite Fied'.Y1:'Finite Fied'.Y14" chart:class="chart:scatter">
            <chart:domain table:cell-range-address="'Finite Fied'.X1:'Finite Fied'.X14"/>
            <chart:data-point chart:repeated="14"/>
          </chart:series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inite Fied'.X1:'Finite Fied'.X14</svg:desc>
                </draw:g>
              </table:table-cell>
              <table:table-cell office:value-type="float" office:value="3">
                <text:p>3</text:p>
                <draw:g>
                  <svg:desc>'Finite Fied'.Y1:'Finite Fied'.Y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">
                <text:p>4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">
                <text:p>1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6">
                <text:p>18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1">
                <text:p>2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">
                <text:p>6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">
                <text:p>19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3">
                <text:p>203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9">
                <text:p>9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5">
                <text:p>8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1">
                <text:p>18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4">
                <text:p>214</text:p>
              </table:table-cell>
              <table:table-cell office:value-type="float" office:value="195">
                <text:p>1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